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417in" fo:margin-bottom="0in" loext:contextual-spacing="false" fo:line-height="100%" fo:orphans="0" fo:widows="0"/>
    </style:style>
    <style:style style:name="P3" style:family="paragraph" style:parent-style-name="Standard">
      <style:paragraph-properties fo:margin-top="0.0417in" fo:margin-bottom="0in" loext:contextual-spacing="false" fo:line-height="100%" fo:orphans="0" fo:widows="0"/>
    </style:style>
    <style:style style:name="P4" style:family="paragraph" style:parent-style-name="Standard">
      <style:paragraph-properties fo:margin-left="0.25in" fo:margin-right="0in" fo:margin-top="0.0417in" fo:margin-bottom="0in" loext:contextual-spacing="false" fo:line-height="100%" fo:orphans="0" fo:widows="0" fo:text-indent="0in" style:auto-text-indent="false"/>
    </style:style>
    <style:style style:name="P5" style:family="paragraph" style:parent-style-name="Standard">
      <style:paragraph-properties fo:margin-left="0.5in" fo:margin-right="0in" fo:margin-top="0.0417in" fo:margin-bottom="0in" loext:contextual-spacing="false" fo:line-height="100%" fo:orphans="0" fo:widows="0" fo:text-indent="0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margin-top="0in" fo:margin-bottom="0.139in" loext:contextual-spacing="false" fo:line-height="100%" fo:text-indent="0in" style:auto-text-indent="false"/>
    </style:style>
    <style:style style:name="P8" style:family="paragraph" style:parent-style-name="Standard" style:list-style-name="WWNum260">
      <style:paragraph-properties fo:margin-left="0.5in" fo:margin-right="0in" fo:text-indent="-0.25in" style:auto-text-indent="false"/>
    </style:style>
    <style:style style:name="P9" style:family="paragraph" style:parent-style-name="Standard" style:list-style-name="WWNum281">
      <style:paragraph-properties fo:margin-left="0.5in" fo:margin-right="0in" fo:text-indent="-0.25in" style:auto-text-indent="false"/>
    </style:style>
    <style:style style:name="P10" style:family="paragraph" style:parent-style-name="Standard" style:list-style-name="WWNum213">
      <style:paragraph-properties fo:margin-left="0.5in" fo:margin-right="0in" fo:text-indent="-0.25in" style:auto-text-indent="false"/>
    </style:style>
    <style:style style:name="P11" style:family="paragraph" style:parent-style-name="Standard" style:list-style-name="WWNum89">
      <style:paragraph-properties fo:margin-left="0.5in" fo:margin-right="0in" fo:text-indent="-0.25in" style:auto-text-indent="false"/>
    </style:style>
    <style:style style:name="P12" style:family="paragraph" style:parent-style-name="Standard" style:list-style-name="WWNum165">
      <style:paragraph-properties fo:margin-left="0.5in" fo:margin-right="0in" fo:text-indent="-0.25in" style:auto-text-indent="false"/>
    </style:style>
    <style:style style:name="P13" style:family="paragraph" style:parent-style-name="Standard" style:list-style-name="WWNum194">
      <style:paragraph-properties fo:margin-left="0.5in" fo:margin-right="0in" fo:text-indent="-0.25in" style:auto-text-indent="false"/>
    </style:style>
    <style:style style:name="P14" style:family="paragraph" style:parent-style-name="Standard" style:list-style-name="WWNum9">
      <style:paragraph-properties fo:margin-left="0.5in" fo:margin-right="0in" fo:text-indent="-0.25in" style:auto-text-indent="false"/>
    </style:style>
    <style:style style:name="P15" style:family="paragraph" style:parent-style-name="Standard" style:list-style-name="WWNum242">
      <style:paragraph-properties fo:margin-left="0.5in" fo:margin-right="0in" fo:text-indent="-0.25in" style:auto-text-indent="false"/>
    </style:style>
    <style:style style:name="P16" style:family="paragraph" style:parent-style-name="Standard" style:list-style-name="WWNum145">
      <style:paragraph-properties fo:margin-left="0.5in" fo:margin-right="0in" fo:text-indent="-0.25in" style:auto-text-indent="false"/>
    </style:style>
    <style:style style:name="P17" style:family="paragraph" style:parent-style-name="Standard" style:list-style-name="WWNum169">
      <style:paragraph-properties fo:margin-left="0.5in" fo:margin-right="0in" fo:text-indent="-0.25in" style:auto-text-indent="false"/>
    </style:style>
    <style:style style:name="P18" style:family="paragraph" style:parent-style-name="Standard" style:list-style-name="WWNum244">
      <style:paragraph-properties fo:margin-left="0.5in" fo:margin-right="0in" fo:text-indent="-0.25in" style:auto-text-indent="false"/>
    </style:style>
    <style:style style:name="P19" style:family="paragraph" style:parent-style-name="Standard" style:list-style-name="WWNum256">
      <style:paragraph-properties fo:margin-left="0.5in" fo:margin-right="0in" fo:text-indent="-0.25in" style:auto-text-indent="false"/>
    </style:style>
    <style:style style:name="P20" style:family="paragraph" style:parent-style-name="Standard" style:list-style-name="WWNum236">
      <style:paragraph-properties fo:margin-left="0.5in" fo:margin-right="0in" fo:text-indent="-0.25in" style:auto-text-indent="false"/>
    </style:style>
    <style:style style:name="P21" style:family="paragraph" style:parent-style-name="Standard" style:list-style-name="WWNum47">
      <style:paragraph-properties fo:margin-left="0.5in" fo:margin-right="0in" fo:text-indent="-0.25in" style:auto-text-indent="false"/>
    </style:style>
    <style:style style:name="P22" style:family="paragraph" style:parent-style-name="Standard" style:list-style-name="WWNum271">
      <style:paragraph-properties fo:margin-left="0.5in" fo:margin-right="0in" fo:text-indent="-0.25in" style:auto-text-indent="false"/>
    </style:style>
    <style:style style:name="P23" style:family="paragraph" style:parent-style-name="Standard" style:list-style-name="WWNum196">
      <style:paragraph-properties fo:margin-left="0.5in" fo:margin-right="0in" fo:text-indent="-0.25in" style:auto-text-indent="false"/>
    </style:style>
    <style:style style:name="P24" style:family="paragraph" style:parent-style-name="Standard" style:list-style-name="WWNum166">
      <style:paragraph-properties fo:margin-left="0.5in" fo:margin-right="0in" fo:text-indent="-0.25in" style:auto-text-indent="false"/>
    </style:style>
    <style:style style:name="P25" style:family="paragraph" style:parent-style-name="Standard" style:list-style-name="WWNum192">
      <style:paragraph-properties fo:margin-left="0.5in" fo:margin-right="0in" fo:text-indent="-0.25in" style:auto-text-indent="false"/>
    </style:style>
    <style:style style:name="P26" style:family="paragraph" style:parent-style-name="Standard" style:list-style-name="WWNum209">
      <style:paragraph-properties fo:margin-left="0.5in" fo:margin-right="0in" fo:text-indent="-0.25in" style:auto-text-indent="false"/>
    </style:style>
    <style:style style:name="P27" style:family="paragraph" style:parent-style-name="Standard" style:list-style-name="WWNum82">
      <style:paragraph-properties fo:margin-left="0.5in" fo:margin-right="0in" fo:text-indent="-0.25in" style:auto-text-indent="false"/>
    </style:style>
    <style:style style:name="P28" style:family="paragraph" style:parent-style-name="Standard" style:list-style-name="WWNum43">
      <style:paragraph-properties fo:margin-left="0.5in" fo:margin-right="0in" fo:text-indent="-0.25in" style:auto-text-indent="false"/>
    </style:style>
    <style:style style:name="P29" style:family="paragraph" style:parent-style-name="Standard" style:list-style-name="WWNum58">
      <style:paragraph-properties fo:margin-left="0.5in" fo:margin-right="0in" fo:text-indent="-0.25in" style:auto-text-indent="false"/>
    </style:style>
    <style:style style:name="P30" style:family="paragraph" style:parent-style-name="Standard" style:list-style-name="WWNum234">
      <style:paragraph-properties fo:margin-left="0.5in" fo:margin-right="0in" fo:text-indent="-0.25in" style:auto-text-indent="false"/>
    </style:style>
    <style:style style:name="P31" style:family="paragraph" style:parent-style-name="Standard" style:list-style-name="WWNum10">
      <style:paragraph-properties fo:margin-left="0.5in" fo:margin-right="0in" fo:text-indent="-0.25in" style:auto-text-indent="false"/>
    </style:style>
    <style:style style:name="P32" style:family="paragraph" style:parent-style-name="Standard" style:list-style-name="WWNum170">
      <style:paragraph-properties fo:margin-left="0.5in" fo:margin-right="0in" fo:text-indent="-0.25in" style:auto-text-indent="false"/>
    </style:style>
    <style:style style:name="P33" style:family="paragraph" style:parent-style-name="Standard" style:list-style-name="WWNum123">
      <style:paragraph-properties fo:margin-left="0.5in" fo:margin-right="0in" fo:text-indent="-0.25in" style:auto-text-indent="false"/>
    </style:style>
    <style:style style:name="P34" style:family="paragraph" style:parent-style-name="Standard" style:list-style-name="WWNum97">
      <style:paragraph-properties fo:margin-left="0.5in" fo:margin-right="0in" fo:text-indent="-0.25in" style:auto-text-indent="false"/>
    </style:style>
    <style:style style:name="P35" style:family="paragraph" style:parent-style-name="Standard" style:list-style-name="WWNum201">
      <style:paragraph-properties fo:margin-left="0.5in" fo:margin-right="0in" fo:text-indent="-0.25in" style:auto-text-indent="false"/>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Standard" style:list-style-name="WWNum80">
      <style:paragraph-properties fo:margin-left="0.5in" fo:margin-right="0in" fo:text-indent="-0.25in" style:auto-text-indent="false"/>
    </style:style>
    <style:style style:name="P38" style:family="paragraph" style:parent-style-name="Standard" style:list-style-name="WWNum100">
      <style:paragraph-properties fo:margin-left="0.5in" fo:margin-right="0in" fo:text-indent="-0.25in" style:auto-text-indent="false"/>
    </style:style>
    <style:style style:name="P39" style:family="paragraph" style:parent-style-name="Standard" style:list-style-name="WWNum158">
      <style:paragraph-properties fo:margin-left="0.5in" fo:margin-right="0in" fo:text-indent="-0.25in" style:auto-text-indent="false"/>
    </style:style>
    <style:style style:name="P40" style:family="paragraph" style:parent-style-name="Standard" style:list-style-name="WWNum220">
      <style:paragraph-properties fo:margin-left="0.5in" fo:margin-right="0in" fo:text-indent="-0.25in" style:auto-text-indent="false"/>
    </style:style>
    <style:style style:name="P41" style:family="paragraph" style:parent-style-name="Standard" style:list-style-name="WWNum36">
      <style:paragraph-properties fo:margin-left="0.5in" fo:margin-right="0in" fo:text-indent="-0.25in" style:auto-text-indent="false"/>
    </style:style>
    <style:style style:name="P42" style:family="paragraph" style:parent-style-name="Standard" style:list-style-name="WWNum263">
      <style:paragraph-properties fo:margin-left="0.5in" fo:margin-right="0in" fo:text-indent="-0.25in" style:auto-text-indent="false"/>
    </style:style>
    <style:style style:name="P43" style:family="paragraph" style:parent-style-name="Standard" style:list-style-name="WWNum232">
      <style:paragraph-properties fo:margin-left="0.5in" fo:margin-right="0in" fo:text-indent="-0.25in" style:auto-text-indent="false"/>
    </style:style>
    <style:style style:name="P44" style:family="paragraph" style:parent-style-name="Standard" style:list-style-name="WWNum191">
      <style:paragraph-properties fo:margin-left="0.5in" fo:margin-right="0in" fo:text-indent="-0.25in" style:auto-text-indent="false"/>
    </style:style>
    <style:style style:name="P45" style:family="paragraph" style:parent-style-name="Standard" style:list-style-name="WWNum114">
      <style:paragraph-properties fo:margin-left="0.5in" fo:margin-right="0in" fo:text-indent="-0.25in" style:auto-text-indent="false"/>
    </style:style>
    <style:style style:name="P46" style:family="paragraph" style:parent-style-name="Standard" style:list-style-name="WWNum204">
      <style:paragraph-properties fo:margin-left="0.5in" fo:margin-right="0in" fo:text-indent="-0.25in" style:auto-text-indent="false"/>
    </style:style>
    <style:style style:name="P47" style:family="paragraph" style:parent-style-name="Standard" style:list-style-name="WWNum253">
      <style:paragraph-properties fo:margin-left="0.5in" fo:margin-right="0in" fo:text-indent="-0.25in" style:auto-text-indent="false"/>
    </style:style>
    <style:style style:name="P48" style:family="paragraph" style:parent-style-name="Standard" style:list-style-name="WWNum160">
      <style:paragraph-properties fo:margin-left="0.5in" fo:margin-right="0in" fo:text-indent="-0.25in" style:auto-text-indent="false"/>
    </style:style>
    <style:style style:name="P49" style:family="paragraph" style:parent-style-name="Standard" style:list-style-name="WWNum1">
      <style:paragraph-properties fo:margin-left="0.5in" fo:margin-right="0in" fo:text-indent="-0.25in" style:auto-text-indent="false"/>
    </style:style>
    <style:style style:name="P50" style:family="paragraph" style:parent-style-name="Standard" style:list-style-name="WWNum157">
      <style:paragraph-properties fo:margin-left="0.5in" fo:margin-right="0in" fo:text-indent="-0.25in" style:auto-text-indent="false"/>
    </style:style>
    <style:style style:name="P51" style:family="paragraph" style:parent-style-name="Standard" style:list-style-name="WWNum26">
      <style:paragraph-properties fo:margin-left="0.5in" fo:margin-right="0in" fo:text-indent="-0.25in" style:auto-text-indent="false"/>
    </style:style>
    <style:style style:name="P52" style:family="paragraph" style:parent-style-name="Standard" style:list-style-name="WWNum171">
      <style:paragraph-properties fo:margin-left="0.5in" fo:margin-right="0in" fo:text-indent="-0.25in" style:auto-text-indent="false"/>
    </style:style>
    <style:style style:name="P53" style:family="paragraph" style:parent-style-name="Standard" style:list-style-name="WWNum27">
      <style:paragraph-properties fo:margin-left="0.5in" fo:margin-right="0in" fo:text-indent="-0.25in" style:auto-text-indent="false"/>
    </style:style>
    <style:style style:name="P54" style:family="paragraph" style:parent-style-name="Standard" style:list-style-name="WWNum278">
      <style:paragraph-properties fo:margin-left="0.5in" fo:margin-right="0in" fo:text-indent="-0.25in" style:auto-text-indent="false"/>
    </style:style>
    <style:style style:name="P55" style:family="paragraph" style:parent-style-name="Standard" style:list-style-name="WWNum257">
      <style:paragraph-properties fo:margin-left="0.5in" fo:margin-right="0in" fo:text-indent="-0.25in" style:auto-text-indent="false"/>
    </style:style>
    <style:style style:name="P56" style:family="paragraph" style:parent-style-name="Standard" style:list-style-name="WWNum104">
      <style:paragraph-properties fo:margin-left="0.5in" fo:margin-right="0in" fo:text-indent="-0.25in" style:auto-text-indent="false"/>
    </style:style>
    <style:style style:name="P57" style:family="paragraph" style:parent-style-name="Standard" style:list-style-name="WWNum16">
      <style:paragraph-properties fo:margin-left="0.5in" fo:margin-right="0in" fo:text-indent="-0.25in" style:auto-text-indent="false"/>
    </style:style>
    <style:style style:name="P58" style:family="paragraph" style:parent-style-name="Standard" style:list-style-name="WWNum72">
      <style:paragraph-properties fo:margin-left="0.5in" fo:margin-right="0in" fo:text-indent="-0.25in" style:auto-text-indent="false"/>
    </style:style>
    <style:style style:name="P59" style:family="paragraph" style:parent-style-name="Standard" style:list-style-name="WWNum99">
      <style:paragraph-properties fo:margin-left="0.5in" fo:margin-right="0in" fo:text-indent="-0.25in" style:auto-text-indent="false"/>
    </style:style>
    <style:style style:name="P60" style:family="paragraph" style:parent-style-name="Standard" style:list-style-name="WWNum159">
      <style:paragraph-properties fo:margin-left="0.5in" fo:margin-right="0in" fo:text-indent="-0.25in" style:auto-text-indent="false"/>
    </style:style>
    <style:style style:name="P61" style:family="paragraph" style:parent-style-name="Standard" style:list-style-name="WWNum133">
      <style:paragraph-properties fo:margin-left="0.5in" fo:margin-right="0in" fo:text-indent="-0.25in" style:auto-text-indent="false"/>
    </style:style>
    <style:style style:name="P62" style:family="paragraph" style:parent-style-name="Standard" style:list-style-name="WWNum190">
      <style:paragraph-properties fo:margin-left="0.5in" fo:margin-right="0in" fo:text-indent="-0.25in" style:auto-text-indent="false"/>
    </style:style>
    <style:style style:name="P63" style:family="paragraph" style:parent-style-name="Standard" style:list-style-name="WWNum50">
      <style:paragraph-properties fo:margin-left="0.5in" fo:margin-right="0in" fo:text-indent="-0.25in" style:auto-text-indent="false"/>
    </style:style>
    <style:style style:name="P64" style:family="paragraph" style:parent-style-name="Standard" style:list-style-name="WWNum6">
      <style:paragraph-properties fo:margin-left="0.5in" fo:margin-right="0in" fo:text-indent="-0.25in" style:auto-text-indent="false"/>
    </style:style>
    <style:style style:name="P65" style:family="paragraph" style:parent-style-name="Standard" style:list-style-name="WWNum68">
      <style:paragraph-properties fo:margin-left="0.5in" fo:margin-right="0in" fo:text-indent="-0.25in" style:auto-text-indent="false"/>
    </style:style>
    <style:style style:name="P66" style:family="paragraph" style:parent-style-name="Standard" style:list-style-name="WWNum112">
      <style:paragraph-properties fo:margin-left="0.5in" fo:margin-right="0in" fo:text-indent="-0.25in" style:auto-text-indent="false"/>
    </style:style>
    <style:style style:name="P67" style:family="paragraph" style:parent-style-name="Standard" style:list-style-name="WWNum110">
      <style:paragraph-properties fo:margin-left="0.5in" fo:margin-right="0in" fo:text-indent="-0.25in" style:auto-text-indent="false"/>
    </style:style>
    <style:style style:name="P68" style:family="paragraph" style:parent-style-name="Standard" style:list-style-name="WWNum44">
      <style:paragraph-properties fo:margin-left="0.5in" fo:margin-right="0in" fo:text-indent="-0.25in" style:auto-text-indent="false"/>
    </style:style>
    <style:style style:name="P69" style:family="paragraph" style:parent-style-name="Standard" style:list-style-name="WWNum154">
      <style:paragraph-properties fo:margin-left="0.5in" fo:margin-right="0in" fo:text-indent="-0.25in" style:auto-text-indent="false"/>
    </style:style>
    <style:style style:name="P70" style:family="paragraph" style:parent-style-name="Standard" style:list-style-name="WWNum210">
      <style:paragraph-properties fo:margin-left="0.5in" fo:margin-right="0in" fo:text-indent="-0.25in" style:auto-text-indent="false"/>
    </style:style>
    <style:style style:name="P71" style:family="paragraph" style:parent-style-name="Standard" style:list-style-name="WWNum205">
      <style:paragraph-properties fo:margin-left="0.5in" fo:margin-right="0in" fo:text-indent="-0.25in" style:auto-text-indent="false"/>
    </style:style>
    <style:style style:name="P72" style:family="paragraph" style:parent-style-name="Standard" style:list-style-name="WWNum121">
      <style:paragraph-properties fo:margin-left="0.5in" fo:margin-right="0in" fo:text-indent="-0.25in" style:auto-text-indent="false"/>
    </style:style>
    <style:style style:name="P73" style:family="paragraph" style:parent-style-name="Standard" style:list-style-name="WWNum262">
      <style:paragraph-properties fo:margin-left="0.5in" fo:margin-right="0in" fo:text-indent="-0.25in" style:auto-text-indent="false"/>
    </style:style>
    <style:style style:name="P74" style:family="paragraph" style:parent-style-name="Standard" style:list-style-name="WWNum161">
      <style:paragraph-properties fo:margin-left="0.5in" fo:margin-right="0in" fo:text-indent="-0.25in" style:auto-text-indent="false"/>
    </style:style>
    <style:style style:name="P75" style:family="paragraph" style:parent-style-name="Standard" style:list-style-name="WWNum238">
      <style:paragraph-properties fo:margin-left="0.5in" fo:margin-right="0in" fo:text-indent="-0.25in" style:auto-text-indent="false"/>
    </style:style>
    <style:style style:name="P76" style:family="paragraph" style:parent-style-name="Standard" style:list-style-name="WWNum231">
      <style:paragraph-properties fo:margin-left="0.5in" fo:margin-right="0in" fo:text-indent="-0.25in" style:auto-text-indent="false"/>
    </style:style>
    <style:style style:name="P77" style:family="paragraph" style:parent-style-name="Standard" style:list-style-name="WWNum117">
      <style:paragraph-properties fo:margin-left="0.5in" fo:margin-right="0in" fo:text-indent="-0.25in" style:auto-text-indent="false"/>
    </style:style>
    <style:style style:name="P78" style:family="paragraph" style:parent-style-name="Standard" style:list-style-name="WWNum146">
      <style:paragraph-properties fo:margin-left="0.5in" fo:margin-right="0in" fo:text-indent="-0.25in" style:auto-text-indent="false"/>
    </style:style>
    <style:style style:name="P79" style:family="paragraph" style:parent-style-name="Standard" style:list-style-name="WWNum137">
      <style:paragraph-properties fo:margin-left="0.5in" fo:margin-right="0in" fo:text-indent="-0.25in" style:auto-text-indent="false"/>
    </style:style>
    <style:style style:name="P80" style:family="paragraph" style:parent-style-name="Standard" style:list-style-name="WWNum225">
      <style:paragraph-properties fo:margin-left="0.5in" fo:margin-right="0in" fo:text-indent="-0.25in" style:auto-text-indent="false"/>
    </style:style>
    <style:style style:name="P81" style:family="paragraph" style:parent-style-name="Standard" style:list-style-name="WWNum173">
      <style:paragraph-properties fo:margin-left="0.5in" fo:margin-right="0in" fo:text-indent="-0.25in" style:auto-text-indent="false"/>
    </style:style>
    <style:style style:name="P82" style:family="paragraph" style:parent-style-name="Standard" style:list-style-name="WWNum63">
      <style:paragraph-properties fo:margin-left="0.5in" fo:margin-right="0in" fo:text-indent="-0.25in" style:auto-text-indent="false"/>
    </style:style>
    <style:style style:name="P83" style:family="paragraph" style:parent-style-name="Standard" style:list-style-name="WWNum129">
      <style:paragraph-properties fo:margin-left="0.5in" fo:margin-right="0in" fo:text-indent="-0.25in" style:auto-text-indent="false"/>
    </style:style>
    <style:style style:name="P84" style:family="paragraph" style:parent-style-name="Standard" style:list-style-name="WWNum54">
      <style:paragraph-properties fo:margin-left="0.5in" fo:margin-right="0in" fo:text-indent="-0.25in" style:auto-text-indent="false"/>
    </style:style>
    <style:style style:name="P85" style:family="paragraph" style:parent-style-name="Standard" style:list-style-name="WWNum20">
      <style:paragraph-properties fo:margin-left="0.5in" fo:margin-right="0in" fo:text-indent="-0.25in" style:auto-text-indent="false"/>
    </style:style>
    <style:style style:name="P86" style:family="paragraph" style:parent-style-name="Standard" style:list-style-name="WWNum202">
      <style:paragraph-properties fo:margin-left="0.5in" fo:margin-right="0in" fo:text-indent="-0.25in" style:auto-text-indent="false"/>
    </style:style>
    <style:style style:name="P87" style:family="paragraph" style:parent-style-name="Standard" style:list-style-name="WWNum128">
      <style:paragraph-properties fo:margin-left="0.5in" fo:margin-right="0in" fo:text-indent="-0.25in" style:auto-text-indent="false"/>
    </style:style>
    <style:style style:name="P88" style:family="paragraph" style:parent-style-name="Standard" style:list-style-name="WWNum179">
      <style:paragraph-properties fo:margin-left="0.5in" fo:margin-right="0in" fo:text-indent="-0.25in" style:auto-text-indent="false"/>
    </style:style>
    <style:style style:name="P89" style:family="paragraph" style:parent-style-name="Standard" style:list-style-name="WWNum233">
      <style:paragraph-properties fo:margin-left="0.5in" fo:margin-right="0in" fo:text-indent="-0.25in" style:auto-text-indent="false"/>
    </style:style>
    <style:style style:name="P90" style:family="paragraph" style:parent-style-name="Standard" style:list-style-name="WWNum25">
      <style:paragraph-properties fo:margin-left="0.5in" fo:margin-right="0in" fo:text-indent="-0.25in" style:auto-text-indent="false"/>
    </style:style>
    <style:style style:name="P91" style:family="paragraph" style:parent-style-name="Standard" style:list-style-name="WWNum74">
      <style:paragraph-properties fo:margin-left="0.5in" fo:margin-right="0in" fo:text-indent="-0.25in" style:auto-text-indent="false"/>
    </style:style>
    <style:style style:name="P92" style:family="paragraph" style:parent-style-name="Standard" style:list-style-name="WWNum28">
      <style:paragraph-properties fo:margin-left="0.5in" fo:margin-right="0in" fo:text-indent="-0.25in" style:auto-text-indent="false"/>
    </style:style>
    <style:style style:name="P93" style:family="paragraph" style:parent-style-name="Standard" style:list-style-name="WWNum48">
      <style:paragraph-properties fo:margin-left="0.5in" fo:margin-right="0in" fo:text-indent="-0.25in" style:auto-text-indent="false"/>
    </style:style>
    <style:style style:name="P94" style:family="paragraph" style:parent-style-name="Standard" style:list-style-name="WWNum259">
      <style:paragraph-properties fo:margin-left="0.5in" fo:margin-right="0in" fo:text-indent="-0.25in" style:auto-text-indent="false"/>
    </style:style>
    <style:style style:name="P95" style:family="paragraph" style:parent-style-name="Standard" style:list-style-name="WWNum124">
      <style:paragraph-properties fo:margin-left="0.5in" fo:margin-right="0in" fo:text-indent="-0.25in" style:auto-text-indent="false"/>
    </style:style>
    <style:style style:name="P96" style:family="paragraph" style:parent-style-name="Standard" style:list-style-name="WWNum37">
      <style:paragraph-properties fo:margin-left="0.5in" fo:margin-right="0in" fo:text-indent="-0.25in" style:auto-text-indent="false"/>
    </style:style>
    <style:style style:name="P97" style:family="paragraph" style:parent-style-name="Standard" style:list-style-name="WWNum45">
      <style:paragraph-properties fo:margin-left="0.5in" fo:margin-right="0in" fo:text-indent="-0.25in" style:auto-text-indent="false"/>
    </style:style>
    <style:style style:name="P98" style:family="paragraph" style:parent-style-name="Standard" style:list-style-name="WWNum59">
      <style:paragraph-properties fo:margin-left="0.5in" fo:margin-right="0in" fo:text-indent="-0.25in" style:auto-text-indent="false"/>
    </style:style>
    <style:style style:name="P99" style:family="paragraph" style:parent-style-name="Standard" style:list-style-name="WWNum22">
      <style:paragraph-properties fo:margin-left="0.5in" fo:margin-right="0in" fo:text-indent="-0.25in" style:auto-text-indent="false"/>
    </style:style>
    <style:style style:name="P100" style:family="paragraph" style:parent-style-name="Standard" style:list-style-name="WWNum258">
      <style:paragraph-properties fo:margin-left="0.5in" fo:margin-right="0in" fo:text-indent="-0.25in" style:auto-text-indent="false"/>
    </style:style>
    <style:style style:name="P101" style:family="paragraph" style:parent-style-name="Standard" style:list-style-name="WWNum13">
      <style:paragraph-properties fo:margin-left="0.5in" fo:margin-right="0in" fo:text-indent="-0.25in" style:auto-text-indent="false"/>
    </style:style>
    <style:style style:name="P102" style:family="paragraph" style:parent-style-name="Standard" style:list-style-name="WWNum248">
      <style:paragraph-properties fo:margin-left="0.5in" fo:margin-right="0in" fo:text-indent="-0.25in" style:auto-text-indent="false"/>
    </style:style>
    <style:style style:name="P103" style:family="paragraph" style:parent-style-name="Standard" style:list-style-name="WWNum251">
      <style:paragraph-properties fo:margin-left="0.5in" fo:margin-right="0in" fo:text-indent="-0.25in" style:auto-text-indent="false"/>
    </style:style>
    <style:style style:name="P104" style:family="paragraph" style:parent-style-name="Standard" style:list-style-name="WWNum96">
      <style:paragraph-properties fo:margin-left="0.5in" fo:margin-right="0in" fo:text-indent="-0.25in" style:auto-text-indent="false"/>
    </style:style>
    <style:style style:name="P105" style:family="paragraph" style:parent-style-name="Standard" style:list-style-name="WWNum11">
      <style:paragraph-properties fo:margin-left="0.5in" fo:margin-right="0in" fo:text-indent="-0.25in" style:auto-text-indent="false"/>
    </style:style>
    <style:style style:name="P106" style:family="paragraph" style:parent-style-name="Standard" style:list-style-name="WWNum240">
      <style:paragraph-properties fo:margin-left="0.5in" fo:margin-right="0in" fo:text-indent="-0.25in" style:auto-text-indent="false"/>
    </style:style>
    <style:style style:name="P107" style:family="paragraph" style:parent-style-name="Standard" style:list-style-name="WWNum52">
      <style:paragraph-properties fo:margin-left="0.5in" fo:margin-right="0in" fo:text-indent="-0.25in" style:auto-text-indent="false"/>
    </style:style>
    <style:style style:name="P108" style:family="paragraph" style:parent-style-name="Standard" style:list-style-name="WWNum269">
      <style:paragraph-properties fo:margin-left="0.5in" fo:margin-right="0in" fo:text-indent="-0.25in" style:auto-text-indent="false"/>
    </style:style>
    <style:style style:name="P109" style:family="paragraph" style:parent-style-name="Standard" style:list-style-name="WWNum245">
      <style:paragraph-properties fo:margin-left="0.5in" fo:margin-right="0in" fo:text-indent="-0.25in" style:auto-text-indent="false"/>
    </style:style>
    <style:style style:name="P110" style:family="paragraph" style:parent-style-name="Standard" style:list-style-name="WWNum162">
      <style:paragraph-properties fo:margin-left="0.5in" fo:margin-right="0in" fo:text-indent="-0.25in" style:auto-text-indent="false"/>
    </style:style>
    <style:style style:name="P111" style:family="paragraph" style:parent-style-name="Standard" style:list-style-name="WWNum90">
      <style:paragraph-properties fo:margin-left="0.5in" fo:margin-right="0in" fo:text-indent="-0.25in" style:auto-text-indent="false"/>
    </style:style>
    <style:style style:name="P112" style:family="paragraph" style:parent-style-name="Standard" style:list-style-name="WWNum138">
      <style:paragraph-properties fo:margin-left="0.5in" fo:margin-right="0in" fo:text-indent="-0.25in" style:auto-text-indent="false"/>
    </style:style>
    <style:style style:name="P113" style:family="paragraph" style:parent-style-name="Standard" style:list-style-name="WWNum218">
      <style:paragraph-properties fo:margin-left="0.5in" fo:margin-right="0in" fo:text-indent="-0.25in" style:auto-text-indent="false"/>
    </style:style>
    <style:style style:name="P114" style:family="paragraph" style:parent-style-name="Standard" style:list-style-name="WWNum215">
      <style:paragraph-properties fo:margin-left="0.5in" fo:margin-right="0in" fo:text-indent="-0.25in" style:auto-text-indent="false"/>
    </style:style>
    <style:style style:name="P115" style:family="paragraph" style:parent-style-name="Standard" style:list-style-name="WWNum193">
      <style:paragraph-properties fo:margin-left="0.5in" fo:margin-right="0in" fo:text-indent="-0.25in" style:auto-text-indent="false"/>
    </style:style>
    <style:style style:name="P116" style:family="paragraph" style:parent-style-name="Standard" style:list-style-name="WWNum140">
      <style:paragraph-properties fo:margin-left="0.5in" fo:margin-right="0in" fo:text-indent="-0.25in" style:auto-text-indent="false"/>
    </style:style>
    <style:style style:name="P117" style:family="paragraph" style:parent-style-name="Standard" style:list-style-name="WWNum254">
      <style:paragraph-properties fo:margin-left="0.5in" fo:margin-right="0in" fo:text-indent="-0.25in" style:auto-text-indent="false"/>
    </style:style>
    <style:style style:name="P118" style:family="paragraph" style:parent-style-name="Standard" style:list-style-name="WWNum38">
      <style:paragraph-properties fo:margin-left="0.5in" fo:margin-right="0in" fo:text-indent="-0.25in" style:auto-text-indent="false"/>
    </style:style>
    <style:style style:name="P119" style:family="paragraph" style:parent-style-name="Standard" style:list-style-name="WWNum148">
      <style:paragraph-properties fo:margin-left="0.5in" fo:margin-right="0in" fo:text-indent="-0.25in" style:auto-text-indent="false"/>
      <style:text-properties style:text-underline-style="none"/>
    </style:style>
    <style:style style:name="P120" style:family="paragraph" style:parent-style-name="Standard" style:list-style-name="WWNum55">
      <style:paragraph-properties fo:margin-left="0.5in" fo:margin-right="0in" fo:text-indent="-0.25in" style:auto-text-indent="false"/>
    </style:style>
    <style:style style:name="P121" style:family="paragraph" style:parent-style-name="Standard" style:list-style-name="WWNum34">
      <style:paragraph-properties fo:margin-left="0.5in" fo:margin-right="0in" fo:text-indent="-0.25in" style:auto-text-indent="false"/>
    </style:style>
    <style:style style:name="P122" style:family="paragraph" style:parent-style-name="Standard" style:list-style-name="WWNum272">
      <style:paragraph-properties fo:margin-left="0.5in" fo:margin-right="0in" fo:text-indent="-0.25in" style:auto-text-indent="false"/>
    </style:style>
    <style:style style:name="P123" style:family="paragraph" style:parent-style-name="Standard" style:list-style-name="WWNum78">
      <style:paragraph-properties fo:margin-left="0.5in" fo:margin-right="0in" fo:text-indent="-0.25in" style:auto-text-indent="false"/>
    </style:style>
    <style:style style:name="P124" style:family="paragraph" style:parent-style-name="Standard" style:list-style-name="WWNum122">
      <style:paragraph-properties fo:margin-left="0.5in" fo:margin-right="0in" fo:text-indent="-0.25in" style:auto-text-indent="false"/>
    </style:style>
    <style:style style:name="P125" style:family="paragraph" style:parent-style-name="Standard" style:list-style-name="WWNum108">
      <style:paragraph-properties fo:margin-left="0.5in" fo:margin-right="0in" fo:text-indent="-0.25in" style:auto-text-indent="false"/>
    </style:style>
    <style:style style:name="P126" style:family="paragraph" style:parent-style-name="Standard" style:list-style-name="WWNum14">
      <style:paragraph-properties fo:margin-left="0.5in" fo:margin-right="0in" fo:text-indent="-0.25in" style:auto-text-indent="false"/>
    </style:style>
    <style:style style:name="P127" style:family="paragraph" style:parent-style-name="Standard" style:list-style-name="WWNum3">
      <style:paragraph-properties fo:margin-left="0.5in" fo:margin-right="0in" fo:text-indent="-0.25in" style:auto-text-indent="false"/>
    </style:style>
    <style:style style:name="P128" style:family="paragraph" style:parent-style-name="Standard" style:list-style-name="WWNum235">
      <style:paragraph-properties fo:margin-left="0.5in" fo:margin-right="0in" fo:text-indent="-0.25in" style:auto-text-indent="false"/>
    </style:style>
    <style:style style:name="P129" style:family="paragraph" style:parent-style-name="Standard" style:list-style-name="WWNum212">
      <style:paragraph-properties fo:margin-left="0.5in" fo:margin-right="0in" fo:text-indent="-0.25in" style:auto-text-indent="false"/>
    </style:style>
    <style:style style:name="P130" style:family="paragraph" style:parent-style-name="Standard" style:list-style-name="WWNum46">
      <style:paragraph-properties fo:margin-left="0.5in" fo:margin-right="0in" fo:text-indent="-0.25in" style:auto-text-indent="false"/>
    </style:style>
    <style:style style:name="P131" style:family="paragraph" style:parent-style-name="Standard" style:list-style-name="WWNum226">
      <style:paragraph-properties fo:margin-left="0.5in" fo:margin-right="0in" fo:text-indent="-0.25in" style:auto-text-indent="false"/>
    </style:style>
    <style:style style:name="P132" style:family="paragraph" style:parent-style-name="Standard" style:list-style-name="WWNum87">
      <style:paragraph-properties fo:margin-left="0.5in" fo:margin-right="0in" fo:text-indent="-0.25in" style:auto-text-indent="false"/>
    </style:style>
    <style:style style:name="P133" style:family="paragraph" style:parent-style-name="Standard" style:list-style-name="WWNum195">
      <style:paragraph-properties fo:margin-left="0.5in" fo:margin-right="0in" fo:text-indent="-0.25in" style:auto-text-indent="false"/>
    </style:style>
    <style:style style:name="P134" style:family="paragraph" style:parent-style-name="Standard" style:list-style-name="WWNum188">
      <style:paragraph-properties fo:margin-left="0.5in" fo:margin-right="0in" fo:text-indent="-0.25in" style:auto-text-indent="false"/>
    </style:style>
    <style:style style:name="P135" style:family="paragraph" style:parent-style-name="Standard" style:list-style-name="WWNum94">
      <style:paragraph-properties fo:margin-left="0.5in" fo:margin-right="0in" fo:text-indent="-0.25in" style:auto-text-indent="false"/>
    </style:style>
    <style:style style:name="P136" style:family="paragraph" style:parent-style-name="Standard" style:list-style-name="WWNum69">
      <style:paragraph-properties fo:margin-left="0.5in" fo:margin-right="0in" fo:text-indent="-0.25in" style:auto-text-indent="false"/>
    </style:style>
    <style:style style:name="P137" style:family="paragraph" style:parent-style-name="Standard" style:list-style-name="WWNum30">
      <style:paragraph-properties fo:margin-left="0.5in" fo:margin-right="0in" fo:text-indent="-0.25in" style:auto-text-indent="false"/>
    </style:style>
    <style:style style:name="P138" style:family="paragraph" style:parent-style-name="Standard" style:list-style-name="WWNum120">
      <style:paragraph-properties fo:margin-left="0.5in" fo:margin-right="0in" fo:text-indent="-0.25in" style:auto-text-indent="false"/>
    </style:style>
    <style:style style:name="P139" style:family="paragraph" style:parent-style-name="Standard" style:list-style-name="WWNum40">
      <style:paragraph-properties fo:margin-left="0.5in" fo:margin-right="0in" fo:text-indent="-0.25in" style:auto-text-indent="false"/>
    </style:style>
    <style:style style:name="P140" style:family="paragraph" style:parent-style-name="Standard" style:list-style-name="WWNum64">
      <style:paragraph-properties fo:margin-left="0.5in" fo:margin-right="0in" fo:text-indent="-0.25in" style:auto-text-indent="false"/>
    </style:style>
    <style:style style:name="P141" style:family="paragraph" style:parent-style-name="Standard" style:list-style-name="WWNum73">
      <style:paragraph-properties fo:margin-left="0.5in" fo:margin-right="0in" fo:text-indent="-0.25in" style:auto-text-indent="false"/>
    </style:style>
    <style:style style:name="P142" style:family="paragraph" style:parent-style-name="Standard" style:list-style-name="WWNum31">
      <style:paragraph-properties fo:margin-left="0.5in" fo:margin-right="0in" fo:text-indent="-0.25in" style:auto-text-indent="false"/>
    </style:style>
    <style:style style:name="P143" style:family="paragraph" style:parent-style-name="Standard" style:list-style-name="WWNum84">
      <style:paragraph-properties fo:margin-left="0.5in" fo:margin-right="0in" fo:text-indent="-0.25in" style:auto-text-indent="false"/>
    </style:style>
    <style:style style:name="P144" style:family="paragraph" style:parent-style-name="Standard" style:list-style-name="WWNum237">
      <style:paragraph-properties fo:margin-left="0.5in" fo:margin-right="0in" fo:text-indent="-0.25in" style:auto-text-indent="false"/>
    </style:style>
    <style:style style:name="P145" style:family="paragraph" style:parent-style-name="Standard" style:list-style-name="WWNum200">
      <style:paragraph-properties fo:margin-left="0.5in" fo:margin-right="0in" fo:text-indent="-0.25in" style:auto-text-indent="false"/>
    </style:style>
    <style:style style:name="P146" style:family="paragraph" style:parent-style-name="Standard" style:list-style-name="WWNum172">
      <style:paragraph-properties fo:margin-left="0.5in" fo:margin-right="0in" fo:text-indent="-0.25in" style:auto-text-indent="false"/>
    </style:style>
    <style:style style:name="P147" style:family="paragraph" style:parent-style-name="Standard" style:list-style-name="WWNum66">
      <style:paragraph-properties fo:margin-left="0.5in" fo:margin-right="0in" fo:text-indent="-0.25in" style:auto-text-indent="false"/>
    </style:style>
    <style:style style:name="P148" style:family="paragraph" style:parent-style-name="Standard" style:list-style-name="WWNum86">
      <style:paragraph-properties fo:margin-left="0.5in" fo:margin-right="0in" fo:text-indent="-0.25in" style:auto-text-indent="false"/>
    </style:style>
    <style:style style:name="P149" style:family="paragraph" style:parent-style-name="Standard" style:list-style-name="WWNum35">
      <style:paragraph-properties fo:margin-left="0.5in" fo:margin-right="0in" fo:text-indent="-0.25in" style:auto-text-indent="false"/>
    </style:style>
    <style:style style:name="P150" style:family="paragraph" style:parent-style-name="Standard" style:list-style-name="WWNum276">
      <style:paragraph-properties fo:margin-left="0.5in" fo:margin-right="0in" fo:text-indent="-0.25in" style:auto-text-indent="false"/>
    </style:style>
    <style:style style:name="P151" style:family="paragraph" style:parent-style-name="Standard" style:list-style-name="WWNum92">
      <style:paragraph-properties fo:margin-left="0.5in" fo:margin-right="0in" fo:text-indent="-0.25in" style:auto-text-indent="false"/>
    </style:style>
    <style:style style:name="P152" style:family="paragraph" style:parent-style-name="Standard" style:list-style-name="WWNum266">
      <style:paragraph-properties fo:margin-left="0.5in" fo:margin-right="0in" fo:text-indent="-0.25in" style:auto-text-indent="false"/>
    </style:style>
    <style:style style:name="P153" style:family="paragraph" style:parent-style-name="Standard" style:list-style-name="WWNum107">
      <style:paragraph-properties fo:margin-left="0.5in" fo:margin-right="0in" fo:text-indent="-0.25in" style:auto-text-indent="false"/>
    </style:style>
    <style:style style:name="P154" style:family="paragraph" style:parent-style-name="Standard" style:list-style-name="WWNum239">
      <style:paragraph-properties fo:margin-left="0.5in" fo:margin-right="0in" fo:text-indent="-0.25in" style:auto-text-indent="false"/>
    </style:style>
    <style:style style:name="P155" style:family="paragraph" style:parent-style-name="Standard" style:list-style-name="WWNum65">
      <style:paragraph-properties fo:margin-left="0.5in" fo:margin-right="0in" fo:text-indent="-0.25in" style:auto-text-indent="false"/>
    </style:style>
    <style:style style:name="P156" style:family="paragraph" style:parent-style-name="Standard" style:list-style-name="WWNum39">
      <style:paragraph-properties fo:margin-left="0.5in" fo:margin-right="0in" fo:text-indent="-0.25in" style:auto-text-indent="false"/>
    </style:style>
    <style:style style:name="P157" style:family="paragraph" style:parent-style-name="Standard" style:list-style-name="WWNum214">
      <style:paragraph-properties fo:margin-left="0.5in" fo:margin-right="0in" fo:text-indent="-0.25in" style:auto-text-indent="false"/>
    </style:style>
    <style:style style:name="P158" style:family="paragraph" style:parent-style-name="Standard" style:list-style-name="WWNum70">
      <style:paragraph-properties fo:margin-left="0.5in" fo:margin-right="0in" fo:text-indent="-0.25in" style:auto-text-indent="false"/>
    </style:style>
    <style:style style:name="P159" style:family="paragraph" style:parent-style-name="Standard" style:list-style-name="WWNum51">
      <style:paragraph-properties fo:margin-left="0.5in" fo:margin-right="0in" fo:text-indent="-0.25in" style:auto-text-indent="false"/>
    </style:style>
    <style:style style:name="P160" style:family="paragraph" style:parent-style-name="Standard" style:list-style-name="WWNum230">
      <style:paragraph-properties fo:margin-left="0.5in" fo:margin-right="0in" fo:text-indent="-0.25in" style:auto-text-indent="false"/>
    </style:style>
    <style:style style:name="P161" style:family="paragraph" style:parent-style-name="Standard" style:list-style-name="WWNum264">
      <style:paragraph-properties fo:margin-left="0.5in" fo:margin-right="0in" fo:text-indent="-0.25in" style:auto-text-indent="false"/>
    </style:style>
    <style:style style:name="P162" style:family="paragraph" style:parent-style-name="Standard" style:list-style-name="WWNum268">
      <style:paragraph-properties fo:margin-left="0.5in" fo:margin-right="0in" fo:text-indent="-0.25in" style:auto-text-indent="false"/>
    </style:style>
    <style:style style:name="P163" style:family="paragraph" style:parent-style-name="Standard" style:list-style-name="WWNum223">
      <style:paragraph-properties fo:margin-left="0.5in" fo:margin-right="0in" fo:text-indent="-0.25in" style:auto-text-indent="false"/>
    </style:style>
    <style:style style:name="P164" style:family="paragraph" style:parent-style-name="Standard" style:list-style-name="WWNum134">
      <style:paragraph-properties fo:margin-left="0.5in" fo:margin-right="0in" fo:text-indent="-0.25in" style:auto-text-indent="false"/>
    </style:style>
    <style:style style:name="P165" style:family="paragraph" style:parent-style-name="Standard" style:list-style-name="WWNum227">
      <style:paragraph-properties fo:margin-left="0.5in" fo:margin-right="0in" fo:text-indent="-0.25in" style:auto-text-indent="false"/>
    </style:style>
    <style:style style:name="P166" style:family="paragraph" style:parent-style-name="Standard" style:list-style-name="WWNum275">
      <style:paragraph-properties fo:margin-left="0.5in" fo:margin-right="0in" fo:text-indent="-0.25in" style:auto-text-indent="false"/>
    </style:style>
    <style:style style:name="P167" style:family="paragraph" style:parent-style-name="Standard" style:list-style-name="WWNum203">
      <style:paragraph-properties fo:margin-left="0.5in" fo:margin-right="0in" fo:text-indent="-0.25in" style:auto-text-indent="false"/>
    </style:style>
    <style:style style:name="P168" style:family="paragraph" style:parent-style-name="Standard" style:list-style-name="WWNum150">
      <style:paragraph-properties fo:margin-left="0.5in" fo:margin-right="0in" fo:text-indent="-0.25in" style:auto-text-indent="false"/>
    </style:style>
    <style:style style:name="P169" style:family="paragraph" style:parent-style-name="Standard" style:list-style-name="WWNum57">
      <style:paragraph-properties fo:margin-left="0.5in" fo:margin-right="0in" fo:text-indent="-0.25in" style:auto-text-indent="false"/>
    </style:style>
    <style:style style:name="P170" style:family="paragraph" style:parent-style-name="Standard" style:list-style-name="WWNum189">
      <style:paragraph-properties fo:margin-left="0.5in" fo:margin-right="0in" fo:text-indent="-0.25in" style:auto-text-indent="false"/>
    </style:style>
    <style:style style:name="P171" style:family="paragraph" style:parent-style-name="Standard" style:list-style-name="WWNum184">
      <style:paragraph-properties fo:margin-left="0.5in" fo:margin-right="0in" fo:text-indent="-0.25in" style:auto-text-indent="false"/>
    </style:style>
    <style:style style:name="P172" style:family="paragraph" style:parent-style-name="Standard" style:list-style-name="WWNum105">
      <style:paragraph-properties fo:margin-left="0.5in" fo:margin-right="0in" fo:text-indent="-0.25in" style:auto-text-indent="false"/>
    </style:style>
    <style:style style:name="P173" style:family="paragraph" style:parent-style-name="Standard" style:list-style-name="WWNum49">
      <style:paragraph-properties fo:margin-left="0.5in" fo:margin-right="0in" fo:text-indent="-0.25in" style:auto-text-indent="false"/>
    </style:style>
    <style:style style:name="P174" style:family="paragraph" style:parent-style-name="Standard" style:list-style-name="WWNum199">
      <style:paragraph-properties fo:margin-left="0.5in" fo:margin-right="0in" fo:text-indent="-0.25in" style:auto-text-indent="false"/>
    </style:style>
    <style:style style:name="P175" style:family="paragraph" style:parent-style-name="Standard" style:list-style-name="WWNum273">
      <style:paragraph-properties fo:margin-left="0.5in" fo:margin-right="0in" fo:text-indent="-0.25in" style:auto-text-indent="false"/>
    </style:style>
    <style:style style:name="P176" style:family="paragraph" style:parent-style-name="Standard" style:list-style-name="WWNum144">
      <style:paragraph-properties fo:margin-left="0.5in" fo:margin-right="0in" fo:text-indent="-0.25in" style:auto-text-indent="false"/>
    </style:style>
    <style:style style:name="P177" style:family="paragraph" style:parent-style-name="Standard" style:list-style-name="WWNum187">
      <style:paragraph-properties fo:margin-left="0.5in" fo:margin-right="0in" fo:text-indent="-0.25in" style:auto-text-indent="false"/>
    </style:style>
    <style:style style:name="P178" style:family="paragraph" style:parent-style-name="Standard" style:list-style-name="WWNum8">
      <style:paragraph-properties fo:margin-left="0.5in" fo:margin-right="0in" fo:text-indent="-0.25in" style:auto-text-indent="false"/>
    </style:style>
    <style:style style:name="P179" style:family="paragraph" style:parent-style-name="Standard" style:list-style-name="WWNum221">
      <style:paragraph-properties fo:margin-left="0.5in" fo:margin-right="0in" fo:text-indent="-0.25in" style:auto-text-indent="false"/>
    </style:style>
    <style:style style:name="P180" style:family="paragraph" style:parent-style-name="Standard" style:list-style-name="WWNum71">
      <style:paragraph-properties fo:margin-left="0.5in" fo:margin-right="0in" fo:text-indent="-0.25in" style:auto-text-indent="false"/>
    </style:style>
    <style:style style:name="P181" style:family="paragraph" style:parent-style-name="Standard" style:list-style-name="WWNum21">
      <style:paragraph-properties fo:margin-left="0.5in" fo:margin-right="0in" fo:text-indent="-0.25in" style:auto-text-indent="false"/>
    </style:style>
    <style:style style:name="P182" style:family="paragraph" style:parent-style-name="Standard" style:list-style-name="WWNum18">
      <style:paragraph-properties fo:margin-left="0.5in" fo:margin-right="0in" fo:text-indent="-0.25in" style:auto-text-indent="false"/>
    </style:style>
    <style:style style:name="P183" style:family="paragraph" style:parent-style-name="Standard" style:list-style-name="WWNum132">
      <style:paragraph-properties fo:margin-left="0.5in" fo:margin-right="0in" fo:text-indent="-0.25in" style:auto-text-indent="false"/>
    </style:style>
    <style:style style:name="P184" style:family="paragraph" style:parent-style-name="Standard" style:list-style-name="WWNum274">
      <style:paragraph-properties fo:margin-left="0.5in" fo:margin-right="0in" fo:text-indent="-0.25in" style:auto-text-indent="false"/>
    </style:style>
    <style:style style:name="P185" style:family="paragraph" style:parent-style-name="Standard" style:list-style-name="WWNum219">
      <style:paragraph-properties fo:margin-left="0.5in" fo:margin-right="0in" fo:text-indent="-0.25in" style:auto-text-indent="false"/>
    </style:style>
    <style:style style:name="P186" style:family="paragraph" style:parent-style-name="Standard" style:list-style-name="WWNum151">
      <style:paragraph-properties fo:margin-left="0.5in" fo:margin-right="0in" fo:text-indent="-0.25in" style:auto-text-indent="false"/>
    </style:style>
    <style:style style:name="P187" style:family="paragraph" style:parent-style-name="Standard" style:list-style-name="WWNum153">
      <style:paragraph-properties fo:margin-left="0.5in" fo:margin-right="0in" fo:text-indent="-0.25in" style:auto-text-indent="false"/>
    </style:style>
    <style:style style:name="P188" style:family="paragraph" style:parent-style-name="Standard" style:list-style-name="WWNum277">
      <style:paragraph-properties fo:margin-left="0.5in" fo:margin-right="0in" fo:text-indent="-0.25in" style:auto-text-indent="false"/>
    </style:style>
    <style:style style:name="P189" style:family="paragraph" style:parent-style-name="Standard" style:list-style-name="WWNum88">
      <style:paragraph-properties fo:margin-left="0.5in" fo:margin-right="0in" fo:text-indent="-0.25in" style:auto-text-indent="false"/>
    </style:style>
    <style:style style:name="P190" style:family="paragraph" style:parent-style-name="Standard" style:list-style-name="WWNum177">
      <style:paragraph-properties fo:margin-left="0.5in" fo:margin-right="0in" fo:text-indent="-0.25in" style:auto-text-indent="false"/>
    </style:style>
    <style:style style:name="P191" style:family="paragraph" style:parent-style-name="Standard" style:list-style-name="WWNum180">
      <style:paragraph-properties fo:margin-left="0.5in" fo:margin-right="0in" fo:text-indent="-0.25in" style:auto-text-indent="false"/>
    </style:style>
    <style:style style:name="P192" style:family="paragraph" style:parent-style-name="Standard" style:list-style-name="WWNum141">
      <style:paragraph-properties fo:margin-left="0.5in" fo:margin-right="0in" fo:text-indent="-0.25in" style:auto-text-indent="false"/>
    </style:style>
    <style:style style:name="P193" style:family="paragraph" style:parent-style-name="Standard" style:list-style-name="WWNum101">
      <style:paragraph-properties fo:margin-left="0.5in" fo:margin-right="0in" fo:text-indent="-0.25in" style:auto-text-indent="false"/>
    </style:style>
    <style:style style:name="P194" style:family="paragraph" style:parent-style-name="Standard" style:list-style-name="WWNum255">
      <style:paragraph-properties fo:margin-left="0.5in" fo:margin-right="0in" fo:text-indent="-0.25in" style:auto-text-indent="false"/>
    </style:style>
    <style:style style:name="P195" style:family="paragraph" style:parent-style-name="Standard" style:list-style-name="WWNum109">
      <style:paragraph-properties fo:margin-left="0.5in" fo:margin-right="0in" fo:text-indent="-0.25in" style:auto-text-indent="false"/>
    </style:style>
    <style:style style:name="P196" style:family="paragraph" style:parent-style-name="Standard" style:list-style-name="WWNum77">
      <style:paragraph-properties fo:margin-left="0.5in" fo:margin-right="0in" fo:text-indent="-0.25in" style:auto-text-indent="false"/>
    </style:style>
    <style:style style:name="P197" style:family="paragraph" style:parent-style-name="Standard" style:list-style-name="WWNum24">
      <style:paragraph-properties fo:margin-left="0.5in" fo:margin-right="0in" fo:text-indent="-0.25in" style:auto-text-indent="false"/>
    </style:style>
    <style:style style:name="P198" style:family="paragraph" style:parent-style-name="Standard" style:list-style-name="WWNum164">
      <style:paragraph-properties fo:margin-left="0.5in" fo:margin-right="0in" fo:text-indent="-0.25in" style:auto-text-indent="false"/>
    </style:style>
    <style:style style:name="P199" style:family="paragraph" style:parent-style-name="Standard" style:list-style-name="WWNum53">
      <style:paragraph-properties fo:margin-left="0.5in" fo:margin-right="0in" fo:text-indent="-0.25in" style:auto-text-indent="false"/>
    </style:style>
    <style:style style:name="P200" style:family="paragraph" style:parent-style-name="Standard" style:list-style-name="WWNum62">
      <style:paragraph-properties fo:margin-left="0.5in" fo:margin-right="0in" fo:text-indent="-0.25in" style:auto-text-indent="false"/>
    </style:style>
    <style:style style:name="P201" style:family="paragraph" style:parent-style-name="Standard" style:list-style-name="WWNum125">
      <style:paragraph-properties fo:margin-left="0.5in" fo:margin-right="0in" fo:text-indent="-0.25in" style:auto-text-indent="false"/>
    </style:style>
    <style:style style:name="P202" style:family="paragraph" style:parent-style-name="Standard" style:list-style-name="WWNum149">
      <style:paragraph-properties fo:margin-left="0.5in" fo:margin-right="0in" fo:text-indent="-0.25in" style:auto-text-indent="false"/>
    </style:style>
    <style:style style:name="P203" style:family="paragraph" style:parent-style-name="Standard" style:list-style-name="WWNum98">
      <style:paragraph-properties fo:margin-left="0.5in" fo:margin-right="0in" fo:text-indent="-0.25in" style:auto-text-indent="false"/>
    </style:style>
    <style:style style:name="P204" style:family="paragraph" style:parent-style-name="Standard" style:list-style-name="WWNum217">
      <style:paragraph-properties fo:margin-left="0.5in" fo:margin-right="0in" fo:text-indent="-0.25in" style:auto-text-indent="false"/>
    </style:style>
    <style:style style:name="P205" style:family="paragraph" style:parent-style-name="Standard" style:list-style-name="WWNum270">
      <style:paragraph-properties fo:margin-left="0.5in" fo:margin-right="0in" fo:text-indent="-0.25in" style:auto-text-indent="false"/>
    </style:style>
    <style:style style:name="P206" style:family="paragraph" style:parent-style-name="Standard" style:list-style-name="WWNum91">
      <style:paragraph-properties fo:margin-left="0.5in" fo:margin-right="0in" fo:text-indent="-0.25in" style:auto-text-indent="false"/>
    </style:style>
    <style:style style:name="P207" style:family="paragraph" style:parent-style-name="Standard" style:list-style-name="WWNum75">
      <style:paragraph-properties fo:margin-left="0.5in" fo:margin-right="0in" fo:text-indent="-0.25in" style:auto-text-indent="false"/>
    </style:style>
    <style:style style:name="P208" style:family="paragraph" style:parent-style-name="Standard" style:list-style-name="WWNum265">
      <style:paragraph-properties fo:margin-left="0.5in" fo:margin-right="0in" fo:text-indent="-0.25in" style:auto-text-indent="false"/>
    </style:style>
    <style:style style:name="P209" style:family="paragraph" style:parent-style-name="Standard" style:list-style-name="WWNum131">
      <style:paragraph-properties fo:margin-left="0.5in" fo:margin-right="0in" fo:text-indent="-0.25in" style:auto-text-indent="false"/>
    </style:style>
    <style:style style:name="P210" style:family="paragraph" style:parent-style-name="Standard" style:list-style-name="WWNum206">
      <style:paragraph-properties fo:margin-left="0.5in" fo:margin-right="0in" fo:text-indent="-0.25in" style:auto-text-indent="false"/>
    </style:style>
    <style:style style:name="P211" style:family="paragraph" style:parent-style-name="Standard" style:list-style-name="WWNum228">
      <style:paragraph-properties fo:margin-left="0.5in" fo:margin-right="0in" fo:text-indent="-0.25in" style:auto-text-indent="false"/>
    </style:style>
    <style:style style:name="P212" style:family="paragraph" style:parent-style-name="Standard" style:list-style-name="WWNum155">
      <style:paragraph-properties fo:margin-left="0.5in" fo:margin-right="0in" fo:text-indent="-0.25in" style:auto-text-indent="false"/>
    </style:style>
    <style:style style:name="P213" style:family="paragraph" style:parent-style-name="Standard" style:list-style-name="WWNum135">
      <style:paragraph-properties fo:margin-left="0.5in" fo:margin-right="0in" fo:text-indent="-0.25in" style:auto-text-indent="false"/>
    </style:style>
    <style:style style:name="P214" style:family="paragraph" style:parent-style-name="Standard" style:list-style-name="WWNum279">
      <style:paragraph-properties fo:margin-left="0.5in" fo:margin-right="0in" fo:text-indent="-0.25in" style:auto-text-indent="false"/>
    </style:style>
    <style:style style:name="P215" style:family="paragraph" style:parent-style-name="Standard" style:list-style-name="WWNum280">
      <style:paragraph-properties fo:margin-left="0.5in" fo:margin-right="0in" fo:text-indent="-0.25in" style:auto-text-indent="false"/>
    </style:style>
    <style:style style:name="P216" style:family="paragraph" style:parent-style-name="Standard" style:list-style-name="WWNum67">
      <style:paragraph-properties fo:margin-left="0.5in" fo:margin-right="0in" fo:text-indent="-0.25in" style:auto-text-indent="false"/>
    </style:style>
    <style:style style:name="P217" style:family="paragraph" style:parent-style-name="Standard" style:list-style-name="WWNum143">
      <style:paragraph-properties fo:margin-left="0.5in" fo:margin-right="0in" fo:text-indent="-0.25in" style:auto-text-indent="false"/>
    </style:style>
    <style:style style:name="P218" style:family="paragraph" style:parent-style-name="Standard" style:list-style-name="WWNum17">
      <style:paragraph-properties fo:margin-left="0.5in" fo:margin-right="0in" fo:text-indent="-0.25in" style:auto-text-indent="false"/>
    </style:style>
    <style:style style:name="P219" style:family="paragraph" style:parent-style-name="Standard" style:list-style-name="WWNum224">
      <style:paragraph-properties fo:margin-left="0.5in" fo:margin-right="0in" fo:text-indent="-0.25in" style:auto-text-indent="false"/>
    </style:style>
    <style:style style:name="P220" style:family="paragraph" style:parent-style-name="Standard" style:list-style-name="WWNum32">
      <style:paragraph-properties fo:margin-left="0.5in" fo:margin-right="0in" fo:text-indent="-0.25in" style:auto-text-indent="false"/>
    </style:style>
    <style:style style:name="P221" style:family="paragraph" style:parent-style-name="Standard" style:list-style-name="WWNum83">
      <style:paragraph-properties fo:margin-left="0.5in" fo:margin-right="0in" fo:text-indent="-0.25in" style:auto-text-indent="false"/>
    </style:style>
    <style:style style:name="P222" style:family="paragraph" style:parent-style-name="Standard" style:list-style-name="WWNum106">
      <style:paragraph-properties fo:margin-left="0.5in" fo:margin-right="0in" fo:text-indent="-0.25in" style:auto-text-indent="false"/>
    </style:style>
    <style:style style:name="P223" style:family="paragraph" style:parent-style-name="Standard" style:list-style-name="WWNum156">
      <style:paragraph-properties fo:margin-left="0.5in" fo:margin-right="0in" fo:text-indent="-0.25in" style:auto-text-indent="false"/>
    </style:style>
    <style:style style:name="P224" style:family="paragraph" style:parent-style-name="Standard" style:list-style-name="WWNum127">
      <style:paragraph-properties fo:margin-left="0.5in" fo:margin-right="0in" fo:text-indent="-0.25in" style:auto-text-indent="false"/>
    </style:style>
    <style:style style:name="P225" style:family="paragraph" style:parent-style-name="Standard" style:list-style-name="WWNum139">
      <style:paragraph-properties fo:margin-left="0.5in" fo:margin-right="0in" fo:text-indent="-0.25in" style:auto-text-indent="false"/>
    </style:style>
    <style:style style:name="P226" style:family="paragraph" style:parent-style-name="Standard" style:list-style-name="WWNum246">
      <style:paragraph-properties fo:margin-left="0.5in" fo:margin-right="0in" fo:text-indent="-0.25in" style:auto-text-indent="false"/>
    </style:style>
    <style:style style:name="P227" style:family="paragraph" style:parent-style-name="Standard" style:list-style-name="WWNum182">
      <style:paragraph-properties fo:margin-left="0.5in" fo:margin-right="0in" fo:text-indent="-0.25in" style:auto-text-indent="false"/>
    </style:style>
    <style:style style:name="P228" style:family="paragraph" style:parent-style-name="Standard" style:list-style-name="WWNum119">
      <style:paragraph-properties fo:margin-left="0.5in" fo:margin-right="0in" fo:text-indent="-0.25in" style:auto-text-indent="false"/>
    </style:style>
    <style:style style:name="P229" style:family="paragraph" style:parent-style-name="Standard" style:list-style-name="WWNum76">
      <style:paragraph-properties fo:margin-left="0.5in" fo:margin-right="0in" fo:text-indent="-0.25in" style:auto-text-indent="false"/>
    </style:style>
    <style:style style:name="P230" style:family="paragraph" style:parent-style-name="Standard" style:list-style-name="WWNum61">
      <style:paragraph-properties fo:margin-left="0.5in" fo:margin-right="0in" fo:text-indent="-0.25in" style:auto-text-indent="false"/>
    </style:style>
    <style:style style:name="P231" style:family="paragraph" style:parent-style-name="Standard" style:list-style-name="WWNum175">
      <style:paragraph-properties fo:margin-left="0.5in" fo:margin-right="0in" fo:text-indent="-0.25in" style:auto-text-indent="false"/>
    </style:style>
    <style:style style:name="P232" style:family="paragraph" style:parent-style-name="Standard" style:list-style-name="WWNum130">
      <style:paragraph-properties fo:margin-left="0.5in" fo:margin-right="0in" fo:text-indent="-0.25in" style:auto-text-indent="false"/>
    </style:style>
    <style:style style:name="P233" style:family="paragraph" style:parent-style-name="Standard" style:list-style-name="WWNum126">
      <style:paragraph-properties fo:margin-left="0.5in" fo:margin-right="0in" fo:text-indent="-0.25in" style:auto-text-indent="false"/>
    </style:style>
    <style:style style:name="P234" style:family="paragraph" style:parent-style-name="Standard" style:list-style-name="WWNum4">
      <style:paragraph-properties fo:margin-left="0.5in" fo:margin-right="0in" fo:text-indent="-0.25in" style:auto-text-indent="false"/>
    </style:style>
    <style:style style:name="P235" style:family="paragraph" style:parent-style-name="Standard" style:list-style-name="WWNum183">
      <style:paragraph-properties fo:margin-left="0.5in" fo:margin-right="0in" fo:text-indent="-0.25in" style:auto-text-indent="false"/>
    </style:style>
    <style:style style:name="P236" style:family="paragraph" style:parent-style-name="Standard" style:list-style-name="WWNum41">
      <style:paragraph-properties fo:margin-left="0.5in" fo:margin-right="0in" fo:text-indent="-0.25in" style:auto-text-indent="false"/>
    </style:style>
    <style:style style:name="P237" style:family="paragraph" style:parent-style-name="Standard" style:list-style-name="WWNum60">
      <style:paragraph-properties fo:margin-left="0.5in" fo:margin-right="0in" fo:text-indent="-0.25in" style:auto-text-indent="false"/>
    </style:style>
    <style:style style:name="P238" style:family="paragraph" style:parent-style-name="Standard" style:list-style-name="WWNum229">
      <style:paragraph-properties fo:margin-left="0.5in" fo:margin-right="0in" fo:text-indent="-0.25in" style:auto-text-indent="false"/>
    </style:style>
    <style:style style:name="P239" style:family="paragraph" style:parent-style-name="Standard" style:list-style-name="WWNum113">
      <style:paragraph-properties fo:margin-left="0.5in" fo:margin-right="0in" fo:text-indent="-0.25in" style:auto-text-indent="false"/>
    </style:style>
    <style:style style:name="P240" style:family="paragraph" style:parent-style-name="Standard" style:list-style-name="WWNum178">
      <style:paragraph-properties fo:margin-left="0.5in" fo:margin-right="0in" fo:text-indent="-0.25in" style:auto-text-indent="false"/>
    </style:style>
    <style:style style:name="P241" style:family="paragraph" style:parent-style-name="Standard" style:list-style-name="WWNum136">
      <style:paragraph-properties fo:margin-left="0.5in" fo:margin-right="0in" fo:text-indent="-0.25in" style:auto-text-indent="false"/>
    </style:style>
    <style:style style:name="P242" style:family="paragraph" style:parent-style-name="Standard" style:list-style-name="WWNum207">
      <style:paragraph-properties fo:margin-left="0.5in" fo:margin-right="0in" fo:text-indent="-0.25in" style:auto-text-indent="false"/>
    </style:style>
    <style:style style:name="P243" style:family="paragraph" style:parent-style-name="Standard" style:list-style-name="WWNum29">
      <style:paragraph-properties fo:margin-left="0.5in" fo:margin-right="0in" fo:text-indent="-0.25in" style:auto-text-indent="false"/>
    </style:style>
    <style:style style:name="P244" style:family="paragraph" style:parent-style-name="Standard" style:list-style-name="WWNum243">
      <style:paragraph-properties fo:margin-left="0.5in" fo:margin-right="0in" fo:text-indent="-0.25in" style:auto-text-indent="false"/>
    </style:style>
    <style:style style:name="P245" style:family="paragraph" style:parent-style-name="Standard" style:list-style-name="WWNum115">
      <style:paragraph-properties fo:margin-left="0.5in" fo:margin-right="0in" fo:text-indent="-0.25in" style:auto-text-indent="false"/>
    </style:style>
    <style:style style:name="P246" style:family="paragraph" style:parent-style-name="Standard" style:list-style-name="WWNum15">
      <style:paragraph-properties fo:margin-left="0.5in" fo:margin-right="0in" fo:text-indent="-0.25in" style:auto-text-indent="false"/>
    </style:style>
    <style:style style:name="P247" style:family="paragraph" style:parent-style-name="Standard" style:list-style-name="WWNum103">
      <style:paragraph-properties fo:margin-left="0.5in" fo:margin-right="0in" fo:text-indent="-0.25in" style:auto-text-indent="false"/>
    </style:style>
    <style:style style:name="P248" style:family="paragraph" style:parent-style-name="Standard" style:list-style-name="WWNum176">
      <style:paragraph-properties fo:margin-left="0.5in" fo:margin-right="0in" fo:text-indent="-0.25in" style:auto-text-indent="false"/>
    </style:style>
    <style:style style:name="P249" style:family="paragraph" style:parent-style-name="Standard" style:list-style-name="WWNum211">
      <style:paragraph-properties fo:margin-left="0.5in" fo:margin-right="0in" fo:text-indent="-0.25in" style:auto-text-indent="false"/>
    </style:style>
    <style:style style:name="P250" style:family="paragraph" style:parent-style-name="Standard" style:list-style-name="WWNum23">
      <style:paragraph-properties fo:margin-left="0.5in" fo:margin-right="0in" fo:text-indent="-0.25in" style:auto-text-indent="false"/>
    </style:style>
    <style:style style:name="P251" style:family="paragraph" style:parent-style-name="Standard" style:list-style-name="WWNum102">
      <style:paragraph-properties fo:margin-left="0.5in" fo:margin-right="0in" fo:text-indent="-0.25in" style:auto-text-indent="false"/>
    </style:style>
    <style:style style:name="P252" style:family="paragraph" style:parent-style-name="Standard" style:list-style-name="WWNum249">
      <style:paragraph-properties fo:margin-left="0.5in" fo:margin-right="0in" fo:text-indent="-0.25in" style:auto-text-indent="false"/>
    </style:style>
    <style:style style:name="P253" style:family="paragraph" style:parent-style-name="Standard" style:list-style-name="WWNum19">
      <style:paragraph-properties fo:margin-left="0.5in" fo:margin-right="0in" fo:text-indent="-0.25in" style:auto-text-indent="false"/>
    </style:style>
    <style:style style:name="P254" style:family="paragraph" style:parent-style-name="Standard" style:list-style-name="WWNum118">
      <style:paragraph-properties fo:margin-left="0.5in" fo:margin-right="0in" fo:text-indent="-0.25in" style:auto-text-indent="false"/>
    </style:style>
    <style:style style:name="P255" style:family="paragraph" style:parent-style-name="Standard" style:list-style-name="WWNum56">
      <style:paragraph-properties fo:margin-left="0.5in" fo:margin-right="0in" fo:text-indent="-0.25in" style:auto-text-indent="false"/>
    </style:style>
    <style:style style:name="P256" style:family="paragraph" style:parent-style-name="Standard" style:list-style-name="WWNum163">
      <style:paragraph-properties fo:margin-left="0.5in" fo:margin-right="0in" fo:text-indent="-0.25in" style:auto-text-indent="false"/>
    </style:style>
    <style:style style:name="P257" style:family="paragraph" style:parent-style-name="Standard" style:list-style-name="WWNum116">
      <style:paragraph-properties fo:margin-left="0.5in" fo:margin-right="0in" fo:text-indent="-0.25in" style:auto-text-indent="false"/>
    </style:style>
    <style:style style:name="P258" style:family="paragraph" style:parent-style-name="Standard" style:list-style-name="WWNum167">
      <style:paragraph-properties fo:margin-left="0.5in" fo:margin-right="0in" fo:text-indent="-0.25in" style:auto-text-indent="false"/>
    </style:style>
    <style:style style:name="P259" style:family="paragraph" style:parent-style-name="Standard" style:list-style-name="WWNum152">
      <style:paragraph-properties fo:margin-left="0.5in" fo:margin-right="0in" fo:text-indent="-0.25in" style:auto-text-indent="false"/>
    </style:style>
    <style:style style:name="P260" style:family="paragraph" style:parent-style-name="Standard" style:list-style-name="WWNum93">
      <style:paragraph-properties fo:margin-left="0.5in" fo:margin-right="0in" fo:text-indent="-0.25in" style:auto-text-indent="false"/>
    </style:style>
    <style:style style:name="P261" style:family="paragraph" style:parent-style-name="Standard" style:list-style-name="WWNum111">
      <style:paragraph-properties fo:margin-left="0.5in" fo:margin-right="0in" fo:text-indent="-0.25in" style:auto-text-indent="false"/>
    </style:style>
    <style:style style:name="P262" style:family="paragraph" style:parent-style-name="Standard" style:list-style-name="WWNum222">
      <style:paragraph-properties fo:margin-left="0.5in" fo:margin-right="0in" fo:text-indent="-0.25in" style:auto-text-indent="false"/>
    </style:style>
    <style:style style:name="P263" style:family="paragraph" style:parent-style-name="Standard" style:list-style-name="WWNum7">
      <style:paragraph-properties fo:margin-left="0.5in" fo:margin-right="0in" fo:text-indent="-0.25in" style:auto-text-indent="false"/>
    </style:style>
    <style:style style:name="P264" style:family="paragraph" style:parent-style-name="Standard" style:list-style-name="WWNum5">
      <style:paragraph-properties fo:margin-left="0.5in" fo:margin-right="0in" fo:text-indent="-0.25in" style:auto-text-indent="false"/>
    </style:style>
    <style:style style:name="P265" style:family="paragraph" style:parent-style-name="Standard" style:list-style-name="WWNum181">
      <style:paragraph-properties fo:margin-left="0.5in" fo:margin-right="0in" fo:text-indent="-0.25in" style:auto-text-indent="false"/>
    </style:style>
    <style:style style:name="P266" style:family="paragraph" style:parent-style-name="Standard" style:list-style-name="WWNum79">
      <style:paragraph-properties fo:margin-left="0.5in" fo:margin-right="0in" fo:text-indent="-0.25in" style:auto-text-indent="false"/>
    </style:style>
    <style:style style:name="P267" style:family="paragraph" style:parent-style-name="Standard" style:list-style-name="WWNum142">
      <style:paragraph-properties fo:margin-left="0.5in" fo:margin-right="0in" fo:text-indent="-0.25in" style:auto-text-indent="false"/>
    </style:style>
    <style:style style:name="P268" style:family="paragraph" style:parent-style-name="Standard" style:list-style-name="WWNum42">
      <style:paragraph-properties fo:margin-left="0.5in" fo:margin-right="0in" fo:text-indent="-0.25in" style:auto-text-indent="false"/>
    </style:style>
    <style:style style:name="P269" style:family="paragraph" style:parent-style-name="Standard" style:list-style-name="WWNum12">
      <style:paragraph-properties fo:margin-left="0.5in" fo:margin-right="0in" fo:text-indent="-0.25in" style:auto-text-indent="false"/>
    </style:style>
    <style:style style:name="P270" style:family="paragraph" style:parent-style-name="Standard">
      <style:paragraph-properties fo:margin-left="0.5902in" fo:margin-right="0in" fo:margin-top="0in" fo:margin-bottom="0in" loext:contextual-spacing="false" fo:line-height="115%" fo:text-align="start" style:justify-single-word="false" fo:keep-together="auto" fo:orphans="2" fo:widows="2" fo:text-indent="-0.3929in" style:auto-text-indent="false" fo:break-before="auto" fo:break-after="auto" fo:padding="0in" fo:border="none" fo:keep-with-next="auto"/>
    </style:style>
    <style:style style:name="P271" style:family="paragraph" style:parent-style-name="Standard">
      <style:paragraph-properties fo:margin-left="0.5902in" fo:margin-right="0in" fo:text-indent="-0.3929in" style:auto-text-indent="false"/>
    </style:style>
    <style:style style:name="P272" style:family="paragraph" style:parent-style-name="Standard">
      <style:paragraph-properties fo:margin-left="0.5902in" fo:margin-right="0in" fo:text-indent="-0.3957in" style:auto-text-indent="false"/>
    </style:style>
    <style:style style:name="P273" style:family="paragraph" style:parent-style-name="Standard">
      <style:paragraph-properties fo:margin-left="0in" fo:margin-right="0in" fo:text-indent="0in" style:auto-text-indent="false"/>
    </style:style>
    <style:style style:name="P274" style:family="paragraph" style:parent-style-name="Standard">
      <style:paragraph-properties fo:margin-left="0.1965in" fo:margin-right="0in" fo:text-indent="0in" style:auto-text-indent="false"/>
    </style:style>
    <style:style style:name="P275" style:family="paragraph" style:parent-style-name="Standard">
      <style:paragraph-properties fo:margin-left="0.7866in" fo:margin-right="0in" fo:text-indent="-0.3957in" style:auto-text-indent="false"/>
    </style:style>
    <style:style style:name="P276" style:family="paragraph" style:parent-style-name="Standard" style:list-style-name="WWNum147">
      <style:paragraph-properties fo:margin-left="0.689in" fo:margin-right="0in" fo:text-indent="-0.25in" style:auto-text-indent="false"/>
    </style:style>
    <style:style style:name="P277" style:family="paragraph" style:parent-style-name="Standard" style:list-style-name="WWNum168">
      <style:paragraph-properties fo:margin-left="0.689in" fo:margin-right="0in" fo:text-indent="-0.25in" style:auto-text-indent="false"/>
    </style:style>
    <style:style style:name="P278" style:family="paragraph" style:parent-style-name="Standard" style:list-style-name="WWNum216">
      <style:paragraph-properties fo:margin-left="0.689in" fo:margin-right="0in" fo:text-indent="-0.25in" style:auto-text-indent="false"/>
    </style:style>
    <style:style style:name="P279" style:family="paragraph" style:parent-style-name="Standard">
      <style:paragraph-properties fo:margin-left="0.4917in" fo:margin-right="0in" fo:text-indent="-0.2953in" style:auto-text-indent="false"/>
    </style:style>
    <style:style style:name="P280" style:family="paragraph" style:parent-style-name="Standard" style:list-style-name="WWNum267">
      <style:paragraph-properties fo:margin-left="0.4917in" fo:margin-right="0in" fo:text-indent="-0.2953in" style:auto-text-indent="false"/>
    </style:style>
    <style:style style:name="P281" style:family="paragraph" style:parent-style-name="Standard" style:list-style-name="WWNum81">
      <style:paragraph-properties fo:margin-left="0.4917in" fo:margin-right="0in" fo:text-indent="-0.2953in" style:auto-text-indent="false"/>
    </style:style>
    <style:style style:name="P282" style:family="paragraph" style:parent-style-name="Standard" style:list-style-name="WWNum247">
      <style:paragraph-properties fo:margin-left="0.4917in" fo:margin-right="0in" fo:text-indent="-0.2953in" style:auto-text-indent="false"/>
    </style:style>
    <style:style style:name="P283" style:family="paragraph" style:parent-style-name="Standard" style:list-style-name="WWNum208">
      <style:paragraph-properties fo:margin-left="0.4917in" fo:margin-right="0in" fo:text-indent="-0.2953in" style:auto-text-indent="false"/>
    </style:style>
    <style:style style:name="P284" style:family="paragraph" style:parent-style-name="Standard" style:list-style-name="WWNum174">
      <style:paragraph-properties fo:margin-left="0.4917in" fo:margin-right="0in" fo:text-indent="-0.2953in" style:auto-text-indent="false"/>
    </style:style>
    <style:style style:name="P285" style:family="paragraph" style:parent-style-name="Standard" style:list-style-name="WWNum261">
      <style:paragraph-properties fo:margin-left="0.4917in" fo:margin-right="0in" fo:text-indent="-0.2953in" style:auto-text-indent="false"/>
    </style:style>
    <style:style style:name="P286" style:family="paragraph" style:parent-style-name="Standard" style:list-style-name="WWNum33">
      <style:paragraph-properties fo:margin-left="0.4917in" fo:margin-right="0in" fo:text-indent="-0.2953in" style:auto-text-indent="false"/>
    </style:style>
    <style:style style:name="P287" style:family="paragraph" style:parent-style-name="Standard" style:list-style-name="WWNum198">
      <style:paragraph-properties fo:margin-left="0.4917in" fo:margin-right="0in" fo:text-indent="-0.2953in" style:auto-text-indent="false"/>
    </style:style>
    <style:style style:name="P288" style:family="paragraph" style:parent-style-name="Standard" style:list-style-name="WWNum250">
      <style:paragraph-properties fo:margin-left="0.4917in" fo:margin-right="0in" fo:text-indent="-0.2953in" style:auto-text-indent="false"/>
    </style:style>
    <style:style style:name="P289" style:family="paragraph" style:parent-style-name="Standard" style:list-style-name="WWNum95">
      <style:paragraph-properties fo:margin-left="0.4917in" fo:margin-right="0in" fo:text-indent="-0.2953in" style:auto-text-indent="false"/>
    </style:style>
    <style:style style:name="P290" style:family="paragraph" style:parent-style-name="Standard" style:list-style-name="WWNum241">
      <style:paragraph-properties fo:margin-left="0.4917in" fo:margin-right="0in" fo:text-indent="-0.2953in" style:auto-text-indent="false"/>
    </style:style>
    <style:style style:name="P291" style:family="paragraph" style:parent-style-name="Standard" style:list-style-name="WWNum85">
      <style:paragraph-properties fo:margin-left="0.4917in" fo:margin-right="0in" fo:text-indent="-0.2953in" style:auto-text-indent="false"/>
    </style:style>
    <style:style style:name="P292" style:family="paragraph" style:parent-style-name="Standard" style:list-style-name="WWNum216">
      <style:paragraph-properties fo:margin-left="0.8854in" fo:margin-right="0in" fo:text-indent="-0.25in" style:auto-text-indent="false"/>
    </style:style>
    <style:style style:name="P293" style:family="paragraph" style:parent-style-name="Standard" style:list-style-name="WWNum216">
      <style:paragraph-properties fo:margin-left="1.0827in" fo:margin-right="0in" fo:text-indent="-0.25in" style:auto-text-indent="false"/>
    </style:style>
    <style:style style:name="P294" style:family="paragraph" style:parent-style-name="Standard">
      <style:paragraph-properties fo:margin-left="0.689in" fo:margin-right="0in" fo:text-indent="-0.4917in" style:auto-text-indent="false"/>
    </style:style>
    <style:style style:name="P295" style:family="paragraph" style:parent-style-name="Standard">
      <style:paragraph-properties fo:margin-left="0.689in" fo:margin-right="0in" fo:margin-top="0in" fo:margin-bottom="0in" loext:contextual-spacing="false" fo:line-height="115%" fo:text-align="start" style:justify-single-word="false" fo:keep-together="auto" fo:orphans="2" fo:widows="2" fo:text-indent="-0.4917in" style:auto-text-indent="false" fo:break-before="auto" fo:break-after="auto" fo:padding="0in" fo:border="none" fo:keep-with-next="auto"/>
    </style:style>
    <style:style style:name="P296" style:family="paragraph" style:parent-style-name="Standard">
      <style:paragraph-properties fo:margin-left="0.7866in" fo:margin-right="0in" fo:margin-top="0in" fo:margin-bottom="0in" loext:contextual-spacing="false" fo:line-height="115%" fo:text-align="start" style:justify-single-word="false" fo:keep-together="auto" fo:orphans="2" fo:widows="2" fo:text-indent="-0.3957in" style:auto-text-indent="false" fo:break-before="auto" fo:break-after="auto" fo:padding="0in" fo:border="none" fo:keep-with-next="auto"/>
    </style:style>
    <style:style style:name="P297" style:family="paragraph" style:parent-style-name="Standard">
      <style:paragraph-properties fo:margin-left="0.3929in" fo:margin-right="0in" fo:text-indent="-0.1965in" style:auto-text-indent="false"/>
    </style:style>
    <style:style style:name="P298" style:family="paragraph" style:parent-style-name="Standard" style:list-style-name="WWNum197">
      <style:paragraph-properties fo:margin-left="0.3929in" fo:margin-right="0in" fo:text-indent="-0.1965in" style:auto-text-indent="false"/>
    </style:style>
    <style:style style:name="P299" style:family="paragraph" style:parent-style-name="Standard" style:list-style-name="WWNum186">
      <style:paragraph-properties fo:margin-left="0.3929in" fo:margin-right="0in" fo:text-indent="-0.1965in" style:auto-text-indent="false"/>
    </style:style>
    <style:style style:name="P300" style:family="paragraph" style:parent-style-name="Standard" style:list-style-name="WWNum185">
      <style:paragraph-properties fo:margin-left="0.3929in" fo:margin-right="0in" fo:text-indent="-0.1965in" style:auto-text-indent="false"/>
    </style:style>
    <style:style style:name="P301" style:family="paragraph" style:parent-style-name="Standard" style:list-style-name="WWNum186">
      <style:paragraph-properties fo:margin-left="0.689in" fo:margin-right="0in" fo:text-indent="-0.198in" style:auto-text-indent="false"/>
    </style:style>
    <style:style style:name="P302" style:family="paragraph" style:parent-style-name="Standard" style:list-style-name="WWNum252">
      <style:paragraph-properties fo:margin-left="0.5902in" fo:margin-right="0in" fo:text-indent="-0.1965in" style:auto-text-indent="false"/>
    </style:style>
    <style:style style:name="P303" style:family="paragraph" style:parent-style-name="Standard">
      <style:paragraph-properties fo:margin-left="0in" fo:margin-right="0in" fo:text-indent="0.1965in" style:auto-text-indent="false"/>
    </style:style>
    <style:style style:name="P304" style:family="paragraph" style:parent-style-name="Standard" style:list-style-name="WWNum53">
      <style:paragraph-properties fo:margin-left="1in" fo:margin-right="0in" fo:text-indent="-0.25in" style:auto-text-indent="false"/>
    </style:style>
    <style:style style:name="P305" style:family="paragraph" style:parent-style-name="Standard" style:list-style-name="WWNum27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6" style:family="paragraph" style:parent-style-name="Standard">
      <style:paragraph-properties fo:margin-left="0.4917in" fo:margin-right="0in" fo:margin-top="0in" fo:margin-bottom="0.1665in" loext:contextual-spacing="false" fo:line-height="100%" fo:text-indent="0in" style:auto-text-indent="false"/>
    </style:style>
    <style:style style:name="P307" style:family="paragraph" style:parent-style-name="Standard">
      <style:paragraph-properties fo:margin-left="0.4917in" fo:margin-right="0in" fo:margin-top="0.1665in" fo:margin-bottom="0.1665in" loext:contextual-spacing="false" fo:line-height="100%" fo:text-indent="0in" style:auto-text-indent="false"/>
    </style:style>
    <style:style style:name="P308" style:family="paragraph" style:parent-style-name="Title" style:master-page-name="Standard">
      <style:paragraph-properties style:page-number="1"/>
    </style:style>
    <style:style style:name="P309" style:family="paragraph">
      <loext:graphic-properties draw:fill="solid" draw:fill-color="#a0a0a0"/>
      <style:paragraph-properties fo:text-align="center"/>
    </style:style>
    <style:style style:name="T1" style:family="text">
      <style:text-properties fo:color="#ff0000"/>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5" style:family="text">
      <style:text-properties fo:color="#1155cc" style:text-underline-style="solid" style:text-underline-width="auto" style:text-underline-color="font-color" fo:font-weight="normal" style:font-weight-asian="normal"/>
    </style:style>
    <style:style style:name="T6" style:family="text">
      <style:text-properties fo:color="#1155cc" style:text-underline-style="solid" style:text-underline-width="auto" style:text-underline-color="font-color"/>
    </style:style>
    <style:style style:name="T7" style:family="text">
      <style:text-properties fo:font-weight="bold" style:font-weight-asian="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fo:font-weight="bold" style:font-weight-asian="bold"/>
    </style:style>
    <style:style style:name="T11" style:family="text">
      <style:text-properties fo:font-style="italic" style:font-style-asian="italic"/>
    </style:style>
    <style:style style:name="T12" style:family="text">
      <style:text-properties style:text-position="super 58%"/>
    </style:style>
    <style:style style:name="T13" style:family="text">
      <style:text-properties fo:color="#cc0000" style:text-line-through-style="solid" style:text-line-through-type="single" style:text-underline-style="solid" style:text-underline-width="auto" style:text-underline-color="font-color"/>
    </style:style>
    <style:style style:name="T14" style:family="text">
      <style:text-properties fo:color="#cc0000" style:text-line-through-style="solid" style:text-line-through-type="single"/>
    </style:style>
    <style:style style:name="T15" style:family="text">
      <style:text-properties fo:font-size="11pt" style:font-size-asian="11pt" style:font-size-complex="11pt"/>
    </style:style>
    <style:style style:name="T16" style:family="text">
      <style:text-properties style:text-line-through-style="solid" style:text-line-through-type="single"/>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8"><text:bookmark text:name="_okmsqwiithtm"/>Kawaii Music Database (KMDB)</text:p>
      <text:p text:style-name="Standard">This is a database for documenting current and historical information about songs and tracks for kawaii future bass and related genres.</text:p>
      <text:p text:style-name="P1"><draw:rect text:anchor-type="as-char" style:rel-width="100%" draw:z-index="0" draw:style-name="gr1" draw:text-style-name="P309" svg:width="0.0012in" svg:height="0.0213in"><text:p/></draw:rect></text:p>
      <text:p text:style-name="P1"><text:span text:style-name="T2">DISCLAIMER:<text:line-break/></text:span><text:span text:style-name="T3">THIS DATABASE IS A WORK IN PROGRESS.</text:span><text:span text:style-name="T1"><text:line-break/>Many entries are missing a lot of information. They will be slowly filled in over time.</text:span></text:p>
      <text:p text:style-name="P1"><draw:rect text:anchor-type="as-char" style:rel-width="100%" draw:z-index="1" draw:style-name="gr1" draw:text-style-name="P309" svg:width="0.0012in" svg:height="0.0213in"><text:p/></draw:rect></text:p>
      <text:p text:style-name="Standard"/>
      <text:p text:style-name="Heading_20_1"><text:bookmark text:name="_e67hd5z966qp"/>Entrie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e67hd5z966qp" text:style-name="Index_20_Link" text:visited-style-name="Index_20_Link"><text:span text:style-name="T4">Entries</text:span></text:a></text:p>
          <text:p text:style-name="P2"><text:a xlink:type="simple" xlink:href="#_q8yxnjavowi3" text:style-name="Index_20_Link" text:visited-style-name="Index_20_Link"><text:span text:style-name="T4">Song</text:span></text:a></text:p>
          <text:p text:style-name="P4"><text:a xlink:type="simple" xlink:href="#_me48cuze2gzx" text:style-name="Index_20_Link" text:visited-style-name="Index_20_Link"><text:span text:style-name="T4">A Centimetre Apart</text:span></text:a></text:p>
          <text:p text:style-name="P5"><text:a xlink:type="simple" xlink:href="#_m0uypaczqmae" text:style-name="Index_20_Link" text:visited-style-name="Index_20_Link"><text:span text:style-name="T4">A Centimetre Apart (Systile Remix)</text:span></text:a></text:p>
          <text:p text:style-name="P4"><text:a xlink:type="simple" xlink:href="#_ck4itggrrgbw" text:style-name="Index_20_Link" text:visited-style-name="Index_20_Link"><text:span text:style-name="T4">After School</text:span></text:a></text:p>
          <text:p text:style-name="P4"><text:a xlink:type="simple" xlink:href="#_3io6oqn7eexe" text:style-name="Index_20_Link" text:visited-style-name="Index_20_Link"><text:span text:style-name="T4">Afterglow</text:span></text:a></text:p>
          <text:p text:style-name="P4"><text:a xlink:type="simple" xlink:href="#_4m3rkpp19oc6" text:style-name="Index_20_Link" text:visited-style-name="Index_20_Link"><text:span text:style-name="T4">Akiba</text:span></text:a></text:p>
          <text:p text:style-name="P4"><text:a xlink:type="simple" xlink:href="#_q3ahqmdv3eue" text:style-name="Index_20_Link" text:visited-style-name="Index_20_Link"><text:span text:style-name="T4">Asatsuyu</text:span></text:a></text:p>
          <text:p text:style-name="P4"><text:a xlink:type="simple" xlink:href="#_f6anqp2abp1w" text:style-name="Index_20_Link" text:visited-style-name="Index_20_Link"><text:span text:style-name="T4">Blue Square</text:span></text:a></text:p>
          <text:p text:style-name="P4"><text:a xlink:type="simple" xlink:href="#_3b4129x9ij52" text:style-name="Index_20_Link" text:visited-style-name="Index_20_Link"><text:span text:style-name="T4">Blush</text:span></text:a></text:p>
          <text:p text:style-name="P4"><text:a xlink:type="simple" xlink:href="#_i8sff8wfr2u6" text:style-name="Index_20_Link" text:visited-style-name="Index_20_Link"><text:span text:style-name="T4">Bubble Cat</text:span></text:a></text:p>
          <text:p text:style-name="P4"><text:a xlink:type="simple" xlink:href="#_i4nutlb6i5is" text:style-name="Index_20_Link" text:visited-style-name="Index_20_Link"><text:span text:style-name="T4">BUBBLE TEA</text:span></text:a></text:p>
          <text:p text:style-name="P4"><text:a xlink:type="simple" xlink:href="#_rrjmjsxg52xm" text:style-name="Index_20_Link" text:visited-style-name="Index_20_Link"><text:span text:style-name="T4">Camellia</text:span></text:a></text:p>
          <text:p text:style-name="P4"><text:a xlink:type="simple" xlink:href="#_2d34vh5nsicx" text:style-name="Index_20_Link" text:visited-style-name="Index_20_Link"><text:span text:style-name="T4">Chrysoprase</text:span></text:a></text:p>
          <text:p text:style-name="P4"><text:a xlink:type="simple" xlink:href="#_t0sb6qlg7kox" text:style-name="Index_20_Link" text:visited-style-name="Index_20_Link"><text:span text:style-name="T4">Chuuni</text:span></text:a></text:p>
          <text:p text:style-name="P4"><text:a xlink:type="simple" xlink:href="#_zi4xeh3suh1q" text:style-name="Index_20_Link" text:visited-style-name="Index_20_Link"><text:span text:style-name="T4">Cocoa Blow</text:span></text:a></text:p>
          <text:p text:style-name="P4"><text:a xlink:type="simple" xlink:href="#_fbjwefq5p0hm" text:style-name="Index_20_Link" text:visited-style-name="Index_20_Link"><text:span text:style-name="T4">Cocoro</text:span></text:a></text:p>
          <text:p text:style-name="P4"><text:a xlink:type="simple" xlink:href="#_1q81c5tecpyz" text:style-name="Index_20_Link" text:visited-style-name="Index_20_Link"><text:span text:style-name="T4">Cosmic Love</text:span></text:a></text:p>
          <text:p text:style-name="P4"><text:a xlink:type="simple" xlink:href="#_77toh1ulkl28" text:style-name="Index_20_Link" text:visited-style-name="Index_20_Link"><text:span text:style-name="T4">Cotton Cloud</text:span></text:a></text:p>
          <text:p text:style-name="P4"><text:soft-page-break/><text:a xlink:type="simple" xlink:href="#_sr9r6bvhig8" text:style-name="Index_20_Link" text:visited-style-name="Index_20_Link"><text:span text:style-name="T4">CRAZY MILK</text:span></text:a></text:p>
          <text:p text:style-name="P5"><text:a xlink:type="simple" xlink:href="#_zg55szn7jkbr" text:style-name="Index_20_Link" text:visited-style-name="Index_20_Link"><text:span text:style-name="T4">CRAZY MILK 2</text:span></text:a></text:p>
          <text:p text:style-name="P4"><text:a xlink:type="simple" xlink:href="#_y9udvdi5v3gd" text:style-name="Index_20_Link" text:visited-style-name="Index_20_Link"><text:span text:style-name="T4">Cream Soda</text:span></text:a></text:p>
          <text:p text:style-name="P4"><text:a xlink:type="simple" xlink:href="#_w5hq9ezecf51" text:style-name="Index_20_Link" text:visited-style-name="Index_20_Link"><text:span text:style-name="T4">Crimson</text:span></text:a></text:p>
          <text:p text:style-name="P4"><text:a xlink:type="simple" xlink:href="#_s2e8srcdxg5e" text:style-name="Index_20_Link" text:visited-style-name="Index_20_Link"><text:span text:style-name="T4">Daydreaming</text:span></text:a></text:p>
          <text:p text:style-name="P4"><text:a xlink:type="simple" xlink:href="#_2oi2qhn7ysai" text:style-name="Index_20_Link" text:visited-style-name="Index_20_Link"><text:span text:style-name="T4">Don't Hide Yourself</text:span></text:a></text:p>
          <text:p text:style-name="P4"><text:a xlink:type="simple" xlink:href="#_a30pxou2en3q" text:style-name="Index_20_Link" text:visited-style-name="Index_20_Link"><text:span text:style-name="T4">Dreamin’ Tonight</text:span></text:a></text:p>
          <text:p text:style-name="P5"><text:a xlink:type="simple" xlink:href="#_2gtvv6786qqp" text:style-name="Index_20_Link" text:visited-style-name="Index_20_Link"><text:span text:style-name="T4">Dreamin’ Tonight (slumberless Remix)</text:span></text:a></text:p>
          <text:p text:style-name="P4"><text:a xlink:type="simple" xlink:href="#_t7tm1g4jq13" text:style-name="Index_20_Link" text:visited-style-name="Index_20_Link"><text:span text:style-name="T4">Egao no Hanabata</text:span></text:a></text:p>
          <text:p text:style-name="P4"><text:a xlink:type="simple" xlink:href="#_lz8kam654bm5" text:style-name="Index_20_Link" text:visited-style-name="Index_20_Link"><text:span text:style-name="T4">Favorite Place</text:span></text:a></text:p>
          <text:p text:style-name="P4"><text:a xlink:type="simple" xlink:href="#_e8gyvth3ezci" text:style-name="Index_20_Link" text:visited-style-name="Index_20_Link"><text:span text:style-name="T4">Feel My Emotions</text:span></text:a></text:p>
          <text:p text:style-name="P5"><text:a xlink:type="simple" xlink:href="#_qb0m2grkcebp" text:style-name="Index_20_Link" text:visited-style-name="Index_20_Link"><text:span text:style-name="T4">Feel My Emotions (Mysteka Remix)</text:span></text:a></text:p>
          <text:p text:style-name="P4"><text:a xlink:type="simple" xlink:href="#_dknwmb3qjzag" text:style-name="Index_20_Link" text:visited-style-name="Index_20_Link"><text:span text:style-name="T4">First light</text:span></text:a></text:p>
          <text:p text:style-name="P4"><text:a xlink:type="simple" xlink:href="#_h577pim3u49l" text:style-name="Index_20_Link" text:visited-style-name="Index_20_Link"><text:span text:style-name="T4">First love</text:span></text:a></text:p>
          <text:p text:style-name="P4"><text:a xlink:type="simple" xlink:href="#_4pso8z5vwz4t" text:style-name="Index_20_Link" text:visited-style-name="Index_20_Link"><text:span text:style-name="T4">Flyleaf</text:span></text:a></text:p>
          <text:p text:style-name="P4"><text:a xlink:type="simple" xlink:href="#_zdnoudszdncw" text:style-name="Index_20_Link" text:visited-style-name="Index_20_Link"><text:span text:style-name="T4">Gemini</text:span></text:a></text:p>
          <text:p text:style-name="P4"><text:a xlink:type="simple" xlink:href="#_kpecjfc7z1hc" text:style-name="Index_20_Link" text:visited-style-name="Index_20_Link"><text:span text:style-name="T4">Good Day Sunshine</text:span></text:a></text:p>
          <text:p text:style-name="P4"><text:a xlink:type="simple" xlink:href="#_r9n4hoau63ad" text:style-name="Index_20_Link" text:visited-style-name="Index_20_Link"><text:span text:style-name="T4">Good Morning</text:span></text:a></text:p>
          <text:p text:style-name="P4"><text:a xlink:type="simple" xlink:href="#_5tc5ey44tutd" text:style-name="Index_20_Link" text:visited-style-name="Index_20_Link"><text:span text:style-name="T4">Green Tea</text:span></text:a></text:p>
          <text:p text:style-name="P4"><text:a xlink:type="simple" xlink:href="#_5to0vk9x01cu" text:style-name="Index_20_Link" text:visited-style-name="Index_20_Link"><text:span text:style-name="T4">Hajimeru</text:span></text:a></text:p>
          <text:p text:style-name="P4"><text:a xlink:type="simple" xlink:href="#_rlt3oxn08l5j" text:style-name="Index_20_Link" text:visited-style-name="Index_20_Link"><text:span text:style-name="T4">Hanabi</text:span></text:a></text:p>
          <text:p text:style-name="P4"><text:a xlink:type="simple" xlink:href="#_x6w3pq1wus6i" text:style-name="Index_20_Link" text:visited-style-name="Index_20_Link"><text:span text:style-name="T4">Hanbunko Hanabi</text:span></text:a></text:p>
          <text:p text:style-name="P4"><text:a xlink:type="simple" xlink:href="#_66v1cq1kdj3r" text:style-name="Index_20_Link" text:visited-style-name="Index_20_Link"><text:span text:style-name="T4">Hangout</text:span></text:a></text:p>
          <text:p text:style-name="P5"><text:a xlink:type="simple" xlink:href="#_hnm91xalhws6" text:style-name="Index_20_Link" text:visited-style-name="Index_20_Link"><text:span text:style-name="T4">Nyoki-Taro - Hangout</text:span></text:a></text:p>
          <text:p text:style-name="P5"><text:a xlink:type="simple" xlink:href="#_5na53dltq1oe" text:style-name="Index_20_Link" text:visited-style-name="Index_20_Link"><text:span text:style-name="T4">NYOKI - Hangout</text:span></text:a></text:p>
          <text:p text:style-name="P5"><text:a xlink:type="simple" xlink:href="#_mn4affgi1sqf" text:style-name="Index_20_Link" text:visited-style-name="Index_20_Link"><text:span text:style-name="T4">Hangout (Mameyudoufu Remix)</text:span></text:a></text:p>
          <text:p text:style-name="P4"><text:a xlink:type="simple" xlink:href="#_76dx9z3g7ph1" text:style-name="Index_20_Link" text:visited-style-name="Index_20_Link"><text:span text:style-name="T4">Henshin</text:span></text:a></text:p>
          <text:p text:style-name="P4"><text:soft-page-break/><text:a xlink:type="simple" xlink:href="#_qszco2gz1dfk" text:style-name="Index_20_Link" text:visited-style-name="Index_20_Link"><text:span text:style-name="T4">Hirune</text:span></text:a></text:p>
          <text:p text:style-name="P4"><text:a xlink:type="simple" xlink:href="#_l8fgy6epf0zn" text:style-name="Index_20_Link" text:visited-style-name="Index_20_Link"><text:span text:style-name="T4">Hold Me</text:span></text:a></text:p>
          <text:p text:style-name="P4"><text:a xlink:type="simple" xlink:href="#_ovvez4ifdqia" text:style-name="Index_20_Link" text:visited-style-name="Index_20_Link"><text:span text:style-name="T4">Holiday</text:span></text:a></text:p>
          <text:p text:style-name="P4"><text:a xlink:type="simple" xlink:href="#_fwwu7zqccjlp" text:style-name="Index_20_Link" text:visited-style-name="Index_20_Link"><text:span text:style-name="T4">Hot &amp; Cool</text:span></text:a></text:p>
          <text:p text:style-name="P4"><text:a xlink:type="simple" xlink:href="#_4g6u8g27l0u5" text:style-name="Index_20_Link" text:visited-style-name="Index_20_Link"><text:span text:style-name="T4">Hot Milk</text:span></text:a></text:p>
          <text:p text:style-name="P4"><text:a xlink:type="simple" xlink:href="#_a4hlxngpdtmr" text:style-name="Index_20_Link" text:visited-style-name="Index_20_Link"><text:span text:style-name="T4">Intergalactic Space Rave</text:span></text:a></text:p>
          <text:p text:style-name="P4"><text:a xlink:type="simple" xlink:href="#_aoz97woxgf59" text:style-name="Index_20_Link" text:visited-style-name="Index_20_Link"><text:span text:style-name="T4">INTERNET OVERDOSE</text:span></text:a></text:p>
          <text:p text:style-name="P4"><text:a xlink:type="simple" xlink:href="#_ezs3rgm1rvqh" text:style-name="Index_20_Link" text:visited-style-name="Index_20_Link"><text:span text:style-name="T4">INTERNET YAMERO</text:span></text:a></text:p>
          <text:p text:style-name="P4"><text:a xlink:type="simple" xlink:href="#_ure7ayauxzjr" text:style-name="Index_20_Link" text:visited-style-name="Index_20_Link"><text:span text:style-name="T4">Isekai</text:span></text:a></text:p>
          <text:p text:style-name="P4"><text:a xlink:type="simple" xlink:href="#_2p2bwykcbfca" text:style-name="Index_20_Link" text:visited-style-name="Index_20_Link"><text:span text:style-name="T4">Jellyfish</text:span></text:a></text:p>
          <text:p text:style-name="P4"><text:a xlink:type="simple" xlink:href="#_12w8gepw16yx" text:style-name="Index_20_Link" text:visited-style-name="Index_20_Link"><text:span text:style-name="T4">Jump!</text:span></text:a></text:p>
          <text:p text:style-name="P4"><text:a xlink:type="simple" xlink:href="#_54z96ynu8vic" text:style-name="Index_20_Link" text:visited-style-name="Index_20_Link"><text:span text:style-name="T4">Kawaii Wave</text:span></text:a></text:p>
          <text:p text:style-name="P4"><text:a xlink:type="simple" xlink:href="#_u92zee9n9ces" text:style-name="Index_20_Link" text:visited-style-name="Index_20_Link"><text:span text:style-name="T4">Keep It Kawaii</text:span></text:a></text:p>
          <text:p text:style-name="P4"><text:a xlink:type="simple" xlink:href="#_ctay41ty3zht" text:style-name="Index_20_Link" text:visited-style-name="Index_20_Link"><text:span text:style-name="T4">Kodokushi (孤独死)</text:span></text:a></text:p>
          <text:p text:style-name="P4"><text:a xlink:type="simple" xlink:href="#_4xneko6nnk6w" text:style-name="Index_20_Link" text:visited-style-name="Index_20_Link"><text:span text:style-name="T4">Let's go boogie</text:span></text:a></text:p>
          <text:p text:style-name="P4"><text:a xlink:type="simple" xlink:href="#_3q6npzcw9e6y" text:style-name="Index_20_Link" text:visited-style-name="Index_20_Link"><text:span text:style-name="T4">Light The Way!</text:span></text:a></text:p>
          <text:p text:style-name="P4"><text:a xlink:type="simple" xlink:href="#_uhpdz8j98tlw" text:style-name="Index_20_Link" text:visited-style-name="Index_20_Link"><text:span text:style-name="T4">LiLac Box</text:span></text:a></text:p>
          <text:p text:style-name="P4"><text:a xlink:type="simple" xlink:href="#_4nhnpbc8hji5" text:style-name="Index_20_Link" text:visited-style-name="Index_20_Link"><text:span text:style-name="T4">Lovelock</text:span></text:a></text:p>
          <text:p text:style-name="P4"><text:a xlink:type="simple" xlink:href="#_17gdhvv77gjk" text:style-name="Index_20_Link" text:visited-style-name="Index_20_Link"><text:span text:style-name="T4">Lovestruck</text:span></text:a></text:p>
          <text:p text:style-name="P4"><text:a xlink:type="simple" xlink:href="#_xv36kzues86w" text:style-name="Index_20_Link" text:visited-style-name="Index_20_Link"><text:span text:style-name="T4">Macaron</text:span></text:a></text:p>
          <text:p text:style-name="P4"><text:a xlink:type="simple" xlink:href="#_rzk6eq1tbv4e" text:style-name="Index_20_Link" text:visited-style-name="Index_20_Link"><text:span text:style-name="T4">main heroine</text:span></text:a></text:p>
          <text:p text:style-name="P4"><text:a xlink:type="simple" xlink:href="#_7uixezrnvkr3" text:style-name="Index_20_Link" text:visited-style-name="Index_20_Link"><text:span text:style-name="T4">Makuramoto ni Ghost</text:span></text:a></text:p>
          <text:p text:style-name="P4"><text:a xlink:type="simple" xlink:href="#_fe30zx8g2yy" text:style-name="Index_20_Link" text:visited-style-name="Index_20_Link"><text:span text:style-name="T4">Marmalade</text:span></text:a></text:p>
          <text:p text:style-name="P4"><text:a xlink:type="simple" xlink:href="#_4ep3qh3hnl8m" text:style-name="Index_20_Link" text:visited-style-name="Index_20_Link"><text:span text:style-name="T4">me &amp; u</text:span></text:a></text:p>
          <text:p text:style-name="P5"><text:a xlink:type="simple" xlink:href="#_fxgclwm9h4qw" text:style-name="Index_20_Link" text:visited-style-name="Index_20_Link"><text:span text:style-name="T4">cassie - me &amp; u</text:span></text:a></text:p>
          <text:p text:style-name="P5"><text:a xlink:type="simple" xlink:href="#_jfdyrxq76mbx" text:style-name="Index_20_Link" text:visited-style-name="Index_20_Link"><text:span text:style-name="T4">me &amp; u (succducc bootleg)</text:span></text:a></text:p>
          <text:p text:style-name="P4"><text:a xlink:type="simple" xlink:href="#_sto9eqgq3tg8" text:style-name="Index_20_Link" text:visited-style-name="Index_20_Link"><text:span text:style-name="T4">Meanwhile</text:span></text:a></text:p>
          <text:p text:style-name="P4"><text:soft-page-break/><text:a xlink:type="simple" xlink:href="#_ypbolzbwaonz" text:style-name="Index_20_Link" text:visited-style-name="Index_20_Link"><text:span text:style-name="T4">Melting Emotion</text:span></text:a></text:p>
          <text:p text:style-name="P4"><text:a xlink:type="simple" xlink:href="#_ouzq73ow94pd" text:style-name="Index_20_Link" text:visited-style-name="Index_20_Link"><text:span text:style-name="T4">Metsuki</text:span></text:a></text:p>
          <text:p text:style-name="P5"><text:a xlink:type="simple" xlink:href="#_ptkoehg24rx8" text:style-name="Index_20_Link" text:visited-style-name="Index_20_Link"><text:span text:style-name="T4">Metsuki (Milkoi Remix)</text:span></text:a></text:p>
          <text:p text:style-name="P4"><text:a xlink:type="simple" xlink:href="#_c3345jnidsg4" text:style-name="Index_20_Link" text:visited-style-name="Index_20_Link"><text:span text:style-name="T4">Midnight on Summer</text:span></text:a></text:p>
          <text:p text:style-name="P4"><text:a xlink:type="simple" xlink:href="#_lgpisrvxmffe" text:style-name="Index_20_Link" text:visited-style-name="Index_20_Link"><text:span text:style-name="T4">MILK &amp; COOKIE</text:span></text:a></text:p>
          <text:p text:style-name="P4"><text:a xlink:type="simple" xlink:href="#_5k37wgwemjkh" text:style-name="Index_20_Link" text:visited-style-name="Index_20_Link"><text:span text:style-name="T4">Miss You</text:span></text:a></text:p>
          <text:p text:style-name="P4"><text:a xlink:type="simple" xlink:href="#_wknqi2gfi7j8" text:style-name="Index_20_Link" text:visited-style-name="Index_20_Link"><text:span text:style-name="T4">Mocha</text:span></text:a></text:p>
          <text:p text:style-name="P4"><text:a xlink:type="simple" xlink:href="#_rlecmiq9rqca" text:style-name="Index_20_Link" text:visited-style-name="Index_20_Link"><text:span text:style-name="T4">Myself</text:span></text:a></text:p>
          <text:p text:style-name="P4"><text:a xlink:type="simple" xlink:href="#_9x5pl216l25v" text:style-name="Index_20_Link" text:visited-style-name="Index_20_Link"><text:span text:style-name="T4">Nagame</text:span></text:a></text:p>
          <text:p text:style-name="P4"><text:a xlink:type="simple" xlink:href="#_tohmfwsfs2x9" text:style-name="Index_20_Link" text:visited-style-name="Index_20_Link"><text:span text:style-name="T4">Nani mo Kangae tenai Toki no Boku</text:span></text:a></text:p>
          <text:p text:style-name="P4"><text:a xlink:type="simple" xlink:href="#_t57dgpnpqxff" text:style-name="Index_20_Link" text:visited-style-name="Index_20_Link"><text:span text:style-name="T4">Naruhodo</text:span></text:a></text:p>
          <text:p text:style-name="P4"><text:a xlink:type="simple" xlink:href="#_mz5ha42ond01" text:style-name="Index_20_Link" text:visited-style-name="Index_20_Link"><text:span text:style-name="T4">New Day</text:span></text:a></text:p>
          <text:p text:style-name="P4"><text:a xlink:type="simple" xlink:href="#_sibv6zt6qdfo" text:style-name="Index_20_Link" text:visited-style-name="Index_20_Link"><text:span text:style-name="T4">New Start!</text:span></text:a></text:p>
          <text:p text:style-name="P4"><text:a xlink:type="simple" xlink:href="#_mev6g495nbr2" text:style-name="Index_20_Link" text:visited-style-name="Index_20_Link"><text:span text:style-name="T4">Night Parade</text:span></text:a></text:p>
          <text:p text:style-name="P4"><text:a xlink:type="simple" xlink:href="#_gnk1m1rsm1d6" text:style-name="Index_20_Link" text:visited-style-name="Index_20_Link"><text:span text:style-name="T4">Night Sky</text:span></text:a></text:p>
          <text:p text:style-name="P4"><text:a xlink:type="simple" xlink:href="#_l17sohn3om95" text:style-name="Index_20_Link" text:visited-style-name="Index_20_Link"><text:span text:style-name="T4">Nostalgica</text:span></text:a></text:p>
          <text:p text:style-name="P4"><text:a xlink:type="simple" xlink:href="#_s468j7vrfg36" text:style-name="Index_20_Link" text:visited-style-name="Index_20_Link"><text:span text:style-name="T4">Paper Planes</text:span></text:a></text:p>
          <text:p text:style-name="P4"><text:a xlink:type="simple" xlink:href="#_sdvbcswk3y4g" text:style-name="Index_20_Link" text:visited-style-name="Index_20_Link"><text:span text:style-name="T4">Press Enter!</text:span></text:a></text:p>
          <text:p text:style-name="P4"><text:a xlink:type="simple" xlink:href="#_ru4a1ve1i5qh" text:style-name="Index_20_Link" text:visited-style-name="Index_20_Link"><text:span text:style-name="T4">Ready</text:span></text:a></text:p>
          <text:p text:style-name="P4"><text:a xlink:type="simple" xlink:href="#_qk1nnrh8eywa" text:style-name="Index_20_Link" text:visited-style-name="Index_20_Link"><text:span text:style-name="T4">Ryokou</text:span></text:a></text:p>
          <text:p text:style-name="P4"><text:a xlink:type="simple" xlink:href="#_gth6a0yw9cgf" text:style-name="Index_20_Link" text:visited-style-name="Index_20_Link"><text:span text:style-name="T4">Sakura</text:span></text:a></text:p>
          <text:p text:style-name="P4"><text:a xlink:type="simple" xlink:href="#_fqwljq7x519b" text:style-name="Index_20_Link" text:visited-style-name="Index_20_Link"><text:span text:style-name="T4">Sayonara April</text:span></text:a></text:p>
          <text:p text:style-name="P4"><text:a xlink:type="simple" xlink:href="#_p9lxmj1thh1e" text:style-name="Index_20_Link" text:visited-style-name="Index_20_Link"><text:span text:style-name="T4">September</text:span></text:a></text:p>
          <text:p text:style-name="P5"><text:a xlink:type="simple" xlink:href="#_fhrb5z26zqt4" text:style-name="Index_20_Link" text:visited-style-name="Index_20_Link"><text:span text:style-name="T4">Tenma Tenma - September</text:span></text:a></text:p>
          <text:p text:style-name="P5"><text:a xlink:type="simple" xlink:href="#_agnv0yjb1jao" text:style-name="Index_20_Link" text:visited-style-name="Index_20_Link"><text:span text:style-name="T4">竹内まりや - SEPTEMBER</text:span></text:a></text:p>
          <text:p text:style-name="P5"><text:a xlink:type="simple" xlink:href="#_dk342v1tqpzu" text:style-name="Index_20_Link" text:visited-style-name="Index_20_Link"><text:span text:style-name="T4">原田知世 - September</text:span></text:a></text:p>
          <text:p text:style-name="P4"><text:a xlink:type="simple" xlink:href="#_j4qfxc2669ll" text:style-name="Index_20_Link" text:visited-style-name="Index_20_Link"><text:span text:style-name="T4">Signal</text:span></text:a></text:p>
          <text:p text:style-name="P4"><text:soft-page-break/><text:a xlink:type="simple" xlink:href="#_2g5rfrfv9dn7" text:style-name="Index_20_Link" text:visited-style-name="Index_20_Link"><text:span text:style-name="T4">SHINE</text:span></text:a></text:p>
          <text:p text:style-name="P4"><text:a xlink:type="simple" xlink:href="#_o9a9ekb90y4o" text:style-name="Index_20_Link" text:visited-style-name="Index_20_Link"><text:span text:style-name="T4">Sneaker - スニーカー</text:span></text:a></text:p>
          <text:p text:style-name="P4"><text:a xlink:type="simple" xlink:href="#_i22chp3zl4o7" text:style-name="Index_20_Link" text:visited-style-name="Index_20_Link"><text:span text:style-name="T4">Snorkel</text:span></text:a></text:p>
          <text:p text:style-name="P4"><text:a xlink:type="simple" xlink:href="#_aeyr17jgqv7" text:style-name="Index_20_Link" text:visited-style-name="Index_20_Link"><text:span text:style-name="T4">speed cake</text:span></text:a></text:p>
          <text:p text:style-name="P4"><text:a xlink:type="simple" xlink:href="#_i1drzc43g9e" text:style-name="Index_20_Link" text:visited-style-name="Index_20_Link"><text:span text:style-name="T4">Spotlight</text:span></text:a></text:p>
          <text:p text:style-name="P4"><text:a xlink:type="simple" xlink:href="#_mq9893nfuyt7" text:style-name="Index_20_Link" text:visited-style-name="Index_20_Link"><text:span text:style-name="T4">Sprinkles!</text:span></text:a></text:p>
          <text:p text:style-name="P4"><text:a xlink:type="simple" xlink:href="#_cz7bkk5sfe38" text:style-name="Index_20_Link" text:visited-style-name="Index_20_Link"><text:span text:style-name="T4">Stay With You</text:span></text:a></text:p>
          <text:p text:style-name="P4"><text:a xlink:type="simple" xlink:href="#_s3uh2fv5ew1t" text:style-name="Index_20_Link" text:visited-style-name="Index_20_Link"><text:span text:style-name="T4">Stems</text:span></text:a></text:p>
          <text:p text:style-name="P4"><text:a xlink:type="simple" xlink:href="#_h6x0v5egeirf" text:style-name="Index_20_Link" text:visited-style-name="Index_20_Link"><text:span text:style-name="T4">Sugar Punk</text:span></text:a></text:p>
          <text:p text:style-name="P4"><text:a xlink:type="simple" xlink:href="#_bc1w63tv8p80" text:style-name="Index_20_Link" text:visited-style-name="Index_20_Link"><text:span text:style-name="T4">Sugar Rush</text:span></text:a></text:p>
          <text:p text:style-name="P4"><text:a xlink:type="simple" xlink:href="#_j9xt1jn8jgix" text:style-name="Index_20_Link" text:visited-style-name="Index_20_Link"><text:span text:style-name="T4">Sugiyuku Hi to Kimi e</text:span></text:a></text:p>
          <text:p text:style-name="P4"><text:a xlink:type="simple" xlink:href="#_76hidtbhks34" text:style-name="Index_20_Link" text:visited-style-name="Index_20_Link"><text:span text:style-name="T4">Summer</text:span></text:a></text:p>
          <text:p text:style-name="P4"><text:a xlink:type="simple" xlink:href="#_eke9mkln4bh9" text:style-name="Index_20_Link" text:visited-style-name="Index_20_Link"><text:span text:style-name="T4">Summer Rain</text:span></text:a></text:p>
          <text:p text:style-name="P4"><text:a xlink:type="simple" xlink:href="#_1yzfia6vt4ji" text:style-name="Index_20_Link" text:visited-style-name="Index_20_Link"><text:span text:style-name="T4">Sunny</text:span></text:a></text:p>
          <text:p text:style-name="P4"><text:a xlink:type="simple" xlink:href="#_l67l8klk4ffi" text:style-name="Index_20_Link" text:visited-style-name="Index_20_Link"><text:span text:style-name="T4">Sunset</text:span></text:a></text:p>
          <text:p text:style-name="P5"><text:a xlink:type="simple" xlink:href="#_z67ft6vz90rg" text:style-name="Index_20_Link" text:visited-style-name="Index_20_Link"><text:span text:style-name="T4">Sunset (Wave Meow Remix)</text:span></text:a></text:p>
          <text:p text:style-name="P4"><text:a xlink:type="simple" xlink:href="#_u2e9ep4np60j" text:style-name="Index_20_Link" text:visited-style-name="Index_20_Link"><text:span text:style-name="T4">Sweet</text:span></text:a></text:p>
          <text:p text:style-name="P4"><text:a xlink:type="simple" xlink:href="#_qwbeeyyp7ofl" text:style-name="Index_20_Link" text:visited-style-name="Index_20_Link"><text:span text:style-name="T4">Sweet Crepe</text:span></text:a></text:p>
          <text:p text:style-name="P4"><text:a xlink:type="simple" xlink:href="#_ybkojyegp1rt" text:style-name="Index_20_Link" text:visited-style-name="Index_20_Link"><text:span text:style-name="T4">Takarabako</text:span></text:a></text:p>
          <text:p text:style-name="P4"><text:a xlink:type="simple" xlink:href="#_6ieddu54ozlh" text:style-name="Index_20_Link" text:visited-style-name="Index_20_Link"><text:span text:style-name="T4">Tea Time</text:span></text:a></text:p>
          <text:p text:style-name="P5"><text:a xlink:type="simple" xlink:href="#_bn7y3z2c0juw" text:style-name="Index_20_Link" text:visited-style-name="Index_20_Link"><text:span text:style-name="T4">Tea Time (dextrust Remix)</text:span></text:a></text:p>
          <text:p text:style-name="P4"><text:a xlink:type="simple" xlink:href="#_jme26soemgwv" text:style-name="Index_20_Link" text:visited-style-name="Index_20_Link"><text:span text:style-name="T4">Teach Me How To</text:span></text:a></text:p>
          <text:p text:style-name="P4"><text:a xlink:type="simple" xlink:href="#_dvakyzw1kxa" text:style-name="Index_20_Link" text:visited-style-name="Index_20_Link"><text:span text:style-name="T4">Tomori</text:span></text:a></text:p>
          <text:p text:style-name="P4"><text:a xlink:type="simple" xlink:href="#_1nxjgk7cxjn" text:style-name="Index_20_Link" text:visited-style-name="Index_20_Link"><text:span text:style-name="T4">Treats</text:span></text:a></text:p>
          <text:p text:style-name="P4"><text:a xlink:type="simple" xlink:href="#_8ljauh4waglr" text:style-name="Index_20_Link" text:visited-style-name="Index_20_Link"><text:span text:style-name="T4">Triple Sweet</text:span></text:a></text:p>
          <text:p text:style-name="P4"><text:a xlink:type="simple" xlink:href="#_eoir6rksf4xn" text:style-name="Index_20_Link" text:visited-style-name="Index_20_Link"><text:span text:style-name="T4">Uchiage Hanabi</text:span></text:a></text:p>
          <text:p text:style-name="P4"><text:a xlink:type="simple" xlink:href="#_cjq5vmfxwp8f" text:style-name="Index_20_Link" text:visited-style-name="Index_20_Link"><text:span text:style-name="T4">Woah!</text:span></text:a></text:p>
          <text:p text:style-name="P4"><text:soft-page-break/><text:a xlink:type="simple" xlink:href="#_6va3h5dwx7wq" text:style-name="Index_20_Link" text:visited-style-name="Index_20_Link"><text:span text:style-name="T4">Virtual Rush</text:span></text:a></text:p>
          <text:p text:style-name="P4"><text:a xlink:type="simple" xlink:href="#_upb7pgwfvqcf" text:style-name="Index_20_Link" text:visited-style-name="Index_20_Link"><text:span text:style-name="T4">Yozora wa Nandemo Shitteru no?</text:span></text:a></text:p>
          <text:p text:style-name="P5"><text:a xlink:type="simple" xlink:href="#_inv7ywab47dx" text:style-name="Index_20_Link" text:visited-style-name="Index_20_Link"><text:span text:style-name="T4">Yozora wa Nandemo Shitteru no? (Nathaniel Keith Remix)</text:span></text:a></text:p>
          <text:p text:style-name="P4"><text:a xlink:type="simple" xlink:href="#_u9ygzt5af2cb" text:style-name="Index_20_Link" text:visited-style-name="Index_20_Link"><text:span text:style-name="T4">打上花火</text:span></text:a></text:p>
          <text:p text:style-name="P4"><text:a xlink:type="simple" xlink:href="#_5u9qiv2z6jo4" text:style-name="Index_20_Link" text:visited-style-name="Index_20_Link"><text:span text:style-name="T4">宇宙の愛</text:span></text:a></text:p>
          <text:p text:style-name="P4"><text:a xlink:type="simple" xlink:href="#_civ002k69toy" text:style-name="Index_20_Link" text:visited-style-name="Index_20_Link"><text:span text:style-name="T4">えがおの花束</text:span></text:a></text:p>
          <text:p text:style-name="P4"><text:a xlink:type="simple" xlink:href="#_lbe1s0s6a1u" text:style-name="Index_20_Link" text:visited-style-name="Index_20_Link"><text:span text:style-name="T4">ジェリーフィッシュ</text:span></text:a></text:p>
          <text:p text:style-name="P4"><text:a xlink:type="simple" xlink:href="#_dp6uauj67x7u" text:style-name="Index_20_Link" text:visited-style-name="Index_20_Link"><text:span text:style-name="T4">過ぎゆく日と君へ</text:span></text:a></text:p>
          <text:p text:style-name="P4"><text:a xlink:type="simple" xlink:href="#_g69il3pgw9ci" text:style-name="Index_20_Link" text:visited-style-name="Index_20_Link"><text:span text:style-name="T4">夏の真夜中</text:span></text:a></text:p>
          <text:p text:style-name="P4"><text:a xlink:type="simple" xlink:href="#_v5knoavk71y1" text:style-name="Index_20_Link" text:visited-style-name="Index_20_Link"><text:span text:style-name="T4">何も考えてない時の僕</text:span></text:a></text:p>
          <text:p text:style-name="P4"><text:a xlink:type="simple" xlink:href="#_axb4tvp6vj20" text:style-name="Index_20_Link" text:visited-style-name="Index_20_Link"><text:span text:style-name="T4">始める</text:span></text:a></text:p>
          <text:p text:style-name="P4"><text:a xlink:type="simple" xlink:href="#_rfxcj775phjc" text:style-name="Index_20_Link" text:visited-style-name="Index_20_Link"><text:span text:style-name="T4">はんぶんこ花火</text:span></text:a></text:p>
          <text:p text:style-name="P5"><text:a xlink:type="simple" xlink:href="#_ry22my6rvc16" text:style-name="Index_20_Link" text:visited-style-name="Index_20_Link"><text:span text:style-name="T4">はんぶんこ花火 (Dream Hackers Remix)</text:span></text:a></text:p>
          <text:p text:style-name="P4"><text:a xlink:type="simple" xlink:href="#_ctv9ksgak2o0" text:style-name="Index_20_Link" text:visited-style-name="Index_20_Link"><text:span text:style-name="T4">枕元にゴースト</text:span></text:a></text:p>
          <text:p text:style-name="P5"><text:a xlink:type="simple" xlink:href="#_vxh3g4oz4zyz" text:style-name="Index_20_Link" text:visited-style-name="Index_20_Link"><text:span text:style-name="T4">枕元にゴースト (KATOMORI Remix)</text:span></text:a></text:p>
          <text:p text:style-name="P4"><text:a xlink:type="simple" xlink:href="#_rjf5bqh5ijn5" text:style-name="Index_20_Link" text:visited-style-name="Index_20_Link"><text:span text:style-name="T4">夜空はなんでも知ってるの？</text:span></text:a></text:p>
          <text:p text:style-name="P2"><text:a xlink:type="simple" xlink:href="#_g4q076n8drxe" text:style-name="Index_20_Link" text:visited-style-name="Index_20_Link"><text:span text:style-name="T4">Artist</text:span></text:a></text:p>
          <text:p text:style-name="P4"><text:a xlink:type="simple" xlink:href="#_dhwxsuhtdme" text:style-name="Index_20_Link" text:visited-style-name="Index_20_Link"><text:span text:style-name="T4">2ToneDisco</text:span></text:a></text:p>
          <text:p text:style-name="P4"><text:a xlink:type="simple" xlink:href="#_gsima38panzk" text:style-name="Index_20_Link" text:visited-style-name="Index_20_Link"><text:span text:style-name="T4">AIKA</text:span></text:a></text:p>
          <text:p text:style-name="P4"><text:a xlink:type="simple" xlink:href="#_8ncza2tbb2oy" text:style-name="Index_20_Link" text:visited-style-name="Index_20_Link"><text:span text:style-name="T4">Aiobahn</text:span></text:a></text:p>
          <text:p text:style-name="P4"><text:a xlink:type="simple" xlink:href="#_w46utrtqjiv" text:style-name="Index_20_Link" text:visited-style-name="Index_20_Link"><text:span text:style-name="T4">Aire</text:span></text:a></text:p>
          <text:p text:style-name="P4"><text:a xlink:type="simple" xlink:href="#_27lm3afm44mj" text:style-name="Index_20_Link" text:visited-style-name="Index_20_Link"><text:span text:style-name="T4">alpha</text:span></text:a></text:p>
          <text:p text:style-name="P4"><text:a xlink:type="simple" xlink:href="#_gah6k1cw5mf9" text:style-name="Index_20_Link" text:visited-style-name="Index_20_Link"><text:span text:style-name="T4">amacchi</text:span></text:a></text:p>
          <text:p text:style-name="P4"><text:a xlink:type="simple" xlink:href="#_r0zdb3p3cow2" text:style-name="Index_20_Link" text:visited-style-name="Index_20_Link"><text:span text:style-name="T4">Ancraft</text:span></text:a></text:p>
          <text:p text:style-name="P4"><text:a xlink:type="simple" xlink:href="#_1vqfsgie8vr2" text:style-name="Index_20_Link" text:visited-style-name="Index_20_Link"><text:span text:style-name="T4">ANDROID52</text:span></text:a></text:p>
          <text:p text:style-name="P4"><text:a xlink:type="simple" xlink:href="#_h69u8trwpgjd" text:style-name="Index_20_Link" text:visited-style-name="Index_20_Link"><text:span text:style-name="T4">Antenna Girl</text:span></text:a></text:p>
          <text:p text:style-name="P4"><text:a xlink:type="simple" xlink:href="#_tvxkw39etw2" text:style-name="Index_20_Link" text:visited-style-name="Index_20_Link"><text:span text:style-name="T4">ARForest</text:span></text:a></text:p>
          <text:p text:style-name="P4"><text:soft-page-break/><text:a xlink:type="simple" xlink:href="#_j4psufciex4t" text:style-name="Index_20_Link" text:visited-style-name="Index_20_Link"><text:span text:style-name="T4">ayiko</text:span></text:a></text:p>
          <text:p text:style-name="P4"><text:a xlink:type="simple" xlink:href="#_ybpcix3gr3v2" text:style-name="Index_20_Link" text:visited-style-name="Index_20_Link"><text:span text:style-name="T4">B3LLA</text:span></text:a></text:p>
          <text:p text:style-name="P4"><text:a xlink:type="simple" xlink:href="#_mqol9jfolyr5" text:style-name="Index_20_Link" text:visited-style-name="Index_20_Link"><text:span text:style-name="T4">BB Yukus</text:span></text:a></text:p>
          <text:p text:style-name="P4"><text:a xlink:type="simple" xlink:href="#_8j9186oc417q" text:style-name="Index_20_Link" text:visited-style-name="Index_20_Link"><text:span text:style-name="T4">Capchii</text:span></text:a></text:p>
          <text:p text:style-name="P4"><text:a xlink:type="simple" xlink:href="#_nemzrigfapbg" text:style-name="Index_20_Link" text:visited-style-name="Index_20_Link"><text:span text:style-name="T4">Cinders</text:span></text:a></text:p>
          <text:p text:style-name="P4"><text:a xlink:type="simple" xlink:href="#_639tg9rilqok" text:style-name="Index_20_Link" text:visited-style-name="Index_20_Link"><text:span text:style-name="T4">Cloudier</text:span></text:a></text:p>
          <text:p text:style-name="P4"><text:a xlink:type="simple" xlink:href="#_gr7kq6jobe0b" text:style-name="Index_20_Link" text:visited-style-name="Index_20_Link"><text:span text:style-name="T4">Club2Tokyo</text:span></text:a></text:p>
          <text:p text:style-name="P4"><text:a xlink:type="simple" xlink:href="#_bgzdx0kfsc4j" text:style-name="Index_20_Link" text:visited-style-name="Index_20_Link"><text:span text:style-name="T4">COSMICOSMO</text:span></text:a></text:p>
          <text:p text:style-name="P4"><text:a xlink:type="simple" xlink:href="#_r42839muawzb" text:style-name="Index_20_Link" text:visited-style-name="Index_20_Link"><text:span text:style-name="T4">CSGOD</text:span></text:a></text:p>
          <text:p text:style-name="P4"><text:a xlink:type="simple" xlink:href="#_x9w3h0bsnryv" text:style-name="Index_20_Link" text:visited-style-name="Index_20_Link"><text:span text:style-name="T4">cute girls doing cute things</text:span></text:a></text:p>
          <text:p text:style-name="P4"><text:a xlink:type="simple" xlink:href="#_avq9ac9r1il5" text:style-name="Index_20_Link" text:visited-style-name="Index_20_Link"><text:span text:style-name="T4">dark cat</text:span></text:a></text:p>
          <text:p text:style-name="P4"><text:a xlink:type="simple" xlink:href="#_g3dvosm7pyn8" text:style-name="Index_20_Link" text:visited-style-name="Index_20_Link"><text:span text:style-name="T4">DarTokki</text:span></text:a></text:p>
          <text:p text:style-name="P4"><text:a xlink:type="simple" xlink:href="#_33qv8z4c07v4" text:style-name="Index_20_Link" text:visited-style-name="Index_20_Link"><text:span text:style-name="T4">dextrust</text:span></text:a></text:p>
          <text:p text:style-name="P4"><text:a xlink:type="simple" xlink:href="#_vmr4b4io2nt4" text:style-name="Index_20_Link" text:visited-style-name="Index_20_Link"><text:span text:style-name="T4">Dream Hackers</text:span></text:a></text:p>
          <text:p text:style-name="P4"><text:a xlink:type="simple" xlink:href="#_eieyvea0x3py" text:style-name="Index_20_Link" text:visited-style-name="Index_20_Link"><text:span text:style-name="T4">Elkuu</text:span></text:a></text:p>
          <text:p text:style-name="P4"><text:a xlink:type="simple" xlink:href="#_nvbepg7r4m1d" text:style-name="Index_20_Link" text:visited-style-name="Index_20_Link"><text:span text:style-name="T4">Elliot Hsu</text:span></text:a></text:p>
          <text:p text:style-name="P4"><text:a xlink:type="simple" xlink:href="#_8dwie11js5pk" text:style-name="Index_20_Link" text:visited-style-name="Index_20_Link"><text:span text:style-name="T4">factal</text:span></text:a></text:p>
          <text:p text:style-name="P4"><text:a xlink:type="simple" xlink:href="#_jfbvmtr7srxf" text:style-name="Index_20_Link" text:visited-style-name="Index_20_Link"><text:span text:style-name="T4">FiASKO( ｡•ㅅ• ｡)ため息</text:span></text:a></text:p>
          <text:p text:style-name="P4"><text:a xlink:type="simple" xlink:href="#_leba6he4mmcn" text:style-name="Index_20_Link" text:visited-style-name="Index_20_Link"><text:span text:style-name="T4">Foxful</text:span></text:a></text:p>
          <text:p text:style-name="P4"><text:a xlink:type="simple" xlink:href="#_r6r31v92k66d" text:style-name="Index_20_Link" text:visited-style-name="Index_20_Link"><text:span text:style-name="T4">Freezer</text:span></text:a></text:p>
          <text:p text:style-name="P4"><text:a xlink:type="simple" xlink:href="#_nkzynj9bar0t" text:style-name="Index_20_Link" text:visited-style-name="Index_20_Link"><text:span text:style-name="T4">fusq</text:span></text:a></text:p>
          <text:p text:style-name="P4"><text:a xlink:type="simple" xlink:href="#_eob275l1b02b" text:style-name="Index_20_Link" text:visited-style-name="Index_20_Link"><text:span text:style-name="T4">haki</text:span></text:a></text:p>
          <text:p text:style-name="P4"><text:a xlink:type="simple" xlink:href="#_k4t65l58hawz" text:style-name="Index_20_Link" text:visited-style-name="Index_20_Link"><text:span text:style-name="T4">Happy Kuru Kuru</text:span></text:a></text:p>
          <text:p text:style-name="P4"><text:a xlink:type="simple" xlink:href="#_ycwjyd3dz3v1" text:style-name="Index_20_Link" text:visited-style-name="Index_20_Link"><text:span text:style-name="T4">Harito</text:span></text:a></text:p>
          <text:p text:style-name="P4"><text:a xlink:type="simple" xlink:href="#_cb1edruu6rld" text:style-name="Index_20_Link" text:visited-style-name="Index_20_Link"><text:span text:style-name="T4">HoneyComeBear</text:span></text:a></text:p>
          <text:p text:style-name="P4"><text:a xlink:type="simple" xlink:href="#_4olapioscn3p" text:style-name="Index_20_Link" text:visited-style-name="Index_20_Link"><text:span text:style-name="T4">Hyp3rsleep</text:span></text:a></text:p>
          <text:p text:style-name="P4"><text:a xlink:type="simple" xlink:href="#_sri1uxkoegtx" text:style-name="Index_20_Link" text:visited-style-name="Index_20_Link"><text:span text:style-name="T4">ichika</text:span></text:a></text:p>
          <text:p text:style-name="P4"><text:soft-page-break/><text:a xlink:type="simple" xlink:href="#_rji4wwdx41l2" text:style-name="Index_20_Link" text:visited-style-name="Index_20_Link"><text:span text:style-name="T4">ikura</text:span></text:a></text:p>
          <text:p text:style-name="P4"><text:a xlink:type="simple" xlink:href="#_7ujxozxsf0tf" text:style-name="Index_20_Link" text:visited-style-name="Index_20_Link"><text:span text:style-name="T4">Ironami</text:span></text:a></text:p>
          <text:p text:style-name="P4"><text:a xlink:type="simple" xlink:href="#_u2vo90g9luny" text:style-name="Index_20_Link" text:visited-style-name="Index_20_Link"><text:span text:style-name="T4">Jonty Kennedy</text:span></text:a></text:p>
          <text:p text:style-name="P4"><text:a xlink:type="simple" xlink:href="#_et820bc50pyo" text:style-name="Index_20_Link" text:visited-style-name="Index_20_Link"><text:span text:style-name="T4">Jotori</text:span></text:a></text:p>
          <text:p text:style-name="P4"><text:a xlink:type="simple" xlink:href="#_b3z7svft1gmv" text:style-name="Index_20_Link" text:visited-style-name="Index_20_Link"><text:span text:style-name="T4">Jun Kuroda</text:span></text:a></text:p>
          <text:p text:style-name="P4"><text:a xlink:type="simple" xlink:href="#_ka88daptn52l" text:style-name="Index_20_Link" text:visited-style-name="Index_20_Link"><text:span text:style-name="T4">juunana</text:span></text:a></text:p>
          <text:p text:style-name="P4"><text:a xlink:type="simple" xlink:href="#_br1osg950art" text:style-name="Index_20_Link" text:visited-style-name="Index_20_Link"><text:span text:style-name="T4">Kagi</text:span></text:a></text:p>
          <text:p text:style-name="P4"><text:a xlink:type="simple" xlink:href="#_llsf44cfp5ka" text:style-name="Index_20_Link" text:visited-style-name="Index_20_Link"><text:span text:style-name="T4">kamaboko</text:span></text:a></text:p>
          <text:p text:style-name="P4"><text:a xlink:type="simple" xlink:href="#_87c8b4lz0tfc" text:style-name="Index_20_Link" text:visited-style-name="Index_20_Link"><text:span text:style-name="T4">KarameL</text:span></text:a></text:p>
          <text:p text:style-name="P4"><text:a xlink:type="simple" xlink:href="#_8j5srvexe1n9" text:style-name="Index_20_Link" text:visited-style-name="Index_20_Link"><text:span text:style-name="T4">KATOMORI</text:span></text:a></text:p>
          <text:p text:style-name="P4"><text:a xlink:type="simple" xlink:href="#_lque5g828wlw" text:style-name="Index_20_Link" text:visited-style-name="Index_20_Link"><text:span text:style-name="T4">Kazmasa</text:span></text:a></text:p>
          <text:p text:style-name="P4"><text:a xlink:type="simple" xlink:href="#_rbw3m3nm8sx6" text:style-name="Index_20_Link" text:visited-style-name="Index_20_Link"><text:span text:style-name="T4">Kiichigo</text:span></text:a></text:p>
          <text:p text:style-name="P4"><text:a xlink:type="simple" xlink:href="#_p4fpoboztfx7" text:style-name="Index_20_Link" text:visited-style-name="Index_20_Link"><text:span text:style-name="T4">Kimchisushi</text:span></text:a></text:p>
          <text:p text:style-name="P4"><text:a xlink:type="simple" xlink:href="#_7yshr1xlnstb" text:style-name="Index_20_Link" text:visited-style-name="Index_20_Link"><text:span text:style-name="T4">Kimii</text:span></text:a></text:p>
          <text:p text:style-name="P4"><text:a xlink:type="simple" xlink:href="#_enc6r14zuqi6" text:style-name="Index_20_Link" text:visited-style-name="Index_20_Link"><text:span text:style-name="T4">Kirara Magic</text:span></text:a></text:p>
          <text:p text:style-name="P4"><text:a xlink:type="simple" xlink:href="#_1bhyvxb8ybtp" text:style-name="Index_20_Link" text:visited-style-name="Index_20_Link"><text:span text:style-name="T4">Kocyamarü</text:span></text:a></text:p>
          <text:p text:style-name="P4"><text:a xlink:type="simple" xlink:href="#_caf9wdwn8vwj" text:style-name="Index_20_Link" text:visited-style-name="Index_20_Link"><text:span text:style-name="T4">KODOMOi</text:span></text:a></text:p>
          <text:p text:style-name="P4"><text:a xlink:type="simple" xlink:href="#_3e919dmjro8p" text:style-name="Index_20_Link" text:visited-style-name="Index_20_Link"><text:span text:style-name="T4">KOTOKO</text:span></text:a></text:p>
          <text:p text:style-name="P4"><text:a xlink:type="simple" xlink:href="#_slz9r3sjhttz" text:style-name="Index_20_Link" text:visited-style-name="Index_20_Link"><text:span text:style-name="T4">KOTONOHOUSE</text:span></text:a></text:p>
          <text:p text:style-name="P4"><text:a xlink:type="simple" xlink:href="#_6b6w9ugy8lg2" text:style-name="Index_20_Link" text:visited-style-name="Index_20_Link"><text:span text:style-name="T4">Kuccii</text:span></text:a></text:p>
          <text:p text:style-name="P4"><text:a xlink:type="simple" xlink:href="#_6hmukk7y1ag5" text:style-name="Index_20_Link" text:visited-style-name="Index_20_Link"><text:span text:style-name="T4">Kyoto Black</text:span></text:a></text:p>
          <text:p text:style-name="P4"><text:a xlink:type="simple" xlink:href="#_naqpqhbxrw8o" text:style-name="Index_20_Link" text:visited-style-name="Index_20_Link"><text:span text:style-name="T4">Lafale</text:span></text:a></text:p>
          <text:p text:style-name="P4"><text:a xlink:type="simple" xlink:href="#_kuvtmm7dnfxx" text:style-name="Index_20_Link" text:visited-style-name="Index_20_Link"><text:span text:style-name="T4">Lewis</text:span></text:a></text:p>
          <text:p text:style-name="P4"><text:a xlink:type="simple" xlink:href="#_7q20zk2idm05" text:style-name="Index_20_Link" text:visited-style-name="Index_20_Link"><text:span text:style-name="T4">Lois</text:span></text:a></text:p>
          <text:p text:style-name="P4"><text:a xlink:type="simple" xlink:href="#_2h14l7bpi8q9" text:style-name="Index_20_Link" text:visited-style-name="Index_20_Link"><text:span text:style-name="T4">Lyrit</text:span></text:a></text:p>
          <text:p text:style-name="P4"><text:a xlink:type="simple" xlink:href="#_wpmuccdyq36d" text:style-name="Index_20_Link" text:visited-style-name="Index_20_Link"><text:span text:style-name="T4">Mameyudoufu</text:span></text:a></text:p>
          <text:p text:style-name="P4"><text:a xlink:type="simple" xlink:href="#_ph1ykiv36dw1" text:style-name="Index_20_Link" text:visited-style-name="Index_20_Link"><text:span text:style-name="T4">Mashilo</text:span></text:a></text:p>
          <text:p text:style-name="P4"><text:soft-page-break/><text:a xlink:type="simple" xlink:href="#_xrpl5vemqi10" text:style-name="Index_20_Link" text:visited-style-name="Index_20_Link"><text:span text:style-name="T4">Meeyo</text:span></text:a></text:p>
          <text:p text:style-name="P4"><text:a xlink:type="simple" xlink:href="#_dodwkxqkm279" text:style-name="Index_20_Link" text:visited-style-name="Index_20_Link"><text:span text:style-name="T4">Mihka!</text:span></text:a></text:p>
          <text:p text:style-name="P4"><text:a xlink:type="simple" xlink:href="#_7qxdwvhafgey" text:style-name="Index_20_Link" text:visited-style-name="Index_20_Link"><text:span text:style-name="T4">Milkoi</text:span></text:a></text:p>
          <text:p text:style-name="P4"><text:a xlink:type="simple" xlink:href="#_6eg5hqijnm0z" text:style-name="Index_20_Link" text:visited-style-name="Index_20_Link"><text:span text:style-name="T4">Miruku</text:span></text:a></text:p>
          <text:p text:style-name="P4"><text:a xlink:type="simple" xlink:href="#_a3zfwvdl3odw" text:style-name="Index_20_Link" text:visited-style-name="Index_20_Link"><text:span text:style-name="T4">Moe Loli</text:span></text:a></text:p>
          <text:p text:style-name="P4"><text:a xlink:type="simple" xlink:href="#_rgls58t3by2h" text:style-name="Index_20_Link" text:visited-style-name="Index_20_Link"><text:span text:style-name="T4">Moe Shop</text:span></text:a></text:p>
          <text:p text:style-name="P4"><text:a xlink:type="simple" xlink:href="#_eg977yfgllpo" text:style-name="Index_20_Link" text:visited-style-name="Index_20_Link"><text:span text:style-name="T4">MojiX!</text:span></text:a></text:p>
          <text:p text:style-name="P4"><text:a xlink:type="simple" xlink:href="#_x742xkn6h382" text:style-name="Index_20_Link" text:visited-style-name="Index_20_Link"><text:span text:style-name="T4">MYLK</text:span></text:a></text:p>
          <text:p text:style-name="P4"><text:a xlink:type="simple" xlink:href="#_a8jddqv07m4e" text:style-name="Index_20_Link" text:visited-style-name="Index_20_Link"><text:span text:style-name="T4">Mysteka</text:span></text:a></text:p>
          <text:p text:style-name="P4"><text:a xlink:type="simple" xlink:href="#_4xzn00xjkofu" text:style-name="Index_20_Link" text:visited-style-name="Index_20_Link"><text:span text:style-name="T4">Nagase Yuuta</text:span></text:a></text:p>
          <text:p text:style-name="P4"><text:a xlink:type="simple" xlink:href="#_tsd5y963f9uh" text:style-name="Index_20_Link" text:visited-style-name="Index_20_Link"><text:span text:style-name="T4">NaNa</text:span></text:a></text:p>
          <text:p text:style-name="P4"><text:a xlink:type="simple" xlink:href="#_jr5sg4x03wyq" text:style-name="Index_20_Link" text:visited-style-name="Index_20_Link"><text:span text:style-name="T4">Nansuke</text:span></text:a></text:p>
          <text:p text:style-name="P4"><text:a xlink:type="simple" xlink:href="#_2e1mcow9f4h0" text:style-name="Index_20_Link" text:visited-style-name="Index_20_Link"><text:span text:style-name="T4">Nathaniel Keith</text:span></text:a></text:p>
          <text:p text:style-name="P4"><text:a xlink:type="simple" xlink:href="#_1oxz4hz3zcy4" text:style-name="Index_20_Link" text:visited-style-name="Index_20_Link"><text:span text:style-name="T4">nayuta</text:span></text:a></text:p>
          <text:p text:style-name="P4"><text:a xlink:type="simple" xlink:href="#_27elppeph0v2" text:style-name="Index_20_Link" text:visited-style-name="Index_20_Link"><text:span text:style-name="T4">Neko Hacker</text:span></text:a></text:p>
          <text:p text:style-name="P4"><text:a xlink:type="simple" xlink:href="#_5f435j5my4wp" text:style-name="Index_20_Link" text:visited-style-name="Index_20_Link"><text:span text:style-name="T4">nicamoq</text:span></text:a></text:p>
          <text:p text:style-name="P4"><text:a xlink:type="simple" xlink:href="#_igzcvnqbktt2" text:style-name="Index_20_Link" text:visited-style-name="Index_20_Link"><text:span text:style-name="T4">NieWals</text:span></text:a></text:p>
          <text:p text:style-name="P4"><text:a xlink:type="simple" xlink:href="#_f6lst5kj6gnf" text:style-name="Index_20_Link" text:visited-style-name="Index_20_Link"><text:span text:style-name="T4">nikoi0227</text:span></text:a></text:p>
          <text:p text:style-name="P4"><text:a xlink:type="simple" xlink:href="#_zhowyk3u19u" text:style-name="Index_20_Link" text:visited-style-name="Index_20_Link"><text:span text:style-name="T4">nyankobrq</text:span></text:a></text:p>
          <text:p text:style-name="P4"><text:a xlink:type="simple" xlink:href="#_viunkbaojd60" text:style-name="Index_20_Link" text:visited-style-name="Index_20_Link"><text:span text:style-name="T4">NYOKI</text:span></text:a></text:p>
          <text:p text:style-name="P4"><text:a xlink:type="simple" xlink:href="#_o1xb204agss6" text:style-name="Index_20_Link" text:visited-style-name="Index_20_Link"><text:span text:style-name="T4">OHEY</text:span></text:a></text:p>
          <text:p text:style-name="P4"><text:a xlink:type="simple" xlink:href="#_bklqqyvc4br1" text:style-name="Index_20_Link" text:visited-style-name="Index_20_Link"><text:span text:style-name="T4">omniboi</text:span></text:a></text:p>
          <text:p text:style-name="P4"><text:a xlink:type="simple" xlink:href="#_skw4o59cttq3" text:style-name="Index_20_Link" text:visited-style-name="Index_20_Link"><text:span text:style-name="T4">osirasekita</text:span></text:a></text:p>
          <text:p text:style-name="P4"><text:a xlink:type="simple" xlink:href="#_qkvfa0x857gz" text:style-name="Index_20_Link" text:visited-style-name="Index_20_Link"><text:span text:style-name="T4">P3PPER</text:span></text:a></text:p>
          <text:p text:style-name="P4"><text:a xlink:type="simple" xlink:href="#_u920565gc6fz" text:style-name="Index_20_Link" text:visited-style-name="Index_20_Link"><text:span text:style-name="T4">Pandrezz</text:span></text:a></text:p>
          <text:p text:style-name="P4"><text:a xlink:type="simple" xlink:href="#_cijhg0fnirmh" text:style-name="Index_20_Link" text:visited-style-name="Index_20_Link"><text:span text:style-name="T4">PIKASONIC</text:span></text:a></text:p>
          <text:p text:style-name="P4"><text:a xlink:type="simple" xlink:href="#_gi1e4uni729a" text:style-name="Index_20_Link" text:visited-style-name="Index_20_Link"><text:span text:style-name="T4">PLEEG</text:span></text:a></text:p>
          <text:p text:style-name="P4"><text:soft-page-break/><text:a xlink:type="simple" xlink:href="#_sx1a6j87i8d1" text:style-name="Index_20_Link" text:visited-style-name="Index_20_Link"><text:span text:style-name="T4">Project Skylate</text:span></text:a></text:p>
          <text:p text:style-name="P4"><text:a xlink:type="simple" xlink:href="#_6fpz4a84wies" text:style-name="Index_20_Link" text:visited-style-name="Index_20_Link"><text:span text:style-name="T4">r3n</text:span></text:a></text:p>
          <text:p text:style-name="P4"><text:a xlink:type="simple" xlink:href="#_kn5j3a8vc4e" text:style-name="Index_20_Link" text:visited-style-name="Index_20_Link"><text:span text:style-name="T4">RUQOA</text:span></text:a></text:p>
          <text:p text:style-name="P4"><text:a xlink:type="simple" xlink:href="#_1rfix82tsoxf" text:style-name="Index_20_Link" text:visited-style-name="Index_20_Link"><text:span text:style-name="T4">SaMZIng</text:span></text:a></text:p>
          <text:p text:style-name="P4"><text:a xlink:type="simple" xlink:href="#_kwfopb8q3hph" text:style-name="Index_20_Link" text:visited-style-name="Index_20_Link"><text:span text:style-name="T4">Sein &amp; Music</text:span></text:a></text:p>
          <text:p text:style-name="P4"><text:a xlink:type="simple" xlink:href="#_nrhq1c6sw09f" text:style-name="Index_20_Link" text:visited-style-name="Index_20_Link"><text:span text:style-name="T4">Slappy</text:span></text:a></text:p>
          <text:p text:style-name="P4"><text:a xlink:type="simple" xlink:href="#_rnn40me4y5ob" text:style-name="Index_20_Link" text:visited-style-name="Index_20_Link"><text:span text:style-name="T4">slumberless</text:span></text:a></text:p>
          <text:p text:style-name="P4"><text:a xlink:type="simple" xlink:href="#_8ll1lqcg3i6k" text:style-name="Index_20_Link" text:visited-style-name="Index_20_Link"><text:span text:style-name="T4">Snail's House</text:span></text:a></text:p>
          <text:p text:style-name="P4"><text:a xlink:type="simple" xlink:href="#_yov4o2318283" text:style-name="Index_20_Link" text:visited-style-name="Index_20_Link"><text:span text:style-name="T4">SoLush</text:span></text:a></text:p>
          <text:p text:style-name="P4"><text:a xlink:type="simple" xlink:href="#_9v5pd42hkxg1" text:style-name="Index_20_Link" text:visited-style-name="Index_20_Link"><text:span text:style-name="T4">Stereoman</text:span></text:a></text:p>
          <text:p text:style-name="P4"><text:a xlink:type="simple" xlink:href="#_lwuo0wa5lb3u" text:style-name="Index_20_Link" text:visited-style-name="Index_20_Link"><text:span text:style-name="T4">Stessie</text:span></text:a></text:p>
          <text:p text:style-name="P4"><text:a xlink:type="simple" xlink:href="#_db2ivwh8vlmt" text:style-name="Index_20_Link" text:visited-style-name="Index_20_Link"><text:span text:style-name="T4">Street</text:span></text:a></text:p>
          <text:p text:style-name="P4"><text:a xlink:type="simple" xlink:href="#_o05es4ynjkoi" text:style-name="Index_20_Link" text:visited-style-name="Index_20_Link"><text:span text:style-name="T4">succducc</text:span></text:a></text:p>
          <text:p text:style-name="P4"><text:a xlink:type="simple" xlink:href="#_kerhu9z8t23n" text:style-name="Index_20_Link" text:visited-style-name="Index_20_Link"><text:span text:style-name="T4">Sweet Dove</text:span></text:a></text:p>
          <text:p text:style-name="P4"><text:a xlink:type="simple" xlink:href="#_fzdlr4ghcxbv" text:style-name="Index_20_Link" text:visited-style-name="Index_20_Link"><text:span text:style-name="T4">Synthion</text:span></text:a></text:p>
          <text:p text:style-name="P4"><text:a xlink:type="simple" xlink:href="#_ahl8rt5hfok2" text:style-name="Index_20_Link" text:visited-style-name="Index_20_Link"><text:span text:style-name="T4">Systile</text:span></text:a></text:p>
          <text:p text:style-name="P4"><text:a xlink:type="simple" xlink:href="#_k6t80jclblzw" text:style-name="Index_20_Link" text:visited-style-name="Index_20_Link"><text:span text:style-name="T4">Syui</text:span></text:a></text:p>
          <text:p text:style-name="P4"><text:a xlink:type="simple" xlink:href="#_xtl8cnmnsstd" text:style-name="Index_20_Link" text:visited-style-name="Index_20_Link"><text:span text:style-name="T4">Tecchi</text:span></text:a></text:p>
          <text:p text:style-name="P4"><text:a xlink:type="simple" xlink:href="#_mybtcf6a7ips" text:style-name="Index_20_Link" text:visited-style-name="Index_20_Link"><text:span text:style-name="T4">Tenkitsune</text:span></text:a></text:p>
          <text:p text:style-name="P4"><text:a xlink:type="simple" xlink:href="#_qj5id5jw3gh9" text:style-name="Index_20_Link" text:visited-style-name="Index_20_Link"><text:span text:style-name="T4">Tenma Tenma</text:span></text:a></text:p>
          <text:p text:style-name="P4"><text:a xlink:type="simple" xlink:href="#_ou2s0vwu1w62" text:style-name="Index_20_Link" text:visited-style-name="Index_20_Link"><text:span text:style-name="T4">tokiwa</text:span></text:a></text:p>
          <text:p text:style-name="P4"><text:a xlink:type="simple" xlink:href="#_lcg5rec1h0we" text:style-name="Index_20_Link" text:visited-style-name="Index_20_Link"><text:span text:style-name="T4">tomatoism</text:span></text:a></text:p>
          <text:p text:style-name="P4"><text:a xlink:type="simple" xlink:href="#_p203k55ymhe7" text:style-name="Index_20_Link" text:visited-style-name="Index_20_Link"><text:span text:style-name="T4">Trifect</text:span></text:a></text:p>
          <text:p text:style-name="P4"><text:a xlink:type="simple" xlink:href="#_voe0ziwglysj" text:style-name="Index_20_Link" text:visited-style-name="Index_20_Link"><text:span text:style-name="T4">unmo</text:span></text:a></text:p>
          <text:p text:style-name="P4"><text:a xlink:type="simple" xlink:href="#_kx29t57pj8ep" text:style-name="Index_20_Link" text:visited-style-name="Index_20_Link"><text:span text:style-name="T4">Wave Meow</text:span></text:a></text:p>
          <text:p text:style-name="P4"><text:a xlink:type="simple" xlink:href="#_upewutlzh2s8" text:style-name="Index_20_Link" text:visited-style-name="Index_20_Link"><text:span text:style-name="T4">WDFQ</text:span></text:a></text:p>
          <text:p text:style-name="P4"><text:a xlink:type="simple" xlink:href="#_8g78v0sui724" text:style-name="Index_20_Link" text:visited-style-name="Index_20_Link"><text:span text:style-name="T4">Wisp X</text:span></text:a></text:p>
          <text:p text:style-name="P4"><text:soft-page-break/><text:a xlink:type="simple" xlink:href="#_krku6v8ulrok" text:style-name="Index_20_Link" text:visited-style-name="Index_20_Link"><text:span text:style-name="T4">XVAN</text:span></text:a></text:p>
          <text:p text:style-name="P4"><text:a xlink:type="simple" xlink:href="#_u1cctvh6nl06" text:style-name="Index_20_Link" text:visited-style-name="Index_20_Link"><text:span text:style-name="T4">Yktr</text:span></text:a></text:p>
          <text:p text:style-name="P4"><text:a xlink:type="simple" xlink:href="#_8yhnpsq6558n" text:style-name="Index_20_Link" text:visited-style-name="Index_20_Link"><text:span text:style-name="T4">Yu-dachi</text:span></text:a></text:p>
          <text:p text:style-name="P4"><text:a xlink:type="simple" xlink:href="#_tjl9ake7hpvu" text:style-name="Index_20_Link" text:visited-style-name="Index_20_Link"><text:span text:style-name="T4">Yunomi</text:span></text:a></text:p>
          <text:p text:style-name="P4"><text:a xlink:type="simple" xlink:href="#_9hoxmhth39l3" text:style-name="Index_20_Link" text:visited-style-name="Index_20_Link"><text:span text:style-name="T4">Zinnie</text:span></text:a></text:p>
          <text:p text:style-name="P4"><text:a xlink:type="simple" xlink:href="#_enzjw2s6z6la" text:style-name="Index_20_Link" text:visited-style-name="Index_20_Link"><text:span text:style-name="T4">アンテナガール</text:span></text:a></text:p>
          <text:p text:style-name="P4"><text:a xlink:type="simple" xlink:href="#_pm93fky996oy" text:style-name="Index_20_Link" text:visited-style-name="Index_20_Link"><text:span text:style-name="T4">妃苺</text:span></text:a></text:p>
          <text:p text:style-name="P4"><text:a xlink:type="simple" xlink:href="#_wjaaep2g15yz" text:style-name="Index_20_Link" text:visited-style-name="Index_20_Link"><text:span text:style-name="T4">永瀬 優太</text:span></text:a></text:p>
          <text:p text:style-name="P2"><text:a xlink:type="simple" xlink:href="#_2bzve3z3qnza" text:style-name="Index_20_Link" text:visited-style-name="Index_20_Link"><text:span text:style-name="T4">Label</text:span></text:a></text:p>
          <text:p text:style-name="P4"><text:a xlink:type="simple" xlink:href="#_jh9akhyxlxcm" text:style-name="Index_20_Link" text:visited-style-name="Index_20_Link"><text:span text:style-name="T4">Chunchunmaru</text:span></text:a></text:p>
          <text:p text:style-name="P4"><text:a xlink:type="simple" xlink:href="#_9f4lj9my2ni9" text:style-name="Index_20_Link" text:visited-style-name="Index_20_Link"><text:span text:style-name="T4">commune310</text:span></text:a></text:p>
          <text:p text:style-name="P4"><text:a xlink:type="simple" xlink:href="#_i7h6vzn226fd" text:style-name="Index_20_Link" text:visited-style-name="Index_20_Link"><text:span text:style-name="T4">Hanabira Bunko</text:span></text:a></text:p>
          <text:p text:style-name="P4"><text:a xlink:type="simple" xlink:href="#_53hr7862iu4c" text:style-name="Index_20_Link" text:visited-style-name="Index_20_Link"><text:span text:style-name="T4">Kirara Records</text:span></text:a></text:p>
          <text:p text:style-name="P4"><text:a xlink:type="simple" xlink:href="#_wqgeb0zg5ne0" text:style-name="Index_20_Link" text:visited-style-name="Index_20_Link"><text:span text:style-name="T4">MELODIC UNIVERSE</text:span></text:a></text:p>
          <text:p text:style-name="P4"><text:a xlink:type="simple" xlink:href="#_8um0vfwvrw65" text:style-name="Index_20_Link" text:visited-style-name="Index_20_Link"><text:span text:style-name="T4">ピンクネオン東京</text:span></text:a></text:p>
          <text:p text:style-name="P2"><text:a xlink:type="simple" xlink:href="#_jda04uu7mxor" text:style-name="Index_20_Link" text:visited-style-name="Index_20_Link"><text:span text:style-name="T4">Curator</text:span></text:a></text:p>
          <text:p text:style-name="P4"><text:a xlink:type="simple" xlink:href="#_3242d6qquv6" text:style-name="Index_20_Link" text:visited-style-name="Index_20_Link"><text:span text:style-name="T4">AkoMusic</text:span></text:a></text:p>
          <text:p text:style-name="P4"><text:a xlink:type="simple" xlink:href="#_89cr6raqhzzv" text:style-name="Index_20_Link" text:visited-style-name="Index_20_Link"><text:span text:style-name="T4">Dayrin</text:span></text:a></text:p>
          <text:p text:style-name="P4"><text:a xlink:type="simple" xlink:href="#_u28dzrunnguo" text:style-name="Index_20_Link" text:visited-style-name="Index_20_Link"><text:span text:style-name="T4">EDMS</text:span></text:a></text:p>
          <text:p text:style-name="P4"><text:a xlink:type="simple" xlink:href="#_s246sbo30yxs" text:style-name="Index_20_Link" text:visited-style-name="Index_20_Link"><text:span text:style-name="T4">Firefly Music</text:span></text:a></text:p>
          <text:p text:style-name="P4"><text:a xlink:type="simple" xlink:href="#_uf44qfhk8c3f" text:style-name="Index_20_Link" text:visited-style-name="Index_20_Link"><text:span text:style-name="T4">GalaxyMusicNet</text:span></text:a></text:p>
          <text:p text:style-name="P4"><text:a xlink:type="simple" xlink:href="#_cihklklewrgy" text:style-name="Index_20_Link" text:visited-style-name="Index_20_Link"><text:span text:style-name="T4">K - Music Sweet</text:span></text:a></text:p>
          <text:p text:style-name="P4"><text:a xlink:type="simple" xlink:href="#_rr2se65llqgi" text:style-name="Index_20_Link" text:visited-style-name="Index_20_Link"><text:span text:style-name="T4">Waifu Wednesdays</text:span></text:a></text:p>
          <text:p text:style-name="P4"><text:a xlink:type="simple" xlink:href="#_qi56n5gt8jen" text:style-name="Index_20_Link" text:visited-style-name="Index_20_Link"><text:span text:style-name="T4">YUUKI MUSIC</text:span></text:a></text:p>
          <text:p text:style-name="P2"><text:a xlink:type="simple" xlink:href="#_2zf9j2h6jz2e" text:style-name="Index_20_Link" text:visited-style-name="Index_20_Link"><text:span text:style-name="T4">Album</text:span></text:a></text:p>
          <text:p text:style-name="P4"><text:a xlink:type="simple" xlink:href="#_1dlg97x7lbcw" text:style-name="Index_20_Link" text:visited-style-name="Index_20_Link"><text:span text:style-name="T4">Ahoge EP</text:span></text:a></text:p>
          <text:p text:style-name="P4"><text:a xlink:type="simple" xlink:href="#_hhzrq61i566j" text:style-name="Index_20_Link" text:visited-style-name="Index_20_Link"><text:span text:style-name="T4">Antique</text:span></text:a></text:p>
          <text:p text:style-name="P4"><text:soft-page-break/><text:a xlink:type="simple" xlink:href="#_ramdfi5ezm6a" text:style-name="Index_20_Link" text:visited-style-name="Index_20_Link"><text:span text:style-name="T4">commune310 suika</text:span></text:a></text:p>
          <text:p text:style-name="P4"><text:a xlink:type="simple" xlink:href="#_vrs83ttjp9fw" text:style-name="Index_20_Link" text:visited-style-name="Index_20_Link"><text:span text:style-name="T4">CSGOD</text:span></text:a></text:p>
          <text:p text:style-name="P4"><text:a xlink:type="simple" xlink:href="#_9cipslwisbwn" text:style-name="Index_20_Link" text:visited-style-name="Index_20_Link"><text:span text:style-name="T4">Dionysian Imitatio: Kawaii</text:span></text:a></text:p>
          <text:p text:style-name="P4"><text:a xlink:type="simple" xlink:href="#_e9atq2i3n8rs" text:style-name="Index_20_Link" text:visited-style-name="Index_20_Link"><text:span text:style-name="T4">Kirara Anthems vol.3</text:span></text:a></text:p>
          <text:p text:style-name="P4"><text:a xlink:type="simple" xlink:href="#_c0c6mlsjyzic" text:style-name="Index_20_Link" text:visited-style-name="Index_20_Link"><text:span text:style-name="T4">Ordinary Songs 2</text:span></text:a></text:p>
          <text:p text:style-name="P4"><text:a xlink:type="simple" xlink:href="#_f86r44885xso" text:style-name="Index_20_Link" text:visited-style-name="Index_20_Link"><text:span text:style-name="T4">Polarity</text:span></text:a></text:p>
          <text:p text:style-name="P4"><text:a xlink:type="simple" xlink:href="#_fy8i91wsdghc" text:style-name="Index_20_Link" text:visited-style-name="Index_20_Link"><text:span text:style-name="T4">Rocket League X RLBU Vol.3</text:span></text:a></text:p>
          <text:p text:style-name="P4"><text:a xlink:type="simple" xlink:href="#_jh5ppvadgylx" text:style-name="Index_20_Link" text:visited-style-name="Index_20_Link"><text:span text:style-name="T4">Snowlight Vol. 2</text:span></text:a></text:p>
          <text:p text:style-name="P4"><text:a xlink:type="simple" xlink:href="#_rf4e6bbaqe48" text:style-name="Index_20_Link" text:visited-style-name="Index_20_Link"><text:span text:style-name="T4">SUMMER!</text:span></text:a></text:p>
          <text:p text:style-name="P4"><text:a xlink:type="simple" xlink:href="#_bscw68b9wlij" text:style-name="Index_20_Link" text:visited-style-name="Index_20_Link"><text:span text:style-name="T4">元気全開DAY! DAY! DAY!</text:span></text:a></text:p>
          <text:p text:style-name="P4"><text:a xlink:type="simple" xlink:href="#_27rwqy1c51vl" text:style-name="Index_20_Link" text:visited-style-name="Index_20_Link"><text:span text:style-name="T4">ゆのもきゅ</text:span></text:a></text:p>
          <text:p text:style-name="P2"><text:a xlink:type="simple" xlink:href="#_p1t7j09j2qgm" text:style-name="Index_20_Link" text:visited-style-name="Index_20_Link"><text:span text:style-name="T4">Collection</text:span></text:a></text:p>
          <text:p text:style-name="P4"><text:a xlink:type="simple" xlink:href="#_nyw0ty5wybhu" text:style-name="Index_20_Link" text:visited-style-name="Index_20_Link"><text:span text:style-name="T4">Anime Moe!~♫Most Beautiful &amp; Cutest EDM | Kawaii Music♫</text:span></text:a></text:p>
          <text:p text:style-name="P4"><text:a xlink:type="simple" xlink:href="#_ao5reix8icwk" text:style-name="Index_20_Link" text:visited-style-name="Index_20_Link"><text:span text:style-name="T4">[ Kawaii Future Bass Collection ]</text:span></text:a></text:p>
          <text:p text:style-name="P4"><text:a xlink:type="simple" xlink:href="#_4rlfutwro23l" text:style-name="Index_20_Link" text:visited-style-name="Index_20_Link"><text:span text:style-name="T4">[ Kawaii Future Bass Collection Vol.2 ]</text:span></text:a></text:p>
          <text:p text:style-name="P4"><text:a xlink:type="simple" xlink:href="#_i7zs0qbill66" text:style-name="Index_20_Link" text:visited-style-name="Index_20_Link"><text:span text:style-name="T4">[ Kawaii Future Bass Collection Vol.3 ]</text:span></text:a></text:p>
          <text:p text:style-name="P4"><text:a xlink:type="simple" xlink:href="#_wdwsfg775tbs" text:style-name="Index_20_Link" text:visited-style-name="Index_20_Link"><text:span text:style-name="T4">[ Kawaii Future Bass Collection Vol.4 ]</text:span></text:a></text:p>
          <text:p text:style-name="P4"><text:a xlink:type="simple" xlink:href="#_93gewzy6y5q9" text:style-name="Index_20_Link" text:visited-style-name="Index_20_Link"><text:span text:style-name="T4">Mix - Music Anime Kawaii</text:span></text:a></text:p>
          <text:p text:style-name="P4"><text:a xlink:type="simple" xlink:href="#_62b87rxre4zj" text:style-name="Index_20_Link" text:visited-style-name="Index_20_Link"><text:span text:style-name="T4">Special✦Amazing Kawaii✦Anime Moe!~♫Most Beautiful &amp; Cutest EDM | Kawaii Music♫</text:span></text:a></text:p>
          <text:p text:style-name="P4"><text:a xlink:type="simple" xlink:href="#_dcx7g6821zw" text:style-name="Index_20_Link" text:visited-style-name="Index_20_Link"><text:span text:style-name="T4">[神曲] Kawaii EDMオススメ10曲 [まとめ]</text:span></text:a></text:p>
        </text:index-body>
      </text:table-of-content>
      <text:p text:style-name="Heading_20_1"><text:bookmark text:name="_q8yxnjavowi3"/>Song</text:p>
      <text:p text:style-name="Heading_20_2"><text:bookmark text:name="_me48cuze2gzx"/>A Centimetre Apart</text:p>
      <text:p text:style-name="Standard"><text:span text:style-name="T7">Artist:</text:span> <text:a xlink:type="simple" xlink:href="#_639tg9rilqok" text:style-name="ListLabel_20_2530" text:visited-style-name="ListLabel_20_2530"><text:span text:style-name="T6">Cloudier</text:span></text:a></text:p>
      <text:p text:style-name="Standard"><text:span text:style-name="T7">Remixes:</text:span></text:p>
      <text:list xml:id="list414127993" text:style-name="WWNum260">
        <text:list-item>
          <text:p text:style-name="P8"><text:a xlink:type="simple" xlink:href="#_m0uypaczqmae" text:style-name="ListLabel_20_2530" text:visited-style-name="ListLabel_20_2530"><text:span text:style-name="T6">A Centimetre Apart (Systile Remix)</text:span></text:a></text:p>
        </text:list-item>
      </text:list>
      <text:p text:style-name="Standard"><text:span text:style-name="T7">References/Links:</text:span></text:p>
      <text:p text:style-name="P270">[1] <text:span text:style-name="T11">SoundCloud</text:span>. <text:a xlink:type="simple" xlink:href="https://soundcloud.com/cloudiermusic/a-centimetre-apart" text:style-name="ListLabel_20_2530" text:visited-style-name="ListLabel_20_2530"><text:span text:style-name="T6">https://soundcloud.com/cloudiermusic/a-centimetre-apart</text:span></text:a> (TODO)</text:p>
      <text:p text:style-name="Heading_20_3"><text:bookmark text:name="_m0uypaczqmae"/><text:soft-page-break/>A Centimetre Apart (Systile Remix)</text:p>
      <text:p text:style-name="Standard"><text:span text:style-name="T7">Other Names:</text:span></text:p>
      <text:list xml:id="list3977718534" text:style-name="WWNum281">
        <text:list-item>
          <text:p text:style-name="P9"><text:a xlink:type="simple" xlink:href="#_cz7bkk5sfe38" text:style-name="ListLabel_20_2530" text:visited-style-name="ListLabel_20_2530"><text:span text:style-name="T6">Stay With You</text:span></text:a> (replaced)</text:p>
        </text:list-item>
      </text:list>
      <text:p text:style-name="Standard"><text:span text:style-name="T7">Remix of:</text:span> <text:a xlink:type="simple" xlink:href="#_me48cuze2gzx" text:style-name="ListLabel_20_2530" text:visited-style-name="ListLabel_20_2530"><text:span text:style-name="T6">A Centimetre Apart</text:span></text:a></text:p>
      <text:p text:style-name="Standard"><text:span text:style-name="T7">Remix Artist:</text:span> <text:a xlink:type="simple" xlink:href="#_ahl8rt5hfok2" text:style-name="ListLabel_20_2530" text:visited-style-name="ListLabel_20_2530"><text:span text:style-name="T6">Systile</text:span></text:a></text:p>
      <text:p text:style-name="Standard"><text:span text:style-name="T7">Genre:</text:span> Pop <text:span text:style-name="T12">[1]</text:span></text:p>
      <text:p text:style-name="Standard"><text:span text:style-name="T7">Song length (min:sec):</text:span> 04:33 <text:span text:style-name="T12">[1]</text:span></text:p>
      <text:p text:style-name="Standard"><text:span text:style-name="T7">Curated by:</text:span></text:p>
      <text:list xml:id="list1058886283" text:style-name="WWNum213">
        <text:list-item>
          <text:p text:style-name="P10"><text:a xlink:type="simple" xlink:href="#_s246sbo30yxs" text:style-name="ListLabel_20_2530" text:visited-style-name="ListLabel_20_2530"><text:span text:style-name="T6">Firefly Music</text:span></text:a></text:p>
        </text:list-item>
      </text:list>
      <text:p text:style-name="Standard"><text:span text:style-name="T7">References/Links:</text:span></text:p>
      <text:p text:style-name="P270">[1] Firefly Music (2019 Dec 07). “Cloudier - A Centimetre Apart (Systile Remix)”, <text:span text:style-name="T11">YouTube</text:span>. <text:a xlink:type="simple" xlink:href="https://www.youtube.com/watch?v=uAa-k-4oTcI" text:style-name="ListLabel_20_2530" text:visited-style-name="ListLabel_20_2530"><text:span text:style-name="T6">https://www.youtube.com/watch?v=uAa-k-4oTcI</text:span></text:a> (accessed 2023 Apr 14)</text:p>
      <text:p text:style-name="P270">[2] <text:span text:style-name="T11">SoundCloud</text:span>. <text:a xlink:type="simple" xlink:href="https://soundcloud.com/gd-creatorsysl/stay-with-you" text:style-name="ListLabel_20_2531" text:visited-style-name="ListLabel_20_2531"><text:span text:style-name="T13">https://soundcloud.com/gd-creatorsysl/stay-with-you</text:span></text:a> (dead link, last checked 2023 Apr 14)</text:p>
      <text:p text:style-name="Heading_20_2"><text:bookmark text:name="_ck4itggrrgbw"/>After School</text:p>
      <text:p text:style-name="Standard"><text:span text:style-name="T7">Artist:</text:span> <text:a xlink:type="simple" xlink:href="#_6eg5hqijnm0z" text:style-name="ListLabel_20_2530" text:visited-style-name="ListLabel_20_2530"><text:span text:style-name="T6">Miruku</text:span></text:a></text:p>
      <text:p text:style-name="Standard"><text:span text:style-name="T7">Appears in Collection:</text:span></text:p>
      <text:list xml:id="list920744009"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mirukumusic/after-school" text:style-name="ListLabel_20_2530" text:visited-style-name="ListLabel_20_2530"><text:span text:style-name="T6">https://soundcloud.com/mirukumusic/after-school</text:span></text:a> (TODO)</text:p>
      <text:p text:style-name="Heading_20_2"><text:bookmark text:name="_3io6oqn7eexe"/>Afterglow</text:p>
      <text:p text:style-name="Standard"><text:span text:style-name="T7">Artist:</text:span> <text:a xlink:type="simple" xlink:href="#_naqpqhbxrw8o" text:style-name="ListLabel_20_2530" text:visited-style-name="ListLabel_20_2530"><text:span text:style-name="T6">Lafale</text:span></text:a></text:p>
      <text:p text:style-name="Standard"><text:span text:style-name="T7">Song length (min:sec):</text:span> 02:55 <text:span text:style-name="T12">[2]</text:span></text:p>
      <text:p text:style-name="Standard"><text:span text:style-name="T7">Part of Album:</text:span></text:p>
      <text:list xml:id="list4047412369" text:style-name="WWNum165">
        <text:list-item>
          <text:p text:style-name="P12"><text:a xlink:type="simple" xlink:href="#_fy8i91wsdghc" text:style-name="ListLabel_20_2530" text:visited-style-name="ListLabel_20_2530"><text:span text:style-name="T6">Rocket League X RLBU Vol.3</text:span></text:a></text:p>
        </text:list-item>
      </text:list>
      <text:p text:style-name="Standard"><text:span text:style-name="T7">Curated by:</text:span></text:p>
      <text:list xml:id="list3676742267" text:style-name="WWNum194">
        <text:list-item>
          <text:p text:style-name="P13"><text:a xlink:type="simple" xlink:href="#_89cr6raqhzzv" text:style-name="ListLabel_20_2530" text:visited-style-name="ListLabel_20_2530"><text:span text:style-name="T6">Dayrin</text:span></text:a></text:p>
        </text:list-item>
      </text:list>
      <text:p text:style-name="Standard"><text:span text:style-name="T7">Appears in Collection:</text:span></text:p>
      <text:list xml:id="list3286812099" text:style-name="WWNum9">
        <text:list-item>
          <text:p text:style-name="P14"><text:a xlink:type="simple" xlink:href="#_wdwsfg775tbs" text:style-name="ListLabel_20_2530" text:visited-style-name="ListLabel_20_2530"><text:span text:style-name="T6">[ Kawaii Future Bass Collection Vol.4 ]</text:span></text:a></text:p>
        </text:list-item>
      </text:list>
      <text:p text:style-name="Standard"><text:soft-page-break/><text:span text:style-name="T7">References/Links:</text:span></text:p>
      <text:p text:style-name="P271">[1] Dayrin (2019 July 10). “Lafale - Afterglow”, <text:span text:style-name="T11">YouTube</text:span>. <text:a xlink:type="simple" xlink:href="https://www.youtube.com/watch?v=4dLonT-rLzI" text:style-name="ListLabel_20_2530" text:visited-style-name="ListLabel_20_2530"><text:span text:style-name="T6">https://www.youtube.com/watch?v=</text:span></text:a><text:a xlink:type="simple" xlink:href="https://www.youtube.com/watch?v=4dLonT-rLzI" text:style-name="ListLabel_20_2530" text:visited-style-name="ListLabel_20_2530"><text:span text:style-name="T6">4dLonT-rLzI</text:span></text:a> (accessed 2023 Mar 11)</text:p>
      <text:p text:style-name="P271">[2] Lafale (2019 July 07). “Lafale - Afterglow [Rocket League X RLBU Vol. 3]”, <text:span text:style-name="T11">SoundCloud</text:span>. <text:a xlink:type="simple" xlink:href="https://soundcloud.com/lafale/lafale-afterglow" text:style-name="ListLabel_20_2530" text:visited-style-name="ListLabel_20_2530"><text:span text:style-name="T6">https://soundcloud.com/lafale/lafale-afterglow</text:span></text:a> (accessed 2023 Mar 11)</text:p>
      <text:p text:style-name="Heading_20_2"><text:bookmark text:name="_4m3rkpp19oc6"/>Akiba</text:p>
      <text:p text:style-name="Standard"><text:span text:style-name="T7">Artist:</text:span> <text:a xlink:type="simple" xlink:href="#_fzdlr4ghcxbv" text:style-name="ListLabel_20_2530" text:visited-style-name="ListLabel_20_2530"><text:span text:style-name="T6">Synthion</text:span></text:a></text:p>
      <text:p text:style-name="Standard"><text:span text:style-name="T7">Release date:</text:span> 2016 Dec 01 <text:span text:style-name="T12">[1]</text:span></text:p>
      <text:p text:style-name="Standard"><text:span text:style-name="T7">Links:</text:span></text:p>
      <text:p text:style-name="P272">[1] Synthion Ch. (2017 June 10) “Synthion - Akiba”, <text:span text:style-name="T11">YouTube</text:span>. <text:a xlink:type="simple" xlink:href="https://www.youtube.com/watch?v=TDL2Q6azZCU" text:style-name="ListLabel_20_2530" text:visited-style-name="ListLabel_20_2530"><text:span text:style-name="T6">https://www.youtube.com/watch?v=TDL2Q6azZCU</text:span></text:a> (accessed 2023 Mar 11)</text:p>
      <text:p text:style-name="Heading_20_2"><text:bookmark text:name="_q3ahqmdv3eue"/>Asatsuyu</text:p>
      <text:p text:style-name="Standard"><text:span text:style-name="T7">Artist:</text:span> <text:a xlink:type="simple" xlink:href="#_eg977yfgllpo" text:style-name="ListLabel_20_2530" text:visited-style-name="ListLabel_20_2530"><text:span text:style-name="T6">MojiX!</text:span></text:a></text:p>
      <text:p text:style-name="Standard"><text:span text:style-name="T7">Appears in Collection:</text:span></text:p>
      <text:list xml:id="list3423329572"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mojixkung/asatsuyu" text:style-name="ListLabel_20_2531" text:visited-style-name="ListLabel_20_2531"><text:span text:style-name="T13">https://soundcloud.com/mojixkung/asatsuyu</text:span></text:a> (dead link, last checked 2023 Mar 26)</text:p>
      <text:p text:style-name="P271">[2] <text:span text:style-name="T11">YouTube</text:span>. <text:a xlink:type="simple" xlink:href="https://www.youtube.com/watch?v=b1LPUftRu10" text:style-name="ListLabel_20_2530" text:visited-style-name="ListLabel_20_2530"><text:span text:style-name="T6">https://www.youtube.com/watch?v=b1LPUftRu10</text:span></text:a> (TODO)</text:p>
      <text:p text:style-name="Heading_20_2"><text:bookmark text:name="_f6anqp2abp1w"/>Blue Square</text:p>
      <text:p text:style-name="Standard"><text:span text:style-name="T7">Artist:</text:span> <text:a xlink:type="simple" xlink:href="#_enc6r14zuqi6" text:style-name="ListLabel_20_2530" text:visited-style-name="ListLabel_20_2530"><text:span text:style-name="T6">Kirara Magic</text:span></text:a></text:p>
      <text:p text:style-name="Standard"><text:span text:style-name="T7">Genre:</text:span> Kawaii Future Bass <text:span text:style-name="T12">[1][3]</text:span></text:p>
      <text:p text:style-name="Standard"><text:span text:style-name="T7">Song length (min:sec):</text:span> 03:20 <text:span text:style-name="T12">[1]</text:span>, 03:18 <text:span text:style-name="T12">[3]</text:span></text:p>
      <text:p text:style-name="Standard"><text:span text:style-name="T7">Artist’s Notes:</text:span></text:p>
      <text:p text:style-name="P6">Wandering around the beautiful underwater <text:span text:style-name="T12">[1][3]</text:span></text:p>
      <text:p text:style-name="Standard"><text:span text:style-name="T7">Appears in Collection:</text:span></text:p>
      <text:list xml:id="list45420210866808" text:continue-numbering="true"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Kirara Magic (2018 Oct 20). “Blue Square”, <text:span text:style-name="T11">SoundCloud</text:span>. <text:a xlink:type="simple" xlink:href="https://soundcloud.com/kiraramagic/blue-square" text:style-name="ListLabel_20_2530" text:visited-style-name="ListLabel_20_2530"><text:span text:style-name="T6">https://soundcloud.com/kiraramagic/blue-square</text:span></text:a> (accessed 2023 May 01)</text:p>
      <text:p text:style-name="P271">[2] <text:span text:style-name="T11">YouTube</text:span>. <text:a xlink:type="simple" xlink:href="https://www.youtube.com/watch?v=nZRubycSHMY" text:style-name="ListLabel_20_2530" text:visited-style-name="ListLabel_20_2530"><text:span text:style-name="T6">https://www.youtube.com/watch?v=nZRubycSHMY</text:span></text:a> (TODO)</text:p>
      <text:p text:style-name="P271">[3] Kirara Magic (2019 Dec 3). “Kirara Magic - Blue Square”, <text:span text:style-name="T11">YouTube</text:span>. <text:a xlink:type="simple" xlink:href="https://www.youtube.com/watch?v=qGMyQSIedF0" text:style-name="ListLabel_20_2530" text:visited-style-name="ListLabel_20_2530"><text:span text:style-name="T6">https://www.youtube.com/watch?v=qGMyQSIedF0</text:span></text:a> (accessed 2023 May 01)</text:p>
      <text:p text:style-name="P271"><text:soft-page-break/>[4] <text:a xlink:type="simple" xlink:href="https://fanlink.to/bp6r" text:style-name="ListLabel_20_2530" text:visited-style-name="ListLabel_20_2530"><text:span text:style-name="T6">https://fanlink.to/bp6r</text:span></text:a> (TODO)</text:p>
      <text:p text:style-name="Heading_20_2"><text:bookmark text:name="_3b4129x9ij52"/>Blush</text:p>
      <text:p text:style-name="Standard"><text:span text:style-name="T7">Artists:</text:span></text:p>
      <text:list xml:id="list2270582307" text:style-name="WWNum145">
        <text:list-item>
          <text:p text:style-name="P16"><text:a xlink:type="simple" xlink:href="#_nkzynj9bar0t" text:style-name="ListLabel_20_2530" text:visited-style-name="ListLabel_20_2530"><text:span text:style-name="T6">fusq</text:span></text:a> (primary artist)</text:p>
        </text:list-item>
        <text:list-item>
          <text:p text:style-name="P16"><text:a xlink:type="simple" xlink:href="#_x742xkn6h382" text:style-name="ListLabel_20_2530" text:visited-style-name="ListLabel_20_2530"><text:span text:style-name="T6">MYLK</text:span></text:a> (vocalist; featured artist)</text:p>
        </text:list-item>
      </text:list>
      <text:p text:style-name="Standard"><text:span text:style-name="T7">Song length (min:sec):</text:span> 02:43 <text:span text:style-name="T12">[1]</text:span></text:p>
      <text:p text:style-name="Standard"><text:span text:style-name="T7">Part of Album:</text:span></text:p>
      <text:list xml:id="list4016148289" text:style-name="WWNum169">
        <text:list-item>
          <text:p text:style-name="P17"><text:a xlink:type="simple" xlink:href="#_f86r44885xso" text:style-name="ListLabel_20_2530" text:visited-style-name="ListLabel_20_2530"><text:span text:style-name="T6">Polarity</text:span></text:a></text:p>
        </text:list-item>
      </text:list>
      <text:p text:style-name="Standard"><text:span text:style-name="T7">References/Links:</text:span></text:p>
      <text:p text:style-name="P270">[1] fusq (2017 June 16). “fusq - Blush (feat. MYLK)”, <text:span text:style-name="T11">YouTube</text:span>. <text:a xlink:type="simple" xlink:href="https://www.youtube.com/watch?v=TyVh5aNYKLg" text:style-name="ListLabel_20_2530" text:visited-style-name="ListLabel_20_2530"><text:span text:style-name="T6">https://www.youtube.com/watch?v=TyVh5aNYKLg</text:span></text:a> (accessed 2023 Apr 14)</text:p>
      <text:p text:style-name="Heading_20_2"><text:bookmark text:name="_i8sff8wfr2u6"/>Bubble Cat</text:p>
      <text:p text:style-name="Standard"><text:span text:style-name="T7">Artist:</text:span> <text:a xlink:type="simple" xlink:href="#_9v5pd42hkxg1" text:style-name="ListLabel_20_2530" text:visited-style-name="ListLabel_20_2530"><text:span text:style-name="T6">Stereoman</text:span></text:a></text:p>
      <text:p text:style-name="Standard"><text:span text:style-name="T7">Song length (min:sec):</text:span> 03:46 <text:span text:style-name="T12">[1]</text:span>, 03:48 <text:span text:style-name="T12">[3]</text:span></text:p>
      <text:p text:style-name="Standard"><text:span text:style-name="T7">Genre:</text:span> Kawaii <text:span text:style-name="T12">[2]</text:span></text:p>
      <text:p text:style-name="Standard"><text:span text:style-name="T7">Part of album:</text:span></text:p>
      <text:list xml:id="list2447946026" text:style-name="WWNum244">
        <text:list-item>
          <text:p text:style-name="P18"><text:a xlink:type="simple" xlink:href="#_e9atq2i3n8rs" text:style-name="ListLabel_20_2530" text:visited-style-name="ListLabel_20_2530"><text:span text:style-name="T6">Kirara Anthems vol.3</text:span></text:a> <text:span text:style-name="T12">[2]</text:span></text:p>
        </text:list-item>
      </text:list>
      <text:p text:style-name="Standard"><text:span text:style-name="T7">Curated by:</text:span></text:p>
      <text:list xml:id="list1779696600" text:style-name="WWNum256">
        <text:list-item>
          <text:p text:style-name="P19"><text:a xlink:type="simple" xlink:href="#_rr2se65llqgi" text:style-name="ListLabel_20_2530" text:visited-style-name="ListLabel_20_2530"><text:span text:style-name="T6">Waifu Wednesdays</text:span></text:a></text:p>
        </text:list-item>
      </text:list>
      <text:p text:style-name="Standard"><text:span text:style-name="T7">References/Links:</text:span></text:p>
      <text:p text:style-name="P271">[1] Waifu Wednesdays (2016 Aug 30). “Stereoman - Bubble Cat”, <text:span text:style-name="T11">YouTube</text:span>. <text:a xlink:type="simple" xlink:href="https://www.youtube.com/watch?v=mz0MYXBhPdg" text:style-name="ListLabel_20_2530" text:visited-style-name="ListLabel_20_2530"><text:span text:style-name="T6">https://www.youtube.com/watch?v=</text:span></text:a><text:a xlink:type="simple" xlink:href="https://www.youtube.com/watch?v=mz0MYXBhPdg" text:style-name="ListLabel_20_2530" text:visited-style-name="ListLabel_20_2530"><text:span text:style-name="T6">mz0MYXBhPdg</text:span></text:a> (accessed 2023 Mar 11)</text:p>
      <text:p text:style-name="P271">[2] Stereoman_jpn (2016 Apr 18). “Stereoman - Bubble Cat[F/C Kirara Anthems vol.3 (A-22a)]”, <text:span text:style-name="T11">SoundCloud</text:span>. <text:a xlink:type="simple" xlink:href="https://soundcloud.com/5tereomanjpn/stereoman-bubble-catfc-kirara-anthems-vol3-a-22a" text:style-name="ListLabel_20_2530" text:visited-style-name="ListLabel_20_2530"><text:span text:style-name="T6">https://soundcloud.com/5tereomanjpn/stereoman-bubble-catfc-kirara-anthems-vol3-a-22a</text:span></text:a> (accessed 2023 Mar 11)</text:p>
      <text:p text:style-name="P271">[3] Various Artists - Topic (2021 Apr 05). “Bubble Cat”, <text:span text:style-name="T11">YouTube</text:span>. <text:a xlink:type="simple" xlink:href="https://www.youtube.com/watch?v=02OH87mHDko" text:style-name="ListLabel_20_2530" text:visited-style-name="ListLabel_20_2530"><text:span text:style-name="T6">https://www.youtube.com/watch?v=02OH87mHDko</text:span></text:a> (accessed 2023 Mar 11)</text:p>
      <text:p text:style-name="Heading_20_2"><text:bookmark text:name="_i4nutlb6i5is"/>BUBBLE TEA</text:p>
      <text:p text:style-name="Standard"><text:span text:style-name="T7">Artists:</text:span></text:p>
      <text:list xml:id="list3745084353" text:style-name="WWNum236">
        <text:list-item>
          <text:p text:style-name="P20"><text:a xlink:type="simple" xlink:href="#_avq9ac9r1il5" text:style-name="ListLabel_20_2530" text:visited-style-name="ListLabel_20_2530"><text:span text:style-name="T6">dark cat</text:span></text:a> (primary artist)</text:p>
        </text:list-item>
        <text:list-item>
          <text:p text:style-name="P20"><text:a xlink:type="simple" xlink:href="#_ka88daptn52l" text:style-name="ListLabel_20_2530" text:visited-style-name="ListLabel_20_2530"><text:span text:style-name="T6">juu</text:span></text:a> (vocalist, lyricist, featured artist)</text:p>
        </text:list-item>
        <text:list-item>
          <text:p text:style-name="P20"><text:a xlink:type="simple" xlink:href="#_nemzrigfapbg" text:style-name="ListLabel_20_2530" text:visited-style-name="ListLabel_20_2530"><text:span text:style-name="T6">cinders</text:span></text:a> (featured artist)</text:p>
        </text:list-item>
      </text:list>
      <text:p text:style-name="Standard"><text:soft-page-break/><text:span text:style-name="T7">Appears in collection:</text:span></text:p>
      <text:list xml:id="list45420638293562" text:continue-numbering="true" text:style-name="WWNum236">
        <text:list-item>
          <text:p text:style-name="P20"><text:a xlink:type="simple" xlink:href="#_dcx7g6821zw" text:style-name="ListLabel_20_2531" text:visited-style-name="ListLabel_20_2531"><text:span text:style-name="T13">[神曲] Kawaii EDMオススメ10曲 [まとめ]</text:span></text:a> (removed)</text:p>
        </text:list-item>
      </text:list>
      <text:p text:style-name="P273"><text:span text:style-name="T7">Curated by:</text:span></text:p>
      <text:list xml:id="list80926767" text:style-name="WWNum47">
        <text:list-item>
          <text:p text:style-name="P21"><text:a xlink:type="simple" xlink:href="#_uf44qfhk8c3f" text:style-name="ListLabel_20_2530" text:visited-style-name="ListLabel_20_2530"><text:span text:style-name="T6">Galaxy</text:span></text:a></text:p>
        </text:list-item>
      </text:list>
      <text:p text:style-name="P273"><text:span text:style-name="T7">References/Links:</text:span></text:p>
      <text:p text:style-name="P270">[1] Galaxy (2016 June 24). “dark cat - BUBBLE TEA (feat. juu &amp; cinders)”, YouTube. <text:a xlink:type="simple" xlink:href="https://www.youtube.com/watch?v=7PYe57MwxPI" text:style-name="ListLabel_20_2530" text:visited-style-name="ListLabel_20_2530"><text:span text:style-name="T6">https://www.youtube.com/watch?v=7PYe57MwxPI</text:span></text:a> (accessed 2023 Mar 21)</text:p>
      <text:p text:style-name="Heading_20_2"><text:bookmark text:name="_rrjmjsxg52xm"/>Camellia</text:p>
      <text:p text:style-name="Standard"><text:span text:style-name="T7">Artist:</text:span> <text:a xlink:type="simple" xlink:href="#_87c8b4lz0tfc" text:style-name="ListLabel_20_2530" text:visited-style-name="ListLabel_20_2530"><text:span text:style-name="T6">KarameL</text:span></text:a></text:p>
      <text:p text:style-name="Standard"><text:span text:style-name="T7">Song length (min:sec):</text:span> 02:48 (TODO: check)</text:p>
      <text:p text:style-name="Standard"><text:span text:style-name="T7">Part of album:</text:span></text:p>
      <text:list xml:id="list55877013" text:style-name="WWNum271">
        <text:list-item>
          <text:p text:style-name="P22"><text:a xlink:type="simple" xlink:href="#_jh5ppvadgylx" text:style-name="ListLabel_20_2530" text:visited-style-name="ListLabel_20_2530"><text:span text:style-name="T6">Snowlight Vol. 2</text:span></text:a></text:p>
        </text:list-item>
      </text:list>
      <text:p text:style-name="Standard"><text:span text:style-name="T7">Appears in Collection:</text:span></text:p>
      <text:list xml:id="list2083675876" text:style-name="WWNum196">
        <text:list-item>
          <text:p text:style-name="P23"><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0">[1] Synthikate (TODO: date). “KarameL - Camellia”, <text:span text:style-name="T11">SoundCloud</text:span>. <text:a xlink:type="simple" xlink:href="https://soundcloud.com/synthikate/karamel-camellia" text:style-name="ListLabel_20_2530" text:visited-style-name="ListLabel_20_2530"><text:span text:style-name="T6">https://soundcloud.com/synthikate/karamel-camellia</text:span></text:a> (TODO)</text:p>
      <text:p text:style-name="P270">[2] <text:span text:style-name="T11">YouTube</text:span>. <text:a xlink:type="simple" xlink:href="https://www.youtube.com/watch?v=MfgT22pwniM" text:style-name="ListLabel_20_2530" text:visited-style-name="ListLabel_20_2530"><text:span text:style-name="T6">https://www.youtube.com/watch?v=MfgT22pwniM</text:span></text:a> (TODO)</text:p>
      <text:p text:style-name="Heading_20_2"><text:bookmark text:name="_2d34vh5nsicx"/>Chrysoprase</text:p>
      <text:p text:style-name="Standard"><text:span text:style-name="T7">Artist:</text:span> <text:a xlink:type="simple" xlink:href="#_jr5sg4x03wyq" text:style-name="ListLabel_20_2530" text:visited-style-name="ListLabel_20_2530"><text:span text:style-name="T6">Nansuke</text:span></text:a></text:p>
      <text:p text:style-name="Standard"><text:span text:style-name="T7">Appears in Collection:</text:span></text:p>
      <text:list xml:id="list45420031315312" text:continue-list="list45420210866808"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nansukedesu/chrysoprase" text:style-name="ListLabel_20_2531" text:visited-style-name="ListLabel_20_2531"><text:span text:style-name="T13">https://soundcloud.com/nansukedesu/chrysoprase</text:span></text:a> (dead link, last checked 2023 Mar 26)</text:p>
      <text:p text:style-name="P271">[2] <text:span text:style-name="T11">YouTube</text:span>. <text:a xlink:type="simple" xlink:href="https://www.youtube.com/watch?v=AGRMmfEZtBA" text:style-name="ListLabel_20_2530" text:visited-style-name="ListLabel_20_2530"><text:span text:style-name="T6">https://www.youtube.com/watch?v=</text:span></text:a><text:a xlink:type="simple" xlink:href="https://www.youtube.com/watch?v=AGRMmfEZtBA" text:style-name="ListLabel_20_2530" text:visited-style-name="ListLabel_20_2530"><text:span text:style-name="T6">AGRMmfEZtBA</text:span></text:a> (TODO)</text:p>
      <text:p text:style-name="Heading_20_2"><text:bookmark text:name="_t0sb6qlg7kox"/>Chuuni</text:p>
      <text:p text:style-name="Standard"><text:span text:style-name="T7">Artists:</text:span></text:p>
      <text:list xml:id="list1256168938" text:style-name="WWNum166">
        <text:list-item>
          <text:p text:style-name="P24"><text:a xlink:type="simple" xlink:href="#_xtl8cnmnsstd" text:style-name="ListLabel_20_2530" text:visited-style-name="ListLabel_20_2530"><text:span text:style-name="T6">Tecchi</text:span></text:a></text:p>
        </text:list-item>
        <text:list-item>
          <text:p text:style-name="P24"><text:a xlink:type="simple" xlink:href="#_gah6k1cw5mf9" text:style-name="ListLabel_20_2530" text:visited-style-name="ListLabel_20_2530"><text:span text:style-name="T6">Amacchi</text:span></text:a></text:p>
        </text:list-item>
        <text:list-item>
          <text:p text:style-name="P24"><text:soft-page-break/><text:a xlink:type="simple" xlink:href="#_br1osg950art" text:style-name="ListLabel_20_2530" text:visited-style-name="ListLabel_20_2530"><text:span text:style-name="T6">Kagi</text:span></text:a></text:p>
        </text:list-item>
      </text:list>
      <text:p text:style-name="Standard"><text:span text:style-name="T7">Label:</text:span> <text:a xlink:type="simple" xlink:href="#_jh9akhyxlxcm" text:style-name="ListLabel_20_2530" text:visited-style-name="ListLabel_20_2530"><text:span text:style-name="T6">Chunchunmaru</text:span></text:a></text:p>
      <text:p text:style-name="Standard"><text:span text:style-name="T7">Release date:</text:span> 2017 Oct 02 <text:span text:style-name="T12">[1]</text:span></text:p>
      <text:p text:style-name="Standard"><text:span text:style-name="T7">Genre:</text:span> Future Bass <text:span text:style-name="T12">[1]</text:span></text:p>
      <text:p text:style-name="Standard"><text:span text:style-name="T7">Song length (min:sec):</text:span> 03:29 <text:span text:style-name="T12">[1]</text:span>, 03:30 <text:span text:style-name="T12">[2]</text:span></text:p>
      <text:p text:style-name="Standard"><text:span text:style-name="T7">Curated by:</text:span></text:p>
      <text:list xml:id="list2992682890" text:style-name="WWNum192">
        <text:list-item>
          <text:p text:style-name="P25"><text:a xlink:type="simple" xlink:href="#_89cr6raqhzzv" text:style-name="ListLabel_20_2530" text:visited-style-name="ListLabel_20_2530"><text:span text:style-name="T6">Dayrin</text:span></text:a></text:p>
        </text:list-item>
      </text:list>
      <text:p text:style-name="Standard"><text:span text:style-name="T7">Appears in Collection:</text:span></text:p>
      <text:list xml:id="list3070839259"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Chunchunmaru (2017 Oct 04). “Tecchi x Amacchi x Kagi - Chuuni”, <text:span text:style-name="T11">SoundCloud</text:span>. <text:a xlink:type="simple" xlink:href="https://soundcloud.com/chunchunmarudesu/chuuni" text:style-name="ListLabel_20_2530" text:visited-style-name="ListLabel_20_2530"><text:span text:style-name="T6">https://soundcloud.com/chunchunmarudesu/chuuni</text:span></text:a> (TODO)</text:p>
      <text:p text:style-name="P271">[2] Dayrin (2017 Oct 05). “Tecchi x Amacchi x Kagi - Chuuni”, <text:span text:style-name="T11">YouTube</text:span>. <text:a xlink:type="simple" xlink:href="https://www.youtube.com/watch?v=cQS7n-bAMw4" text:style-name="ListLabel_20_2530" text:visited-style-name="ListLabel_20_2530"><text:span text:style-name="T6">https://www.youtube.com/watch?v=cQS7n-bAMw4</text:span></text:a> (TODO)</text:p>
      <text:p text:style-name="P271">[3] <text:span text:style-name="T11">Toneden.io</text:span>. <text:a xlink:type="simple" xlink:href="https://www.toneden.io/tecchi/post/tecchi-x-amacchi-x-kagi-chuuni" text:style-name="ListLabel_20_2530" text:visited-style-name="ListLabel_20_2530"><text:span text:style-name="T6">https://www.toneden.io/tecchi/post/tecchi-x-amacchi-x-kagi-chuuni</text:span></text:a> (TODO)</text:p>
      <text:p text:style-name="P271">[4] <text:span text:style-name="T11">Spotify</text:span>. <text:a xlink:type="simple" xlink:href="https://open.spotify.com/album/3xpNmvu4kXHKdRvXmF85CG" text:style-name="ListLabel_20_2530" text:visited-style-name="ListLabel_20_2530"><text:span text:style-name="T6">https://open.spotify.com/album/3xpNmvu4kXHKdRvXmF85CG</text:span></text:a> (TODO)</text:p>
      <text:p text:style-name="Heading_20_2"><text:bookmark text:name="_zi4xeh3suh1q"/>Cocoa Blow</text:p>
      <text:p text:style-name="Standard"><text:span text:style-name="T7">Artist:</text:span> <text:a xlink:type="simple" xlink:href="#_igzcvnqbktt2" text:style-name="ListLabel_20_2530" text:visited-style-name="ListLabel_20_2530"><text:span text:style-name="T6">NieWals</text:span></text:a></text:p>
      <text:p text:style-name="Standard"><text:span text:style-name="T7">Song length (min:sec):</text:span> 02:37 <text:span text:style-name="T12">[1]</text:span></text:p>
      <text:p text:style-name="Standard"><text:span text:style-name="T7">Notes:</text:span> Uses chopped vocals of <text:span text:style-name="T8">Hoto</text:span> Cocoa from <text:span text:style-name="T11">Gochuumon wa Usagi desu ka?</text:span></text:p>
      <text:p text:style-name="Standard"><text:span text:style-name="T7">Appears in Collection:</text:span></text:p>
      <text:list xml:id="list1635386597" text:style-name="WWNum82">
        <text:list-item>
          <text:p text:style-name="P27"><text:a xlink:type="simple" xlink:href="#_62b87rxre4zj" text:style-name="ListLabel_20_2530" text:visited-style-name="ListLabel_20_2530"><text:span text:style-name="T6">Special✦Amazing Kawaii✦Anime Moe!~♫Most Beautiful &amp; Cutest EDM | Kawaii Music♫</text:span></text:a></text:p>
        </text:list-item>
      </text:list>
      <text:p text:style-name="Standard"><text:span text:style-name="T7">References/Links:</text:span></text:p>
      <text:p text:style-name="P271">[1] NieWals (2016 Jan 05). “Cocoa Blow”, <text:span text:style-name="T11">SoundCloud</text:span>. <text:a xlink:type="simple" xlink:href="https://soundcloud.com/niewalsound/cocoa-blow" text:style-name="ListLabel_20_2530" text:visited-style-name="ListLabel_20_2530"><text:span text:style-name="T6">https://soundcloud.com/niewalsound/cocoa-blow</text:span></text:a> (accessed 2023 Mar 11)</text:p>
      <text:p text:style-name="Heading_20_2"><text:bookmark text:name="_fbjwefq5p0hm"/>Cocoro</text:p>
      <text:p text:style-name="Standard"><text:span text:style-name="T7">Artists:</text:span></text:p>
      <text:list xml:id="list2941572418" text:style-name="WWNum43">
        <text:list-item>
          <text:p text:style-name="P28"><text:a xlink:type="simple" xlink:href="#_7ujxozxsf0tf" text:style-name="ListLabel_20_2530" text:visited-style-name="ListLabel_20_2530"><text:span text:style-name="T6">Ironami</text:span></text:a></text:p>
        </text:list-item>
        <text:list-item>
          <text:p text:style-name="P28"><text:a xlink:type="simple" xlink:href="#_7qxdwvhafgey" text:style-name="ListLabel_20_2530" text:visited-style-name="ListLabel_20_2530"><text:span text:style-name="T6">Milkoi</text:span></text:a></text:p>
        </text:list-item>
      </text:list>
      <text:p text:style-name="Standard"><text:span text:style-name="T7">Appears in collection:</text:span></text:p>
      <text:list xml:id="list2578892598" text:style-name="WWNum58">
        <text:list-item>
          <text:p text:style-name="P29"><text:soft-page-break/><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Ironami &amp; Milkoi - Cocoro”, <text:span text:style-name="T11">SoundCloud</text:span>. <text:a xlink:type="simple" xlink:href="https://soundcloud.com/ironami/ironami-milkoi-cocoro" text:style-name="ListLabel_20_2530" text:visited-style-name="ListLabel_20_2530"><text:span text:style-name="T6">https://soundcloud.com/ironami/ironami-milkoi-cocoro</text:span></text:a> (TODO)</text:p>
      <text:p text:style-name="P271">[2] <text:span text:style-name="T11">YouTube</text:span>. <text:a xlink:type="simple" xlink:href="https://www.youtube.com/watch?v=UT3gqD51r3c" text:style-name="ListLabel_20_2530" text:visited-style-name="ListLabel_20_2530"><text:span text:style-name="T6">https://www.youtube.com/watch?v=UT3gqD51r3c</text:span></text:a> (TODO)</text:p>
      <text:p text:style-name="Heading_20_2"><text:bookmark text:name="_1q81c5tecpyz"/>Cosmic Love</text:p>
      <text:p text:style-name="Standard"><text:span text:style-name="T7">Redirect:</text:span></text:p>
      <text:p text:style-name="P274"><text:span text:style-name="T7">See:</text:span> <text:a xlink:type="simple" xlink:href="#_5u9qiv2z6jo4" text:style-name="ListLabel_20_2530" text:visited-style-name="ListLabel_20_2530"><text:span text:style-name="T6">宇宙の愛</text:span></text:a> (song by Moe Loli)</text:p>
      <text:p text:style-name="Heading_20_2"><text:bookmark text:name="_77toh1ulkl28"/>Cotton Cloud</text:p>
      <text:p text:style-name="Standard"><text:span text:style-name="T7">Artist:</text:span> <text:a xlink:type="simple" xlink:href="#_kwfopb8q3hph" text:style-name="ListLabel_20_2530" text:visited-style-name="ListLabel_20_2530"><text:span text:style-name="T6">Sein &amp; Music</text:span></text:a></text:p>
      <text:p text:style-name="Standard"><text:span text:style-name="T7">Appears in collection:</text:span></text:p>
      <text:list xml:id="list45420551088791" text:continue-numbering="true"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text:span text:style-name="T11">YouTube</text:span>. <text:a xlink:type="simple" xlink:href="https://www.youtube.com/watch?v=Gjy2nQHF3K4" text:style-name="ListLabel_20_2530" text:visited-style-name="ListLabel_20_2530"><text:span text:style-name="T6">https://www.youtube.com/watch?v=Gjy2nQHF3K4</text:span></text:a> (TODO)</text:p>
      <text:p text:style-name="Heading_20_2"><text:bookmark text:name="_sr9r6bvhig8"/>CRAZY MILK</text:p>
      <text:p text:style-name="Standard"><text:span text:style-name="T7">Artist:</text:span> <text:a xlink:type="simple" xlink:href="#_avq9ac9r1il5" text:style-name="ListLabel_20_2530" text:visited-style-name="ListLabel_20_2530"><text:span text:style-name="T6">dark cat</text:span></text:a></text:p>
      <text:p text:style-name="Standard"><text:span text:style-name="T7">Genre:</text:span> Electronic <text:span text:style-name="T12">[2]</text:span></text:p>
      <text:p text:style-name="Standard"><text:span text:style-name="T7">Release date:</text:span> 2017 Apr 29 <text:span text:style-name="T12">[5]</text:span></text:p>
      <text:p text:style-name="Standard"><text:span text:style-name="T7">Song length (min:sec):</text:span> 03:00 <text:span text:style-name="T12">[7]</text:span>, 03:08 <text:span text:style-name="T12">[2]</text:span></text:p>
      <text:p text:style-name="Standard"><text:span text:style-name="T7">Remixes/Variants:</text:span></text:p>
      <text:list xml:id="list1669910241" text:style-name="WWNum234">
        <text:list-item>
          <text:p text:style-name="P30"><text:a xlink:type="simple" xlink:href="#_zg55szn7jkbr" text:style-name="ListLabel_20_2530" text:visited-style-name="ListLabel_20_2530"><text:span text:style-name="T6">CRAZY MILK 2</text:span></text:a></text:p>
        </text:list-item>
      </text:list>
      <text:p text:style-name="Standard"><text:span text:style-name="T7">Notes:</text:span></text:p>
      <text:list xml:id="list250386092" text:style-name="WWNum10">
        <text:list-item>
          <text:p text:style-name="P31">Uses vocals from <text:span text:style-name="T11">Audien feat. Michael S. - Leaving You</text:span>, resulting in a copyright takedown of the SoundCloud upload. An instrumental version was uploaded as “CRAZY MILK 2” on 2017 May 10 <text:span text:style-name="T12">[5]</text:span>. Versions released on music streaming platforms (Spotify, YouTube Music, etc.) of the original song remained available until late 2022, when they were replaced with the instrumental version as well <text:span text:style-name="T12">[6]</text:span>.</text:p>
        </text:list-item>
      </text:list>
      <text:p text:style-name="Standard"><text:span text:style-name="T7">Curated by:</text:span></text:p>
      <text:list xml:id="list3866839030" text:style-name="WWNum170">
        <text:list-item>
          <text:p text:style-name="P32"><text:a xlink:type="simple" xlink:href="#_u28dzrunnguo" text:style-name="ListLabel_20_2531" text:visited-style-name="ListLabel_20_2531"><text:span text:style-name="T13">EDMS</text:span></text:a> <text:span text:style-name="T12">[1]</text:span> (removed)</text:p>
        </text:list-item>
      </text:list>
      <text:p text:style-name="Standard"><text:span text:style-name="T7">References/Links:</text:span></text:p>
      <text:p text:style-name="P271">[1] EDMS (2017 Apr 29). “dark cat - CRAZY MILK”, YouTube. <text:a xlink:type="simple" xlink:href="https://www.youtube.com/watch?v=7xFe0vkUJXU" text:style-name="ListLabel_20_2531" text:visited-style-name="ListLabel_20_2531"><text:span text:style-name="T13">https://www.youtube.com/watch?v=7xFe0vkUJXU</text:span></text:a> (dead link, last checked 2023 Mar 21)</text:p>
      <text:p text:style-name="P275">[2] Mirror of [1] (2020 Nov 09). <text:span text:style-name="T11">Wayback Machine</text:span>. <text:a xlink:type="simple" xlink:href="https://web.archive.org/web/20201109202519/www.youtube.com/watch?v=7xFe0vkUJXU" text:style-name="ListLabel_20_2530" text:visited-style-name="ListLabel_20_2530"><text:span text:style-name="T6">https://web.archive.org/web/20201109202519/www.youtube.com/watch?v=7xFe0vkUJXU</text:span></text:a> (accessed 2023 Mar 21)</text:p>
      <text:p text:style-name="P275"><text:soft-page-break/>[3] <text:span text:style-name="T11">ToneDen.io</text:span> (unofficial). <text:a xlink:type="simple" xlink:href="https://www.toneden.io/edmshiro/post/crazy-milk" text:style-name="ListLabel_20_2530" text:visited-style-name="ListLabel_20_2530"><text:span text:style-name="T6">https://www.toneden.io/edmshiro/post/crazy-milk</text:span></text:a> (TODO)</text:p>
      <text:p text:style-name="P271">[4] <text:span text:style-name="T11">SoundCloud</text:span>. <text:a xlink:type="simple" xlink:href="https://soundcloud.com/dark_cat/crazy-milk" text:style-name="ListLabel_20_2531" text:visited-style-name="ListLabel_20_2531"><text:span text:style-name="T13">https://soundcloud.com/dark_cat/crazy-milk</text:span></text:a> (dead link, last checked 2023 Mar 21)</text:p>
      <text:p text:style-name="P271">[5] “dark cat - CRAZY MILK Lyrics”, <text:span text:style-name="T11">Genius</text:span>. <text:a xlink:type="simple" xlink:href="https://genius.com/Dark-cat-crazy-milk-lyrics" text:style-name="ListLabel_20_2530" text:visited-style-name="ListLabel_20_2530"><text:span text:style-name="T6">https://genius.com/Dark-cat-crazy-milk-lyrics</text:span></text:a> (accessed 2023 Mar 21)</text:p>
      <text:p text:style-name="P271">[6] dark cat (@im_darkcat) (2022 Dec 06). <text:span text:style-name="T11">Twitter</text:span>. <text:a xlink:type="simple" xlink:href="https://twitter.com/im_darkcat/status/1600080753307439104" text:style-name="ListLabel_20_2530" text:visited-style-name="ListLabel_20_2530"><text:span text:style-name="T6">https://twitter.com/im_darkcat/status/1600080753307439104</text:span></text:a> (accessed 2023 Mar 21)</text:p>
      <text:p text:style-name="P271">[7] Cloudboy (2018 Jan 14). “dark cat - CRAZY MILK”, <text:span text:style-name="T11">YouTube</text:span>. <text:a xlink:type="simple" xlink:href="https://www.youtube.com/watch?v=MBSXPyaz17g" text:style-name="ListLabel_20_2530" text:visited-style-name="ListLabel_20_2530"><text:span text:style-name="T6">https://www.youtube.com/watch?v=MBSXPyaz17g</text:span></text:a> (accessed 2023 Mar 21)</text:p>
      <text:p text:style-name="Heading_20_3"><text:bookmark text:name="_zg55szn7jkbr"/>CRAZY MILK 2</text:p>
      <text:p text:style-name="Standard"><text:span text:style-name="T7">Variant of:</text:span> <text:a xlink:type="simple" xlink:href="#_sr9r6bvhig8" text:style-name="ListLabel_20_2530" text:visited-style-name="ListLabel_20_2530"><text:span text:style-name="T6">CRAZY MILK</text:span></text:a></text:p>
      <text:p text:style-name="Standard"><text:span text:style-name="T7">Artist:</text:span> <text:a xlink:type="simple" xlink:href="#_avq9ac9r1il5" text:style-name="ListLabel_20_2530" text:visited-style-name="ListLabel_20_2530"><text:span text:style-name="T6">dark cat</text:span></text:a></text:p>
      <text:p text:style-name="Standard"><text:span text:style-name="T7">Release date:</text:span> 2017 May 10 <text:span text:style-name="T12">[1]</text:span></text:p>
      <text:p text:style-name="Standard"><text:span text:style-name="T7">Song length (min:sec):</text:span> 03:08 <text:span text:style-name="T12">[1]</text:span></text:p>
      <text:p text:style-name="Standard"><text:span text:style-name="T7">Note:</text:span></text:p>
      <text:list xml:id="list823685338" text:style-name="WWNum123">
        <text:list-item>
          <text:p text:style-name="P33">Instrumental version of CRAZY MILK, released after the original was taken down from SoundCloud due to copyright infringement. As of late 2022, this version appears on most streaming platforms under the name “CRAZY MILK” (see entry for more details).</text:p>
        </text:list-item>
      </text:list>
      <text:p text:style-name="Standard"><text:span text:style-name="T7">References/Links:</text:span></text:p>
      <text:p text:style-name="P270">[1] <text:span text:style-name="T11">SoundCloud</text:span>. <text:a xlink:type="simple" xlink:href="https://soundcloud.com/dark_cat/crazy-milk-2" text:style-name="ListLabel_20_2530" text:visited-style-name="ListLabel_20_2530"><text:span text:style-name="T6">https://soundcloud.com/dark_cat/crazy-milk-2</text:span></text:a> (TODO)</text:p>
      <text:p text:style-name="Heading_20_2"><text:bookmark text:name="_y9udvdi5v3gd"/>Cream Soda</text:p>
      <text:p text:style-name="Standard"><text:span text:style-name="T7">Artist:</text:span> <text:a xlink:type="simple" xlink:href="#_g3dvosm7pyn8" text:style-name="ListLabel_20_2530" text:visited-style-name="ListLabel_20_2530"><text:span text:style-name="T6">DarTokki</text:span></text:a></text:p>
      <text:p text:style-name="Standard"><text:span text:style-name="T7">Genre:</text:span> Chiptune <text:span text:style-name="T12">[1]</text:span>, Dance &amp; EDM <text:span text:style-name="T12">[1]</text:span>, Electronic <text:span text:style-name="T12">[1]</text:span>, Future Bass <text:span text:style-name="T12">[1]</text:span>, Kawaii Bass <text:span text:style-name="T12">[1]</text:span></text:p>
      <text:p text:style-name="Standard"><text:span text:style-name="T7">Song length (min:sec):</text:span> 03:47 <text:span text:style-name="T12">[1]</text:span></text:p>
      <text:p text:style-name="Standard"><text:span text:style-name="T7">Appears in Collection:</text:span></text:p>
      <text:list xml:id="list45420860712440" text:continue-list="list45420031315312"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DarTokki✨ (2018 Aug 15). “Cream Soda”, <text:span text:style-name="T11">SoundCloud</text:span>. <text:a xlink:type="simple" xlink:href="https://soundcloud.com/dartokki/cream-soda" text:style-name="ListLabel_20_2530" text:visited-style-name="ListLabel_20_2530"><text:span text:style-name="T6">https://soundcloud.com/dartokki/cream-soda</text:span></text:a> (TODO)</text:p>
      <text:p text:style-name="P271">[2] <text:span text:style-name="T11">YouTube</text:span>. <text:a xlink:type="simple" xlink:href="https://www.youtube.com/watch?v=GCsOjXWHPv8" text:style-name="ListLabel_20_2531" text:visited-style-name="ListLabel_20_2531"><text:span text:style-name="T13">https://www.youtube.com/watch?v=GCsOjXWHPv8</text:span></text:a> (dead link, last checked 2023 Mar 26)</text:p>
      <text:p text:style-name="P271">[3] <text:span text:style-name="T11">PumpYourSound</text:span>. <text:a xlink:type="simple" xlink:href="https://pumpyoursound.com/f/pys/cream-soda/53945" text:style-name="ListLabel_20_2530" text:visited-style-name="ListLabel_20_2530"><text:span text:style-name="T6">https://pumpyoursound.com/f/pys/cream-soda/53945</text:span></text:a> (TODO)</text:p>
      <text:p text:style-name="Heading_20_2"><text:bookmark text:name="_w5hq9ezecf51"/>Crimson</text:p>
      <text:p text:style-name="Standard"><text:span text:style-name="T7">Artist:</text:span> <text:a xlink:type="simple" xlink:href="#_mqol9jfolyr5" text:style-name="ListLabel_20_2530" text:visited-style-name="ListLabel_20_2530"><text:span text:style-name="T6">BB Yukus</text:span></text:a></text:p>
      <text:p text:style-name="Standard"><text:span text:style-name="T7">Label:</text:span> <text:a xlink:type="simple" xlink:href="#_jh9akhyxlxcm" text:style-name="ListLabel_20_2530" text:visited-style-name="ListLabel_20_2530"><text:span text:style-name="T6">Chunchunmaru</text:span></text:a></text:p>
      <text:p text:style-name="Standard"><text:soft-page-break/><text:span text:style-name="T7">Genre:</text:span> Future Bass <text:span text:style-name="T12">[1][2]</text:span></text:p>
      <text:p text:style-name="Standard"><text:span text:style-name="T7">Song length (min:sec):</text:span> 03:19 <text:span text:style-name="T12">[1][2]</text:span></text:p>
      <text:p text:style-name="Standard"><text:span text:style-name="T7">Curated by:</text:span></text:p>
      <text:list xml:id="list936486115" text:style-name="WWNum97">
        <text:list-item>
          <text:p text:style-name="P34"><text:a xlink:type="simple" xlink:href="#_89cr6raqhzzv" text:style-name="ListLabel_20_2530" text:visited-style-name="ListLabel_20_2530"><text:span text:style-name="T6">Dayrin</text:span></text:a></text:p>
        </text:list-item>
      </text:list>
      <text:p text:style-name="Standard"><text:span text:style-name="T7">Appears in Collection:</text:span></text:p>
      <text:list xml:id="list45419337537591" text:continue-list="list920744009"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Chunchunmaru (2019 Apr 01). “BB Yukus - Crimson”, <text:span text:style-name="T11">SoundCloud</text:span>. <text:a xlink:type="simple" xlink:href="https://soundcloud.com/chunchunmarudesu/crimson" text:style-name="ListLabel_20_2530" text:visited-style-name="ListLabel_20_2530"><text:span text:style-name="T6">https://soundcloud.com/chunchunmarudesu/crimson</text:span></text:a> (accessed 2023 Mar 30)</text:p>
      <text:p text:style-name="P271">[2] Dayrin (2019 May 07). “BB Yukus - Crimson”, <text:span text:style-name="T11">YouTube</text:span>. <text:a xlink:type="simple" xlink:href="https://www.youtube.com/watch?v=uELUeW4Diw0" text:style-name="ListLabel_20_2530" text:visited-style-name="ListLabel_20_2530"><text:span text:style-name="T6">https://www.youtube.com/watch?v=uELUeW4Diw0</text:span></text:a> (accessed 2023 Mar 30)</text:p>
      <text:p text:style-name="Heading_20_2"><text:bookmark text:name="_s2e8srcdxg5e"/>Daydreaming</text:p>
      <text:p text:style-name="Standard"><text:span text:style-name="T7">Artist:</text:span> <text:a xlink:type="simple" xlink:href="#_yov4o2318283" text:style-name="ListLabel_20_2530" text:visited-style-name="ListLabel_20_2530"><text:span text:style-name="T6">SoLush</text:span></text:a></text:p>
      <text:p text:style-name="Standard"><text:span text:style-name="T7">Appears in Collection:</text:span></text:p>
      <text:list xml:id="list45420111942481" text:continue-list="list45420860712440"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iamsolush/solush-daydreaming" text:style-name="ListLabel_20_2530" text:visited-style-name="ListLabel_20_2530"><text:span text:style-name="T6">https://soundcloud.com/iamsolush/solush-daydreaming</text:span></text:a> (TODO)</text:p>
      <text:p text:style-name="P271">[2] <text:span text:style-name="T11">YouTube</text:span>. <text:a xlink:type="simple" xlink:href="https://www.youtube.com/watch?v=mKsv62gIB1M" text:style-name="ListLabel_20_2530" text:visited-style-name="ListLabel_20_2530"><text:span text:style-name="T6">https://www.youtube.com/watch?v=mKsv62gIB1M</text:span></text:a> (TODO)</text:p>
      <text:p text:style-name="Heading_20_2"><text:bookmark text:name="_2oi2qhn7ysai"/>Don't Hide Yourself</text:p>
      <text:p text:style-name="Standard"><text:span text:style-name="T7">Artist:</text:span> <text:a xlink:type="simple" xlink:href="#_j4psufciex4t" text:style-name="ListLabel_20_2530" text:visited-style-name="ListLabel_20_2530"><text:span text:style-name="T6">ayiko</text:span></text:a></text:p>
      <text:p text:style-name="Standard"><text:span text:style-name="T7">Appears in Collection:</text:span></text:p>
      <text:list xml:id="list45420095383796" text:continue-list="list3070839259"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text:span text:style-name="T11">SoundCloud</text:span>. <text:a xlink:type="simple" xlink:href="https://soundcloud.com/real-ayiko/dont-hide-yourself" text:style-name="ListLabel_20_2530" text:visited-style-name="ListLabel_20_2530"><text:span text:style-name="T6">https://soundcloud.com/real-ayiko/dont-hide-yourself</text:span></text:a> (TODO)</text:p>
      <text:p text:style-name="P271">[2] <text:span text:style-name="T11">YouTube</text:span>. <text:a xlink:type="simple" xlink:href="https://www.youtube.com/watch?v=zNe0VSnvPZU" text:style-name="ListLabel_20_2530" text:visited-style-name="ListLabel_20_2530"><text:span text:style-name="T6">https://www.youtube.com/watch?v=</text:span></text:a><text:a xlink:type="simple" xlink:href="https://www.youtube.com/watch?v=zNe0VSnvPZU" text:style-name="ListLabel_20_2530" text:visited-style-name="ListLabel_20_2530"><text:span text:style-name="T6">zNe0VSnvPZU</text:span></text:a> (TODO)</text:p>
      <text:p text:style-name="Heading_20_2"><text:bookmark text:name="_a30pxou2en3q"/>Dreamin’ Tonight</text:p>
      <text:p text:style-name="Standard"><text:span text:style-name="T7">Artists:</text:span> (TODO: check)</text:p>
      <text:list xml:id="list4256434226" text:style-name="WWNum201">
        <text:list-item>
          <text:p text:style-name="P35"><text:a xlink:type="simple" xlink:href="#_r6r31v92k66d" text:style-name="ListLabel_20_2530" text:visited-style-name="ListLabel_20_2530"><text:span text:style-name="T6">Freezer</text:span></text:a> (primary artist)</text:p>
        </text:list-item>
        <text:list-item>
          <text:p text:style-name="P35"><text:a xlink:type="simple" xlink:href="#_pm93fky996oy" text:style-name="ListLabel_20_2530" text:visited-style-name="ListLabel_20_2530"><text:span text:style-name="T6">妃苺</text:span></text:a> (vocalist; featured artist)</text:p>
        </text:list-item>
      </text:list>
      <text:p text:style-name="Standard"><text:soft-page-break/><text:span text:style-name="T7">Remixes:</text:span></text:p>
      <text:list xml:id="list1922457497" text:style-name="WWNum2">
        <text:list-item>
          <text:p text:style-name="P36"><text:a xlink:type="simple" xlink:href="#_2gtvv6786qqp" text:style-name="ListLabel_20_2530" text:visited-style-name="ListLabel_20_2530"><text:span text:style-name="T6">Dreamin’ Tonight (slumberless Remix)</text:span></text:a></text:p>
        </text:list-item>
      </text:list>
      <text:p text:style-name="Heading_20_3"><text:bookmark text:name="_2gtvv6786qqp"/>Dreamin’ Tonight (slumberless Remix)</text:p>
      <text:p text:style-name="Standard"><text:span text:style-name="T7">Remix of:</text:span> <text:a xlink:type="simple" xlink:href="#_a30pxou2en3q" text:style-name="ListLabel_20_2530" text:visited-style-name="ListLabel_20_2530"><text:span text:style-name="T6">Dreamin’ Tonight</text:span></text:a></text:p>
      <text:p text:style-name="Standard"><text:span text:style-name="T7">Remix Artist:</text:span> <text:a xlink:type="simple" xlink:href="#_rnn40me4y5ob" text:style-name="ListLabel_20_2530" text:visited-style-name="ListLabel_20_2530"><text:span text:style-name="T6">slumberless</text:span></text:a></text:p>
      <text:p text:style-name="Standard"><text:span text:style-name="T7">Appears in Collection:</text:span></text:p>
      <text:list xml:id="list45420480865110" text:continue-list="list45419337537591"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slumber-less/dreamin-tonight-slumberless-remix" text:style-name="ListLabel_20_2530" text:visited-style-name="ListLabel_20_2530"><text:span text:style-name="T6">https://soundcloud.com/slumber-less/dreamin-tonight-slumberless-remix</text:span></text:a> (TODO)</text:p>
      <text:p text:style-name="Heading_20_2"><text:bookmark text:name="_t7tm1g4jq13"/>Egao no Hanabata</text:p>
      <text:p text:style-name="Standard"><text:span text:style-name="T7">Redirect:</text:span></text:p>
      <text:p text:style-name="P274"><text:span text:style-name="T7">See:</text:span> <text:a xlink:type="simple" xlink:href="#_civ002k69toy" text:style-name="ListLabel_20_2530" text:visited-style-name="ListLabel_20_2530"><text:span text:style-name="T6">えがおの花束</text:span></text:a> (song by Suzuran from Arknights)</text:p>
      <text:p text:style-name="Heading_20_2"><text:bookmark text:name="_lz8kam654bm5"/>Favorite Place</text:p>
      <text:p text:style-name="Standard"><text:span text:style-name="T7">Artist:</text:span> <text:a xlink:type="simple" xlink:href="#_1bhyvxb8ybtp" text:style-name="ListLabel_20_2530" text:visited-style-name="ListLabel_20_2530"><text:span text:style-name="T6">Kocyamarü</text:span></text:a></text:p>
      <text:p text:style-name="Standard"><text:span text:style-name="T7">Appears in collection:</text:span></text:p>
      <text:list xml:id="list45420913407158" text:continue-list="list45420551088791"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text:span text:style-name="T11">SoundCloud</text:span>. <text:a xlink:type="simple" xlink:href="https://soundcloud.com/kocyamaru/favorite-place" text:style-name="ListLabel_20_2530" text:visited-style-name="ListLabel_20_2530"><text:span text:style-name="T6">https://soundcloud.com/kocyamaru/favorite-place</text:span></text:a> (TODO)</text:p>
      <text:p text:style-name="P271">[2] <text:span text:style-name="T11">YouTube</text:span>. <text:a xlink:type="simple" xlink:href="https://www.youtube.com/watch?v=HRcH1SQnDAQ" text:style-name="ListLabel_20_2530" text:visited-style-name="ListLabel_20_2530"><text:span text:style-name="T6">https://www.youtube.com/watch?v=HRcH1SQnDAQ</text:span></text:a> (TODO)</text:p>
      <text:p text:style-name="Heading_20_2"><text:bookmark text:name="_e8gyvth3ezci"/>Feel My Emotions</text:p>
      <text:p text:style-name="Standard"><text:span text:style-name="T7">Artist:</text:span> <text:a xlink:type="simple" xlink:href="#_f6lst5kj6gnf" text:style-name="ListLabel_20_2530" text:visited-style-name="ListLabel_20_2530"><text:span text:style-name="T6">nikoi0227</text:span></text:a></text:p>
      <text:p text:style-name="Standard"><text:span text:style-name="T7">Remixes:</text:span></text:p>
      <text:list xml:id="list45420097079009" text:continue-list="list45420111942481" text:style-name="WWNum242">
        <text:list-item>
          <text:p text:style-name="P15"><text:a xlink:type="simple" xlink:href="#_qb0m2grkcebp" text:style-name="ListLabel_20_2530" text:visited-style-name="ListLabel_20_2530"><text:span text:style-name="T6">Feel My Emotions (Mysteka Remix)</text:span></text:a></text:p>
        </text:list-item>
      </text:list>
      <text:p text:style-name="Standard"><text:span text:style-name="T7">References/Links:</text:span></text:p>
      <text:p text:style-name="P271">[1] <text:span text:style-name="T11">Bandcamp</text:span>. <text:a xlink:type="simple" xlink:href="https://omoidelabel.bandcamp.com/album/feel-my-emotions" text:style-name="ListLabel_20_2530" text:visited-style-name="ListLabel_20_2530"><text:span text:style-name="T6">https://omoidelabel.bandcamp.com/album/feel-my-emotions</text:span></text:a> (TODO)</text:p>
      <text:p text:style-name="Heading_20_3"><text:bookmark text:name="_qb0m2grkcebp"/>Feel My Emotions (Mysteka Remix)</text:p>
      <text:p text:style-name="Standard"><text:span text:style-name="T7">Remix of:</text:span> <text:a xlink:type="simple" xlink:href="#_e8gyvth3ezci" text:style-name="ListLabel_20_2530" text:visited-style-name="ListLabel_20_2530"><text:span text:style-name="T6">Feel My Emotions</text:span></text:a></text:p>
      <text:p text:style-name="Standard"><text:soft-page-break/><text:span text:style-name="T7">Remix Artist:</text:span> <text:a xlink:type="simple" xlink:href="#_a8jddqv07m4e" text:style-name="ListLabel_20_2530" text:visited-style-name="ListLabel_20_2530"><text:span text:style-name="T6">Mysteka</text:span></text:a></text:p>
      <text:p text:style-name="Standard"><text:span text:style-name="T7">Appears in Collection:</text:span></text:p>
      <text:list xml:id="list45420626552209" text:continue-numbering="true"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Bandcamp</text:span>. <text:a xlink:type="simple" xlink:href="https://omoidelabel.bandcamp.com/album/feel-my-emotions" text:style-name="ListLabel_20_2530" text:visited-style-name="ListLabel_20_2530"><text:span text:style-name="T6">https://omoidelabel.bandcamp.com/album/feel-my-emotions</text:span></text:a> (TODO)</text:p>
      <text:p text:style-name="Heading_20_2"><text:bookmark text:name="_dknwmb3qjzag"/>First light</text:p>
      <text:p text:style-name="Standard"><text:span text:style-name="T7">Artist:</text:span> <text:a xlink:type="simple" xlink:href="#_4olapioscn3p" text:style-name="ListLabel_20_2530" text:visited-style-name="ListLabel_20_2530"><text:span text:style-name="T6">Hyp3rsleep</text:span></text:a></text:p>
      <text:p text:style-name="Standard"><text:span text:style-name="T7">Appears in Collection:</text:span></text:p>
      <text:list xml:id="list45420341408507" text:continue-numbering="true"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hyp3rsleep/hyp3rsleep-first-light" text:style-name="ListLabel_20_2530" text:visited-style-name="ListLabel_20_2530"><text:span text:style-name="T6">https://soundcloud.com/hyp3rsleep/hyp3rsleep-first-light</text:span></text:a> (TODO)</text:p>
      <text:p text:style-name="P271">[2] <text:span text:style-name="T11">YouTube</text:span>. <text:a xlink:type="simple" xlink:href="https://www.youtube.com/watch?v=OvOp8WxKeiA" text:style-name="ListLabel_20_2530" text:visited-style-name="ListLabel_20_2530"><text:span text:style-name="T6">https://www.youtube.com/watch?v=OvOp8WxKeiA</text:span></text:a> (TODO)</text:p>
      <text:p text:style-name="Heading_20_2"><text:bookmark text:name="_h577pim3u49l"/>First love</text:p>
      <text:p text:style-name="Standard"><text:span text:style-name="T7">Artist:</text:span> <text:a xlink:type="simple" xlink:href="#_qkvfa0x857gz" text:style-name="ListLabel_20_2530" text:visited-style-name="ListLabel_20_2530"><text:span text:style-name="T6">P3PPER</text:span></text:a></text:p>
      <text:p text:style-name="Standard"><text:span text:style-name="T7">Appears in Collection:</text:span></text:p>
      <text:list xml:id="list45419966212395" text:continue-list="list45420095383796"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text:span text:style-name="T11">SoundCloud</text:span>. <text:a xlink:type="simple" xlink:href="https://soundcloud.com/p3pper/first-love" text:style-name="ListLabel_20_2531" text:visited-style-name="ListLabel_20_2531"><text:span text:style-name="T13">https://soundcloud.com/p3pper/first-love</text:span></text:a> (dead link, last checked 2023 Mar 19)</text:p>
      <text:p text:style-name="P271">[2] <text:span text:style-name="T11">YouTube</text:span>. <text:a xlink:type="simple" xlink:href="https://www.youtube.com/watch?v=D6WH9r_jLYY" text:style-name="ListLabel_20_2530" text:visited-style-name="ListLabel_20_2530"><text:span text:style-name="T6">https://www.youtube.com/watch?v=D6WH9r_jLYY</text:span></text:a> (TODO)</text:p>
      <text:p text:style-name="Heading_20_2"><text:bookmark text:name="_4pso8z5vwz4t"/>Flyleaf</text:p>
      <text:p text:style-name="Standard"><text:span text:style-name="T7">Artist:</text:span> <text:a xlink:type="simple" xlink:href="#_6fpz4a84wies" text:style-name="ListLabel_20_2530" text:visited-style-name="ListLabel_20_2530"><text:span text:style-name="T6">r3n</text:span></text:a></text:p>
      <text:p text:style-name="Standard"><text:span text:style-name="T7">Curated by:</text:span></text:p>
      <text:list xml:id="list1593027024" text:style-name="WWNum80">
        <text:list-item>
          <text:p text:style-name="P37"><text:a xlink:type="simple" xlink:href="#_qi56n5gt8jen" text:style-name="ListLabel_20_2530" text:visited-style-name="ListLabel_20_2530"><text:span text:style-name="T6">YUUKI MUSIC</text:span></text:a></text:p>
        </text:list-item>
      </text:list>
      <text:p text:style-name="Standard"><text:span text:style-name="T7">References/Links:</text:span></text:p>
      <text:p text:style-name="P270">[1] YUUKI MUSIC (2017 May 04). “r3n - Flyleaf”, <text:span text:style-name="T11">YouTube</text:span>. <text:a xlink:type="simple" xlink:href="https://www.youtube.com/watch?v=QDjyv6vjLqU" text:style-name="ListLabel_20_2530" text:visited-style-name="ListLabel_20_2530"><text:span text:style-name="T6">https://www.youtube.com/watch?v=QDjyv6vjLqU</text:span></text:a> (accessed 2023 Mar 21)</text:p>
      <text:p text:style-name="P270">[2] <text:span text:style-name="T11">SoundCloud</text:span>. <text:a xlink:type="simple" xlink:href="https://soundcloud.com/r3_3_3n/fly-leaf" text:style-name="ListLabel_20_2530" text:visited-style-name="ListLabel_20_2530"><text:span text:style-name="T6">https://soundcloud.com/r3_3_3n/fly-leaf</text:span></text:a> (TODO)</text:p>
      <text:p text:style-name="Heading_20_2"><text:bookmark text:name="_zdnoudszdncw"/>Gemini</text:p>
      <text:p text:style-name="Standard"><text:soft-page-break/><text:span text:style-name="T7">Artist:</text:span> <text:a xlink:type="simple" xlink:href="#_ou2s0vwu1w62" text:style-name="ListLabel_20_2530" text:visited-style-name="ListLabel_20_2530"><text:span text:style-name="T6">tokiwa</text:span></text:a></text:p>
      <text:p text:style-name="Standard"><text:span text:style-name="T7">Appears in Collection:</text:span></text:p>
      <text:list xml:id="list45419583220089" text:continue-list="list45419966212395"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text:span text:style-name="T11">SoundCloud</text:span>. <text:a xlink:type="simple" xlink:href="https://soundcloud.com/tokiwa_anka/tokiwa-gemini" text:style-name="ListLabel_20_2530" text:visited-style-name="ListLabel_20_2530"><text:span text:style-name="T6">https://soundcloud.com/tokiwa_anka/tokiwa-gemini</text:span></text:a> (TODO)</text:p>
      <text:p text:style-name="P271">[2] <text:span text:style-name="T11">YouTube</text:span>. <text:a xlink:type="simple" xlink:href="https://www.youtube.com/watch?v=sljyAKlVnR0" text:style-name="ListLabel_20_2530" text:visited-style-name="ListLabel_20_2530"><text:span text:style-name="T6">https://www.youtube.com/watch?v=sljyAKlVnR0</text:span></text:a> (TODO)</text:p>
      <text:p text:style-name="Heading_20_2"><text:bookmark text:name="_kpecjfc7z1hc"/>Good Day Sunshine</text:p>
      <text:p text:style-name="Standard"><text:span text:style-name="T7">Artist:</text:span> <text:a xlink:type="simple" xlink:href="#_zhowyk3u19u" text:style-name="ListLabel_20_2530" text:visited-style-name="ListLabel_20_2530"><text:span text:style-name="T6">nyankobrq</text:span></text:a></text:p>
      <text:p text:style-name="Standard"><text:span text:style-name="T7">Genre:</text:span> Future Bass <text:span text:style-name="T12">[1][2]</text:span>, Trap <text:span text:style-name="T12">[2]</text:span>, Jersey Club <text:span text:style-name="T12">[2]</text:span></text:p>
      <text:p text:style-name="Standard"><text:span text:style-name="T7">Song length (min:sec):</text:span> 02:47 <text:span text:style-name="T12">[2]</text:span></text:p>
      <text:p text:style-name="Standard"><text:span text:style-name="T7">Notes:</text:span> Uses chopped vocals of <text:span text:style-name="T8">Nakatani</text:span> Iku from <text:span text:style-name="T11">THE iDOLM@STER Million Live!</text:span></text:p>
      <text:p text:style-name="Standard"><text:span text:style-name="T7">References/Links:</text:span></text:p>
      <text:p text:style-name="P271">[1] Milky Music (2016 May 12). “「Future Bass」nyankobrq - Good Day Sunshine”, <text:span text:style-name="T11">YouTube</text:span>. <text:a xlink:type="simple" xlink:href="https://www.youtube.com/watch?v=S8gMSgC9Clc" text:style-name="ListLabel_20_2530" text:visited-style-name="ListLabel_20_2530"><text:span text:style-name="T6">https://www.youtube.com/watch?v=S8gMSgC9Clc</text:span></text:a> (accessed 2023 Mar 11)</text:p>
      <text:p text:style-name="P271">[2] nyankobrq (2015 Apr 29). “nyankobrq - Good Day Sunshine”, <text:span text:style-name="T11">SoundCloud</text:span>. <text:a xlink:type="simple" xlink:href="https://soundcloud.com/nyankobrq/good-day-sunshine" text:style-name="ListLabel_20_2530" text:visited-style-name="ListLabel_20_2530"><text:span text:style-name="T6">https://soundcloud.com/nyankobrq/good-day-sunshine</text:span></text:a> (accessed 2023 Mar 11)</text:p>
      <text:p text:style-name="Heading_20_2"><text:bookmark text:name="_r9n4hoau63ad"/>Good Morning</text:p>
      <text:p text:style-name="Standard"><text:span text:style-name="T7">Artist:</text:span> <text:a xlink:type="simple" xlink:href="#_yov4o2318283" text:style-name="ListLabel_20_2530" text:visited-style-name="ListLabel_20_2530"><text:span text:style-name="T6">SoLush</text:span></text:a></text:p>
      <text:p text:style-name="Standard"><text:span text:style-name="T7">Song length (min:sec):</text:span> 02:44 <text:span text:style-name="T12">[1][2][3]</text:span></text:p>
      <text:p text:style-name="Standard"><text:span text:style-name="T7">Curated by:</text:span></text:p>
      <text:list xml:id="list315023256" text:style-name="WWNum100">
        <text:list-item>
          <text:p text:style-name="P38"><text:a xlink:type="simple" xlink:href="#_s246sbo30yxs" text:style-name="ListLabel_20_2530" text:visited-style-name="ListLabel_20_2530"><text:span text:style-name="T6">Firefly Music</text:span></text:a></text:p>
        </text:list-item>
      </text:list>
      <text:p text:style-name="Standard"><text:span text:style-name="T7">Appears in Collection:</text:span></text:p>
      <text:list xml:id="list3763303000" text:style-name="WWNum158">
        <text:list-item>
          <text:p text:style-name="P39"><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Firefly Music (2019 June 25). “SoLush - Good Morning”, <text:span text:style-name="T11">YouTube</text:span>. <text:a xlink:type="simple" xlink:href="https://www.youtube.com/watch?v=iJn7t8texrA" text:style-name="ListLabel_20_2530" text:visited-style-name="ListLabel_20_2530"><text:span text:style-name="T6">https://www.youtube.com/watch?v=iJn7t8texrA</text:span></text:a> (accessed 2023 Mar 11)</text:p>
      <text:p text:style-name="P271">[2] SoLush (2019 June 22). “Good Morning”, <text:span text:style-name="T11">SoundCloud</text:span>. <text:a xlink:type="simple" xlink:href="https://soundcloud.com/iamsolush/solush-good-morning" text:style-name="ListLabel_20_2530" text:visited-style-name="ListLabel_20_2530"><text:span text:style-name="T6">https://soundcloud.com/iamsolush/solush-good-morning</text:span></text:a> (accessed 2023 Mar 11)</text:p>
      <text:p text:style-name="P271">[3] <text:span text:style-name="T11">Spotify</text:span>. <text:a xlink:type="simple" xlink:href="https://open.spotify.com/track/6j0eW2tn4PW6IAbDdrL57F" text:style-name="ListLabel_20_2530" text:visited-style-name="ListLabel_20_2530"><text:span text:style-name="T6">https://open.spotify.com/track/6j0eW2tn4PW6IAbDdrL57F</text:span></text:a> (TODO)</text:p>
      <text:p text:style-name="Heading_20_2"><text:bookmark text:name="_5tc5ey44tutd"/>Green Tea</text:p>
      <text:p text:style-name="Standard"><text:span text:style-name="T7">Artists:</text:span></text:p>
      <text:list xml:id="list365467768" text:style-name="WWNum220">
        <text:list-item>
          <text:p text:style-name="P40"><text:soft-page-break/><text:a xlink:type="simple" xlink:href="#_sx1a6j87i8d1" text:style-name="ListLabel_20_2530" text:visited-style-name="ListLabel_20_2530"><text:span text:style-name="T6">Project </text:span></text:a><text:a xlink:type="simple" xlink:href="#_sx1a6j87i8d1" text:style-name="ListLabel_20_2530" text:visited-style-name="ListLabel_20_2530"><text:span text:style-name="T6">Skylate</text:span></text:a> (primary artist)</text:p>
        </text:list-item>
        <text:list-item>
          <text:p text:style-name="P40"><text:a xlink:type="simple" xlink:href="#_2h14l7bpi8q9" text:style-name="ListLabel_20_2530" text:visited-style-name="ListLabel_20_2530"><text:span text:style-name="T6">Lyrit</text:span></text:a> (vocalist; featured artist)</text:p>
        </text:list-item>
      </text:list>
      <text:p text:style-name="Standard"><text:span text:style-name="T7">Appears in Collection:</text:span></text:p>
      <text:list xml:id="list45420069876839" text:continue-list="list45420480865110"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projectskylateofficial/green-tea-ft-lyrit" text:style-name="ListLabel_20_2530" text:visited-style-name="ListLabel_20_2530"><text:span text:style-name="T6">https://soundcloud.com/projectskylateofficial/green-tea-ft-lyrit</text:span></text:a> (TODO)</text:p>
      <text:p text:style-name="Heading_20_2"><text:bookmark text:name="_5to0vk9x01cu"/>Hajimeru</text:p>
      <text:p text:style-name="Standard"><text:span text:style-name="T7">Redirect:</text:span></text:p>
      <text:p text:style-name="P274"><text:span text:style-name="T7">See:</text:span> <text:a xlink:type="simple" xlink:href="#_axb4tvp6vj20" text:style-name="ListLabel_20_2530" text:visited-style-name="ListLabel_20_2530"><text:span text:style-name="T6">始める</text:span></text:a> (song by Moe Loli)</text:p>
      <text:p text:style-name="Heading_20_2"><text:bookmark text:name="_rlt3oxn08l5j"/>Hanabi</text:p>
      <text:p text:style-name="Standard"><text:span text:style-name="T7">Remix of:</text:span> <text:a xlink:type="simple" xlink:href="#_u9ygzt5af2cb" text:style-name="ListLabel_20_2530" text:visited-style-name="ListLabel_20_2530"><text:span text:style-name="T6">打上花火</text:span></text:a></text:p>
      <text:p text:style-name="Standard"><text:span text:style-name="T7">Remix Artist:</text:span> <text:a xlink:type="simple" xlink:href="#_skw4o59cttq3" text:style-name="ListLabel_20_2530" text:visited-style-name="ListLabel_20_2530"><text:span text:style-name="T6">osirasekita</text:span></text:a></text:p>
      <text:p text:style-name="Standard"><text:span text:style-name="T7">Part of Album:</text:span></text:p>
      <text:list xml:id="list1402074577" text:style-name="WWNum36">
        <text:list-item>
          <text:p text:style-name="P41">commune310 summer 2018 (TODO)</text:p>
        </text:list-item>
      </text:list>
      <text:p text:style-name="Standard"><text:span text:style-name="T7">Appears in Collection:</text:span></text:p>
      <text:list xml:id="list45419694346921" text:continue-list="list45419583220089"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Hanabi / osirasekita【F/C commune310 summer 2018】**FREE DL**”, <text:span text:style-name="T11">SoundCloud</text:span>. <text:a xlink:type="simple" xlink:href="https://soundcloud.com/osirasekita/hanabi-osirasekitafc-commune310-summer-2018" text:style-name="ListLabel_20_2530" text:visited-style-name="ListLabel_20_2530"><text:span text:style-name="T6">https://soundcloud.com/osirasekita/hanabi-osirasekitafc-commune310-summer-2018</text:span></text:a> (TODO)</text:p>
      <text:p text:style-name="P271">[2] <text:span text:style-name="T11">YouTube</text:span>. <text:a xlink:type="simple" xlink:href="https://www.youtube.com/watch?v=PdJE_Zx4eg4" text:style-name="ListLabel_20_2530" text:visited-style-name="ListLabel_20_2530"><text:span text:style-name="T6">https://www.youtube.com/watch?v=PdJE_Zx4eg4</text:span></text:a> (TODO)</text:p>
      <text:p text:style-name="Heading_20_2"><text:bookmark text:name="_x6w3pq1wus6i"/>Hanbunko Hanabi</text:p>
      <text:p text:style-name="Standard"><text:span text:style-name="T7">Redirect:</text:span></text:p>
      <text:p text:style-name="P274"><text:span text:style-name="T7">See:</text:span> <text:a xlink:type="simple" xlink:href="#_rfxcj775phjc" text:style-name="ListLabel_20_2530" text:visited-style-name="ListLabel_20_2530"><text:span text:style-name="T6">はんぶんこ花火</text:span></text:a> (song by Yunomi; Happy Kuru Kuru)</text:p>
      <text:p text:style-name="Heading_20_2"><text:bookmark text:name="_66v1cq1kdj3r"/>Hangout</text:p>
      <text:p text:style-name="Standard"><text:span text:style-name="T7">Disambiguation:</text:span></text:p>
      <text:p text:style-name="P274">“<text:span text:style-name="T7">Hangout</text:span>” may refer to:</text:p>
      <text:list xml:id="list890362105" text:style-name="WWNum147">
        <text:list-item>
          <text:p text:style-name="P276"><text:a xlink:type="simple" xlink:href="#_hnm91xalhws6" text:style-name="ListLabel_20_2530" text:visited-style-name="ListLabel_20_2530"><text:span text:style-name="T6">Nyoki-Taro - Hangout</text:span></text:a> (dubstep)</text:p>
        </text:list-item>
        <text:list-item>
          <text:p text:style-name="P276"><text:a xlink:type="simple" xlink:href="#_5na53dltq1oe" text:style-name="ListLabel_20_2530" text:visited-style-name="ListLabel_20_2530"><text:span text:style-name="T6">NYOKI - Hangout</text:span></text:a> (kawaii future bass)</text:p>
        </text:list-item>
        <text:list-item>
          <text:p text:style-name="P276"><text:soft-page-break/><text:a xlink:type="simple" xlink:href="#_mn4affgi1sqf" text:style-name="ListLabel_20_2530" text:visited-style-name="ListLabel_20_2530"><text:span text:style-name="T6">NYOKI - Hangout (Mameyudoufu Remix)</text:span></text:a></text:p>
        </text:list-item>
      </text:list>
      <text:p text:style-name="Heading_20_3"><text:bookmark text:name="_hnm91xalhws6"/>Nyoki-Taro - Hangout</text:p>
      <text:p text:style-name="Standard"><text:span text:style-name="T7">Artist:</text:span> <text:a xlink:type="simple" xlink:href="#_viunkbaojd60" text:style-name="ListLabel_20_2530" text:visited-style-name="ListLabel_20_2530"><text:span text:style-name="T6">Nyoki-Taro</text:span></text:a></text:p>
      <text:p text:style-name="Standard"><text:span text:style-name="T7">Genre:</text:span> Dubstep <text:span text:style-name="T12">[1]</text:span></text:p>
      <text:p text:style-name="Standard"><text:span text:style-name="T7">Song length (min:sec):</text:span> 03:31 <text:span text:style-name="T12">[1]</text:span></text:p>
      <text:p text:style-name="Standard"><text:span text:style-name="T7">Variants:</text:span></text:p>
      <text:list xml:id="list1540137256" text:style-name="WWNum263">
        <text:list-item>
          <text:p text:style-name="P42"><text:a xlink:type="simple" xlink:href="#_5na53dltq1oe" text:style-name="ListLabel_20_2530" text:visited-style-name="ListLabel_20_2530"><text:span text:style-name="T6">NYOKI - Hangout</text:span></text:a></text:p>
        </text:list-item>
      </text:list>
      <text:p text:style-name="Standard"><text:span text:style-name="T7">References/Links:</text:span></text:p>
      <text:p text:style-name="P270">[1] MasterOfDubstep (2017 Nov 21). “Nyoki-Taro - Hangout”, <text:span text:style-name="T11">YouTube</text:span>. <text:a xlink:type="simple" xlink:href="https://www.youtube.com/watch?v=wr24CQPt7yo" text:style-name="ListLabel_20_2530" text:visited-style-name="ListLabel_20_2530"><text:span text:style-name="T6">https://www.youtube.com/watch?v=wr24CQPt7yo</text:span></text:a> (accessed 2023 Mar 30)</text:p>
      <text:p text:style-name="P270">[2] <text:span text:style-name="T11">SoundCloud</text:span>. <text:a xlink:type="simple" xlink:href="https://soundcloud.com/nyokitaro/hangout" text:style-name="ListLabel_20_2531" text:visited-style-name="ListLabel_20_2531"><text:span text:style-name="T13">https://soundcloud.com/nyokitaro/hangout</text:span></text:a> (dead link, last checked 2023 Mar 30)</text:p>
      <text:p text:style-name="Heading_20_3"><text:bookmark text:name="_5na53dltq1oe"/>NYOKI - Hangout</text:p>
      <text:p text:style-name="Standard"><text:span text:style-name="T7">Variant of:</text:span> <text:a xlink:type="simple" xlink:href="#_hnm91xalhws6" text:style-name="ListLabel_20_2530" text:visited-style-name="ListLabel_20_2530"><text:span text:style-name="T6">Nyoki-Taro - Hangout</text:span></text:a></text:p>
      <text:p text:style-name="Standard"><text:span text:style-name="T7">Artist:</text:span> <text:a xlink:type="simple" xlink:href="#_viunkbaojd60" text:style-name="ListLabel_20_2530" text:visited-style-name="ListLabel_20_2530"><text:span text:style-name="T6">NYOKI</text:span></text:a></text:p>
      <text:p text:style-name="Standard"><text:span text:style-name="T7">Genre:</text:span> Kawaii Future Bass <text:span text:style-name="T12">[1]</text:span></text:p>
      <text:p text:style-name="Standard"><text:span text:style-name="T7">Song length (min:sec):</text:span> 03:28 <text:span text:style-name="T12">[1][3][4]</text:span></text:p>
      <text:p text:style-name="Standard"><text:span text:style-name="T7">Artist’s Notes:</text:span></text:p>
      <text:p text:style-name="P7">my best kawaii song <text:span text:style-name="T12">[4]</text:span></text:p>
      <text:p text:style-name="Standard"><text:span text:style-name="T7">Lyrics</text:span> <text:span text:style-name="T12">[4]</text:span><text:span text:style-name="T7">:</text:span></text:p>
      <text:p text:style-name="P7">にょきたろ〜〜〜</text:p>
      <text:p text:style-name="Standard"><text:span text:style-name="T7">Remixes:</text:span></text:p>
      <text:list xml:id="list2651220728" text:style-name="WWNum232">
        <text:list-item>
          <text:p text:style-name="P43"><text:a xlink:type="simple" xlink:href="#_mn4affgi1sqf" text:style-name="ListLabel_20_2530" text:visited-style-name="ListLabel_20_2530"><text:span text:style-name="T6">Hangout (Mameyudoufu Remix)</text:span></text:a></text:p>
        </text:list-item>
      </text:list>
      <text:p text:style-name="Standard"><text:span text:style-name="T7">References/Links:</text:span></text:p>
      <text:p text:style-name="P271">[1] Yumi ゆみ (2018 Apr 29). “☆Kawaii Future Bass☆ NYOKI - Hangout”, <text:span text:style-name="T11">YouTube</text:span>. <text:a xlink:type="simple" xlink:href="https://www.youtube.com/watch?v=oYkPITiwIuE" text:style-name="ListLabel_20_2530" text:visited-style-name="ListLabel_20_2530"><text:span text:style-name="T6">https://www.youtube.com/watch?v=oYkPITiwIuE</text:span></text:a> (accessed 2023 Mar 30)</text:p>
      <text:p text:style-name="P271">[2] <text:span text:style-name="T11">SoundCloud</text:span>. <text:a xlink:type="simple" xlink:href="https://soundcloud.com/nyoki_official/hangout-nyoki-by-nyoki" text:style-name="ListLabel_20_2531" text:visited-style-name="ListLabel_20_2531"><text:span text:style-name="T13">https://soundcloud.com/nyoki_official/hangout-nyoki-by-nyoki</text:span></text:a> (dead link, last checked 2023 Mar 11)</text:p>
      <text:p text:style-name="P271">[3] NYOKI (n.d.). “Hangout (NYOKI By NYOKI)” <text:span text:style-name="T11">Hypeddit</text:span>. <text:a xlink:type="simple" xlink:href="https://hypeddit.com/track/m0cjp3" text:style-name="ListLabel_20_2530" text:visited-style-name="ListLabel_20_2530"><text:span text:style-name="T6">https://hypeddit.com/track/m0cjp3</text:span></text:a> (accessed 2023 Mar 30)</text:p>
      <text:p text:style-name="P271">[4] NYOKI (2019 June 18) “Hangout”, <text:span text:style-name="T11">Bandcamp</text:span>. <text:a xlink:type="simple" xlink:href="https://nyoki4423.bandcamp.com/track/hangout" text:style-name="ListLabel_20_2530" text:visited-style-name="ListLabel_20_2530"><text:span text:style-name="T6">https://nyoki4423.bandcamp.com/track/hangout</text:span></text:a> (accessed 2023 Mar 30)</text:p>
      <text:p text:style-name="Heading_20_3"><text:bookmark text:name="_mn4affgi1sqf"/>Hangout (Mameyudoufu Remix)</text:p>
      <text:p text:style-name="Standard"><text:soft-page-break/><text:span text:style-name="T7">Remix of:</text:span> <text:a xlink:type="simple" xlink:href="#_5na53dltq1oe" text:style-name="ListLabel_20_2530" text:visited-style-name="ListLabel_20_2530"><text:span text:style-name="T6">NYOKI - Hangout</text:span></text:a></text:p>
      <text:p text:style-name="Standard"><text:span text:style-name="T7">Remix Artist:</text:span> <text:a xlink:type="simple" xlink:href="#_wpmuccdyq36d" text:style-name="ListLabel_20_2530" text:visited-style-name="ListLabel_20_2530"><text:span text:style-name="T6">Mameyudoufu</text:span></text:a></text:p>
      <text:p text:style-name="Standard"><text:span text:style-name="T7">Genre:</text:span> Future Bass <text:span text:style-name="T12">[1]</text:span></text:p>
      <text:p text:style-name="Standard"><text:span text:style-name="T7">Song length (min:sec):</text:span> 03:57 <text:span text:style-name="T12">[1][2]</text:span></text:p>
      <text:p text:style-name="Standard"><text:span text:style-name="T7">Curated by:</text:span></text:p>
      <text:list xml:id="list3994226515" text:style-name="WWNum191">
        <text:list-item>
          <text:p text:style-name="P44"><text:a xlink:type="simple" xlink:href="#_89cr6raqhzzv" text:style-name="ListLabel_20_2530" text:visited-style-name="ListLabel_20_2530"><text:span text:style-name="T6">Dayrin</text:span></text:a></text:p>
        </text:list-item>
      </text:list>
      <text:p text:style-name="Standard"><text:span text:style-name="T7">Appears in Collection:</text:span></text:p>
      <text:list xml:id="list45420838946051" text:continue-list="list45420341408507"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Mameyudoufu (2017 Dec 25). “[FREE DL] NYOKI - Hangout (Mameyudoufu Remix)”, <text:span text:style-name="T11">SoundCloud</text:span>. <text:a xlink:type="simple" xlink:href="https://soundcloud.com/mameyudoufu/nyokitaro-hangout-mameyudoufu-remix" text:style-name="ListLabel_20_2530" text:visited-style-name="ListLabel_20_2530"><text:span text:style-name="T6">https://soundcloud.com/mameyudoufu/nyokitaro-hangout-mameyudoufu-remix</text:span></text:a> (accessed 2023 Mar 30)</text:p>
      <text:p text:style-name="P271">[2] Dayrin (2018 Apr 29). “NYOKI - Hangout (Mameyudoufu Remix)”, <text:span text:style-name="T11">YouTube</text:span>. <text:a xlink:type="simple" xlink:href="https://www.youtube.com/watch?v=PIlBz1iNQqE" text:style-name="ListLabel_20_2530" text:visited-style-name="ListLabel_20_2530"><text:span text:style-name="T6">https://www.youtube.com/watch?v=PIlBz1iNQqE</text:span></text:a> (accessed 2023 Mar 30)</text:p>
      <text:p text:style-name="P271">[3] <text:span text:style-name="T11">The Artist Union</text:span>. <text:a xlink:type="simple" xlink:href="https://theartistunion.com/tracks/169658" text:style-name="ListLabel_20_2531" text:visited-style-name="ListLabel_20_2531"><text:span text:style-name="T13">https://theartistunion.com/tracks/169658</text:span></text:a> (dead link, last checked 2023 Mar 30) (TODO: check internet archive)</text:p>
      <text:p text:style-name="Heading_20_2"><text:bookmark text:name="_76dx9z3g7ph1"/>Henshin</text:p>
      <text:p text:style-name="Standard"><text:span text:style-name="T7">Artist:</text:span> <text:a xlink:type="simple" xlink:href="#_7yshr1xlnstb" text:style-name="ListLabel_20_2530" text:visited-style-name="ListLabel_20_2530"><text:span text:style-name="T6">Kimii</text:span></text:a></text:p>
      <text:p text:style-name="Standard"><text:span text:style-name="T7">Appears in Collection:</text:span></text:p>
      <text:list xml:id="list3040025830" text:style-name="WWNum114">
        <text:list-item>
          <text:p text:style-name="P45"><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0">[1] SoundCloud. <text:a xlink:type="simple" xlink:href="https://soundcloud.com/kimiidesu/henshin" text:style-name="ListLabel_20_2530" text:visited-style-name="ListLabel_20_2530"><text:span text:style-name="T6">https://soundcloud.com/kimiidesu/henshin</text:span></text:a> (TODO)</text:p>
      <text:p text:style-name="P270">[2] YouTube. <text:a xlink:type="simple" xlink:href="https://www.youtube.com/watch?v=H0h2hdEBlNY" text:style-name="ListLabel_20_2530" text:visited-style-name="ListLabel_20_2530"><text:span text:style-name="T6">https://www.youtube.com/watch?v=H0h2hdEBlNY</text:span></text:a> (TODO)</text:p>
      <text:p text:style-name="Heading_20_2"><text:bookmark text:name="_qszco2gz1dfk"/>Hirune</text:p>
      <text:p text:style-name="Standard"><text:span text:style-name="T7">Artist:</text:span> <text:a xlink:type="simple" xlink:href="#_ybpcix3gr3v2" text:style-name="ListLabel_20_2530" text:visited-style-name="ListLabel_20_2530"><text:span text:style-name="T6">B3LLA</text:span></text:a></text:p>
      <text:p text:style-name="Standard"><text:span text:style-name="T7">Appears in Collection:</text:span></text:p>
      <text:list xml:id="list45420757728538" text:continue-list="list45420069876839"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b3lladesu/hirune" text:style-name="ListLabel_20_2531" text:visited-style-name="ListLabel_20_2531"><text:span text:style-name="T13">https://soundcloud.com/b3lladesu/hirune</text:span></text:a> (dead link, last checked 2023 Mar 26)</text:p>
      <text:p text:style-name="Heading_20_2"><text:bookmark text:name="_l8fgy6epf0zn"/>Hold Me</text:p>
      <text:p text:style-name="Standard"><text:span text:style-name="T7">Artist:</text:span> <text:a xlink:type="simple" xlink:href="#_dhwxsuhtdme" text:style-name="ListLabel_20_2530" text:visited-style-name="ListLabel_20_2530"><text:span text:style-name="T6">2ToneDisco</text:span></text:a></text:p>
      <text:p text:style-name="Standard"><text:soft-page-break/><text:span text:style-name="T7">Appears in Collection:</text:span></text:p>
      <text:list xml:id="list45419565824655" text:continue-list="list45419694346921"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text:span text:style-name="T11">SoundCloud</text:span>. <text:a xlink:type="simple" xlink:href="https://soundcloud.com/2tonedisco/hold-me-1" text:style-name="ListLabel_20_2531" text:visited-style-name="ListLabel_20_2531"><text:span text:style-name="T13">https://soundcloud.com/2tonedisco/hold-me-1</text:span></text:a> (dead link, last checked 2023 Mar 19)</text:p>
      <text:p text:style-name="P271">[2] <text:span text:style-name="T11">YouTube</text:span>. <text:a xlink:type="simple" xlink:href="https://www.youtube.com/watch?v=y8Zh1p670mM" text:style-name="ListLabel_20_2530" text:visited-style-name="ListLabel_20_2530"><text:span text:style-name="T6">https://www.youtube.com/watch?v=y8Zh1p670mM</text:span></text:a> (TODO)</text:p>
      <text:p text:style-name="Heading_20_2"><text:bookmark text:name="_ovvez4ifdqia"/>Holiday</text:p>
      <text:p text:style-name="Standard"><text:span text:style-name="T7">Artist:</text:span> <text:a xlink:type="simple" xlink:href="#_caf9wdwn8vwj" text:style-name="ListLabel_20_2530" text:visited-style-name="ListLabel_20_2530"><text:span text:style-name="T6">KODOMOi</text:span></text:a></text:p>
      <text:p text:style-name="Standard"><text:span text:style-name="T7">Appears in Collection:</text:span></text:p>
      <text:list xml:id="list45420270695194" text:continue-list="list45420838946051"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kodomoimusic/kodomoi-holiday" text:style-name="ListLabel_20_2530" text:visited-style-name="ListLabel_20_2530"><text:span text:style-name="T6">https://soundcloud.com/kodomoimusic/kodomoi-holiday</text:span></text:a> (TODO)</text:p>
      <text:p text:style-name="P271">[2] <text:span text:style-name="T11">YouTube</text:span>. <text:a xlink:type="simple" xlink:href="https://www.youtube.com/watch?v=xJPE-qsFKqU" text:style-name="ListLabel_20_2530" text:visited-style-name="ListLabel_20_2530"><text:span text:style-name="T6">https://www.youtube.com/watch?v=</text:span></text:a><text:a xlink:type="simple" xlink:href="https://www.youtube.com/watch?v=xJPE-qsFKqU" text:style-name="ListLabel_20_2530" text:visited-style-name="ListLabel_20_2530"><text:span text:style-name="T6">xJPE-qsFKqU</text:span></text:a> (TODO)</text:p>
      <text:p text:style-name="Heading_20_2"><text:bookmark text:name="_fwwu7zqccjlp"/>Hot &amp; Cool</text:p>
      <text:p text:style-name="Standard"><text:span text:style-name="T7">Artist:</text:span> <text:a xlink:type="simple" xlink:href="#_1bhyvxb8ybtp" text:style-name="ListLabel_20_2530" text:visited-style-name="ListLabel_20_2530"><text:span text:style-name="T6">Kocyamarü</text:span></text:a></text:p>
      <text:p text:style-name="Standard"><text:span text:style-name="T7">Song length (min:sec):</text:span> 03:29 (TODO: check)</text:p>
      <text:p text:style-name="Standard"><text:span text:style-name="T7">Appears in Collection:</text:span></text:p>
      <text:list xml:id="list45419902051768" text:continue-list="list45419565824655"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text:span text:style-name="T11">SoundCloud</text:span>. <text:a xlink:type="simple" xlink:href="https://soundcloud.com/kocyamaru/kocyamaru-hot-cool" text:style-name="ListLabel_20_2530" text:visited-style-name="ListLabel_20_2530"><text:span text:style-name="T6">https://soundcloud.com/kocyamaru/kocyamaru-hot-cool</text:span></text:a> (TODO)</text:p>
      <text:p text:style-name="P271">[2] <text:span text:style-name="T11">YouTube</text:span>. <text:a xlink:type="simple" xlink:href="https://www.youtube.com/watch?v=TzrD-owOg_Y" text:style-name="ListLabel_20_2530" text:visited-style-name="ListLabel_20_2530"><text:span text:style-name="T6">https://www.youtube.com/watch?v=</text:span></text:a><text:a xlink:type="simple" xlink:href="https://www.youtube.com/watch?v=TzrD-owOg_Y" text:style-name="ListLabel_20_2530" text:visited-style-name="ListLabel_20_2530"><text:span text:style-name="T6">TzrD-owOg_Y</text:span></text:a> (TODO)</text:p>
      <text:p text:style-name="Heading_20_2"><text:bookmark text:name="_4g6u8g27l0u5"/>Hot Milk</text:p>
      <text:p text:style-name="Standard"><text:span text:style-name="T7">Artist:</text:span> <text:a xlink:type="simple" xlink:href="#_8ll1lqcg3i6k" text:style-name="ListLabel_20_2530" text:visited-style-name="ListLabel_20_2530"><text:span text:style-name="T6">Snail's House</text:span></text:a> <text:span text:style-name="T12">[1][3]</text:span></text:p>
      <text:p text:style-name="Standard"><text:span text:style-name="T7">Song length (min:sec):</text:span> 04:09 <text:span text:style-name="T12">[1]</text:span>, 04:06 <text:span text:style-name="T12">[3]</text:span></text:p>
      <text:p text:style-name="Standard"><text:span text:style-name="T7">Part of Album:</text:span></text:p>
      <text:list xml:id="list2663650204" text:style-name="WWNum204">
        <text:list-item>
          <text:p text:style-name="P46"><text:a xlink:type="simple" xlink:href="#_c0c6mlsjyzic" text:style-name="ListLabel_20_2530" text:visited-style-name="ListLabel_20_2530"><text:span text:style-name="T6">Ordinary Songs 2</text:span></text:a></text:p>
        </text:list-item>
      </text:list>
      <text:p text:style-name="Standard"><text:span text:style-name="T7">Notes:</text:span></text:p>
      <text:list xml:id="list3107375217" text:style-name="WWNum253">
        <text:list-item>
          <text:p text:style-name="P47">Gained popularity in the Western internet community in mid-2021 from association with the <text:span text:style-name="T11">Thicc Omni-Man</text:span> meme <text:span text:style-name="T12">[4]</text:span>.</text:p>
        </text:list-item>
      </text:list>
      <text:p text:style-name="Standard"><text:soft-page-break/><text:span text:style-name="T7">References/Links:</text:span></text:p>
      <text:p text:style-name="P270">[1] Ujico*/Snail's House (2017 Sept 19). “Snail's House - Hot Milk”, <text:span text:style-name="T11">YouTube</text:span>. <text:a xlink:type="simple" xlink:href="https://www.youtube.com/watch?v=N8nGig78lNs" text:style-name="ListLabel_20_2530" text:visited-style-name="ListLabel_20_2530"><text:span text:style-name="T6">https://www.youtube.com/watch?v=N8nGig78lNs</text:span></text:a> (accessed 2023 Apr 05)</text:p>
      <text:p text:style-name="P270">[2] <text:span text:style-name="T11">Spotify</text:span>. <text:a xlink:type="simple" xlink:href="https://open.spotify.com/track/4mCwspCTPF1aoWUNxsS5aD" text:style-name="ListLabel_20_2530" text:visited-style-name="ListLabel_20_2530"><text:span text:style-name="T6">https://open.spotify.com/track/4mCwspCTPF1aoWUNxsS5aD</text:span></text:a> (TODO)</text:p>
      <text:p text:style-name="P270">[3] Ujico*/Snail's House (2016 Nov 17). “hot milk”, <text:span text:style-name="T11">Bandcamp</text:span>. <text:a xlink:type="simple" xlink:href="https://0101.bandcamp.com/track/hot-milk" text:style-name="ListLabel_20_2530" text:visited-style-name="ListLabel_20_2530"><text:span text:style-name="T6">https://0101.bandcamp.com/track/hot-milk</text:span></text:a> (accessed 2023 Apr 05)</text:p>
      <text:p text:style-name="P270">[4] “Thicc Omni-Man”, <text:span text:style-name="T11">Know Your Meme</text:span>. <text:a xlink:type="simple" xlink:href="https://knowyourmeme.com/memes/thicc-omni-man" text:style-name="ListLabel_20_2530" text:visited-style-name="ListLabel_20_2530"><text:span text:style-name="T6">https://knowyourmeme.com/memes/thicc-omni-man</text:span></text:a> (accessed 2023 Apr 05)</text:p>
      <text:p text:style-name="Heading_20_2"><text:bookmark text:name="_a4hlxngpdtmr"/>Intergalactic Space Rave</text:p>
      <text:p text:style-name="Standard"><text:span text:style-name="T7">Artist:</text:span> <text:a xlink:type="simple" xlink:href="#_u2vo90g9luny" text:style-name="ListLabel_20_2530" text:visited-style-name="ListLabel_20_2530"><text:span text:style-name="T6">Jonty Kennedy</text:span></text:a></text:p>
      <text:p text:style-name="Standard"><text:span text:style-name="T7">Genre:</text:span> Drum &amp; Bass <text:span text:style-name="T12">[1]</text:span></text:p>
      <text:p text:style-name="Standard"><text:span text:style-name="T7">Song length (min:sec):</text:span> 03:14 <text:span text:style-name="T12">[1]</text:span></text:p>
      <text:p text:style-name="Standard"><text:span text:style-name="T7">Curated by:</text:span></text:p>
      <text:list xml:id="list1570197590" text:style-name="WWNum160">
        <text:list-item>
          <text:p text:style-name="P48"><text:a xlink:type="simple" xlink:href="#_s246sbo30yxs" text:style-name="ListLabel_20_2530" text:visited-style-name="ListLabel_20_2530"><text:span text:style-name="T6">Firefly Music</text:span></text:a></text:p>
        </text:list-item>
      </text:list>
      <text:p text:style-name="Standard"><text:span text:style-name="T7">References/Links:</text:span></text:p>
      <text:p text:style-name="P270">[1] Firefly Music (2017 Aug 27). “Jonty Kennedy - Intergalactic Space Rave”, <text:span text:style-name="T11">YouTube</text:span>. <text:a xlink:type="simple" xlink:href="https://www.youtube.com/watch?v=d1UwmgOL2-c" text:style-name="ListLabel_20_2530" text:visited-style-name="ListLabel_20_2530"><text:span text:style-name="T6">https://www.youtube.com/watch?v=d1UwmgOL2-c</text:span></text:a> (accessed 2023 Apr 14)</text:p>
      <text:p text:style-name="P270">[2] <text:span text:style-name="T11">SoundCloud</text:span>. <text:a xlink:type="simple" xlink:href="https://soundcloud.com/jonty-kennedy/intergalactic-space-rave" text:style-name="ListLabel_20_2531" text:visited-style-name="ListLabel_20_2531"><text:span text:style-name="T13">https://soundcloud.com/jonty-kennedy/intergalactic-space-rave</text:span></text:a> (dead link, last checked 2023 Apr 14)</text:p>
      <text:p text:style-name="Heading_20_2"><text:bookmark text:name="_aoz97woxgf59"/>INTERNET OVERDOSE</text:p>
      <text:p text:style-name="Standard"><text:span text:style-name="T7">Artists:</text:span></text:p>
      <text:list xml:id="list1673028706" text:style-name="WWNum1">
        <text:list-item>
          <text:p text:style-name="P49"><text:a xlink:type="simple" xlink:href="#_8ncza2tbb2oy" text:style-name="ListLabel_20_2530" text:visited-style-name="ListLabel_20_2530"><text:span text:style-name="T6">Aiobahn</text:span></text:a> (composer <text:span text:style-name="T12">[1]</text:span>, arranger <text:span text:style-name="T12">[1]</text:span>, primary artist)</text:p>
        </text:list-item>
        <text:list-item>
          <text:p text:style-name="P49"><text:a xlink:type="simple" xlink:href="#_3e919dmjro8p" text:style-name="ListLabel_20_2530" text:visited-style-name="ListLabel_20_2530"><text:span text:style-name="T6">KOTOKO</text:span></text:a> (vocalist <text:span text:style-name="T12">[1]</text:span>, featured artist)</text:p>
        </text:list-item>
        <text:list-item>
          <text:p text:style-name="P49">にゃるら (nyalra) (lyricist) <text:span text:style-name="T12">[1]</text:span></text:p>
        </text:list-item>
      </text:list>
      <text:p text:style-name="Standard"><text:span text:style-name="T7">Franchise:</text:span> NEEDY GIRL OVERDOSE (NEEDY STREAMER OVERLOAD)</text:p>
      <text:p text:style-name="Standard"><text:span text:style-name="T7">Notes:</text:span> Theme song</text:p>
      <text:p text:style-name="Standard"><text:span text:style-name="T7">References/Links:</text:span></text:p>
      <text:p text:style-name="P270">[1] Aiobahn (2021 Apr 28). “Aiobahn feat. KOTOKO - INTERNET OVERDOSE (Official Music Video) [Theme for NEEDY GIRL OVERDOSE]”, <text:span text:style-name="T11">YouTube</text:span>. <text:a xlink:type="simple" xlink:href="https://www.youtube.com/watch?v=BnkhBwzBqlQ" text:style-name="ListLabel_20_2530" text:visited-style-name="ListLabel_20_2530"><text:span text:style-name="T6">https://www.youtube.com/watch?v=BnkhBwzBqlQ</text:span></text:a> (accessed 2023 Apr 29)</text:p>
      <text:p text:style-name="P270">[2] <text:span text:style-name="T11">TuneCore Japan</text:span>. <text:a xlink:type="simple" xlink:href="https://linkco.re/gtzA3Y8H" text:style-name="ListLabel_20_2530" text:visited-style-name="ListLabel_20_2530"><text:span text:style-name="T6">https://linkco.re/gtzA3Y8H</text:span></text:a> (TODO)</text:p>
      <text:p text:style-name="Heading_20_2"><text:bookmark text:name="_ezs3rgm1rvqh"/>INTERNET YAMERO</text:p>
      <text:p text:style-name="Standard"><text:span text:style-name="T7">Artists:</text:span></text:p>
      <text:list xml:id="list2920449699" text:style-name="WWNum157">
        <text:list-item>
          <text:p text:style-name="P50"><text:a xlink:type="simple" xlink:href="#_8ncza2tbb2oy" text:style-name="ListLabel_20_2530" text:visited-style-name="ListLabel_20_2530"><text:span text:style-name="T6">Aiobahn</text:span></text:a> (composer <text:span text:style-name="T12">[1]</text:span>, arranger <text:span text:style-name="T12">[1]</text:span>, primary artist)</text:p>
        </text:list-item>
        <text:list-item>
          <text:p text:style-name="P50"><text:soft-page-break/><text:a xlink:type="simple" xlink:href="#_3e919dmjro8p" text:style-name="ListLabel_20_2530" text:visited-style-name="ListLabel_20_2530"><text:span text:style-name="T6">KOTOKO</text:span></text:a> (vocalist <text:span text:style-name="T12">[1]</text:span>, featured artist)</text:p>
        </text:list-item>
        <text:list-item>
          <text:p text:style-name="P50">にゃるら (nyalra) (lyricist) <text:span text:style-name="T12">[1]</text:span></text:p>
        </text:list-item>
      </text:list>
      <text:p text:style-name="Standard"><text:span text:style-name="T7">Franchise:</text:span> NEEDY GIRL OVERDOSE (NEEDY STREAMER OVERLOAD)</text:p>
      <text:p text:style-name="Standard"><text:span text:style-name="T7">Notes:</text:span> Theme song</text:p>
      <text:p text:style-name="Standard"><text:span text:style-name="T7">References/Links:</text:span></text:p>
      <text:p text:style-name="P270">[1] Aiobahn (2023 Mar 16). “Aiobahn feat. KOTOKO - INTERNET YAMERO (Official Music Video) [Theme for NEEDY GIRL OVERDOSE]”, <text:span text:style-name="T11">YouTube</text:span>. <text:a xlink:type="simple" xlink:href="https://www.youtube.com/watch?v=51GIxXFKbzk" text:style-name="ListLabel_20_2530" text:visited-style-name="ListLabel_20_2530"><text:span text:style-name="T6">https://www.youtube.com/watch?v=51GIxXFKbzk</text:span></text:a> (accessed 2023 Apr 29)</text:p>
      <text:p text:style-name="P270">[2] <text:span text:style-name="T11">TuneCore Japan</text:span>. <text:a xlink:type="simple" xlink:href="https://linkco.re/cSbbuymU" text:style-name="ListLabel_20_2530" text:visited-style-name="ListLabel_20_2530"><text:span text:style-name="T6">https://linkco.re/cSbbuymU</text:span></text:a> (TODO)</text:p>
      <text:p text:style-name="Heading_20_2"><text:bookmark text:name="_ure7ayauxzjr"/>Isekai</text:p>
      <text:p text:style-name="Standard"><text:span text:style-name="T7">Artist:</text:span> <text:a xlink:type="simple" xlink:href="#_k6t80jclblzw" text:style-name="ListLabel_20_2530" text:visited-style-name="ListLabel_20_2530"><text:span text:style-name="T6">Syui</text:span></text:a></text:p>
      <text:p text:style-name="Standard"><text:span text:style-name="T7">Appears in collection:</text:span></text:p>
      <text:list xml:id="list45421185399388" text:continue-list="list45420638293562" text:style-name="WWNum236">
        <text:list-item>
          <text:p text:style-name="P20"><text:a xlink:type="simple" xlink:href="#_dcx7g6821zw" text:style-name="ListLabel_20_2530" text:visited-style-name="ListLabel_20_2530"><text:span text:style-name="T6">[神曲] Kawaii EDMオススメ10曲 [まとめ]</text:span></text:a></text:p>
        </text:list-item>
      </text:list>
      <text:p text:style-name="Standard"><text:span text:style-name="T7">Links:</text:span> <text:span text:style-name="T7">YouTube:</text:span> <text:a xlink:type="simple" xlink:href="https://www.youtube.com/watch?v=VMZ5udnrOvU" text:style-name="ListLabel_20_2530" text:visited-style-name="ListLabel_20_2530"><text:span text:style-name="T6">https://www.youtube.com/watch?v=VMZ5udnrOvU</text:span></text:a> (TODO)</text:p>
      <text:p text:style-name="Heading_20_2"><text:bookmark text:name="_2p2bwykcbfca"/>Jellyfish</text:p>
      <text:p text:style-name="Standard"><text:span text:style-name="T7">Redirect:</text:span></text:p>
      <text:p text:style-name="P274"><text:span text:style-name="T7">See:</text:span> <text:a xlink:type="simple" xlink:href="#_lbe1s0s6a1u" text:style-name="ListLabel_20_2530" text:visited-style-name="ListLabel_20_2530"><text:span text:style-name="T6">ジェリーフィッシュ</text:span></text:a> (song by Yunomi; ローラーガール)</text:p>
      <text:p text:style-name="Heading_20_2"><text:bookmark text:name="_12w8gepw16yx"/>Jump!</text:p>
      <text:p text:style-name="Standard"><text:span text:style-name="T7">Artists:</text:span></text:p>
      <text:list xml:id="list4145150028" text:style-name="WWNum26">
        <text:list-item>
          <text:p text:style-name="P51"><text:a xlink:type="simple" xlink:href="#_xtl8cnmnsstd" text:style-name="ListLabel_20_2530" text:visited-style-name="ListLabel_20_2530"><text:span text:style-name="T6">Tecchi</text:span></text:a></text:p>
        </text:list-item>
        <text:list-item>
          <text:p text:style-name="P51"><text:a xlink:type="simple" xlink:href="#_nvbepg7r4m1d" text:style-name="ListLabel_20_2530" text:visited-style-name="ListLabel_20_2530"><text:span text:style-name="T6">Elliot Hsu</text:span></text:a></text:p>
        </text:list-item>
      </text:list>
      <text:p text:style-name="Standard"><text:span text:style-name="T7">Appears in Collection:</text:span></text:p>
      <text:list xml:id="list3885832491" text:style-name="WWNum171">
        <text:list-item>
          <text:p text:style-name="P52"><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0">[1] “Tecchi x Elliot Hsu - Jump!”, <text:span text:style-name="T11">SoundCloud</text:span>. <text:a xlink:type="simple" xlink:href="https://soundcloud.com/tecchii/jump" text:style-name="ListLabel_20_2530" text:visited-style-name="ListLabel_20_2530"><text:span text:style-name="T6">https://soundcloud.com/tecchii/jump</text:span></text:a> (TODO)</text:p>
      <text:p text:style-name="P270">[2] <text:span text:style-name="T11">YouTube</text:span>. <text:a xlink:type="simple" xlink:href="https://www.youtube.com/watch?v=TZ8yQP4cTsU" text:style-name="ListLabel_20_2530" text:visited-style-name="ListLabel_20_2530"><text:span text:style-name="T6">https://www.youtube.com/watch?v=TZ8yQP4cTsU</text:span></text:a> (TODO)</text:p>
      <text:p text:style-name="Heading_20_2"><text:bookmark text:name="_54z96ynu8vic"/>Kawaii Wave</text:p>
      <text:p text:style-name="Standard"><text:span text:style-name="T7">Artist:</text:span> <text:a xlink:type="simple" xlink:href="#_9hoxmhth39l3" text:style-name="ListLabel_20_2530" text:visited-style-name="ListLabel_20_2530"><text:span text:style-name="T6">Zinnie</text:span></text:a></text:p>
      <text:p text:style-name="Standard"><text:span text:style-name="T7">Appears in Collection:</text:span></text:p>
      <text:list xml:id="list45421251209209" text:continue-list="list45420270695194" text:style-name="WWNum242">
        <text:list-item>
          <text:p text:style-name="P15"><text:soft-page-break/><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zinniemusic/zinnie-kawaii-wave" text:style-name="ListLabel_20_2530" text:visited-style-name="ListLabel_20_2530"><text:span text:style-name="T6">https://soundcloud.com/zinniemusic/zinnie-kawaii-wave</text:span></text:a> (TODO)</text:p>
      <text:p text:style-name="P271">[2] <text:span text:style-name="T11">YouTube</text:span>. <text:a xlink:type="simple" xlink:href="https://www.youtube.com/watch?v=SydGuQ1vlyw" text:style-name="ListLabel_20_2530" text:visited-style-name="ListLabel_20_2530"><text:span text:style-name="T6">https://www.youtube.com/watch?v=SydGuQ1vlyw</text:span></text:a> (TODO)</text:p>
      <text:p text:style-name="Heading_20_2"><text:bookmark text:name="_u92zee9n9ces"/>Keep It Kawaii</text:p>
      <text:p text:style-name="Standard"><text:span text:style-name="T7">Artist:</text:span> <text:a xlink:type="simple" xlink:href="#_tsd5y963f9uh" text:style-name="ListLabel_20_2530" text:visited-style-name="ListLabel_20_2530"><text:span text:style-name="T6">NaNa</text:span></text:a></text:p>
      <text:p text:style-name="Standard"><text:span text:style-name="T7">Appears in collection:</text:span></text:p>
      <text:list xml:id="list45419555202312" text:continue-list="list45420913407158"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NaNa - Keep It Kawaii”, <text:span text:style-name="T11">SoundCloud</text:span>. <text:a xlink:type="simple" xlink:href="https://soundcloud.com/nana172025/nana-keep-it-kawaii" text:style-name="ListLabel_20_2530" text:visited-style-name="ListLabel_20_2530"><text:span text:style-name="T6">https://soundcloud.com/nana172025/nana-keep-it-kawaii</text:span></text:a> (TODO)</text:p>
      <text:p text:style-name="P271">[2] <text:span text:style-name="T11">YouTube</text:span>. <text:a xlink:type="simple" xlink:href="https://www.youtube.com/watch?v=RqPqHy8DT4s" text:style-name="ListLabel_20_2530" text:visited-style-name="ListLabel_20_2530"><text:span text:style-name="T6">https://www.youtube.com/watch?v=RqPqHy8DT4s</text:span></text:a> (TODO)</text:p>
      <text:p text:style-name="Heading_20_2"><text:bookmark text:name="_ctay41ty3zht"/>Kodokushi (孤独死)</text:p>
      <text:p text:style-name="Standard"><text:span text:style-name="T7">Artists:</text:span></text:p>
      <text:list xml:id="list1111294494" text:style-name="WWNum27">
        <text:list-item>
          <text:p text:style-name="P53"><text:a xlink:type="simple" xlink:href="#_dodwkxqkm279" text:style-name="ListLabel_20_2530" text:visited-style-name="ListLabel_20_2530"><text:span text:style-name="T6">Mihka!</text:span></text:a></text:p>
        </text:list-item>
        <text:list-item>
          <text:p text:style-name="P53"><text:a xlink:type="simple" xlink:href="#_6hmukk7y1ag5" text:style-name="ListLabel_20_2530" text:visited-style-name="ListLabel_20_2530"><text:span text:style-name="T6">Kyoto Black</text:span></text:a></text:p>
        </text:list-item>
      </text:list>
      <text:p text:style-name="Standard"><text:span text:style-name="T7">Release date:</text:span> 2016 July 08 <text:span text:style-name="T12">[2]</text:span></text:p>
      <text:p text:style-name="Standard"><text:span text:style-name="T7">Genre:</text:span> Future Bass <text:span text:style-name="T12">[1][2]</text:span>, Future Trap <text:span text:style-name="T12">[2]</text:span>, Dubstep <text:span text:style-name="T12">[2]</text:span></text:p>
      <text:p text:style-name="Standard"><text:span text:style-name="T7">Song length (min:sec):</text:span> 03:26 <text:span text:style-name="T12">[1][2]</text:span></text:p>
      <text:p text:style-name="Standard"><text:span text:style-name="T7">Part of Album:</text:span></text:p>
      <text:list xml:id="list598239721" text:style-name="WWNum278">
        <text:list-item>
          <text:p text:style-name="P54">CSGOD (compilation)</text:p>
        </text:list-item>
      </text:list>
      <text:p text:style-name="Standard"><text:span text:style-name="T7">Curated by:</text:span></text:p>
      <text:list xml:id="list3605467328" text:style-name="WWNum257">
        <text:list-item>
          <text:p text:style-name="P55">Aviencloud</text:p>
        </text:list-item>
      </text:list>
      <text:p text:style-name="Standard"><text:span text:style-name="T7">References/Links:</text:span></text:p>
      <text:p text:style-name="P270">[1] Aviencloud (2016 July 14). “Mihka! X Kyoto Black – Kodokushi (孤独死)”, <text:span text:style-name="T11">YouTube</text:span>. <text:a xlink:type="simple" xlink:href="https://www.youtube.com/watch?v=4A4ZiZwPejY" text:style-name="ListLabel_20_2530" text:visited-style-name="ListLabel_20_2530"><text:span text:style-name="T6">https://www.youtube.com/watch?v=4A4ZiZwPejY</text:span></text:a> (accessed 2023 Apr 08)</text:p>
      <text:p text:style-name="P270">[2] Mihka! (2016 July 12). “Mihka! x Kyoto Black - Kodokushi (孤独死)”, <text:span text:style-name="T11">SoundCloud</text:span>. <text:a xlink:type="simple" xlink:href="https://soundcloud.com/mihkamusic/mihka-x-the-end-kodokushi-1" text:style-name="ListLabel_20_2530" text:visited-style-name="ListLabel_20_2530"><text:span text:style-name="T6">https://soundcloud.com/mihkamusic/mihka-x-the-end-kodokushi-1</text:span></text:a> (accessed 2023 Apr 08)</text:p>
      <text:p text:style-name="P270">[3] <text:span text:style-name="T11">Hypeddit</text:span>. <text:a xlink:type="simple" xlink:href="https://hypeddit.com/track/sc/dYL2lvejXFFYFqAsfwWr" text:style-name="ListLabel_20_2530" text:visited-style-name="ListLabel_20_2530"><text:span text:style-name="T6">https://hypeddit.com/track/sc/dYL2lvejXFFYFqAsfwWr</text:span></text:a> (TODO)</text:p>
      <text:p text:style-name="Heading_20_2"><text:bookmark text:name="_4xneko6nnk6w"/>Let's go boogie</text:p>
      <text:p text:style-name="Standard"><text:soft-page-break/><text:span text:style-name="T7">Artist:</text:span> <text:a xlink:type="simple" xlink:href="#_slz9r3sjhttz" text:style-name="ListLabel_20_2530" text:visited-style-name="ListLabel_20_2530"><text:span text:style-name="T6">KOTONOHOUSE</text:span></text:a></text:p>
      <text:p text:style-name="Standard"><text:span text:style-name="T7">Genre:</text:span> Future Bass <text:span text:style-name="T12">[1][2]</text:span></text:p>
      <text:p text:style-name="Standard"><text:span text:style-name="T7">Song length (min:sec):</text:span> 03:30 <text:span text:style-name="T12">[2]</text:span>, 03:37 <text:span text:style-name="T12">[7]</text:span></text:p>
      <text:p text:style-name="Standard"><text:span text:style-name="T7">Part of Album:</text:span></text:p>
      <text:list xml:id="list1728726475" text:style-name="WWNum104">
        <text:list-item>
          <text:p text:style-name="P56"><text:a xlink:type="simple" xlink:href="#_ramdfi5ezm6a" text:style-name="ListLabel_20_2530" text:visited-style-name="ListLabel_20_2530"><text:span text:style-name="T6">commune310 suika</text:span></text:a> <text:span text:style-name="T12">[4][7]</text:span></text:p>
        </text:list-item>
      </text:list>
      <text:p text:style-name="Standard"><text:span text:style-name="T7">Curated by:</text:span></text:p>
      <text:list xml:id="list1448189468" text:style-name="WWNum16">
        <text:list-item>
          <text:p text:style-name="P57"><text:a xlink:type="simple" xlink:href="#_rr2se65llqgi" text:style-name="ListLabel_20_2531" text:visited-style-name="ListLabel_20_2531"><text:span text:style-name="T13">Waifu Wednesdays</text:span></text:a> <text:span text:style-name="T12">[1][5]</text:span> (removed) </text:p>
        </text:list-item>
      </text:list>
      <text:p text:style-name="Standard"><text:span text:style-name="T7">References/Links:</text:span></text:p>
      <text:p text:style-name="P270">[1] Waifu Wednesdays (unknown date). “KOTONOHOUSE - Let's go boogie [Future Bass]”, <text:span text:style-name="T11">YouTube</text:span>. <text:a xlink:type="simple" xlink:href="https://www.youtube.com/watch?v=Hrzj0N25jbk" text:style-name="ListLabel_20_2531" text:visited-style-name="ListLabel_20_2531"><text:span text:style-name="T13">https://www.youtube.com/watch?v=Hrzj0N25jbk</text:span></text:a><text:span text:style-name="T14"> </text:span>(dead link, last checked 2023 Apr 05)</text:p>
      <text:p text:style-name="P270">[2] Mizu Yuki (2019 Jan 15). “KOTONOHOUSE - Let's go boogie [Reupload]”, <text:span text:style-name="T11">YouTube</text:span>. <text:a xlink:type="simple" xlink:href="https://www.youtube.com/watch?v=k3bV0UHBLGk" text:style-name="ListLabel_20_2530" text:visited-style-name="ListLabel_20_2530"><text:span text:style-name="T6">https://www.youtube.com/watch?v=k3bV0UHBLGk</text:span></text:a> (accessed 2023 Apr 05)</text:p>
      <text:p text:style-name="P271">[3] <text:span text:style-name="T11">ToneDen</text:span> (Unofficial). <text:a xlink:type="simple" xlink:href="https://www.toneden.io/kavalry/post/kotonohouse-let-s-go-boogie" text:style-name="ListLabel_20_2530" text:visited-style-name="ListLabel_20_2530"><text:span text:style-name="T6">https://www.toneden.io/kavalry/post/kotonohouse-let-s-go-boogie</text:span></text:a> (TODO)</text:p>
      <text:p text:style-name="P270">[4] ことのは🏡 (@KOTONOHOUSE) (2017 Aug 24). <text:span text:style-name="T11">Twitter</text:span>. <text:a xlink:type="simple" xlink:href="https://twitter.com/KOTONOHOUSE/status/900721478198480897" text:style-name="ListLabel_20_2530" text:visited-style-name="ListLabel_20_2530"><text:span text:style-name="T6">https://twitter.com/KOTONOHOUSE/status/900721478198480897</text:span></text:a> (accessed 2023 Apr 05)</text:p>
      <text:p text:style-name="P270">[5] ことのは🏡 (@KOTONOHOUSE) (2018 Mar 28). <text:span text:style-name="T11">Twitter</text:span>. <text:a xlink:type="simple" xlink:href="https://twitter.com/KOTONOHOUSE/status/979038998923378689" text:style-name="ListLabel_20_2530" text:visited-style-name="ListLabel_20_2530"><text:span text:style-name="T6">https://twitter.com/KOTONOHOUSE/status/979038998923378689</text:span></text:a> (accessed 2023 Apr 05)</text:p>
      <text:p text:style-name="P270">[6] “Let's go boogie / KOTONOHOUSE【 #commune310 Suika 】”, <text:span text:style-name="T11">SoundCloud</text:span>. <text:a xlink:type="simple" xlink:href="https://soundcloud.com/dada-qada/lets-go-boogie-kotonohouse-commune310-suika" text:style-name="ListLabel_20_2531" text:visited-style-name="ListLabel_20_2531"><text:span text:style-name="T13">https://soundcloud.com/dada-qada/lets-go-boogie-kotonohouse-commune310-suika</text:span></text:a> (dead link, last checked 2023 Apr 05)</text:p>
      <text:p text:style-name="P270">[7] commune310 (2017 Aug 26). “KOTONOHOUSE - let's go boogie”, <text:span text:style-name="T11">Bandcamp</text:span>. <text:a xlink:type="simple" xlink:href="https://commune310.bandcamp.com/track/lets-go-boogie" text:style-name="ListLabel_20_2530" text:visited-style-name="ListLabel_20_2530"><text:span text:style-name="T6">https://commune310.bandcamp.com/track/lets-go-boogie</text:span></text:a> (accessed 2023 Apr 05)</text:p>
      <text:p text:style-name="Heading_20_2"><text:bookmark text:name="_3q6npzcw9e6y"/>Light The Way!</text:p>
      <text:p text:style-name="Standard"><text:span text:style-name="T7">Artists:</text:span></text:p>
      <text:list xml:id="list1465772533" text:style-name="WWNum72">
        <text:list-item>
          <text:p text:style-name="P58"><text:a xlink:type="simple" xlink:href="#_gsima38panzk" text:style-name="ListLabel_20_2530" text:visited-style-name="ListLabel_20_2530"><text:span text:style-name="T6">AIKA</text:span></text:a></text:p>
        </text:list-item>
        <text:list-item>
          <text:p text:style-name="P58"><text:a xlink:type="simple" xlink:href="#_p203k55ymhe7" text:style-name="ListLabel_20_2530" text:visited-style-name="ListLabel_20_2530"><text:span text:style-name="T6">Trifect</text:span></text:a></text:p>
        </text:list-item>
      </text:list>
      <text:p text:style-name="Standard"><text:span text:style-name="T7">Song length (min:sec):</text:span> 03:34 (TODO: check)</text:p>
      <text:p text:style-name="Standard"><text:span text:style-name="T7">Appears in collection:</text:span></text:p>
      <text:list xml:id="list45421159976866" text:continue-list="list45419555202312"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Aika x Trifect - Light The Way!”, <text:span text:style-name="T11">SoundCloud</text:span>. <text:a xlink:type="simple" xlink:href="https://soundcloud.com/i-am-aika/aika-x-trifect-light-the-way" text:style-name="ListLabel_20_2530" text:visited-style-name="ListLabel_20_2530"><text:span text:style-name="T6">https://soundcloud.com/i-am-aika/aika-x-trifect-light-the-way</text:span></text:a> (TODO)</text:p>
      <text:p text:style-name="P271">[2] <text:span text:style-name="T11">YouTube</text:span>. <text:a xlink:type="simple" xlink:href="https://www.youtube.com/watch?v=GxK4LpMLsAE" text:style-name="ListLabel_20_2530" text:visited-style-name="ListLabel_20_2530"><text:span text:style-name="T6">https://www.youtube.com/watch?v=GxK4LpMLsAE</text:span></text:a> (TODO)</text:p>
      <text:p text:style-name="Heading_20_2"><text:bookmark text:name="_uhpdz8j98tlw"/>LiLac Box</text:p>
      <text:p text:style-name="Standard"><text:span text:style-name="T7">Artist:</text:span> <text:a xlink:type="simple" xlink:href="#_r0zdb3p3cow2" text:style-name="ListLabel_20_2530" text:visited-style-name="ListLabel_20_2530"><text:span text:style-name="T6">Ancraft</text:span></text:a></text:p>
      <text:p text:style-name="Standard"><text:soft-page-break/><text:span text:style-name="T7">Genre:</text:span> Future Bass <text:span text:style-name="T12">[1]</text:span></text:p>
      <text:p text:style-name="Standard"><text:span text:style-name="T7">Song length (min:sec):</text:span> 03:44 <text:span text:style-name="T12">[1]</text:span></text:p>
      <text:p text:style-name="Standard"><text:span text:style-name="T7">Curated by:</text:span></text:p>
      <text:list xml:id="list45420582280977" text:continue-list="list315023256" text:style-name="WWNum100">
        <text:list-item>
          <text:p text:style-name="P38"><text:a xlink:type="simple" xlink:href="#_s246sbo30yxs" text:style-name="ListLabel_20_2530" text:visited-style-name="ListLabel_20_2530"><text:span text:style-name="T6">Firefly Music</text:span></text:a></text:p>
        </text:list-item>
      </text:list>
      <text:p text:style-name="Standard"><text:span text:style-name="T7">References/Links:</text:span></text:p>
      <text:p text:style-name="P270">[1] Firefly Music (2017 Mar 12). “【Future Bass】Ancraft - LiLac Box || ♫♫♫”, <text:span text:style-name="T11">YouTube</text:span>. <text:a xlink:type="simple" xlink:href="https://www.youtube.com/watch?v=qtr5Ga661c8" text:style-name="ListLabel_20_2530" text:visited-style-name="ListLabel_20_2530"><text:span text:style-name="T6">https://www.youtube.com/watch?v=qtr5Ga661c8</text:span></text:a> (accessed 2023 Mar 11)</text:p>
      <text:p text:style-name="P270">[2] <text:span text:style-name="T11">SoundCloud</text:span>. <text:a xlink:type="simple" xlink:href="https://soundcloud.com/ancraft/lilac-box" text:style-name="ListLabel_20_2531" text:visited-style-name="ListLabel_20_2531"><text:span text:style-name="T13">https://soundcloud.com/ancraft/lilac-box</text:span></text:a> (dead link, last checked 2023 Mar 11)</text:p>
      <text:p text:style-name="Heading_20_2"><text:bookmark text:name="_4nhnpbc8hji5"/>Lovelock</text:p>
      <text:p text:style-name="Standard"><text:span text:style-name="T7">Artist:</text:span> <text:a xlink:type="simple" xlink:href="#_br1osg950art" text:style-name="ListLabel_20_2530" text:visited-style-name="ListLabel_20_2530"><text:span text:style-name="T6">Kagi</text:span></text:a></text:p>
      <text:p text:style-name="Standard"><text:span text:style-name="T7">Appears in collection:</text:span></text:p>
      <text:list xml:id="list45420841139156" text:continue-list="list45421159976866"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text:span text:style-name="T11">SoundCloud</text:span>. <text:a xlink:type="simple" xlink:href="https://soundcloud.com/kagimusic/lovelock" text:style-name="ListLabel_20_2531" text:visited-style-name="ListLabel_20_2531"><text:span text:style-name="T13">https://soundcloud.com/kagimusic/lovelock</text:span></text:a> (dead link, last checked 2023 Mar 19)</text:p>
      <text:p text:style-name="P271">[2] <text:span text:style-name="T11">ToneDen</text:span>. <text:a xlink:type="simple" xlink:href="https://www.toneden.io/kagimusic-1/post/lovelock" text:style-name="ListLabel_20_2530" text:visited-style-name="ListLabel_20_2530"><text:span text:style-name="T6">https://www.toneden.io/kagimusic-1/post/lovelock</text:span></text:a> (TODO)</text:p>
      <text:p text:style-name="P271">[3] <text:span text:style-name="T11">YouTube</text:span>. <text:a xlink:type="simple" xlink:href="https://www.youtube.com/watch?v=dPmE3_unq5Q" text:style-name="ListLabel_20_2530" text:visited-style-name="ListLabel_20_2530"><text:span text:style-name="T6">https://www.youtube.com/watch?v=dPmE3_unq5Q</text:span></text:a> (TODO)</text:p>
      <text:p text:style-name="Heading_20_2"><text:bookmark text:name="_17gdhvv77gjk"/>Lovestruck</text:p>
      <text:p text:style-name="Standard"><text:span text:style-name="T7">Artists:</text:span></text:p>
      <text:list xml:id="list3244429124" text:style-name="WWNum267">
        <text:list-item>
          <text:p text:style-name="P280"><text:a xlink:type="simple" xlink:href="#_4olapioscn3p" text:style-name="ListLabel_20_2530" text:visited-style-name="ListLabel_20_2530"><text:span text:style-name="T6">Hyp3rsleep</text:span></text:a></text:p>
        </text:list-item>
        <text:list-item>
          <text:p text:style-name="P280"><text:a xlink:type="simple" xlink:href="#_yov4o2318283" text:style-name="ListLabel_20_2530" text:visited-style-name="ListLabel_20_2530"><text:span text:style-name="T6">SoLush</text:span></text:a></text:p>
        </text:list-item>
      </text:list>
      <text:p text:style-name="Standard"><text:span text:style-name="T7">Genres:</text:span> EDM <text:span text:style-name="T12">[2]</text:span>, Electronic <text:span text:style-name="T12">[2]</text:span>, Future Bass <text:span text:style-name="T12">[2]</text:span>, Kawaii Future Bass <text:span text:style-name="T12">[2]</text:span></text:p>
      <text:p text:style-name="Standard"><text:span text:style-name="T7">Song length (min:sec):</text:span> 02:31 <text:span text:style-name="T12">[1][2]</text:span></text:p>
      <text:p text:style-name="Standard"><text:span text:style-name="T7">Appears in Collection:</text:span></text:p>
      <text:list xml:id="list4017884275" text:style-name="WWNum99">
        <text:list-item>
          <text:p text:style-name="P59"><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0">[1] StarlingEDM (2019 Mar 28). “Hyp3rsleep &amp; SoLush - Lovestruck ♪”, <text:span text:style-name="T11">YouTube</text:span>. <text:a xlink:type="simple" xlink:href="https://www.youtube.com/watch?v=hTAzuG5pR14" text:style-name="ListLabel_20_2530" text:visited-style-name="ListLabel_20_2530"><text:span text:style-name="T6">https://www.youtube.com/watch?v=hTAzuG5pR14</text:span></text:a> (accessed 2023 Mar 11)</text:p>
      <text:p text:style-name="P270">[2] Hyp3rsleep (2019 Mar 15). “Hyp3rsleep &amp; SoLush - Lovestruck”, <text:span text:style-name="T11">SoundCloud</text:span>. <text:a xlink:type="simple" xlink:href="https://soundcloud.com/hyp3rsleep/lovestruck" text:style-name="ListLabel_20_2530" text:visited-style-name="ListLabel_20_2530"><text:span text:style-name="T6">https://soundcloud.com/hyp3rsleep/lovestruck</text:span></text:a> (accessed 2023 Mar 11)</text:p>
      <text:p text:style-name="Heading_20_2"><text:bookmark text:name="_xv36kzues86w"/>Macaron</text:p>
      <text:p text:style-name="Standard"><text:soft-page-break/><text:span text:style-name="T7">Artist:</text:span> <text:a xlink:type="simple" xlink:href="#_7q20zk2idm05" text:style-name="ListLabel_20_2530" text:visited-style-name="ListLabel_20_2530"><text:span text:style-name="T6">LOIS (ㆁvㆁ)</text:span></text:a></text:p>
      <text:p text:style-name="Standard"><text:span text:style-name="T7">Genre:</text:span> Electro House <text:span text:style-name="T12">[1]</text:span></text:p>
      <text:p text:style-name="Standard"><text:span text:style-name="T7">Song length (min:sec):</text:span> 04:59 <text:span text:style-name="T12">[1]</text:span></text:p>
      <text:p text:style-name="Standard"><text:span text:style-name="T7">Curated by:</text:span></text:p>
      <text:list xml:id="list559165492" text:style-name="WWNum159">
        <text:list-item>
          <text:p text:style-name="P60"><text:a xlink:type="simple" xlink:href="#_s246sbo30yxs" text:style-name="ListLabel_20_2530" text:visited-style-name="ListLabel_20_2530"><text:span text:style-name="T6">Firefly Music</text:span></text:a></text:p>
        </text:list-item>
      </text:list>
      <text:p text:style-name="Standard"><text:span text:style-name="T7">References/Links:</text:span></text:p>
      <text:p text:style-name="P270">[1] Firefly Music (2017 Jan 26). “【Electro House】LOIS (ㆁvㆁ) - Macaron || ♫♫♫”, <text:span text:style-name="T11">YouTube</text:span>. <text:a xlink:type="simple" xlink:href="https://www.youtube.com/watch?v=JLuRnDfjwtk" text:style-name="ListLabel_20_2530" text:visited-style-name="ListLabel_20_2530"><text:span text:style-name="T6">https://www.youtube.com/watch?v=JLuRnDfjwtk</text:span></text:a> (accessed 2023 Apr 02)</text:p>
      <text:p text:style-name="P270">[2] <text:span text:style-name="T11">SoundCloud</text:span>. <text:a xlink:type="simple" xlink:href="https://soundcloud.com/lois1104/lois-macaron" text:style-name="ListLabel_20_2530" text:visited-style-name="ListLabel_20_2530"><text:span text:style-name="T6">https://soundcloud.com/lois1104/lois-macaron</text:span></text:a> (TODO)</text:p>
      <text:p text:style-name="Heading_20_2"><text:bookmark text:name="_rzk6eq1tbv4e"/>main heroine</text:p>
      <text:p text:style-name="Standard"><text:span text:style-name="T7">Artist:</text:span> <text:a xlink:type="simple" xlink:href="#_x9w3h0bsnryv" text:style-name="ListLabel_20_2530" text:visited-style-name="ListLabel_20_2530"><text:span text:style-name="T6">cute girls doing cute things</text:span></text:a></text:p>
      <text:p text:style-name="Standard"><text:span text:style-name="T7">Appears in Collection:</text:span></text:p>
      <text:list xml:id="list45421171050421" text:continue-list="list45421251209209"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cutegirlsdoingcutethings/main-heroine" text:style-name="ListLabel_20_2530" text:visited-style-name="ListLabel_20_2530"><text:span text:style-name="T6">https://soundcloud.com/cutegirlsdoingcutethings/main-heroine</text:span></text:a> (TODO)</text:p>
      <text:p text:style-name="P271">[2] <text:span text:style-name="T11">YouTube</text:span>. <text:a xlink:type="simple" xlink:href="https://www.youtube.com/watch?v=0SsAQ5ukjvg" text:style-name="ListLabel_20_2530" text:visited-style-name="ListLabel_20_2530"><text:span text:style-name="T6">https://www.youtube.com/watch?v=0SsAQ5ukjvg</text:span></text:a> (TODO)</text:p>
      <text:p text:style-name="Heading_20_2"><text:bookmark text:name="_7uixezrnvkr3"/>Makuramoto ni Ghost</text:p>
      <text:p text:style-name="Standard"><text:span text:style-name="T7">Redirect:</text:span></text:p>
      <text:p text:style-name="P274"><text:span text:style-name="T7">See:</text:span> <text:a xlink:type="simple" xlink:href="#_ctv9ksgak2o0" text:style-name="ListLabel_20_2530" text:visited-style-name="ListLabel_20_2530"><text:span text:style-name="T6">枕元にゴースト</text:span></text:a> (song by Aiobahn; Yunomi; nicamoq)</text:p>
      <text:p text:style-name="Heading_20_2"><text:bookmark text:name="_fe30zx8g2yy"/>Marmalade</text:p>
      <text:p text:style-name="Standard"><text:span text:style-name="T7">Artist:</text:span> <text:a xlink:type="simple" xlink:href="#_ahl8rt5hfok2" text:style-name="ListLabel_20_2530" text:visited-style-name="ListLabel_20_2530"><text:span text:style-name="T6">Systile</text:span></text:a></text:p>
      <text:p text:style-name="Standard"><text:span text:style-name="T7">Appears in Collection:</text:span></text:p>
      <text:list xml:id="list45420113236261" text:continue-list="list45420757728538"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gd-creatorsysl/marmalade" text:style-name="ListLabel_20_2530" text:visited-style-name="ListLabel_20_2530"><text:span text:style-name="T6">https://soundcloud.com/gd-creatorsysl/marmalade</text:span></text:a> (TODO)</text:p>
      <text:p text:style-name="Heading_20_2"><text:bookmark text:name="_4ep3qh3hnl8m"/>me &amp; u</text:p>
      <text:p text:style-name="Standard"><text:span text:style-name="T7">Disambiguation:</text:span></text:p>
      <text:p text:style-name="P274">“<text:span text:style-name="T7">me &amp; u</text:span>” may refer to:</text:p>
      <text:list xml:id="list1123831030" text:style-name="WWNum168">
        <text:list-item>
          <text:p text:style-name="P277"><text:soft-page-break/><text:a xlink:type="simple" xlink:href="#_fxgclwm9h4qw" text:style-name="ListLabel_20_2530" text:visited-style-name="ListLabel_20_2530"><text:span text:style-name="T6">cassie - me &amp; u</text:span></text:a></text:p>
        </text:list-item>
        <text:list-item>
          <text:p text:style-name="P277"><text:a xlink:type="simple" xlink:href="#_jfdyrxq76mbx" text:style-name="ListLabel_20_2530" text:visited-style-name="ListLabel_20_2530"><text:span text:style-name="T6">cassie - me &amp; u (succducc bootleg)</text:span></text:a></text:p>
        </text:list-item>
      </text:list>
      <text:p text:style-name="Heading_20_3"><text:bookmark text:name="_fxgclwm9h4qw"/>cassie - me &amp; u</text:p>
      <text:p text:style-name="Standard"><text:span text:style-name="T7">Remixes:</text:span></text:p>
      <text:list xml:id="list767368799" text:style-name="WWNum133">
        <text:list-item>
          <text:p text:style-name="P61"><text:a xlink:type="simple" xlink:href="#_jfdyrxq76mbx" text:style-name="ListLabel_20_2530" text:visited-style-name="ListLabel_20_2530"><text:span text:style-name="T6">me &amp; u (succducc bootleg)</text:span></text:a></text:p>
        </text:list-item>
      </text:list>
      <text:p text:style-name="Heading_20_3"><text:bookmark text:name="_jfdyrxq76mbx"/>me &amp; u (succducc bootleg)</text:p>
      <text:p text:style-name="Standard"><text:span text:style-name="T7">Other Names:</text:span></text:p>
      <text:list xml:id="list896421421" text:style-name="WWNum190">
        <text:list-item>
          <text:p text:style-name="P62">succducc - me &amp; u</text:p>
        </text:list-item>
        <text:list-item>
          <text:p text:style-name="P62">cassie - me &amp; u (succducc bootleg)</text:p>
        </text:list-item>
      </text:list>
      <text:p text:style-name="Standard"><text:span text:style-name="T7">Remix of:</text:span> <text:a xlink:type="simple" xlink:href="#_fxgclwm9h4qw" text:style-name="ListLabel_20_2530" text:visited-style-name="ListLabel_20_2530"><text:span text:style-name="T6">cassie - me &amp; u</text:span></text:a></text:p>
      <text:p text:style-name="Standard"><text:span text:style-name="T7">Remix Artist:</text:span> <text:a xlink:type="simple" xlink:href="#_o05es4ynjkoi" text:style-name="ListLabel_20_2530" text:visited-style-name="ListLabel_20_2530"><text:span text:style-name="T6">succducc</text:span></text:a></text:p>
      <text:p text:style-name="Standard"><text:span text:style-name="T7">Genre:</text:span> Future <text:span text:style-name="T12">[1]</text:span>, Future Pop <text:span text:style-name="T12">[4]</text:span></text:p>
      <text:p text:style-name="Standard"><text:span text:style-name="T7">Song length (min:sec):</text:span> 03:12 <text:span text:style-name="T12">[1][2][4]</text:span></text:p>
      <text:p text:style-name="Standard"><text:span text:style-name="T7">Lyrics</text:span> (adapted from <text:span text:style-name="T12">[1]</text:span>)<text:span text:style-name="T7">:</text:span> (TODO: QA)</text:p>
      <text:p text:style-name="P7">You've been waiting so long I'm here to answer your call<text:line-break/>I know that I shouldn't have had you waiting at all<text:line-break/>I've been so busy, but I've been thinking about<text:line-break/>What I wanna do with you</text:p>
      <text:p text:style-name="P7">I know them other guys, they been talking bout the way I do what I do<text:line-break/>They heard I was good, they wanna see if it's true<text:line-break/>They know you're the one I wanna give it to<text:line-break/>I can see you want me too</text:p>
      <text:p text:style-name="P7">I was waiting for you to tell me you were ready<text:line-break/>I know what to do, if only you would let me<text:line-break/>As long as you're cool with it I'll treat you right<text:line-break/>Here is where you wanna be</text:p>
      <text:p text:style-name="P7">I know them other guys, they been talking bout the way I do what I do<text:line-break/>They heard I was good, they wanna see if it's true<text:line-break/>They know you're the one I wanna give it to<text:line-break/>I can see you want me too<text:line-break/>And now, it's me and you</text:p>
      <text:p text:style-name="P7">You've been waiting so long I'm here to answer your call<text:line-break/>I know that I shouldn't have had you waiting at all<text:line-break/>I've been so busy, but I've been thinking about<text:line-break/>What I wanna do with you</text:p>
      <text:p text:style-name="P7">I know them other guys, they been talking bout the way I do what I do<text:line-break/>They heard I was good, they wanna see if it's true<text:line-break/>They know you're the one I wanna give it to</text:p>
      <text:p text:style-name="Standard"><text:span text:style-name="T7">Curated by:</text:span></text:p>
      <text:list xml:id="list657994505" text:style-name="WWNum50">
        <text:list-item>
          <text:p text:style-name="P63"><text:a xlink:type="simple" xlink:href="#_u28dzrunnguo" text:style-name="ListLabel_20_2530" text:visited-style-name="ListLabel_20_2530"><text:span text:style-name="T6">EDMS</text:span></text:a> <text:span text:style-name="T12">[1]</text:span></text:p>
        </text:list-item>
        <text:list-item>
          <text:p text:style-name="P63"><text:a xlink:type="simple" xlink:href="#_s246sbo30yxs" text:style-name="ListLabel_20_2530" text:visited-style-name="ListLabel_20_2530"><text:span text:style-name="T6">Firefly Music</text:span></text:a> <text:span text:style-name="T12">[4]</text:span></text:p>
        </text:list-item>
      </text:list>
      <text:p text:style-name="Standard"><text:span text:style-name="T7">References/Links:</text:span></text:p>
      <text:p text:style-name="P270">[1] EDMS (2017 July 26). “succducc - me &amp; u”, <text:span text:style-name="T11">YouTube</text:span>. <text:a xlink:type="simple" xlink:href="https://www.youtube.com/watch?v=F6NnGEzQpPQ" text:style-name="ListLabel_20_2530" text:visited-style-name="ListLabel_20_2530"><text:span text:style-name="T6">https://www.youtube.com/watch?v=F6NnGEzQpPQ</text:span></text:a> (accessed 2023 Apr 05)</text:p>
      <text:p text:style-name="P270">[2] succducc (2017 Mar 04). “cassie - me &amp; u (succducc bootleg)”, <text:span text:style-name="T11">SoundCloud</text:span>. <text:a xlink:type="simple" xlink:href="https://soundcloud.com/succducc/me-n-u" text:style-name="ListLabel_20_2530" text:visited-style-name="ListLabel_20_2530"><text:span text:style-name="T6">https://soundcloud.com/succducc/me-n-u</text:span></text:a> (accessed 2023 Apr 05)</text:p>
      <text:p text:style-name="P270">[3] <text:span text:style-name="T11">ToneDen</text:span> (EDMS). <text:a xlink:type="simple" xlink:href="https://www.toneden.io/edmshiro/post/succducc-me-u" text:style-name="ListLabel_20_2530" text:visited-style-name="ListLabel_20_2530"><text:span text:style-name="T6">https://www.toneden.io/edmshiro/post/succducc-me-u</text:span></text:a> (TODO)</text:p>
      <text:p text:style-name="P270"><text:soft-page-break/>[4] Firefly Music (2017 Mar 19). “【Future Pop】Succducc - Me &amp; U || ♫♫♫”, <text:span text:style-name="T11">YouTube</text:span>. <text:a xlink:type="simple" xlink:href="https://www.youtube.com/watch?v=RgbB_4rCkY4" text:style-name="ListLabel_20_2530" text:visited-style-name="ListLabel_20_2530"><text:span text:style-name="T6">https://www.youtube.com/watch?v=RgbB_4rCkY4</text:span></text:a> (accessed 2023 Apr 05)</text:p>
      <text:p text:style-name="Heading_20_2"><text:bookmark text:name="_sto9eqgq3tg8"/>Meanwhile</text:p>
      <text:p text:style-name="Standard"><text:span text:style-name="T7">Artists:</text:span></text:p>
      <text:list xml:id="list2642558073" text:style-name="WWNum6">
        <text:list-item>
          <text:p text:style-name="P64"><text:a xlink:type="simple" xlink:href="#_kuvtmm7dnfxx" text:style-name="ListLabel_20_2530" text:visited-style-name="ListLabel_20_2530"><text:span text:style-name="T6">Lewis</text:span></text:a></text:p>
        </text:list-item>
        <text:list-item>
          <text:p text:style-name="P64"><text:a xlink:type="simple" xlink:href="#_gr7kq6jobe0b" text:style-name="ListLabel_20_2530" text:visited-style-name="ListLabel_20_2530"><text:span text:style-name="T6">Club2Tokyo</text:span></text:a></text:p>
        </text:list-item>
      </text:list>
      <text:p text:style-name="Standard"><text:span text:style-name="T7">Appears in Collection:</text:span></text:p>
      <text:list xml:id="list45420608652708" text:continue-list="list45419902051768"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Meanwhile (w/ Club2Tokyo)”, <text:span text:style-name="T11">SoundCloud</text:span>. <text:a xlink:type="simple" xlink:href="https://soundcloud.com/lewisdubmusic/meanwhile" text:style-name="ListLabel_20_2530" text:visited-style-name="ListLabel_20_2530"><text:span text:style-name="T6">https://soundcloud.com/lewisdubmusic/meanwhile</text:span></text:a> (TODO)</text:p>
      <text:p text:style-name="P271">[2] <text:span text:style-name="T11">YouTube</text:span>. <text:a xlink:type="simple" xlink:href="https://www.youtube.com/watch?v=_xsACRBDGYI" text:style-name="ListLabel_20_2530" text:visited-style-name="ListLabel_20_2530"><text:span text:style-name="T6">https://www.youtube.com/watch?v=_xsACRBDGYI</text:span></text:a> (TODO)</text:p>
      <text:p text:style-name="Heading_20_2"><text:bookmark text:name="_ypbolzbwaonz"/>Melting Emotion</text:p>
      <text:p text:style-name="Standard"><text:span text:style-name="T7">Artist:</text:span> <text:a xlink:type="simple" xlink:href="#_lque5g828wlw" text:style-name="ListLabel_20_2530" text:visited-style-name="ListLabel_20_2530"><text:span text:style-name="T6">Kazmasa</text:span></text:a></text:p>
      <text:p text:style-name="Standard"><text:span text:style-name="T7">Appears in Collection:</text:span></text:p>
      <text:list xml:id="list45420768224725" text:continue-numbering="true"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Melting Emotion / Kazmasa【F/C commune310 summer 2018】”, <text:span text:style-name="T11">SoundCloud</text:span>. <text:a xlink:type="simple" xlink:href="https://soundcloud.com/k55tea/melting-emotion-kazmasafc-commune310-summer-2018" text:style-name="ListLabel_20_2530" text:visited-style-name="ListLabel_20_2530"><text:span text:style-name="T6">https://soundcloud.com/k55tea/melting-emotion-kazmasafc-commune310-summer-2018</text:span></text:a> (TODO)</text:p>
      <text:p text:style-name="P271">[2] <text:span text:style-name="T11">YouTube</text:span>. <text:a xlink:type="simple" xlink:href="https://www.youtube.com/watch?v=EXCz5jvJA6A" text:style-name="ListLabel_20_2530" text:visited-style-name="ListLabel_20_2530"><text:span text:style-name="T6">https://www.youtube.com/watch?v=EXCz5jvJA6A</text:span></text:a> (TODO)</text:p>
      <text:p text:style-name="Heading_20_2"><text:bookmark text:name="_ouzq73ow94pd"/>Metsuki</text:p>
      <text:p text:style-name="Standard"><text:span text:style-name="T7">Artist:</text:span> <text:a xlink:type="simple" xlink:href="#_7yshr1xlnstb" text:style-name="ListLabel_20_2530" text:visited-style-name="ListLabel_20_2530"><text:span text:style-name="T6">Kimii</text:span></text:a></text:p>
      <text:p text:style-name="Standard"><text:span text:style-name="T7">Appears in Collection:</text:span></text:p>
      <text:list xml:id="list45420136511567" text:continue-numbering="true"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mixes:</text:span></text:p>
      <text:list xml:id="list97736307" text:style-name="WWNum68">
        <text:list-item>
          <text:p text:style-name="P65"><text:a xlink:type="simple" xlink:href="#_ptkoehg24rx8" text:style-name="ListLabel_20_2530" text:visited-style-name="ListLabel_20_2530"><text:span text:style-name="T6">Metsuki (Milkoi Remix)</text:span></text:a></text:p>
        </text:list-item>
      </text:list>
      <text:p text:style-name="Standard"><text:span text:style-name="T7">References/Links:</text:span></text:p>
      <text:p text:style-name="P271">[1] <text:span text:style-name="T11">SoundCloud</text:span>. <text:a xlink:type="simple" xlink:href="https://soundcloud.com/kimiidesu/metsuki-1" text:style-name="ListLabel_20_2530" text:visited-style-name="ListLabel_20_2530"><text:span text:style-name="T6">https://soundcloud.com/kimiidesu/metsuki-1</text:span></text:a> (TODO)</text:p>
      <text:p text:style-name="P271">[2] <text:span text:style-name="T11">YouTube</text:span>. <text:a xlink:type="simple" xlink:href="https://www.youtube.com/watch?v=IL_jPPavIhQ" text:style-name="ListLabel_20_2530" text:visited-style-name="ListLabel_20_2530"><text:span text:style-name="T6">https://www.youtube.com/watch?v=IL_jPPavIhQ</text:span></text:a> (TODO)</text:p>
      <text:p text:style-name="Heading_20_3"><text:bookmark text:name="_ptkoehg24rx8"/>Metsuki (Milkoi Remix)</text:p>
      <text:p text:style-name="Standard"><text:soft-page-break/><text:span text:style-name="T7">Remix of:</text:span> <text:a xlink:type="simple" xlink:href="#_ouzq73ow94pd" text:style-name="ListLabel_20_2530" text:visited-style-name="ListLabel_20_2530"><text:span text:style-name="T6">Metsuki</text:span></text:a></text:p>
      <text:p text:style-name="Standard"><text:span text:style-name="T7">Remix Artist:</text:span> <text:a xlink:type="simple" xlink:href="#_7qxdwvhafgey" text:style-name="ListLabel_20_2530" text:visited-style-name="ListLabel_20_2530"><text:span text:style-name="T6">Milkoi</text:span></text:a></text:p>
      <text:p text:style-name="Standard"><text:span text:style-name="T7">Appears in Collection:</text:span></text:p>
      <text:list xml:id="list45420393910360" text:continue-list="list45420136511567"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text:span text:style-name="T11">SoundCloud</text:span>. <text:a xlink:type="simple" xlink:href="https://soundcloud.com/milkoi/kimii-metsuki-milkoi-remix" text:style-name="ListLabel_20_2531" text:visited-style-name="ListLabel_20_2531"><text:span text:style-name="T13">https://soundcloud.com/milkoi/kimii-metsuki-milkoi-remix</text:span></text:a> (dead link, last checked 22023 Mar 19)</text:p>
      <text:p text:style-name="P271">[2] <text:span text:style-name="T11">YouTube</text:span>. <text:a xlink:type="simple" xlink:href="https://www.youtube.com/watch?v=DdhlKjFRPsI" text:style-name="ListLabel_20_2530" text:visited-style-name="ListLabel_20_2530"><text:span text:style-name="T6">https://www.youtube.com/watch?v=</text:span></text:a><text:a xlink:type="simple" xlink:href="https://www.youtube.com/watch?v=DdhlKjFRPsI" text:style-name="ListLabel_20_2530" text:visited-style-name="ListLabel_20_2530"><text:span text:style-name="T6">DdhlKjFRPsI</text:span></text:a> (TODO)</text:p>
      <text:p text:style-name="Heading_20_2"><text:bookmark text:name="_c3345jnidsg4"/>Midnight on Summer</text:p>
      <text:p text:style-name="Standard"><text:span text:style-name="T7">Redirect:</text:span></text:p>
      <text:p text:style-name="P274"><text:span text:style-name="T7">See:</text:span> <text:a xlink:type="simple" xlink:href="#_g69il3pgw9ci" text:style-name="ListLabel_20_2530" text:visited-style-name="ListLabel_20_2530"><text:span text:style-name="T6">夏の真夜中</text:span></text:a> (song by Aiobahn; アンテナガール)</text:p>
      <text:p text:style-name="Heading_20_2"><text:bookmark text:name="_lgpisrvxmffe"/>MILK &amp; COOKIE</text:p>
      <text:p text:style-name="Standard"><text:span text:style-name="T7">Artist:</text:span> <text:a xlink:type="simple" xlink:href="#_bgzdx0kfsc4j" text:style-name="ListLabel_20_2530" text:visited-style-name="ListLabel_20_2530"><text:span text:style-name="T6">COSMICOSMO</text:span></text:a></text:p>
      <text:p text:style-name="Standard"><text:span text:style-name="T7">Appears in collection:</text:span></text:p>
      <text:list xml:id="list45420706285349" text:continue-list="list45420841139156"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text:span text:style-name="T11">SoundCloud</text:span>. <text:a xlink:type="simple" xlink:href="https://soundcloud.com/hyperpopcollective/milk-cookie-cosmicosmo" text:style-name="ListLabel_20_2531" text:visited-style-name="ListLabel_20_2531"><text:span text:style-name="T13">https://soundcloud.com/hyperpopcollective/milk-cookie-cosmicosmo</text:span></text:a> (dead link, last checked 2023 Mar 19) “COSMICOSMO - MILK &amp; COOKIE” (TODO: find new)</text:p>
      <text:p text:style-name="P271">[2] <text:span text:style-name="T11">YouTube</text:span>. <text:a xlink:type="simple" xlink:href="https://www.youtube.com/watch?v=yaODSTfK-DE" text:style-name="ListLabel_20_2530" text:visited-style-name="ListLabel_20_2530"><text:span text:style-name="T6">https://www.youtube.com/watch?v=yaODSTfK-DE</text:span></text:a> (TODO)</text:p>
      <text:p text:style-name="Heading_20_2"><text:bookmark text:name="_5k37wgwemjkh"/>Miss You</text:p>
      <text:p text:style-name="Standard"><text:span text:style-name="T7">Artist:</text:span> <text:a xlink:type="simple" xlink:href="#_cijhg0fnirmh" text:style-name="ListLabel_20_2530" text:visited-style-name="ListLabel_20_2530"><text:span text:style-name="T6">PIKASONIC</text:span></text:a></text:p>
      <text:p text:style-name="Standard"><text:span text:style-name="T7">Appears in collection:</text:span></text:p>
      <text:list xml:id="list45421384189773" text:continue-list="list45421185399388" text:style-name="WWNum236">
        <text:list-item>
          <text:p text:style-name="P20"><text:a xlink:type="simple" xlink:href="#_dcx7g6821zw" text:style-name="ListLabel_20_2530" text:visited-style-name="ListLabel_20_2530"><text:span text:style-name="T6">[神曲] Kawaii EDMオススメ10曲 [まとめ]</text:span></text:a></text:p>
        </text:list-item>
      </text:list>
      <text:p text:style-name="Standard"><text:span text:style-name="T7">Links:</text:span> <text:span text:style-name="T7">YouTube:</text:span> <text:a xlink:type="simple" xlink:href="https://www.youtube.com/watch?v=bZzD5WiGlzc" text:style-name="ListLabel_20_2531" text:visited-style-name="ListLabel_20_2531"><text:span text:style-name="T13">https://www.youtube.com/watch?v=bZzD5WiGlzc</text:span></text:a> (dead link, last checked 2023 Mar 05)</text:p>
      <text:p text:style-name="Heading_20_2"><text:bookmark text:name="_wknqi2gfi7j8"/>Mocha</text:p>
      <text:p text:style-name="Standard"><text:span text:style-name="T7">Artist:</text:span> <text:a xlink:type="simple" xlink:href="#_4olapioscn3p" text:style-name="ListLabel_20_2530" text:visited-style-name="ListLabel_20_2530"><text:span text:style-name="T6">Hyp3rsleep</text:span></text:a></text:p>
      <text:p text:style-name="Standard"><text:span text:style-name="T7">Appears in collection:</text:span></text:p>
      <text:list xml:id="list45420253497809" text:continue-list="list45420706285349"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text:soft-page-break/>[1] <text:span text:style-name="T11">SoundCloud</text:span>. <text:a xlink:type="simple" xlink:href="https://soundcloud.com/hyp3rsleep/mocha-buy-free-download" text:style-name="ListLabel_20_2530" text:visited-style-name="ListLabel_20_2530"><text:span text:style-name="T6">https://soundcloud.com/hyp3rsleep/mocha-buy-free-download</text:span></text:a> (TODO)</text:p>
      <text:p text:style-name="P271">[2] <text:span text:style-name="T11">YouTube</text:span>. <text:a xlink:type="simple" xlink:href="https://www.youtube.com/watch?v=dJDtxOhr_So" text:style-name="ListLabel_20_2530" text:visited-style-name="ListLabel_20_2530"><text:span text:style-name="T6">https://www.youtube.com/watch?v=dJDtxOhr_So</text:span></text:a> (TODO)</text:p>
      <text:p text:style-name="Heading_20_2"><text:bookmark text:name="_rlecmiq9rqca"/>Myself</text:p>
      <text:p text:style-name="Standard"><text:span text:style-name="T7">Artist:</text:span> <text:a xlink:type="simple" xlink:href="#_cijhg0fnirmh" text:style-name="ListLabel_20_2530" text:visited-style-name="ListLabel_20_2530"><text:span text:style-name="T6">PIKASONIC</text:span></text:a></text:p>
      <text:p text:style-name="Standard"><text:span text:style-name="T7">Appears in collection:</text:span></text:p>
      <text:list xml:id="list45421131875976" text:continue-numbering="true"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text:span text:style-name="T11">SoundCloud</text:span>. <text:a xlink:type="simple" xlink:href="https://soundcloud.com/pika5onic/myself-original-mix" text:style-name="ListLabel_20_2530" text:visited-style-name="ListLabel_20_2530"><text:span text:style-name="T6">https://soundcloud.com/pika5onic/myself-original-mix</text:span></text:a> (TODO)</text:p>
      <text:p text:style-name="P271">[2] <text:span text:style-name="T11">YouTube</text:span>. <text:a xlink:type="simple" xlink:href="https://www.youtube.com/watch?v=Q1wqaNFDII0" text:style-name="ListLabel_20_2530" text:visited-style-name="ListLabel_20_2530"><text:span text:style-name="T6">https://www.youtube.com/watch?v=Q1wqaNFDII0</text:span></text:a> (TODO)</text:p>
      <text:p text:style-name="Heading_20_2"><text:bookmark text:name="_9x5pl216l25v"/>Nagame</text:p>
      <text:p text:style-name="Standard"><text:span text:style-name="T7">Artist:</text:span> <text:a xlink:type="simple" xlink:href="#_ybpcix3gr3v2" text:style-name="ListLabel_20_2530" text:visited-style-name="ListLabel_20_2530"><text:span text:style-name="T6">B3LLA</text:span></text:a></text:p>
      <text:p text:style-name="Standard"><text:span text:style-name="T7">Appears in Collection:</text:span></text:p>
      <text:list xml:id="list45421370729855" text:continue-list="list45420393910360"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text:span text:style-name="T11">SoundCloud</text:span>. <text:a xlink:type="simple" xlink:href="https://soundcloud.com/b3lladesu/nagame" text:style-name="ListLabel_20_2531" text:visited-style-name="ListLabel_20_2531"><text:span text:style-name="T13">https://soundcloud.com/b3lladesu/nagame</text:span></text:a> (dead link, last checked 2023 Mar 19)</text:p>
      <text:p text:style-name="P271">[2] <text:span text:style-name="T11">YouTube</text:span>. <text:a xlink:type="simple" xlink:href="https://www.youtube.com/watch?v=HxGt4cxbUms" text:style-name="ListLabel_20_2530" text:visited-style-name="ListLabel_20_2530"><text:span text:style-name="T6">https://www.youtube.com/watch?v=</text:span></text:a><text:a xlink:type="simple" xlink:href="https://www.youtube.com/watch?v=HxGt4cxbUms" text:style-name="ListLabel_20_2530" text:visited-style-name="ListLabel_20_2530"><text:span text:style-name="T6">HxGt4cxbUms</text:span></text:a> (TODO)</text:p>
      <text:p text:style-name="Heading_20_2"><text:bookmark text:name="_tohmfwsfs2x9"/>Nani mo Kangae tenai Toki no Boku</text:p>
      <text:p text:style-name="Standard"><text:span text:style-name="T7">Redirect:</text:span></text:p>
      <text:p text:style-name="P274"><text:span text:style-name="T7">See:</text:span> <text:a xlink:type="simple" xlink:href="#_v5knoavk71y1" text:style-name="ListLabel_20_2530" text:visited-style-name="ListLabel_20_2530"><text:span text:style-name="T6">何も考えてない時の僕</text:span></text:a> (song by Street)</text:p>
      <text:p text:style-name="Heading_20_2"><text:bookmark text:name="_t57dgpnpqxff"/>Naruhodo</text:p>
      <text:p text:style-name="Standard"><text:span text:style-name="T7">Artist:</text:span> <text:a xlink:type="simple" xlink:href="#_lcg5rec1h0we" text:style-name="ListLabel_20_2530" text:visited-style-name="ListLabel_20_2530"><text:span text:style-name="T6">tomatoism</text:span></text:a></text:p>
      <text:p text:style-name="Standard"><text:span text:style-name="T7">Release date:</text:span> 2020 Dec 08 <text:span text:style-name="T12">[2]</text:span></text:p>
      <text:p text:style-name="Standard"><text:span text:style-name="T7">Song length (min:sec):</text:span> 03:35 <text:span text:style-name="T12">[2]</text:span></text:p>
      <text:p text:style-name="Standard"><text:span text:style-name="T7">Part of Album:</text:span></text:p>
      <text:list xml:id="list3565858358" text:style-name="WWNum112">
        <text:list-item>
          <text:p text:style-name="P66"><text:a xlink:type="simple" xlink:href="#_1dlg97x7lbcw" text:style-name="ListLabel_20_2530" text:visited-style-name="ListLabel_20_2530"><text:span text:style-name="T6">Ahoge EP</text:span></text:a></text:p>
        </text:list-item>
      </text:list>
      <text:p text:style-name="Standard"><text:span text:style-name="T7">Appears in Collection:</text:span></text:p>
      <text:list xml:id="list520094895" text:style-name="WWNum110">
        <text:list-item>
          <text:p text:style-name="P67"><text:a xlink:type="simple" xlink:href="#_i7zs0qbill66" text:style-name="ListLabel_20_2530" text:visited-style-name="ListLabel_20_2530"><text:span text:style-name="T6">[ Kawaii Future Bass Collection Vol.3 ]</text:span></text:a></text:p>
        </text:list-item>
      </text:list>
      <text:p text:style-name="Standard"><text:soft-page-break/><text:span text:style-name="T7">Links:</text:span></text:p>
      <text:p text:style-name="P271">[1] <text:span text:style-name="T11">SoundCloud</text:span>. <text:a xlink:type="simple" xlink:href="https://soundcloud.com/tomatoism/fghfgjntukkuyr" text:style-name="ListLabel_20_2530" text:visited-style-name="ListLabel_20_2530"><text:span text:style-name="T6">https://soundcloud.com/tomatoism/fghfgjntukkuyr</text:span></text:a> (TODO)</text:p>
      <text:p text:style-name="P271">[2] tomatoism - Topic (2020 Dec 13). “Naruhodo”, <text:span text:style-name="T11">YouTube</text:span>. <text:a xlink:type="simple" xlink:href="https://www.youtube.com/watch?v=9wedclPZP7c" text:style-name="ListLabel_20_2530" text:visited-style-name="ListLabel_20_2530"><text:span text:style-name="T6">https://www.youtube.com/watch?v=9wedclPZP7c</text:span></text:a> (accessed 2023 Mar 11)</text:p>
      <text:p text:style-name="Heading_20_2"><text:bookmark text:name="_mz5ha42ond01"/>New Day</text:p>
      <text:p text:style-name="Standard"><text:span text:style-name="T7">Artist:</text:span> <text:a xlink:type="simple" xlink:href="#_caf9wdwn8vwj" text:style-name="ListLabel_20_2530" text:visited-style-name="ListLabel_20_2530"><text:span text:style-name="T6">KODOMOi</text:span></text:a></text:p>
      <text:p text:style-name="Standard"><text:span text:style-name="T7">Appears in collection:</text:span></text:p>
      <text:list xml:id="list45421610952092" text:continue-list="list45421131875976"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KODOMOi - New Day”, <text:span text:style-name="T11">SoundCloud</text:span>. <text:a xlink:type="simple" xlink:href="https://soundcloud.com/kodomoimusic/kodomoi-new-day" text:style-name="ListLabel_20_2530" text:visited-style-name="ListLabel_20_2530"><text:span text:style-name="T6">https://soundcloud.com/kodomoimusic/kodomoi-new-day</text:span></text:a> (TODO)</text:p>
      <text:p text:style-name="P271">[2] <text:span text:style-name="T11">YouTube</text:span>. <text:a xlink:type="simple" xlink:href="https://www.youtube.com/watch?v=ElI-axLJ0O4" text:style-name="ListLabel_20_2530" text:visited-style-name="ListLabel_20_2530"><text:span text:style-name="T6">https://www.youtube.com/watch?v=ElI-axLJ0O4</text:span></text:a> (TODO)</text:p>
      <text:p text:style-name="Heading_20_2"><text:bookmark text:name="_sibv6zt6qdfo"/>New Start!</text:p>
      <text:p text:style-name="Standard"><text:span text:style-name="T7">Artist:</text:span> <text:a xlink:type="simple" xlink:href="#_cijhg0fnirmh" text:style-name="ListLabel_20_2530" text:visited-style-name="ListLabel_20_2530"><text:span text:style-name="T6">PIKASONIC</text:span></text:a></text:p>
      <text:p text:style-name="Standard"><text:span text:style-name="T7">Appears in Collection:</text:span></text:p>
      <text:list xml:id="list45420173838771" text:continue-list="list45421370729855"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text:span text:style-name="T11">SoundCloud</text:span>. <text:a xlink:type="simple" xlink:href="https://soundcloud.com/pika5onic/new-start" text:style-name="ListLabel_20_2530" text:visited-style-name="ListLabel_20_2530"><text:span text:style-name="T6">https://soundcloud.com/pika5onic/new-start</text:span></text:a> (TODO)</text:p>
      <text:p text:style-name="P271">[2] <text:span text:style-name="T11">YouTube</text:span>. <text:a xlink:type="simple" xlink:href="https://www.youtube.com/watch?v=jt6ufI-P2Co" text:style-name="ListLabel_20_2530" text:visited-style-name="ListLabel_20_2530"><text:span text:style-name="T6">https://www.youtube.com/watch?v=jt6ufI-P2Co</text:span></text:a> (TODO)</text:p>
      <text:p text:style-name="Heading_20_2"><text:bookmark text:name="_mev6g495nbr2"/>Night Parade</text:p>
      <text:p text:style-name="Standard"><text:span text:style-name="T7">Artist:</text:span> <text:a xlink:type="simple" xlink:href="#_27lm3afm44mj" text:style-name="ListLabel_20_2530" text:visited-style-name="ListLabel_20_2530"><text:span text:style-name="T6">alpha</text:span></text:a></text:p>
      <text:p text:style-name="Standard"><text:span text:style-name="T7">Appears in collection:</text:span></text:p>
      <text:list xml:id="list45421334753812" text:continue-list="list45421610952092"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0">[1] <text:span text:style-name="T11">SoundCloud</text:span>. <text:a xlink:type="simple" xlink:href="https://soundcloud.com/superalpha/night-parade" text:style-name="ListLabel_20_2530" text:visited-style-name="ListLabel_20_2530"><text:span text:style-name="T6">https://soundcloud.com/superalpha/night-parade</text:span></text:a> (TODO)</text:p>
      <text:p text:style-name="P270">[2] <text:span text:style-name="T11">YouTube</text:span>. <text:a xlink:type="simple" xlink:href="https://www.youtube.com/watch?v=biNXZIuHahI" text:style-name="ListLabel_20_2530" text:visited-style-name="ListLabel_20_2530"><text:span text:style-name="T6">https://www.youtube.com/watch?v=biNXZIuHahI</text:span></text:a> (TODO)</text:p>
      <text:p text:style-name="Heading_20_2"><text:bookmark text:name="_gnk1m1rsm1d6"/>Night Sky</text:p>
      <text:p text:style-name="Standard"><text:span text:style-name="T7">Artists:</text:span></text:p>
      <text:list xml:id="list2707247145" text:style-name="WWNum44">
        <text:list-item>
          <text:p text:style-name="P68"><text:a xlink:type="simple" xlink:href="#_27elppeph0v2" text:style-name="ListLabel_20_2530" text:visited-style-name="ListLabel_20_2530"><text:span text:style-name="T6">Neko Hacker</text:span></text:a> (primary artist)</text:p>
        </text:list-item>
        <text:list-item>
          <text:p text:style-name="P68"><text:soft-page-break/><text:a xlink:type="simple" xlink:href="#_ph1ykiv36dw1" text:style-name="ListLabel_20_2530" text:visited-style-name="ListLabel_20_2530"><text:span text:style-name="T6">Mashilo</text:span></text:a> (featured artist)</text:p>
        </text:list-item>
        <text:list-item>
          <text:p text:style-name="P68"><text:a xlink:type="simple" xlink:href="#_sri1uxkoegtx" text:style-name="ListLabel_20_2530" text:visited-style-name="ListLabel_20_2530"><text:span text:style-name="T6">ichika</text:span></text:a> (featured artist)</text:p>
        </text:list-item>
      </text:list>
      <text:p text:style-name="Standard"><text:span text:style-name="T7">Genre:</text:span> Kawaii Future Rock <text:span text:style-name="T12">[1]</text:span></text:p>
      <text:p text:style-name="Standard"><text:span text:style-name="T7">Song length (min:sec):</text:span> 04:35 <text:span text:style-name="T12">[1]</text:span></text:p>
      <text:p text:style-name="Standard"><text:span text:style-name="T7">Lyrics</text:span> <text:span text:style-name="T12">[1]</text:span><text:span text:style-name="T7">:</text:span> (TODO: check &amp; clean up, QA)</text:p>
      <text:p text:style-name="P6">星降るこの夜空</text:p>
      <text:p text:style-name="P6">時よ止まれと永遠を願う</text:p>
      <text:p text:style-name="P6">あの流星が消える前に</text:p>
      <text:p text:style-name="P6">もし最後の言葉が</text:p>
      <text:p text:style-name="P6">何かを変えるなら</text:p>
      <text:p text:style-name="P6">信じていたい</text:p>
      <text:p text:style-name="P6">また何処かで会えることを</text:p>
      <text:p text:style-name="P6"/>
      <text:p text:style-name="P6">キラっと光る星屑</text:p>
      <text:p text:style-name="P6">瞳の反射で瞬いて</text:p>
      <text:p text:style-name="P6">こぼれ落ちていくその輝きが</text:p>
      <text:p text:style-name="P6">近いとずっと思っていた</text:p>
      <text:p text:style-name="P6">距離をわからなくさせるよ</text:p>
      <text:p text:style-name="P6">吐息さえ聞こえるのに</text:p>
      <text:p text:style-name="P6"/>
      <text:p text:style-name="P6">深い深い森の中で</text:p>
      <text:p text:style-name="P6">道に迷って日も暮れた</text:p>
      <text:p text:style-name="P6">月明かりが映す黒い姿に</text:p>
      <text:p text:style-name="P6">怯えていたのは</text:p>
      <text:p text:style-name="P6">孤独だからなんかじゃなくて</text:p>
      <text:p text:style-name="P6">夜が明けてゆくから</text:p>
      <text:p text:style-name="P6"/>
      <text:p text:style-name="P6"><text:soft-page-break/>星降るこの夜空</text:p>
      <text:p text:style-name="P6">時よ止まれと永遠を願う</text:p>
      <text:p text:style-name="P6">あの流星が消える前に</text:p>
      <text:p text:style-name="P6">もし最後の言葉が</text:p>
      <text:p text:style-name="P6">何かを変えるなら</text:p>
      <text:p text:style-name="P6">信じていたい</text:p>
      <text:p text:style-name="P6">また何処かで会えることを</text:p>
      <text:p text:style-name="P6"/>
      <text:p text:style-name="P6">走って捕まえたと</text:p>
      <text:p text:style-name="P6">思っていた幻の</text:p>
      <text:p text:style-name="P6">余韻がまだ胸を締め付ける</text:p>
      <text:p text:style-name="P6">気休めに綴った</text:p>
      <text:p text:style-name="P6">日記から溢れ出る記憶の</text:p>
      <text:p text:style-name="P6">カケラを拾い集めた</text:p>
      <text:p text:style-name="P6"/>
      <text:p text:style-name="P6">暗い暗い闇の中で</text:p>
      <text:p text:style-name="P6">手探りで見つけた希望の</text:p>
      <text:p text:style-name="P6">色が薄れていくのを</text:p>
      <text:p text:style-name="P6">ただ見ていた</text:p>
      <text:p text:style-name="P6">逃げ場なんて無くて</text:p>
      <text:p text:style-name="P6">ただ進む場所すら無くて</text:p>
      <text:p text:style-name="P6">せめてこのまま変わらぬように祈った</text:p>
      <text:p text:style-name="P6"/>
      <text:p text:style-name="P6">星降るこの夜空</text:p>
      <text:p text:style-name="P6">時よ止まれと永遠を願う</text:p>
      <text:p text:style-name="P6">あの流星が消える前に</text:p>
      <text:p text:style-name="P6">もし最後の言葉が</text:p>
      <text:p text:style-name="P6"><text:soft-page-break/>何かを変えるなら</text:p>
      <text:p text:style-name="P6">信じていたい</text:p>
      <text:p text:style-name="P6">また何処かで会えると</text:p>
      <text:p text:style-name="P6"/>
      <text:p text:style-name="P6">明日も生きることに</text:p>
      <text:p text:style-name="P6">意味があるとしたら</text:p>
      <text:p text:style-name="P6">描く未来とはきっと違うけど</text:p>
      <text:p text:style-name="P6">明日も生きることで</text:p>
      <text:p text:style-name="P6">何か見つかるなら</text:p>
      <text:p text:style-name="P6">また会えるよね</text:p>
      <text:p text:style-name="P6">星が煌めくこの場所で</text:p>
      <text:p text:style-name="Standard"><text:span text:style-name="T7">Part of Album:</text:span></text:p>
      <text:list xml:id="list2765558428" text:style-name="WWNum154">
        <text:list-item>
          <text:p text:style-name="P69"><text:a xlink:type="simple" xlink:href="#_rf4e6bbaqe48" text:style-name="ListLabel_20_2530" text:visited-style-name="ListLabel_20_2530"><text:span text:style-name="T6">SUMMER!</text:span></text:a></text:p>
        </text:list-item>
      </text:list>
      <text:p text:style-name="Standard"><text:span text:style-name="T7">Curated by:</text:span></text:p>
      <text:list xml:id="list3802532185" text:style-name="WWNum210">
        <text:list-item>
          <text:p text:style-name="P70"><text:a xlink:type="simple" xlink:href="#_rr2se65llqgi" text:style-name="ListLabel_20_2530" text:visited-style-name="ListLabel_20_2530"><text:span text:style-name="T6">Waifu Wednesdays</text:span></text:a></text:p>
        </text:list-item>
      </text:list>
      <text:p text:style-name="Standard"><text:span text:style-name="T7">References/Links:</text:span></text:p>
      <text:p text:style-name="P270">[1] Waifu Wednesdays (2018 Aug 19). “Neko Hacker - Night Sky (feat. Mashilo &amp; ichika)”, <text:span text:style-name="T11">YouTube</text:span>. <text:a xlink:type="simple" xlink:href="https://www.youtube.com/watch?v=qiqcfMvPuTM" text:style-name="ListLabel_20_2530" text:visited-style-name="ListLabel_20_2530"><text:span text:style-name="T6">https://www.youtube.com/watch?v=qiqcfMvPuTM</text:span></text:a> (accessed 2023 Apr 02)</text:p>
      <text:p text:style-name="P270">[2] <text:span text:style-name="T11">YouTube</text:span>. <text:a xlink:type="simple" xlink:href="https://www.youtube.com/watch?v=QfFhuCbCKu4" text:style-name="ListLabel_20_2530" text:visited-style-name="ListLabel_20_2530"><text:span text:style-name="T6">https://www.youtube.com/watch?v=QfFhuCbCKu4</text:span></text:a> (TODO)</text:p>
      <text:p text:style-name="P270">[3] <text:span text:style-name="T11">Bandcamp</text:span>. (TODO)</text:p>
      <text:p text:style-name="Heading_20_2"><text:bookmark text:name="_l17sohn3om95"/>Nostalgica</text:p>
      <text:p text:style-name="Standard"><text:span text:style-name="T7">Artist:</text:span> FusionNFire</text:p>
      <text:p text:style-name="Standard"><text:span text:style-name="T7">Appears in collection:</text:span></text:p>
      <text:list xml:id="list45420713671369" text:continue-list="list45421384189773" text:style-name="WWNum236">
        <text:list-item>
          <text:p text:style-name="P20"><text:a xlink:type="simple" xlink:href="#_dcx7g6821zw" text:style-name="ListLabel_20_2530" text:visited-style-name="ListLabel_20_2530"><text:span text:style-name="T6">[神曲] Kawaii EDMオススメ10曲 [まとめ]</text:span></text:a></text:p>
        </text:list-item>
      </text:list>
      <text:p text:style-name="Standard"><text:span text:style-name="T7">Links:</text:span> <text:span text:style-name="T7">YouTube:</text:span> <text:a xlink:type="simple" xlink:href="https://www.youtube.com/watch?v=Ez40FF5AEJs" text:style-name="ListLabel_20_2530" text:visited-style-name="ListLabel_20_2530"><text:span text:style-name="T6">https://www.youtube.com/watch?v=Ez40FF5AEJs</text:span></text:a> (TODO)</text:p>
      <text:p text:style-name="Heading_20_2"><text:bookmark text:name="_s468j7vrfg36"/>Paper Planes</text:p>
      <text:p text:style-name="Standard"><text:span text:style-name="T7">Artist:</text:span> <text:a xlink:type="simple" xlink:href="#_1rfix82tsoxf" text:style-name="ListLabel_20_2530" text:visited-style-name="ListLabel_20_2530"><text:span text:style-name="T6">SaMZIng</text:span></text:a></text:p>
      <text:p text:style-name="Standard"><text:span text:style-name="T7">Genre:</text:span> Drumstep <text:span text:style-name="T12">[1]</text:span></text:p>
      <text:p text:style-name="Standard"><text:soft-page-break/><text:span text:style-name="T7">Song length (min:sec):</text:span> 03:21 <text:span text:style-name="T12">[1]</text:span></text:p>
      <text:p text:style-name="Standard"><text:span text:style-name="T7">Curated by:</text:span></text:p>
      <text:list xml:id="list490471938" text:style-name="WWNum205">
        <text:list-item>
          <text:p text:style-name="P71"><text:a xlink:type="simple" xlink:href="#_s246sbo30yxs" text:style-name="ListLabel_20_2530" text:visited-style-name="ListLabel_20_2530"><text:span text:style-name="T6">Firefly Music</text:span></text:a></text:p>
        </text:list-item>
      </text:list>
      <text:p text:style-name="Standard"><text:span text:style-name="T7">References/Links:</text:span></text:p>
      <text:p text:style-name="P270">[1] Firefly Music (2017 Oct 31). “SaMZIng - Paper Planes”, <text:span text:style-name="T11">YouTube</text:span>. <text:a xlink:type="simple" xlink:href="https://www.youtube.com/watch?v=RCLgQfMw7Xw" text:style-name="ListLabel_20_2530" text:visited-style-name="ListLabel_20_2530"><text:span text:style-name="T6">https://www.youtube.com/watch?v=</text:span></text:a><text:a xlink:type="simple" xlink:href="https://www.youtube.com/watch?v=RCLgQfMw7Xw" text:style-name="ListLabel_20_2530" text:visited-style-name="ListLabel_20_2530"><text:span text:style-name="T6">RCLgQfMw7Xw</text:span></text:a> (accessed 2023 Apr 02)</text:p>
      <text:p text:style-name="P270">[2] <text:span text:style-name="T11">SoundCloud</text:span>. <text:a xlink:type="simple" xlink:href="https://soundcloud.com/samzingyeah/paper-planes" text:style-name="ListLabel_20_2530" text:visited-style-name="ListLabel_20_2530"><text:span text:style-name="T6">https://soundcloud.com/samzingyeah/paper-planes</text:span></text:a> (TODO)</text:p>
      <text:p text:style-name="Heading_20_2"><text:bookmark text:name="_sdvbcswk3y4g"/>Press Enter!</text:p>
      <text:p text:style-name="Standard"><text:span text:style-name="T7">Artist:</text:span> <text:a xlink:type="simple" xlink:href="#_9hoxmhth39l3" text:style-name="ListLabel_20_2530" text:visited-style-name="ListLabel_20_2530"><text:span text:style-name="T6">Zinnie</text:span></text:a></text:p>
      <text:p text:style-name="Standard"><text:span text:style-name="T7">Appears in Collection:</text:span></text:p>
      <text:list xml:id="list45420329961725" text:continue-list="list45420113236261"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zinniemusic/press-enter" text:style-name="ListLabel_20_2530" text:visited-style-name="ListLabel_20_2530"><text:span text:style-name="T6">https://soundcloud.com/zinniemusic/press-enter</text:span></text:a> (TODO)</text:p>
      <text:p text:style-name="Heading_20_2"><text:bookmark text:name="_ru4a1ve1i5qh"/>Ready</text:p>
      <text:p text:style-name="Standard"><text:span text:style-name="T7">Artist:</text:span> <text:a xlink:type="simple" xlink:href="#_lwuo0wa5lb3u" text:style-name="ListLabel_20_2530" text:visited-style-name="ListLabel_20_2530"><text:span text:style-name="T6">Stessie</text:span></text:a></text:p>
      <text:p text:style-name="Standard"><text:span text:style-name="T7">Appears in Collection:</text:span></text:p>
      <text:list xml:id="list45420159482259" text:continue-numbering="true"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stessieofficial/ready" text:style-name="ListLabel_20_2530" text:visited-style-name="ListLabel_20_2530"><text:span text:style-name="T6">https://soundcloud.com/stessieofficial/ready</text:span></text:a> (TODO)</text:p>
      <text:p text:style-name="Heading_20_2"><text:bookmark text:name="_qk1nnrh8eywa"/>Ryokou</text:p>
      <text:p text:style-name="Standard"><text:span text:style-name="T7">Artist:</text:span> <text:a xlink:type="simple" xlink:href="#_eg977yfgllpo" text:style-name="ListLabel_20_2530" text:visited-style-name="ListLabel_20_2530"><text:span text:style-name="T6">MojiX!</text:span></text:a></text:p>
      <text:p text:style-name="Standard"><text:span text:style-name="T7">Appears in Collection:</text:span></text:p>
      <text:list xml:id="list45420282112232" text:continue-numbering="true"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0">[1] <text:span text:style-name="T11">SoundCloud</text:span>. <text:a xlink:type="simple" xlink:href="https://soundcloud.com/mojixkung/ryokou" text:style-name="ListLabel_20_2531" text:visited-style-name="ListLabel_20_2531"><text:span text:style-name="T13">https://soundcloud.com/mojixkung/ryokou</text:span></text:a> (dead link, last checked 2023 Mar 26)</text:p>
      <text:p text:style-name="Heading_20_2"><text:bookmark text:name="_gth6a0yw9cgf"/>Sakura</text:p>
      <text:p text:style-name="Standard"><text:span text:style-name="T7">Artist:</text:span> <text:a xlink:type="simple" xlink:href="#_yov4o2318283" text:style-name="ListLabel_20_2530" text:visited-style-name="ListLabel_20_2530"><text:span text:style-name="T6">SoLush</text:span></text:a></text:p>
      <text:p text:style-name="Standard"><text:span text:style-name="T7">Appears in collection:</text:span></text:p>
      <text:list xml:id="list45421611874201" text:continue-list="list45420713671369" text:style-name="WWNum236">
        <text:list-item>
          <text:p text:style-name="P20"><text:soft-page-break/><text:a xlink:type="simple" xlink:href="#_dcx7g6821zw" text:style-name="ListLabel_20_2530" text:visited-style-name="ListLabel_20_2530"><text:span text:style-name="T6">[神曲] Kawaii EDMオススメ10曲 [まとめ]</text:span></text:a></text:p>
        </text:list-item>
      </text:list>
      <text:p text:style-name="Standard"><text:span text:style-name="T7">Links:</text:span> <text:span text:style-name="T7">YouTube:</text:span> <text:a xlink:type="simple" xlink:href="https://www.youtube.com/watch?v=mHADIOrq-MM" text:style-name="ListLabel_20_2530" text:visited-style-name="ListLabel_20_2530"><text:span text:style-name="T6">https://www.youtube.com/watch?v=mHADIOrq-MM</text:span></text:a> (TODO)</text:p>
      <text:p text:style-name="Heading_20_2"><text:bookmark text:name="_fqwljq7x519b"/>Sayonara April</text:p>
      <text:p text:style-name="Standard"><text:span text:style-name="T7">Artist:</text:span> <text:a xlink:type="simple" xlink:href="#_caf9wdwn8vwj" text:style-name="ListLabel_20_2530" text:visited-style-name="ListLabel_20_2530"><text:span text:style-name="T6">KODOMOi</text:span></text:a></text:p>
      <text:p text:style-name="Standard"><text:span text:style-name="T7">Appears in Collection:</text:span></text:p>
      <text:list xml:id="list45420634443659" text:continue-list="list45420173838771"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KODOMOi - Sayonara April”, <text:span text:style-name="T11">SoundCloud</text:span>. <text:a xlink:type="simple" xlink:href="https://soundcloud.com/kodomoimusic/kodomoi-sayonara-april" text:style-name="ListLabel_20_2530" text:visited-style-name="ListLabel_20_2530"><text:span text:style-name="T6">https://soundcloud.com/kodomoimusic/kodomoi-sayonara-april</text:span></text:a> (TODO)</text:p>
      <text:p text:style-name="P271">[2] <text:span text:style-name="T11">YouTube</text:span>. <text:a xlink:type="simple" xlink:href="https://www.youtube.com/watch?v=t6G5Dv4Sseg" text:style-name="ListLabel_20_2530" text:visited-style-name="ListLabel_20_2530"><text:span text:style-name="T6">https://www.youtube.com/watch?v=t6G5Dv4Sseg</text:span></text:a> (TODO)</text:p>
      <text:p text:style-name="Heading_20_2"><text:bookmark text:name="_p9lxmj1thh1e"/>September</text:p>
      <text:p text:style-name="Standard"><text:span text:style-name="T7">Disambiguation:</text:span></text:p>
      <text:p text:style-name="P274">“<text:span text:style-name="T7">September</text:span>” may refer to:</text:p>
      <text:list xml:id="list3311875488" text:style-name="WWNum216">
        <text:list-item>
          <text:p text:style-name="P278"><text:a xlink:type="simple" xlink:href="#_agnv0yjb1jao" text:style-name="ListLabel_20_2530" text:visited-style-name="ListLabel_20_2530"><text:span text:style-name="T6">竹内まりや - SEPTEMBER</text:span></text:a> (song by Takeuchi Mariya)</text:p>
          <text:list>
            <text:list-item>
              <text:p text:style-name="P292"><text:a xlink:type="simple" xlink:href="#_dk342v1tqpzu" text:style-name="ListLabel_20_2530" text:visited-style-name="ListLabel_20_2530"><text:span text:style-name="T6">原田知世 - September</text:span></text:a> (cover by Harada Tomoyo)</text:p>
              <text:list>
                <text:list-item>
                  <text:p text:style-name="P293"><text:a xlink:type="simple" xlink:href="#_fhrb5z26zqt4" text:style-name="ListLabel_20_2530" text:visited-style-name="ListLabel_20_2530"><text:span text:style-name="T6">Tenma Tenma - September</text:span></text:a> (remix by Tenma Tenma)</text:p>
                </text:list-item>
              </text:list>
            </text:list-item>
          </text:list>
        </text:list-item>
      </text:list>
      <text:p text:style-name="Heading_20_3"><text:bookmark text:name="_fhrb5z26zqt4"/>Tenma Tenma - September</text:p>
      <text:p text:style-name="Standard"><text:span text:style-name="T7">Remix of:</text:span> <text:a xlink:type="simple" xlink:href="#_dk342v1tqpzu" text:style-name="ListLabel_20_2530" text:visited-style-name="ListLabel_20_2530"><text:span text:style-name="T6">原田知世 - September</text:span></text:a></text:p>
      <text:p text:style-name="Standard"><text:span text:style-name="T7">Remix Artist:</text:span> <text:a xlink:type="simple" xlink:href="#_qj5id5jw3gh9" text:style-name="ListLabel_20_2530" text:visited-style-name="ListLabel_20_2530"><text:span text:style-name="T6">Tenma Tenma</text:span></text:a></text:p>
      <text:p text:style-name="Standard"><text:span text:style-name="T7">Released as:</text:span> Single</text:p>
      <text:p text:style-name="P274"><text:span text:style-name="T7">Release date:</text:span> 2017 Mar 27 <text:span text:style-name="T12">[2]</text:span></text:p>
      <text:p text:style-name="P274"><text:span text:style-name="T7">Label:</text:span> <text:a xlink:type="simple" xlink:href="#_8um0vfwvrw65" text:style-name="ListLabel_20_2530" text:visited-style-name="ListLabel_20_2530"><text:span text:style-name="T6">ピンクネオン東京</text:span></text:a></text:p>
      <text:p text:style-name="P274"><text:span text:style-name="T7">Code:</text:span> PNTSS0204 <text:span text:style-name="T12">[2]</text:span></text:p>
      <text:p text:style-name="Standard"><text:span text:style-name="T7">Genre:</text:span> Disco <text:span text:style-name="T12">[2]</text:span>, Electronic <text:span text:style-name="T12">[2]</text:span>, Future Funk <text:span text:style-name="T12">[2]</text:span>, Funk <text:span text:style-name="T12">[2]</text:span>, House <text:span text:style-name="T12">[2]</text:span></text:p>
      <text:p text:style-name="Standard"><text:span text:style-name="T7">Song length (min:Sec):</text:span> 03:57 <text:span text:style-name="T12">[2]</text:span></text:p>
      <text:p text:style-name="Standard"><text:span text:style-name="T7">Curated by:</text:span></text:p>
      <text:list xml:id="list1382553845" text:style-name="WWNum121">
        <text:list-item>
          <text:p text:style-name="P72"><text:a xlink:type="simple" xlink:href="#_rr2se65llqgi" text:style-name="ListLabel_20_2530" text:visited-style-name="ListLabel_20_2530"><text:span text:style-name="T6">Waifu Wednesdays</text:span></text:a></text:p>
        </text:list-item>
      </text:list>
      <text:p text:style-name="Standard"><text:span text:style-name="T7">References/Links:</text:span></text:p>
      <text:p text:style-name="P270"><text:soft-page-break/>[1] Waifu Wednesdays (2017 Oct 28). “Tenma Tenma - September”, <text:span text:style-name="T11">YouTube</text:span>. <text:a xlink:type="simple" xlink:href="https://www.youtube.com/watch?v=JNOda5PFM8M" text:style-name="ListLabel_20_2530" text:visited-style-name="ListLabel_20_2530"><text:span text:style-name="T6">https://www.youtube.com/watch?v=JNOda5PFM8M</text:span></text:a> (accessed 2023 Apr 14)</text:p>
      <text:p text:style-name="P270">[2] ピンクネオン東京 (2017 Mar 27). “TenmaTenma - September[PNTSS0204]”, <text:span text:style-name="T11">SoundCloud</text:span>. <text:a xlink:type="simple" xlink:href="https://soundcloud.com/pinkneontokyo/tenmatenma-septemberpntss0204" text:style-name="ListLabel_20_2530" text:visited-style-name="ListLabel_20_2530"><text:span text:style-name="T6">https://soundcloud.com/pinkneontokyo/tenmatenma-septemberpntss0204</text:span></text:a> (TODO)</text:p>
      <text:p text:style-name="Heading_20_3"><text:bookmark text:name="_agnv0yjb1jao"/>竹内まりや - SEPTEMBER</text:p>
      <text:p text:style-name="Standard"><text:span text:style-name="T7">Artist:</text:span></text:p>
      <text:list xml:id="list2827081091" text:style-name="WWNum262">
        <text:list-item>
          <text:p text:style-name="P73">竹内まりや (Takeuchi Mariya) (vocalist; primary artist)</text:p>
        </text:list-item>
        <text:list-item>
          <text:p text:style-name="P73">et al. <text:span text:style-name="T12">[1]</text:span></text:p>
        </text:list-item>
      </text:list>
      <text:p text:style-name="Standard"><text:span text:style-name="T7">Covers:</text:span></text:p>
      <text:list xml:id="list1181495138" text:style-name="WWNum161">
        <text:list-item>
          <text:p text:style-name="P74"><text:a xlink:type="simple" xlink:href="#_dk342v1tqpzu" text:style-name="ListLabel_20_2530" text:visited-style-name="ListLabel_20_2530"><text:span text:style-name="T6">原田知世 - September</text:span></text:a></text:p>
        </text:list-item>
      </text:list>
      <text:p text:style-name="Standard"><text:span text:style-name="T7">References/Links:</text:span></text:p>
      <text:p text:style-name="P270">[1] “竹内まりや (Mariya Takeuchi) – SEPTEMBER Lyrics”, <text:span text:style-name="T11">Genius</text:span>. <text:a xlink:type="simple" xlink:href="https://genius.com/Mariya-takeuchi-september-lyrics" text:style-name="ListLabel_20_2530" text:visited-style-name="ListLabel_20_2530"><text:span text:style-name="T6">https://genius.com/Mariya-takeuchi-september-lyrics</text:span></text:a> (accessed 2023 Apr 14)</text:p>
      <text:p text:style-name="Heading_20_3"><text:bookmark text:name="_dk342v1tqpzu"/>原田知世 - September</text:p>
      <text:p text:style-name="Standard"><text:span text:style-name="T7">Cover of:</text:span> <text:a xlink:type="simple" xlink:href="#_agnv0yjb1jao" text:style-name="ListLabel_20_2530" text:visited-style-name="ListLabel_20_2530"><text:span text:style-name="T6">竹内まりや - SEPTEMBER</text:span></text:a></text:p>
      <text:p text:style-name="Standard"><text:span text:style-name="T7">Cover Artist:</text:span> 原田知世 (<text:span text:style-name="T8">Harada</text:span> Tomoyo)</text:p>
      <text:p text:style-name="Standard"><text:span text:style-name="T7">Part of Album:</text:span></text:p>
      <text:list xml:id="list4190530544" text:style-name="WWNum238">
        <text:list-item>
          <text:p text:style-name="P75">恋愛小説2～若葉のころ <text:span text:style-name="T12">[1]</text:span></text:p>
        </text:list-item>
      </text:list>
      <text:p text:style-name="Standard"><text:span text:style-name="T7">Remixes:</text:span></text:p>
      <text:list xml:id="list2497056135" text:style-name="WWNum231">
        <text:list-item>
          <text:p text:style-name="P76"><text:a xlink:type="simple" xlink:href="#_fhrb5z26zqt4" text:style-name="ListLabel_20_2530" text:visited-style-name="ListLabel_20_2530"><text:span text:style-name="T6">Tenma Tenma - September</text:span></text:a></text:p>
        </text:list-item>
      </text:list>
      <text:p text:style-name="Standard"><text:span text:style-name="T7">References/Links:</text:span></text:p>
      <text:p text:style-name="P270">[1] Tomoyo Harada (2022 Jun 20). “原田知世 - September (Full Version)”, <text:span text:style-name="T11">YouTube</text:span>. <text:a xlink:type="simple" xlink:href="https://www.youtube.com/watch?v=hyvdIPlI_CY" text:style-name="ListLabel_20_2530" text:visited-style-name="ListLabel_20_2530"><text:span text:style-name="T6">https://www.youtube.com/watch?v=hyvdIPlI_CY</text:span></text:a> (accessed 2023 Apr 14)</text:p>
      <text:p text:style-name="Heading_20_2"><text:bookmark text:name="_j4qfxc2669ll"/>Signal</text:p>
      <text:p text:style-name="Standard"><text:span text:style-name="T7">Artist:</text:span> Choice Scarf</text:p>
      <text:p text:style-name="Standard"><text:span text:style-name="T7">Appears in collection:</text:span></text:p>
      <text:list xml:id="list45420512750516" text:continue-list="list45421611874201" text:style-name="WWNum236">
        <text:list-item>
          <text:p text:style-name="P20"><text:a xlink:type="simple" xlink:href="#_dcx7g6821zw" text:style-name="ListLabel_20_2530" text:visited-style-name="ListLabel_20_2530"><text:span text:style-name="T6">[神曲] Kawaii EDMオススメ10曲 [まとめ]</text:span></text:a></text:p>
        </text:list-item>
      </text:list>
      <text:p text:style-name="Standard"><text:span text:style-name="T7">Links:</text:span> <text:span text:style-name="T7">YouTube:</text:span> <text:a xlink:type="simple" xlink:href="https://www.youtube.com/watch?v=QpwnAlgD7mc" text:style-name="ListLabel_20_2530" text:visited-style-name="ListLabel_20_2530"><text:span text:style-name="T6">https://www.youtube.com/watch?v=QpwnAlgD7mc</text:span></text:a> (TODO)</text:p>
      <text:p text:style-name="Heading_20_2"><text:bookmark text:name="_2g5rfrfv9dn7"/>SHINE</text:p>
      <text:p text:style-name="Standard"><text:span text:style-name="T7">Artist:</text:span> <text:a xlink:type="simple" xlink:href="#_o1xb204agss6" text:style-name="ListLabel_20_2530" text:visited-style-name="ListLabel_20_2530"><text:span text:style-name="T6">OHEY</text:span></text:a></text:p>
      <text:p text:style-name="Standard"><text:span text:style-name="T7">Appears in collection:</text:span></text:p>
      <text:list xml:id="list45421816952838" text:continue-numbering="true" text:style-name="WWNum236">
        <text:list-item>
          <text:p text:style-name="P20"><text:soft-page-break/><text:a xlink:type="simple" xlink:href="#_dcx7g6821zw" text:style-name="ListLabel_20_2530" text:visited-style-name="ListLabel_20_2530"><text:span text:style-name="T6">[神曲] Kawaii EDMオススメ10曲 [まとめ]</text:span></text:a></text:p>
        </text:list-item>
      </text:list>
      <text:p text:style-name="Standard"><text:span text:style-name="T7">Links:</text:span> <text:span text:style-name="T7">YouTube:</text:span> <text:a xlink:type="simple" xlink:href="https://www.youtube.com/watch?v=3PBLhOb3H8Q" text:style-name="ListLabel_20_2530" text:visited-style-name="ListLabel_20_2530"><text:span text:style-name="T6">https://www.youtube.com/watch?v=3PBLhOb3H8Q</text:span></text:a> (TODO)</text:p>
      <text:p text:style-name="Heading_20_2"><text:bookmark text:name="_o9a9ekb90y4o"/>Sneaker - スニーカー</text:p>
      <text:p text:style-name="Standard"><text:span text:style-name="T7">Artist:</text:span> <text:a xlink:type="simple" xlink:href="#_cb1edruu6rld" text:style-name="ListLabel_20_2530" text:visited-style-name="ListLabel_20_2530"><text:span text:style-name="T6">HoneyComeBear</text:span></text:a></text:p>
      <text:p text:style-name="Standard"><text:span text:style-name="T7">Genre:</text:span> Future Bass <text:span text:style-name="T12">[2]</text:span></text:p>
      <text:p text:style-name="Standard"><text:span text:style-name="T7">Song length (min:sec):</text:span> 03:26 <text:span text:style-name="T12">[2][3]</text:span></text:p>
      <text:p text:style-name="Standard"><text:span text:style-name="T7">Lyrics</text:span> <text:span text:style-name="T12">[2]</text:span><text:span text:style-name="T7">:</text:span> (TODO: QA)</text:p>
      <text:p text:style-name="P7">そう、魔法　「ある」と　確信してたのに<text:line-break/>変なコだと　囁かれてる<text:line-break/>ひどく　嫌で　蹴り飛ばした缶の　先に君はいたの</text:p>
      <text:p text:style-name="P7">泥だらけ　そのスニーカーにちょっと　呪文をかけよう<text:line-break/>信じて　願うならすぐ　飛べるよ<text:line-break/>君は言う　そのスニーカーにちょっと　呪文をかけよう<text:line-break/>信じて　願うならすぐ　叶うと</text:p>
      <text:p text:style-name="P7">そう、秘密　それは　口に出せないもの<text:line-break/>隠す　常に　知らないフリして<text:line-break/>息を　吸って　一気に駆けた靴　ひらり生えた翼</text:p>
      <text:p text:style-name="P7">独り占め　東京の空は　少しくすんでる<text:line-break/>交差点　点描画のような　人混み<text:line-break/>いつの間に　途切れた呪文　ああ真っ逆さまに<text:line-break/>落ちてく　続かぬ夢は　終わりだ</text:p>
      <text:p text:style-name="P7">泥だらけ　そのスニーカーにそっと　呪文をかけよう<text:line-break/>目覚めた枕元　涙の跡<text:line-break/>魔法にも　敵わぬほどの　奇跡をくれた<text:line-break/>まだ見ぬ窓の外　羽が舞う空</text:p>
      <text:p text:style-name="Standard"><text:span text:style-name="T7">Curated by:</text:span></text:p>
      <text:list xml:id="list3779897920" text:style-name="WWNum117">
        <text:list-item>
          <text:p text:style-name="P77"><text:a xlink:type="simple" xlink:href="#_rr2se65llqgi" text:style-name="ListLabel_20_2530" text:visited-style-name="ListLabel_20_2530"><text:span text:style-name="T6">Waifu Wednesdays</text:span></text:a></text:p>
        </text:list-item>
      </text:list>
      <text:p text:style-name="Standard"><text:span text:style-name="T7">References/Links:</text:span></text:p>
      <text:p text:style-name="P270">[1] Waifu Wednesdays (2017 June 07). “HoneyComeBear - Sneaker”, <text:span text:style-name="T11">YouTube</text:span>. <text:a xlink:type="simple" xlink:href="https://www.youtube.com/watch?v=6EAR9jsOhro" text:style-name="ListLabel_20_2530" text:visited-style-name="ListLabel_20_2530"><text:span text:style-name="T6">https://www.youtube.com/watch?v=6EAR9jsOhro</text:span></text:a> (accessed 2023 Apr 06)</text:p>
      <text:p text:style-name="P270">[2] HoneyComeBear (2017 May 27). “Sneaker - スニーカー”, <text:span text:style-name="T11">SoundCloud</text:span>. <text:a xlink:type="simple" xlink:href="https://soundcloud.com/832832/sneaker" text:style-name="ListLabel_20_2530" text:visited-style-name="ListLabel_20_2530"><text:span text:style-name="T6">https://soundcloud.com/832832/sneaker</text:span></text:a> (accessed 2023 Apr 06)</text:p>
      <text:p text:style-name="P270">[3] HoneyComeBear (2017 Nov 15). “Sneaker - ス​ニ​ー​カ​ー”, <text:span text:style-name="T11">Bandcamp</text:span>. <text:a xlink:type="simple" xlink:href="https://honeycomebear.bandcamp.com/track/sneaker" text:style-name="ListLabel_20_2530" text:visited-style-name="ListLabel_20_2530"><text:span text:style-name="T6">https://honeycomebear.bandcamp.com/track/sneaker</text:span></text:a> (accessed 2023 Apr 06)</text:p>
      <text:p text:style-name="P270">[4] Vocal Stems. <text:a xlink:type="simple" xlink:href="https://www.tunebula.com/honeycomebear/sneaker-vocalstem-bpm144" text:style-name="ListLabel_20_2531" text:visited-style-name="ListLabel_20_2531"><text:span text:style-name="T13">https://www.tunebula.com/honeycomebear/sneaker-vocalstem-bpm144</text:span></text:a> (dead link, last checked 2023 Apr 06)</text:p>
      <text:p text:style-name="Heading_20_2"><text:bookmark text:name="_i22chp3zl4o7"/>Snorkel</text:p>
      <text:p text:style-name="Standard"><text:span text:style-name="T7">Artist:</text:span> <text:a xlink:type="simple" xlink:href="#_zhowyk3u19u" text:style-name="ListLabel_20_2530" text:visited-style-name="ListLabel_20_2530"><text:span text:style-name="T6">nyankobrq</text:span></text:a></text:p>
      <text:p text:style-name="Standard"><text:span text:style-name="T7">Appears in Collection:</text:span></text:p>
      <text:list xml:id="list45419748263705" text:continue-list="list45420282112232"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nyankobrq/nyankobrq-snorkel" text:style-name="ListLabel_20_2530" text:visited-style-name="ListLabel_20_2530"><text:span text:style-name="T6">https://soundcloud.com/nyankobrq/nyankobrq-snorkel</text:span></text:a> (TODO)</text:p>
      <text:p text:style-name="Heading_20_2"><text:bookmark text:name="_aeyr17jgqv7"/>speed cake</text:p>
      <text:p text:style-name="Standard"><text:span text:style-name="T7">Artist:</text:span> <text:a xlink:type="simple" xlink:href="#_wjaaep2g15yz" text:style-name="ListLabel_20_2530" text:visited-style-name="ListLabel_20_2530"><text:span text:style-name="T6">永瀬 優太</text:span></text:a> (<text:span text:style-name="T8">Nagase</text:span> Yuuta)</text:p>
      <text:p text:style-name="Standard"><text:soft-page-break/><text:span text:style-name="T7">Genre:</text:span> Kawaii Future Bass <text:span text:style-name="T12">[1][2]</text:span></text:p>
      <text:p text:style-name="Standard"><text:span text:style-name="T7">Song length (min:sec):</text:span> 04:20 <text:span text:style-name="T12">[1][2]</text:span></text:p>
      <text:p text:style-name="Standard"><text:span text:style-name="T7">Tempo:</text:span> 180 BPM <text:span text:style-name="T12">[2]</text:span></text:p>
      <text:p text:style-name="Standard"><text:span text:style-name="T7">Label:</text:span> <text:a xlink:type="simple" xlink:href="#_wqgeb0zg5ne0" text:style-name="ListLabel_20_2530" text:visited-style-name="ListLabel_20_2530"><text:span text:style-name="T6">MELODIC UNIVERSE</text:span></text:a></text:p>
      <text:p text:style-name="Standard"><text:span text:style-name="T7">References/Links:</text:span></text:p>
      <text:p text:style-name="P270">[1] MELODIC UNIVERSE [Free BGM] (2023 Feb 11). “エモくて可愛いふわふわKawaii Future Bass⑅ ୨୧ *̩̩̥*̩̩̥【無料フリーBGM】”, <text:span text:style-name="T11">YouTube</text:span>. <text:a xlink:type="simple" xlink:href="https://www.youtube.com/watch?v=Ft7_wcxR0og" text:style-name="ListLabel_20_2530" text:visited-style-name="ListLabel_20_2530"><text:span text:style-name="T6">https://www.youtube.com/watch?v=Ft7_wcxR0og</text:span></text:a> (accessed 2023 Apr 29)</text:p>
      <text:p text:style-name="P270">[2] (2023 Feb 12). “エモくて可愛いふわふわKawaii Future Bass⑅ ୨୧ *̩̩̥*̩̩̥【speed cake】”, <text:span text:style-name="T11">MELODIC UNIVERSE</text:span>. <text:a xlink:type="simple" xlink:href="https://sk-ii2.com/melodic-universe/2023/02/12/%e3%82%a8%e3%83%a2%e3%81%8f%e3%81%a6%e5%8f%af%e6%84%9b%e3%81%84%e3%81%b5%e3%82%8f%e3%81%b5%e3%82%8fkawaii-future-bass%e2%91%85-%e0%ad%a8%e0%ad%a7-%cc%a9%cc%a9%cc%a5%cc%a9%cc%a9%cc%a5%e3%80%90speed-c" text:style-name="ListLabel_20_2530" text:visited-style-name="ListLabel_20_2530"><text:span text:style-name="T6">https://sk-ii2.com/melodic-universe/2023/02/12/%e3%82%a8%e3%83%a2%e3%81%8f%e3%81%a6%e5%8f%af%e6%84%9b%e3%81%84%e3%81%b5%e3%82%8f%e3%81%b5%e3%82%8fkawaii-future-bass%e2%91%85-%e0%ad%a8%e0%ad%a7-%cc%a9%cc%a9%cc%a5%cc%a9%cc%a9%cc%a5%e3%80%90speed-c</text:span></text:a> (accessed 2023 Apr 29)</text:p>
      <text:p text:style-name="Heading_20_2"><text:bookmark text:name="_i1drzc43g9e"/>Spotlight</text:p>
      <text:p text:style-name="Standard"><text:span text:style-name="T7">Artist:</text:span> <text:a xlink:type="simple" xlink:href="#_7q20zk2idm05" text:style-name="ListLabel_20_2530" text:visited-style-name="ListLabel_20_2530"><text:span text:style-name="T6">LOIS (ㆁvㆁ)</text:span></text:a></text:p>
      <text:p text:style-name="Standard"><text:span text:style-name="T7">Genre:</text:span> House <text:span text:style-name="T12">[1]</text:span></text:p>
      <text:p text:style-name="Standard"><text:span text:style-name="T7">Song length (min:sec):</text:span> 05:04 <text:span text:style-name="T12">[1]</text:span></text:p>
      <text:p text:style-name="Standard"><text:span text:style-name="T7">Curated by:</text:span></text:p>
      <text:list xml:id="list118827826" text:style-name="WWNum146">
        <text:list-item>
          <text:p text:style-name="P78"><text:s/><text:a xlink:type="simple" xlink:href="#_s246sbo30yxs" text:style-name="ListLabel_20_2530" text:visited-style-name="ListLabel_20_2530"><text:span text:style-name="T6">Firefly Music</text:span></text:a></text:p>
        </text:list-item>
      </text:list>
      <text:p text:style-name="Standard"><text:span text:style-name="T7">Appears in Collection:</text:span></text:p>
      <text:list xml:id="list2267224313" text:style-name="WWNum137">
        <text:list-item>
          <text:p text:style-name="P79"><text:a xlink:type="simple" xlink:href="#_62b87rxre4zj" text:style-name="ListLabel_20_2530" text:visited-style-name="ListLabel_20_2530"><text:span text:style-name="T6">Special✦Amazing Kawaii✦Anime Moe!~♫Most Beautiful &amp; Cutest EDM | Kawaii Music♫</text:span></text:a></text:p>
        </text:list-item>
      </text:list>
      <text:p text:style-name="Standard"><text:span text:style-name="T7">References/Links:</text:span></text:p>
      <text:p text:style-name="P271">[1] Firefly Music (2016 Nov 23). “【Electro House】LOIS (ㆁvㆁ) - Spotlight || ♫♫♫”, <text:span text:style-name="T11">YouTube</text:span>. <text:a xlink:type="simple" xlink:href="https://www.youtube.com/watch?v=9NNy39vj-Wo" text:style-name="ListLabel_20_2530" text:visited-style-name="ListLabel_20_2530"><text:span text:style-name="T6">https://www.youtube.com/watch?v=9NNy39vj-Wo</text:span></text:a> (accessed 2023 Mar 21)</text:p>
      <text:p text:style-name="P271">[2] <text:span text:style-name="T11">SoundCloud</text:span>. <text:a xlink:type="simple" xlink:href="https://soundcloud.com/lois1104/lois-spotlight" text:style-name="ListLabel_20_2530" text:visited-style-name="ListLabel_20_2530"><text:span text:style-name="T6">https://soundcloud.com/lois1104/lois-spotlight</text:span></text:a> (TODO)</text:p>
      <text:p text:style-name="Heading_20_2"><text:bookmark text:name="_mq9893nfuyt7"/>Sprinkles!</text:p>
      <text:p text:style-name="Standard"><text:span text:style-name="T7">Artist:</text:span> <text:a xlink:type="simple" xlink:href="#_lwuo0wa5lb3u" text:style-name="ListLabel_20_2530" text:visited-style-name="ListLabel_20_2530"><text:span text:style-name="T6">Stessie</text:span></text:a></text:p>
      <text:p text:style-name="Standard"><text:span text:style-name="T7">Appears in Collection:</text:span></text:p>
      <text:list xml:id="list45420107763846" text:continue-list="list45421171050421"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stessieofficial/sprinkles" text:style-name="ListLabel_20_2530" text:visited-style-name="ListLabel_20_2530"><text:span text:style-name="T6">https://soundcloud.com/stessieofficial/sprinkles</text:span></text:a> (TODO)</text:p>
      <text:p text:style-name="P271">[2] <text:span text:style-name="T11">YouTube</text:span>. <text:a xlink:type="simple" xlink:href="https://www.youtube.com/watch?v=VwIDIRA1uec" text:style-name="ListLabel_20_2530" text:visited-style-name="ListLabel_20_2530"><text:span text:style-name="T6">https://www.youtube.com/watch?v=</text:span></text:a><text:a xlink:type="simple" xlink:href="https://www.youtube.com/watch?v=VwIDIRA1uec" text:style-name="ListLabel_20_2530" text:visited-style-name="ListLabel_20_2530"><text:span text:style-name="T6">VwIDIRA1uec</text:span></text:a> (TODO)</text:p>
      <text:p text:style-name="Heading_20_2"><text:bookmark text:name="_cz7bkk5sfe38"/>Stay With You</text:p>
      <text:p text:style-name="Standard"><text:span text:style-name="T7">Redirect:</text:span></text:p>
      <text:p text:style-name="P274"><text:soft-page-break/><text:span text:style-name="T7">See:</text:span> <text:a xlink:type="simple" xlink:href="#_m0uypaczqmae" text:style-name="ListLabel_20_2530" text:visited-style-name="ListLabel_20_2530"><text:span text:style-name="T6">A Centimetre Apart (Systile Remix)</text:span></text:a></text:p>
      <text:p text:style-name="Heading_20_2"><text:bookmark text:name="_s3uh2fv5ew1t"/>Stems</text:p>
      <text:p text:style-name="Standard"><text:span text:style-name="T7">Artists:</text:span></text:p>
      <text:list xml:id="list2986610235" text:style-name="WWNum225">
        <text:list-item>
          <text:p text:style-name="P80"><text:a xlink:type="simple" xlink:href="#_u920565gc6fz" text:style-name="ListLabel_20_2530" text:visited-style-name="ListLabel_20_2530"><text:span text:style-name="T6">Pandrezz</text:span></text:a></text:p>
        </text:list-item>
        <text:list-item>
          <text:p text:style-name="P80"><text:a xlink:type="simple" xlink:href="#_gi1e4uni729a" text:style-name="ListLabel_20_2530" text:visited-style-name="ListLabel_20_2530"><text:span text:style-name="T6">PLEEG</text:span></text:a></text:p>
        </text:list-item>
      </text:list>
      <text:p text:style-name="Standard"><text:span text:style-name="T7">Appears in Collection:</text:span></text:p>
      <text:list xml:id="list45419962939734" text:continue-list="list45420107763846"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moecollective/pandrezz-x-pleeg-stems" text:style-name="ListLabel_20_2530" text:visited-style-name="ListLabel_20_2530"><text:span text:style-name="T6">https://soundcloud.com/moecollective/pandrezz-x-pleeg-stems</text:span></text:a> (TODO)</text:p>
      <text:p text:style-name="P271">[2] <text:span text:style-name="T11">YouTube</text:span>. <text:a xlink:type="simple" xlink:href="https://www.youtube.com/watch?v=h_KjnZW3n4g" text:style-name="ListLabel_20_2530" text:visited-style-name="ListLabel_20_2530"><text:span text:style-name="T6">https://www.youtube.com/watch?v=h_KjnZW3n4g</text:span></text:a> (TODO)</text:p>
      <text:p text:style-name="Heading_20_2"><text:bookmark text:name="_h6x0v5egeirf"/>Sugar Punk</text:p>
      <text:p text:style-name="Standard"><text:span text:style-name="T7">Artist:</text:span> <text:a xlink:type="simple" xlink:href="#_gsima38panzk" text:style-name="ListLabel_20_2530" text:visited-style-name="ListLabel_20_2530"><text:span text:style-name="T6">AIKA</text:span></text:a></text:p>
      <text:p text:style-name="Standard"><text:span text:style-name="T7">Appears in Collection:</text:span></text:p>
      <text:list xml:id="list45420572505511" text:continue-list="list45420634443659"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text:span text:style-name="T11">SoundCloud</text:span>. <text:a xlink:type="simple" xlink:href="https://soundcloud.com/i-am-aika/sugar-punku" text:style-name="ListLabel_20_2530" text:visited-style-name="ListLabel_20_2530"><text:span text:style-name="T6">https://soundcloud.com/i-am-aika/sugar-punku</text:span></text:a> (TODO)</text:p>
      <text:p text:style-name="P271">[2] <text:span text:style-name="T11">YouTube</text:span>. <text:a xlink:type="simple" xlink:href="https://www.youtube.com/watch?v=_BBrHLxsSvQ" text:style-name="ListLabel_20_2530" text:visited-style-name="ListLabel_20_2530"><text:span text:style-name="T6">https://www.youtube.com/watch?v=_BBrHLxsSvQ</text:span></text:a> (TODO)</text:p>
      <text:p text:style-name="Heading_20_2"><text:bookmark text:name="_bc1w63tv8p80"/>Sugar Rush</text:p>
      <text:p text:style-name="Standard"><text:span text:style-name="T7">Artist:</text:span> <text:a xlink:type="simple" xlink:href="#_upewutlzh2s8" text:style-name="ListLabel_20_2530" text:visited-style-name="ListLabel_20_2530"><text:span text:style-name="T6">WDFQ</text:span></text:a></text:p>
      <text:p text:style-name="Standard"><text:span text:style-name="T7">Release date:</text:span> 2022 Oct 13 <text:span text:style-name="T12">[2]</text:span></text:p>
      <text:p text:style-name="Standard"><text:span text:style-name="T7">Genre:</text:span> Kawaii Future Bass <text:span text:style-name="T12">[1]</text:span></text:p>
      <text:p text:style-name="Standard"><text:span text:style-name="T7">Song length (min:sec):</text:span> 02:58 <text:span text:style-name="T12">[1][2]</text:span></text:p>
      <text:p text:style-name="Standard"><text:span text:style-name="T7">References/Links:</text:span></text:p>
      <text:p text:style-name="P270">[1] WDFQ (2022 Oct 13). “Sugar Rush [kawaii future bass]”, <text:span text:style-name="T11">YouTube</text:span>. <text:a xlink:type="simple" xlink:href="https://www.youtube.com/watch?v=f526kQzHoxQ" text:style-name="ListLabel_20_2530" text:visited-style-name="ListLabel_20_2530"><text:span text:style-name="T6">https://www.youtube.com/watch?v=f526kQzHoxQ</text:span></text:a> (accessed 2023 Apr 14)</text:p>
      <text:p text:style-name="P270">[2] WDFQ - Topic (2022 Oct 15). “Sugar Rush”, <text:span text:style-name="T11">YouTube</text:span>. <text:a xlink:type="simple" xlink:href="https://www.youtube.com/watch?v=-iRGNHP9M0U" text:style-name="ListLabel_20_2530" text:visited-style-name="ListLabel_20_2530"><text:span text:style-name="T6">https://www.youtube.com/watch?v=-iRGNHP9M0U</text:span></text:a> (accessed 2023 Apr 14)</text:p>
      <text:p text:style-name="Heading_20_2"><text:bookmark text:name="_j9xt1jn8jgix"/>Sugiyuku Hi to Kimi e</text:p>
      <text:p text:style-name="Standard"><text:span text:style-name="T7">Redirect:</text:span></text:p>
      <text:p text:style-name="P274"><text:soft-page-break/><text:span text:style-name="T7">See:</text:span> <text:a xlink:type="simple" xlink:href="#_dp6uauj67x7u" text:style-name="ListLabel_20_2530" text:visited-style-name="ListLabel_20_2530"><text:span text:style-name="T6">過ぎゆく日と君へ</text:span></text:a> (song by Aiobahn; nayuta)</text:p>
      <text:p text:style-name="Heading_20_2"><text:bookmark text:name="_76hidtbhks34"/>Summer</text:p>
      <text:p text:style-name="Standard"><text:span text:style-name="T7">Artist:</text:span> <text:a xlink:type="simple" xlink:href="#_p4fpoboztfx7" text:style-name="ListLabel_20_2530" text:visited-style-name="ListLabel_20_2530"><text:span text:style-name="T6">Kimchisushi</text:span></text:a></text:p>
      <text:p text:style-name="Standard"><text:span text:style-name="T7">Appears in Collection:</text:span></text:p>
      <text:list xml:id="list45421693835292" text:continue-list="list45419748263705"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desmtiny/kimchisushi-summer" text:style-name="ListLabel_20_2530" text:visited-style-name="ListLabel_20_2530"><text:span text:style-name="T6">https://soundcloud.com/desmtiny/kimchisushi-summer</text:span></text:a> (TODO)</text:p>
      <text:p text:style-name="Heading_20_2"><text:bookmark text:name="_eke9mkln4bh9"/>Summer Rain</text:p>
      <text:p text:style-name="Standard"><text:span text:style-name="T7">Artist:</text:span> <text:a xlink:type="simple" xlink:href="#_et820bc50pyo" text:style-name="ListLabel_20_2530" text:visited-style-name="ListLabel_20_2530"><text:span text:style-name="T6">Jotori</text:span></text:a></text:p>
      <text:p text:style-name="Standard"><text:span text:style-name="T7">Appears in Collection:</text:span></text:p>
      <text:list xml:id="list45421390393626" text:continue-numbering="true"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jotori/summer-rain" text:style-name="ListLabel_20_2530" text:visited-style-name="ListLabel_20_2530"><text:span text:style-name="T6">https://soundcloud.com/jotori/summer-rain</text:span></text:a> (TODO)</text:p>
      <text:p text:style-name="Heading_20_2"><text:bookmark text:name="_1yzfia6vt4ji"/>Sunny</text:p>
      <text:p text:style-name="Standard"><text:span text:style-name="T7">Artist:</text:span> <text:a xlink:type="simple" xlink:href="#_caf9wdwn8vwj" text:style-name="ListLabel_20_2530" text:visited-style-name="ListLabel_20_2530"><text:span text:style-name="T6">KODOMOi</text:span></text:a></text:p>
      <text:p text:style-name="Standard"><text:span text:style-name="T7">Appears in collection:</text:span></text:p>
      <text:list xml:id="list45420784176359" text:continue-list="list45421816952838" text:style-name="WWNum236">
        <text:list-item>
          <text:p text:style-name="P20"><text:a xlink:type="simple" xlink:href="#_dcx7g6821zw" text:style-name="ListLabel_20_2530" text:visited-style-name="ListLabel_20_2530"><text:span text:style-name="T6">[神曲] Kawaii EDMオススメ10曲 [まとめ]</text:span></text:a></text:p>
        </text:list-item>
      </text:list>
      <text:p text:style-name="Standard"><text:span text:style-name="T7">Links:</text:span> <text:span text:style-name="T7">YouTube:</text:span> <text:a xlink:type="simple" xlink:href="https://www.youtube.com/watch?v=aIORtT17MlI" text:style-name="ListLabel_20_2530" text:visited-style-name="ListLabel_20_2530"><text:span text:style-name="T6">https://www.youtube.com/watch?v=aIORtT17MlI</text:span></text:a> (TODO)</text:p>
      <text:p text:style-name="Heading_20_2"><text:bookmark text:name="_l67l8klk4ffi"/>Sunset</text:p>
      <text:p text:style-name="Standard"><text:span text:style-name="T7">Artists:</text:span> </text:p>
      <text:list xml:id="list45419987535148" text:continue-list="list45419962939734" text:style-name="WWNum242">
        <text:list-item>
          <text:p text:style-name="P15"><text:a xlink:type="simple" xlink:href="#_kuvtmm7dnfxx" text:style-name="ListLabel_20_2530" text:visited-style-name="ListLabel_20_2530"><text:span text:style-name="T6">Lewis</text:span></text:a></text:p>
        </text:list-item>
        <text:list-item>
          <text:p text:style-name="P15"><text:a xlink:type="simple" xlink:href="#_6b6w9ugy8lg2" text:style-name="ListLabel_20_2530" text:visited-style-name="ListLabel_20_2530"><text:span text:style-name="T6">Kuccii</text:span></text:a></text:p>
        </text:list-item>
      </text:list>
      <text:p text:style-name="Standard"><text:span text:style-name="T7">Remixes:</text:span></text:p>
      <text:list xml:id="list916971232" text:style-name="WWNum173">
        <text:list-item>
          <text:p text:style-name="P81"><text:a xlink:type="simple" xlink:href="#_z67ft6vz90rg" text:style-name="ListLabel_20_2530" text:visited-style-name="ListLabel_20_2530"><text:span text:style-name="T6">Sunset (Wave Meow Remix)</text:span></text:a></text:p>
        </text:list-item>
      </text:list>
      <text:p text:style-name="Heading_20_3"><text:bookmark text:name="_z67ft6vz90rg"/>Sunset (Wave Meow Remix)</text:p>
      <text:p text:style-name="Standard"><text:span text:style-name="T7">Remix of:</text:span> <text:a xlink:type="simple" xlink:href="#_l67l8klk4ffi" text:style-name="ListLabel_20_2530" text:visited-style-name="ListLabel_20_2530"><text:span text:style-name="T6">Sunset</text:span></text:a></text:p>
      <text:p text:style-name="Standard"><text:span text:style-name="T7">Remix Artist:</text:span> <text:a xlink:type="simple" xlink:href="#_kx29t57pj8ep" text:style-name="ListLabel_20_2530" text:visited-style-name="ListLabel_20_2530"><text:span text:style-name="T6">Wave Meow</text:span></text:a></text:p>
      <text:p text:style-name="Standard"><text:soft-page-break/><text:span text:style-name="T7">Appears in Collection:</text:span></text:p>
      <text:list xml:id="list45421565476141" text:continue-list="list45419987535148"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ext:span text:style-name="T11">SoundCloud</text:span>. <text:a xlink:type="simple" xlink:href="https://soundcloud.com/wavemeow/lewis-k-u-c-c-i-i-sunset-wave-meow-remix" text:style-name="ListLabel_20_2530" text:visited-style-name="ListLabel_20_2530"><text:span text:style-name="T6">https://soundcloud.com/wavemeow/lewis-k-u-c-c-i-i-sunset-wave-meow-remix</text:span></text:a> (TODO)</text:p>
      <text:p text:style-name="P271">[2] <text:span text:style-name="T11">YouTube</text:span>. <text:a xlink:type="simple" xlink:href="https://www.youtube.com/watch?v=BehY3YgSQsI" text:style-name="ListLabel_20_2530" text:visited-style-name="ListLabel_20_2530"><text:span text:style-name="T6">https://www.youtube.com/watch?v=BehY3YgSQsI</text:span></text:a> (TODO)</text:p>
      <text:p text:style-name="Heading_20_2"><text:bookmark text:name="_u2e9ep4np60j"/>Sweet</text:p>
      <text:p text:style-name="Standard"><text:span text:style-name="T7">Artist:</text:span> <text:a xlink:type="simple" xlink:href="#_gi1e4uni729a" text:style-name="ListLabel_20_2530" text:visited-style-name="ListLabel_20_2530"><text:span text:style-name="T6">PLEEG</text:span></text:a></text:p>
      <text:p text:style-name="Standard"><text:span text:style-name="T7">Appears in collection:</text:span></text:p>
      <text:list xml:id="list45420888758911" text:continue-list="list45421334753812"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text:span text:style-name="T11">SoundCloud</text:span>. <text:a xlink:type="simple" xlink:href="https://soundcloud.com/pleegmusic/pleeg-sweet" text:style-name="ListLabel_20_2530" text:visited-style-name="ListLabel_20_2530"><text:span text:style-name="T6">https://soundcloud.com/pleegmusic/pleeg-sweet</text:span></text:a> (TODO)</text:p>
      <text:p text:style-name="P271">[2] <text:span text:style-name="T11">YouTube</text:span>. <text:a xlink:type="simple" xlink:href="https://www.youtube.com/watch?v=CAXbvRWv66s" text:style-name="ListLabel_20_2530" text:visited-style-name="ListLabel_20_2530"><text:span text:style-name="T6">https://www.youtube.com/watch?v=CAXbvRWv66s</text:span></text:a> (TODO)</text:p>
      <text:p text:style-name="Heading_20_2"><text:bookmark text:name="_qwbeeyyp7ofl"/>Sweet Crepe</text:p>
      <text:p text:style-name="Standard"><text:span text:style-name="T7">Artist:</text:span> <text:a xlink:type="simple" xlink:href="#_kn5j3a8vc4e" text:style-name="ListLabel_20_2530" text:visited-style-name="ListLabel_20_2530"><text:span text:style-name="T6">RUQOA</text:span></text:a></text:p>
      <text:p text:style-name="Standard"><text:span text:style-name="T7">Appears in collection:</text:span></text:p>
      <text:list xml:id="list45421447588863" text:continue-list="list45420784176359" text:style-name="WWNum236">
        <text:list-item>
          <text:p text:style-name="P20"><text:a xlink:type="simple" xlink:href="#_dcx7g6821zw" text:style-name="ListLabel_20_2530" text:visited-style-name="ListLabel_20_2530"><text:span text:style-name="T6">[神曲] Kawaii EDMオススメ10曲 [まとめ]</text:span></text:a></text:p>
        </text:list-item>
      </text:list>
      <text:p text:style-name="Standard"><text:span text:style-name="T7">Links:</text:span> <text:span text:style-name="T7">YouTube:</text:span> <text:s/><text:a xlink:type="simple" xlink:href="https://www.youtube.com/watch?v=o3elOQDhV1o" text:style-name="ListLabel_20_2530" text:visited-style-name="ListLabel_20_2530"><text:span text:style-name="T6">https://www.youtube.com/watch?v=o3elOQDhV1o</text:span></text:a> (TODO)</text:p>
      <text:p text:style-name="Heading_20_2"><text:bookmark text:name="_ybkojyegp1rt"/>Takarabako</text:p>
      <text:p text:style-name="Standard"><text:span text:style-name="T7">Artist:</text:span> <text:a xlink:type="simple" xlink:href="#_rji4wwdx41l2" text:style-name="ListLabel_20_2530" text:visited-style-name="ListLabel_20_2530"><text:span text:style-name="T6">ikura</text:span></text:a></text:p>
      <text:p text:style-name="Standard"><text:span text:style-name="T7">Genre:</text:span> Electronic <text:span text:style-name="T12">[1]</text:span></text:p>
      <text:p text:style-name="Standard"><text:span text:style-name="T7">Song length (min:sec):</text:span> 03:30 <text:span text:style-name="T12">[1][2]</text:span></text:p>
      <text:p text:style-name="Standard"><text:span text:style-name="T7">Lyrics</text:span> (adapted from <text:span text:style-name="T12">[2][4]</text:span>)<text:span text:style-name="T7">:</text:span></text:p>
      <text:p text:style-name="P7">My mind can't take you in<text:line-break/>But my heart won't let me leave you<text:line-break/>So tell me why you're here<text:line-break/>Why I'm here</text:p>
      <text:p text:style-name="P7">I'm blinded by the thought of you<text:line-break/>Bright like a box of jewels<text:line-break/>So open up for me<text:line-break/>Take me into you</text:p>
      <text:p text:style-name="Standard"><text:span text:style-name="T7">Appears in Collection:</text:span></text:p>
      <text:list xml:id="list45421713886056" text:continue-list="list45421565476141"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text:soft-page-break/>[1] ikura (2018 May 01). “Takarabako”, <text:span text:style-name="T11">SoundCloud</text:span>. <text:a xlink:type="simple" xlink:href="https://soundcloud.com/ikuratunes/takarabako-1" text:style-name="ListLabel_20_2530" text:visited-style-name="ListLabel_20_2530"><text:span text:style-name="T6">https://soundcloud.com/ikuratunes/takarabako-1</text:span></text:a> (accessed 2023 Apr 02)</text:p>
      <text:p text:style-name="P271">[2] ikura (2018 May 27). “Takarabako”, <text:span text:style-name="T11">Bandcamp</text:span>. <text:a xlink:type="simple" xlink:href="https://ikura.bandcamp.com/track/takarabako" text:style-name="ListLabel_20_2530" text:visited-style-name="ListLabel_20_2530"><text:span text:style-name="T6">https://ikura.bandcamp.com/track/takarabako</text:span></text:a> (accessed 2023 Apr 02)</text:p>
      <text:p text:style-name="P271">[3] <text:span text:style-name="T11">YouTube</text:span>. <text:a xlink:type="simple" xlink:href="https://www.youtube.com/watch?v=rkrhzKvUqek" text:style-name="ListLabel_20_2530" text:visited-style-name="ListLabel_20_2530"><text:span text:style-name="T6">https://www.youtube.com/watch?v=rkrhzKvUqek</text:span></text:a> (TODO)</text:p>
      <text:p text:style-name="P271">[4] “幾田りら (Ikuta Lilas) – Takarabako Lyrics” <text:span text:style-name="T11">[sic]</text:span>, <text:span text:style-name="T11">Genius</text:span>. <text:a xlink:type="simple" xlink:href="https://genius.com/Ikuta-lilas-takarabako-lyrics" text:style-name="ListLabel_20_2530" text:visited-style-name="ListLabel_20_2530"><text:span text:style-name="T6">https://genius.com/Ikuta-lilas-takarabako-lyrics</text:span></text:a> (accessed 2023 Apr 02)</text:p>
      <text:p text:style-name="Heading_20_2"><text:bookmark text:name="_6ieddu54ozlh"/>Tea Time</text:p>
      <text:p text:style-name="Standard"><text:span text:style-name="T7">Artist:</text:span> <text:a xlink:type="simple" xlink:href="#_w46utrtqjiv" text:style-name="ListLabel_20_2530" text:visited-style-name="ListLabel_20_2530"><text:span text:style-name="T6">Aire</text:span></text:a></text:p>
      <text:p text:style-name="Standard"><text:span text:style-name="T7">Remixes:</text:span></text:p>
      <text:list xml:id="list1797320432" text:style-name="WWNum63">
        <text:list-item>
          <text:p text:style-name="P82"><text:a xlink:type="simple" xlink:href="#_bn7y3z2c0juw" text:style-name="ListLabel_20_2530" text:visited-style-name="ListLabel_20_2530"><text:span text:style-name="T6">Tea Time (dextrust Remix)</text:span></text:a></text:p>
        </text:list-item>
      </text:list>
      <text:p text:style-name="Heading_20_3"><text:bookmark text:name="_bn7y3z2c0juw"/>Tea Time (dextrust Remix)</text:p>
      <text:p text:style-name="Standard"><text:span text:style-name="T7">Remix of:</text:span> <text:a xlink:type="simple" xlink:href="#_6ieddu54ozlh" text:style-name="ListLabel_20_2530" text:visited-style-name="ListLabel_20_2530"><text:span text:style-name="T6">Aire - Tea Time</text:span></text:a><text:line-break/><text:span text:style-name="T7">Remix Artist:</text:span> <text:a xlink:type="simple" xlink:href="#_33qv8z4c07v4" text:style-name="ListLabel_20_2530" text:visited-style-name="ListLabel_20_2530"><text:span text:style-name="T6">dextrust</text:span></text:a></text:p>
      <text:p text:style-name="Standard"><text:span text:style-name="T7">Appears in Collection:</text:span></text:p>
      <text:list xml:id="list2247242213" text:style-name="WWNum129">
        <text:list-item>
          <text:p text:style-name="P83"><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Aire - Tea Time (dextrust Remix)”, <text:span text:style-name="T11">SoundCloud</text:span>. <text:a xlink:type="simple" xlink:href="https://soundcloud.com/dextrustofficial/teatime" text:style-name="ListLabel_20_2530" text:visited-style-name="ListLabel_20_2530"><text:span text:style-name="T6">https://soundcloud.com/dextrustofficial/teatime</text:span></text:a> (TODO)</text:p>
      <text:p text:style-name="P271">[2] <text:span text:style-name="T11">YouTube</text:span>. <text:a xlink:type="simple" xlink:href="https://www.youtube.com/watch?v=yV2nfetWEHQ" text:style-name="ListLabel_20_2530" text:visited-style-name="ListLabel_20_2530"><text:span text:style-name="T6">https://www.youtube.com/watch?v=yV2nfetWEHQ</text:span></text:a> (TODO)</text:p>
      <text:p text:style-name="Heading_20_2"><text:bookmark text:name="_jme26soemgwv"/>Teach Me How To</text:p>
      <text:p text:style-name="Standard"><text:span text:style-name="T7">Artist:</text:span> <text:a xlink:type="simple" xlink:href="#_8j9186oc417q" text:style-name="ListLabel_20_2530" text:visited-style-name="ListLabel_20_2530"><text:span text:style-name="T6">Capchii</text:span></text:a></text:p>
      <text:p text:style-name="Standard"><text:span text:style-name="T7">Appears in Collection:</text:span></text:p>
      <text:list xml:id="list45421102901958" text:continue-list="list45420572505511"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FREE]Teach Me How To”, <text:span text:style-name="T11">SoundCloud</text:span>. <text:a xlink:type="simple" xlink:href="https://soundcloud.com/capchii/freeteach-me-how-to-1" text:style-name="ListLabel_20_2530" text:visited-style-name="ListLabel_20_2530"><text:span text:style-name="T6">https://soundcloud.com/capchii/freeteach-me-how-to-1</text:span></text:a> (TODO)</text:p>
      <text:p text:style-name="P271">[2] <text:span text:style-name="T11">YouTube</text:span>. <text:a xlink:type="simple" xlink:href="https://www.youtube.com/watch?v=LK6gqAgPqso" text:style-name="ListLabel_20_2530" text:visited-style-name="ListLabel_20_2530"><text:span text:style-name="T6">https://www.youtube.com/watch?v=</text:span></text:a><text:a xlink:type="simple" xlink:href="https://www.youtube.com/watch?v=LK6gqAgPqso" text:style-name="ListLabel_20_2530" text:visited-style-name="ListLabel_20_2530"><text:span text:style-name="T6">LK6gqAgPqso</text:span></text:a> (TODO)</text:p>
      <text:p text:style-name="Heading_20_2"><text:bookmark text:name="_dvakyzw1kxa"/>Tomori</text:p>
      <text:p text:style-name="Standard"><text:span text:style-name="T7">Artist:</text:span> <text:a xlink:type="simple" xlink:href="#_tvxkw39etw2" text:style-name="ListLabel_20_2530" text:visited-style-name="ListLabel_20_2530"><text:span text:style-name="T6">ARForest</text:span></text:a></text:p>
      <text:p text:style-name="Standard"><text:span text:style-name="T7">Part of album:</text:span></text:p>
      <text:list xml:id="list1079783238" text:style-name="WWNum54">
        <text:list-item>
          <text:p text:style-name="P84"><text:a xlink:type="simple" xlink:href="#_hhzrq61i566j" text:style-name="ListLabel_20_2530" text:visited-style-name="ListLabel_20_2530"><text:span text:style-name="T6">Antique</text:span></text:a></text:p>
        </text:list-item>
      </text:list>
      <text:p text:style-name="Standard"><text:span text:style-name="T7">Appears in collection:</text:span></text:p>
      <text:list xml:id="list45420239956265" text:continue-list="list45420888758911" text:style-name="WWNum58">
        <text:list-item>
          <text:p text:style-name="P29"><text:soft-page-break/><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text:span text:style-name="T11">SoundCloud</text:span>. <text:a xlink:type="simple" xlink:href="https://soundcloud.com/arforest/tomori" text:style-name="ListLabel_20_2530" text:visited-style-name="ListLabel_20_2530"><text:span text:style-name="T6">https://soundcloud.com/arforest/tomori</text:span></text:a> (TODO)</text:p>
      <text:p text:style-name="P271">[2] <text:span text:style-name="T11">YouTube</text:span>. <text:a xlink:type="simple" xlink:href="https://www.youtube.com/watch?v=WnsWnp5HGuw" text:style-name="ListLabel_20_2530" text:visited-style-name="ListLabel_20_2530"><text:span text:style-name="T6">https://www.youtube.com/watch?v=WnsWnp5HGuw</text:span></text:a> (TODO)</text:p>
      <text:p text:style-name="Heading_20_2"><text:bookmark text:name="_1nxjgk7cxjn"/>Treats</text:p>
      <text:p text:style-name="Standard"><text:span text:style-name="T7">Artist:</text:span> <text:a xlink:type="simple" xlink:href="#_kerhu9z8t23n" text:style-name="ListLabel_20_2530" text:visited-style-name="ListLabel_20_2530"><text:span text:style-name="T6">Sweet Dove</text:span></text:a></text:p>
      <text:p text:style-name="Standard"><text:span text:style-name="T7">Genre:</text:span> Electronic <text:span text:style-name="T12">[1]</text:span>, Electronica <text:span text:style-name="T12">[1]</text:span>, Future Bass <text:span text:style-name="T12">[1]</text:span>, Kawaii Bass <text:span text:style-name="T12">[1]</text:span></text:p>
      <text:p text:style-name="Standard"><text:span text:style-name="T7">Song length (min:sec):</text:span> 03:34 <text:span text:style-name="T12">[1]</text:span></text:p>
      <text:p text:style-name="Standard"><text:span text:style-name="T7">Part of Album:</text:span></text:p>
      <text:list xml:id="list3651093545" text:style-name="WWNum20">
        <text:list-item>
          <text:p text:style-name="P85"><text:a xlink:type="simple" xlink:href="#_9cipslwisbwn" text:style-name="ListLabel_20_2530" text:visited-style-name="ListLabel_20_2530"><text:span text:style-name="T6">Dionysian Imitatio: Kawaii</text:span></text:a></text:p>
        </text:list-item>
      </text:list>
      <text:p text:style-name="Standard"><text:span text:style-name="T7">Appears in Collection:</text:span></text:p>
      <text:list xml:id="list45421565372505" text:continue-list="list45421390393626"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Sweet Dove (2019 June 02). “Treats”, <text:span text:style-name="T11">SoundCloud</text:span>. <text:a xlink:type="simple" xlink:href="https://soundcloud.com/sweetdove/treats" text:style-name="ListLabel_20_2530" text:visited-style-name="ListLabel_20_2530"><text:span text:style-name="T6">https://soundcloud.com/sweetdove/treats</text:span></text:a> (accessed 2023 May 01)</text:p>
      <text:p text:style-name="Heading_20_2"><text:bookmark text:name="_8ljauh4waglr"/>Triple Sweet</text:p>
      <text:p text:style-name="Standard"><text:span text:style-name="T7">Artists:</text:span></text:p>
      <text:list xml:id="list3618275907" text:style-name="WWNum202">
        <text:list-item>
          <text:p text:style-name="P86"><text:a xlink:type="simple" xlink:href="#_gsima38panzk" text:style-name="ListLabel_20_2530" text:visited-style-name="ListLabel_20_2530"><text:span text:style-name="T6">AIKA</text:span></text:a></text:p>
        </text:list-item>
        <text:list-item>
          <text:p text:style-name="P86"><text:a xlink:type="simple" xlink:href="#_p203k55ymhe7" text:style-name="ListLabel_20_2530" text:visited-style-name="ListLabel_20_2530"><text:span text:style-name="T6">Trifect</text:span></text:a></text:p>
        </text:list-item>
        <text:list-item>
          <text:p text:style-name="P86"><text:a xlink:type="simple" xlink:href="#_mybtcf6a7ips" text:style-name="ListLabel_20_2530" text:visited-style-name="ListLabel_20_2530"><text:span text:style-name="T6">Tenkitsune</text:span></text:a></text:p>
        </text:list-item>
      </text:list>
      <text:p text:style-name="Standard"><text:span text:style-name="T7">Genre:</text:span> Electronic <text:span text:style-name="T12">[1]</text:span>, Future Bass <text:span text:style-name="T12">[1]</text:span>, Happy Music <text:span text:style-name="T12">[1]</text:span></text:p>
      <text:p text:style-name="Standard"><text:span text:style-name="T7">Song length (min:sec):</text:span> 03:39 <text:span text:style-name="T12">[1]</text:span></text:p>
      <text:p text:style-name="Standard"><text:span text:style-name="T7">Appears in Collection:</text:span></text:p>
      <text:list xml:id="list45421189748622" text:continue-list="list45421713886056" text:style-name="WWNum242">
        <text:list-item>
          <text:p text:style-name="P15"><text:a xlink:type="simple" xlink:href="#_i7zs0qbill66" text:style-name="ListLabel_20_2530" text:visited-style-name="ListLabel_20_2530"><text:span text:style-name="T6">[ Kawaii Future Bass Collection Vol.3 ]</text:span></text:a></text:p>
        </text:list-item>
      </text:list>
      <text:p text:style-name="Standard"><text:span text:style-name="T7">References/Links:</text:span></text:p>
      <text:p text:style-name="P271">[1] Trifect (2018 Mar 19). “Aika x Trifect x Tenkitsune - Triple Sweet”, <text:span text:style-name="T11">SoundCloud</text:span>. <text:a xlink:type="simple" xlink:href="https://soundcloud.com/trifectt/aika-x-trifect-x-tenkitsune-triple-sweet" text:style-name="ListLabel_20_2530" text:visited-style-name="ListLabel_20_2530"><text:span text:style-name="T6">https://soundcloud.com/trifectt/aika-x-trifect-x-tenkitsune-triple-sweet</text:span></text:a> (accessed 2023 Mar 30)</text:p>
      <text:p text:style-name="P271">[2] <text:span text:style-name="T11">YouTube</text:span>. <text:a xlink:type="simple" xlink:href="https://www.youtube.com/watch?v=KXSqTP3ztp0" text:style-name="ListLabel_20_2530" text:visited-style-name="ListLabel_20_2530"><text:span text:style-name="T6">https://www.youtube.com/watch?v=KXSqTP3ztp0</text:span></text:a> (TODO)</text:p>
      <text:p text:style-name="P271">[3] <text:span text:style-name="T11">ToneDen</text:span>. <text:a xlink:type="simple" xlink:href="https://www.toneden.io/trifect/post/aika-x-trifect-x-tenkitsune-triple-sweet" text:style-name="ListLabel_20_2530" text:visited-style-name="ListLabel_20_2530"><text:span text:style-name="T6">https://www.toneden.io/trifect/post/aika-x-trifect-x-tenkitsune-triple-sweet</text:span></text:a> (TODO)</text:p>
      <text:p text:style-name="P271"><text:soft-page-break/>[4] <text:span text:style-name="T11">Spotify</text:span>. <text:a xlink:type="simple" xlink:href="https://open.spotify.com/track/5a0imMXQsbJ8J4O35yGInZ" text:style-name="ListLabel_20_2530" text:visited-style-name="ListLabel_20_2530"><text:span text:style-name="T6">https://open.spotify.com/track/5a0imMXQsbJ8J4O35yGInZ</text:span></text:a> (TODO)</text:p>
      <text:p text:style-name="Heading_20_2"><text:bookmark text:name="_eoir6rksf4xn"/>Uchiage Hanabi</text:p>
      <text:p text:style-name="Standard"><text:span text:style-name="T7">Redirect:</text:span></text:p>
      <text:p text:style-name="P274"><text:span text:style-name="T7">See:</text:span> <text:a xlink:type="simple" xlink:href="#_u9ygzt5af2cb" text:style-name="ListLabel_20_2530" text:visited-style-name="ListLabel_20_2530"><text:span text:style-name="T6">打上花火</text:span></text:a> (song by Daoko; Kenshi Yonezu)</text:p>
      <text:p text:style-name="Heading_20_2"><text:bookmark text:name="_cjq5vmfxwp8f"/>Woah!</text:p>
      <text:p text:style-name="Standard"><text:span text:style-name="T7">Artists:</text:span></text:p>
      <text:list xml:id="list3549219839" text:style-name="WWNum128">
        <text:list-item>
          <text:p text:style-name="P87"><text:a xlink:type="simple" xlink:href="#_8dwie11js5pk" text:style-name="ListLabel_20_2530" text:visited-style-name="ListLabel_20_2530"><text:span text:style-name="T6">factal</text:span></text:a></text:p>
        </text:list-item>
        <text:list-item>
          <text:p text:style-name="P87"><text:a xlink:type="simple" xlink:href="#_eob275l1b02b" text:style-name="ListLabel_20_2530" text:visited-style-name="ListLabel_20_2530"><text:span text:style-name="T6">haki</text:span></text:a></text:p>
        </text:list-item>
      </text:list>
      <text:p text:style-name="Standard"><text:span text:style-name="T7">Appears in Collection:</text:span></text:p>
      <text:list xml:id="list45420539770340" text:continue-list="list45421102901958" text:style-name="WWNum209">
        <text:list-item>
          <text:p text:style-name="P26"><text:a xlink:type="simple" xlink:href="#_4rlfutwro23l" text:style-name="ListLabel_20_2530" text:visited-style-name="ListLabel_20_2530"><text:span text:style-name="T6">[ Kawaii Future Bass Collection Vol.2 ]</text:span></text:a></text:p>
        </text:list-item>
      </text:list>
      <text:p text:style-name="Standard"><text:span text:style-name="T7">References/Links:</text:span></text:p>
      <text:p text:style-name="P271">[1] “Woah! (w/ factal)”, <text:span text:style-name="T11">SoundCloud</text:span>. <text:a xlink:type="simple" xlink:href="https://soundcloud.com/hakii/woah-w-factal" text:style-name="ListLabel_20_2530" text:visited-style-name="ListLabel_20_2530"><text:span text:style-name="T6">https://soundcloud.com/hakii/woah-w-factal</text:span></text:a> (TODO)</text:p>
      <text:p text:style-name="P271">[2] <text:span text:style-name="T11">YouTube</text:span>. <text:a xlink:type="simple" xlink:href="https://www.youtube.com/watch?v=mfOxtJdXOSw" text:style-name="ListLabel_20_2530" text:visited-style-name="ListLabel_20_2530"><text:span text:style-name="T6">https://www.youtube.com/watch?v=</text:span></text:a><text:a xlink:type="simple" xlink:href="https://www.youtube.com/watch?v=mfOxtJdXOSw" text:style-name="ListLabel_20_2530" text:visited-style-name="ListLabel_20_2530"><text:span text:style-name="T6">mfOxtJdXOSw</text:span></text:a> (TODO)</text:p>
      <text:p text:style-name="Heading_20_2"><text:bookmark text:name="_6va3h5dwx7wq"/>Virtual Rush</text:p>
      <text:p text:style-name="Standard"><text:span text:style-name="T7">Artist:</text:span> <text:a xlink:type="simple" xlink:href="#_k6t80jclblzw" text:style-name="ListLabel_20_2530" text:visited-style-name="ListLabel_20_2530"><text:span text:style-name="T6">Syui</text:span></text:a></text:p>
      <text:p text:style-name="Standard"><text:span text:style-name="T7">Genre:</text:span> Electro <text:span text:style-name="T12">[1]</text:span>, Happy Hardcore <text:span text:style-name="T12">[1]</text:span></text:p>
      <text:p text:style-name="Standard"><text:span text:style-name="T7">Song length (min:sec):</text:span> 04:14 <text:span text:style-name="T12">[1]</text:span></text:p>
      <text:p text:style-name="Standard"><text:span text:style-name="T7">Curated by:</text:span></text:p>
      <text:list xml:id="list529269778" text:style-name="WWNum179">
        <text:list-item>
          <text:p text:style-name="P88"><text:a xlink:type="simple" xlink:href="#_s246sbo30yxs" text:style-name="ListLabel_20_2530" text:visited-style-name="ListLabel_20_2530"><text:span text:style-name="T6">Firefly Music</text:span></text:a></text:p>
        </text:list-item>
      </text:list>
      <text:p text:style-name="Standard"><text:span text:style-name="T7">References/Links:</text:span></text:p>
      <text:p text:style-name="P270">[1] Firefly Music (2018 Feb 10). “Syui - Virtual Rush”, <text:span text:style-name="T11">YouTube</text:span>. <text:a xlink:type="simple" xlink:href="https://www.youtube.com/watch?v=NuU-TFWUnIs" text:style-name="ListLabel_20_2530" text:visited-style-name="ListLabel_20_2530"><text:span text:style-name="T6">https://www.youtube.com/watch?v=NuU-</text:span></text:a><text:a xlink:type="simple" xlink:href="https://www.youtube.com/watch?v=NuU-TFWUnIs" text:style-name="ListLabel_20_2530" text:visited-style-name="ListLabel_20_2530"><text:span text:style-name="T6">TFWUnIs</text:span></text:a> (accessed 2023 Mar 21)</text:p>
      <text:p text:style-name="P270">[2] <text:span text:style-name="T11">SoundCloud</text:span>. <text:a xlink:type="simple" xlink:href="https://soundcloud.com/syuii/virtualrush" text:style-name="ListLabel_20_2530" text:visited-style-name="ListLabel_20_2530"><text:span text:style-name="T6">https://soundcloud.com/syuii/virtualrush</text:span></text:a> (TODO)</text:p>
      <text:p text:style-name="Heading_20_2"><text:bookmark text:name="_upb7pgwfvqcf"/>Yozora wa Nandemo Shitteru no?</text:p>
      <text:p text:style-name="Standard"><text:span text:style-name="T7">Redirect:</text:span></text:p>
      <text:p text:style-name="P274"><text:span text:style-name="T7">See:</text:span> <text:a xlink:type="simple" xlink:href="#_rjf5bqh5ijn5" text:style-name="ListLabel_20_2530" text:visited-style-name="ListLabel_20_2530"><text:span text:style-name="T6">夜空はなんでも知ってるの？</text:span></text:a> (song by CYaRon! from Love Live! Sunshine!!)</text:p>
      <text:p text:style-name="Heading_20_3"><text:bookmark text:name="_inv7ywab47dx"/>Yozora wa Nandemo Shitteru no? (Nathaniel Keith Remix)</text:p>
      <text:p text:style-name="Standard"><text:span text:style-name="T7">Remix of:</text:span> <text:a xlink:type="simple" xlink:href="#_rjf5bqh5ijn5" text:style-name="ListLabel_20_2530" text:visited-style-name="ListLabel_20_2530"><text:span text:style-name="T6">CYaRon! - 夜空はなんでも知ってるの？</text:span></text:a></text:p>
      <text:p text:style-name="Standard"><text:soft-page-break/><text:span text:style-name="T7">Remix Artist:</text:span> <text:a xlink:type="simple" xlink:href="#_2e1mcow9f4h0" text:style-name="ListLabel_20_2530" text:visited-style-name="ListLabel_20_2530"><text:span text:style-name="T6">Nathaniel Keith</text:span></text:a> <text:span text:style-name="T12">[1]</text:span></text:p>
      <text:p text:style-name="Standard"><text:span text:style-name="T7">Song length (min:sec):</text:span> 03:43 <text:span text:style-name="T12">[1]</text:span></text:p>
      <text:p text:style-name="Standard"><text:span text:style-name="T7">Curated by:</text:span></text:p>
      <text:list xml:id="list790820659" text:style-name="WWNum233">
        <text:list-item>
          <text:p text:style-name="P89"><text:a xlink:type="simple" xlink:href="#_uf44qfhk8c3f" text:style-name="ListLabel_20_2530" text:visited-style-name="ListLabel_20_2530"><text:span text:style-name="T6">Galaxy</text:span></text:a></text:p>
        </text:list-item>
      </text:list>
      <text:p text:style-name="Standard"><text:span text:style-name="T7">References/Links:</text:span></text:p>
      <text:p text:style-name="P294">[1] Galaxy (2017 July 17). “[Love Live! Sunshine!!] CYaRon! - Yozora wa Nandemo Shitteru no? (Nathaniel Keith Remix)”, <text:span text:style-name="T11">YouTube</text:span>. <text:a xlink:type="simple" xlink:href="https://www.youtube.com/watch?v=Va7tpgUVgWk" text:style-name="ListLabel_20_2530" text:visited-style-name="ListLabel_20_2530"><text:span text:style-name="T6">https://www.youtube.com/watch?v=Va7tpgUVgWk</text:span></text:a> (accessed 2023 Mar 15)</text:p>
      <text:p text:style-name="P294">[2] <text:span text:style-name="T11">Soundcloud</text:span>. <text:a xlink:type="simple" xlink:href="https://soundcloud.com/nathanielkeithmusic/yozora-wa-nandemo-shitteru-no-nathaniel-keith-remix" text:style-name="ListLabel_20_2531" text:visited-style-name="ListLabel_20_2531"><text:span text:style-name="T13">https://soundcloud.com/nathanielkeithmusic/yozora-wa-nandemo-shitteru-no-nathaniel-keith-remix</text:span></text:a> (dead link, last checked 2023 Mar 15)</text:p>
      <text:p text:style-name="Heading_20_2"><text:bookmark text:name="_u9ygzt5af2cb"/>打上花火</text:p>
      <text:p text:style-name="Standard"><text:span text:style-name="T7">Other Names:</text:span></text:p>
      <text:p text:style-name="P274"><text:span text:style-name="T7">Romaji:</text:span> <text:a xlink:type="simple" xlink:href="#_eoir6rksf4xn" text:style-name="ListLabel_20_2530" text:visited-style-name="ListLabel_20_2530"><text:span text:style-name="T6">Uchiage Hanabi</text:span></text:a></text:p>
      <text:p text:style-name="Standard"><text:span text:style-name="T7">Artists:</text:span></text:p>
      <text:list xml:id="list1785812548" text:style-name="WWNum25">
        <text:list-item>
          <text:p text:style-name="P90">Daoko</text:p>
        </text:list-item>
        <text:list-item>
          <text:p text:style-name="P90">Kenshi Yonezu (songwriter, producer)</text:p>
        </text:list-item>
      </text:list>
      <text:p text:style-name="Standard"><text:span text:style-name="T7">Remixes:</text:span></text:p>
      <text:list xml:id="list1066920955" text:style-name="WWNum74">
        <text:list-item>
          <text:p text:style-name="P91"><text:a xlink:type="simple" xlink:href="#_rlt3oxn08l5j" text:style-name="ListLabel_20_2530" text:visited-style-name="ListLabel_20_2530"><text:span text:style-name="T6">osirasekita - Hanabi</text:span></text:a></text:p>
        </text:list-item>
      </text:list>
      <text:p text:style-name="Standard">References/Links:</text:p>
      <text:p text:style-name="P295">[1] <text:span text:style-name="T11">YouTube</text:span>. <text:a xlink:type="simple" xlink:href="https://www.youtube.com/watch?v=-tKVN2mAKRI" text:style-name="ListLabel_20_2530" text:visited-style-name="ListLabel_20_2530"><text:span text:style-name="T6">https://www.youtube.com/watch?v=-tKVN2mAKRI</text:span></text:a> (TODO)</text:p>
      <text:p text:style-name="Heading_20_2"><text:bookmark text:name="_5u9qiv2z6jo4"/>宇宙の愛</text:p>
      <text:p text:style-name="Standard"><text:span text:style-name="T7">Other Names:</text:span></text:p>
      <text:list xml:id="list636981377" text:style-name="WWNum28">
        <text:list-item>
          <text:p text:style-name="P92"><text:a xlink:type="simple" xlink:href="#_1q81c5tecpyz" text:style-name="ListLabel_20_2530" text:visited-style-name="ListLabel_20_2530"><text:span text:style-name="T6">Cosmic Love</text:span></text:a> (English)</text:p>
        </text:list-item>
      </text:list>
      <text:p text:style-name="Standard"><text:span text:style-name="T7">Artist:</text:span> <text:a xlink:type="simple" xlink:href="#_a3zfwvdl3odw" text:style-name="ListLabel_20_2530" text:visited-style-name="ListLabel_20_2530"><text:span text:style-name="T6">Moe Loli</text:span></text:a></text:p>
      <text:p text:style-name="Standard"><text:span text:style-name="T7">Genre:</text:span> Kawaii Bass <text:span text:style-name="T12">[1]</text:span></text:p>
      <text:p text:style-name="Standard"><text:span text:style-name="T7">Song length (min:sec):</text:span> 03:45 <text:span text:style-name="T12">[1]</text:span></text:p>
      <text:p text:style-name="Standard"><text:span text:style-name="T7">Curated by:</text:span></text:p>
      <text:list xml:id="list1092266056" text:style-name="WWNum48">
        <text:list-item>
          <text:p text:style-name="P93"><text:a xlink:type="simple" xlink:href="#_s246sbo30yxs" text:style-name="ListLabel_20_2530" text:visited-style-name="ListLabel_20_2530"><text:span text:style-name="T6">Firefly Music</text:span></text:a></text:p>
        </text:list-item>
      </text:list>
      <text:p text:style-name="Standard"><text:span text:style-name="T7">References/Links:</text:span></text:p>
      <text:p text:style-name="P295">[1] Firefly Music (2018 Mar 28). “Bubble Tea (Moe Loli) - 宇宙の愛 (Cosmic Love)”, <text:span text:style-name="T11">YouTube</text:span>. <text:a xlink:type="simple" xlink:href="https://www.youtube.com/watch?v=9m6fgdR0RyE" text:style-name="ListLabel_20_2530" text:visited-style-name="ListLabel_20_2530"><text:span text:style-name="T6">https://www.youtube.com/watch?v=9m6fgdR0RyE</text:span></text:a> (accessed 2023 Apr 29)</text:p>
      <text:p text:style-name="P295"><text:soft-page-break/>[2] <text:span text:style-name="T11">SoundCloud</text:span>. <text:a xlink:type="simple" xlink:href="https://soundcloud.com/moeloli/cosmiclove" text:style-name="ListLabel_20_2531" text:visited-style-name="ListLabel_20_2531"><text:span text:style-name="T13">https://soundcloud.com/moeloli/cosmiclove</text:span></text:a> (dead link, last checked 2023 Apr 29)</text:p>
      <text:p text:style-name="P295">[3] <text:span text:style-name="T11">Bandcamp</text:span>. <text:a xlink:type="simple" xlink:href="https://moeloli.bandcamp.com/track/cosmic-love" text:style-name="ListLabel_20_2531" text:visited-style-name="ListLabel_20_2531"><text:span text:style-name="T13">https://moeloli.bandcamp.com/track/cosmic-love</text:span></text:a> (dead link, last checked 2023 Apr 29)</text:p>
      <text:p text:style-name="Heading_20_2"><text:bookmark text:name="_civ002k69toy"/>えがおの花束</text:p>
      <text:p text:style-name="Standard"><text:span text:style-name="T7">Other Names:</text:span></text:p>
      <text:p text:style-name="P274"><text:span text:style-name="T7">Romaji:</text:span> <text:a xlink:type="simple" xlink:href="#_t7tm1g4jq13" text:style-name="ListLabel_20_2530" text:visited-style-name="ListLabel_20_2530"><text:span text:style-name="T6">Egao no Hanataba</text:span></text:a></text:p>
      <text:p text:style-name="P274"><text:span text:style-name="T7">English:</text:span> Bouquet of Smiles (unofficial)</text:p>
      <text:p text:style-name="P273"><text:span text:style-name="T7">Artists:</text:span></text:p>
      <text:list xml:id="list63346638" text:style-name="WWNum259">
        <text:list-item>
          <text:p text:style-name="P94">スズラン (Suzuran) (CV: 本渡楓 (<text:span text:style-name="T8">Hondo</text:span> Kaede)) (vocalist)</text:p>
        </text:list-item>
        <text:list-item>
          <text:p text:style-name="P94">烏屋茶房 (lyricist)</text:p>
        </text:list-item>
        <text:list-item>
          <text:p text:style-name="P94">Len (composer, arranger)</text:p>
        </text:list-item>
        <text:list-item>
          <text:p text:style-name="P94">石川 富章 (SOUND ARTS) (recording engineer) <text:span text:style-name="T12">[1]</text:span></text:p>
        </text:list-item>
        <text:list-item>
          <text:p text:style-name="P94">SOUND ARTS (recording studio) <text:span text:style-name="T12">[1]</text:span></text:p>
        </text:list-item>
        <text:list-item>
          <text:p text:style-name="P94">田本雅浩 (TOKYO LOGIC Ltd.) (mix engineer) <text:span text:style-name="T12">[1]</text:span></text:p>
        </text:list-item>
      </text:list>
      <text:p text:style-name="Standard"><text:span text:style-name="T7">Song length (min:sec):</text:span> 03:12 <text:span text:style-name="T12">[1]</text:span></text:p>
      <text:p text:style-name="Standard"><text:span text:style-name="T7">Franchise:</text:span> アークナイツ (Arknights)</text:p>
      <text:p text:style-name="Standard"><text:span text:style-name="T7">Notes:</text:span> Released for Arknights 3rd Anniversary</text:p>
      <text:p text:style-name="Standard"><text:span text:style-name="T7">Lyrics:</text:span></text:p>
      <text:p text:style-name="P7">小さな小さな一歩を<text:line-break/>重ねて　さぁ進もう<text:line-break/>難しいことだっていつかは　きっとできる！<text:line-break/>みんな信じてるから</text:p>
      <text:p text:style-name="P7">泣いてるあの子に<text:line-break/>「きっと大丈夫」と伝えられるように<text:line-break/>大好きなみんなを<text:line-break/>きっと助けてあげられるように</text:p>
      <text:p text:style-name="P7">「頑張ります！」</text:p>
      <text:p text:style-name="P7">みんな笑って　手と手とりあって<text:line-break/>幸せ色した　花束になあれ<text:line-break/>十人十色　並んで私色<text:line-break/>そんな日がきっと　来ますように</text:p>
      <text:p text:style-name="P7">見た目も歳も考えも<text:line-break/>みんな違う　だけど<text:line-break/>同じ大地に住んでるお隣さん<text:line-break/>そんな気がするから</text:p>
      <text:p text:style-name="P7">悲しい顔して<text:line-break/>「きっと大丈夫」と言わなくていいように<text:line-break/>大好きなみんなに<text:line-break/>素敵な朝日がのぼるように</text:p>
      <text:p text:style-name="P7">「おはようございます！」</text:p>
      <text:p text:style-name="P7">みんな揃って　目と目合わせて<text:line-break/>にこりと笑って　花束のように<text:line-break/>笑顔が咲いて　うんと広がってく<text:line-break/>そんな日がきっと　続くように</text:p>
      <text:p text:style-name="P7">遠くの街まで<text:line-break/>いつか届けてあげられるように<text:line-break/>芽吹いた希望が<text:line-break/>いつか綺麗に咲きますように</text:p>
      <text:p text:style-name="P7">みんな笑って　輪になり並んで<text:line-break/>世界中みんな　花束みたいに<text:line-break/>十人十色　並んで私色<text:line-break/>そんな日がきっと　来ますように</text:p>
      <text:p text:style-name="Standard"><text:soft-page-break/><text:span text:style-name="T7">Links:</text:span></text:p>
      <text:p text:style-name="P294">[1] アークナイツ 公式チャンネル (2023 Jan 10). “アークナイツ　スズラン 『えがおの花束』MV”, <text:span text:style-name="T11">YouTube</text:span>. <text:a xlink:type="simple" xlink:href="https://www.youtube.com/watch?v=fSl9AbEj5M0" text:style-name="ListLabel_20_2530" text:visited-style-name="ListLabel_20_2530"><text:span text:style-name="T6">https://www.youtube.com/watch?v=fSl9AbEj5M0</text:span></text:a> (accessed 2023 Mar 11)</text:p>
      <text:p text:style-name="Heading_20_2"><text:bookmark text:name="_lbe1s0s6a1u"/>ジェリーフィッシュ</text:p>
      <text:p text:style-name="Standard"><text:span text:style-name="T7">Other Names:</text:span></text:p>
      <text:p text:style-name="P274"><text:span text:style-name="T7">Romaji/English:</text:span> <text:a xlink:type="simple" xlink:href="#_2p2bwykcbfca" text:style-name="ListLabel_20_2530" text:visited-style-name="ListLabel_20_2530"><text:span text:style-name="T6">Jellyfish</text:span></text:a></text:p>
      <text:p text:style-name="Standard"><text:span text:style-name="T7">Artists:</text:span></text:p>
      <text:list xml:id="list2948040555" text:style-name="WWNum81">
        <text:list-item>
          <text:p text:style-name="P281"><text:a xlink:type="simple" xlink:href="#_tjl9ake7hpvu" text:style-name="ListLabel_20_2530" text:visited-style-name="ListLabel_20_2530"><text:span text:style-name="T6">Yunomi</text:span></text:a> (primary artist)</text:p>
        </text:list-item>
        <text:list-item>
          <text:p text:style-name="P281">ローラーガール (vocalist, featured artist)</text:p>
        </text:list-item>
      </text:list>
      <text:p text:style-name="Standard"><text:span text:style-name="T7">Appears in collection:</text:span></text:p>
      <text:list xml:id="list45421449205803" text:continue-list="list45421447588863" text:style-name="WWNum236">
        <text:list-item>
          <text:p text:style-name="P20"><text:a xlink:type="simple" xlink:href="#_dcx7g6821zw" text:style-name="ListLabel_20_2530" text:visited-style-name="ListLabel_20_2530"><text:span text:style-name="T6">[神曲] Kawaii EDMオススメ10曲 [まとめ]</text:span></text:a></text:p>
        </text:list-item>
      </text:list>
      <text:p text:style-name="Standard"><text:span text:style-name="T7">Links:</text:span> <text:span text:style-name="T7">YouTube:</text:span> <text:a xlink:type="simple" xlink:href="https://www.youtube.com/watch?v=LtrB_8CejUA" text:style-name="ListLabel_20_2530" text:visited-style-name="ListLabel_20_2530"><text:span text:style-name="T6">https://www.youtube.com/watch?v=LtrB_8CejUA</text:span></text:a> (TODO)</text:p>
      <text:p text:style-name="Heading_20_2"><text:bookmark text:name="_dp6uauj67x7u"/>過ぎゆく日と君へ</text:p>
      <text:p text:style-name="Standard"><text:span text:style-name="T7">Artists:</text:span></text:p>
      <text:list xml:id="list1685746719" text:style-name="WWNum124">
        <text:list-item>
          <text:p text:style-name="P95"><text:a xlink:type="simple" xlink:href="#_8ncza2tbb2oy" text:style-name="ListLabel_20_2530" text:visited-style-name="ListLabel_20_2530"><text:span text:style-name="T6">Aiobahn</text:span></text:a> (producer; primary artist) <text:span text:style-name="T12">[3]</text:span></text:p>
        </text:list-item>
        <text:list-item>
          <text:p text:style-name="P95"><text:a xlink:type="simple" xlink:href="#_1oxz4hz3zcy4" text:style-name="ListLabel_20_2530" text:visited-style-name="ListLabel_20_2530"><text:span text:style-name="T6">nayuta</text:span></text:a> (vocalist, lyricist; featured artist) <text:span text:style-name="T12">[3]</text:span></text:p>
        </text:list-item>
      </text:list>
      <text:p text:style-name="Standard"><text:span text:style-name="T7">Label:</text:span> <text:a xlink:type="simple" xlink:href="#_i7h6vzn226fd" text:style-name="ListLabel_20_2530" text:visited-style-name="ListLabel_20_2530"><text:span text:style-name="T6">Hanabira Bunko</text:span></text:a></text:p>
      <text:p text:style-name="Standard"><text:span text:style-name="T7">Release date:</text:span> 2018 Feb 02 <text:span text:style-name="T12">[6][8]</text:span></text:p>
      <text:p text:style-name="Standard"><text:span text:style-name="T7">Genre:</text:span> Electro House <text:span text:style-name="T12">[6]</text:span>, Electronic <text:span text:style-name="T12">[6]</text:span>, House <text:span text:style-name="T12">[6]</text:span>, Progressive House <text:span text:style-name="T12">[6]</text:span></text:p>
      <text:p text:style-name="Standard"><text:span text:style-name="T7">Song length (min:sec):</text:span> 04:20 <text:span text:style-name="T12">[3][6][8]</text:span></text:p>
      <text:p text:style-name="Standard"><text:span text:style-name="T7">Lyrics</text:span> <text:span text:style-name="T12">[3][6]</text:span><text:span text:style-name="T7">:</text:span> (TODO: clean up, QA)</text:p>
      <text:p text:style-name="P7">いつまでも　止まず　続いていく</text:p>
      <text:p text:style-name="P7">この想いよ　君へ</text:p>
      <text:p text:style-name="P7"/>
      <text:p text:style-name="P7">振り返ると　君の背中　見えて</text:p>
      <text:p text:style-name="P7">追いかけても　いつまでも　遠くて</text:p>
      <text:p text:style-name="P7">過ぎゆく時間はあっという間に</text:p>
      <text:p text:style-name="P7">君と僕　変えていく</text:p>
      <text:p text:style-name="P7"><text:soft-page-break/></text:p>
      <text:p text:style-name="P7">「またね」「あした」</text:p>
      <text:p text:style-name="P7">「じゃあね」「ばいばい」</text:p>
      <text:p text:style-name="P7">何気ない言葉が未来を紡ぐ　</text:p>
      <text:p text:style-name="P7">ほら　涙は似合わないと言う</text:p>
      <text:p text:style-name="P7">優しい君が　そこに居た</text:p>
      <text:p text:style-name="P7"/>
      <text:p text:style-name="P7">春の日　君と出会い、笑い</text:p>
      <text:p text:style-name="P7">夏の日　君と汗かき、走り</text:p>
      <text:p text:style-name="P7">秋の日　君へ、想い伝え</text:p>
      <text:p text:style-name="P7">冬の日　真白に染まる街で、ふたり</text:p>
      <text:p text:style-name="P7"/>
      <text:p text:style-name="P7">思い出すと　君の声が　響く</text:p>
      <text:p text:style-name="P7">呼びかけても　届かないのにな</text:p>
      <text:p text:style-name="P7">過ぎゆく季節はあっという間に</text:p>
      <text:p text:style-name="P7">君と僕　変えていた</text:p>
      <text:p text:style-name="P7"/>
      <text:p text:style-name="P7">「起きて」「おはよう」</text:p>
      <text:p text:style-name="P7">「寝よう」「おやすみ」</text:p>
      <text:p text:style-name="P7">繰り返す言葉が過去呼び起こす</text:p>
      <text:p text:style-name="P7">ほら　涙は似合わないと言う</text:p>
      <text:p text:style-name="P7">優しい君を　覚えてる</text:p>
      <text:p text:style-name="P7"/>
      <text:p text:style-name="P7">春の日　桜見るふたりは</text:p>
      <text:p text:style-name="P7">夏の日　向日葵と背を比べ</text:p>
      <text:p text:style-name="P7">秋の日　紅葉見るふたりは</text:p>
      <text:p text:style-name="P7">冬の日　どんなときでもそばにいたよ</text:p>
      <text:p text:style-name="P7"><text:soft-page-break/></text:p>
      <text:p text:style-name="P7">「消えないで」</text:p>
      <text:p text:style-name="P7"/>
      <text:p text:style-name="P7">春の日　僕は出会い、笑い</text:p>
      <text:p text:style-name="P7">夏の日　僕は汗かき、走り</text:p>
      <text:p text:style-name="P7">秋の日　僕は想い伝え</text:p>
      <text:p text:style-name="P7">冬の日　真白に染まる街で、ひとり</text:p>
      <text:p text:style-name="Standard"><text:span text:style-name="T7">Curated by:</text:span></text:p>
      <text:list xml:id="list2979302330" text:style-name="WWNum37">
        <text:list-item>
          <text:p text:style-name="P96"><text:a xlink:type="simple" xlink:href="#_rr2se65llqgi" text:style-name="ListLabel_20_2531" text:visited-style-name="ListLabel_20_2531"><text:span text:style-name="T13">Waifu Wednesdays</text:span></text:a> (removed)</text:p>
        </text:list-item>
      </text:list>
      <text:p text:style-name="Standard"><text:span text:style-name="T7">References/Links:</text:span></text:p>
      <text:p text:style-name="P270">[1] Waifu Wednesdays (2018 Jan 18 (TODO: check time zone)). “Aiobahn - 過ぎゆく日と君へ (feat. nayuta)”, <text:span text:style-name="T11">YouTube</text:span>. <text:a xlink:type="simple" xlink:href="https://www.youtube.com/watch?v=MvHcqjcPZ1M" text:style-name="ListLabel_20_2531" text:visited-style-name="ListLabel_20_2531"><text:span text:style-name="T13">https://www.youtube.com/watch?v=MvHcqjcPZ1M</text:span></text:a> (dead link, last checked 2023 Apr 07)</text:p>
      <text:p text:style-name="P296">[2] <text:span text:style-name="T11">Internet Archive</text:span> (2020 Feb 12). <text:a xlink:type="simple" xlink:href="https://web.archive.org/web/20200212053720/https://www.youtube.com/watch?v=MvHcqjcPZ1M" text:style-name="ListLabel_20_2530" text:visited-style-name="ListLabel_20_2530"><text:span text:style-name="T6">https://web.archive.org/web/20200212053720/https://www.youtube.com/watch?v=MvHcqjcPZ1M</text:span></text:a> (accessed 2023 Apr 07)</text:p>
      <text:p text:style-name="P270">[3] Aiobahn (2018 Jan 09). “Aiobahn - 過ぎゆく日と君へ (feat. nayuta) [Official Audio]”, <text:span text:style-name="T11">YouTube</text:span>. <text:a xlink:type="simple" xlink:href="https://www.youtube.com/watch?v=n5Jv-FFhfDU" text:style-name="ListLabel_20_2530" text:visited-style-name="ListLabel_20_2530"><text:span text:style-name="T6">https://www.youtube.com/watch?v=n5Jv-FFhfDU</text:span></text:a> (accessed 2023 Apr 07)</text:p>
      <text:p text:style-name="P270">[7] Aiobahn (2018 Jan 09) “過ぎゆく日と君へ (feat. nayuta)”, <text:span text:style-name="T11">SoundCloud</text:span>. <text:a xlink:type="simple" xlink:href="https://soundcloud.com/aiobahn/four-seasons" text:style-name="ListLabel_20_2531" text:visited-style-name="ListLabel_20_2531"><text:span text:style-name="T13">https://soundcloud.com/aiobahn/four-seasons</text:span></text:a> (dead link, last checked 2023 Apr 07)</text:p>
      <text:p text:style-name="P296">[8] <text:span text:style-name="T11">Internet Archive</text:span> (2019 Aug 15). <text:a xlink:type="simple" xlink:href="https://web.archive.org/web/20190815180703/https://soundcloud.com/aiobahn/four-seasons" text:style-name="ListLabel_20_2530" text:visited-style-name="ListLabel_20_2530"><text:span text:style-name="T6">https://web.archive.org/web/20190815180703/https://soundcloud.com/aiobahn/four-seasons</text:span></text:a> (accessed 2023 Apr 08)</text:p>
      <text:p text:style-name="P270">[4] <text:a xlink:type="simple" xlink:href="https://fanlink.to/four-seasons" text:style-name="ListLabel_20_2530" text:visited-style-name="ListLabel_20_2530"><text:span text:style-name="T6">https://fanlink.to/four-seasons</text:span></text:a> (replaced with [5], accessed 2023 Apr 07)</text:p>
      <text:p text:style-name="P270">[5] <text:a xlink:type="simple" xlink:href="https://aiobahn.lnk.to/passing-days" text:style-name="ListLabel_20_2530" text:visited-style-name="ListLabel_20_2530"><text:span text:style-name="T6">https://aiobahn.lnk.to/passing-days</text:span></text:a> (TODO)</text:p>
      <text:p text:style-name="P270">[6] Aiobahn (2018 Feb 02). “過​ぎ​ゆ​く​日​と​君​へ (feat. nayuta)”, <text:span text:style-name="T11">Bandcamp</text:span>. <text:a xlink:type="simple" xlink:href="https://aiobahn.bandcamp.com/track/feat-nayuta" text:style-name="ListLabel_20_2530" text:visited-style-name="ListLabel_20_2530"><text:span text:style-name="T6">https://aiobahn.bandcamp.com/track/feat-nayuta</text:span></text:a> (accessed 2023 Apr 07)</text:p>
      <text:p text:style-name="P270"/>
      <text:p text:style-name="Heading_20_2"><text:bookmark text:name="_g69il3pgw9ci"/>夏の真夜中</text:p>
      <text:p text:style-name="Standard"><text:span text:style-name="T7">Other Names:</text:span></text:p>
      <text:list xml:id="list159641722" text:style-name="WWNum45">
        <text:list-item>
          <text:p text:style-name="P97"><text:a xlink:type="simple" xlink:href="#_c3345jnidsg4" text:style-name="ListLabel_20_2530" text:visited-style-name="ListLabel_20_2530"><text:span text:style-name="T6">Midnight on Summer</text:span></text:a></text:p>
        </text:list-item>
      </text:list>
      <text:p text:style-name="Standard"><text:span text:style-name="T7">Artists:</text:span></text:p>
      <text:list xml:id="list3241235646" text:style-name="WWNum59">
        <text:list-item>
          <text:p text:style-name="P98"><text:a xlink:type="simple" xlink:href="#_8ncza2tbb2oy" text:style-name="ListLabel_20_2530" text:visited-style-name="ListLabel_20_2530"><text:span text:style-name="T6">Aiobahn</text:span></text:a> (primary artist)</text:p>
        </text:list-item>
        <text:list-item>
          <text:p text:style-name="P98"><text:a xlink:type="simple" xlink:href="#_enzjw2s6z6la" text:style-name="ListLabel_20_2530" text:visited-style-name="ListLabel_20_2530"><text:span text:style-name="T6">アンテナガール</text:span></text:a> (vocalist; featured artist)</text:p>
        </text:list-item>
      </text:list>
      <text:p text:style-name="Standard"><text:span text:style-name="T7">Label:</text:span> <text:a xlink:type="simple" xlink:href="#_i7h6vzn226fd" text:style-name="ListLabel_20_2530" text:visited-style-name="ListLabel_20_2530"><text:span text:style-name="T6">Hanabira Bunko</text:span></text:a></text:p>
      <text:p text:style-name="Standard"><text:span text:style-name="T7">Genre:</text:span> Electro House <text:span text:style-name="T12">[3]</text:span>, Electronic <text:span text:style-name="T12">[3]</text:span>, House <text:span text:style-name="T12">[3]</text:span>, Progressive House <text:span text:style-name="T12">[3]</text:span></text:p>
      <text:p text:style-name="Standard"><text:soft-page-break/><text:span text:style-name="T7">Song length (min:sec):</text:span> 03:46 <text:span text:style-name="T12">[3]</text:span></text:p>
      <text:p text:style-name="Standard"><text:span text:style-name="T7">Lyrics</text:span> <text:span text:style-name="T12">[3]</text:span><text:span text:style-name="T7">:</text:span> (TODO: QA)</text:p>
      <text:p text:style-name="P7">星屑の影 探しにゆこう</text:p>
      <text:p text:style-name="P7">内緒のままで 走り出して</text:p>
      <text:p text:style-name="P7">道しるべはその手だった</text:p>
      <text:p text:style-name="P7">あなたを知ったのは 夏の真夜中</text:p>
      <text:p text:style-name="P7"/>
      <text:p text:style-name="P7">ゆらり ゆらり</text:p>
      <text:p text:style-name="P7">夢はいつも 遠くて儚いほどきれいね</text:p>
      <text:p text:style-name="P7">歌うわ 淡い恋影</text:p>
      <text:p text:style-name="P7"/>
      <text:p text:style-name="P7">ゆらり ゆらり ゆらり</text:p>
      <text:p text:style-name="P7">会えない ２人</text:p>
      <text:p text:style-name="P7">冷たい水の中</text:p>
      <text:p text:style-name="P7"/>
      <text:p text:style-name="P7">空に浮かんだ 幻の輪</text:p>
      <text:p text:style-name="P7">雨で置き忘れた 手紙も</text:p>
      <text:p text:style-name="P7">２人だけのひみつ事も</text:p>
      <text:p text:style-name="P7">増えていくほど 悲しくなるの</text:p>
      <text:p text:style-name="P7"/>
      <text:p text:style-name="P7">ゆらり ゆらり ゆらり</text:p>
      <text:p text:style-name="P7">会えない ２人</text:p>
      <text:p text:style-name="P7">冷たい夢の中</text:p>
      <text:p text:style-name="P7">息を吐いた</text:p>
      <text:p text:style-name="P7"/>
      <text:p text:style-name="P7">僕らを横切る 光の帯が重なって</text:p>
      <text:p text:style-name="P7">今 声が枯れるまで 呼んでも</text:p>
      <text:p text:style-name="P7"><text:soft-page-break/>口約束のままで</text:p>
      <text:p text:style-name="P7">私次第だと何度も言って</text:p>
      <text:p text:style-name="P7">聞かせて 立ち上がる</text:p>
      <text:p text:style-name="P7">胸に抱いた星に願いを</text:p>
      <text:p text:style-name="P7"/>
      <text:p text:style-name="P7">光の間を 繋がって行く</text:p>
      <text:p text:style-name="P7">追いかけて ただ追いかけてゆく</text:p>
      <text:p text:style-name="P7">ゆらり ゆらり</text:p>
      <text:p text:style-name="P7">さまよい 残るは</text:p>
      <text:p text:style-name="P7">風の中できこえなかった 言葉</text:p>
      <text:p text:style-name="P7"/>
      <text:p text:style-name="P7">ゆらり ゆらり ゆらり</text:p>
      <text:p text:style-name="P7">会いたい 思い</text:p>
      <text:p text:style-name="P7">冷たい水の中</text:p>
      <text:p text:style-name="P7">もう行かなくちゃ</text:p>
      <text:p text:style-name="Standard"><text:span text:style-name="T7">Curated by:</text:span></text:p>
      <text:list xml:id="list153765227" text:style-name="WWNum22">
        <text:list-item>
          <text:p text:style-name="P99"><text:a xlink:type="simple" xlink:href="#_rr2se65llqgi" text:style-name="ListLabel_20_2531" text:visited-style-name="ListLabel_20_2531"><text:span text:style-name="T13">Waifu Wednesdays</text:span></text:a> (removed)</text:p>
        </text:list-item>
      </text:list>
      <text:p text:style-name="Standard"><text:span text:style-name="T7">References/Links:</text:span></text:p>
      <text:p text:style-name="P270">[1] Waifu Wednesdays (2017 Aug 15 (TODO: check time zone)). “Aiobahn - Midnight on Summer (ft. Antenna Girl)”, <text:span text:style-name="T11">YouTube</text:span>. <text:a xlink:type="simple" xlink:href="https://www.youtube.com/watch?v=FWJf9DBqZtk" text:style-name="ListLabel_20_2531" text:visited-style-name="ListLabel_20_2531"><text:span text:style-name="T13">https://www.youtube.com/watch?v=FWJf9DBqZtk</text:span></text:a> (dead link, last checked 2023 Apr 07)</text:p>
      <text:p text:style-name="P296">[2] <text:span text:style-name="T11">Internet Archive</text:span> (2017 Aug 16). <text:a xlink:type="simple" xlink:href="https://web.archive.org/web/20170816073658/https://www.youtube.com/watch?v=FWJf9DBqZtk" text:style-name="ListLabel_20_2530" text:visited-style-name="ListLabel_20_2530"><text:span text:style-name="T6">https://web.archive.org/web/20170816073658/https://www.youtube.com/watch?v=FWJf9DBqZtk</text:span></text:a> (accessed 2023 Apr 07)</text:p>
      <text:p text:style-name="P270">[3] Aiobahn (2017 August 08). “夏​の​真​夜​中 (feat. ア​ン​テ​ナ​ガ​ー​ル​)”, <text:span text:style-name="T11">Bandcamp</text:span>. <text:a xlink:type="simple" xlink:href="https://aiobahn.bandcamp.com/track/feat" text:style-name="ListLabel_20_2530" text:visited-style-name="ListLabel_20_2530"><text:span text:style-name="T6">https://aiobahn.bandcamp.com/track/feat</text:span></text:a> (accessed 2023 Apr 07)</text:p>
      <text:p text:style-name="P270">[4] Aiobahn (2018 Aug 08). “夏の真夜中 (feat. アンテナガール)”, <text:span text:style-name="T11">SoundCloud</text:span>. <text:a xlink:type="simple" xlink:href="https://soundcloud.com/aiobahn/midnight-on-summer" text:style-name="ListLabel_20_2531" text:visited-style-name="ListLabel_20_2531"><text:span text:style-name="T13">https://soundcloud.com/aiobahn/midnight-on-summer</text:span></text:a> (dead link, last checked 2023 Apr 08)</text:p>
      <text:p text:style-name="P296">[5] <text:span text:style-name="T11">Internet Archive</text:span> (2019 Aug 15). <text:a xlink:type="simple" xlink:href="https://web.archive.org/web/20190815180716/https://soundcloud.com/aiobahn/midnight-on-summer" text:style-name="ListLabel_20_2530" text:visited-style-name="ListLabel_20_2530"><text:span text:style-name="T6">https://web.archive.org/web/20190815180716/https://soundcloud.com/aiobahn/midnight-on-summer</text:span></text:a> (accessed 2023 Apr 08)</text:p>
      <text:p text:style-name="P296">[6] <text:a xlink:type="simple" xlink:href="https://smarturl.it/hnbr001" text:style-name="ListLabel_20_2530" text:visited-style-name="ListLabel_20_2530"><text:span text:style-name="T6">https://smarturl.it/hnbr001</text:span></text:a> (TODO)</text:p>
      <text:p text:style-name="Heading_20_2"><text:bookmark text:name="_v5knoavk71y1"/>何も考えてない時の僕</text:p>
      <text:p text:style-name="Standard"><text:span text:style-name="T7">Other Names:</text:span></text:p>
      <text:p text:style-name="P274"><text:span text:style-name="T7">Romaji:</text:span> <text:a xlink:type="simple" xlink:href="#_tohmfwsfs2x9" text:style-name="ListLabel_20_2530" text:visited-style-name="ListLabel_20_2530"><text:span text:style-name="T6">Nani mo Kanage tenai Toki no Boku</text:span></text:a></text:p>
      <text:p text:style-name="Standard"><text:soft-page-break/><text:span text:style-name="T7">Artist:</text:span> <text:a xlink:type="simple" xlink:href="#_db2ivwh8vlmt" text:style-name="ListLabel_20_2530" text:visited-style-name="ListLabel_20_2530"><text:span text:style-name="T6">Street</text:span></text:a></text:p>
      <text:p text:style-name="Standard"><text:span text:style-name="T7">Appears in Collection:</text:span></text:p>
      <text:list xml:id="list45420784957144" text:continue-list="list45421565372505" text:style-name="WWNum89">
        <text:list-item>
          <text:p text:style-name="P11"><text:a xlink:type="simple" xlink:href="#_wdwsfg775tbs" text:style-name="ListLabel_20_2530" text:visited-style-name="ListLabel_20_2530"><text:span text:style-name="T6">[ Kawaii Future Bass Collection Vol.4 ]</text:span></text:a></text:p>
        </text:list-item>
      </text:list>
      <text:p text:style-name="Standard"><text:span text:style-name="T7">References/Links:</text:span></text:p>
      <text:p text:style-name="P271">[1] <text:span text:style-name="T11">SoundCloud</text:span>. <text:a xlink:type="simple" xlink:href="https://soundcloud.com/street/free-dl-2" text:style-name="ListLabel_20_2530" text:visited-style-name="ListLabel_20_2530"><text:span text:style-name="T6">https://soundcloud.com/street/free-dl-2</text:span></text:a> (TODO)</text:p>
      <text:p text:style-name="Heading_20_2"><text:bookmark text:name="_axb4tvp6vj20"/>始める</text:p>
      <text:p text:style-name="Standard"><text:span text:style-name="T7">Other Names:</text:span></text:p>
      <text:list xml:id="list982788084" text:style-name="WWNum258">
        <text:list-item>
          <text:p text:style-name="P100"><text:a xlink:type="simple" xlink:href="#_5to0vk9x01cu" text:style-name="ListLabel_20_2530" text:visited-style-name="ListLabel_20_2530"><text:span text:style-name="T6">Hajimeru</text:span></text:a> (Rōmaji)</text:p>
        </text:list-item>
      </text:list>
      <text:p text:style-name="Standard"><text:span text:style-name="T7">Artist:</text:span> <text:a xlink:type="simple" xlink:href="#_a3zfwvdl3odw" text:style-name="ListLabel_20_2530" text:visited-style-name="ListLabel_20_2530"><text:span text:style-name="T6">Moe Loli</text:span></text:a></text:p>
      <text:p text:style-name="Standard"><text:span text:style-name="T7">Genre:</text:span> Kawaii Bass <text:span text:style-name="T12">[1]</text:span></text:p>
      <text:p text:style-name="Standard"><text:span text:style-name="T7">Song length (min:sec):</text:span> 03:45 <text:span text:style-name="T12">[1]</text:span></text:p>
      <text:p text:style-name="Standard"><text:span text:style-name="T7">Curated by:</text:span></text:p>
      <text:list xml:id="list1455220478" text:style-name="WWNum13">
        <text:list-item>
          <text:p text:style-name="P101"><text:a xlink:type="simple" xlink:href="#_s246sbo30yxs" text:style-name="ListLabel_20_2530" text:visited-style-name="ListLabel_20_2530"><text:span text:style-name="T6">Firefly Music</text:span></text:a></text:p>
        </text:list-item>
      </text:list>
      <text:p text:style-name="Standard"><text:span text:style-name="T7">References/Links:</text:span></text:p>
      <text:p text:style-name="P270">[1] Firefly Music (2018 Mar 14). “Bubble Tea (Moe Loli) - 始める”, <text:span text:style-name="T11">YouTube</text:span>. <text:a xlink:type="simple" xlink:href="https://www.youtube.com/watch?v=8Nd0_92zxfE" text:style-name="ListLabel_20_2530" text:visited-style-name="ListLabel_20_2530"><text:span text:style-name="T6">https://www.youtube.com/watch?v=8Nd0_92zxfE</text:span></text:a> (accessed 2023 Apr 29)</text:p>
      <text:p text:style-name="P270">[2] <text:span text:style-name="T11">SoundCloud</text:span>. <text:a xlink:type="simple" xlink:href="https://soundcloud.com/moeloli/hajimeru" text:style-name="ListLabel_20_2531" text:visited-style-name="ListLabel_20_2531"><text:span text:style-name="T13">https://soundcloud.com/moeloli/hajimeru</text:span></text:a> (dead link, last checked 2023 Apr 29)</text:p>
      <text:p text:style-name="Heading_20_2"><text:bookmark text:name="_rfxcj775phjc"/>はんぶんこ花火</text:p>
      <text:p text:style-name="Standard"><text:span text:style-name="T7">Other Names:</text:span></text:p>
      <text:p text:style-name="P274"><text:span text:style-name="T7">Romaji:</text:span> <text:a xlink:type="simple" xlink:href="#_x6w3pq1wus6i" text:style-name="ListLabel_20_2530" text:visited-style-name="ListLabel_20_2530"><text:span text:style-name="T6">Hanbunko Hanabi</text:span></text:a></text:p>
      <text:p text:style-name="Standard"><text:span text:style-name="T7">Artists:</text:span></text:p>
      <text:list xml:id="list3737857538" text:style-name="WWNum248">
        <text:list-item>
          <text:p text:style-name="P102"><text:a xlink:type="simple" xlink:href="#_tjl9ake7hpvu" text:style-name="ListLabel_20_2530" text:visited-style-name="ListLabel_20_2530"><text:span text:style-name="T6">Yunomi</text:span></text:a></text:p>
        </text:list-item>
        <text:list-item>
          <text:p text:style-name="P102"><text:a xlink:type="simple" xlink:href="#_k4t65l58hawz" text:style-name="ListLabel_20_2530" text:visited-style-name="ListLabel_20_2530"><text:span text:style-name="T6">Happy Kuru Kuru</text:span></text:a></text:p>
        </text:list-item>
      </text:list>
      <text:p text:style-name="Standard"><text:span text:style-name="T7">Remixes:</text:span></text:p>
      <text:list xml:id="list2846504906" text:style-name="WWNum251">
        <text:list-item>
          <text:p text:style-name="P103"><text:a xlink:type="simple" xlink:href="#_ry22my6rvc16" text:style-name="ListLabel_20_2530" text:visited-style-name="ListLabel_20_2530"><text:span text:style-name="T6">はんぶんこ花火 (Dream Hackers Remix)</text:span></text:a></text:p>
        </text:list-item>
      </text:list>
      <text:p text:style-name="Heading_20_3"><text:bookmark text:name="_ry22my6rvc16"/>はんぶんこ花火 (Dream Hackers Remix)</text:p>
      <text:p text:style-name="Standard"><text:span text:style-name="T7">Remix of:</text:span> <text:a xlink:type="simple" xlink:href="#_rfxcj775phjc" text:style-name="ListLabel_20_2530" text:visited-style-name="ListLabel_20_2530"><text:span text:style-name="T6">Yunomi &amp; Happy Kuru Kuru - はんぶんこ花火</text:span></text:a></text:p>
      <text:p text:style-name="Standard"><text:span text:style-name="T7">Remix Artist:</text:span> <text:a xlink:type="simple" xlink:href="#_vmr4b4io2nt4" text:style-name="ListLabel_20_2530" text:visited-style-name="ListLabel_20_2530"><text:span text:style-name="T6">Dream Hackers</text:span></text:a></text:p>
      <text:p text:style-name="Standard"><text:soft-page-break/><text:span text:style-name="T7">Appears in collection:</text:span></text:p>
      <text:list xml:id="list45420297884947" text:continue-list="list45420239956265" text:style-name="WWNum58">
        <text:list-item>
          <text:p text:style-name="P29"><text:a xlink:type="simple" xlink:href="#_ao5reix8icwk" text:style-name="ListLabel_20_2530" text:visited-style-name="ListLabel_20_2530"><text:span text:style-name="T6">[ Kawaii Future Bass Collection ]</text:span></text:a></text:p>
        </text:list-item>
      </text:list>
      <text:p text:style-name="Standard"><text:span text:style-name="T7">References/Links:</text:span></text:p>
      <text:p text:style-name="P271">[1] <text:span text:style-name="T11">SoundCloud</text:span>. <text:a xlink:type="simple" xlink:href="https://soundcloud.com/realdreamhackers/happy-kuru-kuru-dream-hackers-remix" text:style-name="ListLabel_20_2531" text:visited-style-name="ListLabel_20_2531"><text:span text:style-name="T13">https://soundcloud.com/realdreamhackers/happy-kuru-kuru-dream-hackers-remix</text:span></text:a> (dead link, last checked 2023 Mar 19)</text:p>
      <text:p text:style-name="P271">[2] <text:span text:style-name="T11">YouTube</text:span>. <text:a xlink:type="simple" xlink:href="https://www.youtube.com/watch?v=QbK6KkGQs6s" text:style-name="ListLabel_20_2530" text:visited-style-name="ListLabel_20_2530"><text:span text:style-name="T6">https://www.youtube.com/watch?v=QbK6KkGQs6s</text:span></text:a> (TODO)</text:p>
      <text:p text:style-name="Heading_20_2"><text:bookmark text:name="_ctv9ksgak2o0"/>枕元にゴースト</text:p>
      <text:p text:style-name="Standard"><text:span text:style-name="T7">Other Names:</text:span></text:p>
      <text:p text:style-name="P274"><text:span text:style-name="T7">Romaji:</text:span> <text:a xlink:type="simple" xlink:href="#_7uixezrnvkr3" text:style-name="ListLabel_20_2530" text:visited-style-name="ListLabel_20_2530"><text:span text:style-name="T6">Makuramoto ni Ghost</text:span></text:a></text:p>
      <text:p text:style-name="P273"><text:span text:style-name="T7">Artists:</text:span></text:p>
      <text:list xml:id="list3838929419" text:style-name="WWNum96">
        <text:list-item>
          <text:p text:style-name="P104"><text:a xlink:type="simple" xlink:href="#_8ncza2tbb2oy" text:style-name="ListLabel_20_2530" text:visited-style-name="ListLabel_20_2530"><text:span text:style-name="T6">Aiobahn</text:span></text:a> (composer; primary artist)<text:span text:style-name="T12">[2]</text:span></text:p>
        </text:list-item>
        <text:list-item>
          <text:p text:style-name="P104"><text:a xlink:type="simple" xlink:href="#_tjl9ake7hpvu" text:style-name="ListLabel_20_2530" text:visited-style-name="ListLabel_20_2530"><text:span text:style-name="T6">Yunomi</text:span></text:a> (lyricist; composer; primary artist)<text:span text:style-name="T12">[2]</text:span></text:p>
        </text:list-item>
        <text:list-item>
          <text:p text:style-name="P104"><text:a xlink:type="simple" xlink:href="#_5f435j5my4wp" text:style-name="ListLabel_20_2530" text:visited-style-name="ListLabel_20_2530"><text:span text:style-name="T6">nicamoq</text:span></text:a> (vocalist; featured artist)<text:span text:style-name="T12">[2]</text:span></text:p>
        </text:list-item>
      </text:list>
      <text:p text:style-name="Standard"><text:span text:style-name="T7">Genre:</text:span> Electronic <text:span text:style-name="T12">[2]</text:span>, Electropop <text:span text:style-name="T12">[2]</text:span>, Pop <text:span text:style-name="T12">[2]</text:span></text:p>
      <text:p text:style-name="Standard"><text:span text:style-name="T7">Song length (min:sec):</text:span> 03:44 <text:span text:style-name="T12">[1][2]</text:span></text:p>
      <text:p text:style-name="Standard"><text:span text:style-name="T7">Lyrics</text:span><text:span text:style-name="T12"> [2]</text:span><text:span text:style-name="T7">:</text:span> (TODO: clean up)</text:p>
      <text:p text:style-name="Standard">閉めきってるカーテンの向こう側にサンシャイン</text:p>
      <text:p text:style-name="Standard">まわる　まわる　この街だけはフィール・ソー・ファイン</text:p>
      <text:p text:style-name="Standard">今もほら並んでる歯ブラシも</text:p>
      <text:p text:style-name="Standard">もうね、そろそろ替え時らしいよ</text:p>
      <text:p text:style-name="Standard"/>
      <text:p text:style-name="Standard">入れすぎないでね　柔軟剤</text:p>
      <text:p text:style-name="Standard">あれほど言ったよ　十何回</text:p>
      <text:p text:style-name="Standard">掃除もちゃんとしないとね</text:p>
      <text:p text:style-name="Standard">たまには窓も開けてね</text:p>
      <text:p text:style-name="Standard">埃かぶったアルバムの片隅から踊り出すの</text:p>
      <text:p text:style-name="Standard">たくさんの甘いメロディー</text:p>
      <text:p text:style-name="Standard"/>
      <text:p text:style-name="Standard"><text:soft-page-break/>君と描いたストーリー</text:p>
      <text:p text:style-name="Standard">いつものモーニング</text:p>
      <text:p text:style-name="Standard">消えないように</text:p>
      <text:p text:style-name="Standard">きっと時計は止まり</text:p>
      <text:p text:style-name="Standard">色褪せぬままに</text:p>
      <text:p text:style-name="Standard">写真の中に</text:p>
      <text:p text:style-name="Standard"/>
      <text:p text:style-name="Standard">一秒だって惜しいんだよ</text:p>
      <text:p text:style-name="Standard">いつかまた歩き出せる日まで</text:p>
      <text:p text:style-name="Standard">日常はかたちを変えて君をまた彩るでしょう</text:p>
      <text:p text:style-name="Standard">でもちょっとだけ寂しいよ</text:p>
      <text:p text:style-name="Standard">君の時計だけ針がまわって</text:p>
      <text:p text:style-name="Standard">せめて今は楽しい夢を</text:p>
      <text:p text:style-name="Standard">枕元で祈るよ</text:p>
      <text:p text:style-name="Standard"/>
      <text:p text:style-name="Standard">何度も乗り越えてくひとりっきりのサンライズ<text:line-break/>ひとつ　ひとつ　また消えてくよ　街のライト<text:line-break/>長い時をかけて思い出も僕もやがて見えない星に変わるの<text:line-break/>ふたり描いたストーリー<text:line-break/>夜空の中に輝くように<text:line-break/>夢みたいに溶けて混ざりあいたい<text:line-break/>ひとつになるの</text:p>
      <text:p text:style-name="Standard">一秒だってかまわない<text:line-break/>君とまた歩き出してみたい<text:line-break/>日常の中で代わりを君はまた見つけるでしょう<text:line-break/>そうちょっとだけ寂しいよ<text:line-break/>僕の時計だけ針が止まって<text:line-break/>この先ずっと君のその瞳にうつらないから</text:p>
      <text:p text:style-name="Standard">一秒だって惜しいんだよ<text:line-break/>いつかまた歩き出せる日まで<text:line-break/>日常はかたちを変えて君をまた彩るでしょう<text:line-break/>でもちょっとだけ寂しいよ<text:line-break/>君の時計だけ針がまわって<text:line-break/>せめて今は楽しい夢を<text:line-break/>枕元で祈っているよ</text:p>
      <text:p text:style-name="Standard"><text:span text:style-name="T7">Part of Album:</text:span></text:p>
      <text:list xml:id="list3477002906" text:style-name="WWNum11">
        <text:list-item>
          <text:p text:style-name="P105"><text:a xlink:type="simple" xlink:href="#_27rwqy1c51vl" text:style-name="ListLabel_20_2530" text:visited-style-name="ListLabel_20_2530"><text:span text:style-name="T6">ゆのもきゅ</text:span></text:a></text:p>
        </text:list-item>
      </text:list>
      <text:p text:style-name="Standard"><text:span text:style-name="T7">Remixes:</text:span></text:p>
      <text:list xml:id="list3405596518" text:style-name="WWNum240">
        <text:list-item>
          <text:p text:style-name="P106"><text:a xlink:type="simple" xlink:href="#_vxh3g4oz4zyz" text:style-name="ListLabel_20_2530" text:visited-style-name="ListLabel_20_2530"><text:span text:style-name="T6">枕元にゴースト (KATOMORI Remix)</text:span></text:a></text:p>
        </text:list-item>
      </text:list>
      <text:p text:style-name="Standard"><text:span text:style-name="T7">References/Links:</text:span></text:p>
      <text:p text:style-name="P295">[1] Yunomi (2018 Oct 07). “枕元にゴースト (feat. nicamoq)”, <text:span text:style-name="T11">YouTube</text:span>. <text:a xlink:type="simple" xlink:href="https://www.youtube.com/watch?v=I7-EWVVWFa8" text:style-name="ListLabel_20_2530" text:visited-style-name="ListLabel_20_2530"><text:span text:style-name="T6">https://www.youtube.com/watch?v=I7-EWVVWFa8</text:span></text:a> (accessed 2023 Apr 02)</text:p>
      <text:p text:style-name="P295">[2] Yunomi (2017 Oct 18). “Aiobahn &amp; Yunomi - 枕​元​に​ゴ​ー​ス​ト (feat. nicamoq)”, <text:span text:style-name="T11">Bandcamp</text:span>. <text:a xlink:type="simple" xlink:href="https://iamyunomi.bandcamp.com/track/feat-nicamoq-9" text:style-name="ListLabel_20_2530" text:visited-style-name="ListLabel_20_2530"><text:span text:style-name="T6">https://iamyunomi.bandcamp.com/track/feat-nicamoq-9</text:span></text:a> (accessed 2023 Apr 02)</text:p>
      <text:p text:style-name="P295">[3] <text:span text:style-name="T11">SoundCloud</text:span>. <text:a xlink:type="simple" xlink:href="https://soundcloud.com/aiobahn/ghost" text:style-name="ListLabel_20_2531" text:visited-style-name="ListLabel_20_2531"><text:span text:style-name="T13">https://soundcloud.com/aiobahn/ghost</text:span></text:a> (dead link, last checked 2023 Apr 02)</text:p>
      <text:p text:style-name="Heading_20_3"><text:bookmark text:name="_vxh3g4oz4zyz"/>枕元にゴースト (KATOMORI Remix)</text:p>
      <text:p text:style-name="Standard"><text:soft-page-break/><text:span text:style-name="T7">Remix of:</text:span> <text:a xlink:type="simple" xlink:href="#_ctv9ksgak2o0" text:style-name="ListLabel_20_2530" text:visited-style-name="ListLabel_20_2530"><text:span text:style-name="T6">枕元にゴースト</text:span></text:a></text:p>
      <text:p text:style-name="Standard"><text:span text:style-name="T7">Remix Artist:</text:span> <text:a xlink:type="simple" xlink:href="#_8j5srvexe1n9" text:style-name="ListLabel_20_2530" text:visited-style-name="ListLabel_20_2530"><text:span text:style-name="T6">KATOMORI</text:span></text:a></text:p>
      <text:p text:style-name="Standard"><text:span text:style-name="T7">Song length (min:sec):</text:span> 03:31 <text:span text:style-name="T12">[1][2]</text:span></text:p>
      <text:p text:style-name="Standard"><text:span text:style-name="T7">Lyrics (English)</text:span><text:span text:style-name="T12"> [1]</text:span><text:span text:style-name="T7">:</text:span></text:p>
      <text:p text:style-name="P7">Sunshine on the other side of the closed curtain<text:line-break/>This spinning spinning town, I'm feeling so fine<text:line-break/>Look, even now there are toothbrushes aligned<text:line-break/>It's time to replace them you know!</text:p>
      <text:p text:style-name="P7">Don't put in too much softener<text:line-break/>I've told you so many times already<text:line-break/>You have to clean it properly<text:line-break/>And open your window once in a while<text:line-break/>They're coming out dancing from the dusty albums<text:line-break/>A lot of sweet melodies</text:p>
      <text:p text:style-name="P7">The story I've drawn with you<text:line-break/>The usual morning<text:line-break/>Please don't let it disappear...<text:line-break/>The clock will surely stop<text:line-break/>It will never fade<text:line-break/>On that picture...</text:p>
      <text:p text:style-name="P7">Even one second is disappointing<text:line-break/>Until the day I start walking this life<text:line-break/>Everyday life has completely changed<text:line-break/>It will change you, right?<text:line-break/>But it's also a little bit lonely you know<text:line-break/>The hand on your clock moves<text:line-break/>At least now I can have these fun dreams<text:line-break/>Praying at the bedside</text:p>
      <text:p text:style-name="P7">Enduring all these times alone by myself during the sunrise...<text:line-break/>The city lights disappearing one by one...<text:line-break/>It might take a long time but<text:line-break/>My memories and I will change into stars of the unknown</text:p>
      <text:p text:style-name="P7">The story I've drawn with you<text:line-break/>Like the shine in the night sky<text:line-break/>Dreams melting and mixing with me<text:line-break/>to become one with you...</text:p>
      <text:p text:style-name="P7">Even if it's only for a second<text:line-break/>I want to walk with you again<text:line-break/>You'll find a replacement for me, to have in your daily life<text:line-break/>It is a little lonely you know<text:line-break/>Only my clock has stopped<text:line-break/>You won't see me again for years</text:p>
      <text:p text:style-name="P7">Even one second is disappointing<text:line-break/>Until the day I start walking this life<text:line-break/>My everyday life has completely changed<text:line-break/>It'll change you, right?<text:line-break/>But it is a bit lonely too<text:line-break/>The hand on your clock moves<text:line-break/>At least now I can have these fun dreams</text:p>
      <text:p text:style-name="Standard"><text:span text:style-name="T7">Curated by:</text:span></text:p>
      <text:list xml:id="list4051751890" text:style-name="WWNum52">
        <text:list-item>
          <text:p text:style-name="P107"><text:a xlink:type="simple" xlink:href="#_rr2se65llqgi" text:style-name="ListLabel_20_2530" text:visited-style-name="ListLabel_20_2530"><text:span text:style-name="T6">Waifu Wednesdays</text:span></text:a></text:p>
        </text:list-item>
      </text:list>
      <text:p text:style-name="Standard"><text:span text:style-name="T7">Appears in Collection:</text:span></text:p>
      <text:list xml:id="list2628529278" text:style-name="WWNum269">
        <text:list-item>
          <text:p text:style-name="P108"><text:a xlink:type="simple" xlink:href="#_nyw0ty5wybhu" text:style-name="ListLabel_20_2530" text:visited-style-name="ListLabel_20_2530"><text:span text:style-name="T6">Anime Moe!~♫Most Beautiful &amp; Cutest EDM | Kawaii Music♫</text:span></text:a></text:p>
        </text:list-item>
      </text:list>
      <text:p text:style-name="Standard"><text:span text:style-name="T7">References/Links:</text:span></text:p>
      <text:p text:style-name="P295">[1] Waifu Wednesdays (2017 Mar 14). “Katomori - Makuramoto ni Ghost Remix”, <text:span text:style-name="T11">YouTu</text:span>be. <text:a xlink:type="simple" xlink:href="https://www.youtube.com/watch?v=7zGbTKrYXgQ" text:style-name="ListLabel_20_2530" text:visited-style-name="ListLabel_20_2530"><text:span text:style-name="T6">https://www.youtube.com/watch?v=</text:span></text:a><text:a xlink:type="simple" xlink:href="https://www.youtube.com/watch?v=7zGbTKrYXgQ" text:style-name="ListLabel_20_2530" text:visited-style-name="ListLabel_20_2530"><text:span text:style-name="T6">7zGbTKrYXgQ</text:span></text:a> (accessed 2023 Apr 02)</text:p>
      <text:p text:style-name="P295">[2] KATOMORI_Archive (2020 May 25). “枕元にゴースト(KATOMORI Remix)”, <text:span text:style-name="T11">SoundCloud</text:span>. <text:a xlink:type="simple" xlink:href="https://soundcloud.com/katomori10/aiobahn-yunomi-katomori-remix" text:style-name="ListLabel_20_2530" text:visited-style-name="ListLabel_20_2530"><text:span text:style-name="T6">https://soundcloud.com/katomori10/aiobahn-yunomi-katomori-remix</text:span></text:a> (TODO)</text:p>
      <text:p text:style-name="P295">[3] <text:span text:style-name="T11">ToneDen</text:span>. <text:a xlink:type="simple" xlink:href="https://www.toneden.io/katomori/post/aiobahn-yunomi-katomori-remix" text:style-name="ListLabel_20_2530" text:visited-style-name="ListLabel_20_2530"><text:span text:style-name="T6">https://www.toneden.io/katomori/post/aiobahn-yunomi-katomori-remix</text:span></text:a> (TODO)</text:p>
      <text:p text:style-name="Heading_20_2"><text:bookmark text:name="_rjf5bqh5ijn5"/>夜空はなんでも知ってるの？</text:p>
      <text:p text:style-name="Standard"><text:span text:style-name="T7">Other Names:</text:span></text:p>
      <text:p text:style-name="P274"><text:span text:style-name="T7">Romaji:</text:span> <text:a xlink:type="simple" xlink:href="#_upb7pgwfvqcf" text:style-name="ListLabel_20_2530" text:visited-style-name="ListLabel_20_2530"><text:span text:style-name="T6">Yozora wa Nandemo Shitteru no?</text:span></text:a></text:p>
      <text:p text:style-name="P274"><text:span text:style-name="T7">English:</text:span> Does The Night Sky Know Everything? <text:span text:style-name="T12">[1]</text:span></text:p>
      <text:p text:style-name="P273"><text:span text:style-name="T7">Artists:</text:span></text:p>
      <text:list xml:id="list3179188830" text:style-name="WWNum245">
        <text:list-item>
          <text:p text:style-name="P109">CYaRon! (vocalists)</text:p>
        </text:list-item>
        <text:list-item>
          <text:p text:style-name="P109">畑亜貴 (<text:span text:style-name="T8">Hata</text:span> Aki) (lyricist) <text:span text:style-name="T12">[1]</text:span></text:p>
        </text:list-item>
        <text:list-item>
          <text:p text:style-name="P109"><text:soft-page-break/>Kon-K (composer, arranger) <text:span text:style-name="T12">[1]</text:span></text:p>
        </text:list-item>
      </text:list>
      <text:p text:style-name="Standard"><text:span text:style-name="T7">Release date:</text:span> 2016 May 11 <text:span text:style-name="T12">[1]</text:span></text:p>
      <text:p text:style-name="Standard"><text:span text:style-name="T7">Part of Album:</text:span></text:p>
      <text:list xml:id="list109695904" text:style-name="WWNum162">
        <text:list-item>
          <text:p text:style-name="P110">ある日…永遠みたいに！</text:p>
        </text:list-item>
        <text:list-item>
          <text:p text:style-name="P110"><text:a xlink:type="simple" xlink:href="#_bscw68b9wlij" text:style-name="ListLabel_20_2530" text:visited-style-name="ListLabel_20_2530"><text:span text:style-name="T6">元気全開DAY! DAY! DAY!</text:span></text:a> <text:span text:style-name="T12">[1][2]</text:span></text:p>
        </text:list-item>
      </text:list>
      <text:p text:style-name="Standard"><text:span text:style-name="T7">Remixes:</text:span></text:p>
      <text:list xml:id="list45421671079286" text:continue-numbering="true" text:style-name="WWNum162">
        <text:list-item>
          <text:p text:style-name="P110"><text:a xlink:type="simple" xlink:href="#_inv7ywab47dx" text:style-name="ListLabel_20_2530" text:visited-style-name="ListLabel_20_2530"><text:span text:style-name="T6">Yozora wa Nandemo Shitteru no? (Nathaniel Keith Remix)</text:span></text:a></text:p>
        </text:list-item>
      </text:list>
      <text:p text:style-name="Standard"><text:span text:style-name="T7">References/Links:</text:span></text:p>
      <text:p text:style-name="P294">[1] Love Live! Wiki (2022 Aug 3) “Yozora wa Nandemo Shitteru no?”, <text:span text:style-name="T11">Fandom</text:span>. <text:a xlink:type="simple" xlink:href="https://love-live.fandom.com/wiki/Yozora_wa_Nandemo_Shitteru_no%3F" text:style-name="ListLabel_20_2530" text:visited-style-name="ListLabel_20_2530"><text:span text:style-name="T6">https://love-live.fandom.com/wiki/Yozora_wa_Nandemo_Shitteru_no%3F</text:span></text:a> (accessed 2023 Mar 15)</text:p>
      <text:p text:style-name="P294">[2] CYaRon! - Topic (2020 Sept 17). “夜空はなんでも知ってるの?”, <text:span text:style-name="T11">YouTube</text:span>. <text:a xlink:type="simple" xlink:href="https://www.youtube.com/watch?v=-ugxwDzsflE" text:style-name="ListLabel_20_2530" text:visited-style-name="ListLabel_20_2530"><text:span text:style-name="T6">https://www.youtube.com/watch?v=-ugxwDzsflE</text:span></text:a> (accessed 2023 Apr 02)</text:p>
      <text:p text:style-name="Heading_20_1"><text:bookmark text:name="_g4q076n8drxe"/>Artist</text:p>
      <text:p text:style-name="Heading_20_2"><text:bookmark text:name="_dhwxsuhtdme"/>2ToneDisco</text:p>
      <text:p text:style-name="Standard"><text:span text:style-name="T7">Songs:</text:span></text:p>
      <text:list xml:id="list764767147" text:style-name="WWNum90">
        <text:list-item>
          <text:p text:style-name="P111"><text:a xlink:type="simple" xlink:href="#_l8fgy6epf0zn" text:style-name="ListLabel_20_2530" text:visited-style-name="ListLabel_20_2530"><text:span text:style-name="T6">Hold Me</text:span></text:a></text:p>
        </text:list-item>
      </text:list>
      <text:p text:style-name="Heading_20_2"><text:bookmark text:name="_gsima38panzk"/>AIKA</text:p>
      <text:p text:style-name="Standard"><text:span text:style-name="T7">Names:</text:span></text:p>
      <text:p text:style-name="P274"><text:span text:style-name="T7">SoundCloud:</text:span> AIKA 🌸</text:p>
      <text:p text:style-name="Standard"><text:span text:style-name="T7">Songs:</text:span></text:p>
      <text:list xml:id="list428063879" text:style-name="WWNum138">
        <text:list-item>
          <text:p text:style-name="P112"><text:a xlink:type="simple" xlink:href="#_3q6npzcw9e6y" text:style-name="ListLabel_20_2530" text:visited-style-name="ListLabel_20_2530"><text:span text:style-name="T6">Light The Way!</text:span></text:a> (with Trifect)</text:p>
        </text:list-item>
        <text:list-item>
          <text:p text:style-name="P112"><text:a xlink:type="simple" xlink:href="#_h6x0v5egeirf" text:style-name="ListLabel_20_2530" text:visited-style-name="ListLabel_20_2530"><text:span text:style-name="T6">Sugar Punk</text:span></text:a></text:p>
        </text:list-item>
        <text:list-item>
          <text:p text:style-name="P112"><text:a xlink:type="simple" xlink:href="#_8ljauh4waglr" text:style-name="ListLabel_20_2530" text:visited-style-name="ListLabel_20_2530"><text:span text:style-name="T6">Triple Sweet</text:span></text:a> (with Trifect; Tenkitsune)</text:p>
        </text:list-item>
      </text:list>
      <text:p text:style-name="Standard"><text:span text:style-name="T7">Links:</text:span></text:p>
      <text:p text:style-name="P274"><text:span text:style-name="T7">SoundCloud:</text:span> <text:a xlink:type="simple" xlink:href="https://soundcloud.com/i-am-aika" text:style-name="ListLabel_20_2530" text:visited-style-name="ListLabel_20_2530"><text:span text:style-name="T6">https://soundcloud.com/i-am-aika</text:span></text:a> (TODO)</text:p>
      <text:p text:style-name="Heading_20_2"><text:bookmark text:name="_8ncza2tbb2oy"/>Aiobahn</text:p>
      <text:p text:style-name="Standard"><text:span text:style-name="T7">Other Names:</text:span></text:p>
      <text:list xml:id="list592276233" text:style-name="WWNum218">
        <text:list-item>
          <text:p text:style-name="P113"><text:span text:style-name="T8">Kim</text:span> Min-seung</text:p>
        </text:list-item>
      </text:list>
      <text:p text:style-name="Standard"><text:span text:style-name="T7">Songs:</text:span></text:p>
      <text:list xml:id="list904045779" text:style-name="WWNum215">
        <text:list-item>
          <text:p text:style-name="P114"><text:soft-page-break/><text:a xlink:type="simple" xlink:href="#_aoz97woxgf59" text:style-name="ListLabel_20_2530" text:visited-style-name="ListLabel_20_2530"><text:span text:style-name="T6">INTERNET OVERDOSE</text:span></text:a> (with KOTOKO; にゃるら)</text:p>
        </text:list-item>
        <text:list-item>
          <text:p text:style-name="P114"><text:a xlink:type="simple" xlink:href="#_ezs3rgm1rvqh" text:style-name="ListLabel_20_2530" text:visited-style-name="ListLabel_20_2530"><text:span text:style-name="T6">INTERNET YAMERO</text:span></text:a> (with KOTOKO; にゃるら)</text:p>
        </text:list-item>
        <text:list-item>
          <text:p text:style-name="P114"><text:a xlink:type="simple" xlink:href="#_ctv9ksgak2o0" text:style-name="ListLabel_20_2530" text:visited-style-name="ListLabel_20_2530"><text:span text:style-name="T6">枕元にゴースト</text:span></text:a> (with Yunomi; nicamoq)</text:p>
        </text:list-item>
        <text:list-item>
          <text:p text:style-name="P114"><text:a xlink:type="simple" xlink:href="#_dp6uauj67x7u" text:style-name="ListLabel_20_2530" text:visited-style-name="ListLabel_20_2530"><text:span text:style-name="T6">過ぎゆく日と君へ</text:span></text:a> (with nayuta)</text:p>
        </text:list-item>
        <text:list-item>
          <text:p text:style-name="P114"><text:a xlink:type="simple" xlink:href="#_g69il3pgw9ci" text:style-name="ListLabel_20_2530" text:visited-style-name="ListLabel_20_2530"><text:span text:style-name="T6">夏の真夜中</text:span></text:a> (with アンテナガール)</text:p>
        </text:list-item>
      </text:list>
      <text:p text:style-name="Standard"><text:span text:style-name="T7">Links:</text:span></text:p>
      <text:p text:style-name="P274"><text:span text:style-name="T7">Facebook:</text:span> <text:a xlink:type="simple" xlink:href="https://www.facebook.com/aiobahn" text:style-name="ListLabel_20_2530" text:visited-style-name="ListLabel_20_2530"><text:span text:style-name="T6">https://www.facebook.com/aiobahn</text:span></text:a> (TODO)</text:p>
      <text:p text:style-name="P274"><text:span text:style-name="T7">Instagram:</text:span> <text:a xlink:type="simple" xlink:href="https://www.instagram.com/aiobahn" text:style-name="ListLabel_20_2530" text:visited-style-name="ListLabel_20_2530"><text:span text:style-name="T6">https://www.instagram.com/aiobahn</text:span></text:a> (TODO)</text:p>
      <text:p text:style-name="P274"><text:span text:style-name="T7">Twitter:</text:span> <text:a xlink:type="simple" xlink:href="https://twitter.com/Aiobahn" text:style-name="ListLabel_20_2530" text:visited-style-name="ListLabel_20_2530"><text:span text:style-name="T6">https://twitter.com/Aiobahn</text:span></text:a> (TODO)</text:p>
      <text:p text:style-name="P274"><text:span text:style-name="T7">YouTube:</text:span> <text:a xlink:type="simple" xlink:href="https://www.youtube.com/@Aiobahn" text:style-name="ListLabel_20_2530" text:visited-style-name="ListLabel_20_2530"><text:span text:style-name="T6">https://www.youtube.com/@Aiobahn</text:span></text:a> (TODO)</text:p>
      <text:p text:style-name="P274"><text:span text:style-name="T7">Website:</text:span></text:p>
      <text:list xml:id="list3370541524" text:style-name="WWNum193">
        <text:list-item>
          <text:p text:style-name="P115"><text:span text:style-name="T14">http://aiobahn.com</text:span> (outdated link, replaced, last checked 2023 Apr 07)</text:p>
        </text:list-item>
        <text:list-item>
          <text:p text:style-name="P115"><text:a xlink:type="simple" xlink:href="https://www.aiobahn.net" text:style-name="ListLabel_20_2530" text:visited-style-name="ListLabel_20_2530"><text:span text:style-name="T6">https://www.aiobahn.net</text:span></text:a> (TODO)</text:p>
        </text:list-item>
      </text:list>
      <text:p text:style-name="Heading_20_2"><text:bookmark text:name="_w46utrtqjiv"/>Aire</text:p>
      <text:p text:style-name="Standard"><text:span text:style-name="T7">Songs:</text:span></text:p>
      <text:list xml:id="list3061539607" text:style-name="WWNum140">
        <text:list-item>
          <text:p text:style-name="P116"><text:a xlink:type="simple" xlink:href="#_6ieddu54ozlh" text:style-name="ListLabel_20_2530" text:visited-style-name="ListLabel_20_2530"><text:span text:style-name="T6">Tea Time</text:span></text:a></text:p>
        </text:list-item>
      </text:list>
      <text:p text:style-name="Heading_20_2"><text:bookmark text:name="_27lm3afm44mj"/>alpha</text:p>
      <text:p text:style-name="Standard"><text:span text:style-name="T7">Songs:</text:span></text:p>
      <text:list xml:id="list2751282329" text:style-name="WWNum254">
        <text:list-item>
          <text:p text:style-name="P117"><text:a xlink:type="simple" xlink:href="#_mev6g495nbr2" text:style-name="ListLabel_20_2530" text:visited-style-name="ListLabel_20_2530"><text:span text:style-name="T6">Night Parade</text:span></text:a></text:p>
        </text:list-item>
      </text:list>
      <text:p text:style-name="Heading_20_2"><text:bookmark text:name="_gah6k1cw5mf9"/>amacchi</text:p>
      <text:p text:style-name="Standard"><text:span text:style-name="T7">Songs:</text:span></text:p>
      <text:list xml:id="list2147510740" text:style-name="WWNum38">
        <text:list-item>
          <text:p text:style-name="P118"><text:a xlink:type="simple" xlink:href="#_t0sb6qlg7kox" text:style-name="ListLabel_20_2530" text:visited-style-name="ListLabel_20_2530"><text:span text:style-name="T6">Chuuni</text:span></text:a> (with Tecchi; Kagi)</text:p>
        </text:list-item>
      </text:list>
      <text:p text:style-name="Standard"><text:span text:style-name="T7">Links:</text:span></text:p>
      <text:p text:style-name="P274"><text:span text:style-name="T7">SoundCloud:</text:span> <text:a xlink:type="simple" xlink:href="https://soundcloud.com/amacchi" text:style-name="ListLabel_20_2530" text:visited-style-name="ListLabel_20_2530"><text:span text:style-name="T6">https://soundcloud.com/amacchi</text:span></text:a> (TODO)</text:p>
      <text:p text:style-name="Heading_20_2"><text:bookmark text:name="_r0zdb3p3cow2"/>Ancraft</text:p>
      <text:p text:style-name="Standard"><text:span text:style-name="T7">Songs:</text:span></text:p>
      <text:list xml:id="list1172341242" text:style-name="WWNum197">
        <text:list-item>
          <text:p text:style-name="P298"><text:a xlink:type="simple" xlink:href="#_3q6npzcw9e6y" text:style-name="ListLabel_20_2530" text:visited-style-name="ListLabel_20_2530"><text:span text:style-name="T6">LiLac Box</text:span></text:a></text:p>
        </text:list-item>
      </text:list>
      <text:p text:style-name="Standard"><text:soft-page-break/><text:span text:style-name="T7">Links:</text:span></text:p>
      <text:p text:style-name="P274"><text:span text:style-name="T7">SoundCloud:</text:span> <text:a xlink:type="simple" xlink:href="https://soundcloud.com/ancraft" text:style-name="ListLabel_20_2531" text:visited-style-name="ListLabel_20_2531"><text:span text:style-name="T13">https://soundcloud.com/ancraft</text:span></text:a> (dead link, last checked 2023 Mar 11)</text:p>
      <text:p text:style-name="P274"><text:span text:style-name="T7">YouTube:</text:span> <text:a xlink:type="simple" xlink:href="https://www.youtube.com/channel/UClQlebRDDFbTAi-Qc1CjarQ" text:style-name="ListLabel_20_2531" text:visited-style-name="ListLabel_20_2531"><text:span text:style-name="T13">https://www.youtube.com/channel/UClQlebRDDFbTAi-Qc1CjarQ</text:span></text:a> (dead link, last checked 2023 Mar 11)</text:p>
      <text:p text:style-name="Heading_20_2"><text:bookmark text:name="_1vqfsgie8vr2"/>ANDROID52</text:p>
      <text:p text:style-name="Standard"><text:span text:style-name="T7">Songs:</text:span></text:p>
      <text:list xml:id="list3623378937" text:style-name="WWNum148">
        <text:list-item>
          <text:p text:style-name="P119"/>
        </text:list-item>
      </text:list>
      <text:p text:style-name="Standard"><text:span text:style-name="T7">Links:</text:span></text:p>
      <text:p text:style-name="P274"><text:span text:style-name="T7">Facebook:</text:span> <text:a xlink:type="simple" xlink:href="https://www.facebook.com/thebaq5" text:style-name="ListLabel_20_2531" text:visited-style-name="ListLabel_20_2531"><text:span text:style-name="T13">https://www.facebook.com/thebaq5</text:span></text:a> (dead link, last checked 2023 Mar 07)</text:p>
      <text:p text:style-name="P274"><text:span text:style-name="T7">SoundCloud:</text:span> <text:a xlink:type="simple" xlink:href="https://soundcloud.com/android52" text:style-name="ListLabel_20_2530" text:visited-style-name="ListLabel_20_2530"><text:span text:style-name="T6">https://soundcloud.com/android52</text:span></text:a> (TODO)</text:p>
      <text:p text:style-name="P274"><text:span text:style-name="T7">Twitter:</text:span> <text:a xlink:type="simple" xlink:href="https://twitter.com/thebaq5" text:style-name="ListLabel_20_2531" text:visited-style-name="ListLabel_20_2531"><text:span text:style-name="T13">https://twitter.com/thebaq5</text:span></text:a> (dead link, last checked 2023 Mar 07)</text:p>
      <text:p text:style-name="P274"><text:span text:style-name="T7">YouTube:</text:span> <text:a xlink:type="simple" xlink:href="https://www.youtube.com/c/FabianImbri" text:style-name="ListLabel_20_2531" text:visited-style-name="ListLabel_20_2531"><text:span text:style-name="T13">https://www.youtube.com/c/FabianImbri</text:span></text:a> (dead link, last checked 2023 Mar 07)</text:p>
      <text:p text:style-name="Heading_20_2"><text:bookmark text:name="_h69u8trwpgjd"/>Antenna Girl</text:p>
      <text:p text:style-name="Standard"><text:span text:style-name="T7">Redirect:</text:span></text:p>
      <text:p text:style-name="P274"><text:span text:style-name="T7">See:</text:span> <text:a xlink:type="simple" xlink:href="#_enzjw2s6z6la" text:style-name="ListLabel_20_2530" text:visited-style-name="ListLabel_20_2530"><text:span text:style-name="T6">アンテナガール</text:span></text:a></text:p>
      <text:p text:style-name="Heading_20_2"><text:bookmark text:name="_tvxkw39etw2"/>ARForest</text:p>
      <text:p text:style-name="Standard"><text:span text:style-name="T7">Songs:</text:span></text:p>
      <text:list xml:id="list3095312906" text:style-name="WWNum55">
        <text:list-item>
          <text:p text:style-name="P120"><text:a xlink:type="simple" xlink:href="#_dvakyzw1kxa" text:style-name="ListLabel_20_2530" text:visited-style-name="ListLabel_20_2530"><text:span text:style-name="T6">Tomori</text:span></text:a></text:p>
        </text:list-item>
      </text:list>
      <text:p text:style-name="Standard"><text:span text:style-name="T7">Released Albums:</text:span></text:p>
      <text:list xml:id="list1324084827" text:style-name="WWNum34">
        <text:list-item>
          <text:p text:style-name="P121"><text:a xlink:type="simple" xlink:href="#_hhzrq61i566j" text:style-name="ListLabel_20_2530" text:visited-style-name="ListLabel_20_2530"><text:span text:style-name="T6">Antique</text:span></text:a> (EP)</text:p>
        </text:list-item>
      </text:list>
      <text:p text:style-name="Heading_20_2"><text:bookmark text:name="_j4psufciex4t"/>ayiko</text:p>
      <text:p text:style-name="Standard"><text:span text:style-name="T7">Songs:</text:span></text:p>
      <text:list xml:id="list67582676" text:style-name="WWNum272">
        <text:list-item>
          <text:p text:style-name="P122"><text:a xlink:type="simple" xlink:href="#_2oi2qhn7ysai" text:style-name="ListLabel_20_2530" text:visited-style-name="ListLabel_20_2530"><text:span text:style-name="T6">Don't Hide Yourself</text:span></text:a></text:p>
        </text:list-item>
      </text:list>
      <text:p text:style-name="Heading_20_2"><text:bookmark text:name="_ybpcix3gr3v2"/>B3LLA</text:p>
      <text:p text:style-name="Standard"><text:span text:style-name="T7">Songs:</text:span></text:p>
      <text:list xml:id="list1304554004" text:style-name="WWNum78">
        <text:list-item>
          <text:p text:style-name="P123"><text:a xlink:type="simple" xlink:href="#_qszco2gz1dfk" text:style-name="ListLabel_20_2530" text:visited-style-name="ListLabel_20_2530"><text:span text:style-name="T6">Hirune</text:span></text:a></text:p>
        </text:list-item>
        <text:list-item>
          <text:p text:style-name="P123"><text:a xlink:type="simple" xlink:href="#_9x5pl216l25v" text:style-name="ListLabel_20_2530" text:visited-style-name="ListLabel_20_2530"><text:span text:style-name="T6">Nagame</text:span></text:a></text:p>
        </text:list-item>
      </text:list>
      <text:p text:style-name="Heading_20_2"><text:bookmark text:name="_mqol9jfolyr5"/>BB Yukus</text:p>
      <text:p text:style-name="Standard"><text:soft-page-break/><text:span text:style-name="T7">Songs:</text:span></text:p>
      <text:list xml:id="list1824851134" text:style-name="WWNum122">
        <text:list-item>
          <text:p text:style-name="P124"><text:a xlink:type="simple" xlink:href="#_w5hq9ezecf51" text:style-name="ListLabel_20_2530" text:visited-style-name="ListLabel_20_2530"><text:span text:style-name="T6">Crimson</text:span></text:a></text:p>
        </text:list-item>
      </text:list>
      <text:p text:style-name="Standard"><text:span text:style-name="T7">Links:</text:span></text:p>
      <text:p text:style-name="P274"><text:span text:style-name="T7">SoundCloud:</text:span> <text:a xlink:type="simple" xlink:href="https://soundcloud.com/bbyukus" text:style-name="ListLabel_20_2530" text:visited-style-name="ListLabel_20_2530"><text:span text:style-name="T6">https://soundcloud.com/bbyukus</text:span></text:a> (TODO)</text:p>
      <text:p text:style-name="P274"><text:span text:style-name="T7">Spotify:</text:span> <text:a xlink:type="simple" xlink:href="https://open.spotify.com/artist/3LzYB0lXo2bNKWnAk867S9" text:style-name="ListLabel_20_2530" text:visited-style-name="ListLabel_20_2530"><text:span text:style-name="T6">https://open.spotify.com/artist/3LzYB0lXo2bNKWnAk867S9</text:span></text:a> (TODO)</text:p>
      <text:p text:style-name="Heading_20_2"><text:bookmark text:name="_8j9186oc417q"/>Capchii</text:p>
      <text:p text:style-name="Standard"><text:span text:style-name="T7">Songs:</text:span></text:p>
      <text:list xml:id="list633174709" text:style-name="WWNum108">
        <text:list-item>
          <text:p text:style-name="P125"><text:a xlink:type="simple" xlink:href="#_jme26soemgwv" text:style-name="ListLabel_20_2530" text:visited-style-name="ListLabel_20_2530"><text:span text:style-name="T6">Teach Me How To</text:span></text:a></text:p>
        </text:list-item>
      </text:list>
      <text:p text:style-name="Standard"><text:span text:style-name="T7">Links:</text:span></text:p>
      <text:p text:style-name="P274"><text:span text:style-name="T7">SoundCloud:</text:span> <text:a xlink:type="simple" xlink:href="https://soundcloud.com/capchii" text:style-name="ListLabel_20_2530" text:visited-style-name="ListLabel_20_2530"><text:span text:style-name="T6">https://soundcloud.com/capchii</text:span></text:a> (TODO)</text:p>
      <text:p text:style-name="P274"><text:span text:style-name="T7">Twitter:</text:span> <text:a xlink:type="simple" xlink:href="https://twitter.com/capchii" text:style-name="ListLabel_20_2530" text:visited-style-name="ListLabel_20_2530"><text:span text:style-name="T6">https://twitter.com/capchii</text:span></text:a> (TODO)</text:p>
      <text:p text:style-name="P274"><text:span text:style-name="T7">Website:</text:span> <text:a xlink:type="simple" xlink:href="https://www.capchii.work" text:style-name="ListLabel_20_2530" text:visited-style-name="ListLabel_20_2530"><text:span text:style-name="T6">https://www.capchii.work</text:span></text:a> (TODO)</text:p>
      <text:p text:style-name="Heading_20_2"><text:bookmark text:name="_nemzrigfapbg"/>Cinders</text:p>
      <text:p text:style-name="Standard"><text:span text:style-name="T7">Songs:</text:span></text:p>
      <text:list xml:id="list1108027862" text:style-name="WWNum14">
        <text:list-item>
          <text:p text:style-name="P126"><text:a xlink:type="simple" xlink:href="#_i4nutlb6i5is" text:style-name="ListLabel_20_2530" text:visited-style-name="ListLabel_20_2530"><text:span text:style-name="T6">BUBBLE TEA</text:span></text:a> (with dark cat; juu)</text:p>
        </text:list-item>
      </text:list>
      <text:p text:style-name="Standard"><text:span text:style-name="T7">Links:</text:span></text:p>
      <text:p text:style-name="P274"><text:span text:style-name="T7">SoundCloud:</text:span> <text:a xlink:type="simple" xlink:href="https://soundcloud.com/cindersedm" text:style-name="ListLabel_20_2530" text:visited-style-name="ListLabel_20_2530"><text:span text:style-name="T6">https://soundcloud.com/cindersedm</text:span></text:a> (TODO)</text:p>
      <text:p text:style-name="Heading_20_2"><text:bookmark text:name="_639tg9rilqok"/>Cloudier</text:p>
      <text:p text:style-name="Standard"><text:span text:style-name="T7">Songs:</text:span></text:p>
      <text:list xml:id="list2790207656" text:style-name="WWNum3">
        <text:list-item>
          <text:p text:style-name="P127"><text:a xlink:type="simple" xlink:href="#_me48cuze2gzx" text:style-name="ListLabel_20_2530" text:visited-style-name="ListLabel_20_2530"><text:span text:style-name="T6">A Centimetre Apart</text:span></text:a></text:p>
        </text:list-item>
      </text:list>
      <text:p text:style-name="Standard"><text:span text:style-name="T7">Links:</text:span></text:p>
      <text:p text:style-name="P274"><text:span text:style-name="T7">Instagram:</text:span> <text:a xlink:type="simple" xlink:href="https://www.instagram.com/cloudiermusic" text:style-name="ListLabel_20_2530" text:visited-style-name="ListLabel_20_2530"><text:span text:style-name="T6">https://www.instagram.com/cloudiermusic</text:span></text:a> (TODO)</text:p>
      <text:p text:style-name="P274"><text:span text:style-name="T7">SoundCloud:</text:span> <text:a xlink:type="simple" xlink:href="https://soundcloud.com/cloudiermusic" text:style-name="ListLabel_20_2530" text:visited-style-name="ListLabel_20_2530"><text:span text:style-name="T6">https://soundcloud.com/cloudiermusic</text:span></text:a> (TODO)</text:p>
      <text:p text:style-name="P274"><text:span text:style-name="T7">Twitter:</text:span> <text:a xlink:type="simple" xlink:href="https://twitter.com/CloudierMusic" text:style-name="ListLabel_20_2530" text:visited-style-name="ListLabel_20_2530"><text:span text:style-name="T6">https://twitter.com/CloudierMusic</text:span></text:a> (TODO)</text:p>
      <text:p text:style-name="P274"><text:span text:style-name="T7">YouTube:</text:span> <text:a xlink:type="simple" xlink:href="https://www.youtube.com/@Cloudier" text:style-name="ListLabel_20_2530" text:visited-style-name="ListLabel_20_2530"><text:span text:style-name="T6">https://www.youtube.com/@Cloudier</text:span></text:a> (TODO)</text:p>
      <text:p text:style-name="Heading_20_2"><text:bookmark text:name="_gr7kq6jobe0b"/>Club2Tokyo</text:p>
      <text:p text:style-name="Standard"><text:span text:style-name="T7">Songs:</text:span></text:p>
      <text:list xml:id="list2885389522" text:style-name="WWNum235">
        <text:list-item>
          <text:p text:style-name="P128"><text:soft-page-break/><text:a xlink:type="simple" xlink:href="#_sto9eqgq3tg8" text:style-name="ListLabel_20_2530" text:visited-style-name="ListLabel_20_2530"><text:span text:style-name="T6">Meanwhile</text:span></text:a> (with Lewis)</text:p>
        </text:list-item>
      </text:list>
      <text:p text:style-name="Heading_20_2"><text:bookmark text:name="_bgzdx0kfsc4j"/>COSMICOSMO</text:p>
      <text:p text:style-name="Standard"><text:span text:style-name="T7">Songs:</text:span></text:p>
      <text:list xml:id="list3351522146" text:style-name="WWNum212">
        <text:list-item>
          <text:p text:style-name="P129"><text:a xlink:type="simple" xlink:href="#_lgpisrvxmffe" text:style-name="ListLabel_20_2530" text:visited-style-name="ListLabel_20_2530"><text:span text:style-name="T6">MILK &amp; COOKIE</text:span></text:a></text:p>
        </text:list-item>
      </text:list>
      <text:p text:style-name="Heading_20_2"><text:bookmark text:name="_r42839muawzb"/>CSGOD</text:p>
      <text:p text:style-name="Standard"><text:span text:style-name="T7">Released Albums:</text:span></text:p>
      <text:list xml:id="list4292538672" text:style-name="WWNum46">
        <text:list-item>
          <text:p text:style-name="P130"><text:a xlink:type="simple" xlink:href="#_vrs83ttjp9fw" text:style-name="ListLabel_20_2530" text:visited-style-name="ListLabel_20_2530"><text:span text:style-name="T6">CSGOD</text:span></text:a></text:p>
        </text:list-item>
      </text:list>
      <text:p text:style-name="Standard"><text:span text:style-name="T7">Links:</text:span></text:p>
      <text:p text:style-name="P274"><text:span text:style-name="T7">SoundCloud:</text:span> <text:a xlink:type="simple" xlink:href="https://soundcloud.com/csgordie" text:style-name="ListLabel_20_2530" text:visited-style-name="ListLabel_20_2530"><text:span text:style-name="T6">https://soundcloud.com/csgordie</text:span></text:a> (TODO)</text:p>
      <text:p text:style-name="P274"><text:span text:style-name="T7">Twitter:</text:span> <text:a xlink:type="simple" xlink:href="https://twitter.com/csgordie" text:style-name="ListLabel_20_2530" text:visited-style-name="ListLabel_20_2530"><text:span text:style-name="T6">https://twitter.com/csgordie</text:span></text:a> (TODO)</text:p>
      <text:p text:style-name="P274"><text:span text:style-name="T7">Website:</text:span> <text:a xlink:type="simple" xlink:href="https://www.csgordie.com" text:style-name="ListLabel_20_2531" text:visited-style-name="ListLabel_20_2531"><text:span text:style-name="T13">https://www.csgordie.com</text:span></text:a> (dead link, last checked 2023 Apr 08)</text:p>
      <text:p text:style-name="Heading_20_2"><text:bookmark text:name="_x9w3h0bsnryv"/>cute girls doing cute things</text:p>
      <text:p text:style-name="Standard"><text:span text:style-name="T7">Songs:</text:span></text:p>
      <text:list xml:id="list1119275729" text:style-name="WWNum226">
        <text:list-item>
          <text:p text:style-name="P131"><text:a xlink:type="simple" xlink:href="#_rzk6eq1tbv4e" text:style-name="ListLabel_20_2530" text:visited-style-name="ListLabel_20_2530"><text:span text:style-name="T6">main heroine</text:span></text:a></text:p>
        </text:list-item>
      </text:list>
      <text:p text:style-name="Heading_20_2"><text:bookmark text:name="_avq9ac9r1il5"/>dark cat</text:p>
      <text:p text:style-name="Standard"><text:span text:style-name="T7">Songs:</text:span></text:p>
      <text:list xml:id="list867609351" text:style-name="WWNum186">
        <text:list-item>
          <text:p text:style-name="P299"><text:a xlink:type="simple" xlink:href="#_i4nutlb6i5is" text:style-name="ListLabel_20_2530" text:visited-style-name="ListLabel_20_2530"><text:span text:style-name="T6">BUBBLE TEA</text:span></text:a> (with juu; cinders)</text:p>
        </text:list-item>
        <text:list-item>
          <text:p text:style-name="P299"><text:a xlink:type="simple" xlink:href="#_sr9r6bvhig8" text:style-name="ListLabel_20_2530" text:visited-style-name="ListLabel_20_2530"><text:span text:style-name="T6">CRAZY MILK</text:span></text:a></text:p>
          <text:list>
            <text:list-item>
              <text:p text:style-name="P301"><text:a xlink:type="simple" xlink:href="#_zg55szn7jkbr" text:style-name="ListLabel_20_2530" text:visited-style-name="ListLabel_20_2530"><text:span text:style-name="T6">CRAZY MILK 2</text:span></text:a></text:p>
            </text:list-item>
          </text:list>
        </text:list-item>
      </text:list>
      <text:p text:style-name="Standard"><text:span text:style-name="T7">Links:</text:span></text:p>
      <text:p text:style-name="P274"><text:span text:style-name="T7">SoundCloud:</text:span> <text:a xlink:type="simple" xlink:href="https://soundcloud.com/dark_cat" text:style-name="ListLabel_20_2530" text:visited-style-name="ListLabel_20_2530"><text:span text:style-name="T6">https://soundcloud.com/dark_cat</text:span></text:a> (TODO)</text:p>
      <text:p text:style-name="P274"><text:span text:style-name="T7">Twitter:</text:span></text:p>
      <text:list xml:id="list3041820195" text:style-name="WWNum252">
        <text:list-item>
          <text:p text:style-name="P302"><text:span text:style-name="T14">https://twitter.com/d_a_r_k_c_a_t</text:span> (outdated link, replaced, last checked 2023 Mar 07)</text:p>
        </text:list-item>
        <text:list-item>
          <text:p text:style-name="P302"><text:a xlink:type="simple" xlink:href="https://twitter.com/im_darkcat" text:style-name="ListLabel_20_2530" text:visited-style-name="ListLabel_20_2530"><text:span text:style-name="T6">https://twitter.com</text:span></text:a><text:a xlink:type="simple" xlink:href="https://twitter.com/im_darkcat" text:style-name="ListLabel_20_2530" text:visited-style-name="ListLabel_20_2530"><text:span text:style-name="T6">/im_darkcat</text:span></text:a> (TODO)</text:p>
        </text:list-item>
      </text:list>
      <text:p text:style-name="P274"><text:span text:style-name="T7">Tumblr:</text:span> <text:a xlink:type="simple" xlink:href="https://molang-official.tumblr.com" text:style-name="ListLabel_20_2530" text:visited-style-name="ListLabel_20_2530"><text:span text:style-name="T6">https://molang-official.tumblr.com</text:span></text:a> (TODO)</text:p>
      <text:p text:style-name="Heading_20_2"><text:bookmark text:name="_g3dvosm7pyn8"/>DarTokki</text:p>
      <text:p text:style-name="Standard"><text:span text:style-name="T7">Other Names:</text:span></text:p>
      <text:list xml:id="list554460451" text:style-name="WWNum87">
        <text:list-item>
          <text:p text:style-name="P132"><text:soft-page-break/>DarTokki✨ (SoundCloud; last checked 2023 Apr 06)</text:p>
        </text:list-item>
      </text:list>
      <text:p text:style-name="Standard"><text:span text:style-name="T7">Songs:</text:span></text:p>
      <text:list xml:id="list1269901303" text:style-name="WWNum195">
        <text:list-item>
          <text:p text:style-name="P133"><text:a xlink:type="simple" xlink:href="#_y9udvdi5v3gd" text:style-name="ListLabel_20_2530" text:visited-style-name="ListLabel_20_2530"><text:span text:style-name="T6">Cream Soda</text:span></text:a></text:p>
        </text:list-item>
      </text:list>
      <text:p text:style-name="Standard"><text:span text:style-name="T7">Links:</text:span></text:p>
      <text:p text:style-name="P274"><text:span text:style-name="T7">SoundCloud:</text:span> <text:a xlink:type="simple" xlink:href="https://soundcloud.com/dartokki" text:style-name="ListLabel_20_2530" text:visited-style-name="ListLabel_20_2530"><text:span text:style-name="T6">https://soundcloud.com/dartokki</text:span></text:a> (TODO)</text:p>
      <text:p text:style-name="Heading_20_2"><text:bookmark text:name="_33qv8z4c07v4"/>dextrust</text:p>
      <text:p text:style-name="Standard"><text:span text:style-name="T7">Songs:</text:span></text:p>
      <text:list xml:id="list2112770097" text:style-name="WWNum188">
        <text:list-item>
          <text:p text:style-name="P134"><text:a xlink:type="simple" xlink:href="#_bn7y3z2c0juw" text:style-name="ListLabel_20_2530" text:visited-style-name="ListLabel_20_2530"><text:span text:style-name="T6">Aire - Tea Time (dextrust Remix)</text:span></text:a></text:p>
        </text:list-item>
      </text:list>
      <text:p text:style-name="Heading_20_2"><text:bookmark text:name="_vmr4b4io2nt4"/>Dream Hackers</text:p>
      <text:p text:style-name="Standard"><text:span text:style-name="T7">Songs:</text:span></text:p>
      <text:list xml:id="list166170771" text:style-name="WWNum94">
        <text:list-item>
          <text:p text:style-name="P135"><text:a xlink:type="simple" xlink:href="#_ry22my6rvc16" text:style-name="ListLabel_20_2530" text:visited-style-name="ListLabel_20_2530"><text:span text:style-name="T6">Yunomi &amp; Happy Kuru Kuru - はんぶんこ花火 (Dream Hackers Remix)</text:span></text:a></text:p>
        </text:list-item>
      </text:list>
      <text:p text:style-name="Standard"><text:span text:style-name="T7">Notes:</text:span> SoundCloud account defunct</text:p>
      <text:p text:style-name="Heading_20_2"><text:bookmark text:name="_eieyvea0x3py"/>Elkuu</text:p>
      <text:p text:style-name="Standard"><text:span text:style-name="T7">Links:</text:span></text:p>
      <text:p text:style-name="P274"><text:span text:style-name="T7">SoundCloud:</text:span> <text:a xlink:type="simple" xlink:href="https://soundcloud.com/elkuu" text:style-name="ListLabel_20_2530" text:visited-style-name="ListLabel_20_2530"><text:span text:style-name="T6">https://soundcloud.com/elkuu</text:span></text:a> (TODO)</text:p>
      <text:p text:style-name="P274"><text:span text:style-name="T7">Twitter:</text:span> <text:a xlink:type="simple" xlink:href="https://twitter.com/El_Kuu" text:style-name="ListLabel_20_2530" text:visited-style-name="ListLabel_20_2530"><text:span text:style-name="T6">https://twitter.com/El_Kuu</text:span></text:a> (TODO)</text:p>
      <text:p text:style-name="Heading_20_2"><text:bookmark text:name="_nvbepg7r4m1d"/>Elliot Hsu</text:p>
      <text:p text:style-name="Standard"><text:span text:style-name="T7">Songs:</text:span></text:p>
      <text:list xml:id="list3485962088" text:style-name="WWNum69">
        <text:list-item>
          <text:p text:style-name="P136"><text:a xlink:type="simple" xlink:href="#_12w8gepw16yx" text:style-name="ListLabel_20_2530" text:visited-style-name="ListLabel_20_2530"><text:span text:style-name="T6">Jump!</text:span></text:a> (with Tecchi)</text:p>
        </text:list-item>
      </text:list>
      <text:p text:style-name="Heading_20_2"><text:bookmark text:name="_8dwie11js5pk"/>factal</text:p>
      <text:p text:style-name="Standard"><text:span text:style-name="T7">Songs:</text:span></text:p>
      <text:list xml:id="list2720543999" text:style-name="WWNum30">
        <text:list-item>
          <text:p text:style-name="P137"><text:a xlink:type="simple" xlink:href="#_cjq5vmfxwp8f" text:style-name="ListLabel_20_2530" text:visited-style-name="ListLabel_20_2530"><text:span text:style-name="T6">Woah!</text:span></text:a> (with haki)</text:p>
        </text:list-item>
      </text:list>
      <text:p text:style-name="Heading_20_2"><text:bookmark text:name="_jfbvmtr7srxf"/>FiASKO( ｡•ㅅ• ｡)ため息</text:p>
      <text:p text:style-name="Standard"><text:span text:style-name="T7">Other Names:</text:span></text:p>
      <text:list xml:id="list3392204420" text:style-name="WWNum120">
        <text:list-item>
          <text:p text:style-name="P138">FiASKO フィヤスコ</text:p>
        </text:list-item>
      </text:list>
      <text:p text:style-name="Standard"><text:span text:style-name="T7">Links:</text:span></text:p>
      <text:p text:style-name="P274"><text:span text:style-name="T7">Facebook:</text:span> <text:a xlink:type="simple" xlink:href="https://www.facebook.com/officialfiasko" text:style-name="ListLabel_20_2530" text:visited-style-name="ListLabel_20_2530"><text:span text:style-name="T6">https://www.facebook.com/officialfiasko</text:span></text:a> (TODO)</text:p>
      <text:p text:style-name="P274"><text:soft-page-break/><text:span text:style-name="T7">Instagram:</text:span> <text:a xlink:type="simple" xlink:href="https://www.instagram.com/fiasko_san" text:style-name="ListLabel_20_2530" text:visited-style-name="ListLabel_20_2530"><text:span text:style-name="T6">https://www.instagram.com/fiasko_san</text:span></text:a> (TODO)</text:p>
      <text:p text:style-name="P274"><text:span text:style-name="T7">SoundCloud:</text:span> <text:a xlink:type="simple" xlink:href="https://soundcloud.com/fiaskodaniels" text:style-name="ListLabel_20_2530" text:visited-style-name="ListLabel_20_2530"><text:span text:style-name="T6">https://soundcloud.com/fiaskodaniels</text:span></text:a> (TODO)</text:p>
      <text:p text:style-name="P274"><text:span text:style-name="T7">Spotify:</text:span> <text:a xlink:type="simple" xlink:href="https://open.spotify.com/artist/781w4hzwOvnlVjJZrXO5l7" text:style-name="ListLabel_20_2530" text:visited-style-name="ListLabel_20_2530"><text:span text:style-name="T6">https://open.spotify.com/artist/781w4hzwOvnlVjJZrXO5l7</text:span></text:a> (TODO)</text:p>
      <text:p text:style-name="P274"><text:span text:style-name="T7">Twitter:</text:span> <text:a xlink:type="simple" xlink:href="https://twitter.com/FiaskoDaniels" text:style-name="ListLabel_20_2531" text:visited-style-name="ListLabel_20_2531"><text:span text:style-name="T13">https://twitter.com/FiaskoDaniels</text:span></text:a> (dead link, last checked 2023 Mar 11)</text:p>
      <text:p text:style-name="P274"><text:span text:style-name="T7">YouTube:</text:span> <text:a xlink:type="simple" xlink:href="https://www.youtube.com/user/FiaskoDaniels" text:style-name="ListLabel_20_2530" text:visited-style-name="ListLabel_20_2530"><text:span text:style-name="T6">https://www.youtube.com/user/FiaskoDaniels</text:span></text:a> (TODO)</text:p>
      <text:p text:style-name="Heading_20_2"><text:bookmark text:name="_leba6he4mmcn"/>Foxful</text:p>
      <text:p text:style-name="Standard"><text:span text:style-name="T7">Links:</text:span></text:p>
      <text:p text:style-name="P274"><text:span text:style-name="T7">Bandcamp:</text:span> <text:a xlink:type="simple" xlink:href="https://foxful.bandcamp.com" text:style-name="ListLabel_20_2530" text:visited-style-name="ListLabel_20_2530"><text:span text:style-name="T6">https://foxful.bandcamp.com</text:span></text:a> (TODO)</text:p>
      <text:p text:style-name="P274"><text:span text:style-name="T7">Instagram:</text:span> <text:a xlink:type="simple" xlink:href="https://www.instagram.com/foxful" text:style-name="ListLabel_20_2530" text:visited-style-name="ListLabel_20_2530"><text:span text:style-name="T6">https://www.instagram.com/foxful</text:span></text:a> (TODO)</text:p>
      <text:p text:style-name="P274"><text:span text:style-name="T7">SoundCloud:</text:span> <text:a xlink:type="simple" xlink:href="https://soundcloud.com/foxful" text:style-name="ListLabel_20_2530" text:visited-style-name="ListLabel_20_2530"><text:span text:style-name="T6">https://soundcloud.com/foxful</text:span></text:a> (TODO)</text:p>
      <text:p text:style-name="P274"><text:span text:style-name="T7">Spotify:</text:span> <text:a xlink:type="simple" xlink:href="https://open.spotify.com/artist/31hrt8EraETMzPDiX8OrbU" text:style-name="ListLabel_20_2530" text:visited-style-name="ListLabel_20_2530"><text:span text:style-name="T6">https://open.spotify.com/artist/31hrt8EraETMzPDiX8OrbU</text:span></text:a> (TODO)</text:p>
      <text:p text:style-name="P274"><text:span text:style-name="T7">Twitter:</text:span> <text:a xlink:type="simple" xlink:href="https://twitter.com/foxfulmusic" text:style-name="ListLabel_20_2530" text:visited-style-name="ListLabel_20_2530"><text:span text:style-name="T6">https://twitter.com/foxfulmusic</text:span></text:a> (TODO)</text:p>
      <text:p text:style-name="Heading_20_2"><text:bookmark text:name="_r6r31v92k66d"/>Freezer</text:p>
      <text:p text:style-name="Standard"><text:span text:style-name="T7">Songs:</text:span></text:p>
      <text:list xml:id="list1087543057" text:style-name="WWNum40">
        <text:list-item>
          <text:p text:style-name="P139"><text:a xlink:type="simple" xlink:href="#_a30pxou2en3q" text:style-name="ListLabel_20_2530" text:visited-style-name="ListLabel_20_2530"><text:span text:style-name="T6">Dreamin’ Tonight</text:span></text:a> (with 妃苺)</text:p>
        </text:list-item>
      </text:list>
      <text:p text:style-name="Heading_20_2"><text:bookmark text:name="_nkzynj9bar0t"/>fusq</text:p>
      <text:p text:style-name="Standard"><text:span text:style-name="T7">Songs:</text:span></text:p>
      <text:list xml:id="list464809837" text:style-name="WWNum64">
        <text:list-item>
          <text:p text:style-name="P140"><text:a xlink:type="simple" xlink:href="#_3b4129x9ij52" text:style-name="ListLabel_20_2530" text:visited-style-name="ListLabel_20_2530"><text:span text:style-name="T6">Blush</text:span></text:a> (with MYLK)</text:p>
        </text:list-item>
      </text:list>
      <text:p text:style-name="Standard"><text:span text:style-name="T7">Albums:</text:span></text:p>
      <text:list xml:id="list497976338" text:style-name="WWNum73">
        <text:list-item>
          <text:p text:style-name="P141"><text:a xlink:type="simple" xlink:href="#_f86r44885xso" text:style-name="ListLabel_20_2530" text:visited-style-name="ListLabel_20_2530"><text:span text:style-name="T6">Polarity</text:span></text:a> (EP)</text:p>
        </text:list-item>
      </text:list>
      <text:p text:style-name="Standard"><text:span text:style-name="T7">Links:</text:span></text:p>
      <text:p text:style-name="P274"><text:span text:style-name="T7">Facebook:</text:span> <text:a xlink:type="simple" xlink:href="https://www.facebook.com/fusqmusic" text:style-name="ListLabel_20_2530" text:visited-style-name="ListLabel_20_2530"><text:span text:style-name="T6">https://www.facebook.com/fusqmusic</text:span></text:a> (TODO)</text:p>
      <text:p text:style-name="P274"><text:span text:style-name="T7">SoundCloud:</text:span> <text:a xlink:type="simple" xlink:href="https://soundcloud.com/fusq" text:style-name="ListLabel_20_2530" text:visited-style-name="ListLabel_20_2530"><text:span text:style-name="T6">https://soundcloud.com/fusq</text:span></text:a> (TODO)</text:p>
      <text:p text:style-name="P274"><text:span text:style-name="T7">Twitter:</text:span> <text:a xlink:type="simple" xlink:href="https://twitter.com/fusqmusic" text:style-name="ListLabel_20_2530" text:visited-style-name="ListLabel_20_2530"><text:span text:style-name="T6">https://twitter.com/fusqmusic</text:span></text:a> (TODO)</text:p>
      <text:p text:style-name="Heading_20_2"><text:bookmark text:name="_eob275l1b02b"/>haki</text:p>
      <text:p text:style-name="Standard"><text:span text:style-name="T7">Songs:</text:span></text:p>
      <text:list xml:id="list73457941" text:style-name="WWNum31">
        <text:list-item>
          <text:p text:style-name="P142"><text:a xlink:type="simple" xlink:href="#_cjq5vmfxwp8f" text:style-name="ListLabel_20_2530" text:visited-style-name="ListLabel_20_2530"><text:span text:style-name="T6">Woah!</text:span></text:a> (with factal)</text:p>
        </text:list-item>
      </text:list>
      <text:p text:style-name="Heading_20_2"><text:bookmark text:name="_k4t65l58hawz"/><text:soft-page-break/>Happy Kuru Kuru</text:p>
      <text:p text:style-name="Standard"><text:span text:style-name="T7">Songs:</text:span></text:p>
      <text:list xml:id="list435189328" text:style-name="WWNum84">
        <text:list-item>
          <text:p text:style-name="P143"><text:a xlink:type="simple" xlink:href="#_rfxcj775phjc" text:style-name="ListLabel_20_2530" text:visited-style-name="ListLabel_20_2530"><text:span text:style-name="T6">はんぶんこ花火</text:span></text:a> (with Yunomi)</text:p>
        </text:list-item>
      </text:list>
      <text:p text:style-name="Standard"><text:span text:style-name="T7">Note:</text:span> SoundCloud account defunct</text:p>
      <text:p text:style-name="Heading_20_2"><text:bookmark text:name="_ycwjyd3dz3v1"/>Harito</text:p>
      <text:p text:style-name="Standard"><text:span text:style-name="T7">Links:</text:span></text:p>
      <text:p text:style-name="P274"><text:span text:style-name="T7">SoundCloud:</text:span> <text:a xlink:type="simple" xlink:href="https://soundcloud.com/harito" text:style-name="ListLabel_20_2530" text:visited-style-name="ListLabel_20_2530"><text:span text:style-name="T6">https://soundcloud.com/harito</text:span></text:a> (TODO)</text:p>
      <text:p text:style-name="P274"><text:span text:style-name="T7">Twitter:</text:span> <text:a xlink:type="simple" xlink:href="https://twitter.com/Harito_0" text:style-name="ListLabel_20_2530" text:visited-style-name="ListLabel_20_2530"><text:span text:style-name="T6">https://twitter.com/Harito_0</text:span></text:a> (TODO)</text:p>
      <text:p text:style-name="Heading_20_2"><text:bookmark text:name="_cb1edruu6rld"/>HoneyComeBear</text:p>
      <text:p text:style-name="Standard"><text:span text:style-name="T7">Other Names:</text:span></text:p>
      <text:list xml:id="list37866108" text:style-name="WWNum237">
        <text:list-item>
          <text:p text:style-name="P144"><text:span text:style-name="T7">Japanese:</text:span> ハニカムベアー</text:p>
        </text:list-item>
      </text:list>
      <text:p text:style-name="Standard"><text:span text:style-name="T7">Members:</text:span></text:p>
      <text:list xml:id="list2375296865" text:style-name="WWNum200">
        <text:list-item>
          <text:p text:style-name="P145">Kaako (vocalist)</text:p>
        </text:list-item>
        <text:list-item>
          <text:p text:style-name="P145">Monkey (producer)</text:p>
        </text:list-item>
      </text:list>
      <text:p text:style-name="Standard"><text:span text:style-name="T7">Songs:</text:span></text:p>
      <text:list xml:id="list1972454436" text:style-name="WWNum172">
        <text:list-item>
          <text:p text:style-name="P146"><text:a xlink:type="simple" xlink:href="#_o9a9ekb90y4o" text:style-name="ListLabel_20_2530" text:visited-style-name="ListLabel_20_2530"><text:span text:style-name="T6">Sneaker - スニーカー</text:span></text:a></text:p>
        </text:list-item>
      </text:list>
      <text:p text:style-name="Standard"><text:span text:style-name="T7">Links:</text:span></text:p>
      <text:p text:style-name="P274"><text:span text:style-name="T7">Bandcamp:</text:span> <text:a xlink:type="simple" xlink:href="https://honeycomebear.bandcamp.com" text:style-name="ListLabel_20_2530" text:visited-style-name="ListLabel_20_2530"><text:span text:style-name="T6">https://honeycomebear.bandcamp.com</text:span></text:a> (TODO)</text:p>
      <text:p text:style-name="P274"><text:span text:style-name="T7">Instagram:</text:span> <text:a xlink:type="simple" xlink:href="https://www.instagram.com/honeycomebear" text:style-name="ListLabel_20_2530" text:visited-style-name="ListLabel_20_2530"><text:span text:style-name="T6">https://www.instagram.com/honeycomebear</text:span></text:a> (TODO)</text:p>
      <text:p text:style-name="P274"><text:span text:style-name="T7">SoundCloud:</text:span> <text:a xlink:type="simple" xlink:href="https://soundcloud.com/832832" text:style-name="ListLabel_20_2530" text:visited-style-name="ListLabel_20_2530"><text:span text:style-name="T6">https://soundcloud.com/832832</text:span></text:a> (TODO)</text:p>
      <text:p text:style-name="P274"><text:span text:style-name="T7">Twitter:</text:span></text:p>
      <text:list xml:id="list2367598977" text:style-name="WWNum66">
        <text:list-item>
          <text:p text:style-name="P147">Main: <text:a xlink:type="simple" xlink:href="https://twitter.com/honeycomebear" text:style-name="ListLabel_20_2530" text:visited-style-name="ListLabel_20_2530"><text:span text:style-name="T6">https://twitter.com/honeycomebear</text:span></text:a> (TODO)</text:p>
        </text:list-item>
        <text:list-item>
          <text:p text:style-name="P147">Kaako: <text:a xlink:type="simple" xlink:href="https://twitter.com/kaako_HCB" text:style-name="ListLabel_20_2530" text:visited-style-name="ListLabel_20_2530"><text:span text:style-name="T6">https://twitter.com/kaako_HCB</text:span></text:a> (TODO)</text:p>
        </text:list-item>
        <text:list-item>
          <text:p text:style-name="P147">Monkey: <text:a xlink:type="simple" xlink:href="https://twitter.com/Monkey_HCB" text:style-name="ListLabel_20_2530" text:visited-style-name="ListLabel_20_2530"><text:span text:style-name="T6">https://twitter.com/Monkey_HCB</text:span></text:a> (TODO)</text:p>
        </text:list-item>
      </text:list>
      <text:p text:style-name="P274"><text:span text:style-name="T7">Website:</text:span> <text:a xlink:type="simple" xlink:href="https://www.honeycomebear.com" text:style-name="ListLabel_20_2530" text:visited-style-name="ListLabel_20_2530"><text:span text:style-name="T6">https://www.honeycomebear.com</text:span></text:a> (TODO)</text:p>
      <text:p text:style-name="Heading_20_2"><text:bookmark text:name="_4olapioscn3p"/>Hyp3rsleep</text:p>
      <text:p text:style-name="Standard"><text:span text:style-name="T7">Songs:</text:span></text:p>
      <text:list xml:id="list3756877533" text:style-name="WWNum185">
        <text:list-item>
          <text:p text:style-name="P300"><text:soft-page-break/><text:a xlink:type="simple" xlink:href="#_dknwmb3qjzag" text:style-name="ListLabel_20_2530" text:visited-style-name="ListLabel_20_2530"><text:span text:style-name="T6">First light</text:span></text:a></text:p>
        </text:list-item>
        <text:list-item>
          <text:p text:style-name="P300"><text:a xlink:type="simple" xlink:href="#_17gdhvv77gjk" text:style-name="ListLabel_20_2530" text:visited-style-name="ListLabel_20_2530"><text:span text:style-name="T6">Lovestruck</text:span></text:a> (with <text:a xlink:type="simple" xlink:href="#_yov4o2318283" text:style-name="ListLabel_20_2530" text:visited-style-name="ListLabel_20_2530"><text:span text:style-name="T6">SoLush</text:span></text:a>)</text:p>
        </text:list-item>
        <text:list-item>
          <text:p text:style-name="P300"><text:a xlink:type="simple" xlink:href="#_wknqi2gfi7j8" text:style-name="ListLabel_20_2530" text:visited-style-name="ListLabel_20_2530"><text:span text:style-name="T6">Mocha</text:span></text:a></text:p>
        </text:list-item>
      </text:list>
      <text:p text:style-name="Standard"><text:span text:style-name="T7">Links:</text:span></text:p>
      <text:p text:style-name="P274"><text:span text:style-name="T7">SoundCloud:</text:span> <text:a xlink:type="simple" xlink:href="https://soundcloud.com/hyp3rsleep" text:style-name="ListLabel_20_2530" text:visited-style-name="ListLabel_20_2530"><text:span text:style-name="T6">https://soundcloud.com/hyp3rsleep</text:span></text:a> (TODO)</text:p>
      <text:p text:style-name="P274"><text:span text:style-name="T7">Spotify:</text:span> <text:a xlink:type="simple" xlink:href="https://open.spotify.com/artist/3ciUzn5SBSMrpsRfXE37lq" text:style-name="ListLabel_20_2530" text:visited-style-name="ListLabel_20_2530"><text:span text:style-name="T6">https://open.spotify.com/artist/3ciUzn5SBSMrpsRfXE37lq</text:span></text:a> (TODO)</text:p>
      <text:p text:style-name="P274"><text:span text:style-name="T7">Twitter:</text:span> <text:a xlink:type="simple" xlink:href="https://twitter.com/hyp3rsleep" text:style-name="ListLabel_20_2530" text:visited-style-name="ListLabel_20_2530"><text:span text:style-name="T6">https://twitter.com/hyp3rsleep</text:span></text:a> (TODO)</text:p>
      <text:p text:style-name="Heading_20_2"><text:bookmark text:name="_sri1uxkoegtx"/>ichika</text:p>
      <text:p text:style-name="Standard"><text:span text:style-name="T7">Songs:</text:span></text:p>
      <text:list xml:id="list1568981867" text:style-name="WWNum86">
        <text:list-item>
          <text:p text:style-name="P148"><text:a xlink:type="simple" xlink:href="#_gnk1m1rsm1d6" text:style-name="ListLabel_20_2530" text:visited-style-name="ListLabel_20_2530"><text:span text:style-name="T6">Night Sky</text:span></text:a> (with Neko Hacker; Mashilo)</text:p>
        </text:list-item>
      </text:list>
      <text:p text:style-name="Heading_20_2"><text:bookmark text:name="_rji4wwdx41l2"/>ikura</text:p>
      <text:p text:style-name="Standard"><text:span text:style-name="T7">Songs:</text:span></text:p>
      <text:list xml:id="list2129918407" text:style-name="WWNum35">
        <text:list-item>
          <text:p text:style-name="P149"><text:a xlink:type="simple" xlink:href="#_ybkojyegp1rt" text:style-name="ListLabel_20_2530" text:visited-style-name="ListLabel_20_2530"><text:span text:style-name="T6">Takarabako</text:span></text:a></text:p>
        </text:list-item>
      </text:list>
      <text:p text:style-name="Standard"><text:span text:style-name="T7">Links:</text:span></text:p>
      <text:p text:style-name="P274"><text:span text:style-name="T7">Bandcamp:</text:span> <text:a xlink:type="simple" xlink:href="https://ikura.bandcamp.com" text:style-name="ListLabel_20_2530" text:visited-style-name="ListLabel_20_2530"><text:span text:style-name="T6">https://ikura.bandcamp.com</text:span></text:a> (TODO)</text:p>
      <text:p text:style-name="P274"><text:span text:style-name="T7">Facebook:</text:span> <text:a xlink:type="simple" xlink:href="https://www.facebook.com/ikuratunes" text:style-name="ListLabel_20_2530" text:visited-style-name="ListLabel_20_2530"><text:span text:style-name="T6">https://www.facebook.com/ikuratunes</text:span></text:a> (TODO)</text:p>
      <text:p text:style-name="P274"><text:span text:style-name="T7">Instagram:</text:span> <text:a xlink:type="simple" xlink:href="https://www.instagram.com/ikuratunes" text:style-name="ListLabel_20_2530" text:visited-style-name="ListLabel_20_2530"><text:span text:style-name="T6">https://www.instagram.com/ikuratunes</text:span></text:a> (TODO)</text:p>
      <text:p text:style-name="P274"><text:span text:style-name="T7">SoundCloud:</text:span> <text:a xlink:type="simple" xlink:href="https://soundcloud.com/ikuratunes" text:style-name="ListLabel_20_2530" text:visited-style-name="ListLabel_20_2530"><text:span text:style-name="T6">https://soundcloud.com/ikuratunes</text:span></text:a> (TODO)</text:p>
      <text:p text:style-name="P274"><text:span text:style-name="T7">Twitter:</text:span> <text:a xlink:type="simple" xlink:href="https://twitter.com/ikuratunes" text:style-name="ListLabel_20_2530" text:visited-style-name="ListLabel_20_2530"><text:span text:style-name="T6">https://twitter.com/ikuratunes</text:span></text:a> (TODO)</text:p>
      <text:p text:style-name="P274"><text:span text:style-name="T7">YouTube:</text:span> <text:a xlink:type="simple" xlink:href="https://www.youtube.com/@ikuratunes" text:style-name="ListLabel_20_2530" text:visited-style-name="ListLabel_20_2530"><text:span text:style-name="T6">https://www.youtube.com/@ikuratunes</text:span></text:a> (TODO)</text:p>
      <text:p text:style-name="Heading_20_2"><text:bookmark text:name="_7ujxozxsf0tf"/>Ironami</text:p>
      <text:p text:style-name="Standard"><text:span text:style-name="T7">Songs:</text:span></text:p>
      <text:list xml:id="list2737549336" text:style-name="WWNum276">
        <text:list-item>
          <text:p text:style-name="P150"><text:a xlink:type="simple" xlink:href="#_fbjwefq5p0hm" text:style-name="ListLabel_20_2530" text:visited-style-name="ListLabel_20_2530"><text:span text:style-name="T6">Cocoro</text:span></text:a> (with Milkoi)</text:p>
        </text:list-item>
      </text:list>
      <text:p text:style-name="Heading_20_2"><text:bookmark text:name="_u2vo90g9luny"/>Jonty Kennedy</text:p>
      <text:p text:style-name="Standard"><text:span text:style-name="T7">Songs:</text:span></text:p>
      <text:list xml:id="list2196087837" text:style-name="WWNum92">
        <text:list-item>
          <text:p text:style-name="P151"><text:a xlink:type="simple" xlink:href="#_a4hlxngpdtmr" text:style-name="ListLabel_20_2530" text:visited-style-name="ListLabel_20_2530"><text:span text:style-name="T6">Intergalactic Space Rave</text:span></text:a></text:p>
        </text:list-item>
      </text:list>
      <text:p text:style-name="Standard"><text:span text:style-name="T7">Links:</text:span></text:p>
      <text:p text:style-name="P274"><text:soft-page-break/><text:span text:style-name="T7">Instagram:</text:span> <text:a xlink:type="simple" xlink:href="https://www.instagram.com/jontys.jams" text:style-name="ListLabel_20_2530" text:visited-style-name="ListLabel_20_2530"><text:span text:style-name="T6">https://www.instagram.com/jontys.jams</text:span></text:a> (dead link, last checked 2023 Apr 14)</text:p>
      <text:p text:style-name="P274"><text:span text:style-name="T7">SoundCloud:</text:span> <text:a xlink:type="simple" xlink:href="https://soundcloud.com/jonty-kennedy" text:style-name="ListLabel_20_2530" text:visited-style-name="ListLabel_20_2530"><text:span text:style-name="T6">https://soundcloud.com/jonty-kennedy</text:span></text:a> (TODO)</text:p>
      <text:p text:style-name="P274"><text:span text:style-name="T7">YouTube:</text:span> <text:a xlink:type="simple" xlink:href="https://www.youtube.com/@flatheadstanley" text:style-name="ListLabel_20_2530" text:visited-style-name="ListLabel_20_2530"><text:span text:style-name="T6">https://www.youtube.com/@flatheadstanley</text:span></text:a> (TODO)</text:p>
      <text:p text:style-name="Heading_20_2"><text:bookmark text:name="_et820bc50pyo"/>Jotori</text:p>
      <text:p text:style-name="Standard"><text:span text:style-name="T7">Songs:</text:span></text:p>
      <text:list xml:id="list3133832401" text:style-name="WWNum266">
        <text:list-item>
          <text:p text:style-name="P152"><text:a xlink:type="simple" xlink:href="#_eke9mkln4bh9" text:style-name="ListLabel_20_2530" text:visited-style-name="ListLabel_20_2530"><text:span text:style-name="T6">Summer Rain</text:span></text:a></text:p>
        </text:list-item>
      </text:list>
      <text:p text:style-name="Heading_20_2"><text:bookmark text:name="_b3z7svft1gmv"/>Jun Kuroda</text:p>
      <text:p text:style-name="Standard"><text:span text:style-name="T7">Links:</text:span></text:p>
      <text:p text:style-name="P303"><text:span text:style-name="T7">SoundCloud:</text:span> <text:a xlink:type="simple" xlink:href="https://soundcloud.com/jun_kuroda" text:style-name="ListLabel_20_2530" text:visited-style-name="ListLabel_20_2530"><text:span text:style-name="T6">https://soundcloud.com/jun_kuroda</text:span></text:a> (TODO)</text:p>
      <text:p text:style-name="P303"><text:span text:style-name="T7">Twitter:</text:span> <text:a xlink:type="simple" xlink:href="https://twitter.com/_JunKuroda" text:style-name="ListLabel_20_2530" text:visited-style-name="ListLabel_20_2530"><text:span text:style-name="T6">https://twitter.com/_JunKuroda</text:span></text:a> (TODO)</text:p>
      <text:p text:style-name="Heading_20_2"><text:bookmark text:name="_ka88daptn52l"/>juunana</text:p>
      <text:p text:style-name="Standard"><text:span text:style-name="T7">Other Names:</text:span></text:p>
      <text:list xml:id="list17092354" text:style-name="WWNum107">
        <text:list-item>
          <text:p text:style-name="P153">juu</text:p>
        </text:list-item>
      </text:list>
      <text:p text:style-name="Standard"><text:span text:style-name="T7">Songs:</text:span></text:p>
      <text:list xml:id="list935134762" text:style-name="WWNum239">
        <text:list-item>
          <text:p text:style-name="P154"><text:a xlink:type="simple" xlink:href="#_i4nutlb6i5is" text:style-name="ListLabel_20_2530" text:visited-style-name="ListLabel_20_2530"><text:span text:style-name="T6">BUBBLE TEA</text:span></text:a> (with dark cat; cinders)</text:p>
        </text:list-item>
      </text:list>
      <text:p text:style-name="Standard"><text:span text:style-name="T7">Links:</text:span></text:p>
      <text:p text:style-name="P274"><text:span text:style-name="T7">ASKfm:</text:span> <text:a xlink:type="simple" xlink:href="https://ask.fm/justkawaiidesu" text:style-name="ListLabel_20_2530" text:visited-style-name="ListLabel_20_2530"><text:span text:style-name="T6">https://ask.fm/justkawaiidesu</text:span></text:a> (TODO)</text:p>
      <text:p text:style-name="P274"><text:span text:style-name="T7">SoundCloud:</text:span> <text:a xlink:type="simple" xlink:href="https://soundcloud.com/j1n7n" text:style-name="ListLabel_20_2530" text:visited-style-name="ListLabel_20_2530"><text:span text:style-name="T6">https://soundcloud.com/j1n7n</text:span></text:a> (TODO)</text:p>
      <text:p text:style-name="P274"><text:span text:style-name="T7">Twitter:</text:span> <text:a xlink:type="simple" xlink:href="https://twitter.com/j1n7n" text:style-name="ListLabel_20_2530" text:visited-style-name="ListLabel_20_2530"><text:span text:style-name="T6">https://twitter.com/j1n7n</text:span></text:a> (TODO)</text:p>
      <text:p text:style-name="Heading_20_2"><text:bookmark text:name="_br1osg950art"/>Kagi</text:p>
      <text:p text:style-name="Standard"><text:span text:style-name="T7">Songs:</text:span></text:p>
      <text:list xml:id="list892272436" text:style-name="WWNum65">
        <text:list-item>
          <text:p text:style-name="P155"><text:a xlink:type="simple" xlink:href="#_t0sb6qlg7kox" text:style-name="ListLabel_20_2530" text:visited-style-name="ListLabel_20_2530"><text:span text:style-name="T6">Chuuni</text:span></text:a> (with Tecchi; Amacchi)</text:p>
        </text:list-item>
        <text:list-item>
          <text:p text:style-name="P155"><text:a xlink:type="simple" xlink:href="#_4nhnpbc8hji5" text:style-name="ListLabel_20_2530" text:visited-style-name="ListLabel_20_2530"><text:span text:style-name="T6">Lovelock</text:span></text:a></text:p>
        </text:list-item>
      </text:list>
      <text:p text:style-name="Standard"><text:span text:style-name="T7">Links:</text:span></text:p>
      <text:p text:style-name="P274"><text:span text:style-name="T7">SoundCloud:</text:span> <text:a xlink:type="simple" xlink:href="https://soundcloud.com/kagimusic" text:style-name="ListLabel_20_2530" text:visited-style-name="ListLabel_20_2530"><text:span text:style-name="T6">https://soundcloud.com/kagimusic</text:span></text:a> (TODO)</text:p>
      <text:p text:style-name="P274"><text:span text:style-name="T7">Twitch:</text:span> <text:a xlink:type="simple" xlink:href="https://www.twitch.tv/kagimusic" text:style-name="ListLabel_20_2531" text:visited-style-name="ListLabel_20_2531"><text:span text:style-name="T13">https://www.twitch.tv/kagimusic</text:span></text:a> (dead link, last checked 2023 Mar 30)</text:p>
      <text:p text:style-name="P274"><text:span text:style-name="T7">Twitter:</text:span> <text:a xlink:type="simple" xlink:href="https://twitter.com/KagiMusic" text:style-name="ListLabel_20_2530" text:visited-style-name="ListLabel_20_2530"><text:span text:style-name="T6">https://twitter.com/KagiMusic</text:span></text:a> (TODO)</text:p>
      <text:p text:style-name="Heading_20_2"><text:bookmark text:name="_llsf44cfp5ka"/><text:soft-page-break/>kamaboko</text:p>
      <text:p text:style-name="Standard"><text:span text:style-name="T7">Links:</text:span></text:p>
      <text:p text:style-name="P274"><text:span text:style-name="T7">SoundCloud:</text:span> <text:a xlink:type="simple" xlink:href="https://soundcloud.com/thisiskamaboko" text:style-name="ListLabel_20_2530" text:visited-style-name="ListLabel_20_2530"><text:span text:style-name="T6">https://soundcloud.com/thisiskamaboko</text:span></text:a> (TODO)</text:p>
      <text:p text:style-name="P274"><text:span text:style-name="T7">Twitter:</text:span> <text:a xlink:type="simple" xlink:href="https://twitter.com/___kamaboko" text:style-name="ListLabel_20_2530" text:visited-style-name="ListLabel_20_2530"><text:span text:style-name="T6">https://twitter.com/___kamaboko</text:span></text:a> (TODO)</text:p>
      <text:p text:style-name="Heading_20_2"><text:bookmark text:name="_87c8b4lz0tfc"/>KarameL</text:p>
      <text:p text:style-name="Standard"><text:span text:style-name="T7">Songs:</text:span></text:p>
      <text:list xml:id="list1197845298" text:style-name="WWNum39">
        <text:list-item>
          <text:p text:style-name="P156"><text:a xlink:type="simple" xlink:href="#_rrjmjsxg52xm" text:style-name="ListLabel_20_2530" text:visited-style-name="ListLabel_20_2530"><text:span text:style-name="T6">Camellia</text:span></text:a></text:p>
        </text:list-item>
      </text:list>
      <text:p text:style-name="Heading_20_2"><text:bookmark text:name="_8j5srvexe1n9"/>KATOMORI</text:p>
      <text:p text:style-name="Standard"><text:span text:style-name="T7">Songs:</text:span></text:p>
      <text:list xml:id="list230111469" text:style-name="WWNum214">
        <text:list-item>
          <text:p text:style-name="P157"><text:a xlink:type="simple" xlink:href="#_vxh3g4oz4zyz" text:style-name="ListLabel_20_2530" text:visited-style-name="ListLabel_20_2530"><text:span text:style-name="T6">枕元にゴースト (KATOMORI Remix)</text:span></text:a></text:p>
        </text:list-item>
      </text:list>
      <text:p text:style-name="Standard"><text:span text:style-name="T7">Links:</text:span></text:p>
      <text:p text:style-name="P274"><text:span text:style-name="T7">Facebook:</text:span> <text:a xlink:type="simple" xlink:href="https://www.facebook.com/katomori10" text:style-name="ListLabel_20_2530" text:visited-style-name="ListLabel_20_2530"><text:span text:style-name="T6">https://www.facebook.com/katomori10</text:span></text:a> (TODO)</text:p>
      <text:p text:style-name="P274"><text:span text:style-name="T7">SoundCloud:</text:span> KATOMORI_Archive <text:a xlink:type="simple" xlink:href="https://soundcloud.com/katomori10" text:style-name="ListLabel_20_2530" text:visited-style-name="ListLabel_20_2530"><text:span text:style-name="T6">https://soundcloud.com/katomori10</text:span></text:a> (TODO)</text:p>
      <text:p text:style-name="P274"><text:span text:style-name="T7">Twitter:</text:span> <text:a xlink:type="simple" xlink:href="https://twitter.com/katomori10" text:style-name="ListLabel_20_2531" text:visited-style-name="ListLabel_20_2531"><text:span text:style-name="T13">https://twitter.com/katomori10</text:span></text:a> (dead link, last checked 2023 Apr 02)</text:p>
      <text:p text:style-name="Heading_20_2"><text:bookmark text:name="_lque5g828wlw"/>Kazmasa</text:p>
      <text:p text:style-name="Standard"><text:span text:style-name="T7">Names:</text:span></text:p>
      <text:p text:style-name="P274"><text:span text:style-name="T7">SoundCloud:</text:span> K A Z M A S A</text:p>
      <text:p text:style-name="Standard"><text:span text:style-name="T7">Songs:</text:span></text:p>
      <text:list xml:id="list1449840408" text:style-name="WWNum70">
        <text:list-item>
          <text:p text:style-name="P158"><text:a xlink:type="simple" xlink:href="#_ypbolzbwaonz" text:style-name="ListLabel_20_2530" text:visited-style-name="ListLabel_20_2530"><text:span text:style-name="T6">Melting Emotion</text:span></text:a></text:p>
        </text:list-item>
      </text:list>
      <text:p text:style-name="Heading_20_2"><text:bookmark text:name="_rbw3m3nm8sx6"/>Kiichigo</text:p>
      <text:p text:style-name="Standard"><text:span text:style-name="T7">Redirect:</text:span></text:p>
      <text:p text:style-name="P274"><text:span text:style-name="T7">See:</text:span> <text:a xlink:type="simple" xlink:href="#_pm93fky996oy" text:style-name="ListLabel_20_2530" text:visited-style-name="ListLabel_20_2530"><text:span text:style-name="T6">妃苺</text:span></text:a></text:p>
      <text:p text:style-name="Heading_20_2"><text:bookmark text:name="_p4fpoboztfx7"/>Kimchisushi</text:p>
      <text:p text:style-name="Standard"><text:span text:style-name="T7">Songs:</text:span></text:p>
      <text:list xml:id="list4107629255" text:style-name="WWNum51">
        <text:list-item>
          <text:p text:style-name="P159"><text:a xlink:type="simple" xlink:href="#_76hidtbhks34" text:style-name="ListLabel_20_2530" text:visited-style-name="ListLabel_20_2530"><text:span text:style-name="T6">Summer</text:span></text:a></text:p>
        </text:list-item>
      </text:list>
      <text:p text:style-name="Heading_20_2"><text:bookmark text:name="_7yshr1xlnstb"/>Kimii</text:p>
      <text:p text:style-name="Standard"><text:span text:style-name="T7">Songs:</text:span></text:p>
      <text:list xml:id="list2497557818" text:style-name="WWNum230">
        <text:list-item>
          <text:p text:style-name="P160"><text:soft-page-break/><text:a xlink:type="simple" xlink:href="#_76dx9z3g7ph1" text:style-name="ListLabel_20_2530" text:visited-style-name="ListLabel_20_2530"><text:span text:style-name="T6">Henshin</text:span></text:a></text:p>
        </text:list-item>
        <text:list-item>
          <text:p text:style-name="P160"><text:a xlink:type="simple" xlink:href="#_ouzq73ow94pd" text:style-name="ListLabel_20_2530" text:visited-style-name="ListLabel_20_2530"><text:span text:style-name="T6">Metsuki</text:span></text:a></text:p>
        </text:list-item>
      </text:list>
      <text:p text:style-name="Heading_20_2"><text:bookmark text:name="_enc6r14zuqi6"/>Kirara Magic</text:p>
      <text:p text:style-name="Standard"><text:span text:style-name="T7">Songs:</text:span></text:p>
      <text:list xml:id="list1838015638" text:style-name="WWNum264">
        <text:list-item>
          <text:p text:style-name="P161"><text:a xlink:type="simple" xlink:href="#_f6anqp2abp1w" text:style-name="ListLabel_20_2530" text:visited-style-name="ListLabel_20_2530"><text:span text:style-name="T6">Blue Square</text:span></text:a></text:p>
        </text:list-item>
      </text:list>
      <text:p text:style-name="Standard"><text:span text:style-name="T7">Links:</text:span></text:p>
      <text:p text:style-name="P297"><text:span text:style-name="T7">Instagram:</text:span> <text:a xlink:type="simple" xlink:href="https://www.instagram.com/kiraramagic" text:style-name="ListLabel_20_2530" text:visited-style-name="ListLabel_20_2530"><text:span text:style-name="T6">https://www.instagram.com/kiraramagic</text:span></text:a> (TODO)</text:p>
      <text:p text:style-name="P297"><text:span text:style-name="T7">SoundCloud:</text:span> <text:a xlink:type="simple" xlink:href="https://soundcloud.com/kiraramagic" text:style-name="ListLabel_20_2530" text:visited-style-name="ListLabel_20_2530"><text:span text:style-name="T6">https://soundcloud.com/kiraramagic</text:span></text:a> (TODO)</text:p>
      <text:p text:style-name="P297"><text:span text:style-name="T7">Spotify:</text:span> <text:a xlink:type="simple" xlink:href="https://open.spotify.com/artist/7IPe93LySFSStLX4J5j5Lr" text:style-name="ListLabel_20_2530" text:visited-style-name="ListLabel_20_2530"><text:span text:style-name="T6">https://open.spotify.com/artist/7IPe93LySFSStLX4J5j5Lr</text:span></text:a> (TODO)</text:p>
      <text:p text:style-name="P297"><text:span text:style-name="T7">Twitter:</text:span> <text:a xlink:type="simple" xlink:href="https://twitter.com/kirara_magic" text:style-name="ListLabel_20_2530" text:visited-style-name="ListLabel_20_2530"><text:span text:style-name="T6">https://twitter.com/kirara_magic</text:span></text:a> (TODO)</text:p>
      <text:p text:style-name="P297"><text:span text:style-name="T7">Website:</text:span> <text:a xlink:type="simple" xlink:href="https://www.kiraramagic.com" text:style-name="ListLabel_20_2530" text:visited-style-name="ListLabel_20_2530"><text:span text:style-name="T6">https://www.kiraramagic.com</text:span></text:a> (TODO)</text:p>
      <text:p text:style-name="P297"><text:span text:style-name="T7">YouTube:</text:span> <text:a xlink:type="simple" xlink:href="https://www.youtube.com/@KiraraMagic" text:style-name="ListLabel_20_2530" text:visited-style-name="ListLabel_20_2530"><text:span text:style-name="T6">https://www.youtube.com/@KiraraMagic</text:span></text:a> (TODO)</text:p>
      <text:p text:style-name="Heading_20_2"><text:bookmark text:name="_1bhyvxb8ybtp"/>Kocyamarü</text:p>
      <text:p text:style-name="Standard"><text:span text:style-name="T7">Songs:</text:span></text:p>
      <text:list xml:id="list1037121656" text:style-name="WWNum268">
        <text:list-item>
          <text:p text:style-name="P162"><text:a xlink:type="simple" xlink:href="#_lz8kam654bm5" text:style-name="ListLabel_20_2530" text:visited-style-name="ListLabel_20_2530"><text:span text:style-name="T6">Favorite Place</text:span></text:a></text:p>
        </text:list-item>
        <text:list-item>
          <text:p text:style-name="P162"><text:a xlink:type="simple" xlink:href="#_fwwu7zqccjlp" text:style-name="ListLabel_20_2530" text:visited-style-name="ListLabel_20_2530"><text:span text:style-name="T6">Hot &amp; Cool</text:span></text:a></text:p>
        </text:list-item>
      </text:list>
      <text:p text:style-name="Heading_20_2"><text:bookmark text:name="_caf9wdwn8vwj"/>KODOMOi</text:p>
      <text:p text:style-name="Standard"><text:span text:style-name="T7">Songs:</text:span></text:p>
      <text:list xml:id="list1884521101" text:style-name="WWNum223">
        <text:list-item>
          <text:p text:style-name="P163"><text:a xlink:type="simple" xlink:href="#_ovvez4ifdqia" text:style-name="ListLabel_20_2530" text:visited-style-name="ListLabel_20_2530"><text:span text:style-name="T6">Holiday</text:span></text:a></text:p>
        </text:list-item>
        <text:list-item>
          <text:p text:style-name="P163"><text:a xlink:type="simple" xlink:href="#_mz5ha42ond01" text:style-name="ListLabel_20_2530" text:visited-style-name="ListLabel_20_2530"><text:span text:style-name="T6">New Day</text:span></text:a></text:p>
        </text:list-item>
        <text:list-item>
          <text:p text:style-name="P163"><text:a xlink:type="simple" xlink:href="#_fqwljq7x519b" text:style-name="ListLabel_20_2530" text:visited-style-name="ListLabel_20_2530"><text:span text:style-name="T6">Sayonara April</text:span></text:a></text:p>
        </text:list-item>
        <text:list-item>
          <text:p text:style-name="P163"><text:a xlink:type="simple" xlink:href="#_1yzfia6vt4ji" text:style-name="ListLabel_20_2530" text:visited-style-name="ListLabel_20_2530"><text:span text:style-name="T6">Sunny</text:span></text:a></text:p>
        </text:list-item>
      </text:list>
      <text:p text:style-name="Standard"><text:span text:style-name="T7">Links:</text:span></text:p>
      <text:p text:style-name="P274"><text:span text:style-name="T7">Facebook:</text:span> <text:a xlink:type="simple" xlink:href="https://www.facebook.com/KODOMOiMusic/" text:style-name="ListLabel_20_2530" text:visited-style-name="ListLabel_20_2530"><text:span text:style-name="T6">https://www.facebook.com/KODOMOiMusic/</text:span></text:a> (TODO)</text:p>
      <text:p text:style-name="P274"><text:span text:style-name="T7">Instagram:</text:span> <text:a xlink:type="simple" xlink:href="https://www.instagram.com/hellokodomoi/" text:style-name="ListLabel_20_2530" text:visited-style-name="ListLabel_20_2530"><text:span text:style-name="T6">https://www.instagram.com/hellokodomoi/</text:span></text:a> (TODO)</text:p>
      <text:p text:style-name="P274"><text:span text:style-name="T7">SoundCloud:</text:span> <text:a xlink:type="simple" xlink:href="https://soundcloud.com/kodomoimusic" text:style-name="ListLabel_20_2530" text:visited-style-name="ListLabel_20_2530"><text:span text:style-name="T6">https://soundcloud.com/kodomoimusic</text:span></text:a> (TODO)</text:p>
      <text:p text:style-name="P274"><text:span text:style-name="T7">Twitter:</text:span> <text:a xlink:type="simple" xlink:href="https://twitter.com/hellokodomoi" text:style-name="ListLabel_20_2530" text:visited-style-name="ListLabel_20_2530"><text:span text:style-name="T6">https://twitter.com/hellokodomoi</text:span></text:a> (TODO)</text:p>
      <text:p text:style-name="P274"><text:soft-page-break/><text:span text:style-name="T7">YouTube:</text:span> <text:a xlink:type="simple" xlink:href="https://www.youtube.com/@KODOMOiMusic" text:style-name="ListLabel_20_2530" text:visited-style-name="ListLabel_20_2530"><text:span text:style-name="T6">https://www.youtube.com/@KODOMOiMusic</text:span></text:a> (TODO)</text:p>
      <text:p text:style-name="Heading_20_2"><text:bookmark text:name="_3e919dmjro8p"/>KOTOKO</text:p>
      <text:p text:style-name="Standard"><text:span text:style-name="T7">Songs:</text:span></text:p>
      <text:list xml:id="list2068358117" text:style-name="WWNum134">
        <text:list-item>
          <text:p text:style-name="P164"><text:a xlink:type="simple" xlink:href="#_aoz97woxgf59" text:style-name="ListLabel_20_2530" text:visited-style-name="ListLabel_20_2530"><text:span text:style-name="T6">INTERNET OVERDOSE</text:span></text:a> (with Aiobahn; にゃるら)</text:p>
        </text:list-item>
        <text:list-item>
          <text:p text:style-name="P164"><text:a xlink:type="simple" xlink:href="#_ezs3rgm1rvqh" text:style-name="ListLabel_20_2530" text:visited-style-name="ListLabel_20_2530"><text:span text:style-name="T6">INTERNET YAMERO</text:span></text:a> (with Aiobahn; にゃるら)</text:p>
        </text:list-item>
      </text:list>
      <text:p text:style-name="Heading_20_2"><text:bookmark text:name="_slz9r3sjhttz"/>KOTONOHOUSE</text:p>
      <text:p text:style-name="Standard"><text:span text:style-name="T7">Songs:</text:span></text:p>
      <text:list xml:id="list1011161243" text:style-name="WWNum227">
        <text:list-item>
          <text:p text:style-name="P165"><text:a xlink:type="simple" xlink:href="#_4xneko6nnk6w" text:style-name="ListLabel_20_2530" text:visited-style-name="ListLabel_20_2530"><text:span text:style-name="T6">Let's go boogie</text:span></text:a></text:p>
        </text:list-item>
      </text:list>
      <text:p text:style-name="Heading_20_2"><text:bookmark text:name="_6b6w9ugy8lg2"/>Kuccii</text:p>
      <text:p text:style-name="Standard"><text:span text:style-name="T7">Songs:</text:span></text:p>
      <text:list xml:id="list450041446" text:style-name="WWNum275">
        <text:list-item>
          <text:p text:style-name="P166"><text:a xlink:type="simple" xlink:href="#_l67l8klk4ffi" text:style-name="ListLabel_20_2530" text:visited-style-name="ListLabel_20_2530"><text:span text:style-name="T6">Sunset</text:span></text:a> (with Lewis)</text:p>
        </text:list-item>
      </text:list>
      <text:p text:style-name="Heading_20_2"><text:bookmark text:name="_6hmukk7y1ag5"/>Kyoto Black</text:p>
      <text:p text:style-name="Standard"><text:span text:style-name="T7">Other Names:</text:span></text:p>
      <text:list xml:id="list1661709277" text:style-name="WWNum203">
        <text:list-item>
          <text:p text:style-name="P167">The End</text:p>
        </text:list-item>
      </text:list>
      <text:p text:style-name="Standard"><text:span text:style-name="T7">Songs:</text:span></text:p>
      <text:list xml:id="list4165838287" text:style-name="WWNum150">
        <text:list-item>
          <text:p text:style-name="P168"><text:a xlink:type="simple" xlink:href="#_ctay41ty3zht" text:style-name="ListLabel_20_2530" text:visited-style-name="ListLabel_20_2530"><text:span text:style-name="T6">Kodokushi (孤独死)</text:span></text:a> (with Mihka!)</text:p>
        </text:list-item>
      </text:list>
      <text:p text:style-name="Standard"><text:span text:style-name="T7">Links:</text:span></text:p>
      <text:p text:style-name="P274"><text:span text:style-name="T7">Facebook:</text:span> <text:a xlink:type="simple" xlink:href="https://www.facebook.com/KyotoBlackMusic" text:style-name="ListLabel_20_2530" text:visited-style-name="ListLabel_20_2530"><text:span text:style-name="T6">https://www.facebook.com/KyotoBlackMusic</text:span></text:a> (TODO)</text:p>
      <text:p text:style-name="P274"><text:span text:style-name="T7">Instagram:</text:span> <text:a xlink:type="simple" xlink:href="https://www.instagram.com/kyoto.black" text:style-name="ListLabel_20_2530" text:visited-style-name="ListLabel_20_2530"><text:span text:style-name="T6">https://www.instagram.com/kyoto.black</text:span></text:a> (TODO)</text:p>
      <text:p text:style-name="P274"><text:span text:style-name="T7">SoundCloud:</text:span> <text:a xlink:type="simple" xlink:href="https://soundcloud.com/kyotoblack" text:style-name="ListLabel_20_2530" text:visited-style-name="ListLabel_20_2530"><text:span text:style-name="T6">https://soundcloud.com/kyotoblack</text:span></text:a> (TODO)</text:p>
      <text:p text:style-name="P274"><text:span text:style-name="T7">Spotify:</text:span> <text:a xlink:type="simple" xlink:href="https://open.spotify.com/artist/6Vw4k1mznvSYROrxQuTX93" text:style-name="ListLabel_20_2530" text:visited-style-name="ListLabel_20_2530"><text:span text:style-name="T6">https://open.spotify.com/artist/6Vw4k1mznvSYROrxQuTX93</text:span></text:a> (TODO)<text:line-break/><text:span text:style-name="T7">Twitter:</text:span> <text:a xlink:type="simple" xlink:href="https://twitter.com/kyoto_black" text:style-name="ListLabel_20_2530" text:visited-style-name="ListLabel_20_2530"><text:span text:style-name="T6">https://twitter.com/kyoto_black</text:span></text:a> (TODO)</text:p>
      <text:p text:style-name="P274"><text:span text:style-name="T7">Website:</text:span> <text:a xlink:type="simple" xlink:href="https://www.kyoto.black" text:style-name="ListLabel_20_2531" text:visited-style-name="ListLabel_20_2531"><text:span text:style-name="T13">https://www.kyoto.black</text:span></text:a> (dead link, last checked 2023 Apr 08)</text:p>
      <text:p text:style-name="Heading_20_2"><text:bookmark text:name="_naqpqhbxrw8o"/>Lafale</text:p>
      <text:p text:style-name="Standard"><text:span text:style-name="T7">Songs:</text:span></text:p>
      <text:list xml:id="list3086275204" text:style-name="WWNum57">
        <text:list-item>
          <text:p text:style-name="P169"><text:a xlink:type="simple" xlink:href="#_3io6oqn7eexe" text:style-name="ListLabel_20_2530" text:visited-style-name="ListLabel_20_2530"><text:span text:style-name="T6">Afterglow</text:span></text:a></text:p>
        </text:list-item>
      </text:list>
      <text:p text:style-name="Standard"><text:span text:style-name="T7">Links:</text:span></text:p>
      <text:p text:style-name="P274"><text:span text:style-name="T7">SoundCloud:</text:span> <text:a xlink:type="simple" xlink:href="https://soundcloud.com/lafale" text:style-name="ListLabel_20_2530" text:visited-style-name="ListLabel_20_2530"><text:span text:style-name="T6">https://soundcloud.com/lafale</text:span></text:a> (TODO)</text:p>
      <text:p text:style-name="P274"><text:soft-page-break/><text:span text:style-name="T7">Twitter:</text:span> <text:a xlink:type="simple" xlink:href="https://twitter.com/lafale_xt" text:style-name="ListLabel_20_2530" text:visited-style-name="ListLabel_20_2530"><text:span text:style-name="T6">https://twitter.com/lafale_xt</text:span></text:a> (TODO)</text:p>
      <text:p text:style-name="Heading_20_2"><text:bookmark text:name="_kuvtmm7dnfxx"/>Lewis</text:p>
      <text:p text:style-name="Standard"><text:span text:style-name="T7">Songs:</text:span></text:p>
      <text:list xml:id="list3850211741" text:style-name="WWNum189">
        <text:list-item>
          <text:p text:style-name="P170"><text:a xlink:type="simple" xlink:href="#_sto9eqgq3tg8" text:style-name="ListLabel_20_2530" text:visited-style-name="ListLabel_20_2530"><text:span text:style-name="T6">Meanwhile</text:span></text:a> (with Club2Tokyo)</text:p>
        </text:list-item>
        <text:list-item>
          <text:p text:style-name="P170"><text:a xlink:type="simple" xlink:href="#_l67l8klk4ffi" text:style-name="ListLabel_20_2530" text:visited-style-name="ListLabel_20_2530"><text:span text:style-name="T6">Sunset</text:span></text:a> (with Kuccii)</text:p>
        </text:list-item>
      </text:list>
      <text:p text:style-name="Heading_20_2"><text:bookmark text:name="_7q20zk2idm05"/>Lois</text:p>
      <text:p text:style-name="Standard"><text:span text:style-name="T7">Other Names:</text:span></text:p>
      <text:list xml:id="list1732610809" text:style-name="WWNum184">
        <text:list-item>
          <text:p text:style-name="P171">LOIS (ㆁvㆁ)</text:p>
        </text:list-item>
        <text:list-item>
          <text:p text:style-name="P171">ろいす</text:p>
        </text:list-item>
      </text:list>
      <text:p text:style-name="Standard"><text:span text:style-name="T7">Songs:</text:span></text:p>
      <text:list xml:id="list1330063020" text:style-name="WWNum105">
        <text:list-item>
          <text:p text:style-name="P172"><text:a xlink:type="simple" xlink:href="#_xv36kzues86w" text:style-name="ListLabel_20_2530" text:visited-style-name="ListLabel_20_2530"><text:span text:style-name="T6">Macaron</text:span></text:a></text:p>
        </text:list-item>
        <text:list-item>
          <text:p text:style-name="P172"><text:a xlink:type="simple" xlink:href="#_i1drzc43g9e" text:style-name="ListLabel_20_2530" text:visited-style-name="ListLabel_20_2530"><text:span text:style-name="T6">Spotlight</text:span></text:a></text:p>
        </text:list-item>
      </text:list>
      <text:p text:style-name="Standard"><text:span text:style-name="T7">Links:</text:span></text:p>
      <text:p text:style-name="P274"><text:span text:style-name="T7">SoundCloud:</text:span> <text:a xlink:type="simple" xlink:href="https://soundcloud.com/lois1104" text:style-name="ListLabel_20_2530" text:visited-style-name="ListLabel_20_2530"><text:span text:style-name="T6">https://soundcloud.com/lois1104</text:span></text:a> (TODO)</text:p>
      <text:p text:style-name="P274"><text:span text:style-name="T7">Twitter:</text:span> <text:a xlink:type="simple" xlink:href="https://twitter.com/Loismusic_" text:style-name="ListLabel_20_2530" text:visited-style-name="ListLabel_20_2530"><text:span text:style-name="T6">https://twitter.com/Loismusic_</text:span></text:a> (TODO)</text:p>
      <text:p text:style-name="Heading_20_2"><text:bookmark text:name="_2h14l7bpi8q9"/>Lyrit</text:p>
      <text:p text:style-name="Standard"><text:span text:style-name="T7">Songs:</text:span></text:p>
      <text:list xml:id="list1806725967" text:style-name="WWNum49">
        <text:list-item>
          <text:p text:style-name="P173"><text:a xlink:type="simple" xlink:href="#_5tc5ey44tutd" text:style-name="ListLabel_20_2530" text:visited-style-name="ListLabel_20_2530"><text:span text:style-name="T6">Green Tea</text:span></text:a> (with Project Skylate)</text:p>
        </text:list-item>
      </text:list>
      <text:p text:style-name="Heading_20_2"><text:bookmark text:name="_wpmuccdyq36d"/>Mameyudoufu</text:p>
      <text:p text:style-name="Standard"><text:span text:style-name="T7">Songs:</text:span></text:p>
      <text:list xml:id="list661489349" text:style-name="WWNum199">
        <text:list-item>
          <text:p text:style-name="P174"><text:a xlink:type="simple" xlink:href="#_mn4affgi1sqf" text:style-name="ListLabel_20_2530" text:visited-style-name="ListLabel_20_2530"><text:span text:style-name="T6">Hangout (Mameyudoufu Remix)</text:span></text:a></text:p>
        </text:list-item>
      </text:list>
      <text:p text:style-name="Standard"><text:span text:style-name="T7">Links:</text:span></text:p>
      <text:p text:style-name="P274"><text:span text:style-name="T7">SoundCloud:</text:span> <text:a xlink:type="simple" xlink:href="https://soundcloud.com/mameyudoufu" text:style-name="ListLabel_20_2530" text:visited-style-name="ListLabel_20_2530"><text:span text:style-name="T6">https://soundcloud.com/mameyudoufu</text:span></text:a> (TODO)</text:p>
      <text:p text:style-name="P274"><text:span text:style-name="T7">Twitter:</text:span> <text:a xlink:type="simple" xlink:href="https://twitter.com/mameyudoufu" text:style-name="ListLabel_20_2530" text:visited-style-name="ListLabel_20_2530"><text:span text:style-name="T6">https://twitter.com/mameyudoufu</text:span></text:a> (TODO)</text:p>
      <text:p text:style-name="Heading_20_2"><text:bookmark text:name="_ph1ykiv36dw1"/>Mashilo</text:p>
      <text:p text:style-name="Standard">Songs:</text:p>
      <text:list xml:id="list3857554079" text:style-name="WWNum273">
        <text:list-item>
          <text:p text:style-name="P175"><text:a xlink:type="simple" xlink:href="#_gnk1m1rsm1d6" text:style-name="ListLabel_20_2530" text:visited-style-name="ListLabel_20_2530"><text:span text:style-name="T6">Night Sky</text:span></text:a> (with Neko Hacker; ichika)</text:p>
        </text:list-item>
      </text:list>
      <text:p text:style-name="Heading_20_2"><text:bookmark text:name="_xrpl5vemqi10"/><text:soft-page-break/>Meeyo</text:p>
      <text:p text:style-name="Standard"><text:span text:style-name="T7">Links:</text:span></text:p>
      <text:p text:style-name="P274"><text:span text:style-name="T7">SoundCloud:</text:span> <text:a xlink:type="simple" xlink:href="https://soundcloud.com/immeeyo" text:style-name="ListLabel_20_2530" text:visited-style-name="ListLabel_20_2530"><text:span text:style-name="T6">https://soundcloud.com/immeeyo</text:span></text:a> (TODO)</text:p>
      <text:p text:style-name="P274"><text:span text:style-name="T7">Twitter:</text:span> <text:a xlink:type="simple" xlink:href="https://twitter.com/MeeyoThings" text:style-name="ListLabel_20_2530" text:visited-style-name="ListLabel_20_2530"><text:span text:style-name="T6">https://twitter.com/MeeyoThings</text:span></text:a> (TODO)</text:p>
      <text:p text:style-name="P274"><text:span text:style-name="T7">YouTube:</text:span> <text:a xlink:type="simple" xlink:href="https://www.youtube.com/@immeeyo" text:style-name="ListLabel_20_2530" text:visited-style-name="ListLabel_20_2530"><text:span text:style-name="T6">https://www.youtube.com/@immeeyo</text:span></text:a> (TODO)</text:p>
      <text:p text:style-name="Heading_20_2"><text:bookmark text:name="_dodwkxqkm279"/>Mihka!</text:p>
      <text:p text:style-name="Standard"><text:span text:style-name="T7">Songs:</text:span></text:p>
      <text:list xml:id="list3507736941" text:style-name="WWNum144">
        <text:list-item>
          <text:p text:style-name="P176"><text:a xlink:type="simple" xlink:href="#_ctay41ty3zht" text:style-name="ListLabel_20_2530" text:visited-style-name="ListLabel_20_2530"><text:span text:style-name="T6">Kodokushi (孤独死)</text:span></text:a> (with Kyoto Black)</text:p>
        </text:list-item>
      </text:list>
      <text:p text:style-name="Standard"><text:span text:style-name="T7">Links:</text:span></text:p>
      <text:p text:style-name="P274"><text:span text:style-name="T7">Facebook:</text:span> <text:a xlink:type="simple" xlink:href="https://www.facebook.com/MihkaMusic" text:style-name="ListLabel_20_2530" text:visited-style-name="ListLabel_20_2530"><text:span text:style-name="T6">https://www.facebook.com/MihkaMusic</text:span></text:a> (TODO)</text:p>
      <text:p text:style-name="P274"><text:span text:style-name="T7">Instagram:</text:span> <text:a xlink:type="simple" xlink:href="https://www.instagram.com/mihkamusic" text:style-name="ListLabel_20_2530" text:visited-style-name="ListLabel_20_2530"><text:span text:style-name="T6">https://www.instagram.com/mihkamusic</text:span></text:a> (TODO)</text:p>
      <text:p text:style-name="P274"><text:span text:style-name="T7">SoundCloud:</text:span> <text:a xlink:type="simple" xlink:href="https://soundcloud.com/mihkamusic" text:style-name="ListLabel_20_2530" text:visited-style-name="ListLabel_20_2530"><text:span text:style-name="T6">https://soundcloud.com/mihkamusic</text:span></text:a> (TODO)</text:p>
      <text:p text:style-name="P274"><text:span text:style-name="T7">Twitter:</text:span> <text:a xlink:type="simple" xlink:href="https://twitter.com/MihkaMusic" text:style-name="ListLabel_20_2530" text:visited-style-name="ListLabel_20_2530"><text:span text:style-name="T6">https://twitter.com/MihkaMusic</text:span></text:a> (TODO)</text:p>
      <text:p text:style-name="Heading_20_2"><text:bookmark text:name="_7qxdwvhafgey"/>Milkoi</text:p>
      <text:p text:style-name="Standard"><text:span text:style-name="T7">Songs:</text:span></text:p>
      <text:list xml:id="list3091737003" text:style-name="WWNum187">
        <text:list-item>
          <text:p text:style-name="P177"><text:a xlink:type="simple" xlink:href="#_fbjwefq5p0hm" text:style-name="ListLabel_20_2530" text:visited-style-name="ListLabel_20_2530"><text:span text:style-name="T6">Cocoro</text:span></text:a> (with Ironami)</text:p>
        </text:list-item>
        <text:list-item>
          <text:p text:style-name="P177"><text:a xlink:type="simple" xlink:href="#_ptkoehg24rx8" text:style-name="ListLabel_20_2530" text:visited-style-name="ListLabel_20_2530"><text:span text:style-name="T6">Kimii - Metsuki (Milkoi Remix)</text:span></text:a></text:p>
        </text:list-item>
      </text:list>
      <text:p text:style-name="Heading_20_2"><text:bookmark text:name="_6eg5hqijnm0z"/>Miruku</text:p>
      <text:p text:style-name="Standard"><text:span text:style-name="T7">Songs:</text:span></text:p>
      <text:list xml:id="list2248815676" text:style-name="WWNum8">
        <text:list-item>
          <text:p text:style-name="P178"><text:a xlink:type="simple" xlink:href="#_ck4itggrrgbw" text:style-name="ListLabel_20_2530" text:visited-style-name="ListLabel_20_2530"><text:span text:style-name="T6">After School</text:span></text:a></text:p>
        </text:list-item>
      </text:list>
      <text:p text:style-name="Heading_20_2"><text:bookmark text:name="_a3zfwvdl3odw"/>Moe Loli</text:p>
      <text:p text:style-name="Standard"><text:span text:style-name="T7">Other Names:</text:span></text:p>
      <text:list xml:id="list1988607292" text:style-name="WWNum221">
        <text:list-item>
          <text:p text:style-name="P179">Bubble Tea</text:p>
        </text:list-item>
        <text:list-item>
          <text:p text:style-name="P179">萌えロリ</text:p>
        </text:list-item>
      </text:list>
      <text:p text:style-name="Standard"><text:span text:style-name="T7">Songs:</text:span></text:p>
      <text:list xml:id="list585514855" text:style-name="WWNum71">
        <text:list-item>
          <text:p text:style-name="P180"><text:a xlink:type="simple" xlink:href="#_5u9qiv2z6jo4" text:style-name="ListLabel_20_2530" text:visited-style-name="ListLabel_20_2530"><text:span text:style-name="T6">宇宙の愛</text:span></text:a> (Cosmic Love)</text:p>
        </text:list-item>
        <text:list-item>
          <text:p text:style-name="P180"><text:a xlink:type="simple" xlink:href="#_axb4tvp6vj20" text:style-name="ListLabel_20_2530" text:visited-style-name="ListLabel_20_2530"><text:span text:style-name="T6">始める</text:span></text:a></text:p>
        </text:list-item>
      </text:list>
      <text:p text:style-name="Standard"><text:soft-page-break/><text:span text:style-name="T7">Links:</text:span></text:p>
      <text:p text:style-name="P279"><text:span text:style-name="T7">Bandcamp:</text:span> <text:a xlink:type="simple" xlink:href="https://moeloli.bandcamp.com" text:style-name="ListLabel_20_2531" text:visited-style-name="ListLabel_20_2531"><text:span text:style-name="T13">https://moeloli.bandcamp.com</text:span></text:a> (dead link, last checked 2023 Apr 29)</text:p>
      <text:p text:style-name="P279"><text:span text:style-name="T7">Instagram:</text:span> <text:a xlink:type="simple" xlink:href="https://www.instagram.com/korewarori" text:style-name="ListLabel_20_2531" text:visited-style-name="ListLabel_20_2531"><text:span text:style-name="T13">https://www.instagram.com/korewarori</text:span></text:a> (dead link, last checked 2023 Apr 29)</text:p>
      <text:p text:style-name="P279"><text:span text:style-name="T7">SoundCloud:</text:span> <text:a xlink:type="simple" xlink:href="https://soundcloud.com/moeloli" text:style-name="ListLabel_20_2531" text:visited-style-name="ListLabel_20_2531"><text:span text:style-name="T13">https://soundcloud.com/moeloli</text:span></text:a> (dead link, last checked 2023 Apr 29)</text:p>
      <text:p text:style-name="P279"><text:span text:style-name="T7">Twitter:</text:span> <text:a xlink:type="simple" xlink:href="https://twitter.com/korewarori" text:style-name="ListLabel_20_2531" text:visited-style-name="ListLabel_20_2531"><text:span text:style-name="T13">https://twitter.com/korewarori</text:span></text:a> (dead link, last checked 2023 Apr 29)</text:p>
      <text:p text:style-name="P279"><text:span text:style-name="T7">YouTube:</text:span> <text:a xlink:type="simple" xlink:href="https://www.youtube.com/c/moeloli" text:style-name="ListLabel_20_2531" text:visited-style-name="ListLabel_20_2531"><text:span text:style-name="T13">https://www.youtube.com/c/moeloli</text:span></text:a> (dead link, last checked 2023 Apr 29)</text:p>
      <text:p text:style-name="Heading_20_2"><text:bookmark text:name="_rgls58t3by2h"/>Moe Shop</text:p>
      <text:p text:style-name="Standard"><text:span text:style-name="T7">Links:</text:span></text:p>
      <text:p text:style-name="P274"><text:span text:style-name="T7">Bandcamp:</text:span> <text:a xlink:type="simple" xlink:href="https://moeshop.bandcamp.com" text:style-name="ListLabel_20_2530" text:visited-style-name="ListLabel_20_2530"><text:span text:style-name="T6">https://moeshop.bandcamp.com</text:span></text:a> (TODO)</text:p>
      <text:p text:style-name="P274"><text:span text:style-name="T7">Facebook:</text:span> <text:a xlink:type="simple" xlink:href="https://www.facebook.com/moeshopmusic" text:style-name="ListLabel_20_2530" text:visited-style-name="ListLabel_20_2530"><text:span text:style-name="T6">https://www.facebook.com/moeshopmusic</text:span></text:a> (TODO)</text:p>
      <text:p text:style-name="P274"><text:span text:style-name="T7">Instagram:</text:span> <text:a xlink:type="simple" xlink:href="https://www.instagram.com/korewamoe" text:style-name="ListLabel_20_2530" text:visited-style-name="ListLabel_20_2530"><text:span text:style-name="T6">https://www.instagram.com/korewamoe</text:span></text:a> (TODO)</text:p>
      <text:p text:style-name="P274"><text:span text:style-name="T7">SoundCloud:</text:span> <text:a xlink:type="simple" xlink:href="https://soundcloud.com/moeshop" text:style-name="ListLabel_20_2530" text:visited-style-name="ListLabel_20_2530"><text:span text:style-name="T6">https://soundcloud.com/moeshop</text:span></text:a> (TODO)</text:p>
      <text:p text:style-name="P274"><text:span text:style-name="T7">Twitter:</text:span> <text:a xlink:type="simple" xlink:href="https://twitter.com/korewamoe" text:style-name="ListLabel_20_2530" text:visited-style-name="ListLabel_20_2530"><text:span text:style-name="T6">https://twitter.com/korewamoe</text:span></text:a> (TODO)</text:p>
      <text:p text:style-name="P274"><text:span text:style-name="T7">YouTube:</text:span> <text:a xlink:type="simple" xlink:href="https://www.youtube.com/@MoeShopMusic" text:style-name="ListLabel_20_2530" text:visited-style-name="ListLabel_20_2530"><text:span text:style-name="T6">https://www.youtube.com/@MoeShopMusic</text:span></text:a> (TODO)</text:p>
      <text:p text:style-name="Heading_20_2"><text:bookmark text:name="_eg977yfgllpo"/>MojiX!</text:p>
      <text:p text:style-name="Standard"><text:span text:style-name="T7">Songs:</text:span></text:p>
      <text:list xml:id="list3248133537" text:style-name="WWNum21">
        <text:list-item>
          <text:p text:style-name="P181"><text:a xlink:type="simple" xlink:href="#_q3ahqmdv3eue" text:style-name="ListLabel_20_2530" text:visited-style-name="ListLabel_20_2530"><text:span text:style-name="T6">Asatsuyu</text:span></text:a></text:p>
        </text:list-item>
        <text:list-item>
          <text:p text:style-name="P181"><text:a xlink:type="simple" xlink:href="#_qk1nnrh8eywa" text:style-name="ListLabel_20_2530" text:visited-style-name="ListLabel_20_2530"><text:span text:style-name="T6">Ryokou</text:span></text:a></text:p>
        </text:list-item>
      </text:list>
      <text:p text:style-name="Standard"><text:span text:style-name="T7">Links:</text:span></text:p>
      <text:p text:style-name="P274"><text:span text:style-name="T7">SoundCloud:</text:span> <text:a xlink:type="simple" xlink:href="https://soundcloud.com/mojixkung" text:style-name="ListLabel_20_2531" text:visited-style-name="ListLabel_20_2531"><text:span text:style-name="T13">https://soundcloud.com/mojixkung</text:span></text:a> (dead link, last checked 2023 Mar 11)</text:p>
      <text:p text:style-name="P274"><text:span text:style-name="T7">Spotify:</text:span> <text:a xlink:type="simple" xlink:href="https://open.spotify.com/artist/6EQPUPksZ79K4RR0DGMlP1" text:style-name="ListLabel_20_2530" text:visited-style-name="ListLabel_20_2530"><text:span text:style-name="T6">https://open.spotify.com/artist/6EQPUPksZ79K4RR0DGMlP1</text:span></text:a> (TODO)</text:p>
      <text:p text:style-name="P274"><text:span text:style-name="T7">Twitter:</text:span> <text:a xlink:type="simple" xlink:href="https://twitter.com/MojiXchan" text:style-name="ListLabel_20_2531" text:visited-style-name="ListLabel_20_2531"><text:span text:style-name="T13">https://twitter.com/MojiXchan</text:span></text:a> (dead link, last checked 2023 Mar 11)</text:p>
      <text:p text:style-name="P274"><text:span text:style-name="T7">YouTube:</text:span> <text:a xlink:type="simple" xlink:href="https://www.youtube.com/@MojiX1" text:style-name="ListLabel_20_2530" text:visited-style-name="ListLabel_20_2530"><text:span text:style-name="T6">https://www.youtube.com/@MojiX1</text:span></text:a> (TODO)</text:p>
      <text:p text:style-name="Heading_20_2"><text:bookmark text:name="_x742xkn6h382"/>MYLK</text:p>
      <text:p text:style-name="Standard"><text:span text:style-name="T7">Songs:</text:span></text:p>
      <text:list xml:id="list1899926214" text:style-name="WWNum18">
        <text:list-item>
          <text:p text:style-name="P182"><text:a xlink:type="simple" xlink:href="#_3b4129x9ij52" text:style-name="ListLabel_20_2530" text:visited-style-name="ListLabel_20_2530"><text:span text:style-name="T6">Blush</text:span></text:a> (with fusq)</text:p>
        </text:list-item>
      </text:list>
      <text:p text:style-name="Standard"><text:span text:style-name="T7">Links:</text:span></text:p>
      <text:p text:style-name="P274"><text:soft-page-break/><text:span text:style-name="T7">Facebook:</text:span> <text:a xlink:type="simple" xlink:href="https://www.facebook.com/mylkofficial" text:style-name="ListLabel_20_2530" text:visited-style-name="ListLabel_20_2530"><text:span text:style-name="T6">https://www.facebook.com/mylkofficial</text:span></text:a> (TODO)</text:p>
      <text:p text:style-name="P274"><text:span text:style-name="T7">SoundCloud:</text:span> <text:a xlink:type="simple" xlink:href="https://soundcloud.com/mylkofficial" text:style-name="ListLabel_20_2530" text:visited-style-name="ListLabel_20_2530"><text:span text:style-name="T6">https://soundcloud.com/mylkofficial</text:span></text:a> (TODO)</text:p>
      <text:p text:style-name="P274"><text:span text:style-name="T7">Twitter:</text:span></text:p>
      <text:list xml:id="list997597946" text:style-name="WWNum132">
        <text:list-item>
          <text:p text:style-name="P183"><text:span text:style-name="T14">https://twitter.com/yuksterr</text:span> (outdated link, replaced, last checked 2023 Mar 11)</text:p>
        </text:list-item>
        <text:list-item>
          <text:p text:style-name="P183"><text:a xlink:type="simple" xlink:href="https://twitter.com/mylkofficial" text:style-name="ListLabel_20_2530" text:visited-style-name="ListLabel_20_2530"><text:span text:style-name="T6">https://twitter.com/mylkofficial</text:span></text:a> (TODO)</text:p>
        </text:list-item>
      </text:list>
      <text:p text:style-name="Heading_20_2"><text:bookmark text:name="_a8jddqv07m4e"/>Mysteka</text:p>
      <text:p text:style-name="Standard"><text:span text:style-name="T7">Songs:</text:span></text:p>
      <text:list xml:id="list82280681" text:style-name="WWNum274">
        <text:list-item>
          <text:p text:style-name="P184"><text:a xlink:type="simple" xlink:href="#_qb0m2grkcebp" text:style-name="ListLabel_20_2530" text:visited-style-name="ListLabel_20_2530"><text:span text:style-name="T6">Feel My Emotions (Mysteka Remix)</text:span></text:a></text:p>
        </text:list-item>
      </text:list>
      <text:p text:style-name="Heading_20_2"><text:bookmark text:name="_4xzn00xjkofu"/>Nagase Yuuta</text:p>
      <text:p text:style-name="Standard"><text:span text:style-name="T7">Redirect:</text:span></text:p>
      <text:p text:style-name="P274"><text:span text:style-name="T7">See:</text:span> <text:a xlink:type="simple" xlink:href="#_wjaaep2g15yz" text:style-name="ListLabel_20_2530" text:visited-style-name="ListLabel_20_2530"><text:span text:style-name="T6">永瀬 優太</text:span></text:a></text:p>
      <text:p text:style-name="Heading_20_2"><text:bookmark text:name="_tsd5y963f9uh"/>NaNa</text:p>
      <text:p text:style-name="Standard"><text:span text:style-name="T7">Songs:</text:span></text:p>
      <text:list xml:id="list1213793280" text:style-name="WWNum219">
        <text:list-item>
          <text:p text:style-name="P185"><text:a xlink:type="simple" xlink:href="#_u92zee9n9ces" text:style-name="ListLabel_20_2530" text:visited-style-name="ListLabel_20_2530"><text:span text:style-name="T6">Keep It Kawaii</text:span></text:a></text:p>
        </text:list-item>
      </text:list>
      <text:p text:style-name="Heading_20_2"><text:bookmark text:name="_jr5sg4x03wyq"/>Nansuke</text:p>
      <text:p text:style-name="Standard"><text:span text:style-name="T7">Songs:</text:span></text:p>
      <text:list xml:id="list20216281" text:style-name="WWNum151">
        <text:list-item>
          <text:p text:style-name="P186"><text:a xlink:type="simple" xlink:href="#_2d34vh5nsicx" text:style-name="ListLabel_20_2530" text:visited-style-name="ListLabel_20_2530"><text:span text:style-name="T6">Chrysoprase</text:span></text:a></text:p>
        </text:list-item>
      </text:list>
      <text:p text:style-name="Heading_20_2"><text:bookmark text:name="_2e1mcow9f4h0"/>Nathaniel Keith</text:p>
      <text:p text:style-name="Standard"><text:span text:style-name="T7">Songs:</text:span></text:p>
      <text:list xml:id="list3700989402" text:style-name="WWNum153">
        <text:list-item>
          <text:p text:style-name="P187"><text:a xlink:type="simple" xlink:href="#_inv7ywab47dx" text:style-name="ListLabel_20_2530" text:visited-style-name="ListLabel_20_2530"><text:span text:style-name="T6">CYaRon! - Yozora wa Nandemo Shitteru no? (Nathaniel Keith Remix)</text:span></text:a></text:p>
        </text:list-item>
      </text:list>
      <text:p text:style-name="Standard"><text:span text:style-name="T7">Links:</text:span></text:p>
      <text:p text:style-name="P274"><text:span text:style-name="T7">SoundCloud:</text:span> <text:a xlink:type="simple" xlink:href="https://soundcloud.com/nathanielkeithmusic" text:style-name="ListLabel_20_2531" text:visited-style-name="ListLabel_20_2531"><text:span text:style-name="T13">https://soundcloud.com/nathanielkeithmusic</text:span></text:a> (dead link, last checked 2023 Mar 15)</text:p>
      <text:p text:style-name="Heading_20_2"><text:bookmark text:name="_1oxz4hz3zcy4"/>nayuta</text:p>
      <text:p text:style-name="Standard"><text:span text:style-name="T7">Songs:</text:span></text:p>
      <text:list xml:id="list3609766403" text:style-name="WWNum277">
        <text:list-item>
          <text:p text:style-name="P188"><text:a xlink:type="simple" xlink:href="#_dp6uauj67x7u" text:style-name="ListLabel_20_2530" text:visited-style-name="ListLabel_20_2530"><text:span text:style-name="T6">過ぎゆく日と君へ</text:span></text:a> (with Aiobahn)</text:p>
        </text:list-item>
      </text:list>
      <text:p text:style-name="Standard"><text:span text:style-name="T7">Links:</text:span></text:p>
      <text:p text:style-name="P274"><text:span text:style-name="T7">Niconico:</text:span> <text:a xlink:type="simple" xlink:href="https://www.nicovideo.jp/user/1279558/mylist/35828253?ref=pc_userpage_mylist" text:style-name="ListLabel_20_2530" text:visited-style-name="ListLabel_20_2530"><text:span text:style-name="T6">https://www.nicovideo.jp/mylist/35828253</text:span></text:a> (TODO)</text:p>
      <text:p text:style-name="P274"><text:soft-page-break/><text:span text:style-name="T7">SoundCloud:</text:span> <text:a xlink:type="simple" xlink:href="https://soundcloud.com/7uta" text:style-name="ListLabel_20_2530" text:visited-style-name="ListLabel_20_2530"><text:span text:style-name="T6">https://soundcloud.com/7uta</text:span></text:a> (TODO)</text:p>
      <text:p text:style-name="P274"><text:span text:style-name="T7">Twitter:</text:span> <text:a xlink:type="simple" xlink:href="https://twitter.com/7utauta" text:style-name="ListLabel_20_2530" text:visited-style-name="ListLabel_20_2530"><text:span text:style-name="T6">https://twitter.com/7utauta</text:span></text:a> (TODO)</text:p>
      <text:p text:style-name="P274"><text:span text:style-name="T7">Website:</text:span> <text:a xlink:type="simple" xlink:href="https://www.7uta.com" text:style-name="ListLabel_20_2530" text:visited-style-name="ListLabel_20_2530"><text:span text:style-name="T6">https://www.7uta.com</text:span></text:a> (TODO)</text:p>
      <text:p text:style-name="Heading_20_2"><text:bookmark text:name="_27elppeph0v2"/>Neko Hacker</text:p>
      <text:p text:style-name="Standard"><text:span text:style-name="T7">Songs:</text:span></text:p>
      <text:list xml:id="list10493095" text:style-name="WWNum88">
        <text:list-item>
          <text:p text:style-name="P189"><text:a xlink:type="simple" xlink:href="#_gnk1m1rsm1d6" text:style-name="ListLabel_20_2530" text:visited-style-name="ListLabel_20_2530"><text:span text:style-name="T6">Night Sky</text:span></text:a> (with Mashilo; ichika)</text:p>
        </text:list-item>
      </text:list>
      <text:p text:style-name="P273"><text:span text:style-name="T7">Albums:</text:span></text:p>
      <text:list xml:id="list45421158001360" text:continue-numbering="true" text:style-name="WWNum88">
        <text:list-item>
          <text:p text:style-name="P189"><text:a xlink:type="simple" xlink:href="#_rf4e6bbaqe48" text:style-name="ListLabel_20_2530" text:visited-style-name="ListLabel_20_2530"><text:span text:style-name="T6">SUMMER!</text:span></text:a></text:p>
        </text:list-item>
      </text:list>
      <text:p text:style-name="Standard"><text:span text:style-name="T7">Links:</text:span></text:p>
      <text:p text:style-name="P274"><text:span text:style-name="T7">Facebook:</text:span> <text:a xlink:type="simple" xlink:href="https://www.facebook.com/NekoHacker" text:style-name="ListLabel_20_2530" text:visited-style-name="ListLabel_20_2530"><text:span text:style-name="T6">https://www.facebook.com/NekoHacker</text:span></text:a> (TODO)</text:p>
      <text:p text:style-name="P274"><text:span text:style-name="T7">SoundCloud:</text:span> <text:a xlink:type="simple" xlink:href="https://soundcloud.com/neko_hacker" text:style-name="ListLabel_20_2530" text:visited-style-name="ListLabel_20_2530"><text:span text:style-name="T6">https://soundcloud.com/neko_hacker</text:span></text:a> (TODO)</text:p>
      <text:p text:style-name="P274"><text:span text:style-name="T7">Spotify:</text:span> <text:a xlink:type="simple" xlink:href="https://open.spotify.com/artist/2aQ9IoRPwXEhhBVj4wbS46" text:style-name="ListLabel_20_2530" text:visited-style-name="ListLabel_20_2530"><text:span text:style-name="T6">https://open.spotify.com/artist/2aQ9IoRPwXEhhBVj4wbS46</text:span></text:a> (TODO)</text:p>
      <text:p text:style-name="P274"><text:span text:style-name="T7">Twitter:</text:span> <text:a xlink:type="simple" xlink:href="https://twitter.com/neko_hacker" text:style-name="ListLabel_20_2530" text:visited-style-name="ListLabel_20_2530"><text:span text:style-name="T6">https://twitter.com/neko_hacker</text:span></text:a> (TODO)</text:p>
      <text:p text:style-name="P274"><text:span text:style-name="T7">Website:</text:span> <text:a xlink:type="simple" xlink:href="https://nekohacker.com" text:style-name="ListLabel_20_2530" text:visited-style-name="ListLabel_20_2530"><text:span text:style-name="T6">https://nekohacker.com</text:span></text:a> (TODO)</text:p>
      <text:p text:style-name="P274"><text:span text:style-name="T7">YouTube:</text:span> <text:a xlink:type="simple" xlink:href="https://www.youtube.com/@NekoHacker" text:style-name="ListLabel_20_2530" text:visited-style-name="ListLabel_20_2530"><text:span text:style-name="T6">https://www.youtube.com/@NekoHacker</text:span></text:a> (TODO)</text:p>
      <text:p text:style-name="Heading_20_2"><text:bookmark text:name="_5f435j5my4wp"/>nicamoq</text:p>
      <text:p text:style-name="Standard"><text:span text:style-name="T7">Songs:</text:span></text:p>
      <text:list xml:id="list3401069244" text:style-name="WWNum177">
        <text:list-item>
          <text:p text:style-name="P190"><text:a xlink:type="simple" xlink:href="#_ctv9ksgak2o0" text:style-name="ListLabel_20_2530" text:visited-style-name="ListLabel_20_2530"><text:span text:style-name="T6">枕元にゴースト</text:span></text:a> (with Aiobahn; Yunomi)</text:p>
        </text:list-item>
      </text:list>
      <text:p text:style-name="Standard"><text:span text:style-name="T7">Links:</text:span></text:p>
      <text:p text:style-name="P274"><text:span text:style-name="T7">Instagram:</text:span></text:p>
      <text:list xml:id="list3230667325" text:style-name="WWNum180">
        <text:list-item>
          <text:p text:style-name="P191"><text:span text:style-name="T14">https://www.instagram.com/nicamoq</text:span> (outdated link, replaced, last checked 2023 Apr 02)</text:p>
        </text:list-item>
        <text:list-item>
          <text:p text:style-name="P191"><text:a xlink:type="simple" xlink:href="https://www.instagram.com/nica_moq" text:style-name="ListLabel_20_2530" text:visited-style-name="ListLabel_20_2530"><text:span text:style-name="T6">https://www.instagram.com/nica_moq</text:span></text:a> (TODO)</text:p>
        </text:list-item>
      </text:list>
      <text:p text:style-name="P274"><text:span text:style-name="T7">SoundCloud:</text:span> <text:a xlink:type="simple" xlink:href="https://soundcloud.com/nicamoq" text:style-name="ListLabel_20_2530" text:visited-style-name="ListLabel_20_2530"><text:span text:style-name="T6">https://soundcloud.com/nicamoq</text:span></text:a> (TODO)</text:p>
      <text:p text:style-name="P274"><text:span text:style-name="T7">Twitter:</text:span> <text:a xlink:type="simple" xlink:href="https://twitter.com/nicamoq" text:style-name="ListLabel_20_2530" text:visited-style-name="ListLabel_20_2530"><text:span text:style-name="T6">https://twitter.com/nicamoq</text:span></text:a> (TODO)</text:p>
      <text:p text:style-name="Heading_20_2"><text:bookmark text:name="_igzcvnqbktt2"/>NieWals</text:p>
      <text:p text:style-name="Standard"><text:span text:style-name="T7">Other Names</text:span></text:p>
      <text:list xml:id="list1568247997" text:style-name="WWNum141">
        <text:list-item>
          <text:p text:style-name="P192">NIEWALS</text:p>
        </text:list-item>
      </text:list>
      <text:p text:style-name="Standard"><text:soft-page-break/><text:span text:style-name="T7">Songs:</text:span></text:p>
      <text:list xml:id="list692620888" text:style-name="WWNum101">
        <text:list-item>
          <text:p text:style-name="P193"><text:a xlink:type="simple" xlink:href="#_zi4xeh3suh1q" text:style-name="ListLabel_20_2530" text:visited-style-name="ListLabel_20_2530"><text:span text:style-name="T6">Cocoa Blow</text:span></text:a></text:p>
        </text:list-item>
      </text:list>
      <text:p text:style-name="Standard"><text:span text:style-name="T7">Links:</text:span></text:p>
      <text:p text:style-name="P274"><text:span text:style-name="T7">SoundCloud:</text:span></text:p>
      <text:list xml:id="list646183038" text:style-name="WWNum255">
        <text:list-item>
          <text:p text:style-name="P194"><text:span text:style-name="T14">https://soundcloud.com/niewals</text:span> (outdated link, replaced, last checked 2023 Mar 11)</text:p>
        </text:list-item>
        <text:list-item>
          <text:p text:style-name="P194"><text:a xlink:type="simple" xlink:href="https://soundcloud.com/niewalsound" text:style-name="ListLabel_20_2530" text:visited-style-name="ListLabel_20_2530"><text:span text:style-name="T6">https://soundcloud.com/niewalsound</text:span></text:a> (TODO)</text:p>
        </text:list-item>
      </text:list>
      <text:p text:style-name="P274"><text:span text:style-name="T7">Twitter:</text:span></text:p>
      <text:list xml:id="list2858269857" text:style-name="WWNum109">
        <text:list-item>
          <text:p text:style-name="P195"><text:span text:style-name="T14">https://twitter.com/niewals</text:span> (outdated link, replaced, last checked 2023 Mar 11)</text:p>
        </text:list-item>
        <text:list-item>
          <text:p text:style-name="P195"><text:a xlink:type="simple" xlink:href="https://twitter.com/niewals_2wS" text:style-name="ListLabel_20_2530" text:visited-style-name="ListLabel_20_2530"><text:span text:style-name="T6">https://twitter.com/niewals_2wS</text:span></text:a> (TODO)</text:p>
        </text:list-item>
      </text:list>
      <text:p text:style-name="Heading_20_2"><text:bookmark text:name="_f6lst5kj6gnf"/>nikoi0227</text:p>
      <text:p text:style-name="Standard"><text:span text:style-name="T7">Songs:</text:span></text:p>
      <text:list xml:id="list3846665724" text:style-name="WWNum77">
        <text:list-item>
          <text:p text:style-name="P196"><text:a xlink:type="simple" xlink:href="#_e8gyvth3ezci" text:style-name="ListLabel_20_2530" text:visited-style-name="ListLabel_20_2530"><text:span text:style-name="T6">Feel My Emotions</text:span></text:a></text:p>
        </text:list-item>
      </text:list>
      <text:p text:style-name="Heading_20_2"><text:bookmark text:name="_zhowyk3u19u"/>nyankobrq</text:p>
      <text:p text:style-name="Standard"><text:span text:style-name="T7">Songs:</text:span></text:p>
      <text:list xml:id="list1940138879" text:style-name="WWNum24">
        <text:list-item>
          <text:p text:style-name="P197"><text:a xlink:type="simple" xlink:href="#_kpecjfc7z1hc" text:style-name="ListLabel_20_2530" text:visited-style-name="ListLabel_20_2530"><text:span text:style-name="T6">Good Day Sunshine</text:span></text:a></text:p>
        </text:list-item>
        <text:list-item>
          <text:p text:style-name="P197"><text:a xlink:type="simple" xlink:href="#_i22chp3zl4o7" text:style-name="ListLabel_20_2530" text:visited-style-name="ListLabel_20_2530"><text:span text:style-name="T6">Snorkel</text:span></text:a></text:p>
        </text:list-item>
      </text:list>
      <text:p text:style-name="Standard"><text:span text:style-name="T7">Links:</text:span></text:p>
      <text:p text:style-name="P274"><text:span text:style-name="T7">Bandcamp:</text:span> <text:a xlink:type="simple" xlink:href="https://nyankobrq.bandcamp.com" text:style-name="ListLabel_20_2530" text:visited-style-name="ListLabel_20_2530"><text:span text:style-name="T6">https://nyankobrq.bandcamp.com</text:span></text:a> (TODO)</text:p>
      <text:p text:style-name="P274"><text:span text:style-name="T7">SoundCloud:</text:span> <text:a xlink:type="simple" xlink:href="https://soundcloud.com/nyankobrq" text:style-name="ListLabel_20_2530" text:visited-style-name="ListLabel_20_2530"><text:span text:style-name="T6">https://soundcloud.com/nyankobrq</text:span></text:a> (TODO)</text:p>
      <text:p text:style-name="P274"><text:span text:style-name="T7">Twitter:</text:span> <text:a xlink:type="simple" xlink:href="https://twitter.com/nyankobrq" text:style-name="ListLabel_20_2530" text:visited-style-name="ListLabel_20_2530"><text:span text:style-name="T6">https://twitter.com/nyankobrq</text:span></text:a> (TODO)</text:p>
      <text:p text:style-name="P274"><text:span text:style-name="T7">YouTube:</text:span> <text:a xlink:type="simple" xlink:href="https://www.youtube.com/@nyankobrq" text:style-name="ListLabel_20_2530" text:visited-style-name="ListLabel_20_2530"><text:span text:style-name="T6">https://www.youtube.com/@nyankobrq</text:span></text:a> (TODO)</text:p>
      <text:p text:style-name="Heading_20_2"><text:bookmark text:name="_viunkbaojd60"/>NYOKI</text:p>
      <text:p text:style-name="Standard"><text:span text:style-name="T7">Other Names:</text:span></text:p>
      <text:list xml:id="list1450375829" text:style-name="WWNum164">
        <text:list-item>
          <text:p text:style-name="P198">Nyoki-Taro</text:p>
        </text:list-item>
      </text:list>
      <text:p text:style-name="Standard"><text:span text:style-name="T7">Songs:</text:span></text:p>
      <text:list xml:id="list1292214715" text:style-name="WWNum53">
        <text:list-item>
          <text:p text:style-name="P199"><text:a xlink:type="simple" xlink:href="#_hnm91xalhws6" text:style-name="ListLabel_20_2530" text:visited-style-name="ListLabel_20_2530"><text:span text:style-name="T6">Hangout</text:span></text:a> (dubstep; as Nyoki-Taro)</text:p>
          <text:list>
            <text:list-item>
              <text:p text:style-name="P304"><text:a xlink:type="simple" xlink:href="#_5na53dltq1oe" text:style-name="ListLabel_20_2530" text:visited-style-name="ListLabel_20_2530"><text:span text:style-name="T6">Hangout</text:span></text:a> (kawaii future bass; as NYOKI)</text:p>
            </text:list-item>
          </text:list>
        </text:list-item>
      </text:list>
      <text:p text:style-name="Standard"><text:soft-page-break/><text:span text:style-name="T7">Links:</text:span></text:p>
      <text:p text:style-name="P274"><text:span text:style-name="T7">Bandcamp:</text:span> <text:a xlink:type="simple" xlink:href="https://nyoki4423.bandcamp.com" text:style-name="ListLabel_20_2530" text:visited-style-name="ListLabel_20_2530"><text:span text:style-name="T6">https://nyoki4423.bandcamp.com</text:span></text:a> (TODO)</text:p>
      <text:p text:style-name="P274"><text:span text:style-name="T7">SoundCloud:</text:span></text:p>
      <text:list xml:id="list346651713" text:style-name="WWNum62">
        <text:list-item>
          <text:p text:style-name="P200"><text:a xlink:type="simple" xlink:href="https://soundcloud.com/nyokitaro" text:style-name="ListLabel_20_2531" text:visited-style-name="ListLabel_20_2531"><text:span text:style-name="T13">https://soundcloud.com/nyokitaro</text:span></text:a> (dead link, last checked 2023 Mar 30)</text:p>
        </text:list-item>
        <text:list-item>
          <text:p text:style-name="P200"><text:a xlink:type="simple" xlink:href="https://soundcloud.com/secnyoki" text:style-name="ListLabel_20_2531" text:visited-style-name="ListLabel_20_2531"><text:span text:style-name="T13">https://soundcloud.com/secnyoki</text:span></text:a> (dead link, last checked 2023 Mar 30)</text:p>
        </text:list-item>
        <text:list-item>
          <text:p text:style-name="P200"><text:a xlink:type="simple" xlink:href="https://soundcloud.com/nyoki_official" text:style-name="ListLabel_20_2531" text:visited-style-name="ListLabel_20_2531"><text:span text:style-name="T13">https://soundcloud.com/nyoki_official</text:span></text:a> (dead link, last checked 2023 Mar 30)</text:p>
        </text:list-item>
      </text:list>
      <text:p text:style-name="P274"><text:span text:style-name="T7">Twitter:</text:span> <text:a xlink:type="simple" xlink:href="https://twitter.com/nyokitaro4423" text:style-name="ListLabel_20_2531" text:visited-style-name="ListLabel_20_2531"><text:span text:style-name="T13">https://twitter.com/nyokitaro4423</text:span></text:a> (dead link, last checked 2023 Mar 30)</text:p>
      <text:p text:style-name="Heading_20_2"><text:bookmark text:name="_o1xb204agss6"/>OHEY</text:p>
      <text:p text:style-name="Standard"><text:span text:style-name="T7">Songs:</text:span></text:p>
      <text:list xml:id="list3052112675" text:style-name="WWNum125">
        <text:list-item>
          <text:p text:style-name="P201"><text:a xlink:type="simple" xlink:href="#_2g5rfrfv9dn7" text:style-name="ListLabel_20_2530" text:visited-style-name="ListLabel_20_2530"><text:span text:style-name="T6">SHINE</text:span></text:a></text:p>
        </text:list-item>
      </text:list>
      <text:p text:style-name="Standard"><text:span text:style-name="T7">Links:</text:span></text:p>
      <text:p text:style-name="P274"><text:span text:style-name="T7">Facebook:</text:span> <text:a xlink:type="simple" xlink:href="https://www.facebook.com/iamOHEY" text:style-name="ListLabel_20_2531" text:visited-style-name="ListLabel_20_2531"><text:span text:style-name="T13">https://www.facebook.com/iamOHEY</text:span></text:a> (dead link, last checked 2023 Mar 07)</text:p>
      <text:p text:style-name="P274"><text:span text:style-name="T7">Instagram:</text:span> <text:a xlink:type="simple" xlink:href="https://www.instagram.com/EvinAyeRaye" text:style-name="ListLabel_20_2531" text:visited-style-name="ListLabel_20_2531"><text:span text:style-name="T13">https://www.instagram.com/EvinAyeRaye</text:span></text:a> (dead link, last checked 2023 Mar 07)</text:p>
      <text:p text:style-name="P274"><text:span text:style-name="T7">SoundCloud:</text:span> <text:a xlink:type="simple" xlink:href="https://soundcloud.com/iamOHEY" text:style-name="ListLabel_20_2530" text:visited-style-name="ListLabel_20_2530"><text:span text:style-name="T6">https://soundcloud.com/iamOHEY</text:span></text:a> (TODO)</text:p>
      <text:p text:style-name="P274"><text:span text:style-name="T7">Twitter:</text:span> <text:a xlink:type="simple" xlink:href="https://twitter.com/iamOHEY" text:style-name="ListLabel_20_2530" text:visited-style-name="ListLabel_20_2530"><text:span text:style-name="T6">https://twitter.com/iamOHEY</text:span></text:a> (TODO)</text:p>
      <text:p text:style-name="P274"><text:span text:style-name="T7">YouTube:</text:span> <text:a xlink:type="simple" xlink:href="https://www.youtube.com/@IAMOHEY" text:style-name="ListLabel_20_2530" text:visited-style-name="ListLabel_20_2530"><text:span text:style-name="T6">https://www.youtube.com/@IAMOHEY</text:span></text:a> (TODO)</text:p>
      <text:p text:style-name="Heading_20_2"><text:bookmark text:name="_bklqqyvc4br1"/>omniboi</text:p>
      <text:p text:style-name="Standard"><text:span text:style-name="T7">Links:</text:span></text:p>
      <text:p text:style-name="P274"><text:span text:style-name="T7">Facebook:</text:span> <text:a xlink:type="simple" xlink:href="https://www.facebook.com/omniboi" text:style-name="ListLabel_20_2530" text:visited-style-name="ListLabel_20_2530"><text:span text:style-name="T6">https://www.facebook.com/omniboi</text:span></text:a> (TODO)</text:p>
      <text:p text:style-name="P274"><text:span text:style-name="T7">Instagram:</text:span> <text:a xlink:type="simple" xlink:href="https://www.instagram.com/omniboi" text:style-name="ListLabel_20_2530" text:visited-style-name="ListLabel_20_2530"><text:span text:style-name="T6">https://www.instagram.com/omniboi</text:span></text:a> (TODO)</text:p>
      <text:p text:style-name="P274"><text:span text:style-name="T7">SoundCloud:</text:span> <text:a xlink:type="simple" xlink:href="https://soundcloud.com/omniboi" text:style-name="ListLabel_20_2530" text:visited-style-name="ListLabel_20_2530"><text:span text:style-name="T6">https://soundcloud.com/omniboi</text:span></text:a> (TODO)</text:p>
      <text:p text:style-name="P274"><text:span text:style-name="T7">Spotify:</text:span> <text:a xlink:type="simple" xlink:href="https://open.spotify.com/artist/3I4kM4D2rNnlG8JwEH5bHx" text:style-name="ListLabel_20_2530" text:visited-style-name="ListLabel_20_2530"><text:span text:style-name="T6">https://open.spotify.com/artist/3I4kM4D2rNnlG8JwEH5bHx</text:span></text:a> (TODO)</text:p>
      <text:p text:style-name="P274"><text:span text:style-name="T7">Twitter:</text:span> <text:a xlink:type="simple" xlink:href="https://twitter.com/omniboi" text:style-name="ListLabel_20_2530" text:visited-style-name="ListLabel_20_2530"><text:span text:style-name="T6">https://twitter.com/omniboi</text:span></text:a> (TODO)</text:p>
      <text:p text:style-name="Heading_20_2"><text:bookmark text:name="_skw4o59cttq3"/>osirasekita</text:p>
      <text:p text:style-name="Standard"><text:span text:style-name="T7">Songs:</text:span></text:p>
      <text:list xml:id="list119823425" text:style-name="WWNum149">
        <text:list-item>
          <text:p text:style-name="P202"><text:a xlink:type="simple" xlink:href="#_rlt3oxn08l5j" text:style-name="ListLabel_20_2530" text:visited-style-name="ListLabel_20_2530"><text:span text:style-name="T6">Hanabi</text:span></text:a></text:p>
        </text:list-item>
      </text:list>
      <text:p text:style-name="Heading_20_2"><text:bookmark text:name="_qkvfa0x857gz"/>P3PPER</text:p>
      <text:p text:style-name="Standard"><text:soft-page-break/><text:span text:style-name="T7">Songs:</text:span></text:p>
      <text:list xml:id="list3512359119" text:style-name="WWNum98">
        <text:list-item>
          <text:p text:style-name="P203"><text:a xlink:type="simple" xlink:href="#_h577pim3u49l" text:style-name="ListLabel_20_2530" text:visited-style-name="ListLabel_20_2530"><text:span text:style-name="T6">First love</text:span></text:a></text:p>
        </text:list-item>
      </text:list>
      <text:p text:style-name="Heading_20_2"><text:bookmark text:name="_u920565gc6fz"/>Pandrezz</text:p>
      <text:p text:style-name="Standard"><text:span text:style-name="T7">Songs:</text:span></text:p>
      <text:list xml:id="list3187545716" text:style-name="WWNum217">
        <text:list-item>
          <text:p text:style-name="P204"><text:a xlink:type="simple" xlink:href="#_s3uh2fv5ew1t" text:style-name="ListLabel_20_2530" text:visited-style-name="ListLabel_20_2530"><text:span text:style-name="T6">Stems</text:span></text:a> (with PLEEG)</text:p>
        </text:list-item>
      </text:list>
      <text:p text:style-name="Heading_20_2"><text:bookmark text:name="_cijhg0fnirmh"/>PIKASONIC</text:p>
      <text:p text:style-name="Standard"><text:span text:style-name="T7">Songs:</text:span></text:p>
      <text:list xml:id="list3257579087" text:style-name="WWNum270">
        <text:list-item>
          <text:p text:style-name="P205"><text:a xlink:type="simple" xlink:href="#_5k37wgwemjkh" text:style-name="ListLabel_20_2530" text:visited-style-name="ListLabel_20_2530"><text:span text:style-name="T6">Miss You</text:span></text:a></text:p>
        </text:list-item>
        <text:list-item>
          <text:p text:style-name="P205"><text:a xlink:type="simple" xlink:href="#_rlecmiq9rqca" text:style-name="ListLabel_20_2530" text:visited-style-name="ListLabel_20_2530"><text:span text:style-name="T6">Myself</text:span></text:a></text:p>
        </text:list-item>
        <text:list-item>
          <text:p text:style-name="P205"><text:a xlink:type="simple" xlink:href="#_sibv6zt6qdfo" text:style-name="ListLabel_20_2530" text:visited-style-name="ListLabel_20_2530"><text:span text:style-name="T6">New Start!</text:span></text:a></text:p>
        </text:list-item>
      </text:list>
      <text:p text:style-name="Standard"><text:span text:style-name="T7">Links:</text:span></text:p>
      <text:p text:style-name="P274"><text:span text:style-name="T7">SoundCloud:</text:span> <text:a xlink:type="simple" xlink:href="https://soundcloud.com/pika5onic" text:style-name="ListLabel_20_2530" text:visited-style-name="ListLabel_20_2530"><text:span text:style-name="T6">https://soundcloud.com/pika5onic</text:span></text:a> (TODO)</text:p>
      <text:p text:style-name="P274"><text:span text:style-name="T7">Twitter:</text:span> <text:a xlink:type="simple" xlink:href="https://twitter.com/PIKASONIC_ofc" text:style-name="ListLabel_20_2530" text:visited-style-name="ListLabel_20_2530"><text:span text:style-name="T6">https://twitter.com/PIKASONIC_ofc</text:span></text:a> (TODO)</text:p>
      <text:p text:style-name="P274"><text:span text:style-name="T7">YouTube:</text:span> <text:a xlink:type="simple" xlink:href="https://www.youtube.com/@PIKASONIC" text:style-name="ListLabel_20_2530" text:visited-style-name="ListLabel_20_2530"><text:span text:style-name="T6">https://www.youtube.com/@PIKASONIC</text:span></text:a> (TODO)</text:p>
      <text:p text:style-name="Heading_20_2"><text:bookmark text:name="_gi1e4uni729a"/>PLEEG</text:p>
      <text:p text:style-name="Standard"><text:span text:style-name="T7">Songs:</text:span></text:p>
      <text:list xml:id="list3825471525" text:style-name="WWNum91">
        <text:list-item>
          <text:p text:style-name="P206"><text:a xlink:type="simple" xlink:href="#_s3uh2fv5ew1t" text:style-name="ListLabel_20_2530" text:visited-style-name="ListLabel_20_2530"><text:span text:style-name="T6">Stems</text:span></text:a> (with Pandrezz)</text:p>
        </text:list-item>
        <text:list-item>
          <text:p text:style-name="P206"><text:a xlink:type="simple" xlink:href="#_u2e9ep4np60j" text:style-name="ListLabel_20_2530" text:visited-style-name="ListLabel_20_2530"><text:span text:style-name="T6">Sweet</text:span></text:a></text:p>
        </text:list-item>
      </text:list>
      <text:p text:style-name="Heading_20_2"><text:bookmark text:name="_sx1a6j87i8d1"/>Project Skylate</text:p>
      <text:p text:style-name="Standard"><text:span text:style-name="T7">Songs:</text:span></text:p>
      <text:list xml:id="list3259792459" text:style-name="WWNum75">
        <text:list-item>
          <text:p text:style-name="P207"><text:a xlink:type="simple" xlink:href="#_5tc5ey44tutd" text:style-name="ListLabel_20_2530" text:visited-style-name="ListLabel_20_2530"><text:span text:style-name="T6">Green Tea</text:span></text:a> (with Lyrit)</text:p>
        </text:list-item>
      </text:list>
      <text:p text:style-name="Heading_20_2"><text:bookmark text:name="_6fpz4a84wies"/>r3n</text:p>
      <text:p text:style-name="Standard"><text:span text:style-name="T7">Songs:</text:span></text:p>
      <text:list xml:id="list634252971" text:style-name="WWNum265">
        <text:list-item>
          <text:p text:style-name="P208"><text:a xlink:type="simple" xlink:href="#_4pso8z5vwz4t" text:style-name="ListLabel_20_2530" text:visited-style-name="ListLabel_20_2530"><text:span text:style-name="T6">Flyleaf</text:span></text:a></text:p>
        </text:list-item>
      </text:list>
      <text:p text:style-name="Standard"><text:span text:style-name="T7">Links:</text:span></text:p>
      <text:p text:style-name="P274"><text:span text:style-name="T7">SoundCloud:</text:span> <text:a xlink:type="simple" xlink:href="https://soundcloud.com/r3_3_3n" text:style-name="ListLabel_20_2530" text:visited-style-name="ListLabel_20_2530"><text:span text:style-name="T6">https://soundcloud.com/r3_3_3n</text:span></text:a> (TODO)</text:p>
      <text:p text:style-name="Heading_20_2"><text:bookmark text:name="_kn5j3a8vc4e"/>RUQOA</text:p>
      <text:p text:style-name="Standard"><text:soft-page-break/><text:span text:style-name="T7">Songs:</text:span></text:p>
      <text:list xml:id="list2374353591" text:style-name="WWNum131">
        <text:list-item>
          <text:p text:style-name="P209"><text:a xlink:type="simple" xlink:href="#_qwbeeyyp7ofl" text:style-name="ListLabel_20_2530" text:visited-style-name="ListLabel_20_2530"><text:span text:style-name="T6">Sweet Crepe</text:span></text:a></text:p>
        </text:list-item>
      </text:list>
      <text:p text:style-name="Standard"><text:span text:style-name="T7">Links:</text:span></text:p>
      <text:p text:style-name="P274"><text:span text:style-name="T7">SoundCloud:</text:span> <text:a xlink:type="simple" xlink:href="https://soundcloud.com/ruqoa" text:style-name="ListLabel_20_2530" text:visited-style-name="ListLabel_20_2530"><text:span text:style-name="T6">https://soundcloud.com/ruqoa</text:span></text:a> (TODO)</text:p>
      <text:p text:style-name="P274"><text:span text:style-name="T7">Twitter:</text:span> <text:a xlink:type="simple" xlink:href="https://twitter.com/ruqoa_music" text:style-name="ListLabel_20_2531" text:visited-style-name="ListLabel_20_2531"><text:span text:style-name="T13">https://twitter.com/ruqoa_music</text:span></text:a> (dead link, last checked 2023 Mar 07)</text:p>
      <text:p text:style-name="Heading_20_2"><text:bookmark text:name="_1rfix82tsoxf"/>SaMZIng</text:p>
      <text:p text:style-name="Standard"><text:span text:style-name="T7">Songs:</text:span></text:p>
      <text:list xml:id="list2398271563" text:style-name="WWNum206">
        <text:list-item>
          <text:p text:style-name="P210"><text:a xlink:type="simple" xlink:href="#_s468j7vrfg36" text:style-name="ListLabel_20_2530" text:visited-style-name="ListLabel_20_2530"><text:span text:style-name="T6">Paper Planes</text:span></text:a></text:p>
        </text:list-item>
      </text:list>
      <text:p text:style-name="Standard"><text:span text:style-name="T7">Links:</text:span></text:p>
      <text:p text:style-name="P274"><text:span text:style-name="T7">SoundCloud:</text:span> <text:a xlink:type="simple" xlink:href="https://soundcloud.com/samzingyeah" text:style-name="ListLabel_20_2530" text:visited-style-name="ListLabel_20_2530"><text:span text:style-name="T6">https://soundcloud.com/samzingyeah</text:span></text:a> (TODO)</text:p>
      <text:p text:style-name="P274"><text:span text:style-name="T7">YouTube:</text:span> <text:a xlink:type="simple" xlink:href="https://www.youtube.com/@samzing1469" text:style-name="ListLabel_20_2530" text:visited-style-name="ListLabel_20_2530"><text:span text:style-name="T6">https://www.youtube.com/@samzing1469</text:span></text:a> (TODO)</text:p>
      <text:p text:style-name="Heading_20_2"><text:bookmark text:name="_kwfopb8q3hph"/>Sein &amp; Music</text:p>
      <text:p text:style-name="Standard"><text:span text:style-name="T7">Songs:</text:span></text:p>
      <text:list xml:id="list3478790092" text:style-name="WWNum228">
        <text:list-item>
          <text:p text:style-name="P211"><text:a xlink:type="simple" xlink:href="#_77toh1ulkl28" text:style-name="ListLabel_20_2530" text:visited-style-name="ListLabel_20_2530"><text:span text:style-name="T6">Cotton Cloud</text:span></text:a></text:p>
        </text:list-item>
      </text:list>
      <text:p text:style-name="Standard"><text:span text:style-name="T7">Note:</text:span> Social media accounts defunct</text:p>
      <text:p text:style-name="Standard"><text:span text:style-name="T7">Links:</text:span></text:p>
      <text:p text:style-name="P274"><text:span text:style-name="T7">YouTube:</text:span> Sein &amp; Music Official <text:a xlink:type="simple" xlink:href="https://www.youtube.com/@HangSangMarkEum" text:style-name="ListLabel_20_2530" text:visited-style-name="ListLabel_20_2530"><text:span text:style-name="T6">https://www.youtube.com/@HangSangMarkEum</text:span></text:a> (TODO)</text:p>
      <text:p text:style-name="Heading_20_2"><text:bookmark text:name="_nrhq1c6sw09f"/>Slappy</text:p>
      <text:p text:style-name="Standard"><text:span text:style-name="T7">Links:</text:span></text:p>
      <text:p text:style-name="P274"><text:span text:style-name="T7">Instagram:</text:span> <text:a xlink:type="simple" xlink:href="https://www.instagram.com/slappyowo" text:style-name="ListLabel_20_2530" text:visited-style-name="ListLabel_20_2530"><text:span text:style-name="T6">https://www.instagram.com/slappyowo</text:span></text:a> (TODO)</text:p>
      <text:p text:style-name="P274"><text:span text:style-name="T7">SoundCloud:</text:span> <text:a xlink:type="simple" xlink:href="https://soundcloud.com/slappy" text:style-name="ListLabel_20_2530" text:visited-style-name="ListLabel_20_2530"><text:span text:style-name="T6">https://soundcloud.com/slappy</text:span></text:a> (TODO)</text:p>
      <text:p text:style-name="P274"><text:span text:style-name="T7">Spotify:</text:span> <text:a xlink:type="simple" xlink:href="https://open.spotify.com/artist/5PtrJMNrurini0TcMWTGNh" text:style-name="ListLabel_20_2530" text:visited-style-name="ListLabel_20_2530"><text:span text:style-name="T6">https://open.spotify.com/artist/5PtrJMNrurini0TcMWTGNh</text:span></text:a> (TODO)</text:p>
      <text:p text:style-name="P274"><text:span text:style-name="T7">Twitter:</text:span> <text:a xlink:type="simple" xlink:href="https://twitter.com/slappyowo" text:style-name="ListLabel_20_2530" text:visited-style-name="ListLabel_20_2530"><text:span text:style-name="T6">https://twitter.com/slappyowo</text:span></text:a> (TODO)</text:p>
      <text:p text:style-name="P274"><text:span text:style-name="T7">YouTube:</text:span> <text:a xlink:type="simple" xlink:href="https://www.youtube.com/@Slappyowo" text:style-name="ListLabel_20_2530" text:visited-style-name="ListLabel_20_2530"><text:span text:style-name="T6">https://www.youtube.com/@Slappyowo</text:span></text:a> (TODO)</text:p>
      <text:p text:style-name="Heading_20_2"><text:bookmark text:name="_rnn40me4y5ob"/>slumberless</text:p>
      <text:p text:style-name="Standard"><text:span text:style-name="T7">Songs:</text:span></text:p>
      <text:list xml:id="list3814866352" text:style-name="WWNum155">
        <text:list-item>
          <text:p text:style-name="P212"><text:a xlink:type="simple" xlink:href="#_2gtvv6786qqp" text:style-name="ListLabel_20_2530" text:visited-style-name="ListLabel_20_2530"><text:span text:style-name="T6">Dreamin’ Tonight (slumberless Remix)</text:span></text:a></text:p>
        </text:list-item>
      </text:list>
      <text:p text:style-name="Heading_20_2"><text:bookmark text:name="_8ll1lqcg3i6k"/><text:soft-page-break/>Snail's House</text:p>
      <text:p text:style-name="Standard"><text:span text:style-name="T7">Songs:</text:span></text:p>
      <text:list xml:id="list2341362548" text:style-name="WWNum135">
        <text:list-item>
          <text:p text:style-name="P213"><text:a xlink:type="simple" xlink:href="#_4g6u8g27l0u5" text:style-name="ListLabel_20_2530" text:visited-style-name="ListLabel_20_2530"><text:span text:style-name="T6">Hot Milk</text:span></text:a></text:p>
        </text:list-item>
      </text:list>
      <text:p text:style-name="Standard"><text:span text:style-name="T7">Links:</text:span></text:p>
      <text:p text:style-name="P274"><text:span text:style-name="T7">Facebook:</text:span> <text:a xlink:type="simple" xlink:href="https://www.facebook.com/ujicosnaily" text:style-name="ListLabel_20_2530" text:visited-style-name="ListLabel_20_2530"><text:span text:style-name="T6">https://www.facebook.com/ujicosnaily</text:span></text:a> (TODO)</text:p>
      <text:p text:style-name="P274"><text:span text:style-name="T7">SoundCloud:</text:span> <text:a xlink:type="simple" xlink:href="https://soundcloud.com/ujico" text:style-name="ListLabel_20_2530" text:visited-style-name="ListLabel_20_2530"><text:span text:style-name="T6">https://soundcloud.com/ujico</text:span></text:a> (TODO)</text:p>
      <text:p text:style-name="P274"><text:span text:style-name="T7">Twitter:</text:span></text:p>
      <text:list xml:id="list2519093242" text:style-name="WWNum279">
        <text:list-item>
          <text:p text:style-name="P214"><text:span text:style-name="T14">https://twitter.com/loudnessfete</text:span> (outdated link, replaced, last checked 2023 Apr 05)</text:p>
        </text:list-item>
        <text:list-item>
          <text:p text:style-name="P214"><text:a xlink:type="simple" xlink:href="https://twitter.com/ujicosnail" text:style-name="ListLabel_20_2530" text:visited-style-name="ListLabel_20_2530"><text:span text:style-name="T6">https://twitter.com/ujicosnail</text:span></text:a> (TODO)</text:p>
        </text:list-item>
      </text:list>
      <text:p text:style-name="Heading_20_2"><text:bookmark text:name="_yov4o2318283"/>SoLush</text:p>
      <text:p text:style-name="Standard"><text:span text:style-name="T7">Songs:</text:span></text:p>
      <text:list xml:id="list45421075575340" text:continue-list="list3257579087" text:style-name="WWNum270">
        <text:list-item>
          <text:p text:style-name="P305"><text:a xlink:type="simple" xlink:href="#_s2e8srcdxg5e" text:style-name="ListLabel_20_2530" text:visited-style-name="ListLabel_20_2530"><text:span text:style-name="T6">Daydreaming</text:span></text:a></text:p>
        </text:list-item>
        <text:list-item>
          <text:p text:style-name="P305"><text:a xlink:type="simple" xlink:href="#_17gdhvv77gjk" text:style-name="ListLabel_20_2530" text:visited-style-name="ListLabel_20_2530"><text:span text:style-name="T6">Lovestruck</text:span></text:a> (with <text:a xlink:type="simple" xlink:href="#_4olapioscn3p" text:style-name="ListLabel_20_2530" text:visited-style-name="ListLabel_20_2530"><text:span text:style-name="T6">Hyp3rsleep</text:span></text:a>)</text:p>
        </text:list-item>
        <text:list-item>
          <text:p text:style-name="P305"><text:a xlink:type="simple" xlink:href="#_r9n4hoau63ad" text:style-name="ListLabel_20_2530" text:visited-style-name="ListLabel_20_2530"><text:span text:style-name="T6">Good Morning</text:span></text:a></text:p>
        </text:list-item>
        <text:list-item>
          <text:p text:style-name="P305"><text:a xlink:type="simple" xlink:href="#_gth6a0yw9cgf" text:style-name="ListLabel_20_2530" text:visited-style-name="ListLabel_20_2530"><text:span text:style-name="T6">Sakura</text:span></text:a></text:p>
        </text:list-item>
      </text:list>
      <text:p text:style-name="Standard"><text:span text:style-name="T7">Links:</text:span></text:p>
      <text:p text:style-name="P274"><text:span text:style-name="T7">Instagram:</text:span> <text:a xlink:type="simple" xlink:href="https://www.instagram.com/iamsolush" text:style-name="ListLabel_20_2530" text:visited-style-name="ListLabel_20_2530"><text:span text:style-name="T6">https://www.instagram.com/iamsolush</text:span></text:a> (TODO)</text:p>
      <text:p text:style-name="P274"><text:span text:style-name="T7">SoundCloud:</text:span> <text:a xlink:type="simple" xlink:href="https://soundcloud.com/iamsolush" text:style-name="ListLabel_20_2530" text:visited-style-name="ListLabel_20_2530"><text:span text:style-name="T6">https://soundcloud.com/iamsolush</text:span></text:a> (TODO)</text:p>
      <text:p text:style-name="P274"><text:span text:style-name="T7">Spotify:</text:span> <text:a xlink:type="simple" xlink:href="https://open.spotify.com/artist/4warakaREUb68wqw3suiaw" text:style-name="ListLabel_20_2530" text:visited-style-name="ListLabel_20_2530"><text:span text:style-name="T6">https://open.spotify.com/artist/4warakaREUb68wqw3suiaw</text:span></text:a> (TODO)</text:p>
      <text:p text:style-name="P274"><text:span text:style-name="T7">YouTube:</text:span> <text:a xlink:type="simple" xlink:href="https://www.youtube.com/@SoLushMusic" text:style-name="ListLabel_20_2530" text:visited-style-name="ListLabel_20_2530"><text:span text:style-name="T6">https://www.youtube.com/@SoLushMusic</text:span></text:a> (TODO)</text:p>
      <text:p text:style-name="Heading_20_2"><text:bookmark text:name="_9v5pd42hkxg1"/>Stereoman</text:p>
      <text:p text:style-name="Standard"><text:span text:style-name="T7">Songs:</text:span></text:p>
      <text:list xml:id="list3004851316" text:style-name="WWNum280">
        <text:list-item>
          <text:p text:style-name="P215"><text:a xlink:type="simple" xlink:href="#_i8sff8wfr2u6" text:style-name="ListLabel_20_2530" text:visited-style-name="ListLabel_20_2530"><text:span text:style-name="T6">Bubble Cat</text:span></text:a></text:p>
        </text:list-item>
      </text:list>
      <text:p text:style-name="Standard"><text:span text:style-name="T7">Contributed to album:</text:span></text:p>
      <text:list xml:id="list3783024059" text:style-name="WWNum67">
        <text:list-item>
          <text:p text:style-name="P216"><text:a xlink:type="simple" xlink:href="#_e9atq2i3n8rs" text:style-name="ListLabel_20_2530" text:visited-style-name="ListLabel_20_2530"><text:span text:style-name="T6">Kirara Anthems vol.3</text:span></text:a></text:p>
        </text:list-item>
      </text:list>
      <text:p text:style-name="Standard"><text:span text:style-name="T7">Links:</text:span></text:p>
      <text:p text:style-name="P274"><text:span text:style-name="T7">Bandcamp:</text:span> Stereoman_JPN <text:a xlink:type="simple" xlink:href="https://stereomanjpn.bandcamp.com" text:style-name="ListLabel_20_2530" text:visited-style-name="ListLabel_20_2530"><text:span text:style-name="T6">https://stereomanjpn.bandcamp.com</text:span></text:a> (TODO)</text:p>
      <text:p text:style-name="P274"><text:soft-page-break/><text:span text:style-name="T7">SoundCloud:</text:span> Stereoman_jpn <text:a xlink:type="simple" xlink:href="https://soundcloud.com/5tereomanjpn" text:style-name="ListLabel_20_2530" text:visited-style-name="ListLabel_20_2530"><text:span text:style-name="T6">https://soundcloud.com/5tereomanjpn</text:span></text:a> (TODO)</text:p>
      <text:p text:style-name="P274"><text:span text:style-name="T7">Twitter:</text:span> Stereoman (@2_shape) <text:a xlink:type="simple" xlink:href="https://twitter.com/2_shape" text:style-name="ListLabel_20_2530" text:visited-style-name="ListLabel_20_2530"><text:span text:style-name="T6">https://twitter.com/2_shape</text:span></text:a> (TODO)</text:p>
      <text:p text:style-name="Heading_20_2"><text:bookmark text:name="_lwuo0wa5lb3u"/>Stessie</text:p>
      <text:p text:style-name="Standard"><text:span text:style-name="T7">Songs:</text:span></text:p>
      <text:list xml:id="list2032882509" text:style-name="WWNum143">
        <text:list-item>
          <text:p text:style-name="P217"><text:a xlink:type="simple" xlink:href="#_ru4a1ve1i5qh" text:style-name="ListLabel_20_2530" text:visited-style-name="ListLabel_20_2530"><text:span text:style-name="T6">Ready</text:span></text:a></text:p>
        </text:list-item>
        <text:list-item>
          <text:p text:style-name="P217"><text:a xlink:type="simple" xlink:href="#_mq9893nfuyt7" text:style-name="ListLabel_20_2530" text:visited-style-name="ListLabel_20_2530"><text:span text:style-name="T6">Sprinkles!</text:span></text:a></text:p>
        </text:list-item>
      </text:list>
      <text:p text:style-name="Heading_20_2"><text:bookmark text:name="_db2ivwh8vlmt"/>Street</text:p>
      <text:p text:style-name="Standard"><text:span text:style-name="T7">Songs:</text:span></text:p>
      <text:list xml:id="list4220953457" text:style-name="WWNum17">
        <text:list-item>
          <text:p text:style-name="P218"><text:a xlink:type="simple" xlink:href="#_v5knoavk71y1" text:style-name="ListLabel_20_2530" text:visited-style-name="ListLabel_20_2530"><text:span text:style-name="T6">何も考えてない時の僕</text:span></text:a></text:p>
        </text:list-item>
      </text:list>
      <text:p text:style-name="Heading_20_2"><text:bookmark text:name="_o05es4ynjkoi"/>succducc</text:p>
      <text:p text:style-name="Standard"><text:span text:style-name="T7">Songs:</text:span></text:p>
      <text:list xml:id="list1060314404" text:style-name="WWNum224">
        <text:list-item>
          <text:p text:style-name="P219"><text:a xlink:type="simple" xlink:href="#_jfdyrxq76mbx" text:style-name="ListLabel_20_2530" text:visited-style-name="ListLabel_20_2530"><text:span text:style-name="T6">me &amp; u (succducc bootleg)</text:span></text:a></text:p>
        </text:list-item>
      </text:list>
      <text:p text:style-name="Standard"><text:span text:style-name="T7">Links:</text:span></text:p>
      <text:p text:style-name="Standard"><text:span text:style-name="T7">SoundCloud:</text:span></text:p>
      <text:list xml:id="list3765694126" text:style-name="WWNum32">
        <text:list-item>
          <text:p text:style-name="P220"><text:a xlink:type="simple" xlink:href="https://soundcloud.com/succducc" text:style-name="ListLabel_20_2530" text:visited-style-name="ListLabel_20_2530"><text:span text:style-name="T6">https://soundcloud.com/succducc</text:span></text:a> (TODO)</text:p>
        </text:list-item>
        <text:list-item>
          <text:p text:style-name="P220"><text:a xlink:type="simple" xlink:href="https://soundcloud.com/airuei" text:style-name="ListLabel_20_2530" text:visited-style-name="ListLabel_20_2530"><text:span text:style-name="T6">https://soundcloud.com/airuei</text:span></text:a> (TODO: should this go to its own entry?)</text:p>
        </text:list-item>
      </text:list>
      <text:p text:style-name="Heading_20_2"><text:bookmark text:name="_kerhu9z8t23n"/>Sweet Dove</text:p>
      <text:p text:style-name="Standard"><text:span text:style-name="T7">Songs:</text:span></text:p>
      <text:list xml:id="list1589767403" text:style-name="WWNum83">
        <text:list-item>
          <text:p text:style-name="P221"><text:a xlink:type="simple" xlink:href="#_1nxjgk7cxjn" text:style-name="ListLabel_20_2530" text:visited-style-name="ListLabel_20_2530"><text:span text:style-name="T6">Treats</text:span></text:a></text:p>
        </text:list-item>
      </text:list>
      <text:p text:style-name="Standard"><text:span text:style-name="T7">Albums:</text:span></text:p>
      <text:list xml:id="list1521123695" text:style-name="WWNum106">
        <text:list-item>
          <text:p text:style-name="P222"><text:a xlink:type="simple" xlink:href="#_9cipslwisbwn" text:style-name="ListLabel_20_2530" text:visited-style-name="ListLabel_20_2530"><text:span text:style-name="T6">Dionysian Imitatio: Kawaii</text:span></text:a></text:p>
        </text:list-item>
      </text:list>
      <text:p text:style-name="Standard"><text:span text:style-name="T7">Links:</text:span></text:p>
      <text:p text:style-name="P274"><text:span text:style-name="T7">Bandcamp:</text:span> <text:a xlink:type="simple" xlink:href="https://sweetdove.bandcamp.com" text:style-name="ListLabel_20_2530" text:visited-style-name="ListLabel_20_2530"><text:span text:style-name="T6">https://sweetdove.bandcamp.com</text:span></text:a> (TODO)</text:p>
      <text:p text:style-name="P274"><text:span text:style-name="T7">SoundCloud:</text:span> <text:a xlink:type="simple" xlink:href="https://soundcloud.com/sweetdove" text:style-name="ListLabel_20_2530" text:visited-style-name="ListLabel_20_2530"><text:span text:style-name="T6">https://soundcloud.com/sweetdove</text:span></text:a> (TODO)</text:p>
      <text:p text:style-name="P274"><text:span text:style-name="T7">Twitter:</text:span> <text:a xlink:type="simple" xlink:href="https://twitter.com/SweetDoveMusic" text:style-name="ListLabel_20_2530" text:visited-style-name="ListLabel_20_2530"><text:span text:style-name="T6">https://twitter.com/SweetDoveMusic</text:span></text:a> (TODO)</text:p>
      <text:p text:style-name="P274"><text:span text:style-name="T7">YouTube:</text:span> <text:a xlink:type="simple" xlink:href="https://www.youtube.com/@SweetDoveMusic" text:style-name="ListLabel_20_2530" text:visited-style-name="ListLabel_20_2530"><text:span text:style-name="T6">https://www.youtube.com/@SweetDoveMusic</text:span></text:a> (TODO)</text:p>
      <text:p text:style-name="Heading_20_2"><text:bookmark text:name="_fzdlr4ghcxbv"/>Synthion</text:p>
      <text:p text:style-name="Standard"><text:soft-page-break/><text:span text:style-name="T7">Songs:</text:span></text:p>
      <text:list xml:id="list2928177804" text:style-name="WWNum156">
        <text:list-item>
          <text:p text:style-name="P223"><text:a xlink:type="simple" xlink:href="#_4m3rkpp19oc6" text:style-name="ListLabel_20_2530" text:visited-style-name="ListLabel_20_2530"><text:span text:style-name="T6">Akiba</text:span></text:a></text:p>
        </text:list-item>
      </text:list>
      <text:p text:style-name="Standard"><text:span text:style-name="T7">Links:</text:span></text:p>
      <text:p text:style-name="P303"><text:span text:style-name="T7">Facebook:</text:span> <text:a xlink:type="simple" xlink:href="https://www.facebook.com/imsynthion" text:style-name="ListLabel_20_2530" text:visited-style-name="ListLabel_20_2530"><text:span text:style-name="T6">https://www.facebook.com/imsynthion</text:span></text:a> (TODO)</text:p>
      <text:p text:style-name="P303"><text:span text:style-name="T7">SoundCloud:</text:span> <text:a xlink:type="simple" xlink:href="https://soundcloud.com/synthion" text:style-name="ListLabel_20_2530" text:visited-style-name="ListLabel_20_2530"><text:span text:style-name="T6">https://soundcloud.com/synthion</text:span></text:a> (TODO)</text:p>
      <text:p text:style-name="P303"><text:span text:style-name="T7">Spotify:</text:span> <text:a xlink:type="simple" xlink:href="https://sptfy.com/synthion" text:style-name="ListLabel_20_2531" text:visited-style-name="ListLabel_20_2531"><text:span text:style-name="T13">https://sptfy.com/synthion</text:span></text:a> (dead link, last checked 2023 Mar 11)</text:p>
      <text:p text:style-name="P303"><text:span text:style-name="T7">Twitter:</text:span> <text:a xlink:type="simple" xlink:href="https://twitter.com/synthionmusic" text:style-name="ListLabel_20_2530" text:visited-style-name="ListLabel_20_2530"><text:span text:style-name="T6">https://twitter.com/synthionmusic</text:span></text:a> (TODO)</text:p>
      <text:p text:style-name="P303"><text:span text:style-name="T7">Website:</text:span> <text:a xlink:type="simple" xlink:href="https://synthion.space" text:style-name="ListLabel_20_2530" text:visited-style-name="ListLabel_20_2530"><text:span text:style-name="T6">https://synthion.space</text:span></text:a> (TODO)</text:p>
      <text:p text:style-name="P303"><text:span text:style-name="T7">YouTube:</text:span> <text:a xlink:type="simple" xlink:href="https://www.youtube.com/@synthion" text:style-name="ListLabel_20_2530" text:visited-style-name="ListLabel_20_2530"><text:span text:style-name="T6">https://www.youtube.com/@synthion</text:span></text:a> (TODO)</text:p>
      <text:p text:style-name="Heading_20_2"><text:bookmark text:name="_ahl8rt5hfok2"/>Systile</text:p>
      <text:p text:style-name="Standard"><text:span text:style-name="T7">Songs:</text:span></text:p>
      <text:list xml:id="list3844074840" text:style-name="WWNum127">
        <text:list-item>
          <text:p text:style-name="P224"><text:a xlink:type="simple" xlink:href="#_fe30zx8g2yy" text:style-name="ListLabel_20_2530" text:visited-style-name="ListLabel_20_2530"><text:span text:style-name="T6">Marmalade</text:span></text:a></text:p>
        </text:list-item>
        <text:list-item>
          <text:p text:style-name="P224"><text:a xlink:type="simple" xlink:href="#_m0uypaczqmae" text:style-name="ListLabel_20_2530" text:visited-style-name="ListLabel_20_2530"><text:span text:style-name="T6">A Centimetre Apart (Systile Remix)</text:span></text:a></text:p>
        </text:list-item>
      </text:list>
      <text:p text:style-name="Standard"><text:span text:style-name="T7">Links:</text:span></text:p>
      <text:p text:style-name="P274"><text:span text:style-name="T7">Bandcamp:</text:span> <text:a xlink:type="simple" xlink:href="https://systile.bandcamp.com" text:style-name="ListLabel_20_2530" text:visited-style-name="ListLabel_20_2530"><text:span text:style-name="T6">https://systile.bandcamp.com</text:span></text:a> (TODO)</text:p>
      <text:p text:style-name="P274"><text:span text:style-name="T7">SoundCloud:</text:span> <text:a xlink:type="simple" xlink:href="https://soundcloud.com/gd-creatorsysl" text:style-name="ListLabel_20_2530" text:visited-style-name="ListLabel_20_2530"><text:span text:style-name="T6">https://soundcloud.com/gd-creatorsysl</text:span></text:a> (TODO)</text:p>
      <text:p text:style-name="P274"><text:span text:style-name="T7">Twitter:</text:span> <text:a xlink:type="simple" xlink:href="https://twitter.com/Sysl_8" text:style-name="ListLabel_20_2530" text:visited-style-name="ListLabel_20_2530"><text:span text:style-name="T6">https://twitter.com/Sysl_8</text:span></text:a> (TODO)</text:p>
      <text:p text:style-name="P274"><text:span text:style-name="T7">YouTube:</text:span> <text:a xlink:type="simple" xlink:href="https://www.youtube.com/@systile422" text:style-name="ListLabel_20_2530" text:visited-style-name="ListLabel_20_2530"><text:span text:style-name="T6">https://www.youtube.com/@systile422</text:span></text:a> (TODO)</text:p>
      <text:p text:style-name="Heading_20_2"><text:bookmark text:name="_k6t80jclblzw"/>Syui</text:p>
      <text:p text:style-name="Standard"><text:span text:style-name="T7">Songs:</text:span></text:p>
      <text:list xml:id="list2476301210" text:style-name="WWNum139">
        <text:list-item>
          <text:p text:style-name="P225"><text:a xlink:type="simple" xlink:href="#_ure7ayauxzjr" text:style-name="ListLabel_20_2530" text:visited-style-name="ListLabel_20_2530"><text:span text:style-name="T6">Isekai</text:span></text:a></text:p>
        </text:list-item>
        <text:list-item>
          <text:p text:style-name="P225"><text:a xlink:type="simple" xlink:href="#_6va3h5dwx7wq" text:style-name="ListLabel_20_2530" text:visited-style-name="ListLabel_20_2530"><text:span text:style-name="T6">Virtual Rush</text:span></text:a></text:p>
        </text:list-item>
      </text:list>
      <text:p text:style-name="Standard"><text:span text:style-name="T7">Links:</text:span></text:p>
      <text:p text:style-name="P274"><text:span text:style-name="T7">SoundCloud:</text:span> <text:a xlink:type="simple" xlink:href="https://soundcloud.com/syuii" text:style-name="ListLabel_20_2530" text:visited-style-name="ListLabel_20_2530"><text:span text:style-name="T6">https://soundcloud.com/syuii</text:span></text:a> (TODO)</text:p>
      <text:p text:style-name="P274"><text:span text:style-name="T7">Twitter:</text:span> <text:a xlink:type="simple" xlink:href="https://twitter.com/RareSuica" text:style-name="ListLabel_20_2530" text:visited-style-name="ListLabel_20_2530"><text:span text:style-name="T6">https://twitter.com/RareSuica</text:span></text:a> (TODO)</text:p>
      <text:p text:style-name="Heading_20_2"><text:bookmark text:name="_xtl8cnmnsstd"/>Tecchi</text:p>
      <text:p text:style-name="Standard"><text:span text:style-name="T7">Songs:</text:span></text:p>
      <text:list xml:id="list561434762" text:style-name="WWNum246">
        <text:list-item>
          <text:p text:style-name="P226"><text:soft-page-break/><text:a xlink:type="simple" xlink:href="#_t0sb6qlg7kox" text:style-name="ListLabel_20_2530" text:visited-style-name="ListLabel_20_2530"><text:span text:style-name="T6">Chuuni</text:span></text:a> (with Amacchi; Kagi)</text:p>
        </text:list-item>
        <text:list-item>
          <text:p text:style-name="P226"><text:a xlink:type="simple" xlink:href="#_12w8gepw16yx" text:style-name="ListLabel_20_2530" text:visited-style-name="ListLabel_20_2530"><text:span text:style-name="T6">Jump!</text:span></text:a> (with Elliot Hsu)</text:p>
        </text:list-item>
      </text:list>
      <text:p text:style-name="Standard"><text:span text:style-name="T7">Links:</text:span></text:p>
      <text:p text:style-name="P274"><text:span text:style-name="T7">SoundCloud:</text:span> <text:a xlink:type="simple" xlink:href="https://soundcloud.com/tecchii" text:style-name="ListLabel_20_2530" text:visited-style-name="ListLabel_20_2530"><text:span text:style-name="T6">https://soundcloud.com/tecchii</text:span></text:a> (TODO)</text:p>
      <text:p text:style-name="P274"><text:span text:style-name="T7">Twitter:</text:span> <text:a xlink:type="simple" xlink:href="https://twitter.com/notTecchi" text:style-name="ListLabel_20_2530" text:visited-style-name="ListLabel_20_2530"><text:span text:style-name="T6">https://twitter.com/notTecchi</text:span></text:a> (TODO)</text:p>
      <text:p text:style-name="Heading_20_2"><text:bookmark text:name="_mybtcf6a7ips"/>Tenkitsune</text:p>
      <text:p text:style-name="Standard"><text:span text:style-name="T7">Songs:</text:span></text:p>
      <text:list xml:id="list2727030419" text:style-name="WWNum182">
        <text:list-item>
          <text:p text:style-name="P227"><text:a xlink:type="simple" xlink:href="#_8ljauh4waglr" text:style-name="ListLabel_20_2530" text:visited-style-name="ListLabel_20_2530"><text:span text:style-name="T6">Triple Sweet</text:span></text:a> (with AIKA; Trifect)</text:p>
        </text:list-item>
      </text:list>
      <text:p text:style-name="Standard"><text:span text:style-name="T7">Links:</text:span></text:p>
      <text:p text:style-name="P274"><text:span text:style-name="T7">SoundCloud:</text:span> <text:a xlink:type="simple" xlink:href="https://soundcloud.com/tenkitsunemusic" text:style-name="ListLabel_20_2530" text:visited-style-name="ListLabel_20_2530"><text:span text:style-name="T6">https://soundcloud.com/tenkitsunemusic</text:span></text:a> (TODO)</text:p>
      <text:p text:style-name="Heading_20_2"><text:bookmark text:name="_qj5id5jw3gh9"/>Tenma Tenma</text:p>
      <text:p text:style-name="Standard"><text:span text:style-name="T7">Songs:</text:span></text:p>
      <text:list xml:id="list1799523869" text:style-name="WWNum119">
        <text:list-item>
          <text:p text:style-name="P228"><text:a xlink:type="simple" xlink:href="#_fhrb5z26zqt4" text:style-name="ListLabel_20_2530" text:visited-style-name="ListLabel_20_2530"><text:span text:style-name="T6">Tenma Tenma - September</text:span></text:a></text:p>
        </text:list-item>
      </text:list>
      <text:p text:style-name="Standard"><text:span text:style-name="T7">Links:</text:span></text:p>
      <text:p text:style-name="P274"><text:span text:style-name="T7">SoundCloud:</text:span> <text:a xlink:type="simple" xlink:href="https://soundcloud.com/tenma-tenma" text:style-name="ListLabel_20_2530" text:visited-style-name="ListLabel_20_2530"><text:span text:style-name="T6">https://soundcloud.com/tenma-tenma</text:span></text:a> (TODO)</text:p>
      <text:p text:style-name="P274"><text:span text:style-name="T7">Twitter:</text:span> <text:a xlink:type="simple" xlink:href="https://twitter.com/tenmaatenma" text:style-name="ListLabel_20_2530" text:visited-style-name="ListLabel_20_2530"><text:span text:style-name="T6">https://twitter.com/tenmaatenma</text:span></text:a> (TODO)</text:p>
      <text:p text:style-name="Heading_20_2"><text:bookmark text:name="_ou2s0vwu1w62"/>tokiwa</text:p>
      <text:p text:style-name="Standard"><text:span text:style-name="T7">Songs:</text:span></text:p>
      <text:list xml:id="list874895507" text:style-name="WWNum76">
        <text:list-item>
          <text:p text:style-name="P229"><text:a xlink:type="simple" xlink:href="#_zdnoudszdncw" text:style-name="ListLabel_20_2530" text:visited-style-name="ListLabel_20_2530"><text:span text:style-name="T6">Gemini</text:span></text:a></text:p>
        </text:list-item>
      </text:list>
      <text:p text:style-name="Heading_20_2"><text:bookmark text:name="_lcg5rec1h0we"/>tomatoism</text:p>
      <text:p text:style-name="Standard"><text:span text:style-name="T7">Songs:</text:span></text:p>
      <text:list xml:id="list4274322661" text:style-name="WWNum61">
        <text:list-item>
          <text:p text:style-name="P230"><text:a xlink:type="simple" xlink:href="#_t57dgpnpqxff" text:style-name="ListLabel_20_2530" text:visited-style-name="ListLabel_20_2530"><text:span text:style-name="T6">Naruhodo</text:span></text:a></text:p>
        </text:list-item>
      </text:list>
      <text:p text:style-name="Standard"><text:span text:style-name="T7">Albums:</text:span></text:p>
      <text:list xml:id="list2684245526" text:style-name="WWNum175">
        <text:list-item>
          <text:p text:style-name="P231"><text:a xlink:type="simple" xlink:href="#_1dlg97x7lbcw" text:style-name="ListLabel_20_2530" text:visited-style-name="ListLabel_20_2530"><text:span text:style-name="T6">Ahoge EP</text:span></text:a></text:p>
        </text:list-item>
      </text:list>
      <text:p text:style-name="Heading_20_2"><text:bookmark text:name="_p203k55ymhe7"/>Trifect</text:p>
      <text:p text:style-name="Standard"><text:span text:style-name="T7">Songs:</text:span></text:p>
      <text:list xml:id="list960695941" text:style-name="WWNum130">
        <text:list-item>
          <text:p text:style-name="P232"><text:a xlink:type="simple" xlink:href="#_3q6npzcw9e6y" text:style-name="ListLabel_20_2530" text:visited-style-name="ListLabel_20_2530"><text:span text:style-name="T6">Light The Way!</text:span></text:a> (with AIKA)</text:p>
        </text:list-item>
        <text:list-item>
          <text:p text:style-name="P232"><text:soft-page-break/><text:a xlink:type="simple" xlink:href="#_8ljauh4waglr" text:style-name="ListLabel_20_2530" text:visited-style-name="ListLabel_20_2530"><text:span text:style-name="T6">Triple Sweet</text:span></text:a> (with AIKA; Tenkitsune)</text:p>
        </text:list-item>
      </text:list>
      <text:p text:style-name="Standard"><text:span text:style-name="T7">Links:</text:span></text:p>
      <text:p text:style-name="P274"><text:span text:style-name="T7">Bandcamp:</text:span> <text:a xlink:type="simple" xlink:href="https://trifect.bandcamp.com" text:style-name="ListLabel_20_2530" text:visited-style-name="ListLabel_20_2530"><text:span text:style-name="T6">https://trifect.bandcamp.com</text:span></text:a> (TODO)</text:p>
      <text:p text:style-name="P274"><text:span text:style-name="T7">Facebook:</text:span> <text:a xlink:type="simple" xlink:href="https://www.facebook.com/trifectmusic" text:style-name="ListLabel_20_2530" text:visited-style-name="ListLabel_20_2530"><text:span text:style-name="T6">https://www.facebook.com/trifectmusic</text:span></text:a> (TODO)</text:p>
      <text:p text:style-name="P274"><text:span text:style-name="T7">SoundCloud:</text:span> <text:a xlink:type="simple" xlink:href="https://soundcloud.com/trifectt" text:style-name="ListLabel_20_2530" text:visited-style-name="ListLabel_20_2530"><text:span text:style-name="T6">https://soundcloud.com/trifectt</text:span></text:a> (TODO)</text:p>
      <text:p text:style-name="P274"><text:span text:style-name="T7">Twitter:</text:span> <text:a xlink:type="simple" xlink:href="https://twitter.com/Trifectt" text:style-name="ListLabel_20_2530" text:visited-style-name="ListLabel_20_2530"><text:span text:style-name="T6">https://twitter.com/Trifectt</text:span></text:a> (TODO)</text:p>
      <text:p text:style-name="P274"><text:span text:style-name="T7">YouTube:</text:span> <text:a xlink:type="simple" xlink:href="https://www.youtube.com/@trifectmusic" text:style-name="ListLabel_20_2530" text:visited-style-name="ListLabel_20_2530"><text:span text:style-name="T6">https://www.youtube.com/@trifectmusic</text:span></text:a> (TODO)</text:p>
      <text:p text:style-name="Heading_20_2"><text:bookmark text:name="_voe0ziwglysj"/>unmo</text:p>
      <text:p text:style-name="Standard"><text:span text:style-name="T7">Links:</text:span></text:p>
      <text:p text:style-name="P274"><text:span text:style-name="T7">YouTube:</text:span> <text:a xlink:type="simple" xlink:href="https://www.youtube.com/@unmo2850" text:style-name="ListLabel_20_2530" text:visited-style-name="ListLabel_20_2530"><text:span text:style-name="T6">https://www.youtube.com/@unmo2850</text:span></text:a> (TODO)</text:p>
      <text:p text:style-name="Heading_20_2"><text:bookmark text:name="_kx29t57pj8ep"/>Wave Meow</text:p>
      <text:p text:style-name="Standard"><text:span text:style-name="T7">Songs:</text:span></text:p>
      <text:list xml:id="list3179313588" text:style-name="WWNum126">
        <text:list-item>
          <text:p text:style-name="P233"><text:a xlink:type="simple" xlink:href="#_z67ft6vz90rg" text:style-name="ListLabel_20_2530" text:visited-style-name="ListLabel_20_2530"><text:span text:style-name="T6">Sunset (Wave Meow Remix)</text:span></text:a></text:p>
        </text:list-item>
      </text:list>
      <text:p text:style-name="Heading_20_2"><text:bookmark text:name="_upewutlzh2s8"/>WDFQ</text:p>
      <text:p text:style-name="Standard"><text:span text:style-name="T7">Songs:</text:span></text:p>
      <text:list xml:id="list1255779849" text:style-name="WWNum4">
        <text:list-item>
          <text:p text:style-name="P234"><text:a xlink:type="simple" xlink:href="#_bc1w63tv8p80" text:style-name="ListLabel_20_2530" text:visited-style-name="ListLabel_20_2530"><text:span text:style-name="T6">Sugar Rush</text:span></text:a></text:p>
        </text:list-item>
      </text:list>
      <text:p text:style-name="Heading_20_2"><text:bookmark text:name="_8g78v0sui724"/>Wisp X</text:p>
      <text:p text:style-name="Standard"><text:span text:style-name="T7">Links:</text:span></text:p>
      <text:p text:style-name="P274"><text:span text:style-name="T7">Facebook:</text:span> <text:a xlink:type="simple" xlink:href="https://www.facebook.com/wispxmusic" text:style-name="ListLabel_20_2530" text:visited-style-name="ListLabel_20_2530"><text:span text:style-name="T6">https://www.facebook.com/wispxmusic</text:span></text:a> (TODO)</text:p>
      <text:p text:style-name="P274"><text:span text:style-name="T7">Instagram:</text:span> <text:a xlink:type="simple" xlink:href="https://www.instagram.com/wispx_" text:style-name="ListLabel_20_2530" text:visited-style-name="ListLabel_20_2530"><text:span text:style-name="T6">https://www.instagram.com/wispx_</text:span></text:a> (TODO)</text:p>
      <text:p text:style-name="P274"><text:span text:style-name="T7">SoundCloud:</text:span> <text:a xlink:type="simple" xlink:href="https://soundcloud.com/wispx" text:style-name="ListLabel_20_2530" text:visited-style-name="ListLabel_20_2530"><text:span text:style-name="T6">https://soundcloud.com/wispx</text:span></text:a> (TODO)</text:p>
      <text:p text:style-name="P274"><text:span text:style-name="T7">Spotify:</text:span> <text:a xlink:type="simple" xlink:href="https://open.spotify.com/artist/6qxhZqIAvYzDVKIyyYtVlX" text:style-name="ListLabel_20_2530" text:visited-style-name="ListLabel_20_2530"><text:span text:style-name="T6">https://open.spotify.com/artist/6qxhZqIAvYzDVKIyyYtVlX</text:span></text:a> (TODO)</text:p>
      <text:p text:style-name="P274"><text:span text:style-name="T7">Twitter:</text:span> <text:a xlink:type="simple" xlink:href="https://twitter.com/wispx" text:style-name="ListLabel_20_2530" text:visited-style-name="ListLabel_20_2530"><text:span text:style-name="T6">https://twitter.com/wispx</text:span></text:a> (TODO)</text:p>
      <text:p text:style-name="P274"><text:span text:style-name="T7">YouTube:</text:span> <text:a xlink:type="simple" xlink:href="https://www.youtube.com/@WispX" text:style-name="ListLabel_20_2530" text:visited-style-name="ListLabel_20_2530"><text:span text:style-name="T6">https://www.youtube.com/@WispX</text:span></text:a> (TODO)</text:p>
      <text:p text:style-name="Heading_20_2"><text:bookmark text:name="_krku6v8ulrok"/>XVAN</text:p>
      <text:p text:style-name="Standard"><text:span text:style-name="T7">Links:</text:span></text:p>
      <text:p text:style-name="P274"><text:span text:style-name="T7">Facebook:</text:span> <text:a xlink:type="simple" xlink:href="https://www.facebook.com/xvanmusic" text:style-name="ListLabel_20_2530" text:visited-style-name="ListLabel_20_2530"><text:span text:style-name="T6">https://www.facebook.com/xvanmusic</text:span></text:a> (TODO)</text:p>
      <text:p text:style-name="P274"><text:soft-page-break/><text:span text:style-name="T7">Instagram:</text:span> <text:a xlink:type="simple" xlink:href="https://www.instagram.com/xvan.jpg" text:style-name="ListLabel_20_2530" text:visited-style-name="ListLabel_20_2530"><text:span text:style-name="T6">https://www.instagram.com/xvan.jpg</text:span></text:a> (TODO)</text:p>
      <text:p text:style-name="P274"><text:span text:style-name="T7">SoundCloud:</text:span> <text:a xlink:type="simple" xlink:href="https://soundcloud.com/xvanmusic" text:style-name="ListLabel_20_2530" text:visited-style-name="ListLabel_20_2530"><text:span text:style-name="T6">https://soundcloud.com/xvanmusic</text:span></text:a> (TODO)</text:p>
      <text:p text:style-name="P274"><text:span text:style-name="T7">Spotify:</text:span> <text:a xlink:type="simple" xlink:href="https://open.spotify.com/artist/5LSpMn90ESi7LwDhSSvWaQ" text:style-name="ListLabel_20_2530" text:visited-style-name="ListLabel_20_2530"><text:span text:style-name="T6">https://open.spotify.com/artist/5LSpMn90ESi7LwDhSSvWaQ</text:span></text:a> (TODO)</text:p>
      <text:p text:style-name="P274"><text:span text:style-name="T7">Twitter:</text:span> <text:a xlink:type="simple" xlink:href="https://twitter.com/xvanmusic" text:style-name="ListLabel_20_2530" text:visited-style-name="ListLabel_20_2530"><text:span text:style-name="T6">https://twitter.com/xvanmusic</text:span></text:a> (TODO)</text:p>
      <text:p text:style-name="Heading_20_2"><text:bookmark text:name="_u1cctvh6nl06"/>Yktr</text:p>
      <text:p text:style-name="Standard"><text:span text:style-name="T7">Names:</text:span></text:p>
      <text:p text:style-name="P274"><text:span text:style-name="T7">New:</text:span> あすく/＊-Teris</text:p>
      <text:p text:style-name="Standard"><text:span text:style-name="T7">Links:</text:span></text:p>
      <text:p text:style-name="P274"><text:span text:style-name="T7">SoundCloud:</text:span> <text:a xlink:type="simple" xlink:href="https://soundcloud.com/asuka_hou" text:style-name="ListLabel_20_2530" text:visited-style-name="ListLabel_20_2530"><text:span text:style-name="T6">https://soundcloud.com/asuka_hou</text:span></text:a> (TODO)<text:line-break/><text:span text:style-name="T7">Twitter:</text:span> <text:a xlink:type="simple" xlink:href="https://twitter.com/AskorAsuka" text:style-name="ListLabel_20_2530" text:visited-style-name="ListLabel_20_2530"><text:span text:style-name="T6">https://twitter.com/AskorAsuka</text:span></text:a> (TODO)</text:p>
      <text:p text:style-name="Heading_20_2"><text:bookmark text:name="_8yhnpsq6558n"/>Yu-dachi</text:p>
      <text:p text:style-name="Standard"><text:span text:style-name="T7">Links:</text:span></text:p>
      <text:p text:style-name="P274"><text:span text:style-name="T7">Bandcamp:</text:span> <text:a xlink:type="simple" xlink:href="https://yu-dachi.bandcamp.com" text:style-name="ListLabel_20_2530" text:visited-style-name="ListLabel_20_2530"><text:span text:style-name="T6">https://yu-dachi.bandcamp.com</text:span></text:a> (TODO)</text:p>
      <text:p text:style-name="P274"><text:span text:style-name="T7">SoundCloud:</text:span> <text:a xlink:type="simple" xlink:href="https://soundcloud.com/yu-dachi" text:style-name="ListLabel_20_2530" text:visited-style-name="ListLabel_20_2530"><text:span text:style-name="T6">https://soundcloud.com/yu-dachi</text:span></text:a> (TODO)</text:p>
      <text:p text:style-name="P274"><text:span text:style-name="T7">Twitter:</text:span> <text:a xlink:type="simple" xlink:href="https://twitter.com/thx_r308" text:style-name="ListLabel_20_2530" text:visited-style-name="ListLabel_20_2530"><text:span text:style-name="T6">https://twitter.com/thx_r308</text:span></text:a> (TODO)</text:p>
      <text:p text:style-name="P274"><text:span text:style-name="T7">YouTube:</text:span> <text:a xlink:type="simple" xlink:href="https://www.youtube.com/@Yu-dachi" text:style-name="ListLabel_20_2530" text:visited-style-name="ListLabel_20_2530"><text:span text:style-name="T6">https://www.youtube.com/@Yu-dachi</text:span></text:a> (TODO)</text:p>
      <text:p text:style-name="Heading_20_2"><text:bookmark text:name="_tjl9ake7hpvu"/>Yunomi</text:p>
      <text:p text:style-name="Standard"><text:span text:style-name="T7">Songs:</text:span></text:p>
      <text:list xml:id="list727248836" text:style-name="WWNum183">
        <text:list-item>
          <text:p text:style-name="P235"><text:a xlink:type="simple" xlink:href="#_rfxcj775phjc" text:style-name="ListLabel_20_2530" text:visited-style-name="ListLabel_20_2530"><text:span text:style-name="T6">はんぶんこ花火</text:span></text:a> (with Happy Kuru Kuru)</text:p>
        </text:list-item>
        <text:list-item>
          <text:p text:style-name="P235"><text:a xlink:type="simple" xlink:href="#_lbe1s0s6a1u" text:style-name="ListLabel_20_2530" text:visited-style-name="ListLabel_20_2530"><text:span text:style-name="T6">ジェリーフィッシュ</text:span></text:a> (with ローラーガール)</text:p>
        </text:list-item>
        <text:list-item>
          <text:p text:style-name="P235"><text:a xlink:type="simple" xlink:href="#_ctv9ksgak2o0" text:style-name="ListLabel_20_2530" text:visited-style-name="ListLabel_20_2530"><text:span text:style-name="T6">枕元にゴースト</text:span></text:a> (with Aiobahn; nicamoq)</text:p>
        </text:list-item>
      </text:list>
      <text:p text:style-name="Standard"><text:span text:style-name="T7">Links:</text:span></text:p>
      <text:p text:style-name="P274"><text:span text:style-name="T7">Apple Music:</text:span> <text:a xlink:type="simple" xlink:href="https://music.apple.com/jp/artist/yunomi/1167256583" text:style-name="ListLabel_20_2530" text:visited-style-name="ListLabel_20_2530"><text:span text:style-name="T6">https://music.apple.com/jp/artist/yunomi/1167256583</text:span></text:a> (TODO)</text:p>
      <text:p text:style-name="P274"><text:span text:style-name="T7">Bandcamp:</text:span> <text:a xlink:type="simple" xlink:href="https://iamyunomi.bandcamp.com" text:style-name="ListLabel_20_2530" text:visited-style-name="ListLabel_20_2530"><text:span text:style-name="T6">https://iamyunomi.bandcamp.com</text:span></text:a> (TODO)</text:p>
      <text:p text:style-name="P274"><text:span text:style-name="T7">SoundCloud:</text:span> <text:a xlink:type="simple" xlink:href="https://soundcloud.com/tkrism" text:style-name="ListLabel_20_2530" text:visited-style-name="ListLabel_20_2530"><text:span text:style-name="T6">https://soundcloud.com/tkrism</text:span></text:a> (TODO)</text:p>
      <text:p text:style-name="P274"><text:span text:style-name="T7">Spotify:</text:span> <text:a xlink:type="simple" xlink:href="https://open.spotify.com/artist/2j00CVYTPx6q9ANbmB2keb" text:style-name="ListLabel_20_2530" text:visited-style-name="ListLabel_20_2530"><text:span text:style-name="T6">https://open.spotify.com/artist/2j00CVYTPx6q9ANbmB2keb</text:span></text:a> (TODO)</text:p>
      <text:p text:style-name="P274"><text:span text:style-name="T7">Twitter:</text:span> <text:a xlink:type="simple" xlink:href="https://twitter.com/iamyunomi" text:style-name="ListLabel_20_2530" text:visited-style-name="ListLabel_20_2530"><text:span text:style-name="T6">https://twitter.com/iamyunomi</text:span></text:a> (TODO)</text:p>
      <text:p text:style-name="P274"><text:span text:style-name="T7">Website (Tumblr):</text:span> <text:a xlink:type="simple" xlink:href="https://www.yunomi.tokyo" text:style-name="ListLabel_20_2530" text:visited-style-name="ListLabel_20_2530"><text:span text:style-name="T6">https://www.yunomi.tokyo</text:span></text:a> (TODO)</text:p>
      <text:p text:style-name="P274"><text:soft-page-break/><text:span text:style-name="T7">YouTube:</text:span> <text:a xlink:type="simple" xlink:href="https://www.youtube.com/@Yunomichannel" text:style-name="ListLabel_20_2530" text:visited-style-name="ListLabel_20_2530"><text:span text:style-name="T6">https://www.youtube.com/@Yunomichannel</text:span></text:a> (TODO)</text:p>
      <text:p text:style-name="Heading_20_2"><text:bookmark text:name="_9hoxmhth39l3"/>Zinnie</text:p>
      <text:p text:style-name="Standard"><text:span text:style-name="T7">Songs:</text:span></text:p>
      <text:list xml:id="list776373983" text:style-name="WWNum41">
        <text:list-item>
          <text:p text:style-name="P236"><text:a xlink:type="simple" xlink:href="#_54z96ynu8vic" text:style-name="ListLabel_20_2530" text:visited-style-name="ListLabel_20_2530"><text:span text:style-name="T6">Kawaii Wave</text:span></text:a></text:p>
        </text:list-item>
        <text:list-item>
          <text:p text:style-name="P236"><text:a xlink:type="simple" xlink:href="#_sdvbcswk3y4g" text:style-name="ListLabel_20_2530" text:visited-style-name="ListLabel_20_2530"><text:span text:style-name="T6">Press Enter!</text:span></text:a></text:p>
        </text:list-item>
      </text:list>
      <text:p text:style-name="Heading_20_2"><text:bookmark text:name="_enzjw2s6z6la"/>アンテナガール</text:p>
      <text:p text:style-name="Standard"><text:span text:style-name="T7">Songs:</text:span></text:p>
      <text:list xml:id="list4279143202" text:style-name="WWNum60">
        <text:list-item>
          <text:p text:style-name="P237"><text:a xlink:type="simple" xlink:href="#_g69il3pgw9ci" text:style-name="ListLabel_20_2530" text:visited-style-name="ListLabel_20_2530"><text:span text:style-name="T6">夏の真夜中</text:span></text:a> (with Aiobahn)</text:p>
        </text:list-item>
      </text:list>
      <text:p text:style-name="Standard"><text:span text:style-name="T7">Links:</text:span></text:p>
      <text:p text:style-name="P274"><text:span text:style-name="T7">Twitter:</text:span> <text:a xlink:type="simple" xlink:href="https://twitter.com/antenna0718" text:style-name="ListLabel_20_2530" text:visited-style-name="ListLabel_20_2530"><text:span text:style-name="T6">https://twitter.com/antenna0718</text:span></text:a> (TODO)</text:p>
      <text:p text:style-name="Heading_20_2"><text:bookmark text:name="_pm93fky996oy"/>妃苺</text:p>
      <text:p text:style-name="Standard"><text:span text:style-name="T7">Other Names:</text:span></text:p>
      <text:p text:style-name="P274"><text:span text:style-name="T7">Romaji:</text:span> <text:a xlink:type="simple" xlink:href="#_rbw3m3nm8sx6" text:style-name="ListLabel_20_2530" text:visited-style-name="ListLabel_20_2530"><text:span text:style-name="T6">Kiichigo</text:span></text:a></text:p>
      <text:p text:style-name="Standard"><text:span text:style-name="T7">Songs:</text:span></text:p>
      <text:list xml:id="list3938558175" text:style-name="WWNum229">
        <text:list-item>
          <text:p text:style-name="P238"><text:a xlink:type="simple" xlink:href="#_a30pxou2en3q" text:style-name="ListLabel_20_2530" text:visited-style-name="ListLabel_20_2530"><text:span text:style-name="T6">Dreamin’ Tonight</text:span></text:a> (with Freezer)</text:p>
        </text:list-item>
      </text:list>
      <text:p text:style-name="Heading_20_2"><text:bookmark text:name="_wjaaep2g15yz"/>永瀬 優太</text:p>
      <text:p text:style-name="Standard"><text:span text:style-name="T7">Other Names:</text:span></text:p>
      <text:list xml:id="list1127349111" text:style-name="WWNum113">
        <text:list-item>
          <text:p text:style-name="P239"><text:a xlink:type="simple" xlink:href="#_4xzn00xjkofu" text:style-name="ListLabel_20_2530" text:visited-style-name="ListLabel_20_2530"><text:span text:style-name="T6">Nagase Yuuta</text:span></text:a> (Romaji)</text:p>
        </text:list-item>
      </text:list>
      <text:p text:style-name="Standard"><text:span text:style-name="T7">Songs:</text:span></text:p>
      <text:list xml:id="list1185872231" text:style-name="WWNum178">
        <text:list-item>
          <text:p text:style-name="P240"><text:a xlink:type="simple" xlink:href="#_aeyr17jgqv7" text:style-name="ListLabel_20_2530" text:visited-style-name="ListLabel_20_2530"><text:span text:style-name="T6">speed cake</text:span></text:a></text:p>
        </text:list-item>
      </text:list>
      <text:p text:style-name="Standard"><text:span text:style-name="T7">Links:</text:span></text:p>
      <text:p text:style-name="P274"><text:span text:style-name="T7">Twitter:</text:span> <text:a xlink:type="simple" xlink:href="https://twitter.com/SK_II2" text:style-name="ListLabel_20_2530" text:visited-style-name="ListLabel_20_2530"><text:span text:style-name="T6">https://twitter.com/SK_II2</text:span></text:a> (TODO)</text:p>
      <text:p text:style-name="Heading_20_1"><text:bookmark text:name="_2bzve3z3qnza"/>Label</text:p>
      <text:p text:style-name="Heading_20_2"><text:bookmark text:name="_jh9akhyxlxcm"/>Chunchunmaru</text:p>
      <text:p text:style-name="Standard"><text:span text:style-name="T7">Released Songs:</text:span></text:p>
      <text:list xml:id="list2730666326" text:style-name="WWNum136">
        <text:list-item>
          <text:p text:style-name="P241"><text:a xlink:type="simple" xlink:href="#_t0sb6qlg7kox" text:style-name="ListLabel_20_2530" text:visited-style-name="ListLabel_20_2530"><text:span text:style-name="T6">Tecchi x Amacchi x Kagi - Chuuni</text:span></text:a> (2017 Oct 02)</text:p>
        </text:list-item>
        <text:list-item>
          <text:p text:style-name="P241"><text:a xlink:type="simple" xlink:href="#_w5hq9ezecf51" text:style-name="ListLabel_20_2530" text:visited-style-name="ListLabel_20_2530"><text:span text:style-name="T6">BB Yukus - Crimson</text:span></text:a> (2019 Apr 01)</text:p>
        </text:list-item>
      </text:list>
      <text:p text:style-name="Standard"><text:soft-page-break/><text:span text:style-name="T7">Links:</text:span></text:p>
      <text:p text:style-name="P274"><text:span text:style-name="T7">SoundCloud:</text:span> <text:a xlink:type="simple" xlink:href="https://soundcloud.com/chunchunmarudesu" text:style-name="ListLabel_20_2530" text:visited-style-name="ListLabel_20_2530"><text:span text:style-name="T6">https://soundcloud.com/chunchunmarudesu</text:span></text:a> (TODO)</text:p>
      <text:p text:style-name="P274"><text:span text:style-name="T7">Twitter:</text:span> <text:a xlink:type="simple" xlink:href="https://twitter.com/ChunchunmaruMoe" text:style-name="ListLabel_20_2530" text:visited-style-name="ListLabel_20_2530"><text:span text:style-name="T6">https://twitter.com/ChunchunmaruMoe</text:span></text:a> (TODO)</text:p>
      <text:p text:style-name="Heading_20_2"><text:bookmark text:name="_9f4lj9my2ni9"/>commune310</text:p>
      <text:p text:style-name="Standard"><text:span text:style-name="T7">Location:</text:span> Japan</text:p>
      <text:p text:style-name="Standard"><text:span text:style-name="T7">Released Albums:</text:span></text:p>
      <text:list xml:id="list1848975523" text:style-name="WWNum207">
        <text:list-item>
          <text:p text:style-name="P242"><text:a xlink:type="simple" xlink:href="#_ramdfi5ezm6a" text:style-name="ListLabel_20_2530" text:visited-style-name="ListLabel_20_2530"><text:span text:style-name="T6">commune310 suika</text:span></text:a> (2017 Aug 26)</text:p>
        </text:list-item>
      </text:list>
      <text:p text:style-name="Standard"><text:span text:style-name="T7">Links:</text:span></text:p>
      <text:p text:style-name="P274"><text:span text:style-name="T7">Bandcamp:</text:span> <text:a xlink:type="simple" xlink:href="https://commune310.bandcamp.com" text:style-name="ListLabel_20_2530" text:visited-style-name="ListLabel_20_2530"><text:span text:style-name="T6">https://commune310.bandcamp.com</text:span></text:a> (TODO)</text:p>
      <text:p text:style-name="P274"><text:span text:style-name="T7">Website:</text:span> <text:a xlink:type="simple" xlink:href="https://commune310.com" text:style-name="ListLabel_20_2530" text:visited-style-name="ListLabel_20_2530"><text:span text:style-name="T6">https://commune310.com</text:span></text:a> (TODO)</text:p>
      <text:p text:style-name="Heading_20_2"><text:bookmark text:name="_i7h6vzn226fd"/>Hanabira Bunko</text:p>
      <text:p text:style-name="Standard"><text:span text:style-name="T7">Released Songs:</text:span></text:p>
      <text:list xml:id="list4265240738" text:style-name="WWNum29">
        <text:list-item>
          <text:p text:style-name="P243"><text:a xlink:type="simple" xlink:href="#_g69il3pgw9ci" text:style-name="ListLabel_20_2530" text:visited-style-name="ListLabel_20_2530"><text:span text:style-name="T6">夏の真夜中</text:span></text:a> (2017 Aug 09)</text:p>
        </text:list-item>
        <text:list-item>
          <text:p text:style-name="P243"><text:a xlink:type="simple" xlink:href="#_dp6uauj67x7u" text:style-name="ListLabel_20_2530" text:visited-style-name="ListLabel_20_2530"><text:span text:style-name="T6">過ぎゆく日と君へ</text:span></text:a> (2018 Feb 02)</text:p>
        </text:list-item>
      </text:list>
      <text:p text:style-name="Standard"><text:span text:style-name="T7">Links:</text:span></text:p>
      <text:p text:style-name="P274"><text:span text:style-name="T7">Facebook:</text:span> <text:a xlink:type="simple" xlink:href="https://www.facebook.com/HanabiraBunko" text:style-name="ListLabel_20_2531" text:visited-style-name="ListLabel_20_2531"><text:span text:style-name="T13">https://www.facebook.com/HanabiraBunko</text:span></text:a> (dead link, last checked 2023 Apr 07)</text:p>
      <text:p text:style-name="P274"><text:span text:style-name="T7">Twitter:</text:span> <text:a xlink:type="simple" xlink:href="https://twitter.com/HanabiraBunko" text:style-name="ListLabel_20_2531" text:visited-style-name="ListLabel_20_2531"><text:span text:style-name="T13">https://twitter.com/HanabiraBunko</text:span></text:a> (dead link, last checked 2023 Apr 07)</text:p>
      <text:p text:style-name="Heading_20_2"><text:bookmark text:name="_53hr7862iu4c"/>Kirara Records</text:p>
      <text:p text:style-name="Standard"><text:span text:style-name="T7">Location:</text:span> Japan</text:p>
      <text:p text:style-name="Standard"><text:span text:style-name="T7">Released Albums:</text:span></text:p>
      <text:list xml:id="list3508861994" text:style-name="WWNum243">
        <text:list-item>
          <text:p text:style-name="P244"><text:a xlink:type="simple" xlink:href="#_e9atq2i3n8rs" text:style-name="ListLabel_20_2530" text:visited-style-name="ListLabel_20_2530"><text:span text:style-name="T6">Kirara Anthems vol.3</text:span></text:a></text:p>
        </text:list-item>
      </text:list>
      <text:p text:style-name="Standard"><text:span text:style-name="T7">Links:</text:span></text:p>
      <text:p text:style-name="P274"><text:span text:style-name="T7">Bandcamp:</text:span> Kirara Records <text:a xlink:type="simple" xlink:href="https://kirararecords.bandcamp.com" text:style-name="ListLabel_20_2530" text:visited-style-name="ListLabel_20_2530"><text:span text:style-name="T6">https://kirararecords.bandcamp.com</text:span></text:a> (TODO)</text:p>
      <text:p text:style-name="P274"><text:span text:style-name="T7">SoundCloud:</text:span> Kirara Records <text:a xlink:type="simple" xlink:href="https://soundcloud.com/kirara-records" text:style-name="ListLabel_20_2530" text:visited-style-name="ListLabel_20_2530"><text:span text:style-name="T6">https://soundcloud.com/kirara-records</text:span></text:a> (TODO)</text:p>
      <text:p text:style-name="P274"><text:span text:style-name="T7">Twitter:</text:span> Kirara Records (@KiraraRecords) <text:a xlink:type="simple" xlink:href="https://twitter.com/KiraraRecords" text:style-name="ListLabel_20_2530" text:visited-style-name="ListLabel_20_2530"><text:span text:style-name="T6">https://twitter.com/KiraraRecords</text:span></text:a> (TODO)</text:p>
      <text:p text:style-name="Heading_20_2"><text:bookmark text:name="_wqgeb0zg5ne0"/>MELODIC UNIVERSE</text:p>
      <text:p text:style-name="Standard"><text:span text:style-name="T7">Artist:</text:span> <text:a xlink:type="simple" xlink:href="#_wjaaep2g15yz" text:style-name="ListLabel_20_2530" text:visited-style-name="ListLabel_20_2530"><text:span text:style-name="T6">永瀬 優太</text:span></text:a> (<text:span text:style-name="T8">Nagase</text:span> Yuuta)</text:p>
      <text:p text:style-name="Standard"><text:soft-page-break/><text:span text:style-name="T7">Released Songs:</text:span></text:p>
      <text:list xml:id="list2615703974" text:style-name="WWNum115">
        <text:list-item>
          <text:p text:style-name="P245"><text:a xlink:type="simple" xlink:href="#_aeyr17jgqv7" text:style-name="ListLabel_20_2530" text:visited-style-name="ListLabel_20_2530"><text:span text:style-name="T6">speed cake</text:span></text:a></text:p>
        </text:list-item>
      </text:list>
      <text:p text:style-name="Standard"><text:span text:style-name="T7">Links:</text:span></text:p>
      <text:p text:style-name="P274"><text:span text:style-name="T7">Website:</text:span> <text:a xlink:type="simple" xlink:href="https://sk-ii2.com/melodic-universe" text:style-name="ListLabel_20_2530" text:visited-style-name="ListLabel_20_2530"><text:span text:style-name="T6">https://sk-ii2.com/melodic-universe</text:span></text:a> (TODO)</text:p>
      <text:p text:style-name="P274"><text:span text:style-name="T7">YouTube:</text:span> <text:a xlink:type="simple" xlink:href="https://www.youtube.com/@melodic-universe" text:style-name="ListLabel_20_2530" text:visited-style-name="ListLabel_20_2530"><text:span text:style-name="T6">https://www.youtube.com/@melodic-universe</text:span></text:a> (TODO)</text:p>
      <text:p text:style-name="Heading_20_2"><text:bookmark text:name="_8um0vfwvrw65"/>ピンクネオン東京</text:p>
      <text:p text:style-name="Standard"><text:span text:style-name="T7">Released Songs:</text:span></text:p>
      <text:list xml:id="list2252044258" text:style-name="WWNum15">
        <text:list-item>
          <text:p text:style-name="P246"><text:a xlink:type="simple" xlink:href="#_fhrb5z26zqt4" text:style-name="ListLabel_20_2530" text:visited-style-name="ListLabel_20_2530"><text:span text:style-name="T6">Tenma Tenma - September</text:span></text:a> (2017 Mar 27)</text:p>
        </text:list-item>
      </text:list>
      <text:p text:style-name="Standard"><text:span text:style-name="T7">Links:</text:span></text:p>
      <text:p text:style-name="P274"><text:span text:style-name="T7">Bandcamp:</text:span> <text:a xlink:type="simple" xlink:href="https://pinkneontokyo.bandcamp.com" text:style-name="ListLabel_20_2530" text:visited-style-name="ListLabel_20_2530"><text:span text:style-name="T6">https://pinkneontokyo.bandcamp.com</text:span></text:a> (TODO)</text:p>
      <text:p text:style-name="P274"><text:span text:style-name="T7">Instagram:</text:span> <text:a xlink:type="simple" xlink:href="https://www.instagram.com/pinkneontokyo" text:style-name="ListLabel_20_2530" text:visited-style-name="ListLabel_20_2530"><text:span text:style-name="T6">https://www.instagram.com/pinkneontokyo</text:span></text:a> (TODO)</text:p>
      <text:p text:style-name="P274"><text:span text:style-name="T7">SoundCloud:</text:span> <text:a xlink:type="simple" xlink:href="https://soundcloud.com/pinkneontokyo" text:style-name="ListLabel_20_2530" text:visited-style-name="ListLabel_20_2530"><text:span text:style-name="T6">https://soundcloud.com/pinkneontokyo</text:span></text:a> (TODO)</text:p>
      <text:p text:style-name="P274"><text:span text:style-name="T7">Twitter:</text:span> <text:a xlink:type="simple" xlink:href="https://twitter.com/pinkneontokyo" text:style-name="ListLabel_20_2530" text:visited-style-name="ListLabel_20_2530"><text:span text:style-name="T6">https://twitter.com/pinkneontokyo</text:span></text:a> (TODO)</text:p>
      <text:p text:style-name="Heading_20_1"><text:bookmark text:name="_jda04uu7mxor"/>Curator</text:p>
      <text:p text:style-name="Heading_20_2"><text:bookmark text:name="_3242d6qquv6"/>AkoMusic</text:p>
      <text:p text:style-name="Standard"><text:span text:style-name="T7">Other Names:</text:span></text:p>
      <text:p text:style-name="P274"><text:span text:style-name="T7">Canonical:</text:span> ღ AkoMusic ღ</text:p>
      <text:p text:style-name="P273"><text:span text:style-name="T7">Curated Collections:</text:span></text:p>
      <text:list xml:id="list3878033456" text:style-name="WWNum247">
        <text:list-item>
          <text:p text:style-name="P282"><text:a xlink:type="simple" xlink:href="#_nyw0ty5wybhu" text:style-name="ListLabel_20_2530" text:visited-style-name="ListLabel_20_2530"><text:span text:style-name="T6">Anime Moe!~♫Most Beautiful &amp; Cutest EDM | Kawaii Music♫</text:span></text:a></text:p>
        </text:list-item>
        <text:list-item>
          <text:p text:style-name="P282"><text:a xlink:type="simple" xlink:href="#_62b87rxre4zj" text:style-name="ListLabel_20_2530" text:visited-style-name="ListLabel_20_2530"><text:span text:style-name="T6">Special✦Amazing Kawaii✦Anime Moe!~♫Most Beautiful &amp; Cutest EDM | Kawaii Music♫</text:span></text:a></text:p>
        </text:list-item>
      </text:list>
      <text:p text:style-name="Standard"><text:span text:style-name="T7">Links:</text:span></text:p>
      <text:p text:style-name="P274"><text:span text:style-name="T7">YouTube:</text:span> <text:a xlink:type="simple" xlink:href="https://www.youtube.com/@akomusic1230" text:style-name="ListLabel_20_2530" text:visited-style-name="ListLabel_20_2530"><text:span text:style-name="T6">https://www.youtube.com/@akomusic1230</text:span></text:a> (TODO)</text:p>
      <text:p text:style-name="Heading_20_2"><text:bookmark text:name="_89cr6raqhzzv"/>Dayrin</text:p>
      <text:p text:style-name="Standard"><text:span text:style-name="T7">Curated Songs:</text:span></text:p>
      <text:list xml:id="list3470021536" text:style-name="WWNum103">
        <text:list-item>
          <text:p text:style-name="P247"><text:a xlink:type="simple" xlink:href="#_t0sb6qlg7kox" text:style-name="ListLabel_20_2530" text:visited-style-name="ListLabel_20_2530"><text:span text:style-name="T6">Tecchi x Amacchi x Kagi - Chuuni</text:span></text:a> (2017 Oct 05)</text:p>
        </text:list-item>
        <text:list-item>
          <text:p text:style-name="P247"><text:a xlink:type="simple" xlink:href="#_mn4affgi1sqf" text:style-name="ListLabel_20_2530" text:visited-style-name="ListLabel_20_2530"><text:span text:style-name="T6">NYOKI - Hangout (Mameyudoufu Remix)</text:span></text:a> (2018 Apr 29)</text:p>
        </text:list-item>
        <text:list-item>
          <text:p text:style-name="P247"><text:a xlink:type="simple" xlink:href="#_w5hq9ezecf51" text:style-name="ListLabel_20_2530" text:visited-style-name="ListLabel_20_2530"><text:span text:style-name="T6">BB Yukus - Crimson</text:span></text:a> (2019 May 07)</text:p>
        </text:list-item>
        <text:list-item>
          <text:p text:style-name="P247"><text:soft-page-break/><text:a xlink:type="simple" xlink:href="#_3io6oqn7eexe" text:style-name="ListLabel_20_2530" text:visited-style-name="ListLabel_20_2530"><text:span text:style-name="T6">Lafale - Afterglow</text:span></text:a> (2019 July 10)</text:p>
        </text:list-item>
      </text:list>
      <text:p text:style-name="Standard"><text:span text:style-name="T7">Curated Collections:</text:span></text:p>
      <text:list xml:id="list1130729220" text:style-name="WWNum176">
        <text:list-item>
          <text:p text:style-name="P248"><text:a xlink:type="simple" xlink:href="#_ao5reix8icwk" text:style-name="ListLabel_20_2530" text:visited-style-name="ListLabel_20_2530"><text:span text:style-name="T6">[ Kawaii Future Bass Collection ]</text:span></text:a></text:p>
        </text:list-item>
        <text:list-item>
          <text:p text:style-name="P248"><text:a xlink:type="simple" xlink:href="#_4rlfutwro23l" text:style-name="ListLabel_20_2530" text:visited-style-name="ListLabel_20_2530"><text:span text:style-name="T6">[ Kawaii Future Bass Collection Vol.2 ]</text:span></text:a></text:p>
        </text:list-item>
        <text:list-item>
          <text:p text:style-name="P248"><text:a xlink:type="simple" xlink:href="#_i7zs0qbill66" text:style-name="ListLabel_20_2530" text:visited-style-name="ListLabel_20_2530"><text:span text:style-name="T6">[ Kawaii Future Bass Collection Vol.3 ]</text:span></text:a></text:p>
        </text:list-item>
        <text:list-item>
          <text:p text:style-name="P248"><text:a xlink:type="simple" xlink:href="#_wdwsfg775tbs" text:style-name="ListLabel_20_2530" text:visited-style-name="ListLabel_20_2530"><text:span text:style-name="T6">[ Kawaii Future Bass Collection Vol.4 ]</text:span></text:a></text:p>
        </text:list-item>
      </text:list>
      <text:p text:style-name="Standard"><text:span text:style-name="T7">Links:</text:span></text:p>
      <text:p text:style-name="P274"><text:span text:style-name="T7">SoundCloud:</text:span> <text:a xlink:type="simple" xlink:href="https://soundcloud.com/dayrinpromo" text:style-name="ListLabel_20_2530" text:visited-style-name="ListLabel_20_2530"><text:span text:style-name="T6">https://soundcloud.com/dayrinpromo</text:span></text:a> (TODO)</text:p>
      <text:p text:style-name="P274"><text:span text:style-name="T7">YouTube:</text:span> <text:a xlink:type="simple" xlink:href="https://www.youtube.com/@Dayrin" text:style-name="ListLabel_20_2530" text:visited-style-name="ListLabel_20_2530"><text:span text:style-name="T6">https://www.youtube.com/@Dayrin</text:span></text:a> (TODO)</text:p>
      <text:p text:style-name="Heading_20_2"><text:bookmark text:name="_u28dzrunnguo"/>EDMS</text:p>
      <text:p text:style-name="Standard"><text:span text:style-name="T7">Other Names:</text:span></text:p>
      <text:list xml:id="list1141199377" text:style-name="WWNum211">
        <text:list-item>
          <text:p text:style-name="P249">ΣDMS (old)</text:p>
        </text:list-item>
      </text:list>
      <text:p text:style-name="Standard"><text:span text:style-name="T7">Curated Songs:</text:span></text:p>
      <text:list xml:id="list2495467935" text:style-name="WWNum23">
        <text:list-item>
          <text:p text:style-name="P250"><text:a xlink:type="simple" xlink:href="#_sr9r6bvhig8" text:style-name="ListLabel_20_2531" text:visited-style-name="ListLabel_20_2531"><text:span text:style-name="T13">dark cat - CRAZY MILK</text:span></text:a> (2017 Apr 29; removed)</text:p>
        </text:list-item>
        <text:list-item>
          <text:p text:style-name="P250"><text:a xlink:type="simple" xlink:href="#_jfdyrxq76mbx" text:style-name="ListLabel_20_2530" text:visited-style-name="ListLabel_20_2530"><text:span text:style-name="T6">succducc - me &amp; u</text:span></text:a> (2017 July 26)</text:p>
        </text:list-item>
      </text:list>
      <text:p text:style-name="Standard"><text:span text:style-name="T7">Links:</text:span></text:p>
      <text:p text:style-name="P274"><text:span text:style-name="T7">Facebook:</text:span> <text:a xlink:type="simple" xlink:href="https://www.facebook.com/officialedms" text:style-name="ListLabel_20_2531" text:visited-style-name="ListLabel_20_2531"><text:span text:style-name="T13">https://www.facebook.com/officialedms</text:span></text:a> (dead link, last checked 2023 Apr 05)</text:p>
      <text:p text:style-name="P274"><text:span text:style-name="T7">SoundCloud:</text:span> <text:a xlink:type="simple" xlink:href="https://soundcloud.com/edmsofficial" text:style-name="ListLabel_20_2530" text:visited-style-name="ListLabel_20_2530"><text:span text:style-name="T6">https://soundcloud.com/edmsofficial</text:span></text:a> (TODO)</text:p>
      <text:p text:style-name="P274"><text:span text:style-name="T7">Twitter:</text:span> <text:a xlink:type="simple" xlink:href="https://twitter.com/EDMShiro" text:style-name="ListLabel_20_2530" text:visited-style-name="ListLabel_20_2530"><text:span text:style-name="T6">https://twitter.com/EDMShiro</text:span></text:a> (TODO)</text:p>
      <text:p text:style-name="P274"><text:span text:style-name="T7">YouTube:</text:span> <text:a xlink:type="simple" xlink:href="https://www.youtube.com/@EDMS" text:style-name="ListLabel_20_2530" text:visited-style-name="ListLabel_20_2530"><text:span text:style-name="T6">https://www.youtube.com/@EDMS</text:span></text:a> (TODO)</text:p>
      <text:p text:style-name="Heading_20_2"><text:bookmark text:name="_s246sbo30yxs"/>Firefly Music</text:p>
      <text:p text:style-name="Standard"><text:span text:style-name="T7">Curated Songs:</text:span></text:p>
      <text:list xml:id="list2125820216" text:style-name="WWNum102">
        <text:list-item>
          <text:p text:style-name="P251"><text:a xlink:type="simple" xlink:href="#_i1drzc43g9e" text:style-name="ListLabel_20_2530" text:visited-style-name="ListLabel_20_2530"><text:span text:style-name="T6">LOIS (ㆁvㆁ) - Spotlight</text:span></text:a> (2016 Nov 23)</text:p>
        </text:list-item>
        <text:list-item>
          <text:p text:style-name="P251"><text:a xlink:type="simple" xlink:href="#_xv36kzues86w" text:style-name="ListLabel_20_2530" text:visited-style-name="ListLabel_20_2530"><text:span text:style-name="T6">LOIS (ㆁvㆁ) - Macaron</text:span></text:a> (2017 Jan 26)</text:p>
        </text:list-item>
        <text:list-item>
          <text:p text:style-name="P251"><text:a xlink:type="simple" xlink:href="#_uhpdz8j98tlw" text:style-name="ListLabel_20_2530" text:visited-style-name="ListLabel_20_2530"><text:span text:style-name="T6">Ancraft - LiLac Box</text:span></text:a> (2017 Mar 12)</text:p>
        </text:list-item>
        <text:list-item>
          <text:p text:style-name="P251"><text:a xlink:type="simple" xlink:href="#_jfdyrxq76mbx" text:style-name="ListLabel_20_2530" text:visited-style-name="ListLabel_20_2530"><text:span text:style-name="T6">Succducc - Me &amp; U</text:span></text:a> (2017 Mar 19)</text:p>
        </text:list-item>
        <text:list-item>
          <text:p text:style-name="P251"><text:a xlink:type="simple" xlink:href="#_a4hlxngpdtmr" text:style-name="ListLabel_20_2530" text:visited-style-name="ListLabel_20_2530"><text:span text:style-name="T6">Jonty Kennedy - Intergalactic Space Rave</text:span></text:a> (2017 Aug 27)</text:p>
        </text:list-item>
        <text:list-item>
          <text:p text:style-name="P251"><text:soft-page-break/><text:a xlink:type="simple" xlink:href="#_s468j7vrfg36" text:style-name="ListLabel_20_2530" text:visited-style-name="ListLabel_20_2530"><text:span text:style-name="T6">SaMZIng - Paper Planes</text:span></text:a> (2017 Oct 31)</text:p>
        </text:list-item>
        <text:list-item>
          <text:p text:style-name="P251"><text:a xlink:type="simple" xlink:href="#_6va3h5dwx7wq" text:style-name="ListLabel_20_2530" text:visited-style-name="ListLabel_20_2530"><text:span text:style-name="T6">Syui - Virtual Rush</text:span></text:a> (2018 Feb 10)</text:p>
        </text:list-item>
        <text:list-item>
          <text:p text:style-name="P251"><text:a xlink:type="simple" xlink:href="#_axb4tvp6vj20" text:style-name="ListLabel_20_2530" text:visited-style-name="ListLabel_20_2530"><text:span text:style-name="T6">Bubble Tea (Moe Loli) - 始める</text:span></text:a> (2018 Mar 14)</text:p>
        </text:list-item>
        <text:list-item>
          <text:p text:style-name="P251"><text:a xlink:type="simple" xlink:href="#_5u9qiv2z6jo4" text:style-name="ListLabel_20_2530" text:visited-style-name="ListLabel_20_2530"><text:span text:style-name="T6">Bubble Tea (Moe Loli) - 宇宙の愛 (Cosmic Love)</text:span></text:a> (2018 Mar 28)</text:p>
        </text:list-item>
        <text:list-item>
          <text:p text:style-name="P251"><text:a xlink:type="simple" xlink:href="#_r9n4hoau63ad" text:style-name="ListLabel_20_2530" text:visited-style-name="ListLabel_20_2530"><text:span text:style-name="T6">SoLush - Good Morning</text:span></text:a> (2019 June 25)</text:p>
        </text:list-item>
        <text:list-item>
          <text:p text:style-name="P251"><text:a xlink:type="simple" xlink:href="#_m0uypaczqmae" text:style-name="ListLabel_20_2530" text:visited-style-name="ListLabel_20_2530"><text:span text:style-name="T6">Cloudier - A Centimetre Apart (Systile Remix)</text:span></text:a> (2019 Dec 07)</text:p>
        </text:list-item>
      </text:list>
      <text:p text:style-name="Standard"><text:span text:style-name="T7">Links:</text:span></text:p>
      <text:p text:style-name="P274"><text:span text:style-name="T7">Facebook:</text:span> <text:span text:style-name="T6"><office:annotation office:name="__Annotation__7985_879765957"><dc:creator>Ripcord 9214</dc:creator><dc:date>2023-04-29T14:24:17</dc:date><text:p><text:span text:style-name="T17">http://bit.ly/2FclGqG</text:span></text:p></office:annotation></text:span><text:a xlink:type="simple" xlink:href="https://www.facebook.com/FireflyAMV" text:style-name="ListLabel_20_2530" text:visited-style-name="ListLabel_20_2530"><text:span text:style-name="T6">https://www.facebook.com/FireflyAMV</text:span></text:a><office:annotation-end office:name="__Annotation__7985_879765957"/> (TODO) </text:p>
      <text:p text:style-name="P274"><text:span text:style-name="T7">SoundCloud:</text:span> <text:span text:style-name="T6"><office:annotation office:name="__Annotation__7993_879765957"><dc:creator>Ripcord 9214</dc:creator><dc:date>2023-04-29T14:24:57</dc:date><text:p><text:span text:style-name="T17">http://bit.ly/2RG2dzS</text:span></text:p></office:annotation></text:span><text:a xlink:type="simple" xlink:href="https://soundcloud.com/fireflyamv" text:style-name="ListLabel_20_2530" text:visited-style-name="ListLabel_20_2530"><text:span text:style-name="T6">https://soundcloud.com/fireflyamv</text:span></text:a><office:annotation-end office:name="__Annotation__7993_879765957"/> (TODO)</text:p>
      <text:p text:style-name="P274"><text:span text:style-name="T7">Twitter:</text:span> <text:span text:style-name="T6"><office:annotation office:name="__Annotation__8001_879765957"><dc:creator>Ripcord 9214</dc:creator><dc:date>2023-04-29T14:25:12</dc:date><text:p><text:span text:style-name="T17">http://bit.ly/2RGVqWu</text:span></text:p></office:annotation></text:span><text:a xlink:type="simple" xlink:href="https://twitter.com/fireflyamv" text:style-name="ListLabel_20_2530" text:visited-style-name="ListLabel_20_2530"><text:span text:style-name="T6">https://twitter.com/fireflyamv</text:span></text:a><office:annotation-end office:name="__Annotation__8001_879765957"/> (TODO)</text:p>
      <text:p text:style-name="Heading_20_2"><text:bookmark text:name="_uf44qfhk8c3f"/>GalaxyMusicNet</text:p>
      <text:p text:style-name="Standard"><text:span text:style-name="T7">Other Names:</text:span></text:p>
      <text:list xml:id="list1783706426" text:style-name="WWNum249">
        <text:list-item>
          <text:p text:style-name="P252"><text:span text:style-name="T7">YouTube:</text:span> Galaxy</text:p>
        </text:list-item>
      </text:list>
      <text:p text:style-name="Standard"><text:span text:style-name="T7">Curated Songs:</text:span></text:p>
      <text:list xml:id="list2741394600" text:style-name="WWNum19">
        <text:list-item>
          <text:p text:style-name="P253"><text:a xlink:type="simple" xlink:href="#_inv7ywab47dx" text:style-name="ListLabel_20_2530" text:visited-style-name="ListLabel_20_2530"><text:span text:style-name="T6">CYaRon! - Yozora wa Nandemo Shitteru no? (Nathaniel Keith Remix)</text:span></text:a> (2017 July 17)</text:p>
        </text:list-item>
        <text:list-item>
          <text:p text:style-name="P253"><text:a xlink:type="simple" xlink:href="#_i4nutlb6i5is" text:style-name="ListLabel_20_2530" text:visited-style-name="ListLabel_20_2530"><text:span text:style-name="T6">dark cat - BUBBLE TEA (feat. juu &amp; cinders)</text:span></text:a> (2016 June 24)</text:p>
        </text:list-item>
      </text:list>
      <text:p text:style-name="Standard"><text:span text:style-name="T7">Links:</text:span></text:p>
      <text:p text:style-name="P274"><text:span text:style-name="T7">Facebook:</text:span> <text:a xlink:type="simple" xlink:href="https://www.facebook.com/Galaxymusicnet-464206120280781" text:style-name="ListLabel_20_2530" text:visited-style-name="ListLabel_20_2530"><text:span text:style-name="T6">https://www.facebook.com/Galaxymusicnet-464206120280781</text:span></text:a> (TODO)</text:p>
      <text:p text:style-name="P274"><text:span text:style-name="T7">SoundCloud:</text:span> <text:a xlink:type="simple" xlink:href="https://soundcloud.com/galaxymusicnet" text:style-name="ListLabel_20_2530" text:visited-style-name="ListLabel_20_2530"><text:span text:style-name="T6">https://soundcloud.com/galaxymusicnet</text:span></text:a> (TODO)</text:p>
      <text:p text:style-name="P274"><text:span text:style-name="T7">Twitter:</text:span> <text:a xlink:type="simple" xlink:href="https://twitter.com/GalaxyMusicNet" text:style-name="ListLabel_20_2530" text:visited-style-name="ListLabel_20_2530"><text:span text:style-name="T6">https://twitter.com/GalaxyMusicNet</text:span></text:a> (TODO)</text:p>
      <text:p text:style-name="P274"><text:span text:style-name="T7">YouTube:</text:span> <text:a xlink:type="simple" xlink:href="https://www.youtube.com/@GalaxyMusicNet" text:style-name="ListLabel_20_2530" text:visited-style-name="ListLabel_20_2530"><text:span text:style-name="T6">https://www.youtube.com/@GalaxyMusicNet</text:span></text:a> (TODO)</text:p>
      <text:p text:style-name="Heading_20_2"><text:bookmark text:name="_cihklklewrgy"/>K - Music Sweet</text:p>
      <text:p text:style-name="Standard"><text:span text:style-name="T7">Curated Collections:</text:span></text:p>
      <text:list xml:id="list3520246528" text:style-name="WWNum118">
        <text:list-item>
          <text:p text:style-name="P254"><text:a xlink:type="simple" xlink:href="#_93gewzy6y5q9" text:style-name="ListLabel_20_2530" text:visited-style-name="ListLabel_20_2530"><text:span text:style-name="T6">Mix - Music Anime Kawaii</text:span></text:a></text:p>
        </text:list-item>
      </text:list>
      <text:p text:style-name="Standard"><text:span text:style-name="T7">Links:</text:span></text:p>
      <text:p text:style-name="Standard"><text:span text:style-name="T7">SoundCloud:</text:span> <text:a xlink:type="simple" xlink:href="https://soundcloud.com/kmusicsweet" text:style-name="ListLabel_20_2530" text:visited-style-name="ListLabel_20_2530"><text:span text:style-name="T6">https://soundcloud.com/kmusicsweet</text:span></text:a> (TODO)</text:p>
      <text:p text:style-name="Standard"><text:span text:style-name="T7">YouTube:</text:span> <text:a xlink:type="simple" xlink:href="https://www.youtube.com/@kmusicsweet" text:style-name="ListLabel_20_2530" text:visited-style-name="ListLabel_20_2530"><text:span text:style-name="T6">https://www.youtube.com/@kmusicsweet</text:span></text:a> (TODO)</text:p>
      <text:p text:style-name="Heading_20_2"><text:bookmark text:name="_rr2se65llqgi"/><text:soft-page-break/>Waifu Wednesdays</text:p>
      <text:p text:style-name="P273"><text:span text:style-name="T7">Curated Songs:</text:span></text:p>
      <text:list xml:id="list1983151964" text:style-name="WWNum56">
        <text:list-item>
          <text:p text:style-name="P255"><text:a xlink:type="simple" xlink:href="#_i8sff8wfr2u6" text:style-name="ListLabel_20_2530" text:visited-style-name="ListLabel_20_2530"><text:span text:style-name="T6">Stereoman - Bubble Cat</text:span></text:a> (2016 Aug 30)</text:p>
        </text:list-item>
        <text:list-item>
          <text:p text:style-name="P255"><text:a xlink:type="simple" xlink:href="#_vxh3g4oz4zyz" text:style-name="ListLabel_20_2530" text:visited-style-name="ListLabel_20_2530"><text:span text:style-name="T6">Katomori - Makuramoto ni Ghost Remix</text:span></text:a> (2017 Mar 14)</text:p>
        </text:list-item>
        <text:list-item>
          <text:p text:style-name="P255"><text:a xlink:type="simple" xlink:href="#_o9a9ekb90y4o" text:style-name="ListLabel_20_2530" text:visited-style-name="ListLabel_20_2530"><text:span text:style-name="T6">HoneyComeBear - Sneaker</text:span></text:a> (2017 June 07)</text:p>
        </text:list-item>
        <text:list-item>
          <text:p text:style-name="P255"><text:a xlink:type="simple" xlink:href="#_g69il3pgw9ci" text:style-name="ListLabel_20_2531" text:visited-style-name="ListLabel_20_2531"><text:span text:style-name="T13">Aiobahn - Midnight on Summer (ft. Antenna Girl)</text:span></text:a> (2017 Aug; removed)</text:p>
        </text:list-item>
        <text:list-item>
          <text:p text:style-name="P255"><text:a xlink:type="simple" xlink:href="#_fhrb5z26zqt4" text:style-name="ListLabel_20_2530" text:visited-style-name="ListLabel_20_2530"><text:span text:style-name="T6">Tenma Tenma - September</text:span></text:a> (2017 Oct 28)</text:p>
        </text:list-item>
        <text:list-item>
          <text:p text:style-name="P255"><text:a xlink:type="simple" xlink:href="#_dp6uauj67x7u" text:style-name="ListLabel_20_2531" text:visited-style-name="ListLabel_20_2531"><text:span text:style-name="T13">Aiobahn - 過ぎゆく日と君へ (feat. nayuta)</text:span></text:a> (2018 Jan; removed)</text:p>
        </text:list-item>
        <text:list-item>
          <text:p text:style-name="P255"><text:a xlink:type="simple" xlink:href="#_gnk1m1rsm1d6" text:style-name="ListLabel_20_2530" text:visited-style-name="ListLabel_20_2530"><text:span text:style-name="T6">Neko Hacker - Night Sky (feat. Mashilo &amp; ichika)</text:span></text:a> (2018 Aug 19)</text:p>
        </text:list-item>
      </text:list>
      <text:p text:style-name="P273"><text:span text:style-name="T7">Links:</text:span></text:p>
      <text:p text:style-name="P274"><text:span text:style-name="T7">Facebook:</text:span> <text:a xlink:type="simple" xlink:href="https://www.facebook.com/waifuwednesdays" text:style-name="ListLabel_20_2530" text:visited-style-name="ListLabel_20_2530"><text:span text:style-name="T6">https://www.facebook.com/waifuwednesdays</text:span></text:a> (TODO)</text:p>
      <text:p text:style-name="P274"><text:span text:style-name="T7">Twitter:</text:span> <text:a xlink:type="simple" xlink:href="https://twitter.com/waifuwed" text:style-name="ListLabel_20_2530" text:visited-style-name="ListLabel_20_2530"><text:span text:style-name="T6">https://twitter.com/waifuwed</text:span></text:a> (TODO)</text:p>
      <text:p text:style-name="P274"><text:span text:style-name="T7">Website:</text:span> <text:a xlink:type="simple" xlink:href="https://www.waifuwednesdays.com" text:style-name="ListLabel_20_2531" text:visited-style-name="ListLabel_20_2531"><text:span text:style-name="T13">https://www.waifuwednesdays.com</text:span></text:a> (dead link, last checked 2023 Mar 07)</text:p>
      <text:p text:style-name="Heading_20_2"><text:bookmark text:name="_qi56n5gt8jen"/>YUUKI MUSIC</text:p>
      <text:p text:style-name="Standard"><text:span text:style-name="T7">Curated Songs:</text:span></text:p>
      <text:list xml:id="list2743341441" text:style-name="WWNum163">
        <text:list-item>
          <text:p text:style-name="P256"><text:a xlink:type="simple" xlink:href="#_4pso8z5vwz4t" text:style-name="ListLabel_20_2530" text:visited-style-name="ListLabel_20_2530"><text:span text:style-name="T6">r3n - Flyleaf</text:span></text:a></text:p>
        </text:list-item>
      </text:list>
      <text:p text:style-name="Standard"><text:span text:style-name="T7">Links:</text:span></text:p>
      <text:p text:style-name="P274"><text:span text:style-name="T7">Facebook:</text:span> <text:a xlink:type="simple" xlink:href="https://www.facebook.com/xYUUKIMUSIC" text:style-name="ListLabel_20_2530" text:visited-style-name="ListLabel_20_2530"><text:span text:style-name="T6">https://www.facebook.com/xYUUKIMUSIC</text:span></text:a> (TODO)</text:p>
      <text:p text:style-name="P274"><text:span text:style-name="T7">SoundCloud:</text:span> <text:a xlink:type="simple" xlink:href="https://soundcloud.com/yuukiyd" text:style-name="ListLabel_20_2530" text:visited-style-name="ListLabel_20_2530"><text:span text:style-name="T6">https://soundcloud.com/yuukiyd</text:span></text:a> (TODO)</text:p>
      <text:p text:style-name="P274"><text:span text:style-name="T7">YouTube:</text:span> <text:a xlink:type="simple" xlink:href="https://www.youtube.com/@YUUKIMUSIC" text:style-name="ListLabel_20_2530" text:visited-style-name="ListLabel_20_2530"><text:span text:style-name="T6">https://www.youtube.com/@YUUKIMUSIC</text:span></text:a> (TODO)</text:p>
      <text:p text:style-name="Heading_20_1"><text:bookmark text:name="_2zf9j2h6jz2e"/>Album</text:p>
      <text:p text:style-name="Heading_20_2"><text:bookmark text:name="_1dlg97x7lbcw"/>Ahoge EP</text:p>
      <text:p text:style-name="Standard"><text:span text:style-name="T7">Artist:</text:span> <text:a xlink:type="simple" xlink:href="#_lcg5rec1h0we" text:style-name="ListLabel_20_2530" text:visited-style-name="ListLabel_20_2530"><text:span text:style-name="T6">tomatoism</text:span></text:a></text:p>
      <text:p text:style-name="Standard"><text:span text:style-name="T7">Tracklist:</text:span></text:p>
      <text:list xml:id="list732119429" text:style-name="WWNum116">
        <text:list-item>
          <text:p text:style-name="P257"><text:a xlink:type="simple" xlink:href="#_t57dgpnpqxff" text:style-name="ListLabel_20_2530" text:visited-style-name="ListLabel_20_2530"><text:span text:style-name="T6">tomatoism - Naruhodo</text:span></text:a></text:p>
        </text:list-item>
      </text:list>
      <text:p text:style-name="Standard"><text:span text:style-name="T7">Notes</text:span> <text:span text:style-name="T12">[2]</text:span><text:span text:style-name="T7">:</text:span> (TODO: organize information dump)</text:p>
      <text:p text:style-name="P306">Title: Ahoge EP<text:line-break/> Artist: tomatoism<text:line-break/> Jacket: 藤原がちょ</text:p>
      <text:p text:style-name="P307"><text:soft-page-break/>тσмαтσιѕм (@<text:a xlink:type="simple" xlink:href="https://soundcloud.com/tomatoism" text:style-name="ListLabel_20_2530" text:visited-style-name="ListLabel_20_2530"><text:span text:style-name="T6">tomatoism</text:span></text:a>) - Twitter<text:line-break/><text:a xlink:type="simple" xlink:href="https://gate.sc?url=http%3A%2F%2Ftwitter.com%2Ftomatoism&amp;token=dcf225-1-1679838904056" text:style-name="ListLabel_20_2532" text:visited-style-name="ListLabel_20_2532"> </text:a><text:a xlink:type="simple" xlink:href="https://gate.sc?url=http%3A%2F%2Ftwitter.com%2Ftomatoism&amp;token=dcf225-1-1679838904056" text:style-name="ListLabel_20_2530" text:visited-style-name="ListLabel_20_2530"><text:span text:style-name="T6">twitter.com/tomatoism</text:span></text:a></text:p>
      <text:p text:style-name="P307">ARTWORK<text:line-break/> 藤原がちょ (@<text:a xlink:type="simple" xlink:href="https://soundcloud.com/gacho_hujihara" text:style-name="ListLabel_20_2530" text:visited-style-name="ListLabel_20_2530"><text:span text:style-name="T6">gacho_hujihara</text:span></text:a>) | Twitter<text:line-break/><text:a xlink:type="simple" xlink:href="https://gate.sc?url=http%3A%2F%2Ftwitter.com%2Fgacho_hujihara&amp;token=e1c2b8-1-1679838904056" text:style-name="ListLabel_20_2532" text:visited-style-name="ListLabel_20_2532"> </text:a><text:a xlink:type="simple" xlink:href="https://gate.sc?url=http%3A%2F%2Ftwitter.com%2Fgacho_hujihara&amp;token=e1c2b8-1-1679838904056" text:style-name="ListLabel_20_2530" text:visited-style-name="ListLabel_20_2530"><text:span text:style-name="T6">twitter.com/gacho_hujihara<text:line-break/></text:span></text:a>クレジット<text:line-break/>2018年10月5日リリース</text:p>
      <text:p text:style-name="P307">OMOIDE 170 Ahoge EP<text:line-break/> Produced by tomatoism<text:line-break/> Artwork 藤原がちょ<text:line-break/> Released by OMOIDE LABEL<text:line-break/> Catalogue Number : OMOIDE 170</text:p>
      <text:p text:style-name="Standard"><text:span text:style-name="T7">References/Links:</text:span></text:p>
      <text:p text:style-name="P271">[1] <text:span text:style-name="T11">Bandcamp</text:span>. <text:a xlink:type="simple" xlink:href="https://omoidelabel.bandcamp.com/album/ahoge-ep" text:style-name="ListLabel_20_2530" text:visited-style-name="ListLabel_20_2530"><text:span text:style-name="T6">https://omoidelabel.bandcamp.com/album/ahoge-ep</text:span></text:a> (TODO)</text:p>
      <text:p text:style-name="P271">[2] <text:a xlink:type="simple" xlink:href="https://soundcloud.com/tomatoism/fghfgjntukkuyr" text:style-name="ListLabel_20_2530" text:visited-style-name="ListLabel_20_2530"><text:span text:style-name="T6">https://soundcloud.com/tomatoism/fghfgjntukkuyr</text:span></text:a></text:p>
      <text:p text:style-name="Heading_20_2"><text:bookmark text:name="_hhzrq61i566j"/>Antique</text:p>
      <text:p text:style-name="Standard"><text:span text:style-name="T7">Artist:</text:span> <text:a xlink:type="simple" xlink:href="#_tvxkw39etw2" text:style-name="ListLabel_20_2530" text:visited-style-name="ListLabel_20_2530"><text:span text:style-name="T6">ARForest</text:span></text:a></text:p>
      <text:p text:style-name="Standard"><text:span text:style-name="T7">Note:</text:span> is EP</text:p>
      <text:p text:style-name="Standard"><text:span text:style-name="T7">Tracklist:</text:span> (TODO)</text:p>
      <text:list xml:id="list1938173194" text:style-name="WWNum167">
        <text:list-item>
          <text:p text:style-name="P258"><text:a xlink:type="simple" xlink:href="#_dvakyzw1kxa" text:style-name="ListLabel_20_2530" text:visited-style-name="ListLabel_20_2530"><text:span text:style-name="T6">ARForest - Tomori</text:span></text:a></text:p>
        </text:list-item>
      </text:list>
      <text:p text:style-name="Heading_20_2"><text:bookmark text:name="_ramdfi5ezm6a"/>commune310 suika</text:p>
      <text:p text:style-name="Standard"><text:span text:style-name="T7">Tracklist</text:span> <text:span text:style-name="T12">[1]</text:span><text:span text:style-name="T7">:</text:span> (TODO: complete tracklist)</text:p>
      <text:list xml:id="list532447709" text:style-name="WWNum152">
        <text:list-item>
          <text:p text:style-name="P259"><text:a xlink:type="simple" xlink:href="#_4xneko6nnk6w" text:style-name="ListLabel_20_2530" text:visited-style-name="ListLabel_20_2530"><text:span text:style-name="T6">KOTONOHOUSE - let's go boogie</text:span></text:a></text:p>
        </text:list-item>
      </text:list>
      <text:p text:style-name="Standard"><text:span text:style-name="T7">References/Links:</text:span></text:p>
      <text:p text:style-name="P270">[1] commune310 (2017 Aug 26). “commune310 suika”, <text:span text:style-name="T11">Bandcamp</text:span>. <text:a xlink:type="simple" xlink:href="https://commune310.bandcamp.com/album/commune310-suika" text:style-name="ListLabel_20_2530" text:visited-style-name="ListLabel_20_2530"><text:span text:style-name="T6">https://commune310.bandcamp.com/album/commune310-suika</text:span></text:a> (TODO)</text:p>
      <text:p text:style-name="Heading_20_2"><text:bookmark text:name="_vrs83ttjp9fw"/>CSGOD</text:p>
      <text:p text:style-name="Standard"><text:span text:style-name="T7">Artist:</text:span> <text:a xlink:type="simple" xlink:href="#_r42839muawzb" text:style-name="ListLabel_20_2530" text:visited-style-name="ListLabel_20_2530"><text:span text:style-name="T6">CSGOD</text:span></text:a></text:p>
      <text:p text:style-name="Standard"><text:span text:style-name="T7">Release date:</text:span> 2016 July 07 <text:span text:style-name="T12">[1]</text:span></text:p>
      <text:p text:style-name="Standard"><text:span text:style-name="T7">Tracklist</text:span> <text:span text:style-name="T12">[1]</text:span><text:span text:style-name="T7">:</text:span></text:p>
      <text:list xml:id="list3785359987" text:style-name="WWNum93">
        <text:list-item>
          <text:p text:style-name="P260"><text:a xlink:type="simple" xlink:href="#_ctay41ty3zht" text:style-name="ListLabel_20_2530" text:visited-style-name="ListLabel_20_2530"><text:span text:style-name="T6">Mihka! X Kyoto Black - Kodokushi (孤独死)</text:span></text:a></text:p>
        </text:list-item>
      </text:list>
      <text:p text:style-name="Standard"><text:span text:style-name="T7">Notes:</text:span></text:p>
      <text:list xml:id="list2524521915" text:style-name="WWNum111">
        <text:list-item>
          <text:p text:style-name="P261">Compilation album</text:p>
        </text:list-item>
      </text:list>
      <text:p text:style-name="Standard"><text:span text:style-name="T7">References/Links:</text:span></text:p>
      <text:p text:style-name="P270">[1] CSGOD (2016 July 08). “CSGOD”, <text:span text:style-name="T11">SoundCloud</text:span>. <text:a xlink:type="simple" xlink:href="https://soundcloud.com/csgordie/sets/csgod" text:style-name="ListLabel_20_2530" text:visited-style-name="ListLabel_20_2530"><text:span text:style-name="T6">https://soundcloud.com/csgordie/sets/csgod</text:span></text:a> (TODO)</text:p>
      <text:p text:style-name="Heading_20_2"><text:bookmark text:name="_9cipslwisbwn"/>Dionysian Imitatio: Kawaii</text:p>
      <text:p text:style-name="Standard"><text:span text:style-name="T7">Artist:</text:span> <text:a xlink:type="simple" xlink:href="#_kerhu9z8t23n" text:style-name="ListLabel_20_2530" text:visited-style-name="ListLabel_20_2530"><text:span text:style-name="T6">Sweet Dove</text:span></text:a></text:p>
      <text:p text:style-name="Standard"><text:soft-page-break/><text:span text:style-name="T7">Tracklist:</text:span> (TODO: fill in information)</text:p>
      <text:list xml:id="list2253115834" text:style-name="WWNum222">
        <text:list-item>
          <text:p text:style-name="P262"><text:a xlink:type="simple" xlink:href="#_1nxjgk7cxjn" text:style-name="ListLabel_20_2530" text:visited-style-name="ListLabel_20_2530"><text:span text:style-name="T6">Treats</text:span></text:a></text:p>
        </text:list-item>
      </text:list>
      <text:p text:style-name="Standard"><text:span text:style-name="T7">References/Links:</text:span></text:p>
      <text:p text:style-name="P270">[1] <text:a xlink:type="simple" xlink:href="https://fanlink.to/DioImiKawaii" text:style-name="ListLabel_20_2530" text:visited-style-name="ListLabel_20_2530"><text:span text:style-name="T6">https://fanlink.to/DioImiKawaii</text:span></text:a> (TODO)</text:p>
      <text:p text:style-name="P270">[2] <text:span text:style-name="T11">SoundCloud</text:span>. <text:a xlink:type="simple" xlink:href="https://soundcloud.com/sweetdove/sets/dionysian-imitatio-kawaii" text:style-name="ListLabel_20_2530" text:visited-style-name="ListLabel_20_2530"><text:span text:style-name="T6">https://soundcloud.com/sweetdove/sets/dionysian-imitatio-kawaii</text:span></text:a> (TODO)</text:p>
      <text:p text:style-name="Heading_20_2"><text:bookmark text:name="_e9atq2i3n8rs"/>Kirara Anthems vol.3</text:p>
      <text:p text:style-name="Standard"><text:span text:style-name="T7">Code:</text:span> KRCD-003</text:p>
      <text:p text:style-name="Standard"><text:span text:style-name="T7">Release date:</text:span> 2016 Apr 24 <text:span text:style-name="T12">[2][3]</text:span></text:p>
      <text:p text:style-name="Standard"><text:span text:style-name="T7">Label:</text:span> <text:a xlink:type="simple" xlink:href="#_53hr7862iu4c" text:style-name="ListLabel_20_2530" text:visited-style-name="ListLabel_20_2530"><text:span text:style-name="T6">Kirara Records</text:span></text:a></text:p>
      <text:p text:style-name="Standard"><text:span text:style-name="T7">Tracklist</text:span> <text:span text:style-name="T12">[2]</text:span><text:span text:style-name="T7">:</text:span></text:p>
      <text:list xml:id="list3636889752" text:style-name="WWNum208">
        <text:list-item>
          <text:p text:style-name="P283">3R2 - Spring Carnival</text:p>
        </text:list-item>
        <text:list-item>
          <text:p text:style-name="P283">DJ DiA - Another M/S</text:p>
        </text:list-item>
        <text:list-item>
          <text:p text:style-name="P283">Getty - Lamplight</text:p>
        </text:list-item>
        <text:list-item>
          <text:p text:style-name="P283">sky_delta - Cider Burst</text:p>
        </text:list-item>
        <text:list-item>
          <text:p text:style-name="P283">O2i3 - Heart Function</text:p>
        </text:list-item>
        <text:list-item>
          <text:p text:style-name="P283">KO3 - Firefly</text:p>
        </text:list-item>
        <text:list-item>
          <text:p text:style-name="P283">Soleily - Catharsis</text:p>
        </text:list-item>
        <text:list-item>
          <text:p text:style-name="P283"><text:a xlink:type="simple" xlink:href="#_i8sff8wfr2u6" text:style-name="ListLabel_20_2530" text:visited-style-name="ListLabel_20_2530"><text:span text:style-name="T6">Stereoman - Bubble Cat</text:span></text:a></text:p>
        </text:list-item>
        <text:list-item>
          <text:p text:style-name="P283">Kamisory - Flow of Time</text:p>
        </text:list-item>
        <text:list-item>
          <text:p text:style-name="P283">yaseta - Display of Dreams</text:p>
        </text:list-item>
      </text:list>
      <text:p text:style-name="Standard"><text:span text:style-name="T7">Notes</text:span> <text:span text:style-name="T12">[2]</text:span><text:span text:style-name="T7">:</text:span> (TODO: organize album information)</text:p>
      <text:p text:style-name="P6">春M3 第一展示場 A-22a</text:p>
      <text:p text:style-name="P6">Price: ￥1000</text:p>
      <text:p text:style-name="P6">-Guest-</text:p>
      <text:p text:style-name="P6">3R2 (@<text:a xlink:type="simple" xlink:href="https://soundcloud.com/3r2" text:style-name="ListLabel_20_2530" text:visited-style-name="ListLabel_20_2530"><text:span text:style-name="T6">3r2</text:span></text:a> 3R2Music 3r2music.com)</text:p>
      <text:p text:style-name="P6">sky_delta (@<text:a xlink:type="simple" xlink:href="https://soundcloud.com/sky_delta" text:style-name="ListLabel_20_2530" text:visited-style-name="ListLabel_20_2530"><text:span text:style-name="T6">sky_delta</text:span></text:a>)</text:p>
      <text:p text:style-name="P6">Stereoman (@<text:a xlink:type="simple" xlink:href="https://soundcloud.com/5tereomanjpn" text:style-name="ListLabel_20_2530" text:visited-style-name="ListLabel_20_2530"><text:span text:style-name="T6">5tereomanjpn</text:span></text:a>)</text:p>
      <text:p text:style-name="P6"><text:soft-page-break/>-Mastering-</text:p>
      <text:p text:style-name="P6">Freezer(Lilium Records lilium-rec.com)</text:p>
      <text:p text:style-name="P6">-Illust-</text:p>
      <text:p text:style-name="P6">へびつかい (<text:a xlink:type="simple" xlink:href="https://gate.sc?url=http%3A%2F%2Fwww.pixiv.net%2Fmember.php%3Fid%3D935581&amp;token=a4e8b0-1-1678540441227" text:style-name="ListLabel_20_2530" text:visited-style-name="ListLabel_20_2530"><text:span text:style-name="T6">www.pixiv.net/member.php?id=935581</text:span></text:a>)</text:p>
      <text:p text:style-name="P6">-Design-</text:p>
      <text:p text:style-name="P6">雪餅*なちまろ (nachimaro-yukimochi.tumblr.com/)</text:p>
      <text:p text:style-name="P6">-Kirara Records-</text:p>
      <text:p text:style-name="P6">DJ DiA (@<text:a xlink:type="simple" xlink:href="https://soundcloud.com/djdia0305" text:style-name="ListLabel_20_2530" text:visited-style-name="ListLabel_20_2530"><text:span text:style-name="T6">djdia0305</text:span></text:a>)</text:p>
      <text:p text:style-name="P6">Getty (@<text:a xlink:type="simple" xlink:href="https://soundcloud.com/getty8getty" text:style-name="ListLabel_20_2530" text:visited-style-name="ListLabel_20_2530"><text:span text:style-name="T6">getty8getty</text:span></text:a>)</text:p>
      <text:p text:style-name="P6">Kamisory (@<text:a xlink:type="simple" xlink:href="https://soundcloud.com/kamisory" text:style-name="ListLabel_20_2530" text:visited-style-name="ListLabel_20_2530"><text:span text:style-name="T6">kamisory</text:span></text:a>)</text:p>
      <text:p text:style-name="P6">KO3 (@<text:a xlink:type="simple" xlink:href="https://soundcloud.com/dj-ko3" text:style-name="ListLabel_20_2530" text:visited-style-name="ListLabel_20_2530"><text:span text:style-name="T6">dj-ko3</text:span></text:a>)</text:p>
      <text:p text:style-name="P6">O2i3 (@<text:a xlink:type="simple" xlink:href="https://soundcloud.com/O2i3" text:style-name="ListLabel_20_2530" text:visited-style-name="ListLabel_20_2530"><text:span text:style-name="T6">O2i3</text:span></text:a>)</text:p>
      <text:p text:style-name="P6">Soleily (@<text:a xlink:type="simple" xlink:href="https://soundcloud.com/soleil-ry" text:style-name="ListLabel_20_2530" text:visited-style-name="ListLabel_20_2530"><text:span text:style-name="T6">soleil-ry</text:span></text:a>)</text:p>
      <text:p text:style-name="P6">yaseta (@<text:a xlink:type="simple" xlink:href="https://soundcloud.com/yaseta" text:style-name="ListLabel_20_2530" text:visited-style-name="ListLabel_20_2530"><text:span text:style-name="T6">yaseta</text:span></text:a>)</text:p>
      <text:p text:style-name="Standard"><text:span text:style-name="T7">References/Links:</text:span></text:p>
      <text:p text:style-name="P270">[1] <text:span text:style-name="T7">Website:</text:span> <text:a xlink:type="simple" xlink:href="https://krr-rec-tokusetu.sakura.ne.jp/krcd003" text:style-name="ListLabel_20_2531" text:visited-style-name="ListLabel_20_2531"><text:span text:style-name="T13">https://krr-rec-tokusetu.sakura.ne.jp/krcd003</text:span></text:a> (dead link, last checked 2023 Mar 11)</text:p>
      <text:p text:style-name="P270">[2] Stereoman_jpn (2016 Apr 18). “Stereoman - Bubble Cat[F/C Kirara Anthems vol.3 (A-22a)]”, <text:span text:style-name="T11">SoundCloud</text:span>. <text:a xlink:type="simple" xlink:href="https://soundcloud.com/5tereomanjpn/stereoman-bubble-catfc-kirara-anthems-vol3-a-22a" text:style-name="ListLabel_20_2530" text:visited-style-name="ListLabel_20_2530"><text:span text:style-name="T6">https://soundcloud.com/5tereomanjpn/stereoman-bubble-catfc-kirara-anthems-vol3-a-22a</text:span></text:a> (accessed 2023 Mar 11)</text:p>
      <text:p text:style-name="P271">[3] Various Artists - Topic (2021 Apr 05). “Bubble Cat”, <text:span text:style-name="T11">YouTube</text:span>. <text:a xlink:type="simple" xlink:href="https://www.youtube.com/watch?v=02OH87mHDko" text:style-name="ListLabel_20_2530" text:visited-style-name="ListLabel_20_2530"><text:span text:style-name="T6">https://www.youtube.com/watch?v=02OH87mHDko</text:span></text:a> (accessed 2023 Mar 11)</text:p>
      <text:p text:style-name="Heading_20_2"><text:bookmark text:name="_c0c6mlsjyzic"/>Ordinary Songs 2</text:p>
      <text:p text:style-name="Standard"><text:span text:style-name="T7">Tracklist</text:span> <text:span text:style-name="T12">[1]</text:span><text:span text:style-name="T7">:</text:span></text:p>
      <text:list xml:id="list244269372" text:style-name="WWNum7">
        <text:list-item>
          <text:p text:style-name="P263">introduction</text:p>
        </text:list-item>
        <text:list-item>
          <text:p text:style-name="P263">white day</text:p>
        </text:list-item>
        <text:list-item>
          <text:p text:style-name="P263">walking on snow</text:p>
        </text:list-item>
        <text:list-item>
          <text:p text:style-name="P263">fizzy resort</text:p>
        </text:list-item>
        <text:list-item>
          <text:p text:style-name="P263"><text:a xlink:type="simple" xlink:href="#_4g6u8g27l0u5" text:style-name="ListLabel_20_2530" text:visited-style-name="ListLabel_20_2530"><text:span text:style-name="T6">hot milk</text:span></text:a></text:p>
        </text:list-item>
        <text:list-item>
          <text:p text:style-name="P263">Cappuccino</text:p>
        </text:list-item>
        <text:list-item>
          <text:p text:style-name="P263">sweetheart</text:p>
        </text:list-item>
      </text:list>
      <text:p text:style-name="Standard"><text:soft-page-break/><text:span text:style-name="T7">References/Links:</text:span></text:p>
      <text:p text:style-name="P270">[1] <text:span text:style-name="T11">Bandcamp</text:span>. <text:a xlink:type="simple" xlink:href="https://0101.bandcamp.com/album/ordinary-songs-2" text:style-name="ListLabel_20_2530" text:visited-style-name="ListLabel_20_2530"><text:span text:style-name="T6">https://0101.bandcamp.com/album/ordinary-songs-2</text:span></text:a> (TODO)</text:p>
      <text:p text:style-name="Heading_20_2"><text:bookmark text:name="_f86r44885xso"/>Polarity</text:p>
      <text:p text:style-name="Standard"><text:span text:style-name="T7">Artist:</text:span> <text:a xlink:type="simple" xlink:href="#_nkzynj9bar0t" text:style-name="ListLabel_20_2530" text:visited-style-name="ListLabel_20_2530"><text:span text:style-name="T6">fusq</text:span></text:a></text:p>
      <text:p text:style-name="Standard"><text:span text:style-name="T7">Album type:</text:span> EP</text:p>
      <text:p text:style-name="Standard"><text:span text:style-name="T7">Tracklist:</text:span> (TODO)</text:p>
      <text:list xml:id="list1810414247" text:style-name="WWNum5">
        <text:list-item>
          <text:p text:style-name="P264"><text:a xlink:type="simple" xlink:href="#_3b4129x9ij52" text:style-name="ListLabel_20_2530" text:visited-style-name="ListLabel_20_2530"><text:span text:style-name="T6">fusq - Blush (feat. MYLK)</text:span></text:a></text:p>
        </text:list-item>
      </text:list>
      <text:p text:style-name="Standard"><text:span text:style-name="T7">References/Links:</text:span></text:p>
      <text:p text:style-name="P294">[1] <text:a xlink:type="simple" xlink:href="https://smarturl.it/PolarityEP" text:style-name="ListLabel_20_2530" text:visited-style-name="ListLabel_20_2530"><text:span text:style-name="T6">https://smarturl.it/PolarityEP</text:span></text:a> (TODO)</text:p>
      <text:p text:style-name="P294">[2] <text:a xlink:type="simple" xlink:href="https://open.spotify.com/album/0oppzlIYZu2rH4Y4MbZ8C4" text:style-name="ListLabel_20_2530" text:visited-style-name="ListLabel_20_2530"><text:span text:style-name="T6">https://open.spotify.com/album/0oppzlIYZu2rH4Y4MbZ8C4</text:span></text:a> (TODO)</text:p>
      <text:p text:style-name="P294">[3] <text:a xlink:type="simple" xlink:href="https://fusq.bandcamp.com/album/polarity" text:style-name="ListLabel_20_2530" text:visited-style-name="ListLabel_20_2530"><text:span text:style-name="T6">https://fusq.bandcamp.com/album/polarity</text:span></text:a> (TODO)</text:p>
      <text:p text:style-name="Heading_20_2"><text:bookmark text:name="_fy8i91wsdghc"/>Rocket League X RLBU Vol.3</text:p>
      <text:p text:style-name="Standard"><text:span text:style-name="T7">Tracklist</text:span> <text:span text:style-name="T12">[1]</text:span><text:span text:style-name="T7">:</text:span></text:p>
      <text:list xml:id="list3947274614" text:style-name="WWNum174">
        <text:list-item>
          <text:p text:style-name="P284">KO3 - In My Heart</text:p>
        </text:list-item>
        <text:list-item>
          <text:p text:style-name="P284">Arch - We won’t be broke forever</text:p>
        </text:list-item>
        <text:list-item>
          <text:p text:style-name="P284">Puru - Need U Now</text:p>
        </text:list-item>
        <text:list-item>
          <text:p text:style-name="P284">shimaL - Cloud Drift</text:p>
        </text:list-item>
        <text:list-item>
          <text:p text:style-name="P284">Meiso - Flight</text:p>
        </text:list-item>
        <text:list-item>
          <text:p text:style-name="P284">Soleily - Road to Glory</text:p>
        </text:list-item>
        <text:list-item>
          <text:p text:style-name="P284"><text:a xlink:type="simple" xlink:href="#_3io6oqn7eexe" text:style-name="ListLabel_20_2530" text:visited-style-name="ListLabel_20_2530"><text:span text:style-name="T6">Lafale - Afterglow</text:span></text:a></text:p>
        </text:list-item>
      </text:list>
      <text:p text:style-name="Standard"><text:span text:style-name="T7">References/Links:</text:span></text:p>
      <text:p text:style-name="P294">[1] <text:span text:style-name="T7">Website (Tumblr):</text:span> <text:a xlink:type="simple" xlink:href="https://rlbu-vol3.tumblr.com" text:style-name="ListLabel_20_2530" text:visited-style-name="ListLabel_20_2530"><text:span text:style-name="T6">https://rlbu-vol3.tumblr.com</text:span></text:a> (TODO)</text:p>
      <text:p text:style-name="Heading_20_2"><text:bookmark text:name="_jh5ppvadgylx"/>Snowlight Vol. 2</text:p>
      <text:p text:style-name="Standard"><text:span text:style-name="T7">Label:</text:span> Synthikate</text:p>
      <text:p text:style-name="Standard"><text:span text:style-name="T7">Release date:</text:span> 2017 Dec 25</text:p>
      <text:p text:style-name="Standard">Tracklist:</text:p>
      <text:list xml:id="list3493103206" text:style-name="WWNum181">
        <text:list-item>
          <text:p text:style-name="P265"><text:a xlink:type="simple" xlink:href="#_rrjmjsxg52xm" text:style-name="ListLabel_20_2530" text:visited-style-name="ListLabel_20_2530"><text:span text:style-name="T6">KarameL - Camellia</text:span></text:a></text:p>
        </text:list-item>
      </text:list>
      <text:p text:style-name="Heading_20_2"><text:bookmark text:name="_rf4e6bbaqe48"/><text:soft-page-break/>SUMMER!</text:p>
      <text:p text:style-name="Standard"><text:span text:style-name="T7">Artist:</text:span> <text:a xlink:type="simple" xlink:href="#_27elppeph0v2" text:style-name="ListLabel_20_2530" text:visited-style-name="ListLabel_20_2530"><text:span text:style-name="T6">Neko Hacker</text:span></text:a></text:p>
      <text:p text:style-name="Standard"><text:span text:style-name="T7">Tracklist:</text:span></text:p>
      <text:list xml:id="list976498638" text:style-name="WWNum79">
        <text:list-item>
          <text:p text:style-name="P266">Daydream</text:p>
        </text:list-item>
        <text:list-item>
          <text:p text:style-name="P266"><text:a xlink:type="simple" xlink:href="#_gnk1m1rsm1d6" text:style-name="ListLabel_20_2530" text:visited-style-name="ListLabel_20_2530"><text:span text:style-name="T6">Night Sky (feat. Mashiko &amp; ichika)</text:span></text:a></text:p>
        </text:list-item>
        <text:list-item>
          <text:p text:style-name="P266">Daydream - Instrumental</text:p>
        </text:list-item>
        <text:list-item>
          <text:p text:style-name="P266">Night Sky - Instrumental</text:p>
        </text:list-item>
      </text:list>
      <text:p text:style-name="Standard"><text:span text:style-name="T7">References/Links:</text:span></text:p>
      <text:p text:style-name="P295">[1] <text:span text:style-name="T11">Spotify</text:span>. <text:a xlink:type="simple" xlink:href="https://open.spotify.com/album/3ZBFpKVCAusSBIAUxtFoU0" text:style-name="ListLabel_20_2530" text:visited-style-name="ListLabel_20_2530"><text:span text:style-name="T6">https://open.spotify.com/album/3ZBFpKVCAusSBIAUxtFoU0</text:span></text:a> (TODO)</text:p>
      <text:p text:style-name="Heading_20_2"><text:bookmark text:name="_bscw68b9wlij"/>元気全開DAY! DAY! DAY!</text:p>
      <text:p text:style-name="Standard"><text:span text:style-name="T7">Release date:</text:span> 2016 May 11 <text:span text:style-name="T12">[1]</text:span></text:p>
      <text:p text:style-name="Standard"><text:span text:style-name="T7">Franchise:</text:span> Love Live! Sunshine!!</text:p>
      <text:p text:style-name="Standard"><text:span text:style-name="T7">Tracklist:</text:span> (TODO)</text:p>
      <text:list xml:id="list1479431024" text:style-name="WWNum142">
        <text:list-item>
          <text:p text:style-name="P267"><text:a xlink:type="simple" xlink:href="#_rjf5bqh5ijn5" text:style-name="ListLabel_20_2530" text:visited-style-name="ListLabel_20_2530"><text:span text:style-name="T6">夜空はなんでも知ってるの？</text:span></text:a></text:p>
        </text:list-item>
      </text:list>
      <text:p text:style-name="Standard"><text:span text:style-name="T7">References/Links:</text:span></text:p>
      <text:p text:style-name="P294">[2] CYaRon! - Topic (2020 Sept 17). “夜空はなんでも知ってるの?”, <text:span text:style-name="T11">YouTube</text:span>. <text:a xlink:type="simple" xlink:href="https://www.youtube.com/watch?v=-ugxwDzsflE" text:style-name="ListLabel_20_2530" text:visited-style-name="ListLabel_20_2530"><text:span text:style-name="T6">https://www.youtube.com/watch?v=-ugxwDzsflE</text:span></text:a> (accessed 2023 Apr 02)</text:p>
      <text:p text:style-name="Heading_20_2"><text:bookmark text:name="_27rwqy1c51vl"/>ゆのもきゅ</text:p>
      <text:p text:style-name="Standard"><text:span text:style-name="T7">Release date:</text:span> 2017 Oct 18 <text:span text:style-name="T12">[1][2]</text:span></text:p>
      <text:p text:style-name="Standard"><text:span text:style-name="T7">Tracklist:</text:span></text:p>
      <text:list xml:id="list3997654498" text:style-name="WWNum42">
        <text:list-item>
          <text:p text:style-name="P268"><text:a xlink:type="simple" xlink:href="#_ctv9ksgak2o0" text:style-name="ListLabel_20_2530" text:visited-style-name="ListLabel_20_2530"><text:span text:style-name="T6">Yunomi - 枕元にゴースト (feat. nicamoq)</text:span></text:a></text:p>
        </text:list-item>
      </text:list>
      <text:p text:style-name="Standard"><text:span text:style-name="T7">References/Links:</text:span></text:p>
      <text:p text:style-name="P294">[1] Yunomi (2018 Oct 07). “枕元にゴースト (feat. nicamoq)”, <text:span text:style-name="T11">YouTube</text:span>. <text:a xlink:type="simple" xlink:href="https://www.youtube.com/watch?v=I7-EWVVWFa8" text:style-name="ListLabel_20_2530" text:visited-style-name="ListLabel_20_2530"><text:span text:style-name="T6">https://www.youtube.com/watch?v=I7-EWVVWFa8</text:span></text:a> (accessed 2023 Apr 02)</text:p>
      <text:p text:style-name="P294">[2] Yunomi (2017 Oct 18). “Aiobahn &amp; Yunomi - 枕​元​に​ゴ​ー​ス​ト (feat. nicamoq)”, <text:span text:style-name="T11">Bandcamp</text:span>. <text:a xlink:type="simple" xlink:href="https://iamyunomi.bandcamp.com/track/feat-nicamoq-9" text:style-name="ListLabel_20_2530" text:visited-style-name="ListLabel_20_2530"><text:span text:style-name="T6">https://iamyunomi.bandcamp.com/track/feat-nicamoq-9</text:span></text:a> (accessed 2023 Apr 02)</text:p>
      <text:p text:style-name="Heading_20_1"><text:bookmark text:name="_p1t7j09j2qgm"/>Collection</text:p>
      <text:p text:style-name="Heading_20_2"><text:bookmark text:name="_nyw0ty5wybhu"/>Anime Moe!~♫Most Beautiful &amp; Cutest EDM | Kawaii Music♫</text:p>
      <text:p text:style-name="Standard"><text:span text:style-name="T7">Curator:</text:span> <text:a xlink:type="simple" xlink:href="#_3242d6qquv6" text:style-name="ListLabel_20_2530" text:visited-style-name="ListLabel_20_2530"><text:span text:style-name="T6">ღ AkoMusic ღ</text:span></text:a></text:p>
      <text:p text:style-name="Standard"><text:span text:style-name="T7">Tracks:</text:span> (TODO: create individual song pages)</text:p>
      <text:list xml:id="list1552278795" text:style-name="WWNum261">
        <text:list-item>
          <text:p text:style-name="P285"><text:soft-page-break/>Jun Kuroda - Stay Alive (Re-Zero Remix)</text:p>
        </text:list-item>
        <text:list-item>
          <text:p text:style-name="P285"><text:a xlink:type="simple" xlink:href="#_4m3rkpp19oc6" text:style-name="ListLabel_20_2530" text:visited-style-name="ListLabel_20_2530"><text:span text:style-name="T6">Synthion - Akiba</text:span></text:a></text:p>
        </text:list-item>
        <text:list-item>
          <text:p text:style-name="P285"><text:a xlink:type="simple" xlink:href="#_kpecjfc7z1hc" text:style-name="ListLabel_20_2530" text:visited-style-name="ListLabel_20_2530"><text:span text:style-name="T6">nyankobrq - Good Day Sunshine</text:span></text:a></text:p>
        </text:list-item>
        <text:list-item>
          <text:p text:style-name="P285"><text:a xlink:type="simple" xlink:href="#_vxh3g4oz4zyz" text:style-name="ListLabel_20_2530" text:visited-style-name="ListLabel_20_2530"><text:span text:style-name="T6">Aiobahn &amp; Yunomi - 枕元にゴースト (KATOMORI Remix)</text:span></text:a></text:p>
        </text:list-item>
        <text:list-item>
          <text:p text:style-name="P285">XVAN - I'm OK</text:p>
        </text:list-item>
        <text:list-item>
          <text:p text:style-name="P285"><text:a xlink:type="simple" xlink:href="#_3q6npzcw9e6y" text:style-name="ListLabel_20_2530" text:visited-style-name="ListLabel_20_2530"><text:span text:style-name="T6">Ancraft - LiLac Box</text:span></text:a></text:p>
        </text:list-item>
        <text:list-item>
          <text:p text:style-name="P285">Yu*dachi - 秋風ティーブレイク (Mini Arrange &amp; Remaster)</text:p>
        </text:list-item>
        <text:list-item>
          <text:p text:style-name="P285"><text:span text:style-name="T16">Yunomi &amp; nicamoq - インドア系ならトラックメイカ (Indoor Kei Nara Trackmaker)</text:span> (removed)</text:p>
        </text:list-item>
        <text:list-item>
          <text:p text:style-name="P285">Stripe.P Prism (KuTiNa cover) feat. 初音ミク</text:p>
        </text:list-item>
        <text:list-item>
          <text:p text:style-name="P285">Wisp X - Heart</text:p>
        </text:list-item>
        <text:list-item>
          <text:p text:style-name="P285">Moe Shop - You Look So Good</text:p>
        </text:list-item>
        <text:list-item>
          <text:p text:style-name="P285">Ryunosuke Kudo (ft. ゆかっこ) - Goody♡time</text:p>
        </text:list-item>
        <text:list-item>
          <text:p text:style-name="P285">nyankobrq - Shoujo Satori</text:p>
        </text:list-item>
        <text:list-item>
          <text:p text:style-name="P285">Moe Step - Moestep</text:p>
        </text:list-item>
        <text:list-item>
          <text:p text:style-name="P285">Tororoudon - Cocoa Cream</text:p>
        </text:list-item>
        <text:list-item>
          <text:p text:style-name="P285">Yktr - Maiko</text:p>
        </text:list-item>
        <text:list-item>
          <text:p text:style-name="P285">Yunomi - 大江戸コントローラー Oedo Controller (Ft. TORIENA-Koi Remix)</text:p>
        </text:list-item>
        <text:list-item>
          <text:p text:style-name="P285">Capchii (カプチー) - I Hope It Will Be Fine Tomorrow</text:p>
        </text:list-item>
        <text:list-item>
          <text:p text:style-name="P285">Elliot Hsu - Legion Shrine</text:p>
        </text:list-item>
        <text:list-item>
          <text:p text:style-name="P285">LOIS (ㆁvㆁ) - しゃぼんだま(Soap Bubble)</text:p>
        </text:list-item>
      </text:list>
      <text:p text:style-name="P273"><text:span text:style-name="T7">Links:</text:span></text:p>
      <text:p text:style-name="P295">[1] ღ AkoMusic ღ (2017 May 06) “Anime Moe!~♫Most Beautiful &amp; Cutest EDM | Kawaii Music♫”, <text:span text:style-name="T11">YouTube</text:span>. <text:a xlink:type="simple" xlink:href="https://www.youtube.com/watch?v=MG3uHCxZujA" text:style-name="ListLabel_20_2530" text:visited-style-name="ListLabel_20_2530"><text:span text:style-name="T6">https://www.youtube.com/watch?v=MG3uHCxZujA</text:span></text:a> (accessed 2023 Mar 06)</text:p>
      <text:p text:style-name="Heading_20_2"><text:bookmark text:name="_ao5reix8icwk"/>[ Kawaii Future Bass Collection ]</text:p>
      <text:p text:style-name="Standard"><text:span text:style-name="T7">Curator:</text:span> <text:a xlink:type="simple" xlink:href="#_89cr6raqhzzv" text:style-name="ListLabel_20_2530" text:visited-style-name="ListLabel_20_2530"><text:span text:style-name="T6">Dayrin</text:span></text:a></text:p>
      <text:p text:style-name="Standard"><text:span text:style-name="T7">Duration (hr:min:sec):</text:span> 01:02:21 <text:span text:style-name="T12">[1]</text:span></text:p>
      <text:p text:style-name="Standard"><text:span text:style-name="T7">Tracks:</text:span></text:p>
      <text:list xml:id="list3108799155" text:style-name="WWNum33">
        <text:list-item>
          <text:p text:style-name="P286"><text:a xlink:type="simple" xlink:href="#_76dx9z3g7ph1" text:style-name="ListLabel_20_2530" text:visited-style-name="ListLabel_20_2530"><text:span text:style-name="T6">Kimii - Henshin</text:span></text:a></text:p>
        </text:list-item>
        <text:list-item>
          <text:p text:style-name="P286"><text:soft-page-break/><text:a xlink:type="simple" xlink:href="#_rrjmjsxg52xm" text:style-name="ListLabel_20_2530" text:visited-style-name="ListLabel_20_2530"><text:span text:style-name="T6">KarameL - Camellia</text:span></text:a></text:p>
        </text:list-item>
        <text:list-item>
          <text:p text:style-name="P286"><text:a xlink:type="simple" xlink:href="#_12w8gepw16yx" text:style-name="ListLabel_20_2530" text:visited-style-name="ListLabel_20_2530"><text:span text:style-name="T6">Tecchi &amp; Elliot Hsu - Jump!</text:span></text:a></text:p>
        </text:list-item>
        <text:list-item>
          <text:p text:style-name="P286"><text:a xlink:type="simple" xlink:href="#_mev6g495nbr2" text:style-name="ListLabel_20_2530" text:visited-style-name="ListLabel_20_2530"><text:span text:style-name="T6">alpha - Night Parade</text:span></text:a></text:p>
        </text:list-item>
        <text:list-item>
          <text:p text:style-name="P286"><text:a xlink:type="simple" xlink:href="#_dvakyzw1kxa" text:style-name="ListLabel_20_2530" text:visited-style-name="ListLabel_20_2530"><text:span text:style-name="T6">ARForest - Tomori</text:span></text:a></text:p>
        </text:list-item>
        <text:list-item>
          <text:p text:style-name="P286"><text:a xlink:type="simple" xlink:href="#_ry22my6rvc16" text:style-name="ListLabel_20_2530" text:visited-style-name="ListLabel_20_2530"><text:span text:style-name="T6">Yunomi &amp; Happy Kuru Kuru - はんぶんこ花火 (Dream Hackers Remix)</text:span></text:a></text:p>
        </text:list-item>
        <text:list-item>
          <text:p text:style-name="P286"><text:a xlink:type="simple" xlink:href="#_u2e9ep4np60j" text:style-name="ListLabel_20_2530" text:visited-style-name="ListLabel_20_2530"><text:span text:style-name="T6">PLEEG - Sweet</text:span></text:a></text:p>
        </text:list-item>
        <text:list-item>
          <text:p text:style-name="P286"><text:a xlink:type="simple" xlink:href="#_wknqi2gfi7j8" text:style-name="ListLabel_20_2530" text:visited-style-name="ListLabel_20_2530"><text:span text:style-name="T6">Hyp3rsleep - Mocha</text:span></text:a></text:p>
        </text:list-item>
        <text:list-item>
          <text:p text:style-name="P286"><text:a xlink:type="simple" xlink:href="#_fbjwefq5p0hm" text:style-name="ListLabel_20_2530" text:visited-style-name="ListLabel_20_2530"><text:span text:style-name="T6">Ironami &amp; Milkoi - Cocoro</text:span></text:a></text:p>
        </text:list-item>
        <text:list-item>
          <text:p text:style-name="P286"><text:a xlink:type="simple" xlink:href="#_4nhnpbc8hji5" text:style-name="ListLabel_20_2530" text:visited-style-name="ListLabel_20_2530"><text:span text:style-name="T6">Kagi - Lovelock</text:span></text:a></text:p>
        </text:list-item>
        <text:list-item>
          <text:p text:style-name="P286"><text:a xlink:type="simple" xlink:href="#_3q6npzcw9e6y" text:style-name="ListLabel_20_2530" text:visited-style-name="ListLabel_20_2530"><text:span text:style-name="T6">Aika &amp; Trifect - Light the Way!</text:span></text:a></text:p>
        </text:list-item>
        <text:list-item>
          <text:p text:style-name="P286"><text:a xlink:type="simple" xlink:href="#_mz5ha42ond01" text:style-name="ListLabel_20_2530" text:visited-style-name="ListLabel_20_2530"><text:span text:style-name="T6">KODOMOi - New Day</text:span></text:a></text:p>
        </text:list-item>
        <text:list-item>
          <text:p text:style-name="P286"><text:a xlink:type="simple" xlink:href="#_77toh1ulkl28" text:style-name="ListLabel_20_2530" text:visited-style-name="ListLabel_20_2530"><text:span text:style-name="T6">Sein &amp; Music - Cotton Cloud</text:span></text:a></text:p>
        </text:list-item>
        <text:list-item>
          <text:p text:style-name="P286"><text:a xlink:type="simple" xlink:href="#_lgpisrvxmffe" text:style-name="ListLabel_20_2530" text:visited-style-name="ListLabel_20_2530"><text:span text:style-name="T6">COSMICOSMO - MILK &amp; COOKIE</text:span></text:a></text:p>
        </text:list-item>
        <text:list-item>
          <text:p text:style-name="P286"><text:a xlink:type="simple" xlink:href="#_lz8kam654bm5" text:style-name="ListLabel_20_2530" text:visited-style-name="ListLabel_20_2530"><text:span text:style-name="T6">Kocyamarü - Favorite place</text:span></text:a></text:p>
        </text:list-item>
        <text:list-item>
          <text:p text:style-name="P286"><text:a xlink:type="simple" xlink:href="#_u92zee9n9ces" text:style-name="ListLabel_20_2530" text:visited-style-name="ListLabel_20_2530"><text:span text:style-name="T6">NaNa - Keep It Kawaii</text:span></text:a></text:p>
        </text:list-item>
        <text:list-item>
          <text:p text:style-name="P286"><text:a xlink:type="simple" xlink:href="#_bn7y3z2c0juw" text:style-name="ListLabel_20_2530" text:visited-style-name="ListLabel_20_2530"><text:span text:style-name="T6">Aire - Tea Time (dextrust Remix)</text:span></text:a></text:p>
        </text:list-item>
        <text:list-item>
          <text:p text:style-name="P286"><text:a xlink:type="simple" xlink:href="#_rlecmiq9rqca" text:style-name="ListLabel_20_2530" text:visited-style-name="ListLabel_20_2530"><text:span text:style-name="T6">PIKASONIC - Myself</text:span></text:a></text:p>
        </text:list-item>
      </text:list>
      <text:p text:style-name="Standard"><text:span text:style-name="T7">Links:</text:span></text:p>
      <text:p text:style-name="P295">[1] Dayrin (2018 May 01). “[ Kawaii Future Bass Collection ]”, <text:span text:style-name="T11">YouTube</text:span>. <text:a xlink:type="simple" xlink:href="https://www.youtube.com/watch?v=2SDBxH6mCtI" text:style-name="ListLabel_20_2530" text:visited-style-name="ListLabel_20_2530"><text:span text:style-name="T6">https://www.youtube.com/watch?v=2SDBxH6mCtI</text:span></text:a> (accessed 2023 Mar 19)</text:p>
      <text:p text:style-name="P295">[2] Dayrin (2018 May 01). “Kawaii Future Bass (2018.05)”, <text:span text:style-name="T11">SoundCloud</text:span>. <text:a xlink:type="simple" xlink:href="https://soundcloud.com/dayrinpromo/sets/kawaii-future-bass-2018-05-01" text:style-name="ListLabel_20_2530" text:visited-style-name="ListLabel_20_2530"><text:span text:style-name="T6">https://soundcloud.com/dayrinpromo/sets/kawaii-future-bass-2018-05-01</text:span></text:a> (TODO: check date and link)</text:p>
      <text:p text:style-name="Heading_20_2"><text:bookmark text:name="_4rlfutwro23l"/>[ Kawaii Future Bass Collection Vol.2 ]</text:p>
      <text:p text:style-name="Standard"><text:span text:style-name="T7">Curator:</text:span> <text:a xlink:type="simple" xlink:href="#_89cr6raqhzzv" text:style-name="ListLabel_20_2530" text:visited-style-name="ListLabel_20_2530"><text:span text:style-name="T6">Dayrin</text:span></text:a></text:p>
      <text:p text:style-name="Standard"><text:span text:style-name="T7">Duration (hr:min:sec):</text:span> 01:00:02 <text:span text:style-name="T12">[1]</text:span></text:p>
      <text:p text:style-name="Standard"><text:span text:style-name="T7">Tracks:</text:span></text:p>
      <text:list xml:id="list1372083584" text:style-name="WWNum198">
        <text:list-item>
          <text:p text:style-name="P287"><text:a xlink:type="simple" xlink:href="#_cjq5vmfxwp8f" text:style-name="ListLabel_20_2530" text:visited-style-name="ListLabel_20_2530"><text:span text:style-name="T6">Factal x Haki - Woah!</text:span></text:a></text:p>
        </text:list-item>
        <text:list-item>
          <text:p text:style-name="P287"><text:a xlink:type="simple" xlink:href="#_ypbolzbwaonz" text:style-name="ListLabel_20_2530" text:visited-style-name="ListLabel_20_2530"><text:span text:style-name="T6">Kazmasa - Melting Emotion</text:span></text:a></text:p>
        </text:list-item>
        <text:list-item>
          <text:p text:style-name="P287"><text:a xlink:type="simple" xlink:href="#_zdnoudszdncw" text:style-name="ListLabel_20_2530" text:visited-style-name="ListLabel_20_2530"><text:span text:style-name="T6">tokiwa - Gemini</text:span></text:a></text:p>
        </text:list-item>
        <text:list-item>
          <text:p text:style-name="P287"><text:soft-page-break/><text:a xlink:type="simple" xlink:href="#_9x5pl216l25v" text:style-name="ListLabel_20_2530" text:visited-style-name="ListLabel_20_2530"><text:span text:style-name="T6">B3LLA - Nagame</text:span></text:a></text:p>
        </text:list-item>
        <text:list-item>
          <text:p text:style-name="P287"><text:a xlink:type="simple" xlink:href="#_l8fgy6epf0zn" text:style-name="ListLabel_20_2530" text:visited-style-name="ListLabel_20_2530"><text:span text:style-name="T6">2ToneDisco - Hold Me</text:span></text:a></text:p>
        </text:list-item>
        <text:list-item>
          <text:p text:style-name="P287"><text:a xlink:type="simple" xlink:href="#_rlt3oxn08l5j" text:style-name="ListLabel_20_2530" text:visited-style-name="ListLabel_20_2530"><text:span text:style-name="T6">osirasekita - Hanabi</text:span></text:a></text:p>
        </text:list-item>
        <text:list-item>
          <text:p text:style-name="P287"><text:a xlink:type="simple" xlink:href="#_ouzq73ow94pd" text:style-name="ListLabel_20_2530" text:visited-style-name="ListLabel_20_2530"><text:span text:style-name="T6">Kimii - Metsuki</text:span></text:a></text:p>
        </text:list-item>
        <text:list-item>
          <text:p text:style-name="P287"><text:a xlink:type="simple" xlink:href="#_t0sb6qlg7kox" text:style-name="ListLabel_20_2530" text:visited-style-name="ListLabel_20_2530"><text:span text:style-name="T6">Tecchi(Shuka) x Amacchi x Kagi - Chuuni</text:span></text:a></text:p>
        </text:list-item>
        <text:list-item>
          <text:p text:style-name="P287"><text:a xlink:type="simple" xlink:href="#_fwwu7zqccjlp" text:style-name="ListLabel_20_2530" text:visited-style-name="ListLabel_20_2530"><text:span text:style-name="T6">Kocyamarü - Hot &amp; Cool</text:span></text:a></text:p>
        </text:list-item>
        <text:list-item>
          <text:p text:style-name="P287"><text:a xlink:type="simple" xlink:href="#_jme26soemgwv" text:style-name="ListLabel_20_2530" text:visited-style-name="ListLabel_20_2530"><text:span text:style-name="T6">Capchii - Teach Me How To</text:span></text:a></text:p>
        </text:list-item>
        <text:list-item>
          <text:p text:style-name="P287"><text:a xlink:type="simple" xlink:href="#_fqwljq7x519b" text:style-name="ListLabel_20_2530" text:visited-style-name="ListLabel_20_2530"><text:span text:style-name="T6">KODOMOi - Sayonara April</text:span></text:a></text:p>
        </text:list-item>
        <text:list-item>
          <text:p text:style-name="P287"><text:a xlink:type="simple" xlink:href="#_sto9eqgq3tg8" text:style-name="ListLabel_20_2530" text:visited-style-name="ListLabel_20_2530"><text:span text:style-name="T6">Lewis x Club2Tokyo - Meanwhile</text:span></text:a></text:p>
        </text:list-item>
        <text:list-item>
          <text:p text:style-name="P287"><text:a xlink:type="simple" xlink:href="#_h577pim3u49l" text:style-name="ListLabel_20_2530" text:visited-style-name="ListLabel_20_2530"><text:span text:style-name="T6">P3PPER - First love</text:span></text:a></text:p>
        </text:list-item>
        <text:list-item>
          <text:p text:style-name="P287"><text:a xlink:type="simple" xlink:href="#_sibv6zt6qdfo" text:style-name="ListLabel_20_2530" text:visited-style-name="ListLabel_20_2530"><text:span text:style-name="T6">PIKASONIC - New Start!</text:span></text:a></text:p>
        </text:list-item>
        <text:list-item>
          <text:p text:style-name="P287"><text:a xlink:type="simple" xlink:href="#_h6x0v5egeirf" text:style-name="ListLabel_20_2530" text:visited-style-name="ListLabel_20_2530"><text:span text:style-name="T6">Aika - Sugar Punk</text:span></text:a></text:p>
        </text:list-item>
        <text:list-item>
          <text:p text:style-name="P287"><text:a xlink:type="simple" xlink:href="#_2oi2qhn7ysai" text:style-name="ListLabel_20_2530" text:visited-style-name="ListLabel_20_2530"><text:span text:style-name="T6">ayiko - Don't Hide Yourself</text:span></text:a></text:p>
        </text:list-item>
        <text:list-item>
          <text:p text:style-name="P287"><text:a xlink:type="simple" xlink:href="#_ptkoehg24rx8" text:style-name="ListLabel_20_2530" text:visited-style-name="ListLabel_20_2530"><text:span text:style-name="T6">Kimii - Metsuki (Milkoi Remix)</text:span></text:a></text:p>
        </text:list-item>
      </text:list>
      <text:p text:style-name="Standard"><text:span text:style-name="T7">Links:</text:span></text:p>
      <text:p text:style-name="P295">[1] Dayrin (2018 Sept 27). “[ Kawaii Future Bass Collection Vol.2 ]”, <text:span text:style-name="T11">YouTube</text:span>. <text:a xlink:type="simple" xlink:href="https://www.youtube.com/watch?v=Qm2PDlIqceU" text:style-name="ListLabel_20_2530" text:visited-style-name="ListLabel_20_2530"><text:span text:style-name="T6">https://www.youtube.com/watch?v=Qm2PDlIqceU</text:span></text:a> (accessed 2023 Mar 19)</text:p>
      <text:p text:style-name="P295">[2] <text:span text:style-name="T11">SoundCloud</text:span>. (TODO)</text:p>
      <text:p text:style-name="Heading_20_2"><text:bookmark text:name="_i7zs0qbill66"/>[ Kawaii Future Bass Collection Vol.3 ]</text:p>
      <text:p text:style-name="Standard"><text:span text:style-name="T7">Curator:</text:span> <text:a xlink:type="simple" xlink:href="#_89cr6raqhzzv" text:style-name="ListLabel_20_2530" text:visited-style-name="ListLabel_20_2530"><text:span text:style-name="T6">Dayrin</text:span></text:a></text:p>
      <text:p text:style-name="Standard"><text:span text:style-name="T7">Duration (hr:min:sec):</text:span> 01:00:22 <text:span text:style-name="T12">[1]</text:span></text:p>
      <text:p text:style-name="Standard"><text:span text:style-name="T7">Tracks:</text:span></text:p>
      <text:list xml:id="list3446649647" text:style-name="WWNum250">
        <text:list-item>
          <text:p text:style-name="P288"><text:a xlink:type="simple" xlink:href="#_s2e8srcdxg5e" text:style-name="ListLabel_20_2530" text:visited-style-name="ListLabel_20_2530"><text:span text:style-name="T6">SoLush - Daydreaming</text:span></text:a></text:p>
        </text:list-item>
        <text:list-item>
          <text:p text:style-name="P288"><text:a xlink:type="simple" xlink:href="#_rzk6eq1tbv4e" text:style-name="ListLabel_20_2530" text:visited-style-name="ListLabel_20_2530"><text:span text:style-name="T6">cute girls doing cute things - main heroine</text:span></text:a></text:p>
        </text:list-item>
        <text:list-item>
          <text:p text:style-name="P288"><text:a xlink:type="simple" xlink:href="#_2d34vh5nsicx" text:style-name="ListLabel_20_2530" text:visited-style-name="ListLabel_20_2530"><text:span text:style-name="T6">Nansuke</text:span></text:a><text:a xlink:type="simple" xlink:href="#_2d34vh5nsicx" text:style-name="ListLabel_20_2530" text:visited-style-name="ListLabel_20_2530"><text:span text:style-name="T6"> - Chrysoprase</text:span></text:a></text:p>
        </text:list-item>
        <text:list-item>
          <text:p text:style-name="P288"><text:a xlink:type="simple" xlink:href="#_dknwmb3qjzag" text:style-name="ListLabel_20_2530" text:visited-style-name="ListLabel_20_2530"><text:span text:style-name="T6">Hyp3rsleep - First light</text:span></text:a></text:p>
        </text:list-item>
        <text:list-item>
          <text:p text:style-name="P288"><text:a xlink:type="simple" xlink:href="#_mq9893nfuyt7" text:style-name="ListLabel_20_2530" text:visited-style-name="ListLabel_20_2530"><text:span text:style-name="T6">Stessie - Sprinkles!</text:span></text:a></text:p>
        </text:list-item>
        <text:list-item>
          <text:p text:style-name="P288"><text:a xlink:type="simple" xlink:href="#_f6anqp2abp1w" text:style-name="ListLabel_20_2530" text:visited-style-name="ListLabel_20_2530"><text:span text:style-name="T6">Kirara Magic - Blue Square</text:span></text:a></text:p>
        </text:list-item>
        <text:list-item>
          <text:p text:style-name="P288"><text:soft-page-break/><text:a xlink:type="simple" xlink:href="#_z67ft6vz90rg" text:style-name="ListLabel_20_2530" text:visited-style-name="ListLabel_20_2530"><text:span text:style-name="T6">Lewis &amp; </text:span></text:a><text:a xlink:type="simple" xlink:href="#_z67ft6vz90rg" text:style-name="ListLabel_20_2530" text:visited-style-name="ListLabel_20_2530"><text:span text:style-name="T6">Kuccii</text:span></text:a><text:a xlink:type="simple" xlink:href="#_z67ft6vz90rg" text:style-name="ListLabel_20_2530" text:visited-style-name="ListLabel_20_2530"><text:span text:style-name="T6"> - Sunset (Wave Meow Remix)</text:span></text:a></text:p>
        </text:list-item>
        <text:list-item>
          <text:p text:style-name="P288"><text:a xlink:type="simple" xlink:href="#_q3ahqmdv3eue" text:style-name="ListLabel_20_2530" text:visited-style-name="ListLabel_20_2530"><text:span text:style-name="T6">MojiX! - Asatsuyu</text:span></text:a></text:p>
        </text:list-item>
        <text:list-item>
          <text:p text:style-name="P288"><text:a xlink:type="simple" xlink:href="#_ybkojyegp1rt" text:style-name="ListLabel_20_2530" text:visited-style-name="ListLabel_20_2530"><text:span text:style-name="T6">ikura - Takarabako</text:span></text:a></text:p>
        </text:list-item>
        <text:list-item>
          <text:p text:style-name="P288"><text:a xlink:type="simple" xlink:href="#_t57dgpnpqxff" text:style-name="ListLabel_20_2530" text:visited-style-name="ListLabel_20_2530"><text:span text:style-name="T6">tomatoism - Naruhodo</text:span></text:a></text:p>
        </text:list-item>
        <text:list-item>
          <text:p text:style-name="P288"><text:a xlink:type="simple" xlink:href="#_8ljauh4waglr" text:style-name="ListLabel_20_2530" text:visited-style-name="ListLabel_20_2530"><text:span text:style-name="T6">Aika x Trifect x Tenkitsune - Triple Sweet</text:span></text:a></text:p>
        </text:list-item>
        <text:list-item>
          <text:p text:style-name="P288"><text:a xlink:type="simple" xlink:href="#_qb0m2grkcebp" text:style-name="ListLabel_20_2530" text:visited-style-name="ListLabel_20_2530"><text:span text:style-name="T6">nikoi0227 - Feel My Emotions (Mysteka Remix)</text:span></text:a></text:p>
        </text:list-item>
        <text:list-item>
          <text:p text:style-name="P288"><text:a xlink:type="simple" xlink:href="#_54z96ynu8vic" text:style-name="ListLabel_20_2530" text:visited-style-name="ListLabel_20_2530"><text:span text:style-name="T6">Zinnie - Kawaii Wave</text:span></text:a></text:p>
        </text:list-item>
        <text:list-item>
          <text:p text:style-name="P288"><text:a xlink:type="simple" xlink:href="#_y9udvdi5v3gd" text:style-name="ListLabel_20_2530" text:visited-style-name="ListLabel_20_2530"><text:span text:style-name="T6">DarTokki - Cream Soda</text:span></text:a></text:p>
        </text:list-item>
        <text:list-item>
          <text:p text:style-name="P288"><text:a xlink:type="simple" xlink:href="#_mn4affgi1sqf" text:style-name="ListLabel_20_2530" text:visited-style-name="ListLabel_20_2530"><text:span text:style-name="T6">NYOKI - Hangout (Mameyudoufu Remix)</text:span></text:a></text:p>
        </text:list-item>
        <text:list-item>
          <text:p text:style-name="P288"><text:a xlink:type="simple" xlink:href="#_ovvez4ifdqia" text:style-name="ListLabel_20_2530" text:visited-style-name="ListLabel_20_2530"><text:span text:style-name="T6">KODOMOi - Holiday</text:span></text:a></text:p>
        </text:list-item>
        <text:list-item>
          <text:p text:style-name="P288"><text:a xlink:type="simple" xlink:href="#_s3uh2fv5ew1t" text:style-name="ListLabel_20_2530" text:visited-style-name="ListLabel_20_2530"><text:span text:style-name="T6">Pandrezz X PLEEG - Stems</text:span></text:a></text:p>
        </text:list-item>
      </text:list>
      <text:p text:style-name="Standard"><text:span text:style-name="T7">Links:</text:span></text:p>
      <text:p text:style-name="P295">[1] Dayrin (2018 Dec 24). “[ Kawaii Future Bass Collection Vol.3 ]”, <text:span text:style-name="T11">YouTube</text:span>. <text:a xlink:type="simple" xlink:href="https://www.youtube.com/watch?v=oKs_qkGMeRQ" text:style-name="ListLabel_20_2530" text:visited-style-name="ListLabel_20_2530"><text:span text:style-name="T6">https://www.youtube.com/watch?v=oKs_qkGMeRQ</text:span></text:a> (accessed 2023 Mar 26)</text:p>
      <text:p text:style-name="P295">[2] <text:span text:style-name="T11">SoundCloud</text:span>. <text:a xlink:type="simple" xlink:href="https://soundcloud.com/dayrinpromo/sets/kawaii-future-bass" text:style-name="ListLabel_20_2531" text:visited-style-name="ListLabel_20_2531"><text:span text:style-name="T13">https://soundcloud.com/dayrinpromo/sets/kawaii-future-bass</text:span></text:a> (dead link, last checked 2023 Mar 26)</text:p>
      <text:p text:style-name="Heading_20_2"><text:bookmark text:name="_wdwsfg775tbs"/>[ Kawaii Future Bass Collection Vol.4 ]</text:p>
      <text:p text:style-name="Standard"><text:span text:style-name="T7">Curator:</text:span> <text:a xlink:type="simple" xlink:href="#_89cr6raqhzzv" text:style-name="ListLabel_20_2530" text:visited-style-name="ListLabel_20_2530"><text:span text:style-name="T6">Dayrin</text:span></text:a></text:p>
      <text:p text:style-name="Standard"><text:span text:style-name="T7">Duration (hr:min:sec):</text:span> 01:00:13 <text:span text:style-name="T12">[1]</text:span></text:p>
      <text:p text:style-name="Standard"><text:span text:style-name="T7">Tracks:</text:span></text:p>
      <text:list xml:id="list2969914977" text:style-name="WWNum12">
        <text:list-item>
          <text:p text:style-name="P269"><text:a xlink:type="simple" xlink:href="#_17gdhvv77gjk" text:style-name="ListLabel_20_2530" text:visited-style-name="ListLabel_20_2530"><text:span text:style-name="T6">Hyp3rsleep &amp; SoLush - Lovestruck</text:span></text:a></text:p>
        </text:list-item>
        <text:list-item>
          <text:p text:style-name="P269"><text:a xlink:type="simple" xlink:href="#_r9n4hoau63ad" text:style-name="ListLabel_20_2530" text:visited-style-name="ListLabel_20_2530"><text:span text:style-name="T6">SoLush - Good Morning</text:span></text:a></text:p>
        </text:list-item>
        <text:list-item>
          <text:p text:style-name="P269"><text:a xlink:type="simple" xlink:href="#_3io6oqn7eexe" text:style-name="ListLabel_20_2530" text:visited-style-name="ListLabel_20_2530"><text:span text:style-name="T6">Lafale - Afterglow</text:span></text:a></text:p>
        </text:list-item>
        <text:list-item>
          <text:p text:style-name="P269"><text:a xlink:type="simple" xlink:href="#_qk1nnrh8eywa" text:style-name="ListLabel_20_2530" text:visited-style-name="ListLabel_20_2530"><text:span text:style-name="T6">MojiX! - Ryokou</text:span></text:a></text:p>
        </text:list-item>
        <text:list-item>
          <text:p text:style-name="P269"><text:a xlink:type="simple" xlink:href="#_sdvbcswk3y4g" text:style-name="ListLabel_20_2530" text:visited-style-name="ListLabel_20_2530"><text:span text:style-name="T6">Zinnie - Press Enter!</text:span></text:a></text:p>
        </text:list-item>
        <text:list-item>
          <text:p text:style-name="P269"><text:a xlink:type="simple" xlink:href="#_w5hq9ezecf51" text:style-name="ListLabel_20_2530" text:visited-style-name="ListLabel_20_2530"><text:span text:style-name="T6">BB Yukus - Crimson</text:span></text:a></text:p>
        </text:list-item>
        <text:list-item>
          <text:p text:style-name="P269"><text:a xlink:type="simple" xlink:href="#_2gtvv6786qqp" text:style-name="ListLabel_20_2530" text:visited-style-name="ListLabel_20_2530"><text:span text:style-name="T6">Freezer feat.妃苺 - Dreamin’ Tonight (slumberless Remix)</text:span></text:a></text:p>
        </text:list-item>
        <text:list-item>
          <text:p text:style-name="P269"><text:a xlink:type="simple" xlink:href="#_i22chp3zl4o7" text:style-name="ListLabel_20_2530" text:visited-style-name="ListLabel_20_2530"><text:span text:style-name="T6">nyankobrq - Snorkel</text:span></text:a></text:p>
        </text:list-item>
        <text:list-item>
          <text:p text:style-name="P269"><text:a xlink:type="simple" xlink:href="#_ru4a1ve1i5qh" text:style-name="ListLabel_20_2530" text:visited-style-name="ListLabel_20_2530"><text:span text:style-name="T6">Stessie - Ready</text:span></text:a></text:p>
        </text:list-item>
        <text:list-item>
          <text:p text:style-name="P269"><text:soft-page-break/><text:a xlink:type="simple" xlink:href="#_1nxjgk7cxjn" text:style-name="ListLabel_20_2530" text:visited-style-name="ListLabel_20_2530"><text:span text:style-name="T6">Sweet Dove - Treats</text:span></text:a></text:p>
        </text:list-item>
        <text:list-item>
          <text:p text:style-name="P269"><text:a xlink:type="simple" xlink:href="#_76hidtbhks34" text:style-name="ListLabel_20_2530" text:visited-style-name="ListLabel_20_2530"><text:span text:style-name="T6">Kimchisushi</text:span></text:a><text:a xlink:type="simple" xlink:href="#_76hidtbhks34" text:style-name="ListLabel_20_2530" text:visited-style-name="ListLabel_20_2530"><text:span text:style-name="T6"> - Summer</text:span></text:a></text:p>
        </text:list-item>
        <text:list-item>
          <text:p text:style-name="P269"><text:a xlink:type="simple" xlink:href="#_ck4itggrrgbw" text:style-name="ListLabel_20_2530" text:visited-style-name="ListLabel_20_2530"><text:span text:style-name="T6">Miruku - After School</text:span></text:a></text:p>
        </text:list-item>
        <text:list-item>
          <text:p text:style-name="P269"><text:a xlink:type="simple" xlink:href="#_qszco2gz1dfk" text:style-name="ListLabel_20_2530" text:visited-style-name="ListLabel_20_2530"><text:span text:style-name="T6">B3LLA - Hirune</text:span></text:a> (removed on SoundCloud version <text:span text:style-name="T12">[2]</text:span>)</text:p>
        </text:list-item>
        <text:list-item>
          <text:p text:style-name="P269"><text:a xlink:type="simple" xlink:href="#_eke9mkln4bh9" text:style-name="ListLabel_20_2530" text:visited-style-name="ListLabel_20_2530"><text:span text:style-name="T6">Jotori - Summer Rain</text:span></text:a></text:p>
        </text:list-item>
        <text:list-item>
          <text:p text:style-name="P269"><text:a xlink:type="simple" xlink:href="#_fe30zx8g2yy" text:style-name="ListLabel_20_2530" text:visited-style-name="ListLabel_20_2530"><text:span text:style-name="T6">Systile - Marmalade</text:span></text:a></text:p>
        </text:list-item>
        <text:list-item>
          <text:p text:style-name="P269"><text:a xlink:type="simple" xlink:href="#_5tc5ey44tutd" text:style-name="ListLabel_20_2530" text:visited-style-name="ListLabel_20_2530"><text:span text:style-name="T6">Project </text:span></text:a><text:a xlink:type="simple" xlink:href="#_5tc5ey44tutd" text:style-name="ListLabel_20_2530" text:visited-style-name="ListLabel_20_2530"><text:span text:style-name="T6">Skylate</text:span></text:a><text:a xlink:type="simple" xlink:href="#_5tc5ey44tutd" text:style-name="ListLabel_20_2530" text:visited-style-name="ListLabel_20_2530"><text:span text:style-name="T6"> - Green Tea (feat. Lyrit)</text:span></text:a></text:p>
        </text:list-item>
        <text:list-item>
          <text:p text:style-name="P269"><text:a xlink:type="simple" xlink:href="#_v5knoavk71y1" text:style-name="ListLabel_20_2530" text:visited-style-name="ListLabel_20_2530"><text:span text:style-name="T6">Street - 何も考えてない時の僕</text:span></text:a></text:p>
        </text:list-item>
      </text:list>
      <text:p text:style-name="Standard"><text:span text:style-name="T7">Links:</text:span></text:p>
      <text:p text:style-name="P295">[1] Dayrin (2019 July 27). “[ Kawaii Future Bass Collection Vol.4 ]”, <text:span text:style-name="T11">YouTube</text:span>. <text:a xlink:type="simple" xlink:href="https://www.youtube.com/watch?v=7YBhELlC8Bc" text:style-name="ListLabel_20_2530" text:visited-style-name="ListLabel_20_2530"><text:span text:style-name="T6">https://www.youtube.com/watch?v=7YBhELlC8Bc</text:span></text:a> (accessed 2023 Mar 26)</text:p>
      <text:p text:style-name="P295">[2] Dayrin (2019 July 27). “Kawaii Future Bass (2019.07)”, <text:span text:style-name="T11">SoundCloud</text:span>. <text:a xlink:type="simple" xlink:href="https://soundcloud.com/dayrinpromo/sets/kawaii-future-bass-2019" text:style-name="ListLabel_20_2530" text:visited-style-name="ListLabel_20_2530"><text:span text:style-name="T6">https://soundcloud.com/dayrinpromo/sets/kawaii-future-bass-2019</text:span></text:a> (TODO)</text:p>
      <text:p text:style-name="Heading_20_2"><text:bookmark text:name="_93gewzy6y5q9"/>Mix - Music Anime Kawaii</text:p>
      <text:p text:style-name="Standard"><text:span text:style-name="T7">Curator:</text:span> <text:a xlink:type="simple" xlink:href="#_cihklklewrgy" text:style-name="ListLabel_20_2530" text:visited-style-name="ListLabel_20_2530"><text:span text:style-name="T6">K - Music Sweet</text:span></text:a></text:p>
      <text:p text:style-name="Standard"><text:span text:style-name="T7">Tracks:</text:span> (TODO: create individual song entries)</text:p>
      <text:list xml:id="list1835028054" text:style-name="WWNum95">
        <text:list-item>
          <text:p text:style-name="P289">Karuta Roromiya (CV: Kana Hanazawa) - Sweets Parade</text:p>
        </text:list-item>
        <text:list-item>
          <text:p text:style-name="P289">Miku Sawai - Colorful (Kamaboko Remix)</text:p>
        </text:list-item>
        <text:list-item>
          <text:p text:style-name="P289">Sengoku Nadeko (CV: Kana Hanazawa) - Renai Circulation (removed in YouTube version)</text:p>
        </text:list-item>
        <text:list-item>
          <text:p text:style-name="P289">Kosaki Onodera (CV: Kana Hanazawa) - Recover Decoration (Android52 Remix)</text:p>
        </text:list-item>
        <text:list-item>
          <text:p text:style-name="P289">Tsukihi Araragi (CV: Yuka Iguchi) - Platinum Disco</text:p>
        </text:list-item>
        <text:list-item>
          <text:p text:style-name="P289">Nana Ebina (CV: Akari Kageyama) - Sweet Sweet Everytime Sweet (Android52 Remix)</text:p>
        </text:list-item>
        <text:list-item>
          <text:p text:style-name="P289">Tomggg - Butter Sugar Cream (feat. tsvaci)</text:p>
        </text:list-item>
        <text:list-item>
          <text:p text:style-name="P289">Nana Ebina (CV: Akari Kageyama) - Soida Bane</text:p>
        </text:list-item>
        <text:list-item>
          <text:p text:style-name="P289">Doma Umaru (CV: Tanaka Aimi) - Hidamari Days (Umaru ver.)</text:p>
        </text:list-item>
        <text:list-item>
          <text:p text:style-name="P289">Tachibana Sylphy (CV: Furukawa Yurina) - T.S.F in Japan! [Stereoman Remix]</text:p>
        </text:list-item>
      </text:list>
      <text:p text:style-name="P273"><text:span text:style-name="T7">Links:</text:span></text:p>
      <text:p text:style-name="P294">[1] K - Music Sweet [J-Pop] (2016 Sept 06). “Mix - Music Anime Kawaii”, <text:span text:style-name="T11">YouTube</text:span>. <text:a xlink:type="simple" xlink:href="https://www.youtube.com/watch?v=0ODe-NcoWwo" text:style-name="ListLabel_20_2530" text:visited-style-name="ListLabel_20_2530"><text:span text:style-name="T6">https://www.youtube.com/watch?v=</text:span></text:a><text:a xlink:type="simple" xlink:href="https://www.youtube.com/watch?v=0ODe-NcoWwo" text:style-name="ListLabel_20_2530" text:visited-style-name="ListLabel_20_2530"><text:span text:style-name="T6">0ODe-NcoWwo</text:span></text:a> (accessed 2023 Mar 05)</text:p>
      <text:p text:style-name="P294">[2] <text:span text:style-name="T11">SoundCloud</text:span>. <text:a xlink:type="simple" xlink:href="https://soundcloud.com/kmusicsweet/mix-music-anime" text:style-name="ListLabel_20_2530" text:visited-style-name="ListLabel_20_2530"><text:span text:style-name="T6">https://soundcloud.com/kmusicsweet/mix-music-anime</text:span></text:a> (TODO)</text:p>
      <text:p text:style-name="Heading_20_2"><text:bookmark text:name="_62b87rxre4zj"/><text:soft-page-break/>Special✦Amazing Kawaii✦Anime Moe!~♫Most Beautiful &amp; Cutest EDM | Kawaii Music♫</text:p>
      <text:p text:style-name="Standard"><text:span text:style-name="T7">Curator:</text:span> <text:a xlink:type="simple" xlink:href="#_3242d6qquv6" text:style-name="ListLabel_20_2530" text:visited-style-name="ListLabel_20_2530"><text:span text:style-name="T6">ღ AkoMusic ღ</text:span></text:a></text:p>
      <text:p text:style-name="Standard"><text:span text:style-name="T7">Tracks: </text:span>(TODO: create individual song entries)</text:p>
      <text:list xml:id="list405911751" text:style-name="WWNum241">
        <text:list-item>
          <text:p text:style-name="P290">unmo - dog driving</text:p>
        </text:list-item>
        <text:list-item>
          <text:p text:style-name="P290">Wisp X - Snowdrift</text:p>
        </text:list-item>
        <text:list-item>
          <text:p text:style-name="P290">SnoweeD - Will (Tenkitsune &amp; MLKSHK! Remix)</text:p>
        </text:list-item>
        <text:list-item>
          <text:p text:style-name="P290">PLEEG - Dream</text:p>
        </text:list-item>
        <text:list-item>
          <text:p text:style-name="P290">Rekanan - REFLECTION (feat. アンテナガール)[Batsu Remix]</text:p>
        </text:list-item>
        <text:list-item>
          <text:p text:style-name="P290">nyankobrq - Memories</text:p>
        </text:list-item>
        <text:list-item>
          <text:p text:style-name="P290">Trifect - Pocari</text:p>
        </text:list-item>
        <text:list-item>
          <text:p text:style-name="P290">Meeyo - Bonbon</text:p>
        </text:list-item>
        <text:list-item>
          <text:p text:style-name="P290">Honey Milk - Fleeting</text:p>
        </text:list-item>
        <text:list-item>
          <text:p text:style-name="P290">Slappy - Droplet Drive</text:p>
        </text:list-item>
        <text:list-item>
          <text:p text:style-name="P290">MYLK - Dream Catcher (Blue Satellite Remix)</text:p>
        </text:list-item>
        <text:list-item>
          <text:p text:style-name="P290">Foxful - Starfruit</text:p>
        </text:list-item>
        <text:list-item>
          <text:p text:style-name="P290">FiASKO ( ｡•ㅅ• ｡) ため息 - Moshi Moshi (もしもし)</text:p>
        </text:list-item>
        <text:list-item>
          <text:p text:style-name="P290">Claris - Irony (Amidst Remix)</text:p>
        </text:list-item>
        <text:list-item>
          <text:p text:style-name="P290">MojiX! x Elkuu - Minamo</text:p>
        </text:list-item>
        <text:list-item>
          <text:p text:style-name="P290">Harito - Caprice Heart</text:p>
        </text:list-item>
        <text:list-item>
          <text:p text:style-name="P290"><text:a xlink:type="simple" xlink:href="#_zi4xeh3suh1q" text:style-name="ListLabel_20_2530" text:visited-style-name="ListLabel_20_2530"><text:span text:style-name="T6">NIEWALS - Cocoa Blow</text:span></text:a></text:p>
        </text:list-item>
        <text:list-item>
          <text:p text:style-name="P290">Omniboi - BonBon [ボンボン]</text:p>
        </text:list-item>
        <text:list-item>
          <text:p text:style-name="P290"><text:a xlink:type="simple" xlink:href="#_i1drzc43g9e" text:style-name="ListLabel_20_2530" text:visited-style-name="ListLabel_20_2530"><text:span text:style-name="T6">LOIS (ㆁvㆁ) - Spotlight</text:span></text:a></text:p>
        </text:list-item>
      </text:list>
      <text:p text:style-name="Standard"><text:span text:style-name="T7">Links:</text:span></text:p>
      <text:p text:style-name="P294">[1] ღ AkoMusic ღ (2018 Feb 12). “Special✦Amazing Kawaii✦Anime Moe!~♫Most Beautiful &amp; Cutest EDM | Kawaii Music♫”, <text:span text:style-name="T11">YouTube</text:span>. <text:a xlink:type="simple" xlink:href="https://www.youtube.com/watch?v=oRTVwx7GkOI" text:style-name="ListLabel_20_2530" text:visited-style-name="ListLabel_20_2530"><text:span text:style-name="T6">https://www.youtube.com/watch?v=oRTVwx7GkOI</text:span></text:a> (accessed 2023 Mar 11)</text:p>
      <text:p text:style-name="Heading_20_2"><text:bookmark text:name="_dcx7g6821zw"/>[神曲] Kawaii EDMオススメ10曲 [まとめ]</text:p>
      <text:p text:style-name="Standard"><text:span text:style-name="T7">Tracks:</text:span></text:p>
      <text:list xml:id="list639365422" text:style-name="WWNum85">
        <text:list-item>
          <text:p text:style-name="P291"><text:a xlink:type="simple" xlink:href="#_lbe1s0s6a1u" text:style-name="ListLabel_20_2530" text:visited-style-name="ListLabel_20_2530"><text:span text:style-name="T6">Yunomi - ジェリーフィッシュ (feat. ローラーガール)</text:span></text:a></text:p>
        </text:list-item>
        <text:list-item>
          <text:p text:style-name="P291"><text:soft-page-break/><text:a xlink:type="simple" xlink:href="#_l17sohn3om95" text:style-name="ListLabel_20_2530" text:visited-style-name="ListLabel_20_2530"><text:span text:style-name="T6">FusionNFire - Nostalgica</text:span></text:a></text:p>
        </text:list-item>
        <text:list-item>
          <text:p text:style-name="P291"><text:a xlink:type="simple" xlink:href="#_i4nutlb6i5is" text:style-name="ListLabel_20_2531" text:visited-style-name="ListLabel_20_2531"><text:span text:style-name="T13">dark cat - BUBBLE TEA (feat. juu &amp; cinders)</text:span></text:a> (removed)</text:p>
        </text:list-item>
        <text:list-item>
          <text:p text:style-name="P291"><text:a xlink:type="simple" xlink:href="#_qwbeeyyp7ofl" text:style-name="ListLabel_20_2530" text:visited-style-name="ListLabel_20_2530"><text:span text:style-name="T6">RUQOA - Sweet Crepe</text:span></text:a></text:p>
        </text:list-item>
        <text:list-item>
          <text:p text:style-name="P291"><text:a xlink:type="simple" xlink:href="#_1yzfia6vt4ji" text:style-name="ListLabel_20_2530" text:visited-style-name="ListLabel_20_2530"><text:span text:style-name="T6">KODOMOi - Sunny</text:span></text:a></text:p>
        </text:list-item>
        <text:list-item>
          <text:p text:style-name="P291"><text:a xlink:type="simple" xlink:href="#_j4qfxc2669ll" text:style-name="ListLabel_20_2530" text:visited-style-name="ListLabel_20_2530"><text:span text:style-name="T6">Choice Scarf - Signal</text:span></text:a></text:p>
        </text:list-item>
        <text:list-item>
          <text:p text:style-name="P291"><text:a xlink:type="simple" xlink:href="#_5k37wgwemjkh" text:style-name="ListLabel_20_2530" text:visited-style-name="ListLabel_20_2530"><text:span text:style-name="T6">PIKASONIC - Miss You</text:span></text:a></text:p>
        </text:list-item>
        <text:list-item>
          <text:p text:style-name="P291"><text:a xlink:type="simple" xlink:href="#_gth6a0yw9cgf" text:style-name="ListLabel_20_2530" text:visited-style-name="ListLabel_20_2530"><text:span text:style-name="T6">SoLush - Sakura</text:span></text:a></text:p>
        </text:list-item>
        <text:list-item>
          <text:p text:style-name="P291"><text:a xlink:type="simple" xlink:href="#_2g5rfrfv9dn7" text:style-name="ListLabel_20_2530" text:visited-style-name="ListLabel_20_2530"><text:span text:style-name="T6">OHEY - SHINE</text:span></text:a></text:p>
        </text:list-item>
        <text:list-item>
          <text:p text:style-name="P291"><text:a xlink:type="simple" xlink:href="#_ure7ayauxzjr" text:style-name="ListLabel_20_2530" text:visited-style-name="ListLabel_20_2530"><text:span text:style-name="T6">Syui - Isekai</text:span></text:a></text:p>
        </text:list-item>
      </text:list>
      <text:p text:style-name="P273"><text:span text:style-name="T7">Links:</text:span></text:p>
      <text:p text:style-name="P274">[1] SAMURAI BOY活動休止中 (2018 Nov 04) “[神曲] Kawaii EDMオススメ10曲 [まとめ]”, YouTube. <text:a xlink:type="simple" xlink:href="https://www.youtube.com/watch?v=lN04a48Ba9I" text:style-name="ListLabel_20_2530" text:visited-style-name="ListLabel_20_2530"><text:span text:style-name="T6">https://www.youtube.com/watch?v=lN04a48Ba9I</text:span></text:a> (accessed 2023 Mar 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fo:font-weight="bold"/>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fo:font-size="11pt"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fo:font-size="11pt"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fo:font-size="11pt"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fo:font-size="11pt"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style:style>
    <style:style style:name="ListLabel_20_1802" style:display-name="ListLabel 1802" style:family="text">
      <style:text-properties style:text-underline-style="none"/>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style:style>
    <style:style style:name="ListLabel_20_1811" style:display-name="ListLabel 1811" style:family="text">
      <style:text-properties style:text-underline-style="none"/>
    </style:style>
    <style:style style:name="ListLabel_20_1812" style:display-name="ListLabel 1812" style:family="text">
      <style:text-properties style:text-underline-style="none"/>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style:text-underline-style="none"/>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style:text-underline-style="none"/>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style:style style:name="ListLabel_20_1837" style:display-name="ListLabel 1837" style:family="text">
      <style:text-properties style:text-underline-style="none"/>
    </style:style>
    <style:style style:name="ListLabel_20_1838" style:display-name="ListLabel 1838" style:family="text">
      <style:text-properties style:text-underline-style="none"/>
    </style:style>
    <style:style style:name="ListLabel_20_1839" style:display-name="ListLabel 1839" style:family="text">
      <style:text-properties style:text-underline-style="none"/>
    </style:style>
    <style:style style:name="ListLabel_20_1840" style:display-name="ListLabel 1840" style:family="text">
      <style:text-properties style:text-underline-style="none"/>
    </style:style>
    <style:style style:name="ListLabel_20_1841" style:display-name="ListLabel 1841" style:family="text">
      <style:text-properties style:text-underline-style="none"/>
    </style:style>
    <style:style style:name="ListLabel_20_1842" style:display-name="ListLabel 1842" style:family="text">
      <style:text-properties style:text-underline-style="none"/>
    </style:style>
    <style:style style:name="ListLabel_20_1843" style:display-name="ListLabel 1843" style:family="text">
      <style:text-properties style:text-underline-style="none"/>
    </style:style>
    <style:style style:name="ListLabel_20_1844" style:display-name="ListLabel 1844" style:family="text">
      <style:text-properties style:text-underline-style="none"/>
    </style:style>
    <style:style style:name="ListLabel_20_1845" style:display-name="ListLabel 1845" style:family="text">
      <style:text-properties style:text-underline-style="none"/>
    </style:style>
    <style:style style:name="ListLabel_20_1846" style:display-name="ListLabel 1846" style:family="text">
      <style:text-properties style:text-underline-style="none"/>
    </style:style>
    <style:style style:name="ListLabel_20_1847" style:display-name="ListLabel 1847" style:family="text">
      <style:text-properties style:text-underline-style="none"/>
    </style:style>
    <style:style style:name="ListLabel_20_1848" style:display-name="ListLabel 1848" style:family="text">
      <style:text-properties style:text-underline-style="none"/>
    </style:style>
    <style:style style:name="ListLabel_20_1849" style:display-name="ListLabel 1849" style:family="text">
      <style:text-properties style:text-underline-style="none"/>
    </style:style>
    <style:style style:name="ListLabel_20_1850" style:display-name="ListLabel 1850" style:family="text">
      <style:text-properties style:text-underline-style="none"/>
    </style:style>
    <style:style style:name="ListLabel_20_1851" style:display-name="ListLabel 1851" style:family="text">
      <style:text-properties style:text-underline-style="none"/>
    </style:style>
    <style:style style:name="ListLabel_20_1852" style:display-name="ListLabel 1852" style:family="text">
      <style:text-properties style:text-underline-style="none"/>
    </style:style>
    <style:style style:name="ListLabel_20_1853" style:display-name="ListLabel 1853" style:family="text">
      <style:text-properties style:text-underline-style="none"/>
    </style:style>
    <style:style style:name="ListLabel_20_1854" style:display-name="ListLabel 1854" style:family="text">
      <style:text-properties style:text-underline-style="none"/>
    </style:style>
    <style:style style:name="ListLabel_20_1855" style:display-name="ListLabel 1855" style:family="text">
      <style:text-properties style:text-underline-style="none"/>
    </style:style>
    <style:style style:name="ListLabel_20_1856" style:display-name="ListLabel 1856" style:family="text">
      <style:text-properties style:text-underline-style="none"/>
    </style:style>
    <style:style style:name="ListLabel_20_1857" style:display-name="ListLabel 1857" style:family="text">
      <style:text-properties style:text-underline-style="none"/>
    </style:style>
    <style:style style:name="ListLabel_20_1858" style:display-name="ListLabel 1858" style:family="text">
      <style:text-properties style:text-underline-style="none"/>
    </style:style>
    <style:style style:name="ListLabel_20_1859" style:display-name="ListLabel 1859" style:family="text">
      <style:text-properties style:text-underline-style="none"/>
    </style:style>
    <style:style style:name="ListLabel_20_1860" style:display-name="ListLabel 1860" style:family="text">
      <style:text-properties style:text-underline-style="none"/>
    </style:style>
    <style:style style:name="ListLabel_20_1861" style:display-name="ListLabel 1861" style:family="text">
      <style:text-properties style:text-underline-style="none"/>
    </style:style>
    <style:style style:name="ListLabel_20_1862" style:display-name="ListLabel 1862" style:family="text">
      <style:text-properties style:text-underline-style="none"/>
    </style:style>
    <style:style style:name="ListLabel_20_1863" style:display-name="ListLabel 1863" style:family="text">
      <style:text-properties style:text-underline-style="none"/>
    </style:style>
    <style:style style:name="ListLabel_20_1864" style:display-name="ListLabel 1864" style:family="text">
      <style:text-properties style:text-underline-style="none"/>
    </style:style>
    <style:style style:name="ListLabel_20_1865" style:display-name="ListLabel 1865" style:family="text">
      <style:text-properties style:text-underline-style="none"/>
    </style:style>
    <style:style style:name="ListLabel_20_1866" style:display-name="ListLabel 1866" style:family="text">
      <style:text-properties style:text-underline-style="none"/>
    </style:style>
    <style:style style:name="ListLabel_20_1867" style:display-name="ListLabel 1867" style:family="text">
      <style:text-properties style:text-underline-style="none"/>
    </style:style>
    <style:style style:name="ListLabel_20_1868" style:display-name="ListLabel 1868" style:family="text">
      <style:text-properties style:text-underline-style="none"/>
    </style:style>
    <style:style style:name="ListLabel_20_1869" style:display-name="ListLabel 1869" style:family="text">
      <style:text-properties style:text-underline-style="none"/>
    </style:style>
    <style:style style:name="ListLabel_20_1870" style:display-name="ListLabel 1870" style:family="text">
      <style:text-properties style:text-underline-style="none"/>
    </style:style>
    <style:style style:name="ListLabel_20_1871" style:display-name="ListLabel 1871" style:family="text">
      <style:text-properties style:text-underline-style="none"/>
    </style:style>
    <style:style style:name="ListLabel_20_1872" style:display-name="ListLabel 1872" style:family="text">
      <style:text-properties style:text-underline-style="none"/>
    </style:style>
    <style:style style:name="ListLabel_20_1873" style:display-name="ListLabel 1873" style:family="text">
      <style:text-properties style:text-underline-style="none"/>
    </style:style>
    <style:style style:name="ListLabel_20_1874" style:display-name="ListLabel 1874" style:family="text">
      <style:text-properties style:text-underline-style="none"/>
    </style:style>
    <style:style style:name="ListLabel_20_1875" style:display-name="ListLabel 1875" style:family="text">
      <style:text-properties style:text-underline-style="none"/>
    </style:style>
    <style:style style:name="ListLabel_20_1876" style:display-name="ListLabel 1876" style:family="text">
      <style:text-properties style:text-underline-style="none"/>
    </style:style>
    <style:style style:name="ListLabel_20_1877" style:display-name="ListLabel 1877" style:family="text">
      <style:text-properties style:text-underline-style="none"/>
    </style:style>
    <style:style style:name="ListLabel_20_1878" style:display-name="ListLabel 1878" style:family="text">
      <style:text-properties style:text-underline-style="none"/>
    </style:style>
    <style:style style:name="ListLabel_20_1879" style:display-name="ListLabel 1879" style:family="text">
      <style:text-properties style:text-underline-style="none"/>
    </style:style>
    <style:style style:name="ListLabel_20_1880" style:display-name="ListLabel 1880" style:family="text">
      <style:text-properties style:text-underline-style="none"/>
    </style:style>
    <style:style style:name="ListLabel_20_1881" style:display-name="ListLabel 1881" style:family="text">
      <style:text-properties style:text-underline-style="none"/>
    </style:style>
    <style:style style:name="ListLabel_20_1882" style:display-name="ListLabel 1882" style:family="text">
      <style:text-properties style:text-underline-style="none"/>
    </style:style>
    <style:style style:name="ListLabel_20_1883" style:display-name="ListLabel 1883" style:family="text">
      <style:text-properties style:text-underline-style="none"/>
    </style:style>
    <style:style style:name="ListLabel_20_1884" style:display-name="ListLabel 1884" style:family="text">
      <style:text-properties style:text-underline-style="none"/>
    </style:style>
    <style:style style:name="ListLabel_20_1885" style:display-name="ListLabel 1885" style:family="text">
      <style:text-properties style:text-underline-style="none"/>
    </style:style>
    <style:style style:name="ListLabel_20_1886" style:display-name="ListLabel 1886" style:family="text">
      <style:text-properties style:text-underline-style="none"/>
    </style:style>
    <style:style style:name="ListLabel_20_1887" style:display-name="ListLabel 1887" style:family="text">
      <style:text-properties style:text-underline-style="none"/>
    </style:style>
    <style:style style:name="ListLabel_20_1888" style:display-name="ListLabel 1888" style:family="text">
      <style:text-properties style:text-underline-style="none"/>
    </style:style>
    <style:style style:name="ListLabel_20_1889" style:display-name="ListLabel 1889" style:family="text">
      <style:text-properties style:text-underline-style="none"/>
    </style:style>
    <style:style style:name="ListLabel_20_1890" style:display-name="ListLabel 1890" style:family="text">
      <style:text-properties style:text-underline-style="none"/>
    </style:style>
    <style:style style:name="ListLabel_20_1891" style:display-name="ListLabel 1891" style:family="text">
      <style:text-properties style:text-underline-style="none"/>
    </style:style>
    <style:style style:name="ListLabel_20_1892" style:display-name="ListLabel 1892" style:family="text">
      <style:text-properties style:text-underline-style="none"/>
    </style:style>
    <style:style style:name="ListLabel_20_1893" style:display-name="ListLabel 1893" style:family="text">
      <style:text-properties style:text-underline-style="none"/>
    </style:style>
    <style:style style:name="ListLabel_20_1894" style:display-name="ListLabel 1894" style:family="text">
      <style:text-properties style:text-underline-style="none"/>
    </style:style>
    <style:style style:name="ListLabel_20_1895" style:display-name="ListLabel 1895" style:family="text">
      <style:text-properties style:text-underline-style="none"/>
    </style:style>
    <style:style style:name="ListLabel_20_1896" style:display-name="ListLabel 1896" style:family="text">
      <style:text-properties style:text-underline-style="none"/>
    </style:style>
    <style:style style:name="ListLabel_20_1897" style:display-name="ListLabel 1897" style:family="text">
      <style:text-properties style:text-underline-style="none"/>
    </style:style>
    <style:style style:name="ListLabel_20_1898" style:display-name="ListLabel 1898" style:family="text">
      <style:text-properties style:text-underline-style="none"/>
    </style:style>
    <style:style style:name="ListLabel_20_1899" style:display-name="ListLabel 1899" style:family="text">
      <style:text-properties style:text-underline-style="none"/>
    </style:style>
    <style:style style:name="ListLabel_20_1900" style:display-name="ListLabel 1900" style:family="text">
      <style:text-properties style:text-underline-style="none"/>
    </style:style>
    <style:style style:name="ListLabel_20_1901" style:display-name="ListLabel 1901" style:family="text">
      <style:text-properties style:text-underline-style="none"/>
    </style:style>
    <style:style style:name="ListLabel_20_1902" style:display-name="ListLabel 1902" style:family="text">
      <style:text-properties style:text-underline-style="none"/>
    </style:style>
    <style:style style:name="ListLabel_20_1903" style:display-name="ListLabel 1903" style:family="text">
      <style:text-properties style:text-underline-style="none"/>
    </style:style>
    <style:style style:name="ListLabel_20_1904" style:display-name="ListLabel 1904" style:family="text">
      <style:text-properties style:text-underline-style="none"/>
    </style:style>
    <style:style style:name="ListLabel_20_1905" style:display-name="ListLabel 1905" style:family="text">
      <style:text-properties style:text-underline-style="none"/>
    </style:style>
    <style:style style:name="ListLabel_20_1906" style:display-name="ListLabel 1906" style:family="text">
      <style:text-properties style:text-underline-style="none"/>
    </style:style>
    <style:style style:name="ListLabel_20_1907" style:display-name="ListLabel 1907" style:family="text">
      <style:text-properties style:text-underline-style="none"/>
    </style:style>
    <style:style style:name="ListLabel_20_1908" style:display-name="ListLabel 1908" style:family="text">
      <style:text-properties style:text-underline-style="none"/>
    </style:style>
    <style:style style:name="ListLabel_20_1909" style:display-name="ListLabel 1909" style:family="text">
      <style:text-properties style:text-underline-style="none"/>
    </style:style>
    <style:style style:name="ListLabel_20_1910" style:display-name="ListLabel 1910" style:family="text">
      <style:text-properties style:text-underline-style="none"/>
    </style:style>
    <style:style style:name="ListLabel_20_1911" style:display-name="ListLabel 1911" style:family="text">
      <style:text-properties style:text-underline-style="none"/>
    </style:style>
    <style:style style:name="ListLabel_20_1912" style:display-name="ListLabel 1912" style:family="text">
      <style:text-properties style:text-underline-style="none"/>
    </style:style>
    <style:style style:name="ListLabel_20_1913" style:display-name="ListLabel 1913" style:family="text">
      <style:text-properties style:text-underline-style="none"/>
    </style:style>
    <style:style style:name="ListLabel_20_1914" style:display-name="ListLabel 1914" style:family="text">
      <style:text-properties style:text-underline-style="none"/>
    </style:style>
    <style:style style:name="ListLabel_20_1915" style:display-name="ListLabel 1915" style:family="text">
      <style:text-properties style:text-underline-style="none"/>
    </style:style>
    <style:style style:name="ListLabel_20_1916" style:display-name="ListLabel 1916" style:family="text">
      <style:text-properties style:text-underline-style="none"/>
    </style:style>
    <style:style style:name="ListLabel_20_1917" style:display-name="ListLabel 1917" style:family="text">
      <style:text-properties style:text-underline-style="none"/>
    </style:style>
    <style:style style:name="ListLabel_20_1918" style:display-name="ListLabel 1918" style:family="text">
      <style:text-properties style:text-underline-style="none"/>
    </style:style>
    <style:style style:name="ListLabel_20_1919" style:display-name="ListLabel 1919" style:family="text">
      <style:text-properties style:text-underline-style="none"/>
    </style:style>
    <style:style style:name="ListLabel_20_1920" style:display-name="ListLabel 1920" style:family="text">
      <style:text-properties style:text-underline-style="none"/>
    </style:style>
    <style:style style:name="ListLabel_20_1921" style:display-name="ListLabel 1921" style:family="text">
      <style:text-properties style:text-underline-style="none"/>
    </style:style>
    <style:style style:name="ListLabel_20_1922" style:display-name="ListLabel 1922" style:family="text">
      <style:text-properties style:text-underline-style="none"/>
    </style:style>
    <style:style style:name="ListLabel_20_1923" style:display-name="ListLabel 1923" style:family="text">
      <style:text-properties style:text-underline-style="none"/>
    </style:style>
    <style:style style:name="ListLabel_20_1924" style:display-name="ListLabel 1924" style:family="text">
      <style:text-properties style:text-underline-style="none"/>
    </style:style>
    <style:style style:name="ListLabel_20_1925" style:display-name="ListLabel 1925" style:family="text">
      <style:text-properties style:text-underline-style="none"/>
    </style:style>
    <style:style style:name="ListLabel_20_1926" style:display-name="ListLabel 1926" style:family="text">
      <style:text-properties style:text-underline-style="none"/>
    </style:style>
    <style:style style:name="ListLabel_20_1927" style:display-name="ListLabel 1927" style:family="text">
      <style:text-properties style:text-underline-style="none"/>
    </style:style>
    <style:style style:name="ListLabel_20_1928" style:display-name="ListLabel 1928" style:family="text">
      <style:text-properties style:text-underline-style="none"/>
    </style:style>
    <style:style style:name="ListLabel_20_1929" style:display-name="ListLabel 1929" style:family="text">
      <style:text-properties style:text-underline-style="none"/>
    </style:style>
    <style:style style:name="ListLabel_20_1930" style:display-name="ListLabel 1930" style:family="text">
      <style:text-properties style:text-underline-style="none"/>
    </style:style>
    <style:style style:name="ListLabel_20_1931" style:display-name="ListLabel 1931" style:family="text">
      <style:text-properties style:text-underline-style="none"/>
    </style:style>
    <style:style style:name="ListLabel_20_1932" style:display-name="ListLabel 1932" style:family="text">
      <style:text-properties style:text-underline-style="none"/>
    </style:style>
    <style:style style:name="ListLabel_20_1933" style:display-name="ListLabel 1933" style:family="text">
      <style:text-properties style:text-underline-style="none"/>
    </style:style>
    <style:style style:name="ListLabel_20_1934" style:display-name="ListLabel 1934" style:family="text">
      <style:text-properties style:text-underline-style="none"/>
    </style:style>
    <style:style style:name="ListLabel_20_1935" style:display-name="ListLabel 1935" style:family="text">
      <style:text-properties style:text-underline-style="none"/>
    </style:style>
    <style:style style:name="ListLabel_20_1936" style:display-name="ListLabel 1936" style:family="text">
      <style:text-properties style:text-underline-style="none"/>
    </style:style>
    <style:style style:name="ListLabel_20_1937" style:display-name="ListLabel 1937" style:family="text">
      <style:text-properties style:text-underline-style="none"/>
    </style:style>
    <style:style style:name="ListLabel_20_1938" style:display-name="ListLabel 1938" style:family="text">
      <style:text-properties style:text-underline-style="none"/>
    </style:style>
    <style:style style:name="ListLabel_20_1939" style:display-name="ListLabel 1939" style:family="text">
      <style:text-properties style:text-underline-style="none"/>
    </style:style>
    <style:style style:name="ListLabel_20_1940" style:display-name="ListLabel 1940" style:family="text">
      <style:text-properties style:text-underline-style="none"/>
    </style:style>
    <style:style style:name="ListLabel_20_1941" style:display-name="ListLabel 1941" style:family="text">
      <style:text-properties style:text-underline-style="none"/>
    </style:style>
    <style:style style:name="ListLabel_20_1942" style:display-name="ListLabel 1942" style:family="text">
      <style:text-properties style:text-underline-style="none"/>
    </style:style>
    <style:style style:name="ListLabel_20_1943" style:display-name="ListLabel 1943" style:family="text">
      <style:text-properties style:text-underline-style="none"/>
    </style:style>
    <style:style style:name="ListLabel_20_1944" style:display-name="ListLabel 1944" style:family="text">
      <style:text-properties style:text-underline-style="none"/>
    </style:style>
    <style:style style:name="ListLabel_20_1945" style:display-name="ListLabel 1945" style:family="text">
      <style:text-properties style:text-underline-style="none"/>
    </style:style>
    <style:style style:name="ListLabel_20_1946" style:display-name="ListLabel 1946" style:family="text">
      <style:text-properties style:text-underline-style="none"/>
    </style:style>
    <style:style style:name="ListLabel_20_1947" style:display-name="ListLabel 1947" style:family="text">
      <style:text-properties style:text-underline-style="none"/>
    </style:style>
    <style:style style:name="ListLabel_20_1948" style:display-name="ListLabel 1948" style:family="text">
      <style:text-properties style:text-underline-style="none"/>
    </style:style>
    <style:style style:name="ListLabel_20_1949" style:display-name="ListLabel 1949" style:family="text">
      <style:text-properties style:text-underline-style="none"/>
    </style:style>
    <style:style style:name="ListLabel_20_1950" style:display-name="ListLabel 1950" style:family="text">
      <style:text-properties style:text-underline-style="none"/>
    </style:style>
    <style:style style:name="ListLabel_20_1951" style:display-name="ListLabel 1951" style:family="text">
      <style:text-properties style:text-underline-style="none"/>
    </style:style>
    <style:style style:name="ListLabel_20_1952" style:display-name="ListLabel 1952" style:family="text">
      <style:text-properties style:text-underline-style="none"/>
    </style:style>
    <style:style style:name="ListLabel_20_1953" style:display-name="ListLabel 1953" style:family="text">
      <style:text-properties style:text-underline-style="none"/>
    </style:style>
    <style:style style:name="ListLabel_20_1954" style:display-name="ListLabel 1954" style:family="text">
      <style:text-properties style:text-underline-style="none"/>
    </style:style>
    <style:style style:name="ListLabel_20_1955" style:display-name="ListLabel 1955" style:family="text">
      <style:text-properties style:text-underline-style="none"/>
    </style:style>
    <style:style style:name="ListLabel_20_1956" style:display-name="ListLabel 1956" style:family="text">
      <style:text-properties style:text-underline-style="none"/>
    </style:style>
    <style:style style:name="ListLabel_20_1957" style:display-name="ListLabel 1957" style:family="text">
      <style:text-properties style:text-underline-style="none"/>
    </style:style>
    <style:style style:name="ListLabel_20_1958" style:display-name="ListLabel 1958" style:family="text">
      <style:text-properties style:text-underline-style="none"/>
    </style:style>
    <style:style style:name="ListLabel_20_1959" style:display-name="ListLabel 1959" style:family="text">
      <style:text-properties style:text-underline-style="none"/>
    </style:style>
    <style:style style:name="ListLabel_20_1960" style:display-name="ListLabel 1960" style:family="text">
      <style:text-properties style:text-underline-style="none"/>
    </style:style>
    <style:style style:name="ListLabel_20_1961" style:display-name="ListLabel 1961" style:family="text">
      <style:text-properties style:text-underline-style="none"/>
    </style:style>
    <style:style style:name="ListLabel_20_1962" style:display-name="ListLabel 1962" style:family="text">
      <style:text-properties style:text-underline-style="none"/>
    </style:style>
    <style:style style:name="ListLabel_20_1963" style:display-name="ListLabel 1963" style:family="text">
      <style:text-properties style:text-underline-style="none"/>
    </style:style>
    <style:style style:name="ListLabel_20_1964" style:display-name="ListLabel 1964" style:family="text">
      <style:text-properties style:text-underline-style="none"/>
    </style:style>
    <style:style style:name="ListLabel_20_1965" style:display-name="ListLabel 1965" style:family="text">
      <style:text-properties style:text-underline-style="none"/>
    </style:style>
    <style:style style:name="ListLabel_20_1966" style:display-name="ListLabel 1966" style:family="text">
      <style:text-properties style:text-underline-style="none"/>
    </style:style>
    <style:style style:name="ListLabel_20_1967" style:display-name="ListLabel 1967" style:family="text">
      <style:text-properties style:text-underline-style="none"/>
    </style:style>
    <style:style style:name="ListLabel_20_1968" style:display-name="ListLabel 1968" style:family="text">
      <style:text-properties style:text-underline-style="none"/>
    </style:style>
    <style:style style:name="ListLabel_20_1969" style:display-name="ListLabel 1969" style:family="text">
      <style:text-properties style:text-underline-style="none"/>
    </style:style>
    <style:style style:name="ListLabel_20_1970" style:display-name="ListLabel 1970" style:family="text">
      <style:text-properties style:text-underline-style="none"/>
    </style:style>
    <style:style style:name="ListLabel_20_1971" style:display-name="ListLabel 1971" style:family="text">
      <style:text-properties style:text-underline-style="none"/>
    </style:style>
    <style:style style:name="ListLabel_20_1972" style:display-name="ListLabel 1972" style:family="text">
      <style:text-properties style:text-underline-style="none"/>
    </style:style>
    <style:style style:name="ListLabel_20_1973" style:display-name="ListLabel 1973" style:family="text">
      <style:text-properties style:text-underline-style="none"/>
    </style:style>
    <style:style style:name="ListLabel_20_1974" style:display-name="ListLabel 1974" style:family="text">
      <style:text-properties style:text-underline-style="none"/>
    </style:style>
    <style:style style:name="ListLabel_20_1975" style:display-name="ListLabel 1975" style:family="text">
      <style:text-properties style:text-underline-style="none"/>
    </style:style>
    <style:style style:name="ListLabel_20_1976" style:display-name="ListLabel 1976" style:family="text">
      <style:text-properties style:text-underline-style="none"/>
    </style:style>
    <style:style style:name="ListLabel_20_1977" style:display-name="ListLabel 1977" style:family="text">
      <style:text-properties style:text-underline-style="none"/>
    </style:style>
    <style:style style:name="ListLabel_20_1978" style:display-name="ListLabel 1978" style:family="text">
      <style:text-properties style:text-underline-style="none"/>
    </style:style>
    <style:style style:name="ListLabel_20_1979" style:display-name="ListLabel 1979" style:family="text">
      <style:text-properties style:text-underline-style="none"/>
    </style:style>
    <style:style style:name="ListLabel_20_1980" style:display-name="ListLabel 1980" style:family="text">
      <style:text-properties style:text-underline-style="none"/>
    </style:style>
    <style:style style:name="ListLabel_20_1981" style:display-name="ListLabel 1981" style:family="text">
      <style:text-properties style:text-underline-style="none"/>
    </style:style>
    <style:style style:name="ListLabel_20_1982" style:display-name="ListLabel 1982" style:family="text">
      <style:text-properties style:text-underline-style="none"/>
    </style:style>
    <style:style style:name="ListLabel_20_1983" style:display-name="ListLabel 1983" style:family="text">
      <style:text-properties style:text-underline-style="none"/>
    </style:style>
    <style:style style:name="ListLabel_20_1984" style:display-name="ListLabel 1984" style:family="text">
      <style:text-properties style:text-underline-style="none"/>
    </style:style>
    <style:style style:name="ListLabel_20_1985" style:display-name="ListLabel 1985" style:family="text">
      <style:text-properties style:text-underline-style="none"/>
    </style:style>
    <style:style style:name="ListLabel_20_1986" style:display-name="ListLabel 1986" style:family="text">
      <style:text-properties style:text-underline-style="none"/>
    </style:style>
    <style:style style:name="ListLabel_20_1987" style:display-name="ListLabel 1987" style:family="text">
      <style:text-properties style:text-underline-style="none"/>
    </style:style>
    <style:style style:name="ListLabel_20_1988" style:display-name="ListLabel 1988" style:family="text">
      <style:text-properties style:text-underline-style="none"/>
    </style:style>
    <style:style style:name="ListLabel_20_1989" style:display-name="ListLabel 1989" style:family="text">
      <style:text-properties style:text-underline-style="none"/>
    </style:style>
    <style:style style:name="ListLabel_20_1990" style:display-name="ListLabel 1990" style:family="text">
      <style:text-properties style:text-underline-style="none"/>
    </style:style>
    <style:style style:name="ListLabel_20_1991" style:display-name="ListLabel 1991" style:family="text">
      <style:text-properties style:text-underline-style="none"/>
    </style:style>
    <style:style style:name="ListLabel_20_1992" style:display-name="ListLabel 1992" style:family="text">
      <style:text-properties style:text-underline-style="none"/>
    </style:style>
    <style:style style:name="ListLabel_20_1993" style:display-name="ListLabel 1993" style:family="text">
      <style:text-properties style:text-underline-style="none"/>
    </style:style>
    <style:style style:name="ListLabel_20_1994" style:display-name="ListLabel 1994" style:family="text">
      <style:text-properties style:text-underline-style="none"/>
    </style:style>
    <style:style style:name="ListLabel_20_1995" style:display-name="ListLabel 1995" style:family="text">
      <style:text-properties style:text-underline-style="none"/>
    </style:style>
    <style:style style:name="ListLabel_20_1996" style:display-name="ListLabel 1996" style:family="text">
      <style:text-properties style:text-underline-style="none"/>
    </style:style>
    <style:style style:name="ListLabel_20_1997" style:display-name="ListLabel 1997" style:family="text">
      <style:text-properties style:text-underline-style="none"/>
    </style:style>
    <style:style style:name="ListLabel_20_1998" style:display-name="ListLabel 1998" style:family="text">
      <style:text-properties style:text-underline-style="none"/>
    </style:style>
    <style:style style:name="ListLabel_20_1999" style:display-name="ListLabel 1999" style:family="text">
      <style:text-properties style:text-underline-style="none"/>
    </style:style>
    <style:style style:name="ListLabel_20_2000" style:display-name="ListLabel 2000" style:family="text">
      <style:text-properties style:text-underline-style="none"/>
    </style:style>
    <style:style style:name="ListLabel_20_2001" style:display-name="ListLabel 2001" style:family="text">
      <style:text-properties style:text-underline-style="none"/>
    </style:style>
    <style:style style:name="ListLabel_20_2002" style:display-name="ListLabel 2002" style:family="text">
      <style:text-properties style:text-underline-style="none"/>
    </style:style>
    <style:style style:name="ListLabel_20_2003" style:display-name="ListLabel 2003" style:family="text">
      <style:text-properties style:text-underline-style="none"/>
    </style:style>
    <style:style style:name="ListLabel_20_2004" style:display-name="ListLabel 2004" style:family="text">
      <style:text-properties style:text-underline-style="none"/>
    </style:style>
    <style:style style:name="ListLabel_20_2005" style:display-name="ListLabel 2005" style:family="text">
      <style:text-properties style:text-underline-style="none"/>
    </style:style>
    <style:style style:name="ListLabel_20_2006" style:display-name="ListLabel 2006" style:family="text">
      <style:text-properties style:text-underline-style="none"/>
    </style:style>
    <style:style style:name="ListLabel_20_2007" style:display-name="ListLabel 2007" style:family="text">
      <style:text-properties style:text-underline-style="none"/>
    </style:style>
    <style:style style:name="ListLabel_20_2008" style:display-name="ListLabel 2008" style:family="text">
      <style:text-properties style:text-underline-style="none"/>
    </style:style>
    <style:style style:name="ListLabel_20_2009" style:display-name="ListLabel 2009" style:family="text">
      <style:text-properties style:text-underline-style="none"/>
    </style:style>
    <style:style style:name="ListLabel_20_2010" style:display-name="ListLabel 2010" style:family="text">
      <style:text-properties style:text-underline-style="none"/>
    </style:style>
    <style:style style:name="ListLabel_20_2011" style:display-name="ListLabel 2011" style:family="text">
      <style:text-properties style:text-underline-style="none"/>
    </style:style>
    <style:style style:name="ListLabel_20_2012" style:display-name="ListLabel 2012" style:family="text">
      <style:text-properties style:text-underline-style="none"/>
    </style:style>
    <style:style style:name="ListLabel_20_2013" style:display-name="ListLabel 2013" style:family="text">
      <style:text-properties style:text-underline-style="none"/>
    </style:style>
    <style:style style:name="ListLabel_20_2014" style:display-name="ListLabel 2014" style:family="text">
      <style:text-properties style:text-underline-style="none"/>
    </style:style>
    <style:style style:name="ListLabel_20_2015" style:display-name="ListLabel 2015" style:family="text">
      <style:text-properties style:text-underline-style="none"/>
    </style:style>
    <style:style style:name="ListLabel_20_2016" style:display-name="ListLabel 2016" style:family="text">
      <style:text-properties style:text-underline-style="none"/>
    </style:style>
    <style:style style:name="ListLabel_20_2017" style:display-name="ListLabel 2017" style:family="text">
      <style:text-properties style:text-underline-style="none"/>
    </style:style>
    <style:style style:name="ListLabel_20_2018" style:display-name="ListLabel 2018" style:family="text">
      <style:text-properties style:text-underline-style="none"/>
    </style:style>
    <style:style style:name="ListLabel_20_2019" style:display-name="ListLabel 2019" style:family="text">
      <style:text-properties style:text-underline-style="none"/>
    </style:style>
    <style:style style:name="ListLabel_20_2020" style:display-name="ListLabel 2020" style:family="text">
      <style:text-properties style:text-underline-style="none"/>
    </style:style>
    <style:style style:name="ListLabel_20_2021" style:display-name="ListLabel 2021" style:family="text">
      <style:text-properties style:text-underline-style="none"/>
    </style:style>
    <style:style style:name="ListLabel_20_2022" style:display-name="ListLabel 2022" style:family="text">
      <style:text-properties style:text-underline-style="none"/>
    </style:style>
    <style:style style:name="ListLabel_20_2023" style:display-name="ListLabel 2023" style:family="text">
      <style:text-properties style:text-underline-style="none"/>
    </style:style>
    <style:style style:name="ListLabel_20_2024" style:display-name="ListLabel 2024" style:family="text">
      <style:text-properties style:text-underline-style="none"/>
    </style:style>
    <style:style style:name="ListLabel_20_2025" style:display-name="ListLabel 2025" style:family="text">
      <style:text-properties style:text-underline-style="none"/>
    </style:style>
    <style:style style:name="ListLabel_20_2026" style:display-name="ListLabel 2026" style:family="text">
      <style:text-properties style:text-underline-style="none"/>
    </style:style>
    <style:style style:name="ListLabel_20_2027" style:display-name="ListLabel 2027" style:family="text">
      <style:text-properties style:text-underline-style="none"/>
    </style:style>
    <style:style style:name="ListLabel_20_2028" style:display-name="ListLabel 2028" style:family="text">
      <style:text-properties style:text-underline-style="none"/>
    </style:style>
    <style:style style:name="ListLabel_20_2029" style:display-name="ListLabel 2029" style:family="text">
      <style:text-properties style:text-underline-style="none"/>
    </style:style>
    <style:style style:name="ListLabel_20_2030" style:display-name="ListLabel 2030" style:family="text">
      <style:text-properties style:text-underline-style="none"/>
    </style:style>
    <style:style style:name="ListLabel_20_2031" style:display-name="ListLabel 2031" style:family="text">
      <style:text-properties style:text-underline-style="none"/>
    </style:style>
    <style:style style:name="ListLabel_20_2032" style:display-name="ListLabel 2032" style:family="text">
      <style:text-properties style:text-underline-style="none"/>
    </style:style>
    <style:style style:name="ListLabel_20_2033" style:display-name="ListLabel 2033" style:family="text">
      <style:text-properties style:text-underline-style="none"/>
    </style:style>
    <style:style style:name="ListLabel_20_2034" style:display-name="ListLabel 2034" style:family="text">
      <style:text-properties style:text-underline-style="none"/>
    </style:style>
    <style:style style:name="ListLabel_20_2035" style:display-name="ListLabel 2035" style:family="text">
      <style:text-properties style:text-underline-style="none"/>
    </style:style>
    <style:style style:name="ListLabel_20_2036" style:display-name="ListLabel 2036" style:family="text">
      <style:text-properties style:text-underline-style="none"/>
    </style:style>
    <style:style style:name="ListLabel_20_2037" style:display-name="ListLabel 2037" style:family="text">
      <style:text-properties style:text-underline-style="none"/>
    </style:style>
    <style:style style:name="ListLabel_20_2038" style:display-name="ListLabel 2038" style:family="text">
      <style:text-properties style:text-underline-style="none"/>
    </style:style>
    <style:style style:name="ListLabel_20_2039" style:display-name="ListLabel 2039" style:family="text">
      <style:text-properties style:text-underline-style="none"/>
    </style:style>
    <style:style style:name="ListLabel_20_2040" style:display-name="ListLabel 2040" style:family="text">
      <style:text-properties style:text-underline-style="none"/>
    </style:style>
    <style:style style:name="ListLabel_20_2041" style:display-name="ListLabel 2041" style:family="text">
      <style:text-properties style:text-underline-style="none"/>
    </style:style>
    <style:style style:name="ListLabel_20_2042" style:display-name="ListLabel 2042" style:family="text">
      <style:text-properties style:text-underline-style="none"/>
    </style:style>
    <style:style style:name="ListLabel_20_2043" style:display-name="ListLabel 2043" style:family="text">
      <style:text-properties style:text-underline-style="none"/>
    </style:style>
    <style:style style:name="ListLabel_20_2044" style:display-name="ListLabel 2044" style:family="text">
      <style:text-properties style:text-underline-style="none"/>
    </style:style>
    <style:style style:name="ListLabel_20_2045" style:display-name="ListLabel 2045" style:family="text">
      <style:text-properties style:text-underline-style="none"/>
    </style:style>
    <style:style style:name="ListLabel_20_2046" style:display-name="ListLabel 2046" style:family="text">
      <style:text-properties style:text-underline-style="none"/>
    </style:style>
    <style:style style:name="ListLabel_20_2047" style:display-name="ListLabel 2047" style:family="text">
      <style:text-properties style:text-underline-style="none"/>
    </style:style>
    <style:style style:name="ListLabel_20_2048" style:display-name="ListLabel 2048" style:family="text">
      <style:text-properties style:text-underline-style="none"/>
    </style:style>
    <style:style style:name="ListLabel_20_2049" style:display-name="ListLabel 2049" style:family="text">
      <style:text-properties style:text-underline-style="none"/>
    </style:style>
    <style:style style:name="ListLabel_20_2050" style:display-name="ListLabel 2050" style:family="text">
      <style:text-properties style:text-underline-style="none"/>
    </style:style>
    <style:style style:name="ListLabel_20_2051" style:display-name="ListLabel 2051" style:family="text">
      <style:text-properties style:text-underline-style="none"/>
    </style:style>
    <style:style style:name="ListLabel_20_2052" style:display-name="ListLabel 2052" style:family="text">
      <style:text-properties style:text-underline-style="none"/>
    </style:style>
    <style:style style:name="ListLabel_20_2053" style:display-name="ListLabel 2053" style:family="text">
      <style:text-properties style:text-underline-style="none"/>
    </style:style>
    <style:style style:name="ListLabel_20_2054" style:display-name="ListLabel 2054" style:family="text">
      <style:text-properties style:text-underline-style="none"/>
    </style:style>
    <style:style style:name="ListLabel_20_2055" style:display-name="ListLabel 2055" style:family="text">
      <style:text-properties style:text-underline-style="none"/>
    </style:style>
    <style:style style:name="ListLabel_20_2056" style:display-name="ListLabel 2056" style:family="text">
      <style:text-properties style:text-underline-style="none"/>
    </style:style>
    <style:style style:name="ListLabel_20_2057" style:display-name="ListLabel 2057" style:family="text">
      <style:text-properties style:text-underline-style="none"/>
    </style:style>
    <style:style style:name="ListLabel_20_2058" style:display-name="ListLabel 2058" style:family="text">
      <style:text-properties style:text-underline-style="none"/>
    </style:style>
    <style:style style:name="ListLabel_20_2059" style:display-name="ListLabel 2059" style:family="text">
      <style:text-properties style:text-underline-style="none"/>
    </style:style>
    <style:style style:name="ListLabel_20_2060" style:display-name="ListLabel 2060" style:family="text">
      <style:text-properties style:text-underline-style="none"/>
    </style:style>
    <style:style style:name="ListLabel_20_2061" style:display-name="ListLabel 2061" style:family="text">
      <style:text-properties style:text-underline-style="none"/>
    </style:style>
    <style:style style:name="ListLabel_20_2062" style:display-name="ListLabel 2062" style:family="text">
      <style:text-properties style:text-underline-style="none"/>
    </style:style>
    <style:style style:name="ListLabel_20_2063" style:display-name="ListLabel 2063" style:family="text">
      <style:text-properties style:text-underline-style="none"/>
    </style:style>
    <style:style style:name="ListLabel_20_2064" style:display-name="ListLabel 2064" style:family="text">
      <style:text-properties style:text-underline-style="none"/>
    </style:style>
    <style:style style:name="ListLabel_20_2065" style:display-name="ListLabel 2065" style:family="text">
      <style:text-properties style:text-underline-style="none"/>
    </style:style>
    <style:style style:name="ListLabel_20_2066" style:display-name="ListLabel 2066" style:family="text">
      <style:text-properties style:text-underline-style="none"/>
    </style:style>
    <style:style style:name="ListLabel_20_2067" style:display-name="ListLabel 2067" style:family="text">
      <style:text-properties style:text-underline-style="none"/>
    </style:style>
    <style:style style:name="ListLabel_20_2068" style:display-name="ListLabel 2068" style:family="text">
      <style:text-properties style:text-underline-style="none"/>
    </style:style>
    <style:style style:name="ListLabel_20_2069" style:display-name="ListLabel 2069" style:family="text">
      <style:text-properties style:text-underline-style="none"/>
    </style:style>
    <style:style style:name="ListLabel_20_2070" style:display-name="ListLabel 2070" style:family="text">
      <style:text-properties style:text-underline-style="none"/>
    </style:style>
    <style:style style:name="ListLabel_20_2071" style:display-name="ListLabel 2071" style:family="text">
      <style:text-properties style:text-underline-style="none"/>
    </style:style>
    <style:style style:name="ListLabel_20_2072" style:display-name="ListLabel 2072" style:family="text">
      <style:text-properties style:text-underline-style="none"/>
    </style:style>
    <style:style style:name="ListLabel_20_2073" style:display-name="ListLabel 2073" style:family="text">
      <style:text-properties style:text-underline-style="none"/>
    </style:style>
    <style:style style:name="ListLabel_20_2074" style:display-name="ListLabel 2074" style:family="text">
      <style:text-properties style:text-underline-style="none"/>
    </style:style>
    <style:style style:name="ListLabel_20_2075" style:display-name="ListLabel 2075" style:family="text">
      <style:text-properties style:text-underline-style="none"/>
    </style:style>
    <style:style style:name="ListLabel_20_2076" style:display-name="ListLabel 2076" style:family="text">
      <style:text-properties style:text-underline-style="none"/>
    </style:style>
    <style:style style:name="ListLabel_20_2077" style:display-name="ListLabel 2077" style:family="text">
      <style:text-properties style:text-underline-style="none"/>
    </style:style>
    <style:style style:name="ListLabel_20_2078" style:display-name="ListLabel 2078" style:family="text">
      <style:text-properties style:text-underline-style="none"/>
    </style:style>
    <style:style style:name="ListLabel_20_2079" style:display-name="ListLabel 2079" style:family="text">
      <style:text-properties style:text-underline-style="none"/>
    </style:style>
    <style:style style:name="ListLabel_20_2080" style:display-name="ListLabel 2080" style:family="text">
      <style:text-properties style:text-underline-style="none"/>
    </style:style>
    <style:style style:name="ListLabel_20_2081" style:display-name="ListLabel 2081" style:family="text">
      <style:text-properties style:text-underline-style="none"/>
    </style:style>
    <style:style style:name="ListLabel_20_2082" style:display-name="ListLabel 2082" style:family="text">
      <style:text-properties style:text-underline-style="none"/>
    </style:style>
    <style:style style:name="ListLabel_20_2083" style:display-name="ListLabel 2083" style:family="text">
      <style:text-properties style:text-underline-style="none"/>
    </style:style>
    <style:style style:name="ListLabel_20_2084" style:display-name="ListLabel 2084" style:family="text">
      <style:text-properties style:text-underline-style="none"/>
    </style:style>
    <style:style style:name="ListLabel_20_2085" style:display-name="ListLabel 2085" style:family="text">
      <style:text-properties style:text-underline-style="none"/>
    </style:style>
    <style:style style:name="ListLabel_20_2086" style:display-name="ListLabel 2086" style:family="text">
      <style:text-properties style:text-underline-style="none"/>
    </style:style>
    <style:style style:name="ListLabel_20_2087" style:display-name="ListLabel 2087" style:family="text">
      <style:text-properties style:text-underline-style="none"/>
    </style:style>
    <style:style style:name="ListLabel_20_2088" style:display-name="ListLabel 2088" style:family="text">
      <style:text-properties style:text-underline-style="none"/>
    </style:style>
    <style:style style:name="ListLabel_20_2089" style:display-name="ListLabel 2089" style:family="text">
      <style:text-properties style:text-underline-style="none"/>
    </style:style>
    <style:style style:name="ListLabel_20_2090" style:display-name="ListLabel 2090" style:family="text">
      <style:text-properties style:text-underline-style="none"/>
    </style:style>
    <style:style style:name="ListLabel_20_2091" style:display-name="ListLabel 2091" style:family="text">
      <style:text-properties style:text-underline-style="none"/>
    </style:style>
    <style:style style:name="ListLabel_20_2092" style:display-name="ListLabel 2092" style:family="text">
      <style:text-properties style:text-underline-style="none"/>
    </style:style>
    <style:style style:name="ListLabel_20_2093" style:display-name="ListLabel 2093" style:family="text">
      <style:text-properties style:text-underline-style="none"/>
    </style:style>
    <style:style style:name="ListLabel_20_2094" style:display-name="ListLabel 2094" style:family="text">
      <style:text-properties style:text-underline-style="none"/>
    </style:style>
    <style:style style:name="ListLabel_20_2095" style:display-name="ListLabel 2095" style:family="text">
      <style:text-properties style:text-underline-style="none"/>
    </style:style>
    <style:style style:name="ListLabel_20_2096" style:display-name="ListLabel 2096" style:family="text">
      <style:text-properties style:text-underline-style="none"/>
    </style:style>
    <style:style style:name="ListLabel_20_2097" style:display-name="ListLabel 2097" style:family="text">
      <style:text-properties style:text-underline-style="none"/>
    </style:style>
    <style:style style:name="ListLabel_20_2098" style:display-name="ListLabel 2098" style:family="text">
      <style:text-properties style:text-underline-style="none"/>
    </style:style>
    <style:style style:name="ListLabel_20_2099" style:display-name="ListLabel 2099" style:family="text">
      <style:text-properties style:text-underline-style="none"/>
    </style:style>
    <style:style style:name="ListLabel_20_2100" style:display-name="ListLabel 2100" style:family="text">
      <style:text-properties style:text-underline-style="none"/>
    </style:style>
    <style:style style:name="ListLabel_20_2101" style:display-name="ListLabel 2101" style:family="text">
      <style:text-properties style:text-underline-style="none"/>
    </style:style>
    <style:style style:name="ListLabel_20_2102" style:display-name="ListLabel 2102" style:family="text">
      <style:text-properties style:text-underline-style="none"/>
    </style:style>
    <style:style style:name="ListLabel_20_2103" style:display-name="ListLabel 2103" style:family="text">
      <style:text-properties style:text-underline-style="none"/>
    </style:style>
    <style:style style:name="ListLabel_20_2104" style:display-name="ListLabel 2104" style:family="text">
      <style:text-properties style:text-underline-style="none"/>
    </style:style>
    <style:style style:name="ListLabel_20_2105" style:display-name="ListLabel 2105" style:family="text">
      <style:text-properties style:text-underline-style="none"/>
    </style:style>
    <style:style style:name="ListLabel_20_2106" style:display-name="ListLabel 2106" style:family="text">
      <style:text-properties style:text-underline-style="none"/>
    </style:style>
    <style:style style:name="ListLabel_20_2107" style:display-name="ListLabel 2107" style:family="text">
      <style:text-properties style:text-underline-style="none"/>
    </style:style>
    <style:style style:name="ListLabel_20_2108" style:display-name="ListLabel 2108" style:family="text">
      <style:text-properties style:text-underline-style="none"/>
    </style:style>
    <style:style style:name="ListLabel_20_2109" style:display-name="ListLabel 2109" style:family="text">
      <style:text-properties style:text-underline-style="none"/>
    </style:style>
    <style:style style:name="ListLabel_20_2110" style:display-name="ListLabel 2110" style:family="text">
      <style:text-properties style:text-underline-style="none"/>
    </style:style>
    <style:style style:name="ListLabel_20_2111" style:display-name="ListLabel 2111" style:family="text">
      <style:text-properties style:text-underline-style="none"/>
    </style:style>
    <style:style style:name="ListLabel_20_2112" style:display-name="ListLabel 2112" style:family="text">
      <style:text-properties style:text-underline-style="none"/>
    </style:style>
    <style:style style:name="ListLabel_20_2113" style:display-name="ListLabel 2113" style:family="text">
      <style:text-properties style:text-underline-style="none"/>
    </style:style>
    <style:style style:name="ListLabel_20_2114" style:display-name="ListLabel 2114" style:family="text">
      <style:text-properties style:text-underline-style="none"/>
    </style:style>
    <style:style style:name="ListLabel_20_2115" style:display-name="ListLabel 2115" style:family="text">
      <style:text-properties style:text-underline-style="none"/>
    </style:style>
    <style:style style:name="ListLabel_20_2116" style:display-name="ListLabel 2116" style:family="text">
      <style:text-properties style:text-underline-style="none"/>
    </style:style>
    <style:style style:name="ListLabel_20_2117" style:display-name="ListLabel 2117" style:family="text">
      <style:text-properties style:text-underline-style="none"/>
    </style:style>
    <style:style style:name="ListLabel_20_2118" style:display-name="ListLabel 2118" style:family="text">
      <style:text-properties style:text-underline-style="none"/>
    </style:style>
    <style:style style:name="ListLabel_20_2119" style:display-name="ListLabel 2119" style:family="text">
      <style:text-properties style:text-underline-style="none"/>
    </style:style>
    <style:style style:name="ListLabel_20_2120" style:display-name="ListLabel 2120" style:family="text">
      <style:text-properties style:text-underline-style="none"/>
    </style:style>
    <style:style style:name="ListLabel_20_2121" style:display-name="ListLabel 2121" style:family="text">
      <style:text-properties style:text-underline-style="none"/>
    </style:style>
    <style:style style:name="ListLabel_20_2122" style:display-name="ListLabel 2122" style:family="text">
      <style:text-properties style:text-underline-style="none"/>
    </style:style>
    <style:style style:name="ListLabel_20_2123" style:display-name="ListLabel 2123" style:family="text">
      <style:text-properties style:text-underline-style="none"/>
    </style:style>
    <style:style style:name="ListLabel_20_2124" style:display-name="ListLabel 2124" style:family="text">
      <style:text-properties style:text-underline-style="none"/>
    </style:style>
    <style:style style:name="ListLabel_20_2125" style:display-name="ListLabel 2125" style:family="text">
      <style:text-properties style:text-underline-style="none"/>
    </style:style>
    <style:style style:name="ListLabel_20_2126" style:display-name="ListLabel 2126" style:family="text">
      <style:text-properties style:text-underline-style="none"/>
    </style:style>
    <style:style style:name="ListLabel_20_2127" style:display-name="ListLabel 2127" style:family="text">
      <style:text-properties style:text-underline-style="none"/>
    </style:style>
    <style:style style:name="ListLabel_20_2128" style:display-name="ListLabel 2128" style:family="text">
      <style:text-properties style:text-underline-style="none"/>
    </style:style>
    <style:style style:name="ListLabel_20_2129" style:display-name="ListLabel 2129" style:family="text">
      <style:text-properties style:text-underline-style="none"/>
    </style:style>
    <style:style style:name="ListLabel_20_2130" style:display-name="ListLabel 2130" style:family="text">
      <style:text-properties style:text-underline-style="none"/>
    </style:style>
    <style:style style:name="ListLabel_20_2131" style:display-name="ListLabel 2131" style:family="text">
      <style:text-properties style:text-underline-style="none"/>
    </style:style>
    <style:style style:name="ListLabel_20_2132" style:display-name="ListLabel 2132" style:family="text">
      <style:text-properties style:text-underline-style="none"/>
    </style:style>
    <style:style style:name="ListLabel_20_2133" style:display-name="ListLabel 2133" style:family="text">
      <style:text-properties style:text-underline-style="none"/>
    </style:style>
    <style:style style:name="ListLabel_20_2134" style:display-name="ListLabel 2134" style:family="text">
      <style:text-properties style:text-underline-style="none"/>
    </style:style>
    <style:style style:name="ListLabel_20_2135" style:display-name="ListLabel 2135" style:family="text">
      <style:text-properties style:text-underline-style="none"/>
    </style:style>
    <style:style style:name="ListLabel_20_2136" style:display-name="ListLabel 2136" style:family="text">
      <style:text-properties style:text-underline-style="none"/>
    </style:style>
    <style:style style:name="ListLabel_20_2137" style:display-name="ListLabel 2137" style:family="text">
      <style:text-properties style:text-underline-style="none"/>
    </style:style>
    <style:style style:name="ListLabel_20_2138" style:display-name="ListLabel 2138" style:family="text">
      <style:text-properties style:text-underline-style="none"/>
    </style:style>
    <style:style style:name="ListLabel_20_2139" style:display-name="ListLabel 2139" style:family="text">
      <style:text-properties style:text-underline-style="none"/>
    </style:style>
    <style:style style:name="ListLabel_20_2140" style:display-name="ListLabel 2140" style:family="text">
      <style:text-properties style:text-underline-style="none"/>
    </style:style>
    <style:style style:name="ListLabel_20_2141" style:display-name="ListLabel 2141" style:family="text">
      <style:text-properties style:text-underline-style="none"/>
    </style:style>
    <style:style style:name="ListLabel_20_2142" style:display-name="ListLabel 2142" style:family="text">
      <style:text-properties style:text-underline-style="none"/>
    </style:style>
    <style:style style:name="ListLabel_20_2143" style:display-name="ListLabel 2143" style:family="text">
      <style:text-properties style:text-underline-style="none"/>
    </style:style>
    <style:style style:name="ListLabel_20_2144" style:display-name="ListLabel 2144" style:family="text">
      <style:text-properties style:text-underline-style="none"/>
    </style:style>
    <style:style style:name="ListLabel_20_2145" style:display-name="ListLabel 2145" style:family="text">
      <style:text-properties style:text-underline-style="none"/>
    </style:style>
    <style:style style:name="ListLabel_20_2146" style:display-name="ListLabel 2146" style:family="text">
      <style:text-properties style:text-underline-style="none"/>
    </style:style>
    <style:style style:name="ListLabel_20_2147" style:display-name="ListLabel 2147" style:family="text">
      <style:text-properties style:text-underline-style="none"/>
    </style:style>
    <style:style style:name="ListLabel_20_2148" style:display-name="ListLabel 2148" style:family="text">
      <style:text-properties style:text-underline-style="none"/>
    </style:style>
    <style:style style:name="ListLabel_20_2149" style:display-name="ListLabel 2149" style:family="text">
      <style:text-properties style:text-underline-style="none"/>
    </style:style>
    <style:style style:name="ListLabel_20_2150" style:display-name="ListLabel 2150" style:family="text">
      <style:text-properties style:text-underline-style="none"/>
    </style:style>
    <style:style style:name="ListLabel_20_2151" style:display-name="ListLabel 2151" style:family="text">
      <style:text-properties style:text-underline-style="none"/>
    </style:style>
    <style:style style:name="ListLabel_20_2152" style:display-name="ListLabel 2152" style:family="text">
      <style:text-properties style:text-underline-style="none"/>
    </style:style>
    <style:style style:name="ListLabel_20_2153" style:display-name="ListLabel 2153" style:family="text">
      <style:text-properties style:text-underline-style="none"/>
    </style:style>
    <style:style style:name="ListLabel_20_2154" style:display-name="ListLabel 2154" style:family="text">
      <style:text-properties style:text-underline-style="none"/>
    </style:style>
    <style:style style:name="ListLabel_20_2155" style:display-name="ListLabel 2155" style:family="text">
      <style:text-properties style:text-underline-style="none"/>
    </style:style>
    <style:style style:name="ListLabel_20_2156" style:display-name="ListLabel 2156" style:family="text">
      <style:text-properties style:text-underline-style="none"/>
    </style:style>
    <style:style style:name="ListLabel_20_2157" style:display-name="ListLabel 2157" style:family="text">
      <style:text-properties style:text-underline-style="none"/>
    </style:style>
    <style:style style:name="ListLabel_20_2158" style:display-name="ListLabel 2158" style:family="text">
      <style:text-properties style:text-underline-style="none"/>
    </style:style>
    <style:style style:name="ListLabel_20_2159" style:display-name="ListLabel 2159" style:family="text">
      <style:text-properties style:text-underline-style="none"/>
    </style:style>
    <style:style style:name="ListLabel_20_2160" style:display-name="ListLabel 2160" style:family="text">
      <style:text-properties style:text-underline-style="none"/>
    </style:style>
    <style:style style:name="ListLabel_20_2161" style:display-name="ListLabel 2161" style:family="text">
      <style:text-properties style:text-underline-style="none"/>
    </style:style>
    <style:style style:name="ListLabel_20_2162" style:display-name="ListLabel 2162" style:family="text">
      <style:text-properties style:text-underline-style="none"/>
    </style:style>
    <style:style style:name="ListLabel_20_2163" style:display-name="ListLabel 2163" style:family="text">
      <style:text-properties style:text-underline-style="none"/>
    </style:style>
    <style:style style:name="ListLabel_20_2164" style:display-name="ListLabel 2164" style:family="text">
      <style:text-properties style:text-underline-style="none"/>
    </style:style>
    <style:style style:name="ListLabel_20_2165" style:display-name="ListLabel 2165" style:family="text">
      <style:text-properties style:text-underline-style="none"/>
    </style:style>
    <style:style style:name="ListLabel_20_2166" style:display-name="ListLabel 2166" style:family="text">
      <style:text-properties style:text-underline-style="none"/>
    </style:style>
    <style:style style:name="ListLabel_20_2167" style:display-name="ListLabel 2167" style:family="text">
      <style:text-properties style:text-underline-style="none"/>
    </style:style>
    <style:style style:name="ListLabel_20_2168" style:display-name="ListLabel 2168" style:family="text">
      <style:text-properties style:text-underline-style="none"/>
    </style:style>
    <style:style style:name="ListLabel_20_2169" style:display-name="ListLabel 2169" style:family="text">
      <style:text-properties style:text-underline-style="none"/>
    </style:style>
    <style:style style:name="ListLabel_20_2170" style:display-name="ListLabel 2170" style:family="text">
      <style:text-properties style:text-underline-style="none"/>
    </style:style>
    <style:style style:name="ListLabel_20_2171" style:display-name="ListLabel 2171" style:family="text">
      <style:text-properties style:text-underline-style="none"/>
    </style:style>
    <style:style style:name="ListLabel_20_2172" style:display-name="ListLabel 2172" style:family="text">
      <style:text-properties style:text-underline-style="none"/>
    </style:style>
    <style:style style:name="ListLabel_20_2173" style:display-name="ListLabel 2173" style:family="text">
      <style:text-properties style:text-underline-style="none"/>
    </style:style>
    <style:style style:name="ListLabel_20_2174" style:display-name="ListLabel 2174" style:family="text">
      <style:text-properties style:text-underline-style="none"/>
    </style:style>
    <style:style style:name="ListLabel_20_2175" style:display-name="ListLabel 2175" style:family="text">
      <style:text-properties style:text-underline-style="none"/>
    </style:style>
    <style:style style:name="ListLabel_20_2176" style:display-name="ListLabel 2176" style:family="text">
      <style:text-properties style:text-underline-style="none"/>
    </style:style>
    <style:style style:name="ListLabel_20_2177" style:display-name="ListLabel 2177" style:family="text">
      <style:text-properties style:text-underline-style="none"/>
    </style:style>
    <style:style style:name="ListLabel_20_2178" style:display-name="ListLabel 2178" style:family="text">
      <style:text-properties style:text-underline-style="none"/>
    </style:style>
    <style:style style:name="ListLabel_20_2179" style:display-name="ListLabel 2179" style:family="text">
      <style:text-properties style:text-underline-style="none"/>
    </style:style>
    <style:style style:name="ListLabel_20_2180" style:display-name="ListLabel 2180" style:family="text">
      <style:text-properties style:text-underline-style="none"/>
    </style:style>
    <style:style style:name="ListLabel_20_2181" style:display-name="ListLabel 2181" style:family="text">
      <style:text-properties style:text-underline-style="none"/>
    </style:style>
    <style:style style:name="ListLabel_20_2182" style:display-name="ListLabel 2182" style:family="text">
      <style:text-properties style:text-underline-style="none"/>
    </style:style>
    <style:style style:name="ListLabel_20_2183" style:display-name="ListLabel 2183" style:family="text">
      <style:text-properties style:text-underline-style="none"/>
    </style:style>
    <style:style style:name="ListLabel_20_2184" style:display-name="ListLabel 2184" style:family="text">
      <style:text-properties style:text-underline-style="none"/>
    </style:style>
    <style:style style:name="ListLabel_20_2185" style:display-name="ListLabel 2185" style:family="text">
      <style:text-properties style:text-underline-style="none"/>
    </style:style>
    <style:style style:name="ListLabel_20_2186" style:display-name="ListLabel 2186" style:family="text">
      <style:text-properties style:text-underline-style="none"/>
    </style:style>
    <style:style style:name="ListLabel_20_2187" style:display-name="ListLabel 2187" style:family="text">
      <style:text-properties style:text-underline-style="none"/>
    </style:style>
    <style:style style:name="ListLabel_20_2188" style:display-name="ListLabel 2188" style:family="text">
      <style:text-properties style:text-underline-style="none"/>
    </style:style>
    <style:style style:name="ListLabel_20_2189" style:display-name="ListLabel 2189" style:family="text">
      <style:text-properties style:text-underline-style="none"/>
    </style:style>
    <style:style style:name="ListLabel_20_2190" style:display-name="ListLabel 2190" style:family="text">
      <style:text-properties style:text-underline-style="none"/>
    </style:style>
    <style:style style:name="ListLabel_20_2191" style:display-name="ListLabel 2191" style:family="text">
      <style:text-properties style:text-underline-style="none"/>
    </style:style>
    <style:style style:name="ListLabel_20_2192" style:display-name="ListLabel 2192" style:family="text">
      <style:text-properties style:text-underline-style="none"/>
    </style:style>
    <style:style style:name="ListLabel_20_2193" style:display-name="ListLabel 2193" style:family="text">
      <style:text-properties style:text-underline-style="none"/>
    </style:style>
    <style:style style:name="ListLabel_20_2194" style:display-name="ListLabel 2194" style:family="text">
      <style:text-properties style:text-underline-style="none"/>
    </style:style>
    <style:style style:name="ListLabel_20_2195" style:display-name="ListLabel 2195" style:family="text">
      <style:text-properties style:text-underline-style="none"/>
    </style:style>
    <style:style style:name="ListLabel_20_2196" style:display-name="ListLabel 2196" style:family="text">
      <style:text-properties style:text-underline-style="none"/>
    </style:style>
    <style:style style:name="ListLabel_20_2197" style:display-name="ListLabel 2197" style:family="text">
      <style:text-properties style:text-underline-style="none"/>
    </style:style>
    <style:style style:name="ListLabel_20_2198" style:display-name="ListLabel 2198" style:family="text">
      <style:text-properties style:text-underline-style="none"/>
    </style:style>
    <style:style style:name="ListLabel_20_2199" style:display-name="ListLabel 2199" style:family="text">
      <style:text-properties style:text-underline-style="none"/>
    </style:style>
    <style:style style:name="ListLabel_20_2200" style:display-name="ListLabel 2200" style:family="text">
      <style:text-properties style:text-underline-style="none"/>
    </style:style>
    <style:style style:name="ListLabel_20_2201" style:display-name="ListLabel 2201" style:family="text">
      <style:text-properties style:text-underline-style="none"/>
    </style:style>
    <style:style style:name="ListLabel_20_2202" style:display-name="ListLabel 2202" style:family="text">
      <style:text-properties style:text-underline-style="none"/>
    </style:style>
    <style:style style:name="ListLabel_20_2203" style:display-name="ListLabel 2203" style:family="text">
      <style:text-properties style:text-underline-style="none"/>
    </style:style>
    <style:style style:name="ListLabel_20_2204" style:display-name="ListLabel 2204" style:family="text">
      <style:text-properties style:text-underline-style="none"/>
    </style:style>
    <style:style style:name="ListLabel_20_2205" style:display-name="ListLabel 2205" style:family="text">
      <style:text-properties style:text-underline-style="none"/>
    </style:style>
    <style:style style:name="ListLabel_20_2206" style:display-name="ListLabel 2206" style:family="text">
      <style:text-properties style:text-underline-style="none"/>
    </style:style>
    <style:style style:name="ListLabel_20_2207" style:display-name="ListLabel 2207" style:family="text">
      <style:text-properties style:text-underline-style="none"/>
    </style:style>
    <style:style style:name="ListLabel_20_2208" style:display-name="ListLabel 2208" style:family="text">
      <style:text-properties style:text-underline-style="none"/>
    </style:style>
    <style:style style:name="ListLabel_20_2209" style:display-name="ListLabel 2209" style:family="text">
      <style:text-properties style:text-underline-style="none"/>
    </style:style>
    <style:style style:name="ListLabel_20_2210" style:display-name="ListLabel 2210" style:family="text">
      <style:text-properties style:text-underline-style="none"/>
    </style:style>
    <style:style style:name="ListLabel_20_2211" style:display-name="ListLabel 2211" style:family="text">
      <style:text-properties style:text-underline-style="none"/>
    </style:style>
    <style:style style:name="ListLabel_20_2212" style:display-name="ListLabel 2212" style:family="text">
      <style:text-properties style:text-underline-style="none"/>
    </style:style>
    <style:style style:name="ListLabel_20_2213" style:display-name="ListLabel 2213" style:family="text">
      <style:text-properties style:text-underline-style="none"/>
    </style:style>
    <style:style style:name="ListLabel_20_2214" style:display-name="ListLabel 2214" style:family="text">
      <style:text-properties style:text-underline-style="none"/>
    </style:style>
    <style:style style:name="ListLabel_20_2215" style:display-name="ListLabel 2215" style:family="text">
      <style:text-properties style:text-underline-style="none"/>
    </style:style>
    <style:style style:name="ListLabel_20_2216" style:display-name="ListLabel 2216" style:family="text">
      <style:text-properties style:text-underline-style="none"/>
    </style:style>
    <style:style style:name="ListLabel_20_2217" style:display-name="ListLabel 2217" style:family="text">
      <style:text-properties style:text-underline-style="none"/>
    </style:style>
    <style:style style:name="ListLabel_20_2218" style:display-name="ListLabel 2218" style:family="text">
      <style:text-properties style:text-underline-style="none"/>
    </style:style>
    <style:style style:name="ListLabel_20_2219" style:display-name="ListLabel 2219" style:family="text">
      <style:text-properties style:text-underline-style="none"/>
    </style:style>
    <style:style style:name="ListLabel_20_2220" style:display-name="ListLabel 2220" style:family="text">
      <style:text-properties style:text-underline-style="none"/>
    </style:style>
    <style:style style:name="ListLabel_20_2221" style:display-name="ListLabel 2221" style:family="text">
      <style:text-properties style:text-underline-style="none"/>
    </style:style>
    <style:style style:name="ListLabel_20_2222" style:display-name="ListLabel 2222" style:family="text">
      <style:text-properties style:text-underline-style="none"/>
    </style:style>
    <style:style style:name="ListLabel_20_2223" style:display-name="ListLabel 2223" style:family="text">
      <style:text-properties style:text-underline-style="none"/>
    </style:style>
    <style:style style:name="ListLabel_20_2224" style:display-name="ListLabel 2224" style:family="text">
      <style:text-properties style:text-underline-style="none"/>
    </style:style>
    <style:style style:name="ListLabel_20_2225" style:display-name="ListLabel 2225" style:family="text">
      <style:text-properties style:text-underline-style="none"/>
    </style:style>
    <style:style style:name="ListLabel_20_2226" style:display-name="ListLabel 2226" style:family="text">
      <style:text-properties style:text-underline-style="none"/>
    </style:style>
    <style:style style:name="ListLabel_20_2227" style:display-name="ListLabel 2227" style:family="text">
      <style:text-properties style:text-underline-style="none"/>
    </style:style>
    <style:style style:name="ListLabel_20_2228" style:display-name="ListLabel 2228" style:family="text">
      <style:text-properties style:text-underline-style="none"/>
    </style:style>
    <style:style style:name="ListLabel_20_2229" style:display-name="ListLabel 2229" style:family="text">
      <style:text-properties style:text-underline-style="none"/>
    </style:style>
    <style:style style:name="ListLabel_20_2230" style:display-name="ListLabel 2230" style:family="text">
      <style:text-properties style:text-underline-style="none"/>
    </style:style>
    <style:style style:name="ListLabel_20_2231" style:display-name="ListLabel 2231" style:family="text">
      <style:text-properties style:text-underline-style="none"/>
    </style:style>
    <style:style style:name="ListLabel_20_2232" style:display-name="ListLabel 2232" style:family="text">
      <style:text-properties style:text-underline-style="none"/>
    </style:style>
    <style:style style:name="ListLabel_20_2233" style:display-name="ListLabel 2233" style:family="text">
      <style:text-properties style:text-underline-style="none" fo:font-weight="bold"/>
    </style:style>
    <style:style style:name="ListLabel_20_2234" style:display-name="ListLabel 2234" style:family="text">
      <style:text-properties style:text-underline-style="none"/>
    </style:style>
    <style:style style:name="ListLabel_20_2235" style:display-name="ListLabel 2235" style:family="text">
      <style:text-properties style:text-underline-style="none"/>
    </style:style>
    <style:style style:name="ListLabel_20_2236" style:display-name="ListLabel 2236" style:family="text">
      <style:text-properties style:text-underline-style="none"/>
    </style:style>
    <style:style style:name="ListLabel_20_2237" style:display-name="ListLabel 2237" style:family="text">
      <style:text-properties style:text-underline-style="none"/>
    </style:style>
    <style:style style:name="ListLabel_20_2238" style:display-name="ListLabel 2238" style:family="text">
      <style:text-properties style:text-underline-style="none"/>
    </style:style>
    <style:style style:name="ListLabel_20_2239" style:display-name="ListLabel 2239" style:family="text">
      <style:text-properties style:text-underline-style="none"/>
    </style:style>
    <style:style style:name="ListLabel_20_2240" style:display-name="ListLabel 2240" style:family="text">
      <style:text-properties style:text-underline-style="none"/>
    </style:style>
    <style:style style:name="ListLabel_20_2241" style:display-name="ListLabel 2241" style:family="text">
      <style:text-properties style:text-underline-style="none"/>
    </style:style>
    <style:style style:name="ListLabel_20_2242" style:display-name="ListLabel 2242" style:family="text">
      <style:text-properties style:text-underline-style="none"/>
    </style:style>
    <style:style style:name="ListLabel_20_2243" style:display-name="ListLabel 2243" style:family="text">
      <style:text-properties style:text-underline-style="none"/>
    </style:style>
    <style:style style:name="ListLabel_20_2244" style:display-name="ListLabel 2244" style:family="text">
      <style:text-properties style:text-underline-style="none"/>
    </style:style>
    <style:style style:name="ListLabel_20_2245" style:display-name="ListLabel 2245" style:family="text">
      <style:text-properties style:text-underline-style="none"/>
    </style:style>
    <style:style style:name="ListLabel_20_2246" style:display-name="ListLabel 2246" style:family="text">
      <style:text-properties style:text-underline-style="none"/>
    </style:style>
    <style:style style:name="ListLabel_20_2247" style:display-name="ListLabel 2247" style:family="text">
      <style:text-properties style:text-underline-style="none"/>
    </style:style>
    <style:style style:name="ListLabel_20_2248" style:display-name="ListLabel 2248" style:family="text">
      <style:text-properties style:text-underline-style="none"/>
    </style:style>
    <style:style style:name="ListLabel_20_2249" style:display-name="ListLabel 2249" style:family="text">
      <style:text-properties style:text-underline-style="none"/>
    </style:style>
    <style:style style:name="ListLabel_20_2250" style:display-name="ListLabel 2250" style:family="text">
      <style:text-properties style:text-underline-style="none"/>
    </style:style>
    <style:style style:name="ListLabel_20_2251" style:display-name="ListLabel 2251" style:family="text">
      <style:text-properties style:text-underline-style="none"/>
    </style:style>
    <style:style style:name="ListLabel_20_2252" style:display-name="ListLabel 2252" style:family="text">
      <style:text-properties style:text-underline-style="none"/>
    </style:style>
    <style:style style:name="ListLabel_20_2253" style:display-name="ListLabel 2253" style:family="text">
      <style:text-properties style:text-underline-style="none"/>
    </style:style>
    <style:style style:name="ListLabel_20_2254" style:display-name="ListLabel 2254" style:family="text">
      <style:text-properties style:text-underline-style="none"/>
    </style:style>
    <style:style style:name="ListLabel_20_2255" style:display-name="ListLabel 2255" style:family="text">
      <style:text-properties style:text-underline-style="none"/>
    </style:style>
    <style:style style:name="ListLabel_20_2256" style:display-name="ListLabel 2256" style:family="text">
      <style:text-properties style:text-underline-style="none"/>
    </style:style>
    <style:style style:name="ListLabel_20_2257" style:display-name="ListLabel 2257" style:family="text">
      <style:text-properties style:text-underline-style="none"/>
    </style:style>
    <style:style style:name="ListLabel_20_2258" style:display-name="ListLabel 2258" style:family="text">
      <style:text-properties style:text-underline-style="none"/>
    </style:style>
    <style:style style:name="ListLabel_20_2259" style:display-name="ListLabel 2259" style:family="text">
      <style:text-properties style:text-underline-style="none"/>
    </style:style>
    <style:style style:name="ListLabel_20_2260" style:display-name="ListLabel 2260" style:family="text">
      <style:text-properties style:text-underline-style="none"/>
    </style:style>
    <style:style style:name="ListLabel_20_2261" style:display-name="ListLabel 2261" style:family="text">
      <style:text-properties style:text-underline-style="none"/>
    </style:style>
    <style:style style:name="ListLabel_20_2262" style:display-name="ListLabel 2262" style:family="text">
      <style:text-properties style:text-underline-style="none"/>
    </style:style>
    <style:style style:name="ListLabel_20_2263" style:display-name="ListLabel 2263" style:family="text">
      <style:text-properties style:text-underline-style="none"/>
    </style:style>
    <style:style style:name="ListLabel_20_2264" style:display-name="ListLabel 2264" style:family="text">
      <style:text-properties style:text-underline-style="none"/>
    </style:style>
    <style:style style:name="ListLabel_20_2265" style:display-name="ListLabel 2265" style:family="text">
      <style:text-properties style:text-underline-style="none"/>
    </style:style>
    <style:style style:name="ListLabel_20_2266" style:display-name="ListLabel 2266" style:family="text">
      <style:text-properties style:text-underline-style="none"/>
    </style:style>
    <style:style style:name="ListLabel_20_2267" style:display-name="ListLabel 2267" style:family="text">
      <style:text-properties style:text-underline-style="none"/>
    </style:style>
    <style:style style:name="ListLabel_20_2268" style:display-name="ListLabel 2268" style:family="text">
      <style:text-properties style:text-underline-style="none"/>
    </style:style>
    <style:style style:name="ListLabel_20_2269" style:display-name="ListLabel 2269" style:family="text">
      <style:text-properties style:text-underline-style="none"/>
    </style:style>
    <style:style style:name="ListLabel_20_2270" style:display-name="ListLabel 2270" style:family="text">
      <style:text-properties style:text-underline-style="none"/>
    </style:style>
    <style:style style:name="ListLabel_20_2271" style:display-name="ListLabel 2271" style:family="text">
      <style:text-properties style:text-underline-style="none"/>
    </style:style>
    <style:style style:name="ListLabel_20_2272" style:display-name="ListLabel 2272" style:family="text">
      <style:text-properties style:text-underline-style="none"/>
    </style:style>
    <style:style style:name="ListLabel_20_2273" style:display-name="ListLabel 2273" style:family="text">
      <style:text-properties style:text-underline-style="none"/>
    </style:style>
    <style:style style:name="ListLabel_20_2274" style:display-name="ListLabel 2274" style:family="text">
      <style:text-properties style:text-underline-style="none"/>
    </style:style>
    <style:style style:name="ListLabel_20_2275" style:display-name="ListLabel 2275" style:family="text">
      <style:text-properties style:text-underline-style="none"/>
    </style:style>
    <style:style style:name="ListLabel_20_2276" style:display-name="ListLabel 2276" style:family="text">
      <style:text-properties style:text-underline-style="none"/>
    </style:style>
    <style:style style:name="ListLabel_20_2277" style:display-name="ListLabel 2277" style:family="text">
      <style:text-properties style:text-underline-style="none"/>
    </style:style>
    <style:style style:name="ListLabel_20_2278" style:display-name="ListLabel 2278" style:family="text">
      <style:text-properties style:text-underline-style="none"/>
    </style:style>
    <style:style style:name="ListLabel_20_2279" style:display-name="ListLabel 2279" style:family="text">
      <style:text-properties style:text-underline-style="none"/>
    </style:style>
    <style:style style:name="ListLabel_20_2280" style:display-name="ListLabel 2280" style:family="text">
      <style:text-properties style:text-underline-style="none"/>
    </style:style>
    <style:style style:name="ListLabel_20_2281" style:display-name="ListLabel 2281" style:family="text">
      <style:text-properties style:text-underline-style="none"/>
    </style:style>
    <style:style style:name="ListLabel_20_2282" style:display-name="ListLabel 2282" style:family="text">
      <style:text-properties style:text-underline-style="none"/>
    </style:style>
    <style:style style:name="ListLabel_20_2283" style:display-name="ListLabel 2283" style:family="text">
      <style:text-properties style:text-underline-style="none"/>
    </style:style>
    <style:style style:name="ListLabel_20_2284" style:display-name="ListLabel 2284" style:family="text">
      <style:text-properties style:text-underline-style="none"/>
    </style:style>
    <style:style style:name="ListLabel_20_2285" style:display-name="ListLabel 2285" style:family="text">
      <style:text-properties style:text-underline-style="none"/>
    </style:style>
    <style:style style:name="ListLabel_20_2286" style:display-name="ListLabel 2286" style:family="text">
      <style:text-properties style:text-underline-style="none"/>
    </style:style>
    <style:style style:name="ListLabel_20_2287" style:display-name="ListLabel 2287" style:family="text">
      <style:text-properties style:text-underline-style="none"/>
    </style:style>
    <style:style style:name="ListLabel_20_2288" style:display-name="ListLabel 2288" style:family="text">
      <style:text-properties style:text-underline-style="none"/>
    </style:style>
    <style:style style:name="ListLabel_20_2289" style:display-name="ListLabel 2289" style:family="text">
      <style:text-properties style:text-underline-style="none"/>
    </style:style>
    <style:style style:name="ListLabel_20_2290" style:display-name="ListLabel 2290" style:family="text">
      <style:text-properties style:text-underline-style="none"/>
    </style:style>
    <style:style style:name="ListLabel_20_2291" style:display-name="ListLabel 2291" style:family="text">
      <style:text-properties style:text-underline-style="none"/>
    </style:style>
    <style:style style:name="ListLabel_20_2292" style:display-name="ListLabel 2292" style:family="text">
      <style:text-properties style:text-underline-style="none"/>
    </style:style>
    <style:style style:name="ListLabel_20_2293" style:display-name="ListLabel 2293" style:family="text">
      <style:text-properties style:text-underline-style="none"/>
    </style:style>
    <style:style style:name="ListLabel_20_2294" style:display-name="ListLabel 2294" style:family="text">
      <style:text-properties style:text-underline-style="none"/>
    </style:style>
    <style:style style:name="ListLabel_20_2295" style:display-name="ListLabel 2295" style:family="text">
      <style:text-properties style:text-underline-style="none"/>
    </style:style>
    <style:style style:name="ListLabel_20_2296" style:display-name="ListLabel 2296" style:family="text">
      <style:text-properties style:text-underline-style="none"/>
    </style:style>
    <style:style style:name="ListLabel_20_2297" style:display-name="ListLabel 2297" style:family="text">
      <style:text-properties style:text-underline-style="none"/>
    </style:style>
    <style:style style:name="ListLabel_20_2298" style:display-name="ListLabel 2298" style:family="text">
      <style:text-properties style:text-underline-style="none"/>
    </style:style>
    <style:style style:name="ListLabel_20_2299" style:display-name="ListLabel 2299" style:family="text">
      <style:text-properties style:text-underline-style="none"/>
    </style:style>
    <style:style style:name="ListLabel_20_2300" style:display-name="ListLabel 2300" style:family="text">
      <style:text-properties style:text-underline-style="none"/>
    </style:style>
    <style:style style:name="ListLabel_20_2301" style:display-name="ListLabel 2301" style:family="text">
      <style:text-properties style:text-underline-style="none"/>
    </style:style>
    <style:style style:name="ListLabel_20_2302" style:display-name="ListLabel 2302" style:family="text">
      <style:text-properties style:text-underline-style="none"/>
    </style:style>
    <style:style style:name="ListLabel_20_2303" style:display-name="ListLabel 2303" style:family="text">
      <style:text-properties style:text-underline-style="none"/>
    </style:style>
    <style:style style:name="ListLabel_20_2304" style:display-name="ListLabel 2304" style:family="text">
      <style:text-properties style:text-underline-style="none"/>
    </style:style>
    <style:style style:name="ListLabel_20_2305" style:display-name="ListLabel 2305" style:family="text">
      <style:text-properties style:text-underline-style="none"/>
    </style:style>
    <style:style style:name="ListLabel_20_2306" style:display-name="ListLabel 2306" style:family="text">
      <style:text-properties style:text-underline-style="none"/>
    </style:style>
    <style:style style:name="ListLabel_20_2307" style:display-name="ListLabel 2307" style:family="text">
      <style:text-properties style:text-underline-style="none"/>
    </style:style>
    <style:style style:name="ListLabel_20_2308" style:display-name="ListLabel 2308" style:family="text">
      <style:text-properties style:text-underline-style="none"/>
    </style:style>
    <style:style style:name="ListLabel_20_2309" style:display-name="ListLabel 2309" style:family="text">
      <style:text-properties style:text-underline-style="none"/>
    </style:style>
    <style:style style:name="ListLabel_20_2310" style:display-name="ListLabel 2310" style:family="text">
      <style:text-properties style:text-underline-style="none"/>
    </style:style>
    <style:style style:name="ListLabel_20_2311" style:display-name="ListLabel 2311" style:family="text">
      <style:text-properties style:text-underline-style="none"/>
    </style:style>
    <style:style style:name="ListLabel_20_2312" style:display-name="ListLabel 2312" style:family="text">
      <style:text-properties style:text-underline-style="none"/>
    </style:style>
    <style:style style:name="ListLabel_20_2313" style:display-name="ListLabel 2313" style:family="text">
      <style:text-properties style:text-underline-style="none"/>
    </style:style>
    <style:style style:name="ListLabel_20_2314" style:display-name="ListLabel 2314" style:family="text">
      <style:text-properties style:text-underline-style="none"/>
    </style:style>
    <style:style style:name="ListLabel_20_2315" style:display-name="ListLabel 2315" style:family="text">
      <style:text-properties style:text-underline-style="none"/>
    </style:style>
    <style:style style:name="ListLabel_20_2316" style:display-name="ListLabel 2316" style:family="text">
      <style:text-properties style:text-underline-style="none"/>
    </style:style>
    <style:style style:name="ListLabel_20_2317" style:display-name="ListLabel 2317" style:family="text">
      <style:text-properties style:text-underline-style="none"/>
    </style:style>
    <style:style style:name="ListLabel_20_2318" style:display-name="ListLabel 2318" style:family="text">
      <style:text-properties style:text-underline-style="none"/>
    </style:style>
    <style:style style:name="ListLabel_20_2319" style:display-name="ListLabel 2319" style:family="text">
      <style:text-properties style:text-underline-style="none"/>
    </style:style>
    <style:style style:name="ListLabel_20_2320" style:display-name="ListLabel 2320" style:family="text">
      <style:text-properties style:text-underline-style="none"/>
    </style:style>
    <style:style style:name="ListLabel_20_2321" style:display-name="ListLabel 2321" style:family="text">
      <style:text-properties style:text-underline-style="none"/>
    </style:style>
    <style:style style:name="ListLabel_20_2322" style:display-name="ListLabel 2322" style:family="text">
      <style:text-properties style:text-underline-style="none"/>
    </style:style>
    <style:style style:name="ListLabel_20_2323" style:display-name="ListLabel 2323" style:family="text">
      <style:text-properties style:text-underline-style="none"/>
    </style:style>
    <style:style style:name="ListLabel_20_2324" style:display-name="ListLabel 2324" style:family="text">
      <style:text-properties style:text-underline-style="none"/>
    </style:style>
    <style:style style:name="ListLabel_20_2325" style:display-name="ListLabel 2325" style:family="text">
      <style:text-properties style:text-underline-style="none"/>
    </style:style>
    <style:style style:name="ListLabel_20_2326" style:display-name="ListLabel 2326" style:family="text">
      <style:text-properties style:text-underline-style="none"/>
    </style:style>
    <style:style style:name="ListLabel_20_2327" style:display-name="ListLabel 2327" style:family="text">
      <style:text-properties style:text-underline-style="none"/>
    </style:style>
    <style:style style:name="ListLabel_20_2328" style:display-name="ListLabel 2328" style:family="text">
      <style:text-properties style:text-underline-style="none"/>
    </style:style>
    <style:style style:name="ListLabel_20_2329" style:display-name="ListLabel 2329" style:family="text">
      <style:text-properties style:text-underline-style="none"/>
    </style:style>
    <style:style style:name="ListLabel_20_2330" style:display-name="ListLabel 2330" style:family="text">
      <style:text-properties style:text-underline-style="none"/>
    </style:style>
    <style:style style:name="ListLabel_20_2331" style:display-name="ListLabel 2331" style:family="text">
      <style:text-properties style:text-underline-style="none"/>
    </style:style>
    <style:style style:name="ListLabel_20_2332" style:display-name="ListLabel 2332" style:family="text">
      <style:text-properties style:text-underline-style="none"/>
    </style:style>
    <style:style style:name="ListLabel_20_2333" style:display-name="ListLabel 2333" style:family="text">
      <style:text-properties style:text-underline-style="none"/>
    </style:style>
    <style:style style:name="ListLabel_20_2334" style:display-name="ListLabel 2334" style:family="text">
      <style:text-properties style:text-underline-style="none"/>
    </style:style>
    <style:style style:name="ListLabel_20_2335" style:display-name="ListLabel 2335" style:family="text">
      <style:text-properties style:text-underline-style="none"/>
    </style:style>
    <style:style style:name="ListLabel_20_2336" style:display-name="ListLabel 2336" style:family="text">
      <style:text-properties style:text-underline-style="none"/>
    </style:style>
    <style:style style:name="ListLabel_20_2337" style:display-name="ListLabel 2337" style:family="text">
      <style:text-properties style:text-underline-style="none"/>
    </style:style>
    <style:style style:name="ListLabel_20_2338" style:display-name="ListLabel 2338" style:family="text">
      <style:text-properties style:text-underline-style="none"/>
    </style:style>
    <style:style style:name="ListLabel_20_2339" style:display-name="ListLabel 2339" style:family="text">
      <style:text-properties style:text-underline-style="none"/>
    </style:style>
    <style:style style:name="ListLabel_20_2340" style:display-name="ListLabel 2340" style:family="text">
      <style:text-properties style:text-underline-style="none"/>
    </style:style>
    <style:style style:name="ListLabel_20_2341" style:display-name="ListLabel 2341" style:family="text">
      <style:text-properties style:text-underline-style="none"/>
    </style:style>
    <style:style style:name="ListLabel_20_2342" style:display-name="ListLabel 2342" style:family="text">
      <style:text-properties style:text-underline-style="none"/>
    </style:style>
    <style:style style:name="ListLabel_20_2343" style:display-name="ListLabel 2343" style:family="text">
      <style:text-properties style:text-underline-style="none"/>
    </style:style>
    <style:style style:name="ListLabel_20_2344" style:display-name="ListLabel 2344" style:family="text">
      <style:text-properties style:text-underline-style="none"/>
    </style:style>
    <style:style style:name="ListLabel_20_2345" style:display-name="ListLabel 2345" style:family="text">
      <style:text-properties style:text-underline-style="none"/>
    </style:style>
    <style:style style:name="ListLabel_20_2346" style:display-name="ListLabel 2346" style:family="text">
      <style:text-properties style:text-underline-style="none"/>
    </style:style>
    <style:style style:name="ListLabel_20_2347" style:display-name="ListLabel 2347" style:family="text">
      <style:text-properties style:text-underline-style="none"/>
    </style:style>
    <style:style style:name="ListLabel_20_2348" style:display-name="ListLabel 2348" style:family="text">
      <style:text-properties style:text-underline-style="none"/>
    </style:style>
    <style:style style:name="ListLabel_20_2349" style:display-name="ListLabel 2349" style:family="text">
      <style:text-properties style:text-underline-style="none"/>
    </style:style>
    <style:style style:name="ListLabel_20_2350" style:display-name="ListLabel 2350" style:family="text">
      <style:text-properties style:text-underline-style="none"/>
    </style:style>
    <style:style style:name="ListLabel_20_2351" style:display-name="ListLabel 2351" style:family="text">
      <style:text-properties style:text-underline-style="none"/>
    </style:style>
    <style:style style:name="ListLabel_20_2352" style:display-name="ListLabel 2352" style:family="text">
      <style:text-properties style:text-underline-style="none"/>
    </style:style>
    <style:style style:name="ListLabel_20_2353" style:display-name="ListLabel 2353" style:family="text">
      <style:text-properties style:text-underline-style="none"/>
    </style:style>
    <style:style style:name="ListLabel_20_2354" style:display-name="ListLabel 2354" style:family="text">
      <style:text-properties style:text-underline-style="none"/>
    </style:style>
    <style:style style:name="ListLabel_20_2355" style:display-name="ListLabel 2355" style:family="text">
      <style:text-properties style:text-underline-style="none"/>
    </style:style>
    <style:style style:name="ListLabel_20_2356" style:display-name="ListLabel 2356" style:family="text">
      <style:text-properties style:text-underline-style="none"/>
    </style:style>
    <style:style style:name="ListLabel_20_2357" style:display-name="ListLabel 2357" style:family="text">
      <style:text-properties style:text-underline-style="none"/>
    </style:style>
    <style:style style:name="ListLabel_20_2358" style:display-name="ListLabel 2358" style:family="text">
      <style:text-properties style:text-underline-style="none"/>
    </style:style>
    <style:style style:name="ListLabel_20_2359" style:display-name="ListLabel 2359" style:family="text">
      <style:text-properties style:text-underline-style="none"/>
    </style:style>
    <style:style style:name="ListLabel_20_2360" style:display-name="ListLabel 2360" style:family="text">
      <style:text-properties style:text-underline-style="none"/>
    </style:style>
    <style:style style:name="ListLabel_20_2361" style:display-name="ListLabel 2361" style:family="text">
      <style:text-properties style:text-underline-style="none"/>
    </style:style>
    <style:style style:name="ListLabel_20_2362" style:display-name="ListLabel 2362" style:family="text">
      <style:text-properties style:text-underline-style="none"/>
    </style:style>
    <style:style style:name="ListLabel_20_2363" style:display-name="ListLabel 2363" style:family="text">
      <style:text-properties style:text-underline-style="none"/>
    </style:style>
    <style:style style:name="ListLabel_20_2364" style:display-name="ListLabel 2364" style:family="text">
      <style:text-properties style:text-underline-style="none"/>
    </style:style>
    <style:style style:name="ListLabel_20_2365" style:display-name="ListLabel 2365" style:family="text">
      <style:text-properties style:text-underline-style="none"/>
    </style:style>
    <style:style style:name="ListLabel_20_2366" style:display-name="ListLabel 2366" style:family="text">
      <style:text-properties style:text-underline-style="none"/>
    </style:style>
    <style:style style:name="ListLabel_20_2367" style:display-name="ListLabel 2367" style:family="text">
      <style:text-properties style:text-underline-style="none"/>
    </style:style>
    <style:style style:name="ListLabel_20_2368" style:display-name="ListLabel 2368" style:family="text">
      <style:text-properties style:text-underline-style="none"/>
    </style:style>
    <style:style style:name="ListLabel_20_2369" style:display-name="ListLabel 2369" style:family="text">
      <style:text-properties style:text-underline-style="none"/>
    </style:style>
    <style:style style:name="ListLabel_20_2370" style:display-name="ListLabel 2370" style:family="text">
      <style:text-properties style:text-underline-style="none"/>
    </style:style>
    <style:style style:name="ListLabel_20_2371" style:display-name="ListLabel 2371" style:family="text">
      <style:text-properties style:text-underline-style="none"/>
    </style:style>
    <style:style style:name="ListLabel_20_2372" style:display-name="ListLabel 2372" style:family="text">
      <style:text-properties style:text-underline-style="none"/>
    </style:style>
    <style:style style:name="ListLabel_20_2373" style:display-name="ListLabel 2373" style:family="text">
      <style:text-properties style:text-underline-style="none"/>
    </style:style>
    <style:style style:name="ListLabel_20_2374" style:display-name="ListLabel 2374" style:family="text">
      <style:text-properties style:text-underline-style="none"/>
    </style:style>
    <style:style style:name="ListLabel_20_2375" style:display-name="ListLabel 2375" style:family="text">
      <style:text-properties style:text-underline-style="none"/>
    </style:style>
    <style:style style:name="ListLabel_20_2376" style:display-name="ListLabel 2376" style:family="text">
      <style:text-properties style:text-underline-style="none"/>
    </style:style>
    <style:style style:name="ListLabel_20_2377" style:display-name="ListLabel 2377" style:family="text">
      <style:text-properties style:text-underline-style="none"/>
    </style:style>
    <style:style style:name="ListLabel_20_2378" style:display-name="ListLabel 2378" style:family="text">
      <style:text-properties style:text-underline-style="none"/>
    </style:style>
    <style:style style:name="ListLabel_20_2379" style:display-name="ListLabel 2379" style:family="text">
      <style:text-properties style:text-underline-style="none"/>
    </style:style>
    <style:style style:name="ListLabel_20_2380" style:display-name="ListLabel 2380" style:family="text">
      <style:text-properties style:text-underline-style="none"/>
    </style:style>
    <style:style style:name="ListLabel_20_2381" style:display-name="ListLabel 2381" style:family="text">
      <style:text-properties style:text-underline-style="none"/>
    </style:style>
    <style:style style:name="ListLabel_20_2382" style:display-name="ListLabel 2382" style:family="text">
      <style:text-properties style:text-underline-style="none"/>
    </style:style>
    <style:style style:name="ListLabel_20_2383" style:display-name="ListLabel 2383" style:family="text">
      <style:text-properties style:text-underline-style="none"/>
    </style:style>
    <style:style style:name="ListLabel_20_2384" style:display-name="ListLabel 2384" style:family="text">
      <style:text-properties style:text-underline-style="none"/>
    </style:style>
    <style:style style:name="ListLabel_20_2385" style:display-name="ListLabel 2385" style:family="text">
      <style:text-properties style:text-underline-style="none"/>
    </style:style>
    <style:style style:name="ListLabel_20_2386" style:display-name="ListLabel 2386" style:family="text">
      <style:text-properties style:text-underline-style="none"/>
    </style:style>
    <style:style style:name="ListLabel_20_2387" style:display-name="ListLabel 2387" style:family="text">
      <style:text-properties style:text-underline-style="none"/>
    </style:style>
    <style:style style:name="ListLabel_20_2388" style:display-name="ListLabel 2388" style:family="text">
      <style:text-properties style:text-underline-style="none"/>
    </style:style>
    <style:style style:name="ListLabel_20_2389" style:display-name="ListLabel 2389" style:family="text">
      <style:text-properties style:text-underline-style="none"/>
    </style:style>
    <style:style style:name="ListLabel_20_2390" style:display-name="ListLabel 2390" style:family="text">
      <style:text-properties style:text-underline-style="none"/>
    </style:style>
    <style:style style:name="ListLabel_20_2391" style:display-name="ListLabel 2391" style:family="text">
      <style:text-properties style:text-underline-style="none"/>
    </style:style>
    <style:style style:name="ListLabel_20_2392" style:display-name="ListLabel 2392" style:family="text">
      <style:text-properties style:text-underline-style="none"/>
    </style:style>
    <style:style style:name="ListLabel_20_2393" style:display-name="ListLabel 2393" style:family="text">
      <style:text-properties style:text-underline-style="none"/>
    </style:style>
    <style:style style:name="ListLabel_20_2394" style:display-name="ListLabel 2394" style:family="text">
      <style:text-properties style:text-underline-style="none"/>
    </style:style>
    <style:style style:name="ListLabel_20_2395" style:display-name="ListLabel 2395" style:family="text">
      <style:text-properties style:text-underline-style="none"/>
    </style:style>
    <style:style style:name="ListLabel_20_2396" style:display-name="ListLabel 2396" style:family="text">
      <style:text-properties style:text-underline-style="none"/>
    </style:style>
    <style:style style:name="ListLabel_20_2397" style:display-name="ListLabel 2397" style:family="text">
      <style:text-properties style:text-underline-style="none"/>
    </style:style>
    <style:style style:name="ListLabel_20_2398" style:display-name="ListLabel 2398" style:family="text">
      <style:text-properties style:text-underline-style="none"/>
    </style:style>
    <style:style style:name="ListLabel_20_2399" style:display-name="ListLabel 2399" style:family="text">
      <style:text-properties style:text-underline-style="none"/>
    </style:style>
    <style:style style:name="ListLabel_20_2400" style:display-name="ListLabel 2400" style:family="text">
      <style:text-properties style:text-underline-style="none"/>
    </style:style>
    <style:style style:name="ListLabel_20_2401" style:display-name="ListLabel 2401" style:family="text">
      <style:text-properties style:text-underline-style="none"/>
    </style:style>
    <style:style style:name="ListLabel_20_2402" style:display-name="ListLabel 2402" style:family="text">
      <style:text-properties style:text-underline-style="none"/>
    </style:style>
    <style:style style:name="ListLabel_20_2403" style:display-name="ListLabel 2403" style:family="text">
      <style:text-properties style:text-underline-style="none"/>
    </style:style>
    <style:style style:name="ListLabel_20_2404" style:display-name="ListLabel 2404" style:family="text">
      <style:text-properties style:text-underline-style="none"/>
    </style:style>
    <style:style style:name="ListLabel_20_2405" style:display-name="ListLabel 2405" style:family="text">
      <style:text-properties style:text-underline-style="none"/>
    </style:style>
    <style:style style:name="ListLabel_20_2406" style:display-name="ListLabel 2406" style:family="text">
      <style:text-properties style:text-underline-style="none"/>
    </style:style>
    <style:style style:name="ListLabel_20_2407" style:display-name="ListLabel 2407" style:family="text">
      <style:text-properties style:text-underline-style="none"/>
    </style:style>
    <style:style style:name="ListLabel_20_2408" style:display-name="ListLabel 2408" style:family="text">
      <style:text-properties style:text-underline-style="none"/>
    </style:style>
    <style:style style:name="ListLabel_20_2409" style:display-name="ListLabel 2409" style:family="text">
      <style:text-properties style:text-underline-style="none"/>
    </style:style>
    <style:style style:name="ListLabel_20_2410" style:display-name="ListLabel 2410" style:family="text">
      <style:text-properties style:text-underline-style="none"/>
    </style:style>
    <style:style style:name="ListLabel_20_2411" style:display-name="ListLabel 2411" style:family="text">
      <style:text-properties style:text-underline-style="none"/>
    </style:style>
    <style:style style:name="ListLabel_20_2412" style:display-name="ListLabel 2412" style:family="text">
      <style:text-properties style:text-underline-style="none"/>
    </style:style>
    <style:style style:name="ListLabel_20_2413" style:display-name="ListLabel 2413" style:family="text">
      <style:text-properties style:text-underline-style="none"/>
    </style:style>
    <style:style style:name="ListLabel_20_2414" style:display-name="ListLabel 2414" style:family="text">
      <style:text-properties style:text-underline-style="none"/>
    </style:style>
    <style:style style:name="ListLabel_20_2415" style:display-name="ListLabel 2415" style:family="text">
      <style:text-properties style:text-underline-style="none"/>
    </style:style>
    <style:style style:name="ListLabel_20_2416" style:display-name="ListLabel 2416" style:family="text">
      <style:text-properties style:text-underline-style="none"/>
    </style:style>
    <style:style style:name="ListLabel_20_2417" style:display-name="ListLabel 2417" style:family="text">
      <style:text-properties style:text-underline-style="none"/>
    </style:style>
    <style:style style:name="ListLabel_20_2418" style:display-name="ListLabel 2418" style:family="text">
      <style:text-properties style:text-underline-style="none"/>
    </style:style>
    <style:style style:name="ListLabel_20_2419" style:display-name="ListLabel 2419" style:family="text">
      <style:text-properties style:text-underline-style="none"/>
    </style:style>
    <style:style style:name="ListLabel_20_2420" style:display-name="ListLabel 2420" style:family="text">
      <style:text-properties style:text-underline-style="none"/>
    </style:style>
    <style:style style:name="ListLabel_20_2421" style:display-name="ListLabel 2421" style:family="text">
      <style:text-properties style:text-underline-style="none"/>
    </style:style>
    <style:style style:name="ListLabel_20_2422" style:display-name="ListLabel 2422" style:family="text">
      <style:text-properties style:text-underline-style="none"/>
    </style:style>
    <style:style style:name="ListLabel_20_2423" style:display-name="ListLabel 2423" style:family="text">
      <style:text-properties style:text-underline-style="none"/>
    </style:style>
    <style:style style:name="ListLabel_20_2424" style:display-name="ListLabel 2424" style:family="text">
      <style:text-properties style:text-underline-style="none"/>
    </style:style>
    <style:style style:name="ListLabel_20_2425" style:display-name="ListLabel 2425" style:family="text">
      <style:text-properties style:text-underline-style="none"/>
    </style:style>
    <style:style style:name="ListLabel_20_2426" style:display-name="ListLabel 2426" style:family="text">
      <style:text-properties style:text-underline-style="none"/>
    </style:style>
    <style:style style:name="ListLabel_20_2427" style:display-name="ListLabel 2427" style:family="text">
      <style:text-properties style:text-underline-style="none"/>
    </style:style>
    <style:style style:name="ListLabel_20_2428" style:display-name="ListLabel 2428" style:family="text">
      <style:text-properties style:text-underline-style="none"/>
    </style:style>
    <style:style style:name="ListLabel_20_2429" style:display-name="ListLabel 2429" style:family="text">
      <style:text-properties style:text-underline-style="none"/>
    </style:style>
    <style:style style:name="ListLabel_20_2430" style:display-name="ListLabel 2430" style:family="text">
      <style:text-properties style:text-underline-style="none"/>
    </style:style>
    <style:style style:name="ListLabel_20_2431" style:display-name="ListLabel 2431" style:family="text">
      <style:text-properties style:text-underline-style="none"/>
    </style:style>
    <style:style style:name="ListLabel_20_2432" style:display-name="ListLabel 2432" style:family="text">
      <style:text-properties style:text-underline-style="none"/>
    </style:style>
    <style:style style:name="ListLabel_20_2433" style:display-name="ListLabel 2433" style:family="text">
      <style:text-properties style:text-underline-style="none"/>
    </style:style>
    <style:style style:name="ListLabel_20_2434" style:display-name="ListLabel 2434" style:family="text">
      <style:text-properties style:text-underline-style="none"/>
    </style:style>
    <style:style style:name="ListLabel_20_2435" style:display-name="ListLabel 2435" style:family="text">
      <style:text-properties style:text-underline-style="none"/>
    </style:style>
    <style:style style:name="ListLabel_20_2436" style:display-name="ListLabel 2436" style:family="text">
      <style:text-properties style:text-underline-style="none"/>
    </style:style>
    <style:style style:name="ListLabel_20_2437" style:display-name="ListLabel 2437" style:family="text">
      <style:text-properties style:text-underline-style="none"/>
    </style:style>
    <style:style style:name="ListLabel_20_2438" style:display-name="ListLabel 2438" style:family="text">
      <style:text-properties style:text-underline-style="none"/>
    </style:style>
    <style:style style:name="ListLabel_20_2439" style:display-name="ListLabel 2439" style:family="text">
      <style:text-properties style:text-underline-style="none"/>
    </style:style>
    <style:style style:name="ListLabel_20_2440" style:display-name="ListLabel 2440" style:family="text">
      <style:text-properties style:text-underline-style="none"/>
    </style:style>
    <style:style style:name="ListLabel_20_2441" style:display-name="ListLabel 2441" style:family="text">
      <style:text-properties style:text-underline-style="none"/>
    </style:style>
    <style:style style:name="ListLabel_20_2442" style:display-name="ListLabel 2442" style:family="text">
      <style:text-properties style:text-underline-style="none"/>
    </style:style>
    <style:style style:name="ListLabel_20_2443" style:display-name="ListLabel 2443" style:family="text">
      <style:text-properties style:text-underline-style="none"/>
    </style:style>
    <style:style style:name="ListLabel_20_2444" style:display-name="ListLabel 2444" style:family="text">
      <style:text-properties style:text-underline-style="none"/>
    </style:style>
    <style:style style:name="ListLabel_20_2445" style:display-name="ListLabel 2445" style:family="text">
      <style:text-properties style:text-underline-style="none"/>
    </style:style>
    <style:style style:name="ListLabel_20_2446" style:display-name="ListLabel 2446" style:family="text">
      <style:text-properties style:text-underline-style="none"/>
    </style:style>
    <style:style style:name="ListLabel_20_2447" style:display-name="ListLabel 2447" style:family="text">
      <style:text-properties style:text-underline-style="none"/>
    </style:style>
    <style:style style:name="ListLabel_20_2448" style:display-name="ListLabel 2448" style:family="text">
      <style:text-properties style:text-underline-style="none"/>
    </style:style>
    <style:style style:name="ListLabel_20_2449" style:display-name="ListLabel 2449" style:family="text">
      <style:text-properties style:text-underline-style="none"/>
    </style:style>
    <style:style style:name="ListLabel_20_2450" style:display-name="ListLabel 2450" style:family="text">
      <style:text-properties style:text-underline-style="none"/>
    </style:style>
    <style:style style:name="ListLabel_20_2451" style:display-name="ListLabel 2451" style:family="text">
      <style:text-properties style:text-underline-style="none"/>
    </style:style>
    <style:style style:name="ListLabel_20_2452" style:display-name="ListLabel 2452" style:family="text">
      <style:text-properties style:text-underline-style="none"/>
    </style:style>
    <style:style style:name="ListLabel_20_2453" style:display-name="ListLabel 2453" style:family="text">
      <style:text-properties style:text-underline-style="none"/>
    </style:style>
    <style:style style:name="ListLabel_20_2454" style:display-name="ListLabel 2454" style:family="text">
      <style:text-properties style:text-underline-style="none"/>
    </style:style>
    <style:style style:name="ListLabel_20_2455" style:display-name="ListLabel 2455" style:family="text">
      <style:text-properties style:text-underline-style="none"/>
    </style:style>
    <style:style style:name="ListLabel_20_2456" style:display-name="ListLabel 2456" style:family="text">
      <style:text-properties style:text-underline-style="none"/>
    </style:style>
    <style:style style:name="ListLabel_20_2457" style:display-name="ListLabel 2457" style:family="text">
      <style:text-properties style:text-underline-style="none"/>
    </style:style>
    <style:style style:name="ListLabel_20_2458" style:display-name="ListLabel 2458" style:family="text">
      <style:text-properties style:text-underline-style="none"/>
    </style:style>
    <style:style style:name="ListLabel_20_2459" style:display-name="ListLabel 2459" style:family="text">
      <style:text-properties style:text-underline-style="none"/>
    </style:style>
    <style:style style:name="ListLabel_20_2460" style:display-name="ListLabel 2460" style:family="text">
      <style:text-properties style:text-underline-style="none"/>
    </style:style>
    <style:style style:name="ListLabel_20_2461" style:display-name="ListLabel 2461" style:family="text">
      <style:text-properties style:text-underline-style="none"/>
    </style:style>
    <style:style style:name="ListLabel_20_2462" style:display-name="ListLabel 2462" style:family="text">
      <style:text-properties style:text-underline-style="none"/>
    </style:style>
    <style:style style:name="ListLabel_20_2463" style:display-name="ListLabel 2463" style:family="text">
      <style:text-properties style:text-underline-style="none"/>
    </style:style>
    <style:style style:name="ListLabel_20_2464" style:display-name="ListLabel 2464" style:family="text">
      <style:text-properties style:text-underline-style="none"/>
    </style:style>
    <style:style style:name="ListLabel_20_2465" style:display-name="ListLabel 2465" style:family="text">
      <style:text-properties style:text-underline-style="none"/>
    </style:style>
    <style:style style:name="ListLabel_20_2466" style:display-name="ListLabel 2466" style:family="text">
      <style:text-properties style:text-underline-style="none"/>
    </style:style>
    <style:style style:name="ListLabel_20_2467" style:display-name="ListLabel 2467" style:family="text">
      <style:text-properties style:text-underline-style="none"/>
    </style:style>
    <style:style style:name="ListLabel_20_2468" style:display-name="ListLabel 2468" style:family="text">
      <style:text-properties style:text-underline-style="none"/>
    </style:style>
    <style:style style:name="ListLabel_20_2469" style:display-name="ListLabel 2469" style:family="text">
      <style:text-properties style:text-underline-style="none"/>
    </style:style>
    <style:style style:name="ListLabel_20_2470" style:display-name="ListLabel 2470" style:family="text">
      <style:text-properties style:text-underline-style="none"/>
    </style:style>
    <style:style style:name="ListLabel_20_2471" style:display-name="ListLabel 2471" style:family="text">
      <style:text-properties style:text-underline-style="none"/>
    </style:style>
    <style:style style:name="ListLabel_20_2472" style:display-name="ListLabel 2472" style:family="text">
      <style:text-properties style:text-underline-style="none"/>
    </style:style>
    <style:style style:name="ListLabel_20_2473" style:display-name="ListLabel 2473" style:family="text">
      <style:text-properties style:text-underline-style="none"/>
    </style:style>
    <style:style style:name="ListLabel_20_2474" style:display-name="ListLabel 2474" style:family="text">
      <style:text-properties style:text-underline-style="none"/>
    </style:style>
    <style:style style:name="ListLabel_20_2475" style:display-name="ListLabel 2475" style:family="text">
      <style:text-properties style:text-underline-style="none"/>
    </style:style>
    <style:style style:name="ListLabel_20_2476" style:display-name="ListLabel 2476" style:family="text">
      <style:text-properties style:text-underline-style="none"/>
    </style:style>
    <style:style style:name="ListLabel_20_2477" style:display-name="ListLabel 2477" style:family="text">
      <style:text-properties style:text-underline-style="none"/>
    </style:style>
    <style:style style:name="ListLabel_20_2478" style:display-name="ListLabel 2478" style:family="text">
      <style:text-properties style:text-underline-style="none"/>
    </style:style>
    <style:style style:name="ListLabel_20_2479" style:display-name="ListLabel 2479" style:family="text">
      <style:text-properties style:text-underline-style="none"/>
    </style:style>
    <style:style style:name="ListLabel_20_2480" style:display-name="ListLabel 2480" style:family="text">
      <style:text-properties style:text-underline-style="none"/>
    </style:style>
    <style:style style:name="ListLabel_20_2481" style:display-name="ListLabel 2481" style:family="text">
      <style:text-properties style:text-underline-style="none"/>
    </style:style>
    <style:style style:name="ListLabel_20_2482" style:display-name="ListLabel 2482" style:family="text">
      <style:text-properties style:text-underline-style="none"/>
    </style:style>
    <style:style style:name="ListLabel_20_2483" style:display-name="ListLabel 2483" style:family="text">
      <style:text-properties style:text-underline-style="none"/>
    </style:style>
    <style:style style:name="ListLabel_20_2484" style:display-name="ListLabel 2484" style:family="text">
      <style:text-properties style:text-underline-style="none"/>
    </style:style>
    <style:style style:name="ListLabel_20_2485" style:display-name="ListLabel 2485" style:family="text">
      <style:text-properties style:text-underline-style="none"/>
    </style:style>
    <style:style style:name="ListLabel_20_2486" style:display-name="ListLabel 2486" style:family="text">
      <style:text-properties style:text-underline-style="none"/>
    </style:style>
    <style:style style:name="ListLabel_20_2487" style:display-name="ListLabel 2487" style:family="text">
      <style:text-properties style:text-underline-style="none"/>
    </style:style>
    <style:style style:name="ListLabel_20_2488" style:display-name="ListLabel 2488" style:family="text">
      <style:text-properties style:text-underline-style="none"/>
    </style:style>
    <style:style style:name="ListLabel_20_2489" style:display-name="ListLabel 2489" style:family="text">
      <style:text-properties style:text-underline-style="none"/>
    </style:style>
    <style:style style:name="ListLabel_20_2490" style:display-name="ListLabel 2490" style:family="text">
      <style:text-properties style:text-underline-style="none"/>
    </style:style>
    <style:style style:name="ListLabel_20_2491" style:display-name="ListLabel 2491" style:family="text">
      <style:text-properties style:text-underline-style="none"/>
    </style:style>
    <style:style style:name="ListLabel_20_2492" style:display-name="ListLabel 2492" style:family="text">
      <style:text-properties style:text-underline-style="none"/>
    </style:style>
    <style:style style:name="ListLabel_20_2493" style:display-name="ListLabel 2493" style:family="text">
      <style:text-properties style:text-underline-style="none"/>
    </style:style>
    <style:style style:name="ListLabel_20_2494" style:display-name="ListLabel 2494" style:family="text">
      <style:text-properties style:text-underline-style="none"/>
    </style:style>
    <style:style style:name="ListLabel_20_2495" style:display-name="ListLabel 2495" style:family="text">
      <style:text-properties style:text-underline-style="none"/>
    </style:style>
    <style:style style:name="ListLabel_20_2496" style:display-name="ListLabel 2496" style:family="text">
      <style:text-properties style:text-underline-style="none"/>
    </style:style>
    <style:style style:name="ListLabel_20_2497" style:display-name="ListLabel 2497" style:family="text">
      <style:text-properties style:text-underline-style="none"/>
    </style:style>
    <style:style style:name="ListLabel_20_2498" style:display-name="ListLabel 2498" style:family="text">
      <style:text-properties style:text-underline-style="none"/>
    </style:style>
    <style:style style:name="ListLabel_20_2499" style:display-name="ListLabel 2499" style:family="text">
      <style:text-properties style:text-underline-style="none"/>
    </style:style>
    <style:style style:name="ListLabel_20_2500" style:display-name="ListLabel 2500" style:family="text">
      <style:text-properties style:text-underline-style="none"/>
    </style:style>
    <style:style style:name="ListLabel_20_2501" style:display-name="ListLabel 2501" style:family="text">
      <style:text-properties style:text-underline-style="none"/>
    </style:style>
    <style:style style:name="ListLabel_20_2502" style:display-name="ListLabel 2502" style:family="text">
      <style:text-properties style:text-underline-style="none"/>
    </style:style>
    <style:style style:name="ListLabel_20_2503" style:display-name="ListLabel 2503" style:family="text">
      <style:text-properties style:text-underline-style="none"/>
    </style:style>
    <style:style style:name="ListLabel_20_2504" style:display-name="ListLabel 2504" style:family="text">
      <style:text-properties style:text-underline-style="none"/>
    </style:style>
    <style:style style:name="ListLabel_20_2505" style:display-name="ListLabel 2505" style:family="text">
      <style:text-properties style:text-underline-style="none"/>
    </style:style>
    <style:style style:name="ListLabel_20_2506" style:display-name="ListLabel 2506" style:family="text">
      <style:text-properties style:text-underline-style="none"/>
    </style:style>
    <style:style style:name="ListLabel_20_2507" style:display-name="ListLabel 2507" style:family="text">
      <style:text-properties style:text-underline-style="none"/>
    </style:style>
    <style:style style:name="ListLabel_20_2508" style:display-name="ListLabel 2508" style:family="text">
      <style:text-properties style:text-underline-style="none"/>
    </style:style>
    <style:style style:name="ListLabel_20_2509" style:display-name="ListLabel 2509" style:family="text">
      <style:text-properties style:text-underline-style="none"/>
    </style:style>
    <style:style style:name="ListLabel_20_2510" style:display-name="ListLabel 2510" style:family="text">
      <style:text-properties style:text-underline-style="none"/>
    </style:style>
    <style:style style:name="ListLabel_20_2511" style:display-name="ListLabel 2511" style:family="text">
      <style:text-properties style:text-underline-style="none"/>
    </style:style>
    <style:style style:name="ListLabel_20_2512" style:display-name="ListLabel 2512" style:family="text">
      <style:text-properties style:text-underline-style="none"/>
    </style:style>
    <style:style style:name="ListLabel_20_2513" style:display-name="ListLabel 2513" style:family="text">
      <style:text-properties style:text-underline-style="none"/>
    </style:style>
    <style:style style:name="ListLabel_20_2514" style:display-name="ListLabel 2514" style:family="text">
      <style:text-properties style:text-underline-style="none"/>
    </style:style>
    <style:style style:name="ListLabel_20_2515" style:display-name="ListLabel 2515" style:family="text">
      <style:text-properties style:text-underline-style="none"/>
    </style:style>
    <style:style style:name="ListLabel_20_2516" style:display-name="ListLabel 2516" style:family="text">
      <style:text-properties style:text-underline-style="none"/>
    </style:style>
    <style:style style:name="ListLabel_20_2517" style:display-name="ListLabel 2517" style:family="text">
      <style:text-properties style:text-underline-style="none"/>
    </style:style>
    <style:style style:name="ListLabel_20_2518" style:display-name="ListLabel 2518" style:family="text">
      <style:text-properties style:text-underline-style="none"/>
    </style:style>
    <style:style style:name="ListLabel_20_2519" style:display-name="ListLabel 2519" style:family="text">
      <style:text-properties style:text-underline-style="none"/>
    </style:style>
    <style:style style:name="ListLabel_20_2520" style:display-name="ListLabel 2520" style:family="text">
      <style:text-properties style:text-underline-style="none"/>
    </style:style>
    <style:style style:name="ListLabel_20_2521" style:display-name="ListLabel 2521" style:family="text">
      <style:text-properties style:text-underline-style="none"/>
    </style:style>
    <style:style style:name="ListLabel_20_2522" style:display-name="ListLabel 2522" style:family="text">
      <style:text-properties style:text-underline-style="none"/>
    </style:style>
    <style:style style:name="ListLabel_20_2523" style:display-name="ListLabel 2523" style:family="text">
      <style:text-properties style:text-underline-style="none"/>
    </style:style>
    <style:style style:name="ListLabel_20_2524" style:display-name="ListLabel 2524" style:family="text">
      <style:text-properties style:text-underline-style="none"/>
    </style:style>
    <style:style style:name="ListLabel_20_2525" style:display-name="ListLabel 2525" style:family="text">
      <style:text-properties style:text-underline-style="none"/>
    </style:style>
    <style:style style:name="ListLabel_20_2526" style:display-name="ListLabel 2526" style:family="text">
      <style:text-properties style:text-underline-style="none"/>
    </style:style>
    <style:style style:name="ListLabel_20_2527" style:display-name="ListLabel 2527" style:family="text">
      <style:text-properties style:text-underline-style="none"/>
    </style:style>
    <style:style style:name="ListLabel_20_2528" style:display-name="ListLabel 2528" style:family="text">
      <style:text-properties style:text-underline-style="none"/>
    </style:style>
    <style:style style:name="ListLabel_20_2529" style:display-name="ListLabel 252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30" style:display-name="ListLabel 2530" style:family="text">
      <style:text-properties fo:color="#1155cc" style:text-underline-style="solid" style:text-underline-width="auto" style:text-underline-color="font-color"/>
    </style:style>
    <style:style style:name="ListLabel_20_2531" style:display-name="ListLabel 2531" style:family="text">
      <style:text-properties fo:color="#cc0000" style:text-line-through-style="solid" style:text-line-through-type="single" style:text-underline-style="solid" style:text-underline-width="auto" style:text-underline-color="font-color"/>
    </style:style>
    <style:style style:name="ListLabel_20_2532" style:display-name="ListLabel 2532"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7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0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0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0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0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0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1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953in" fo:margin-left="0.4917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5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6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6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6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6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6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text:style-name="ListLabel_20_84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4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5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5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5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5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5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number text:level="1" text:style-name="ListLabel_20_10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number text:level="1" text:style-name="ListLabel_20_12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number text:level="1" text:style-name="ListLabel_20_13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number text:level="1" text:style-name="ListLabel_20_149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9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9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9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0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0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0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number text:level="1" text:style-name="ListLabel_20_1558" style:num-suffix="." style:num-format="1">
        <style:list-level-properties text:list-level-position-and-space-mode="label-alignment">
          <style:list-level-label-alignment text:label-followed-by="listtab" fo:text-indent="-0.2953in" fo:margin-left="0.4917in"/>
        </style:list-level-properties>
      </text:list-level-style-number>
      <text:list-level-style-number text:level="2" text:style-name="ListLabel_20_155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6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6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6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6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6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6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number text:level="1" text:style-name="ListLabel_20_162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2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2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2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2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2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2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2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953in" fo:margin-left="0.4917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198in" fo:margin-left="0.689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number text:level="1" text:style-name="ListLabel_20_177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7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7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7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8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8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number text:level="1" text:style-name="ListLabel_20_18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bullet text:level="1" text:style-name="ListLabel_20_18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bullet text:level="1" text:style-name="ListLabel_20_18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bullet text:level="1" text:style-name="ListLabel_20_19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bullet text:level="1" text:style-name="ListLabel_20_19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bullet text:level="1" text:style-name="ListLabel_20_19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bullet text:level="1" text:style-name="ListLabel_20_19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bullet text:level="1" text:style-name="ListLabel_20_19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bullet text:level="1" text:style-name="ListLabel_20_19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bullet text:level="1" text:style-name="ListLabel_20_19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bullet text:level="1" text:style-name="ListLabel_20_19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bullet text:level="1" text:style-name="ListLabel_20_19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bullet text:level="1" text:style-name="ListLabel_20_19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number text:level="1" text:style-name="ListLabel_20_19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bullet text:level="1" text:style-name="ListLabel_20_19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bullet text:level="1" text:style-name="ListLabel_20_20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bullet text:level="1" text:style-name="ListLabel_20_20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bullet text:level="1" text:style-name="ListLabel_20_20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7">
      <text:list-level-style-bullet text:level="1" text:style-name="ListLabel_20_20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8">
      <text:list-level-style-bullet text:level="1" text:style-name="ListLabel_20_20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9">
      <text:list-level-style-bullet text:level="1" text:style-name="ListLabel_20_20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0">
      <text:list-level-style-bullet text:level="1" text:style-name="ListLabel_20_20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1">
      <text:list-level-style-bullet text:level="1" text:style-name="ListLabel_20_20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2">
      <text:list-level-style-bullet text:level="1" text:style-name="ListLabel_20_20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3">
      <text:list-level-style-bullet text:level="1" text:style-name="ListLabel_20_20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4">
      <text:list-level-style-bullet text:level="1" text:style-name="ListLabel_20_20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5">
      <text:list-level-style-bullet text:level="1" text:style-name="ListLabel_20_21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6">
      <text:list-level-style-bullet text:level="1" text:style-name="ListLabel_20_21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7">
      <text:list-level-style-bullet text:level="1" text:style-name="ListLabel_20_21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8">
      <text:list-level-style-bullet text:level="1" text:style-name="ListLabel_20_21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9">
      <text:list-level-style-bullet text:level="1" text:style-name="ListLabel_20_21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0">
      <text:list-level-style-bullet text:level="1" text:style-name="ListLabel_20_21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1">
      <text:list-level-style-number text:level="1" text:style-name="ListLabel_20_216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6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6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2">
      <text:list-level-style-bullet text:level="1" text:style-name="ListLabel_20_21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3">
      <text:list-level-style-bullet text:level="1" text:style-name="ListLabel_20_21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4">
      <text:list-level-style-bullet text:level="1" text:style-name="ListLabel_20_21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5">
      <text:list-level-style-bullet text:level="1" text:style-name="ListLabel_20_21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6">
      <text:list-level-style-bullet text:level="1" text:style-name="ListLabel_20_22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7">
      <text:list-level-style-bullet text:level="1" text:style-name="ListLabel_20_22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8">
      <text:list-level-style-bullet text:level="1" text:style-name="ListLabel_20_22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9">
      <text:list-level-style-bullet text:level="1" text:style-name="ListLabel_20_22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0">
      <text:list-level-style-number text:level="1" text:style-name="ListLabel_20_22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4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4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1">
      <text:list-level-style-bullet text:level="1" text:style-name="ListLabel_20_22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2">
      <text:list-level-style-bullet text:level="1" text:style-name="ListLabel_20_2260" style:num-suffix="●" text:bullet-char="●">
        <style:list-level-properties text:list-level-position-and-space-mode="label-alignment">
          <style:list-level-label-alignment text:label-followed-by="listtab" fo:text-indent="-0.1063in" fo:margin-left="0.5in"/>
        </style:list-level-properties>
      </text:list-level-style-bullet>
      <text:list-level-style-bullet text:level="2" text:style-name="ListLabel_20_22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3">
      <text:list-level-style-bullet text:level="1" text:style-name="ListLabel_20_22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4">
      <text:list-level-style-bullet text:level="1" text:style-name="ListLabel_20_22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5">
      <text:list-level-style-bullet text:level="1" text:style-name="ListLabel_20_22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6">
      <text:list-level-style-bullet text:level="1" text:style-name="ListLabel_20_22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7">
      <text:list-level-style-bullet text:level="1" text:style-name="ListLabel_20_23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8">
      <text:list-level-style-bullet text:level="1" text:style-name="ListLabel_20_23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9">
      <text:list-level-style-bullet text:level="1" text:style-name="ListLabel_20_23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0">
      <text:list-level-style-bullet text:level="1" text:style-name="ListLabel_20_23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1">
      <text:list-level-style-number text:level="1" text:style-name="ListLabel_20_234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4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4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2">
      <text:list-level-style-bullet text:level="1" text:style-name="ListLabel_20_23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3">
      <text:list-level-style-bullet text:level="1" text:style-name="ListLabel_20_23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4">
      <text:list-level-style-bullet text:level="1" text:style-name="ListLabel_20_23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5">
      <text:list-level-style-bullet text:level="1" text:style-name="ListLabel_20_23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6">
      <text:list-level-style-bullet text:level="1" text:style-name="ListLabel_20_23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7">
      <text:list-level-style-bullet text:level="1" text:style-name="ListLabel_20_23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8">
      <text:list-level-style-bullet text:level="1" text:style-name="ListLabel_20_24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9">
      <text:list-level-style-bullet text:level="1" text:style-name="ListLabel_20_24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0">
      <text:list-level-style-bullet text:level="1" text:style-name="ListLabel_20_24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1">
      <text:list-level-style-bullet text:level="1" text:style-name="ListLabel_20_24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2">
      <text:list-level-style-bullet text:level="1" text:style-name="ListLabel_20_24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3">
      <text:list-level-style-bullet text:level="1" text:style-name="ListLabel_20_24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4">
      <text:list-level-style-bullet text:level="1" text:style-name="ListLabel_20_24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5">
      <text:list-level-style-bullet text:level="1" text:style-name="ListLabel_20_24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6">
      <text:list-level-style-bullet text:level="1" text:style-name="ListLabel_20_24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7">
      <text:list-level-style-bullet text:level="1" text:style-name="ListLabel_20_24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8">
      <text:list-level-style-bullet text:level="1" text:style-name="ListLabel_20_24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9">
      <text:list-level-style-bullet text:level="1" text:style-name="ListLabel_20_25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0">
      <text:list-level-style-bullet text:level="1" text:style-name="ListLabel_20_25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1">
      <text:list-level-style-bullet text:level="1" text:style-name="ListLabel_20_25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9" meta:paragraph-count="2898" meta:word-count="14748" meta:character-count="90344" meta:non-whitespace-character-count="81904"/>
    <meta:generator>LibreOfficeDev/6.0.5.2$Linux_X86_64 LibreOffice_project/</meta:generator>
  </office:meta>
</office:document-meta>
</file>